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2.002cm"/>
    </style:style>
    <style:style style:name="co3" style:family="table-column">
      <style:table-column-properties fo:break-before="auto" style:column-width="1.392cm"/>
    </style:style>
    <style:style style:name="co4" style:family="table-column">
      <style:table-column-properties fo:break-before="auto" style:column-width="3.057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0.947cm"/>
    </style:style>
    <style:style style:name="co8" style:family="table-column">
      <style:table-column-properties fo:break-before="auto" style:column-width="1.586cm"/>
    </style:style>
    <style:style style:name="co9" style:family="table-column">
      <style:table-column-properties fo:break-before="auto" style:column-width="1.78cm"/>
    </style:style>
    <style:style style:name="co10" style:family="table-column">
      <style:table-column-properties fo:break-before="auto" style:column-width="4.389cm"/>
    </style:style>
    <style:style style:name="co11" style:family="table-column">
      <style:table-column-properties fo:break-before="auto" style:column-width="2.141cm"/>
    </style:style>
    <style:style style:name="co12" style:family="table-column">
      <style:table-column-properties fo:break-before="auto" style:column-width="1.169cm"/>
    </style:style>
    <style:style style:name="co13" style:family="table-column">
      <style:table-column-properties fo:break-before="auto" style:column-width="1.087cm"/>
    </style:style>
    <style:style style:name="co14" style:family="table-column">
      <style:table-column-properties fo:break-before="auto" style:column-width="1.863cm"/>
    </style:style>
    <style:style style:name="co15" style:family="table-column">
      <style:table-column-properties fo:break-before="auto" style:column-width="2.085cm"/>
    </style:style>
    <style:style style:name="co16" style:family="table-column">
      <style:table-column-properties fo:break-before="auto" style:column-width="1.725cm"/>
    </style:style>
    <style:style style:name="co17" style:family="table-column">
      <style:table-column-properties fo:break-before="auto" style:column-width="1.363cm"/>
    </style:style>
    <style:style style:name="co18" style:family="table-column">
      <style:table-column-properties fo:break-before="auto" style:column-width="2.364cm"/>
    </style:style>
    <style:style style:name="co19" style:family="table-column">
      <style:table-column-properties fo:break-before="auto" style:column-width="2.475cm"/>
    </style:style>
    <style:style style:name="co20" style:family="table-column">
      <style:table-column-properties fo:break-before="auto" style:column-width="2.335cm"/>
    </style:style>
    <style:style style:name="co21" style:family="table-column">
      <style:table-column-properties fo:break-before="auto" style:column-width="3cm"/>
    </style:style>
    <style:style style:name="co22" style:family="table-column">
      <style:table-column-properties fo:break-before="auto" style:column-width="1.808cm"/>
    </style:style>
    <style:style style:name="co23" style:family="table-column">
      <style:table-column-properties fo:break-before="auto" style:column-width="8.797cm"/>
    </style:style>
    <style:style style:name="co24" style:family="table-column">
      <style:table-column-properties fo:break-before="auto" style:column-width="3.251cm"/>
    </style:style>
    <style:style style:name="co25" style:family="table-column">
      <style:table-column-properties fo:break-before="auto" style:column-width="2.558cm"/>
    </style:style>
    <style:style style:name="co26" style:family="table-column">
      <style:table-column-properties fo:break-before="auto" style:column-width="3.91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5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Piloto_20_de_20_Datos_20_Ángulo">
      <style:table-cell-properties fo:border-bottom="none" fo:border-left="0.071cm solid #000000" fo:border-right="none" fo:border-top="0.071cm solid #000000"/>
    </style:style>
    <style:style style:name="ce2" style:family="table-cell" style:parent-style-name="Piloto_20_de_20_Datos_20_Campo">
      <style:table-cell-properties fo:border-bottom="0.035cm solid #000000" fo:border-left="0.071cm solid #000000" fo:border-right="0.035cm solid #000000" fo:border-top="0.035cm solid #000000"/>
    </style:style>
    <style:style style:name="ce3" style:family="table-cell" style:parent-style-name="Categoría_20_del_20_Piloto_20_de_20_Datos">
      <style:table-cell-properties fo:border-bottom="none" fo:border-left="0.071cm solid #000000" fo:border-right="0.035cm solid #000000" fo:border-top="0.035cm solid #000000"/>
    </style:style>
    <style:style style:name="ce4" style:family="table-cell" style:parent-style-name="Categoría_20_del_20_Piloto_20_de_20_Datos">
      <style:table-cell-properties fo:border-bottom="none" fo:border-left="0.071cm solid #000000" fo:border-right="0.035cm solid #000000" fo:border-top="none"/>
    </style:style>
    <style:style style:name="ce5" style:family="table-cell" style:parent-style-name="Piloto_20_de_20_Datos_20_Título">
      <style:table-cell-properties fo:border-bottom="0.071cm solid #000000" fo:border-left="0.071cm solid #000000" fo:border-right="0.035cm solid #000000" fo:border-top="0.035cm solid #000000"/>
    </style:style>
    <style:style style:name="ce6" style:family="table-cell" style:parent-style-name="Default">
      <style:table-cell-properties fo:border="0.035cm solid #000000"/>
    </style:style>
    <style:style style:name="ce7" style:family="table-cell" style:parent-style-name="Piloto_20_de_20_Datos_20_Campo">
      <style:table-cell-properties fo:border-bottom="0.035cm solid #000000" fo:border-left="0.035cm solid #000000" fo:border-right="0.035cm solid #000000" fo:border-top="0.071cm solid #000000"/>
    </style:style>
    <style:style style:name="ce8" style:family="table-cell" style:parent-style-name="Categoría_20_del_20_Piloto_20_de_20_Datos">
      <style:table-cell-properties fo:border-bottom="0.035cm solid #000000" fo:border-left="0.035cm solid #000000" fo:border-right="none" fo:border-top="0.035cm solid #000000"/>
    </style:style>
    <style:style style:name="ce9" style:family="table-cell" style:parent-style-name="Piloto_20_de_20_Datos_20_Valor">
      <style:table-cell-properties fo:border-bottom="none" fo:border-left="0.035cm solid #000000" fo:border-right="none" fo:border-top="0.035cm solid #000000"/>
    </style:style>
    <style:style style:name="ce10" style:family="table-cell" style:parent-style-name="Piloto_20_de_20_Datos_20_Valor">
      <style:table-cell-properties fo:border-bottom="none" fo:border-left="0.035cm solid #000000" fo:border-right="none" fo:border-top="none"/>
    </style:style>
    <style:style style:name="ce11" style:family="table-cell" style:parent-style-name="Piloto_20_de_20_Datos_20_Resultado">
      <style:table-cell-properties fo:border-bottom="0.071cm solid #000000" fo:border-left="0.035cm solid #000000" fo:border-right="none" fo:border-top="0.035cm solid #000000"/>
    </style:style>
    <style:style style:name="ce12" style:family="table-cell" style:parent-style-name="Piloto_20_de_20_Datos_20_Ángulo">
      <style:table-cell-properties fo:border-bottom="none" fo:border-left="none" fo:border-right="none" fo:border-top="0.071cm solid #000000"/>
    </style:style>
    <style:style style:name="ce13" style:family="table-cell" style:parent-style-name="Categoría_20_del_20_Piloto_20_de_20_Datos">
      <style:table-cell-properties fo:border-bottom="0.035cm solid #000000" fo:border-left="none" fo:border-right="none" fo:border-top="0.035cm solid #000000"/>
    </style:style>
    <style:style style:name="ce14" style:family="table-cell" style:parent-style-name="Piloto_20_de_20_Datos_20_Valor">
      <style:table-cell-properties fo:border-bottom="none" fo:border-left="none" fo:border-right="none" fo:border-top="0.035cm solid #000000"/>
    </style:style>
    <style:style style:name="ce15" style:family="table-cell" style:parent-style-name="Piloto_20_de_20_Datos_20_Resultado">
      <style:table-cell-properties fo:border-bottom="0.071cm solid #000000" fo:border-left="none" fo:border-right="none" fo:border-top="0.035cm solid #000000"/>
    </style:style>
    <style:style style:name="ce16" style:family="table-cell" style:parent-style-name="Piloto_20_de_20_Datos_20_Ángulo">
      <style:table-cell-properties fo:border-bottom="none" fo:border-left="none" fo:border-right="0.071cm solid #000000" fo:border-top="0.071cm solid #000000"/>
    </style:style>
    <style:style style:name="ce17" style:family="table-cell" style:parent-style-name="Piloto_20_de_20_Datos_20_Título">
      <style:table-cell-properties fo:border-bottom="0.035cm solid #000000" fo:border-left="0.035cm solid #000000" fo:border-right="0.071cm solid #000000" fo:border-top="0.035cm solid #000000"/>
    </style:style>
    <style:style style:name="ce18" style:family="table-cell" style:parent-style-name="Piloto_20_de_20_Datos_20_Resultado">
      <style:table-cell-properties fo:border-bottom="none" fo:border-left="0.035cm solid #000000" fo:border-right="0.071cm solid #000000" fo:border-top="0.035cm solid #000000"/>
    </style:style>
    <style:style style:name="ce19" style:family="table-cell" style:parent-style-name="Piloto_20_de_20_Datos_20_Resultado">
      <style:table-cell-properties fo:border-bottom="none" fo:border-left="0.035cm solid #000000" fo:border-right="0.071cm solid #000000" fo:border-top="none"/>
    </style:style>
    <style:style style:name="ce20" style:family="table-cell" style:parent-style-name="Piloto_20_de_20_Datos_20_Resultado">
      <style:table-cell-properties fo:border-bottom="0.071cm solid #000000" fo:border-left="0.035cm solid #000000" fo:border-right="0.071cm solid #000000" fo:border-top="0.035cm solid #000000"/>
    </style:style>
    <style:style style:name="ce21" style:family="table-cell" style:parent-style-name="Default">
      <style:table-cell-properties fo:border="0.002cm solid #000000"/>
    </style:style>
    <style:style style:name="ce22" style:family="table-cell" style:parent-style-name="Default" style:data-style-name="N1">
      <style:table-cell-properties fo:border="0.002cm solid #000000"/>
    </style:style>
    <style:style style:name="ce23" style:family="table-cell" style:parent-style-name="Default" style:data-style-name="N1">
      <style:table-cell-properties fo:border="0.002cm solid #000000"/>
      <style:text-properties fo:font-weight="bold"/>
    </style:style>
    <style:style style:name="ce24" style:family="table-cell" style:parent-style-name="Default">
      <style:table-cell-properties fo:border="0.002cm solid #000000"/>
      <style:text-properties fo:font-weight="bold"/>
    </style:style>
    <style:style style:name="ce25" style:family="table-cell" style:parent-style-name="Categoría_20_del_20_Piloto_20_de_20_Datos">
      <style:table-cell-properties fo:border-bottom="0.035cm solid #000000" fo:border-left="0.071cm solid #000000" fo:border-right="0.035cm solid #000000" fo:border-top="none"/>
    </style:style>
    <style:style style:name="ce26" style:family="table-cell" style:parent-style-name="Piloto_20_de_20_Datos_20_Título">
      <style:table-cell-properties fo:border-bottom="0.071cm solid #000000" fo:border-left="0.071cm solid #000000" fo:border-right="none" fo:border-top="0.035cm solid #000000"/>
    </style:style>
    <style:style style:name="ce27" style:family="table-cell" style:parent-style-name="Piloto_20_de_20_Datos_20_Campo">
      <style:table-cell-properties fo:border="0.035cm solid #000000"/>
    </style:style>
    <style:style style:name="ce28" style:family="table-cell" style:parent-style-name="Categoría_20_del_20_Piloto_20_de_20_Datos">
      <style:table-cell-properties fo:border-bottom="none" fo:border-left="none" fo:border-right="0.035cm solid #000000" fo:border-top="0.035cm solid #000000"/>
    </style:style>
    <style:style style:name="ce29" style:family="table-cell" style:parent-style-name="Categoría_20_del_20_Piloto_20_de_20_Datos">
      <style:table-cell-properties fo:border-bottom="0.035cm solid #000000" fo:border-left="none" fo:border-right="0.035cm solid #000000" fo:border-top="none"/>
    </style:style>
    <style:style style:name="ce30" style:family="table-cell" style:parent-style-name="Categoría_20_del_20_Piloto_20_de_20_Datos">
      <style:table-cell-properties fo:border-bottom="none" fo:border-left="none" fo:border-right="0.035cm solid #000000" fo:border-top="none"/>
    </style:style>
    <style:style style:name="ce31" style:family="table-cell" style:parent-style-name="Piloto_20_de_20_Datos_20_Título">
      <style:table-cell-properties fo:border-bottom="0.071cm solid #000000" fo:border-left="none" fo:border-right="0.035cm solid #000000" fo:border-top="0.035cm solid #000000"/>
    </style:style>
    <style:style style:name="ce32" style:family="table-cell" style:parent-style-name="Piloto_20_de_20_Datos_20_Valor">
      <style:table-cell-properties fo:border-bottom="0.035cm solid #000000" fo:border-left="0.035cm solid #000000" fo:border-right="none" fo:border-top="none"/>
    </style:style>
    <style:style style:name="ce33" style:family="table-cell" style:parent-style-name="Piloto_20_de_20_Datos_20_Valor">
      <style:table-cell-properties fo:border-bottom="0.035cm solid #000000" fo:border-left="none" fo:border-right="none" fo:border-top="none"/>
    </style:style>
    <style:style style:name="ce34" style:family="table-cell" style:parent-style-name="Piloto_20_de_20_Datos_20_Resultado">
      <style:table-cell-properties fo:border-bottom="0.035cm solid #000000" fo:border-left="0.035cm solid #000000" fo:border-right="0.071cm solid #000000" fo:border-top="none"/>
    </style:style>
    <style:style style:name="ce35" style:family="table-cell" style:parent-style-name="Piloto_20_de_20_Datos_20_Campo">
      <style:table-cell-properties fo:border-bottom="0.035cm solid #000000" fo:border-left="0.071cm solid #000000" fo:border-right="0.035cm solid #000000" fo:border-top="0.071cm solid #000000"/>
    </style:style>
    <style:style style:name="ce36" style:family="table-cell" style:parent-style-name="Piloto_20_de_20_Datos_20_Valor">
      <style:table-cell-properties fo:border-bottom="none" fo:border-left="0.035cm solid #000000" fo:border-right="0.071cm solid #000000" fo:border-top="0.035cm solid #000000"/>
    </style:style>
    <style:style style:name="ce37" style:family="table-cell" style:parent-style-name="Piloto_20_de_20_Datos_20_Valor">
      <style:table-cell-properties fo:border-bottom="none" fo:border-left="0.035cm solid #000000" fo:border-right="0.071cm solid #000000" fo:border-top="none"/>
    </style:style>
    <style:style style:name="ce38" style:family="table-cell" style:parent-style-name="Default" style:data-style-name="N50"/>
    <style:style style:name="ce39" style:family="table-cell" style:parent-style-name="Default" style:data-style-name="N84"/>
    <style:style style:name="ce40" style:family="table-cell" style:parent-style-name="Default" style:data-style-name="N37"/>
    <style:style style:name="ce41" style:family="table-cell" style:parent-style-name="Default" style:data-style-name="N1"/>
    <style:style style:name="gr1" style:family="graphic">
      <style:graphic-properties draw:ole-draw-aspect="1"/>
    </style:style>
  </office:automatic-styles>
  <office:body>
    <office:spreadsheet>
      <table:calculation-settings table:case-sensitive="false"/>
      <table:table table:name="Resumen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>
            <text:p>Filtro</text:p>
          </table:table-cell>
          <table:table-cell table:number-columns-repeated="3"/>
        </table:table-row>
        <table:table-row table:style-name="ro1">
          <table:table-cell table:style-name="Piloto_20_de_20_Datos_20_Campo" office:value-type="string">
            <text:p>product</text:p>
          </table:table-cell>
          <table:table-cell table:style-name="ce6" office:value-type="string">
            <text:p>TOL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Cantidad - bug_id</text:p>
          </table:table-cell>
          <table:table-cell table:style-name="ce7" office:value-type="string">
            <text:p>severidad</text:p>
          </table:table-cell>
          <table:table-cell table:style-name="ce12"/>
          <table:table-cell table:style-name="ce16"/>
        </table:table-row>
        <table:table-row table:style-name="ro1">
          <table:table-cell table:style-name="ce2" office:value-type="string">
            <text:p>estado</text:p>
          </table:table-cell>
          <table:table-cell table:style-name="ce8" office:value-type="string">
            <text:p>fallo</text:p>
          </table:table-cell>
          <table:table-cell table:style-name="ce13" office:value-type="string">
            <text:p>mejora</text:p>
          </table:table-cell>
          <table:table-cell table:style-name="ce17" office:value-type="string">
            <text:p>Total Resultado</text:p>
          </table:table-cell>
        </table:table-row>
        <table:table-row table:style-name="ro1">
          <table:table-cell table:style-name="ce3" office:value-type="string">
            <text:p>pendiente</text:p>
          </table:table-cell>
          <table:table-cell table:style-name="ce9" office:value-type="float" office:value="9">
            <text:p>9</text:p>
          </table:table-cell>
          <table:table-cell table:style-name="ce14" office:value-type="float" office:value="1">
            <text:p>1</text:p>
          </table:table-cell>
          <table:table-cell table:style-name="ce18" office:value-type="float" office:value="10">
            <text:p>10</text:p>
          </table:table-cell>
        </table:table-row>
        <table:table-row table:style-name="ro1">
          <table:table-cell table:style-name="ce4" office:value-type="string">
            <text:p>postergado</text:p>
          </table:table-cell>
          <table:table-cell table:style-name="ce10" office:value-type="float" office:value="12">
            <text:p>12</text:p>
          </table:table-cell>
          <table:table-cell table:style-name="Piloto_20_de_20_Datos_20_Valor" office:value-type="float" office:value="7">
            <text:p>7</text:p>
          </table:table-cell>
          <table:table-cell table:style-name="ce19" office:value-type="float" office:value="19">
            <text:p>19</text:p>
          </table:table-cell>
        </table:table-row>
        <table:table-row table:style-name="ro1">
          <table:table-cell table:style-name="ce4" office:value-type="string">
            <text:p>resuelto</text:p>
          </table:table-cell>
          <table:table-cell table:style-name="ce10" office:value-type="float" office:value="310">
            <text:p>310</text:p>
          </table:table-cell>
          <table:table-cell table:style-name="Piloto_20_de_20_Datos_20_Valor" office:value-type="float" office:value="33">
            <text:p>33</text:p>
          </table:table-cell>
          <table:table-cell table:style-name="ce19" office:value-type="float" office:value="343">
            <text:p>343</text:p>
          </table:table-cell>
        </table:table-row>
        <table:table-row table:style-name="ro1">
          <table:table-cell table:style-name="ce5" office:value-type="string">
            <text:p>Total Resultado</text:p>
          </table:table-cell>
          <table:table-cell table:style-name="ce11" office:value-type="float" office:value="331">
            <text:p>331</text:p>
          </table:table-cell>
          <table:table-cell table:style-name="ce15" office:value-type="float" office:value="41">
            <text:p>41</text:p>
          </table:table-cell>
          <table:table-cell table:style-name="ce20" office:value-type="float" office:value="372">
            <text:p>372</text:p>
          </table:table-cell>
        </table:table-row>
        <table:table-row table:style-name="ro1">
          <table:table-cell>
            <draw:frame table:end-cell-address="Resumen.K34" table:end-x="2.12cm" table:end-y="0.347cm" draw:z-index="0" draw:style-name="gr1" svg:width="25.194cm" svg:height="11.184cm" svg:x="0cm" svg:y="0.001cm">
              <draw:object draw:notify-on-update-of-ranges="Resumen.A5:Resumen.A8 Resumen.D5:Resumen.D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</table:table>
      <table:table table:name="Agregado por aparición" table:style-name="ta1" table:print="false">
        <office:forms form:automatic-focus="false" form:apply-design-mode="false"/>
        <table:table-column table:style-name="co6" table:default-cell-style-name="ce4"/>
        <table:table-column table:style-name="co7" table:default-cell-style-name="ce10"/>
        <table:table-column table:style-name="co3" table:default-cell-style-name="Piloto_20_de_20_Datos_20_Valor"/>
        <table:table-column table:style-name="co4" table:default-cell-style-name="ce19"/>
        <table:table-column table:style-name="co8" table:default-cell-style-name="ce22"/>
        <table:table-column table:style-name="co9" table:default-cell-style-name="ce21"/>
        <table:table-row table:style-name="ro1">
          <table:table-cell table:style-name="Default" table:number-columns-repeated="6"/>
        </table:table-row>
        <table:table-row table:style-name="ro1">
          <table:table-cell table:style-name="ce2" office:value-type="string">
            <text:p>Versión de aparición</text:p>
          </table:table-cell>
          <table:table-cell table:style-name="ce8" office:value-type="string">
            <text:p>fallo</text:p>
          </table:table-cell>
          <table:table-cell table:style-name="ce13" office:value-type="string">
            <text:p>mejora</text:p>
          </table:table-cell>
          <table:table-cell table:style-name="ce17" office:value-type="string">
            <text:p>Total</text:p>
          </table:table-cell>
          <table:table-cell table:style-name="ce21" office:value-type="string">
            <text:p>Días</text:p>
          </table:table-cell>
          <table:table-cell office:value-type="string">
            <text:p>Bugs/Día</text:p>
          </table:table-cell>
        </table:table-row>
        <table:table-row table:style-name="ro1">
          <table:table-cell table:style-name="ce3" office:value-type="string">
            <text:p>1.1.0</text:p>
          </table:table-cell>
          <table:table-cell table:style-name="ce9" office:value-type="float" office:value="10">
            <text:p>10</text:p>
          </table:table-cell>
          <table:table-cell table:style-name="ce14" office:value-type="float" office:value="2">
            <text:p>2</text:p>
          </table:table-cell>
          <table:table-cell table:style-name="ce18" office:value-type="float" office:value="12">
            <text:p>12</text:p>
          </table:table-cell>
          <table:table-cell office:value-type="float" office:value="328.571428571429">
            <text:p>329</text:p>
          </table:table-cell>
          <table:table-cell table:formula="oooc:=[.D3]/([.E3])" office:value-type="float" office:value="0.0365217391304347">
            <text:p>0.04</text:p>
          </table:table-cell>
        </table:table-row>
        <table:table-row table:style-name="ro1">
          <table:table-cell office:value-type="string">
            <text:p>1.1.1</text:p>
          </table:table-cell>
          <table:table-cell office:value-type="float" office:value="153">
            <text:p>153</text:p>
          </table:table-cell>
          <table:table-cell office:value-type="float" office:value="16">
            <text:p>16</text:p>
          </table:table-cell>
          <table:table-cell office:value-type="float" office:value="169">
            <text:p>169</text:p>
          </table:table-cell>
          <table:table-cell office:value-type="float" office:value="272.857142857143">
            <text:p>273</text:p>
          </table:table-cell>
          <table:table-cell table:formula="oooc:=[.D4]/([.E4])" office:value-type="float" office:value="0.619371727748691">
            <text:p>0.62</text:p>
          </table:table-cell>
        </table:table-row>
        <table:table-row table:style-name="ro1">
          <table:table-cell office:value-type="string">
            <text:p>1.1.2</text:p>
          </table:table-cell>
          <table:table-cell office:value-type="float" office:value="72">
            <text:p>72</text:p>
          </table:table-cell>
          <table:table-cell office:value-type="float" office:value="11">
            <text:p>11</text:p>
          </table:table-cell>
          <table:table-cell office:value-type="float" office:value="83">
            <text:p>83</text:p>
          </table:table-cell>
          <table:table-cell office:value-type="float" office:value="237.142857142857">
            <text:p>237</text:p>
          </table:table-cell>
          <table:table-cell table:formula="oooc:=[.D5]/([.E5])" office:value-type="float" office:value="0.35">
            <text:p>0.35</text:p>
          </table:table-cell>
        </table:table-row>
        <table:table-row table:style-name="ro1">
          <table:table-cell office:value-type="string">
            <text:p>1.1.3</text:p>
          </table:table-cell>
          <table:table-cell office:value-type="float" office:value="56">
            <text:p>56</text:p>
          </table:table-cell>
          <table:table-cell office:value-type="float" office:value="7">
            <text:p>7</text:p>
          </table:table-cell>
          <table:table-cell office:value-type="float" office:value="63">
            <text:p>63</text:p>
          </table:table-cell>
          <table:table-cell office:value-type="float" office:value="182.142857142857">
            <text:p>182</text:p>
          </table:table-cell>
          <table:table-cell table:formula="oooc:=[.D6]/([.E6])" office:value-type="float" office:value="0.345882352941177">
            <text:p>0.35</text:p>
          </table:table-cell>
        </table:table-row>
        <table:table-row table:style-name="ro1">
          <table:table-cell office:value-type="string">
            <text:p>1.1.4</text:p>
          </table:table-cell>
          <table:table-cell office:value-type="float" office:value="14">
            <text:p>14</text:p>
          </table:table-cell>
          <table:table-cell/>
          <table:table-cell office:value-type="float" office:value="14">
            <text:p>14</text:p>
          </table:table-cell>
          <table:table-cell office:value-type="float" office:value="58.5714285714286">
            <text:p>59</text:p>
          </table:table-cell>
          <table:table-cell table:formula="oooc:=[.D7]/([.E7])" office:value-type="float" office:value="0.239024390243902">
            <text:p>0.24</text:p>
          </table:table-cell>
        </table:table-row>
        <table:table-row table:style-name="ro1">
          <table:table-cell office:value-type="string">
            <text:p>1.1.5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195">
            <text:p>195</text:p>
          </table:table-cell>
          <table:table-cell table:formula="oooc:=[.D8]/([.E8])" office:value-type="float" office:value="0.158974358974359">
            <text:p>0.16</text:p>
          </table:table-cell>
        </table:table-row>
        <table:table-row table:style-name="ro1">
          <table:table-cell table:style-name="ce5" office:value-type="string">
            <text:p>Total Resultado</text:p>
          </table:table-cell>
          <table:table-cell table:style-name="ce11" office:value-type="float" office:value="331">
            <text:p>331</text:p>
          </table:table-cell>
          <table:table-cell table:style-name="ce15" office:value-type="float" office:value="41">
            <text:p>41</text:p>
          </table:table-cell>
          <table:table-cell table:style-name="ce20" office:value-type="float" office:value="372">
            <text:p>372</text:p>
          </table:table-cell>
          <table:table-cell table:style-name="ce23" table:formula="oooc:=SUM([.E3:.E8])" office:value-type="float" office:value="1274.28571428571">
            <text:p>1274</text:p>
          </table:table-cell>
          <table:table-cell table:style-name="ce24" table:formula="oooc:=[.D9]/([.E9])" office:value-type="float" office:value="0.291928251121076">
            <text:p>0.29</text:p>
          </table:table-cell>
        </table:table-row>
        <table:table-row table:style-name="ro1">
          <table:table-cell table:style-name="Default">
            <draw:frame table:end-cell-address="'Agregado por aparición'.K34" table:end-x="2.185cm" table:end-y="0.32cm" draw:z-index="0" draw:style-name="gr1" svg:width="23.459cm" svg:height="11.078cm" svg:x="0.056cm" svg:y="0.08cm">
              <draw:object draw:notify-on-update-of-ranges="'Agregado por aparición'.A2:'Agregado por aparición'.A9 'Agregado por aparición'.F2:'Agregado por aparición'.F9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 table:number-columns-repeated="5"/>
        </table:table-row>
      </table:table>
      <table:table table:name="Agregado por resolución" table:style-name="ta1" table:print="false">
        <office:forms form:automatic-focus="false" form:apply-design-mode="false"/>
        <table:table-column table:style-name="co10" table:default-cell-style-name="ce4"/>
        <table:table-column table:style-name="co11" table:default-cell-style-name="ce10"/>
        <table:table-column table:style-name="co3" table:default-cell-style-name="Piloto_20_de_20_Datos_20_Valor"/>
        <table:table-column table:style-name="co12" table:default-cell-style-name="ce19"/>
        <table:table-column table:style-name="co13" table:default-cell-style-name="ce22"/>
        <table:table-column table:style-name="co9" table:default-cell-style-name="ce21"/>
        <table:table-row table:style-name="ro1">
          <table:table-cell table:style-name="ce1" office:value-type="string">
            <text:p>Cantidad - bug_id</text:p>
          </table:table-cell>
          <table:table-cell table:style-name="ce7" office:value-type="string">
            <text:p>severidad</text:p>
          </table:table-cell>
          <table:table-cell table:style-name="ce12"/>
          <table:table-cell table:style-name="ce16"/>
          <table:table-cell table:style-name="Default" table:number-columns-repeated="2"/>
        </table:table-row>
        <table:table-row table:style-name="ro1">
          <table:table-cell table:style-name="ce2" office:value-type="string">
            <text:p>Versión de resolución</text:p>
          </table:table-cell>
          <table:table-cell table:style-name="ce8" office:value-type="string">
            <text:p>fallo</text:p>
          </table:table-cell>
          <table:table-cell table:style-name="ce13" office:value-type="string">
            <text:p>mejora</text:p>
          </table:table-cell>
          <table:table-cell table:style-name="ce17" office:value-type="string">
            <text:p>Bugs</text:p>
          </table:table-cell>
          <table:table-cell table:style-name="ce21" office:value-type="string">
            <text:p>Días</text:p>
          </table:table-cell>
          <table:table-cell office:value-type="string">
            <text:p>Bugs/Día</text:p>
          </table:table-cell>
        </table:table-row>
        <table:table-row table:style-name="ro1">
          <table:table-cell table:style-name="ce3" office:value-type="string">
            <text:p>1.1.1</text:p>
          </table:table-cell>
          <table:table-cell table:style-name="ce9" office:value-type="float" office:value="1">
            <text:p>1</text:p>
          </table:table-cell>
          <table:table-cell table:style-name="ce14"/>
          <table:table-cell table:style-name="ce18" office:value-type="float" office:value="1">
            <text:p>1</text:p>
          </table:table-cell>
          <table:table-cell office:value-type="float" office:value="328.571428571429">
            <text:p>329</text:p>
          </table:table-cell>
          <table:table-cell table:formula="oooc:=[.D3]/([.E3])" office:value-type="float" office:value="0.00304347826086956">
            <text:p>0</text:p>
          </table:table-cell>
        </table:table-row>
        <table:table-row table:style-name="ro1">
          <table:table-cell office:value-type="string">
            <text:p>1.1.2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272.857142857143">
            <text:p>273</text:p>
          </table:table-cell>
          <table:table-cell table:formula="oooc:=[.D4]/([.E4])" office:value-type="float" office:value="0.113612565445026">
            <text:p>0.11</text:p>
          </table:table-cell>
        </table:table-row>
        <table:table-row table:style-name="ro1">
          <table:table-cell office:value-type="string">
            <text:p>1.1.3</text:p>
          </table:table-cell>
          <table:table-cell office:value-type="float" office:value="14">
            <text:p>14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37.142857142857">
            <text:p>237</text:p>
          </table:table-cell>
          <table:table-cell table:formula="oooc:=[.D5]/([.E5])" office:value-type="float" office:value="0.0674698795180723">
            <text:p>0.07</text:p>
          </table:table-cell>
        </table:table-row>
        <table:table-row table:style-name="ro1">
          <table:table-cell office:value-type="string">
            <text:p>1.1.4</text:p>
          </table:table-cell>
          <table:table-cell office:value-type="float" office:value="15">
            <text:p>15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182.142857142857">
            <text:p>182</text:p>
          </table:table-cell>
          <table:table-cell table:formula="oooc:=[.D6]/([.E6])" office:value-type="float" office:value="0.0933333333333334">
            <text:p>0.09</text:p>
          </table:table-cell>
        </table:table-row>
        <table:table-row table:style-name="ro1">
          <table:table-cell office:value-type="string">
            <text:p>1.1.5</text:p>
          </table:table-cell>
          <table:table-cell office:value-type="float" office:value="215">
            <text:p>215</text:p>
          </table:table-cell>
          <table:table-cell office:value-type="float" office:value="18">
            <text:p>18</text:p>
          </table:table-cell>
          <table:table-cell office:value-type="float" office:value="233">
            <text:p>233</text:p>
          </table:table-cell>
          <table:table-cell office:value-type="float" office:value="58.5714285714286">
            <text:p>59</text:p>
          </table:table-cell>
          <table:table-cell table:formula="oooc:=[.D7]/([.E7])" office:value-type="float" office:value="3.9780487804878">
            <text:p>3.98</text:p>
          </table:table-cell>
        </table:table-row>
        <table:table-row table:style-name="ro1">
          <table:table-cell office:value-type="string">
            <text:p>1.1.6</text:p>
          </table:table-cell>
          <table:table-cell office:value-type="float" office:value="37">
            <text:p>37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195">
            <text:p>195</text:p>
          </table:table-cell>
          <table:table-cell table:formula="oooc:=[.D8]/([.E8])" office:value-type="float" office:value="0.230769230769231">
            <text:p>0.23</text:p>
          </table:table-cell>
        </table:table-row>
        <table:table-row table:style-name="ro1">
          <table:table-cell table:style-name="ce5" office:value-type="string">
            <text:p>Total Resultado</text:p>
          </table:table-cell>
          <table:table-cell table:style-name="ce11" office:value-type="float" office:value="310">
            <text:p>310</text:p>
          </table:table-cell>
          <table:table-cell table:style-name="ce15" office:value-type="float" office:value="33">
            <text:p>33</text:p>
          </table:table-cell>
          <table:table-cell table:style-name="ce20" office:value-type="float" office:value="343">
            <text:p>343</text:p>
          </table:table-cell>
          <table:table-cell table:style-name="ce23" table:formula="oooc:=SUM([.E3:.E8])" office:value-type="float" office:value="1274.28571428571">
            <text:p>1274</text:p>
          </table:table-cell>
          <table:table-cell table:style-name="ce24" table:formula="oooc:=[.D9]/([.E9])" office:value-type="float" office:value="0.269170403587444">
            <text:p>0.27</text:p>
          </table:table-cell>
        </table:table-row>
        <table:table-row table:style-name="ro1">
          <table:table-cell table:style-name="Default">
            <draw:frame table:end-cell-address="'Agregado por resolución'.L34" table:end-x="2.235cm" table:end-y="0.32cm" draw:z-index="0" draw:style-name="gr1" svg:width="25.354cm" svg:height="11.131cm" svg:x="0.083cm" svg:y="0.027cm">
              <draw:object draw:notify-on-update-of-ranges="'Agregado por resolución'.A2:'Agregado por resolución'.A9 'Agregado por resolución'.F2:'Agregado por resolución'.F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5"/>
        </table:table-row>
      </table:table>
      <table:table table:name="Informe 1" table:style-name="ta1" table:print="false">
        <office:forms form:automatic-focus="false" form:apply-design-mode="false"/>
        <table:table-column table:style-name="co10" table:default-cell-style-name="ce4"/>
        <table:table-column table:style-name="co6" table:default-cell-style-name="ce30"/>
        <table:table-column table:style-name="co14" table:default-cell-style-name="ce10"/>
        <table:table-column table:style-name="co15" table:default-cell-style-name="Piloto_20_de_20_Datos_20_Valor"/>
        <table:table-column table:style-name="co8" table:default-cell-style-name="Piloto_20_de_20_Datos_20_Valor"/>
        <table:table-column table:style-name="co4" table:default-cell-style-name="ce19"/>
        <table:table-row table:style-name="ro1">
          <table:table-cell table:style-name="Default" office:value-type="string">
            <text:p>Filtro</text:p>
          </table:table-cell>
          <table:table-cell table:style-name="Default" table:number-columns-repeated="5"/>
        </table:table-row>
        <table:table-row table:style-name="ro1">
          <table:table-cell table:style-name="Piloto_20_de_20_Datos_20_Campo" office:value-type="string">
            <text:p>product</text:p>
          </table:table-cell>
          <table:table-cell table:style-name="ce6" office:value-type="string">
            <text:p>- todo -</text:p>
          </table:table-cell>
          <table:table-cell table:style-name="Default" table:number-columns-repeated="4"/>
        </table:table-row>
        <table:table-row table:style-name="ro1">
          <table:table-cell table:style-name="Piloto_20_de_20_Datos_20_Campo" office:value-type="string">
            <text:p>severidad</text:p>
          </table:table-cell>
          <table:table-cell table:style-name="ce6" office:value-type="string">
            <text:p>- todo -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6"/>
        </table:table-row>
        <table:table-row table:style-name="ro1">
          <table:table-cell table:style-name="ce1" office:value-type="string">
            <text:p>Cantidad - bug_id</text:p>
          </table:table-cell>
          <table:table-cell table:style-name="ce12"/>
          <table:table-cell table:style-name="ce7" office:value-type="string">
            <text:p>estado</text:p>
          </table:table-cell>
          <table:table-cell table:style-name="ce12" table:number-columns-repeated="2"/>
          <table:table-cell table:style-name="ce16"/>
        </table:table-row>
        <table:table-row table:style-name="ro1">
          <table:table-cell table:style-name="ce2" office:value-type="string">
            <text:p>Versión de último cambio</text:p>
          </table:table-cell>
          <table:table-cell table:style-name="ce27" office:value-type="string">
            <text:p>Versión de aparición</text:p>
          </table:table-cell>
          <table:table-cell table:style-name="ce8" office:value-type="string">
            <text:p>pendiente</text:p>
          </table:table-cell>
          <table:table-cell table:style-name="ce13" office:value-type="string">
            <text:p>postergado</text:p>
          </table:table-cell>
          <table:table-cell table:style-name="ce13" office:value-type="string">
            <text:p>resuelto</text:p>
          </table:table-cell>
          <table:table-cell table:style-name="ce17" office:value-type="string">
            <text:p>Total Resultado</text:p>
          </table:table-cell>
        </table:table-row>
        <table:table-row table:style-name="ro1">
          <table:table-cell table:style-name="ce3" office:value-type="string">
            <text:p>1.1.1</text:p>
          </table:table-cell>
          <table:table-cell table:style-name="ce28"/>
          <table:table-cell table:style-name="ce9"/>
          <table:table-cell table:style-name="ce14" table:number-columns-repeated="2"/>
          <table:table-cell table:style-name="ce18"/>
        </table:table-row>
        <table:table-row table:style-name="ro1">
          <table:table-cell table:style-name="ce25"/>
          <table:table-cell table:style-name="ce29" office:value-type="string">
            <text:p>1.1.0</text:p>
          </table:table-cell>
          <table:table-cell table:style-name="ce32"/>
          <table:table-cell table:style-name="ce33"/>
          <table:table-cell table:style-name="ce33" office:value-type="float" office:value="4">
            <text:p>4</text:p>
          </table:table-cell>
          <table:table-cell table:style-name="ce34" office:value-type="float" office:value="4">
            <text:p>4</text:p>
          </table:table-cell>
        </table:table-row>
        <table:table-row table:style-name="ro1">
          <table:table-cell table:style-name="ce3" office:value-type="string">
            <text:p>1.1.2</text:p>
          </table:table-cell>
          <table:table-cell table:style-name="ce28"/>
          <table:table-cell table:style-name="ce9"/>
          <table:table-cell table:style-name="ce14" table:number-columns-repeated="2"/>
          <table:table-cell table:style-name="ce18"/>
        </table:table-row>
        <table:table-row table:style-name="ro1">
          <table:table-cell/>
          <table:table-cell office:value-type="string">
            <text:p>1.1.0</text:p>
          </table:table-cell>
          <table:table-cell table:number-columns-repeated="2"/>
          <table:table-cell table:number-columns-repeated="2" office:value-type="float" office:value="3">
            <text:p>3</text:p>
          </table:table-cell>
        </table:table-row>
        <table:table-row table:style-name="ro1">
          <table:table-cell table:style-name="ce25"/>
          <table:table-cell table:style-name="ce29" office:value-type="string">
            <text:p>1.1.1</text:p>
          </table:table-cell>
          <table:table-cell table:style-name="ce32" office:value-type="float" office:value="2">
            <text:p>2</text:p>
          </table:table-cell>
          <table:table-cell table:style-name="ce33" office:value-type="float" office:value="6">
            <text:p>6</text:p>
          </table:table-cell>
          <table:table-cell table:style-name="ce33" office:value-type="float" office:value="69">
            <text:p>69</text:p>
          </table:table-cell>
          <table:table-cell table:style-name="ce34" office:value-type="float" office:value="77">
            <text:p>77</text:p>
          </table:table-cell>
        </table:table-row>
        <table:table-row table:style-name="ro1">
          <table:table-cell table:style-name="ce3" office:value-type="string">
            <text:p>1.1.3</text:p>
          </table:table-cell>
          <table:table-cell table:style-name="ce28"/>
          <table:table-cell table:style-name="ce9"/>
          <table:table-cell table:style-name="ce14" table:number-columns-repeated="2"/>
          <table:table-cell table:style-name="ce18"/>
        </table:table-row>
        <table:table-row table:style-name="ro1">
          <table:table-cell/>
          <table:table-cell office:value-type="string">
            <text:p>1.1.1</text:p>
          </table:table-cell>
          <table:table-cell office:value-type="float" office:value="3">
            <text:p>3</text:p>
          </table:table-cell>
          <table:table-cell/>
          <table:table-cell office:value-type="float" office:value="4">
            <text:p>4</text:p>
          </table:table-cell>
          <table:table-cell office:value-type="float" office:value="7">
            <text:p>7</text:p>
          </table:table-cell>
        </table:table-row>
        <table:table-row table:style-name="ro1">
          <table:table-cell table:style-name="ce25"/>
          <table:table-cell table:style-name="ce29" office:value-type="string">
            <text:p>1.1.2</text:p>
          </table:table-cell>
          <table:table-cell table:style-name="ce32" office:value-type="float" office:value="6">
            <text:p>6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27">
            <text:p>27</text:p>
          </table:table-cell>
          <table:table-cell table:style-name="ce34" office:value-type="float" office:value="36">
            <text:p>36</text:p>
          </table:table-cell>
        </table:table-row>
        <table:table-row table:style-name="ro1">
          <table:table-cell table:style-name="ce3" office:value-type="string">
            <text:p>1.1.4</text:p>
          </table:table-cell>
          <table:table-cell table:style-name="ce28"/>
          <table:table-cell table:style-name="ce9"/>
          <table:table-cell table:style-name="ce14" table:number-columns-repeated="2"/>
          <table:table-cell table:style-name="ce18"/>
        </table:table-row>
        <table:table-row table:style-name="ro1">
          <table:table-cell/>
          <table:table-cell office:value-type="string">
            <text:p>1.1.0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</table:table-row>
        <table:table-row table:style-name="ro1">
          <table:table-cell/>
          <table:table-cell office:value-type="string">
            <text:p>1.1.1</text:p>
          </table:table-cell>
          <table:table-cell/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1.1.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3">
            <text:p>23</text:p>
          </table:table-cell>
        </table:table-row>
        <table:table-row table:style-name="ro1">
          <table:table-cell table:style-name="ce25"/>
          <table:table-cell table:style-name="ce29" office:value-type="string">
            <text:p>1.1.3</text:p>
          </table:table-cell>
          <table:table-cell table:style-name="ce32" office:value-type="float" office:value="10">
            <text:p>10</text:p>
          </table:table-cell>
          <table:table-cell table:style-name="ce33" office:value-type="float" office:value="2">
            <text:p>2</text:p>
          </table:table-cell>
          <table:table-cell table:style-name="ce33" office:value-type="float" office:value="13">
            <text:p>13</text:p>
          </table:table-cell>
          <table:table-cell table:style-name="ce34" office:value-type="float" office:value="25">
            <text:p>25</text:p>
          </table:table-cell>
        </table:table-row>
        <table:table-row table:style-name="ro1">
          <table:table-cell table:style-name="ce3" office:value-type="string">
            <text:p>1.1.5</text:p>
          </table:table-cell>
          <table:table-cell table:style-name="ce28"/>
          <table:table-cell table:style-name="ce9"/>
          <table:table-cell table:style-name="ce14" table:number-columns-repeated="2"/>
          <table:table-cell table:style-name="ce18"/>
        </table:table-row>
        <table:table-row table:style-name="ro1">
          <table:table-cell/>
          <table:table-cell office:value-type="string">
            <text:p>1.1.0</text:p>
          </table:table-cell>
          <table:table-cell table:number-columns-repeated="2"/>
          <table:table-cell table:number-columns-repeated="2" office:value-type="float" office:value="12">
            <text:p>12</text:p>
          </table:table-cell>
        </table:table-row>
        <table:table-row table:style-name="ro1">
          <table:table-cell/>
          <table:table-cell office:value-type="string">
            <text:p>1.1.1</text:p>
          </table:table-cell>
          <table:table-cell/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132">
            <text:p>132</text:p>
          </table:table-cell>
        </table:table-row>
        <table:table-row table:style-name="ro1">
          <table:table-cell/>
          <table:table-cell office:value-type="string">
            <text:p>1.1.2</text:p>
          </table:table-cell>
          <table:table-cell table:number-columns-repeated="2"/>
          <table:table-cell table:number-columns-repeated="2" office:value-type="float" office:value="47">
            <text:p>47</text:p>
          </table:table-cell>
        </table:table-row>
        <table:table-row table:style-name="ro1">
          <table:table-cell/>
          <table:table-cell office:value-type="string">
            <text:p>1.1.3</text:p>
          </table:table-cell>
          <table:table-cell table:number-columns-repeated="2"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50">
            <text:p>50</text:p>
          </table:table-cell>
        </table:table-row>
        <table:table-row table:style-name="ro1">
          <table:table-cell table:style-name="ce25"/>
          <table:table-cell table:style-name="ce29" office:value-type="string">
            <text:p>1.1.4</text:p>
          </table:table-cell>
          <table:table-cell table:style-name="ce32" office:value-type="float" office:value="4">
            <text:p>4</text:p>
          </table:table-cell>
          <table:table-cell table:style-name="ce33"/>
          <table:table-cell table:style-name="ce33" office:value-type="float" office:value="12">
            <text:p>12</text:p>
          </table:table-cell>
          <table:table-cell table:style-name="ce34" office:value-type="float" office:value="16">
            <text:p>16</text:p>
          </table:table-cell>
        </table:table-row>
        <table:table-row table:style-name="ro1">
          <table:table-cell table:style-name="ce3" office:value-type="string">
            <text:p>1.1.6</text:p>
          </table:table-cell>
          <table:table-cell table:style-name="ce28"/>
          <table:table-cell table:style-name="ce9"/>
          <table:table-cell table:style-name="ce14" table:number-columns-repeated="2"/>
          <table:table-cell table:style-name="ce18"/>
        </table:table-row>
        <table:table-row table:style-name="ro1">
          <table:table-cell/>
          <table:table-cell office:value-type="string">
            <text:p>1.1.0</text:p>
          </table:table-cell>
          <table:table-cell table:number-columns-repeated="2"/>
          <table:table-cell table:number-columns-repeated="2" office:value-type="float" office:value="1">
            <text:p>1</text:p>
          </table:table-cell>
        </table:table-row>
        <table:table-row table:style-name="ro1">
          <table:table-cell/>
          <table:table-cell office:value-type="string">
            <text:p>1.1.1</text:p>
          </table:table-cell>
          <table:table-cell/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1.1.2</text:p>
          </table:table-cell>
          <table:table-cell table:number-columns-repeated="2"/>
          <table:table-cell table:number-columns-repeated="2" office:value-type="float" office:value="7">
            <text:p>7</text:p>
          </table:table-cell>
        </table:table-row>
        <table:table-row table:style-name="ro1">
          <table:table-cell/>
          <table:table-cell office:value-type="string">
            <text:p>1.1.3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</table:table-row>
        <table:table-row table:style-name="ro1">
          <table:table-cell/>
          <table:table-cell office:value-type="string">
            <text:p>1.1.4</text:p>
          </table:table-cell>
          <table:table-cell office:value-type="float" office:value="1">
            <text:p>1</text:p>
          </table:table-cell>
          <table:table-cell/>
          <table:table-cell office:value-type="float" office:value="2">
            <text:p>2</text:p>
          </table:table-cell>
          <table:table-cell office:value-type="float" office:value="3">
            <text:p>3</text:p>
          </table:table-cell>
        </table:table-row>
        <table:table-row table:style-name="ro1">
          <table:table-cell table:style-name="ce25"/>
          <table:table-cell table:style-name="ce29" office:value-type="string">
            <text:p>1.1.5</text:p>
          </table:table-cell>
          <table:table-cell table:style-name="ce32" office:value-type="float" office:value="11">
            <text:p>11</text:p>
          </table:table-cell>
          <table:table-cell table:style-name="ce33" office:value-type="float" office:value="3">
            <text:p>3</text:p>
          </table:table-cell>
          <table:table-cell table:style-name="ce33" office:value-type="float" office:value="33">
            <text:p>33</text:p>
          </table:table-cell>
          <table:table-cell table:style-name="ce34" office:value-type="float" office:value="47">
            <text:p>47</text:p>
          </table:table-cell>
        </table:table-row>
        <table:table-row table:style-name="ro1">
          <table:table-cell table:style-name="ce26" office:value-type="string">
            <text:p>Total Resultado</text:p>
          </table:table-cell>
          <table:table-cell table:style-name="ce31"/>
          <table:table-cell table:style-name="ce11" office:value-type="float" office:value="40">
            <text:p>40</text:p>
          </table:table-cell>
          <table:table-cell table:style-name="ce15" office:value-type="float" office:value="33">
            <text:p>33</text:p>
          </table:table-cell>
          <table:table-cell table:style-name="ce15" office:value-type="float" office:value="446">
            <text:p>446</text:p>
          </table:table-cell>
          <table:table-cell table:style-name="ce20" office:value-type="float" office:value="519">
            <text:p>519</text:p>
          </table:table-cell>
        </table:table-row>
      </table:table>
      <table:table table:name="Informe 2" table:style-name="ta1" table:print="false">
        <office:forms form:automatic-focus="false" form:apply-design-mode="false"/>
        <table:table-column table:style-name="co10" table:default-cell-style-name="ce4"/>
        <table:table-column table:style-name="co11" table:default-cell-style-name="ce10"/>
        <table:table-column table:style-name="co16" table:default-cell-style-name="Default"/>
        <table:table-column table:style-name="co4" table:default-cell-style-name="Default"/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Filtro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Piloto_20_de_20_Datos_20_Campo" office:value-type="string">
            <text:p>product</text:p>
          </table:table-cell>
          <table:table-cell table:style-name="ce6" office:value-type="string">
            <text:p>TOL</text:p>
          </table:table-cell>
          <table:table-cell table:number-columns-repeated="2"/>
        </table:table-row>
        <table:table-row table:style-name="ro1">
          <table:table-cell table:style-name="Piloto_20_de_20_Datos_20_Campo" office:value-type="string">
            <text:p>estado</text:p>
          </table:table-cell>
          <table:table-cell table:style-name="ce6" office:value-type="string">
            <text:p>resuelto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>
            <text:p>Cantidad - bug_id</text:p>
          </table:table-cell>
          <table:table-cell table:style-name="ce7" office:value-type="string">
            <text:p>severidad</text:p>
          </table:table-cell>
          <table:table-cell table:style-name="ce12"/>
          <table:table-cell table:style-name="ce16"/>
        </table:table-row>
        <table:table-row table:style-name="ro1">
          <table:table-cell table:style-name="ce2" office:value-type="string">
            <text:p>Versión de último cambio</text:p>
          </table:table-cell>
          <table:table-cell table:style-name="ce8" office:value-type="string">
            <text:p>fallo</text:p>
          </table:table-cell>
          <table:table-cell table:style-name="ce13" office:value-type="string">
            <text:p>mejora</text:p>
          </table:table-cell>
          <table:table-cell table:style-name="ce17" office:value-type="string">
            <text:p>Total Resultado</text:p>
          </table:table-cell>
        </table:table-row>
        <table:table-row table:style-name="ro1">
          <table:table-cell table:style-name="ce3" office:value-type="string">
            <text:p>1.1.1</text:p>
          </table:table-cell>
          <table:table-cell table:style-name="ce9" office:value-type="float" office:value="1">
            <text:p>1</text:p>
          </table:table-cell>
          <table:table-cell table:style-name="ce14"/>
          <table:table-cell table:style-name="ce18" office:value-type="float" office:value="1">
            <text:p>1</text:p>
          </table:table-cell>
        </table:table-row>
        <table:table-row table:style-name="ro1">
          <table:table-cell office:value-type="string">
            <text:p>1.1.2</text:p>
          </table:table-cell>
          <table:table-cell office:value-type="float" office:value="28">
            <text:p>28</text:p>
          </table:table-cell>
          <table:table-cell table:style-name="Piloto_20_de_20_Datos_20_Valor" office:value-type="float" office:value="3">
            <text:p>3</text:p>
          </table:table-cell>
          <table:table-cell table:style-name="ce19" office:value-type="float" office:value="31">
            <text:p>31</text:p>
          </table:table-cell>
        </table:table-row>
        <table:table-row table:style-name="ro1">
          <table:table-cell office:value-type="string">
            <text:p>1.1.3</text:p>
          </table:table-cell>
          <table:table-cell office:value-type="float" office:value="14">
            <text:p>14</text:p>
          </table:table-cell>
          <table:table-cell table:style-name="Piloto_20_de_20_Datos_20_Valor" office:value-type="float" office:value="2">
            <text:p>2</text:p>
          </table:table-cell>
          <table:table-cell table:style-name="ce19" office:value-type="float" office:value="16">
            <text:p>16</text:p>
          </table:table-cell>
        </table:table-row>
        <table:table-row table:style-name="ro1">
          <table:table-cell office:value-type="string">
            <text:p>1.1.4</text:p>
          </table:table-cell>
          <table:table-cell office:value-type="float" office:value="15">
            <text:p>15</text:p>
          </table:table-cell>
          <table:table-cell table:style-name="Piloto_20_de_20_Datos_20_Valor" office:value-type="float" office:value="2">
            <text:p>2</text:p>
          </table:table-cell>
          <table:table-cell table:style-name="ce19" office:value-type="float" office:value="17">
            <text:p>17</text:p>
          </table:table-cell>
        </table:table-row>
        <table:table-row table:style-name="ro1">
          <table:table-cell office:value-type="string">
            <text:p>1.1.5</text:p>
          </table:table-cell>
          <table:table-cell office:value-type="float" office:value="215">
            <text:p>215</text:p>
          </table:table-cell>
          <table:table-cell table:style-name="Piloto_20_de_20_Datos_20_Valor" office:value-type="float" office:value="18">
            <text:p>18</text:p>
          </table:table-cell>
          <table:table-cell table:style-name="ce19" office:value-type="float" office:value="233">
            <text:p>233</text:p>
          </table:table-cell>
        </table:table-row>
        <table:table-row table:style-name="ro1">
          <table:table-cell office:value-type="string">
            <text:p>1.1.6</text:p>
          </table:table-cell>
          <table:table-cell office:value-type="float" office:value="37">
            <text:p>37</text:p>
          </table:table-cell>
          <table:table-cell table:style-name="Piloto_20_de_20_Datos_20_Valor" office:value-type="float" office:value="8">
            <text:p>8</text:p>
          </table:table-cell>
          <table:table-cell table:style-name="ce19" office:value-type="float" office:value="45">
            <text:p>45</text:p>
          </table:table-cell>
        </table:table-row>
        <table:table-row table:style-name="ro1">
          <table:table-cell table:style-name="ce5" office:value-type="string">
            <text:p>Total Resultado</text:p>
          </table:table-cell>
          <table:table-cell table:style-name="ce11" office:value-type="float" office:value="310">
            <text:p>310</text:p>
          </table:table-cell>
          <table:table-cell table:style-name="ce15" office:value-type="float" office:value="33">
            <text:p>33</text:p>
          </table:table-cell>
          <table:table-cell table:style-name="ce20" office:value-type="float" office:value="343">
            <text:p>343</text:p>
          </table:table-cell>
        </table:table-row>
      </table:table>
      <table:table table:name="Informe 3" table:style-name="ta1" table:print="false">
        <office:forms form:automatic-focus="false" form:apply-design-mode="false"/>
        <table:table-column table:style-name="co6" table:default-cell-style-name="ce4"/>
        <table:table-column table:style-name="co2" table:default-cell-style-name="ce10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office:value-type="string">
            <text:p>Filtro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Piloto_20_de_20_Datos_20_Campo" office:value-type="string">
            <text:p>product</text:p>
          </table:table-cell>
          <table:table-cell table:style-name="ce6" office:value-type="string">
            <text:p>TOL</text:p>
          </table:table-cell>
          <table:table-cell table:number-columns-repeated="2"/>
        </table:table-row>
        <table:table-row table:style-name="ro1">
          <table:table-cell table:style-name="Piloto_20_de_20_Datos_20_Campo" office:value-type="string">
            <text:p>estado</text:p>
          </table:table-cell>
          <table:table-cell table:style-name="ce6" office:value-type="string">
            <text:p>- todo -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1" office:value-type="string">
            <text:p>Cantidad - bug_id</text:p>
          </table:table-cell>
          <table:table-cell table:style-name="ce7" office:value-type="string">
            <text:p>severidad</text:p>
          </table:table-cell>
          <table:table-cell table:style-name="ce12"/>
          <table:table-cell table:style-name="ce16"/>
        </table:table-row>
        <table:table-row table:style-name="ro1">
          <table:table-cell table:style-name="ce2" office:value-type="string">
            <text:p>Versión de aparición</text:p>
          </table:table-cell>
          <table:table-cell table:style-name="ce8" office:value-type="string">
            <text:p>fallo</text:p>
          </table:table-cell>
          <table:table-cell table:style-name="ce13" office:value-type="string">
            <text:p>mejora</text:p>
          </table:table-cell>
          <table:table-cell table:style-name="ce17" office:value-type="string">
            <text:p>Total Resultado</text:p>
          </table:table-cell>
        </table:table-row>
        <table:table-row table:style-name="ro1">
          <table:table-cell table:style-name="ce3" office:value-type="string">
            <text:p>1.1.0</text:p>
          </table:table-cell>
          <table:table-cell table:style-name="ce9" office:value-type="float" office:value="10">
            <text:p>10</text:p>
          </table:table-cell>
          <table:table-cell table:style-name="ce14" office:value-type="float" office:value="2">
            <text:p>2</text:p>
          </table:table-cell>
          <table:table-cell table:style-name="ce18" office:value-type="float" office:value="12">
            <text:p>12</text:p>
          </table:table-cell>
        </table:table-row>
        <table:table-row table:style-name="ro1">
          <table:table-cell office:value-type="string">
            <text:p>1.1.1</text:p>
          </table:table-cell>
          <table:table-cell office:value-type="float" office:value="153">
            <text:p>153</text:p>
          </table:table-cell>
          <table:table-cell table:style-name="Piloto_20_de_20_Datos_20_Valor" office:value-type="float" office:value="16">
            <text:p>16</text:p>
          </table:table-cell>
          <table:table-cell table:style-name="ce19" office:value-type="float" office:value="169">
            <text:p>169</text:p>
          </table:table-cell>
        </table:table-row>
        <table:table-row table:style-name="ro1">
          <table:table-cell office:value-type="string">
            <text:p>1.1.2</text:p>
          </table:table-cell>
          <table:table-cell office:value-type="float" office:value="72">
            <text:p>72</text:p>
          </table:table-cell>
          <table:table-cell table:style-name="Piloto_20_de_20_Datos_20_Valor" office:value-type="float" office:value="11">
            <text:p>11</text:p>
          </table:table-cell>
          <table:table-cell table:style-name="ce19" office:value-type="float" office:value="83">
            <text:p>83</text:p>
          </table:table-cell>
        </table:table-row>
        <table:table-row table:style-name="ro1">
          <table:table-cell office:value-type="string">
            <text:p>1.1.3</text:p>
          </table:table-cell>
          <table:table-cell office:value-type="float" office:value="56">
            <text:p>56</text:p>
          </table:table-cell>
          <table:table-cell table:style-name="Piloto_20_de_20_Datos_20_Valor" office:value-type="float" office:value="7">
            <text:p>7</text:p>
          </table:table-cell>
          <table:table-cell table:style-name="ce19" office:value-type="float" office:value="63">
            <text:p>63</text:p>
          </table:table-cell>
        </table:table-row>
        <table:table-row table:style-name="ro1">
          <table:table-cell office:value-type="string">
            <text:p>1.1.4</text:p>
          </table:table-cell>
          <table:table-cell office:value-type="float" office:value="14">
            <text:p>14</text:p>
          </table:table-cell>
          <table:table-cell table:style-name="Piloto_20_de_20_Datos_20_Valor"/>
          <table:table-cell table:style-name="ce19" office:value-type="float" office:value="14">
            <text:p>14</text:p>
          </table:table-cell>
        </table:table-row>
        <table:table-row table:style-name="ro1">
          <table:table-cell office:value-type="string">
            <text:p>1.1.5</text:p>
          </table:table-cell>
          <table:table-cell office:value-type="float" office:value="26">
            <text:p>26</text:p>
          </table:table-cell>
          <table:table-cell table:style-name="Piloto_20_de_20_Datos_20_Valor" office:value-type="float" office:value="5">
            <text:p>5</text:p>
          </table:table-cell>
          <table:table-cell table:style-name="ce19" office:value-type="float" office:value="31">
            <text:p>31</text:p>
          </table:table-cell>
        </table:table-row>
        <table:table-row table:style-name="ro1">
          <table:table-cell table:style-name="ce5" office:value-type="string">
            <text:p>Total Resultado</text:p>
          </table:table-cell>
          <table:table-cell table:style-name="ce11" office:value-type="float" office:value="331">
            <text:p>331</text:p>
          </table:table-cell>
          <table:table-cell table:style-name="ce15" office:value-type="float" office:value="41">
            <text:p>41</text:p>
          </table:table-cell>
          <table:table-cell table:style-name="ce20" office:value-type="float" office:value="372">
            <text:p>372</text:p>
          </table:table-cell>
        </table:table-row>
      </table:table>
      <table:table table:name="Informe 4" table:style-name="ta1" table:print="false">
        <office:forms form:automatic-focus="false" form:apply-design-mode="false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 office:value-type="string">
            <text:p>Filtro</text:p>
          </table:table-cell>
          <table:table-cell table:number-columns-repeated="3"/>
        </table:table-row>
        <table:table-row table:style-name="ro1">
          <table:table-cell table:style-name="Piloto_20_de_20_Datos_20_Campo" office:value-type="string">
            <text:p>product</text:p>
          </table:table-cell>
          <table:table-cell table:style-name="ce6" office:value-type="string">
            <text:p>TOL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3"/>
        </table:table-row>
        <table:table-row table:style-name="ro1">
          <table:table-cell table:style-name="ce1" office:value-type="string">
            <text:p>Cantidad - bug_id</text:p>
          </table:table-cell>
          <table:table-cell table:style-name="ce7" office:value-type="string">
            <text:p>severidad</text:p>
          </table:table-cell>
          <table:table-cell table:style-name="ce12"/>
          <table:table-cell table:style-name="ce16"/>
        </table:table-row>
        <table:table-row table:style-name="ro1">
          <table:table-cell table:style-name="ce2" office:value-type="string">
            <text:p>estado</text:p>
          </table:table-cell>
          <table:table-cell table:style-name="ce8" office:value-type="string">
            <text:p>fallo</text:p>
          </table:table-cell>
          <table:table-cell table:style-name="ce13" office:value-type="string">
            <text:p>mejora</text:p>
          </table:table-cell>
          <table:table-cell table:style-name="ce17" office:value-type="string">
            <text:p>Total Resultado</text:p>
          </table:table-cell>
        </table:table-row>
        <table:table-row table:style-name="ro1">
          <table:table-cell table:style-name="ce3" office:value-type="string">
            <text:p>pendiente</text:p>
          </table:table-cell>
          <table:table-cell table:style-name="ce9" office:value-type="float" office:value="9">
            <text:p>9</text:p>
          </table:table-cell>
          <table:table-cell table:style-name="ce14" office:value-type="float" office:value="1">
            <text:p>1</text:p>
          </table:table-cell>
          <table:table-cell table:style-name="ce18" office:value-type="float" office:value="10">
            <text:p>10</text:p>
          </table:table-cell>
        </table:table-row>
        <table:table-row table:style-name="ro1">
          <table:table-cell office:value-type="string">
            <text:p>postergado</text:p>
          </table:table-cell>
          <table:table-cell table:style-name="ce10" office:value-type="float" office:value="12">
            <text:p>12</text:p>
          </table:table-cell>
          <table:table-cell table:style-name="Piloto_20_de_20_Datos_20_Valor" office:value-type="float" office:value="7">
            <text:p>7</text:p>
          </table:table-cell>
          <table:table-cell table:style-name="ce19" office:value-type="float" office:value="19">
            <text:p>19</text:p>
          </table:table-cell>
        </table:table-row>
        <table:table-row table:style-name="ro1">
          <table:table-cell office:value-type="string">
            <text:p>resuelto</text:p>
          </table:table-cell>
          <table:table-cell table:style-name="ce10" office:value-type="float" office:value="310">
            <text:p>310</text:p>
          </table:table-cell>
          <table:table-cell table:style-name="Piloto_20_de_20_Datos_20_Valor" office:value-type="float" office:value="33">
            <text:p>33</text:p>
          </table:table-cell>
          <table:table-cell table:style-name="ce19" office:value-type="float" office:value="343">
            <text:p>343</text:p>
          </table:table-cell>
        </table:table-row>
        <table:table-row table:style-name="ro1">
          <table:table-cell table:style-name="ce5" office:value-type="string">
            <text:p>Total Resultado</text:p>
          </table:table-cell>
          <table:table-cell table:style-name="ce11" office:value-type="float" office:value="331">
            <text:p>331</text:p>
          </table:table-cell>
          <table:table-cell table:style-name="ce15" office:value-type="float" office:value="41">
            <text:p>41</text:p>
          </table:table-cell>
          <table:table-cell table:style-name="ce20" office:value-type="float" office:value="372">
            <text:p>372</text:p>
          </table:table-cell>
        </table:table-row>
      </table:table>
      <table:table table:name="Informe 5" table:style-name="ta1" table:print="false">
        <office:forms form:automatic-focus="false" form:apply-design-mode="false"/>
        <table:table-column table:style-name="co4" table:default-cell-style-name="ce4"/>
        <table:table-column table:style-name="co5" table:default-cell-style-name="ce37"/>
        <table:table-column table:style-name="co5" table:default-cell-style-name="Default"/>
        <table:table-row table:style-name="ro1">
          <table:table-cell table:style-name="Default" office:value-type="string">
            <text:p>Filtro</text:p>
          </table:table-cell>
          <table:table-cell table:style-name="Default"/>
          <table:table-cell/>
        </table:table-row>
        <table:table-row table:style-name="ro1">
          <table:table-cell table:style-name="Piloto_20_de_20_Datos_20_Campo" office:value-type="string">
            <text:p>product</text:p>
          </table:table-cell>
          <table:table-cell table:style-name="ce6" office:value-type="string">
            <text:p>- todo -</text:p>
          </table:table-cell>
          <table:table-cell/>
        </table:table-row>
        <table:table-row table:style-name="ro1">
          <table:table-cell table:style-name="Default" table:number-columns-repeated="2"/>
          <table:table-cell/>
        </table:table-row>
        <table:table-row table:style-name="ro1">
          <table:table-cell table:style-name="ce35" office:value-type="string">
            <text:p>bug_severity</text:p>
          </table:table-cell>
          <table:table-cell table:style-name="ce16"/>
          <table:table-cell>
            <draw:frame table:end-cell-address="'Informe 5'.J34" table:end-x="2.186cm" table:end-y="0.373cm" draw:z-index="0" draw:style-name="gr1" svg:width="17.777cm" svg:height="13.601cm" svg:x="0.215cm" svg:y="0.32cm">
              <draw:object draw:notify-on-update-of-ranges="'Informe 5'.A4:'Informe 5'.B1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style-name="ce3" office:value-type="string">
            <text:p>blocker</text:p>
          </table:table-cell>
          <table:table-cell table:style-name="ce36" office:value-type="float" office:value="83">
            <text:p>83</text:p>
          </table:table-cell>
          <table:table-cell/>
        </table:table-row>
        <table:table-row table:style-name="ro1">
          <table:table-cell office:value-type="string">
            <text:p>critical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enhancement</text:p>
          </table:table-cell>
          <table:table-cell office:value-type="float" office:value="75">
            <text:p>75</text:p>
          </table:table-cell>
          <table:table-cell/>
        </table:table-row>
        <table:table-row table:style-name="ro1">
          <table:table-cell office:value-type="string">
            <text:p>major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minor</text:p>
          </table:table-cell>
          <table:table-cell office:value-type="float" office:value="34">
            <text:p>34</text:p>
          </table:table-cell>
          <table:table-cell/>
        </table:table-row>
        <table:table-row table:style-name="ro1">
          <table:table-cell office:value-type="string">
            <text:p>normal</text:p>
          </table:table-cell>
          <table:table-cell office:value-type="float" office:value="195">
            <text:p>195</text:p>
          </table:table-cell>
          <table:table-cell/>
        </table:table-row>
        <table:table-row table:style-name="ro1">
          <table:table-cell office:value-type="string">
            <text:p>trivial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table:style-name="ce5" office:value-type="string">
            <text:p>Total Resultado</text:p>
          </table:table-cell>
          <table:table-cell table:style-name="ce20" office:value-type="float" office:value="519">
            <text:p>519</text:p>
          </table:table-cell>
          <table:table-cell/>
        </table:table-row>
      </table:table>
      <table:table table:name="Bugs" table:style-name="ta1" table:print="false">
        <table:table-column table:style-name="co17" table:default-cell-style-name="Default"/>
        <table:table-column table:style-name="co15" table:default-cell-style-name="ce39"/>
        <table:table-column table:style-name="co18" table:default-cell-style-name="ce39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6" table:default-cell-style-name="ce39"/>
        <table:table-column table:style-name="co19" table:default-cell-style-name="ce39"/>
        <table:table-column table:style-name="co22" table:default-cell-style-name="Default"/>
        <table:table-column table:style-name="co15" table:default-cell-style-name="Default"/>
        <table:table-row table:style-name="ro1">
          <table:table-cell office:value-type="string">
            <text:p>bug_id</text:p>
          </table:table-cell>
          <table:table-cell table:style-name="Default" office:value-type="string">
            <text:p>opendate</text:p>
          </table:table-cell>
          <table:table-cell table:style-name="Default" office:value-type="string">
            <text:p>changeddate</text:p>
          </table:table-cell>
          <table:table-cell office:value-type="string">
            <text:p>bug_severity</text:p>
          </table:table-cell>
          <table:table-cell office:value-type="string">
            <text:p>bug_status</text:p>
          </table:table-cell>
          <table:table-cell office:value-type="string">
            <text:p>resolution</text:p>
          </table:table-cell>
          <table:table-cell office:value-type="string">
            <text:p>product</text:p>
          </table:table-cell>
          <table:table-cell office:value-type="string">
            <text:p>short_short_desc</text:p>
          </table:table-cell>
          <table:table-cell office:value-type="string">
            <text:p>Versión de aparición</text:p>
          </table:table-cell>
          <table:table-cell office:value-type="string">
            <text:p>Versión de último cambio</text:p>
          </table:table-cell>
          <table:table-cell office:value-type="string">
            <text:p>severidad</text:p>
          </table:table-cell>
          <table:table-cell office:value-type="string">
            <text:p>estado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38" office:value-type="date" office:date-value="2004-02-20T11:28:42">
            <text:p>20/02/04 11:28</text:p>
          </table:table-cell>
          <table:table-cell table:style-name="ce38" office:value-type="date" office:date-value="2006-12-02T02:13:07">
            <text:p>02/12/06 02:1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recuency function looses a unit after second period.</text:p>
          </table:table-cell>
          <table:table-cell table:formula="oooc:=IF([.B2]&lt;=38082;&quot;1.1.0&quot;;IF([.B2]&lt;=38464;&quot;1.1.1&quot;;IF([.B2]&lt;=38796;&quot;1.1.2&quot;;IF([.B2]&lt;=39051;&quot;1.1.3&quot;;IF([.B2]&lt;=39133;&quot;1.1.4&quot;;IF([.B2]&lt;=39406;&quot;1.1.5&quot;;&quot;1.1.6&quot;))))))" office:value-type="string" office:string-value="1.1.0">
            <text:p>1.1.0</text:p>
          </table:table-cell>
          <table:table-cell table:formula="oooc:=IF([.C2]&lt;=38082;&quot;1.1.1&quot;;IF([.C2]&lt;=38464;&quot;1.1.2&quot;;IF([.C2]&lt;=38796;&quot;1.1.3&quot;;IF([.C2]&lt;=39051;&quot;1.1.4&quot;;IF([.C2]&lt;=39133;&quot;1.1.5&quot;;IF([.C2]&lt;=39406;&quot;1.1.6&quot;;&quot;1.1.7&quot;))))))" office:value-type="string" office:string-value="1.1.5">
            <text:p>1.1.5</text:p>
          </table:table-cell>
          <table:table-cell table:formula="oooc:=IF([.D2]=&quot;enhancement&quot;;&quot;mejora&quot;;&quot;fallo&quot;)" office:value-type="string" office:string-value="fallo">
            <text:p>fallo</text:p>
          </table:table-cell>
          <table:table-cell table:formula="oooc:=IF(OR([.E2]=&quot;NEW&quot;;[.E2]=&quot;ASSIGNED&quot;;[.E2]=&quot;REOPENED&quot;);&quot;pendiente&quot;;IF(OR([.F2]=&quot;LATER&quot;;[.F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style-name="ce38" office:value-type="date" office:date-value="2004-02-26T20:12:55">
            <text:p>26/02/04 20:12</text:p>
          </table:table-cell>
          <table:table-cell table:style-name="ce38" office:value-type="date" office:date-value="2006-12-02T02:13:36">
            <text:p>02/12/06 02:13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BMTFile(Set): Additional carry return</text:p>
          </table:table-cell>
          <table:table-cell table:formula="oooc:=IF([.B3]&lt;=38082;&quot;1.1.0&quot;;IF([.B3]&lt;=38464;&quot;1.1.1&quot;;IF([.B3]&lt;=38796;&quot;1.1.2&quot;;IF([.B3]&lt;=39051;&quot;1.1.3&quot;;IF([.B3]&lt;=39133;&quot;1.1.4&quot;;IF([.B3]&lt;=39406;&quot;1.1.5&quot;;&quot;1.1.6&quot;))))))" office:value-type="string" office:string-value="1.1.0">
            <text:p>1.1.0</text:p>
          </table:table-cell>
          <table:table-cell table:formula="oooc:=IF([.C3]&lt;=38082;&quot;1.1.1&quot;;IF([.C3]&lt;=38464;&quot;1.1.2&quot;;IF([.C3]&lt;=38796;&quot;1.1.3&quot;;IF([.C3]&lt;=39051;&quot;1.1.4&quot;;IF([.C3]&lt;=39133;&quot;1.1.5&quot;;IF([.C3]&lt;=39406;&quot;1.1.6&quot;;&quot;1.1.7&quot;))))))" office:value-type="string" office:string-value="1.1.5">
            <text:p>1.1.5</text:p>
          </table:table-cell>
          <table:table-cell table:formula="oooc:=IF([.D3]=&quot;enhancement&quot;;&quot;mejora&quot;;&quot;fallo&quot;)" office:value-type="string" office:string-value="fallo">
            <text:p>fallo</text:p>
          </table:table-cell>
          <table:table-cell table:formula="oooc:=IF(OR([.E3]=&quot;NEW&quot;;[.E3]=&quot;ASSIGNED&quot;;[.E3]=&quot;REOPENED&quot;);&quot;pendiente&quot;;IF(OR([.F3]=&quot;LATER&quot;;[.F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style-name="ce38" office:value-type="date" office:date-value="2004-03-05T21:50:03">
            <text:p>05/03/04 21:50</text:p>
          </table:table-cell>
          <table:table-cell table:style-name="ce38" office:value-type="date" office:date-value="2006-12-02T02:13:57">
            <text:p>02/12/06 02:13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holeskiInverse doesn't return the inverse matrix of the argument</text:p>
          </table:table-cell>
          <table:table-cell table:formula="oooc:=IF([.B4]&lt;=38082;&quot;1.1.0&quot;;IF([.B4]&lt;=38464;&quot;1.1.1&quot;;IF([.B4]&lt;=38796;&quot;1.1.2&quot;;IF([.B4]&lt;=39051;&quot;1.1.3&quot;;IF([.B4]&lt;=39133;&quot;1.1.4&quot;;IF([.B4]&lt;=39406;&quot;1.1.5&quot;;&quot;1.1.6&quot;))))))" office:value-type="string" office:string-value="1.1.0">
            <text:p>1.1.0</text:p>
          </table:table-cell>
          <table:table-cell table:formula="oooc:=IF([.C4]&lt;=38082;&quot;1.1.1&quot;;IF([.C4]&lt;=38464;&quot;1.1.2&quot;;IF([.C4]&lt;=38796;&quot;1.1.3&quot;;IF([.C4]&lt;=39051;&quot;1.1.4&quot;;IF([.C4]&lt;=39133;&quot;1.1.5&quot;;IF([.C4]&lt;=39406;&quot;1.1.6&quot;;&quot;1.1.7&quot;))))))" office:value-type="string" office:string-value="1.1.5">
            <text:p>1.1.5</text:p>
          </table:table-cell>
          <table:table-cell table:formula="oooc:=IF([.D4]=&quot;enhancement&quot;;&quot;mejora&quot;;&quot;fallo&quot;)" office:value-type="string" office:string-value="fallo">
            <text:p>fallo</text:p>
          </table:table-cell>
          <table:table-cell table:formula="oooc:=IF(OR([.E4]=&quot;NEW&quot;;[.E4]=&quot;ASSIGNED&quot;;[.E4]=&quot;REOPENED&quot;);&quot;pendiente&quot;;IF(OR([.F4]=&quot;LATER&quot;;[.F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38" office:value-type="date" office:date-value="2004-03-08T12:01:41">
            <text:p>08/03/04 12:01</text:p>
          </table:table-cell>
          <table:table-cell table:style-name="ce38" office:value-type="date" office:date-value="2006-12-02T02:14:55.000001">
            <text:p>02/12/06 02:1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allo en la funcion QuantileS()</text:p>
          </table:table-cell>
          <table:table-cell table:formula="oooc:=IF([.B5]&lt;=38082;&quot;1.1.0&quot;;IF([.B5]&lt;=38464;&quot;1.1.1&quot;;IF([.B5]&lt;=38796;&quot;1.1.2&quot;;IF([.B5]&lt;=39051;&quot;1.1.3&quot;;IF([.B5]&lt;=39133;&quot;1.1.4&quot;;IF([.B5]&lt;=39406;&quot;1.1.5&quot;;&quot;1.1.6&quot;))))))" office:value-type="string" office:string-value="1.1.0">
            <text:p>1.1.0</text:p>
          </table:table-cell>
          <table:table-cell table:formula="oooc:=IF([.C5]&lt;=38082;&quot;1.1.1&quot;;IF([.C5]&lt;=38464;&quot;1.1.2&quot;;IF([.C5]&lt;=38796;&quot;1.1.3&quot;;IF([.C5]&lt;=39051;&quot;1.1.4&quot;;IF([.C5]&lt;=39133;&quot;1.1.5&quot;;IF([.C5]&lt;=39406;&quot;1.1.6&quot;;&quot;1.1.7&quot;))))))" office:value-type="string" office:string-value="1.1.5">
            <text:p>1.1.5</text:p>
          </table:table-cell>
          <table:table-cell table:formula="oooc:=IF([.D5]=&quot;enhancement&quot;;&quot;mejora&quot;;&quot;fallo&quot;)" office:value-type="string" office:string-value="fallo">
            <text:p>fallo</text:p>
          </table:table-cell>
          <table:table-cell table:formula="oooc:=IF(OR([.E5]=&quot;NEW&quot;;[.E5]=&quot;ASSIGNED&quot;;[.E5]=&quot;REOPENED&quot;);&quot;pendiente&quot;;IF(OR([.F5]=&quot;LATER&quot;;[.F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style-name="ce38" office:value-type="date" office:date-value="2004-03-16T12:20:43">
            <text:p>16/03/04 12:20</text:p>
          </table:table-cell>
          <table:table-cell table:style-name="ce38" office:value-type="date" office:date-value="2006-12-04T15:57:57">
            <text:p>04/12/06 15:57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GSL libraries not correctly detected</text:p>
          </table:table-cell>
          <table:table-cell table:formula="oooc:=IF([.B6]&lt;=38082;&quot;1.1.0&quot;;IF([.B6]&lt;=38464;&quot;1.1.1&quot;;IF([.B6]&lt;=38796;&quot;1.1.2&quot;;IF([.B6]&lt;=39051;&quot;1.1.3&quot;;IF([.B6]&lt;=39133;&quot;1.1.4&quot;;IF([.B6]&lt;=39406;&quot;1.1.5&quot;;&quot;1.1.6&quot;))))))" office:value-type="string" office:string-value="1.1.0">
            <text:p>1.1.0</text:p>
          </table:table-cell>
          <table:table-cell table:formula="oooc:=IF([.C6]&lt;=38082;&quot;1.1.1&quot;;IF([.C6]&lt;=38464;&quot;1.1.2&quot;;IF([.C6]&lt;=38796;&quot;1.1.3&quot;;IF([.C6]&lt;=39051;&quot;1.1.4&quot;;IF([.C6]&lt;=39133;&quot;1.1.5&quot;;IF([.C6]&lt;=39406;&quot;1.1.6&quot;;&quot;1.1.7&quot;))))))" office:value-type="string" office:string-value="1.1.5">
            <text:p>1.1.5</text:p>
          </table:table-cell>
          <table:table-cell table:formula="oooc:=IF([.D6]=&quot;enhancement&quot;;&quot;mejora&quot;;&quot;fallo&quot;)" office:value-type="string" office:string-value="fallo">
            <text:p>fallo</text:p>
          </table:table-cell>
          <table:table-cell table:formula="oooc:=IF(OR([.E6]=&quot;NEW&quot;;[.E6]=&quot;ASSIGNED&quot;;[.E6]=&quot;REOPENED&quot;);&quot;pendiente&quot;;IF(OR([.F6]=&quot;LATER&quot;;[.F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style-name="ce38" office:value-type="date" office:date-value="2004-03-17T10:49:00">
            <text:p>17/03/04 10:49</text:p>
          </table:table-cell>
          <table:table-cell table:style-name="ce38" office:value-type="date" office:date-value="2006-04-21T11:16:57">
            <text:p>21/04/06 11:16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Markers in graphs</text:p>
          </table:table-cell>
          <table:table-cell table:formula="oooc:=IF([.B7]&lt;=38082;&quot;1.1.0&quot;;IF([.B7]&lt;=38464;&quot;1.1.1&quot;;IF([.B7]&lt;=38796;&quot;1.1.2&quot;;IF([.B7]&lt;=39051;&quot;1.1.3&quot;;IF([.B7]&lt;=39133;&quot;1.1.4&quot;;IF([.B7]&lt;=39406;&quot;1.1.5&quot;;&quot;1.1.6&quot;))))))" office:value-type="string" office:string-value="1.1.0">
            <text:p>1.1.0</text:p>
          </table:table-cell>
          <table:table-cell table:formula="oooc:=IF([.C7]&lt;=38082;&quot;1.1.1&quot;;IF([.C7]&lt;=38464;&quot;1.1.2&quot;;IF([.C7]&lt;=38796;&quot;1.1.3&quot;;IF([.C7]&lt;=39051;&quot;1.1.4&quot;;IF([.C7]&lt;=39133;&quot;1.1.5&quot;;IF([.C7]&lt;=39406;&quot;1.1.6&quot;;&quot;1.1.7&quot;))))))" office:value-type="string" office:string-value="1.1.4">
            <text:p>1.1.4</text:p>
          </table:table-cell>
          <table:table-cell table:formula="oooc:=IF([.D7]=&quot;enhancement&quot;;&quot;mejora&quot;;&quot;fallo&quot;)" office:value-type="string" office:string-value="mejora">
            <text:p>mejora</text:p>
          </table:table-cell>
          <table:table-cell table:formula="oooc:=IF(OR([.E7]=&quot;NEW&quot;;[.E7]=&quot;ASSIGNED&quot;;[.E7]=&quot;REOPENED&quot;);&quot;pendiente&quot;;IF(OR([.F7]=&quot;LATER&quot;;[.F7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style-name="ce38" office:value-type="date" office:date-value="2004-03-17T12:12:22">
            <text:p>17/03/04 12:12</text:p>
          </table:table-cell>
          <table:table-cell table:style-name="ce38" office:value-type="date" office:date-value="2004-03-17T18:13:33">
            <text:p>17/03/04 18:1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able gets destroyed when created from graph.</text:p>
          </table:table-cell>
          <table:table-cell table:formula="oooc:=IF([.B8]&lt;=38082;&quot;1.1.0&quot;;IF([.B8]&lt;=38464;&quot;1.1.1&quot;;IF([.B8]&lt;=38796;&quot;1.1.2&quot;;IF([.B8]&lt;=39051;&quot;1.1.3&quot;;IF([.B8]&lt;=39133;&quot;1.1.4&quot;;IF([.B8]&lt;=39406;&quot;1.1.5&quot;;&quot;1.1.6&quot;))))))" office:value-type="string" office:string-value="1.1.0">
            <text:p>1.1.0</text:p>
          </table:table-cell>
          <table:table-cell table:formula="oooc:=IF([.C8]&lt;=38082;&quot;1.1.1&quot;;IF([.C8]&lt;=38464;&quot;1.1.2&quot;;IF([.C8]&lt;=38796;&quot;1.1.3&quot;;IF([.C8]&lt;=39051;&quot;1.1.4&quot;;IF([.C8]&lt;=39133;&quot;1.1.5&quot;;IF([.C8]&lt;=39406;&quot;1.1.6&quot;;&quot;1.1.7&quot;))))))" office:value-type="string" office:string-value="1.1.1">
            <text:p>1.1.1</text:p>
          </table:table-cell>
          <table:table-cell table:formula="oooc:=IF([.D8]=&quot;enhancement&quot;;&quot;mejora&quot;;&quot;fallo&quot;)" office:value-type="string" office:string-value="fallo">
            <text:p>fallo</text:p>
          </table:table-cell>
          <table:table-cell table:formula="oooc:=IF(OR([.E8]=&quot;NEW&quot;;[.E8]=&quot;ASSIGNED&quot;;[.E8]=&quot;REOPENED&quot;);&quot;pendiente&quot;;IF(OR([.F8]=&quot;LATER&quot;;[.F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style-name="ce38" office:value-type="date" office:date-value="2004-03-17T17:06:46">
            <text:p>17/03/04 17:06</text:p>
          </table:table-cell>
          <table:table-cell table:style-name="ce38" office:value-type="date" office:date-value="2004-04-29T12:23:25">
            <text:p>29/04/04 12:23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Line color and fillups in graph options</text:p>
          </table:table-cell>
          <table:table-cell table:formula="oooc:=IF([.B9]&lt;=38082;&quot;1.1.0&quot;;IF([.B9]&lt;=38464;&quot;1.1.1&quot;;IF([.B9]&lt;=38796;&quot;1.1.2&quot;;IF([.B9]&lt;=39051;&quot;1.1.3&quot;;IF([.B9]&lt;=39133;&quot;1.1.4&quot;;IF([.B9]&lt;=39406;&quot;1.1.5&quot;;&quot;1.1.6&quot;))))))" office:value-type="string" office:string-value="1.1.0">
            <text:p>1.1.0</text:p>
          </table:table-cell>
          <table:table-cell table:formula="oooc:=IF([.C9]&lt;=38082;&quot;1.1.1&quot;;IF([.C9]&lt;=38464;&quot;1.1.2&quot;;IF([.C9]&lt;=38796;&quot;1.1.3&quot;;IF([.C9]&lt;=39051;&quot;1.1.4&quot;;IF([.C9]&lt;=39133;&quot;1.1.5&quot;;IF([.C9]&lt;=39406;&quot;1.1.6&quot;;&quot;1.1.7&quot;))))))" office:value-type="string" office:string-value="1.1.2">
            <text:p>1.1.2</text:p>
          </table:table-cell>
          <table:table-cell table:formula="oooc:=IF([.D9]=&quot;enhancement&quot;;&quot;mejora&quot;;&quot;fallo&quot;)" office:value-type="string" office:string-value="fallo">
            <text:p>fallo</text:p>
          </table:table-cell>
          <table:table-cell table:formula="oooc:=IF(OR([.E9]=&quot;NEW&quot;;[.E9]=&quot;ASSIGNED&quot;;[.E9]=&quot;REOPENED&quot;);&quot;pendiente&quot;;IF(OR([.F9]=&quot;LATER&quot;;[.F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style-name="ce38" office:value-type="date" office:date-value="2004-03-17T18:05:55">
            <text:p>17/03/04 18:05</text:p>
          </table:table-cell>
          <table:table-cell table:style-name="ce38" office:value-type="date" office:date-value="2006-11-30T18:49:22">
            <text:p>30/11/06 18:49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X Axis in Set's charts</text:p>
          </table:table-cell>
          <table:table-cell table:formula="oooc:=IF([.B10]&lt;=38082;&quot;1.1.0&quot;;IF([.B10]&lt;=38464;&quot;1.1.1&quot;;IF([.B10]&lt;=38796;&quot;1.1.2&quot;;IF([.B10]&lt;=39051;&quot;1.1.3&quot;;IF([.B10]&lt;=39133;&quot;1.1.4&quot;;IF([.B10]&lt;=39406;&quot;1.1.5&quot;;&quot;1.1.6&quot;))))))" office:value-type="string" office:string-value="1.1.0">
            <text:p>1.1.0</text:p>
          </table:table-cell>
          <table:table-cell table:formula="oooc:=IF([.C10]&lt;=38082;&quot;1.1.1&quot;;IF([.C10]&lt;=38464;&quot;1.1.2&quot;;IF([.C10]&lt;=38796;&quot;1.1.3&quot;;IF([.C10]&lt;=39051;&quot;1.1.4&quot;;IF([.C10]&lt;=39133;&quot;1.1.5&quot;;IF([.C10]&lt;=39406;&quot;1.1.6&quot;;&quot;1.1.7&quot;))))))" office:value-type="string" office:string-value="1.1.5">
            <text:p>1.1.5</text:p>
          </table:table-cell>
          <table:table-cell table:formula="oooc:=IF([.D10]=&quot;enhancement&quot;;&quot;mejora&quot;;&quot;fallo&quot;)" office:value-type="string" office:string-value="mejora">
            <text:p>mejora</text:p>
          </table:table-cell>
          <table:table-cell table:formula="oooc:=IF(OR([.E10]=&quot;NEW&quot;;[.E10]=&quot;ASSIGNED&quot;;[.E10]=&quot;REOPENED&quot;);&quot;pendiente&quot;;IF(OR([.F10]=&quot;LATER&quot;;[.F1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style-name="ce38" office:value-type="date" office:date-value="2004-03-18T13:56:52">
            <text:p>18/03/04 13:56</text:p>
          </table:table-cell>
          <table:table-cell table:style-name="ce38" office:value-type="date" office:date-value="2006-12-04T13:15:44">
            <text:p>04/12/06 13:15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imeSet global &amp; TimeSet no global</text:p>
          </table:table-cell>
          <table:table-cell table:formula="oooc:=IF([.B11]&lt;=38082;&quot;1.1.0&quot;;IF([.B11]&lt;=38464;&quot;1.1.1&quot;;IF([.B11]&lt;=38796;&quot;1.1.2&quot;;IF([.B11]&lt;=39051;&quot;1.1.3&quot;;IF([.B11]&lt;=39133;&quot;1.1.4&quot;;IF([.B11]&lt;=39406;&quot;1.1.5&quot;;&quot;1.1.6&quot;))))))" office:value-type="string" office:string-value="1.1.0">
            <text:p>1.1.0</text:p>
          </table:table-cell>
          <table:table-cell table:formula="oooc:=IF([.C11]&lt;=38082;&quot;1.1.1&quot;;IF([.C11]&lt;=38464;&quot;1.1.2&quot;;IF([.C11]&lt;=38796;&quot;1.1.3&quot;;IF([.C11]&lt;=39051;&quot;1.1.4&quot;;IF([.C11]&lt;=39133;&quot;1.1.5&quot;;IF([.C11]&lt;=39406;&quot;1.1.6&quot;;&quot;1.1.7&quot;))))))" office:value-type="string" office:string-value="1.1.5">
            <text:p>1.1.5</text:p>
          </table:table-cell>
          <table:table-cell table:formula="oooc:=IF([.D11]=&quot;enhancement&quot;;&quot;mejora&quot;;&quot;fallo&quot;)" office:value-type="string" office:string-value="fallo">
            <text:p>fallo</text:p>
          </table:table-cell>
          <table:table-cell table:formula="oooc:=IF(OR([.E11]=&quot;NEW&quot;;[.E11]=&quot;ASSIGNED&quot;;[.E11]=&quot;REOPENED&quot;);&quot;pendiente&quot;;IF(OR([.F11]=&quot;LATER&quot;;[.F1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style-name="ce38" office:value-type="date" office:date-value="2004-03-24T15:10:00">
            <text:p>24/03/04 15:10</text:p>
          </table:table-cell>
          <table:table-cell table:style-name="ce38" office:value-type="date" office:date-value="2004-03-26T18:12:18">
            <text:p>26/03/04 18:1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diferent trace in function "Estimate"</text:p>
          </table:table-cell>
          <table:table-cell table:formula="oooc:=IF([.B12]&lt;=38082;&quot;1.1.0&quot;;IF([.B12]&lt;=38464;&quot;1.1.1&quot;;IF([.B12]&lt;=38796;&quot;1.1.2&quot;;IF([.B12]&lt;=39051;&quot;1.1.3&quot;;IF([.B12]&lt;=39133;&quot;1.1.4&quot;;IF([.B12]&lt;=39406;&quot;1.1.5&quot;;&quot;1.1.6&quot;))))))" office:value-type="string" office:string-value="1.1.0">
            <text:p>1.1.0</text:p>
          </table:table-cell>
          <table:table-cell table:formula="oooc:=IF([.C12]&lt;=38082;&quot;1.1.1&quot;;IF([.C12]&lt;=38464;&quot;1.1.2&quot;;IF([.C12]&lt;=38796;&quot;1.1.3&quot;;IF([.C12]&lt;=39051;&quot;1.1.4&quot;;IF([.C12]&lt;=39133;&quot;1.1.5&quot;;IF([.C12]&lt;=39406;&quot;1.1.6&quot;;&quot;1.1.7&quot;))))))" office:value-type="string" office:string-value="1.1.1">
            <text:p>1.1.1</text:p>
          </table:table-cell>
          <table:table-cell table:formula="oooc:=IF([.D12]=&quot;enhancement&quot;;&quot;mejora&quot;;&quot;fallo&quot;)" office:value-type="string" office:string-value="fallo">
            <text:p>fallo</text:p>
          </table:table-cell>
          <table:table-cell table:formula="oooc:=IF(OR([.E12]=&quot;NEW&quot;;[.E12]=&quot;ASSIGNED&quot;;[.E12]=&quot;REOPENED&quot;);&quot;pendiente&quot;;IF(OR([.F12]=&quot;LATER&quot;;[.F1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style-name="ce38" office:value-type="date" office:date-value="2004-03-24T15:18:53">
            <text:p>24/03/04 15:18</text:p>
          </table:table-cell>
          <table:table-cell table:style-name="ce38" office:value-type="date" office:date-value="2006-12-04T14:55:08">
            <text:p>04/12/06 14:5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he Estimate function gives back a wrong standard deviation</text:p>
          </table:table-cell>
          <table:table-cell table:formula="oooc:=IF([.B13]&lt;=38082;&quot;1.1.0&quot;;IF([.B13]&lt;=38464;&quot;1.1.1&quot;;IF([.B13]&lt;=38796;&quot;1.1.2&quot;;IF([.B13]&lt;=39051;&quot;1.1.3&quot;;IF([.B13]&lt;=39133;&quot;1.1.4&quot;;IF([.B13]&lt;=39406;&quot;1.1.5&quot;;&quot;1.1.6&quot;))))))" office:value-type="string" office:string-value="1.1.0">
            <text:p>1.1.0</text:p>
          </table:table-cell>
          <table:table-cell table:formula="oooc:=IF([.C13]&lt;=38082;&quot;1.1.1&quot;;IF([.C13]&lt;=38464;&quot;1.1.2&quot;;IF([.C13]&lt;=38796;&quot;1.1.3&quot;;IF([.C13]&lt;=39051;&quot;1.1.4&quot;;IF([.C13]&lt;=39133;&quot;1.1.5&quot;;IF([.C13]&lt;=39406;&quot;1.1.6&quot;;&quot;1.1.7&quot;))))))" office:value-type="string" office:string-value="1.1.5">
            <text:p>1.1.5</text:p>
          </table:table-cell>
          <table:table-cell table:formula="oooc:=IF([.D13]=&quot;enhancement&quot;;&quot;mejora&quot;;&quot;fallo&quot;)" office:value-type="string" office:string-value="fallo">
            <text:p>fallo</text:p>
          </table:table-cell>
          <table:table-cell table:formula="oooc:=IF(OR([.E13]=&quot;NEW&quot;;[.E13]=&quot;ASSIGNED&quot;;[.E13]=&quot;REOPENED&quot;);&quot;pendiente&quot;;IF(OR([.F13]=&quot;LATER&quot;;[.F1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style-name="ce38" office:value-type="date" office:date-value="2004-03-24T19:27:12">
            <text:p>24/03/04 19:27</text:p>
          </table:table-cell>
          <table:table-cell table:style-name="ce38" office:value-type="date" office:date-value="2004-03-24T19:28:11">
            <text:p>24/03/04 19:28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Web</text:p>
          </table:table-cell>
          <table:table-cell office:value-type="string">
            <text:p>Bad default priority</text:p>
          </table:table-cell>
          <table:table-cell table:formula="oooc:=IF([.B14]&lt;=38082;&quot;1.1.0&quot;;IF([.B14]&lt;=38464;&quot;1.1.1&quot;;IF([.B14]&lt;=38796;&quot;1.1.2&quot;;IF([.B14]&lt;=39051;&quot;1.1.3&quot;;IF([.B14]&lt;=39133;&quot;1.1.4&quot;;IF([.B14]&lt;=39406;&quot;1.1.5&quot;;&quot;1.1.6&quot;))))))" office:value-type="string" office:string-value="1.1.0">
            <text:p>1.1.0</text:p>
          </table:table-cell>
          <table:table-cell table:formula="oooc:=IF([.C14]&lt;=38082;&quot;1.1.1&quot;;IF([.C14]&lt;=38464;&quot;1.1.2&quot;;IF([.C14]&lt;=38796;&quot;1.1.3&quot;;IF([.C14]&lt;=39051;&quot;1.1.4&quot;;IF([.C14]&lt;=39133;&quot;1.1.5&quot;;IF([.C14]&lt;=39406;&quot;1.1.6&quot;;&quot;1.1.7&quot;))))))" office:value-type="string" office:string-value="1.1.1">
            <text:p>1.1.1</text:p>
          </table:table-cell>
          <table:table-cell table:formula="oooc:=IF([.D14]=&quot;enhancement&quot;;&quot;mejora&quot;;&quot;fallo&quot;)" office:value-type="string" office:string-value="fallo">
            <text:p>fallo</text:p>
          </table:table-cell>
          <table:table-cell table:formula="oooc:=IF(OR([.E14]=&quot;NEW&quot;;[.E14]=&quot;ASSIGNED&quot;;[.E14]=&quot;REOPENED&quot;);&quot;pendiente&quot;;IF(OR([.F14]=&quot;LATER&quot;;[.F1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38" office:value-type="date" office:date-value="2004-03-25T18:07:21">
            <text:p>25/03/04 18:07</text:p>
          </table:table-cell>
          <table:table-cell table:style-name="ce38" office:value-type="date" office:date-value="2004-03-25T18:31:57">
            <text:p>25/03/04 18:3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Web</text:p>
          </table:table-cell>
          <table:table-cell office:value-type="string">
            <text:p>The TOL Component list for bugs reporting</text:p>
          </table:table-cell>
          <table:table-cell table:formula="oooc:=IF([.B15]&lt;=38082;&quot;1.1.0&quot;;IF([.B15]&lt;=38464;&quot;1.1.1&quot;;IF([.B15]&lt;=38796;&quot;1.1.2&quot;;IF([.B15]&lt;=39051;&quot;1.1.3&quot;;IF([.B15]&lt;=39133;&quot;1.1.4&quot;;IF([.B15]&lt;=39406;&quot;1.1.5&quot;;&quot;1.1.6&quot;))))))" office:value-type="string" office:string-value="1.1.0">
            <text:p>1.1.0</text:p>
          </table:table-cell>
          <table:table-cell table:formula="oooc:=IF([.C15]&lt;=38082;&quot;1.1.1&quot;;IF([.C15]&lt;=38464;&quot;1.1.2&quot;;IF([.C15]&lt;=38796;&quot;1.1.3&quot;;IF([.C15]&lt;=39051;&quot;1.1.4&quot;;IF([.C15]&lt;=39133;&quot;1.1.5&quot;;IF([.C15]&lt;=39406;&quot;1.1.6&quot;;&quot;1.1.7&quot;))))))" office:value-type="string" office:string-value="1.1.1">
            <text:p>1.1.1</text:p>
          </table:table-cell>
          <table:table-cell table:formula="oooc:=IF([.D15]=&quot;enhancement&quot;;&quot;mejora&quot;;&quot;fallo&quot;)" office:value-type="string" office:string-value="fallo">
            <text:p>fallo</text:p>
          </table:table-cell>
          <table:table-cell table:formula="oooc:=IF(OR([.E15]=&quot;NEW&quot;;[.E15]=&quot;ASSIGNED&quot;;[.E15]=&quot;REOPENED&quot;);&quot;pendiente&quot;;IF(OR([.F15]=&quot;LATER&quot;;[.F1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style-name="ce38" office:value-type="date" office:date-value="2004-03-25T18:12:37">
            <text:p>25/03/04 18:12</text:p>
          </table:table-cell>
          <table:table-cell table:style-name="ce38" office:value-type="date" office:date-value="2006-12-04T15:58:18">
            <text:p>04/12/06 15:5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iming traces are not working</text:p>
          </table:table-cell>
          <table:table-cell table:formula="oooc:=IF([.B16]&lt;=38082;&quot;1.1.0&quot;;IF([.B16]&lt;=38464;&quot;1.1.1&quot;;IF([.B16]&lt;=38796;&quot;1.1.2&quot;;IF([.B16]&lt;=39051;&quot;1.1.3&quot;;IF([.B16]&lt;=39133;&quot;1.1.4&quot;;IF([.B16]&lt;=39406;&quot;1.1.5&quot;;&quot;1.1.6&quot;))))))" office:value-type="string" office:string-value="1.1.0">
            <text:p>1.1.0</text:p>
          </table:table-cell>
          <table:table-cell table:formula="oooc:=IF([.C16]&lt;=38082;&quot;1.1.1&quot;;IF([.C16]&lt;=38464;&quot;1.1.2&quot;;IF([.C16]&lt;=38796;&quot;1.1.3&quot;;IF([.C16]&lt;=39051;&quot;1.1.4&quot;;IF([.C16]&lt;=39133;&quot;1.1.5&quot;;IF([.C16]&lt;=39406;&quot;1.1.6&quot;;&quot;1.1.7&quot;))))))" office:value-type="string" office:string-value="1.1.5">
            <text:p>1.1.5</text:p>
          </table:table-cell>
          <table:table-cell table:formula="oooc:=IF([.D16]=&quot;enhancement&quot;;&quot;mejora&quot;;&quot;fallo&quot;)" office:value-type="string" office:string-value="fallo">
            <text:p>fallo</text:p>
          </table:table-cell>
          <table:table-cell table:formula="oooc:=IF(OR([.E16]=&quot;NEW&quot;;[.E16]=&quot;ASSIGNED&quot;;[.E16]=&quot;REOPENED&quot;);&quot;pendiente&quot;;IF(OR([.F16]=&quot;LATER&quot;;[.F1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style-name="ce38" office:value-type="date" office:date-value="2004-03-30T13:17:46">
            <text:p>30/03/04 13:17</text:p>
          </table:table-cell>
          <table:table-cell table:style-name="ce38" office:value-type="date" office:date-value="2006-04-19T17:11:55.000001">
            <text:p>19/04/06 17:11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Bad work of Ctrl button</text:p>
          </table:table-cell>
          <table:table-cell table:formula="oooc:=IF([.B17]&lt;=38082;&quot;1.1.0&quot;;IF([.B17]&lt;=38464;&quot;1.1.1&quot;;IF([.B17]&lt;=38796;&quot;1.1.2&quot;;IF([.B17]&lt;=39051;&quot;1.1.3&quot;;IF([.B17]&lt;=39133;&quot;1.1.4&quot;;IF([.B17]&lt;=39406;&quot;1.1.5&quot;;&quot;1.1.6&quot;))))))" office:value-type="string" office:string-value="1.1.0">
            <text:p>1.1.0</text:p>
          </table:table-cell>
          <table:table-cell table:formula="oooc:=IF([.C17]&lt;=38082;&quot;1.1.1&quot;;IF([.C17]&lt;=38464;&quot;1.1.2&quot;;IF([.C17]&lt;=38796;&quot;1.1.3&quot;;IF([.C17]&lt;=39051;&quot;1.1.4&quot;;IF([.C17]&lt;=39133;&quot;1.1.5&quot;;IF([.C17]&lt;=39406;&quot;1.1.6&quot;;&quot;1.1.7&quot;))))))" office:value-type="string" office:string-value="1.1.4">
            <text:p>1.1.4</text:p>
          </table:table-cell>
          <table:table-cell table:formula="oooc:=IF([.D17]=&quot;enhancement&quot;;&quot;mejora&quot;;&quot;fallo&quot;)" office:value-type="string" office:string-value="fallo">
            <text:p>fallo</text:p>
          </table:table-cell>
          <table:table-cell table:formula="oooc:=IF(OR([.E17]=&quot;NEW&quot;;[.E17]=&quot;ASSIGNED&quot;;[.E17]=&quot;REOPENED&quot;);&quot;pendiente&quot;;IF(OR([.F17]=&quot;LATER&quot;;[.F1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style-name="ce38" office:value-type="date" office:date-value="2004-03-30T14:07:25.000001">
            <text:p>30/03/04 14:07</text:p>
          </table:table-cell>
          <table:table-cell table:style-name="ce38" office:value-type="date" office:date-value="2007-11-06T10:41:44">
            <text:p>06/11/07 10:41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Web</text:p>
          </table:table-cell>
          <table:table-cell office:value-type="string">
            <text:p>Binary version</text:p>
          </table:table-cell>
          <table:table-cell table:formula="oooc:=IF([.B18]&lt;=38082;&quot;1.1.0&quot;;IF([.B18]&lt;=38464;&quot;1.1.1&quot;;IF([.B18]&lt;=38796;&quot;1.1.2&quot;;IF([.B18]&lt;=39051;&quot;1.1.3&quot;;IF([.B18]&lt;=39133;&quot;1.1.4&quot;;IF([.B18]&lt;=39406;&quot;1.1.5&quot;;&quot;1.1.6&quot;))))))" office:value-type="string" office:string-value="1.1.0">
            <text:p>1.1.0</text:p>
          </table:table-cell>
          <table:table-cell table:formula="oooc:=IF([.C18]&lt;=38082;&quot;1.1.1&quot;;IF([.C18]&lt;=38464;&quot;1.1.2&quot;;IF([.C18]&lt;=38796;&quot;1.1.3&quot;;IF([.C18]&lt;=39051;&quot;1.1.4&quot;;IF([.C18]&lt;=39133;&quot;1.1.5&quot;;IF([.C18]&lt;=39406;&quot;1.1.6&quot;;&quot;1.1.7&quot;))))))" office:value-type="string" office:string-value="1.1.6">
            <text:p>1.1.6</text:p>
          </table:table-cell>
          <table:table-cell table:formula="oooc:=IF([.D18]=&quot;enhancement&quot;;&quot;mejora&quot;;&quot;fallo&quot;)" office:value-type="string" office:string-value="mejora">
            <text:p>mejora</text:p>
          </table:table-cell>
          <table:table-cell table:formula="oooc:=IF(OR([.E18]=&quot;NEW&quot;;[.E18]=&quot;ASSIGNED&quot;;[.E18]=&quot;REOPENED&quot;);&quot;pendiente&quot;;IF(OR([.F18]=&quot;LATER&quot;;[.F1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style-name="ce38" office:value-type="date" office:date-value="2004-04-01T11:47:04">
            <text:p>01/04/04 11:47</text:p>
          </table:table-cell>
          <table:table-cell table:style-name="ce38" office:value-type="date" office:date-value="2006-12-04T15:09:53">
            <text:p>04/12/06 15:09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aída en compilación por la función IF</text:p>
          </table:table-cell>
          <table:table-cell table:formula="oooc:=IF([.B19]&lt;=38082;&quot;1.1.0&quot;;IF([.B19]&lt;=38464;&quot;1.1.1&quot;;IF([.B19]&lt;=38796;&quot;1.1.2&quot;;IF([.B19]&lt;=39051;&quot;1.1.3&quot;;IF([.B19]&lt;=39133;&quot;1.1.4&quot;;IF([.B19]&lt;=39406;&quot;1.1.5&quot;;&quot;1.1.6&quot;))))))" office:value-type="string" office:string-value="1.1.0">
            <text:p>1.1.0</text:p>
          </table:table-cell>
          <table:table-cell table:formula="oooc:=IF([.C19]&lt;=38082;&quot;1.1.1&quot;;IF([.C19]&lt;=38464;&quot;1.1.2&quot;;IF([.C19]&lt;=38796;&quot;1.1.3&quot;;IF([.C19]&lt;=39051;&quot;1.1.4&quot;;IF([.C19]&lt;=39133;&quot;1.1.5&quot;;IF([.C19]&lt;=39406;&quot;1.1.6&quot;;&quot;1.1.7&quot;))))))" office:value-type="string" office:string-value="1.1.5">
            <text:p>1.1.5</text:p>
          </table:table-cell>
          <table:table-cell table:formula="oooc:=IF([.D19]=&quot;enhancement&quot;;&quot;mejora&quot;;&quot;fallo&quot;)" office:value-type="string" office:string-value="fallo">
            <text:p>fallo</text:p>
          </table:table-cell>
          <table:table-cell table:formula="oooc:=IF(OR([.E19]=&quot;NEW&quot;;[.E19]=&quot;ASSIGNED&quot;;[.E19]=&quot;REOPENED&quot;);&quot;pendiente&quot;;IF(OR([.F19]=&quot;LATER&quot;;[.F1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style-name="ce38" office:value-type="date" office:date-value="2004-04-01T15:36:52">
            <text:p>01/04/04 15:36</text:p>
          </table:table-cell>
          <table:table-cell table:style-name="ce38" office:value-type="date" office:date-value="2006-12-04T16:23:41">
            <text:p>04/12/06 16:23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ound function and decimal number</text:p>
          </table:table-cell>
          <table:table-cell table:formula="oooc:=IF([.B20]&lt;=38082;&quot;1.1.0&quot;;IF([.B20]&lt;=38464;&quot;1.1.1&quot;;IF([.B20]&lt;=38796;&quot;1.1.2&quot;;IF([.B20]&lt;=39051;&quot;1.1.3&quot;;IF([.B20]&lt;=39133;&quot;1.1.4&quot;;IF([.B20]&lt;=39406;&quot;1.1.5&quot;;&quot;1.1.6&quot;))))))" office:value-type="string" office:string-value="1.1.0">
            <text:p>1.1.0</text:p>
          </table:table-cell>
          <table:table-cell table:formula="oooc:=IF([.C20]&lt;=38082;&quot;1.1.1&quot;;IF([.C20]&lt;=38464;&quot;1.1.2&quot;;IF([.C20]&lt;=38796;&quot;1.1.3&quot;;IF([.C20]&lt;=39051;&quot;1.1.4&quot;;IF([.C20]&lt;=39133;&quot;1.1.5&quot;;IF([.C20]&lt;=39406;&quot;1.1.6&quot;;&quot;1.1.7&quot;))))))" office:value-type="string" office:string-value="1.1.5">
            <text:p>1.1.5</text:p>
          </table:table-cell>
          <table:table-cell table:formula="oooc:=IF([.D20]=&quot;enhancement&quot;;&quot;mejora&quot;;&quot;fallo&quot;)" office:value-type="string" office:string-value="mejora">
            <text:p>mejora</text:p>
          </table:table-cell>
          <table:table-cell table:formula="oooc:=IF(OR([.E20]=&quot;NEW&quot;;[.E20]=&quot;ASSIGNED&quot;;[.E20]=&quot;REOPENED&quot;);&quot;pendiente&quot;;IF(OR([.F20]=&quot;LATER&quot;;[.F2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style-name="ce38" office:value-type="date" office:date-value="2004-04-02T12:40:17">
            <text:p>02/04/04 12:40</text:p>
          </table:table-cell>
          <table:table-cell table:style-name="ce38" office:value-type="date" office:date-value="2006-12-04T16:05:20">
            <text:p>04/12/06 16:05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logical, relational and arithmetic functions behaviour.</text:p>
          </table:table-cell>
          <table:table-cell table:formula="oooc:=IF([.B21]&lt;=38082;&quot;1.1.0&quot;;IF([.B21]&lt;=38464;&quot;1.1.1&quot;;IF([.B21]&lt;=38796;&quot;1.1.2&quot;;IF([.B21]&lt;=39051;&quot;1.1.3&quot;;IF([.B21]&lt;=39133;&quot;1.1.4&quot;;IF([.B21]&lt;=39406;&quot;1.1.5&quot;;&quot;1.1.6&quot;))))))" office:value-type="string" office:string-value="1.1.0">
            <text:p>1.1.0</text:p>
          </table:table-cell>
          <table:table-cell table:formula="oooc:=IF([.C21]&lt;=38082;&quot;1.1.1&quot;;IF([.C21]&lt;=38464;&quot;1.1.2&quot;;IF([.C21]&lt;=38796;&quot;1.1.3&quot;;IF([.C21]&lt;=39051;&quot;1.1.4&quot;;IF([.C21]&lt;=39133;&quot;1.1.5&quot;;IF([.C21]&lt;=39406;&quot;1.1.6&quot;;&quot;1.1.7&quot;))))))" office:value-type="string" office:string-value="1.1.5">
            <text:p>1.1.5</text:p>
          </table:table-cell>
          <table:table-cell table:formula="oooc:=IF([.D21]=&quot;enhancement&quot;;&quot;mejora&quot;;&quot;fallo&quot;)" office:value-type="string" office:string-value="mejora">
            <text:p>mejora</text:p>
          </table:table-cell>
          <table:table-cell table:formula="oooc:=IF(OR([.E21]=&quot;NEW&quot;;[.E21]=&quot;ASSIGNED&quot;;[.E21]=&quot;REOPENED&quot;);&quot;pendiente&quot;;IF(OR([.F21]=&quot;LATER&quot;;[.F2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style-name="ce38" office:value-type="date" office:date-value="2004-04-02T13:20:20">
            <text:p>02/04/04 13:20</text:p>
          </table:table-cell>
          <table:table-cell table:style-name="ce38" office:value-type="date" office:date-value="2004-08-27T16:20:47">
            <text:p>27/08/04 16:20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ext code highlighting in TolBase Editor</text:p>
          </table:table-cell>
          <table:table-cell table:formula="oooc:=IF([.B22]&lt;=38082;&quot;1.1.0&quot;;IF([.B22]&lt;=38464;&quot;1.1.1&quot;;IF([.B22]&lt;=38796;&quot;1.1.2&quot;;IF([.B22]&lt;=39051;&quot;1.1.3&quot;;IF([.B22]&lt;=39133;&quot;1.1.4&quot;;IF([.B22]&lt;=39406;&quot;1.1.5&quot;;&quot;1.1.6&quot;))))))" office:value-type="string" office:string-value="1.1.0">
            <text:p>1.1.0</text:p>
          </table:table-cell>
          <table:table-cell table:formula="oooc:=IF([.C22]&lt;=38082;&quot;1.1.1&quot;;IF([.C22]&lt;=38464;&quot;1.1.2&quot;;IF([.C22]&lt;=38796;&quot;1.1.3&quot;;IF([.C22]&lt;=39051;&quot;1.1.4&quot;;IF([.C22]&lt;=39133;&quot;1.1.5&quot;;IF([.C22]&lt;=39406;&quot;1.1.6&quot;;&quot;1.1.7&quot;))))))" office:value-type="string" office:string-value="1.1.2">
            <text:p>1.1.2</text:p>
          </table:table-cell>
          <table:table-cell table:formula="oooc:=IF([.D22]=&quot;enhancement&quot;;&quot;mejora&quot;;&quot;fallo&quot;)" office:value-type="string" office:string-value="fallo">
            <text:p>fallo</text:p>
          </table:table-cell>
          <table:table-cell table:formula="oooc:=IF(OR([.E22]=&quot;NEW&quot;;[.E22]=&quot;ASSIGNED&quot;;[.E22]=&quot;REOPENED&quot;);&quot;pendiente&quot;;IF(OR([.F22]=&quot;LATER&quot;;[.F2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style-name="ce38" office:value-type="date" office:date-value="2004-04-02T19:24:18">
            <text:p>02/04/04 19:24</text:p>
          </table:table-cell>
          <table:table-cell table:style-name="ce38" office:value-type="date" office:date-value="2004-05-21T10:28:47">
            <text:p>21/05/04 10:2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Syntax checking, Bayes SQL and connect fails</text:p>
          </table:table-cell>
          <table:table-cell table:formula="oooc:=IF([.B23]&lt;=38082;&quot;1.1.0&quot;;IF([.B23]&lt;=38464;&quot;1.1.1&quot;;IF([.B23]&lt;=38796;&quot;1.1.2&quot;;IF([.B23]&lt;=39051;&quot;1.1.3&quot;;IF([.B23]&lt;=39133;&quot;1.1.4&quot;;IF([.B23]&lt;=39406;&quot;1.1.5&quot;;&quot;1.1.6&quot;))))))" office:value-type="string" office:string-value="1.1.0">
            <text:p>1.1.0</text:p>
          </table:table-cell>
          <table:table-cell table:formula="oooc:=IF([.C23]&lt;=38082;&quot;1.1.1&quot;;IF([.C23]&lt;=38464;&quot;1.1.2&quot;;IF([.C23]&lt;=38796;&quot;1.1.3&quot;;IF([.C23]&lt;=39051;&quot;1.1.4&quot;;IF([.C23]&lt;=39133;&quot;1.1.5&quot;;IF([.C23]&lt;=39406;&quot;1.1.6&quot;;&quot;1.1.7&quot;))))))" office:value-type="string" office:string-value="1.1.2">
            <text:p>1.1.2</text:p>
          </table:table-cell>
          <table:table-cell table:formula="oooc:=IF([.D23]=&quot;enhancement&quot;;&quot;mejora&quot;;&quot;fallo&quot;)" office:value-type="string" office:string-value="fallo">
            <text:p>fallo</text:p>
          </table:table-cell>
          <table:table-cell table:formula="oooc:=IF(OR([.E23]=&quot;NEW&quot;;[.E23]=&quot;ASSIGNED&quot;;[.E23]=&quot;REOPENED&quot;);&quot;pendiente&quot;;IF(OR([.F23]=&quot;LATER&quot;;[.F2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style-name="ce38" office:value-type="date" office:date-value="2004-04-06T12:04:56">
            <text:p>06/04/04 12:04</text:p>
          </table:table-cell>
          <table:table-cell table:style-name="ce38" office:value-type="date" office:date-value="2006-12-04T16:09:57.999999">
            <text:p>04/12/06 16:09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in funcctions Include</text:p>
          </table:table-cell>
          <table:table-cell table:formula="oooc:=IF([.B24]&lt;=38082;&quot;1.1.0&quot;;IF([.B24]&lt;=38464;&quot;1.1.1&quot;;IF([.B24]&lt;=38796;&quot;1.1.2&quot;;IF([.B24]&lt;=39051;&quot;1.1.3&quot;;IF([.B24]&lt;=39133;&quot;1.1.4&quot;;IF([.B24]&lt;=39406;&quot;1.1.5&quot;;&quot;1.1.6&quot;))))))" office:value-type="string" office:string-value="1.1.1">
            <text:p>1.1.1</text:p>
          </table:table-cell>
          <table:table-cell table:formula="oooc:=IF([.C24]&lt;=38082;&quot;1.1.1&quot;;IF([.C24]&lt;=38464;&quot;1.1.2&quot;;IF([.C24]&lt;=38796;&quot;1.1.3&quot;;IF([.C24]&lt;=39051;&quot;1.1.4&quot;;IF([.C24]&lt;=39133;&quot;1.1.5&quot;;IF([.C24]&lt;=39406;&quot;1.1.6&quot;;&quot;1.1.7&quot;))))))" office:value-type="string" office:string-value="1.1.5">
            <text:p>1.1.5</text:p>
          </table:table-cell>
          <table:table-cell table:formula="oooc:=IF([.D24]=&quot;enhancement&quot;;&quot;mejora&quot;;&quot;fallo&quot;)" office:value-type="string" office:string-value="fallo">
            <text:p>fallo</text:p>
          </table:table-cell>
          <table:table-cell table:formula="oooc:=IF(OR([.E24]=&quot;NEW&quot;;[.E24]=&quot;ASSIGNED&quot;;[.E24]=&quot;REOPENED&quot;);&quot;pendiente&quot;;IF(OR([.F24]=&quot;LATER&quot;;[.F2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style-name="ce38" office:value-type="date" office:date-value="2004-04-06T19:07:18">
            <text:p>06/04/04 19:07</text:p>
          </table:table-cell>
          <table:table-cell table:style-name="ce38" office:value-type="date" office:date-value="2006-12-04T16:10:32">
            <text:p>04/12/06 16:1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ationExpand to RatioExpand</text:p>
          </table:table-cell>
          <table:table-cell table:formula="oooc:=IF([.B25]&lt;=38082;&quot;1.1.0&quot;;IF([.B25]&lt;=38464;&quot;1.1.1&quot;;IF([.B25]&lt;=38796;&quot;1.1.2&quot;;IF([.B25]&lt;=39051;&quot;1.1.3&quot;;IF([.B25]&lt;=39133;&quot;1.1.4&quot;;IF([.B25]&lt;=39406;&quot;1.1.5&quot;;&quot;1.1.6&quot;))))))" office:value-type="string" office:string-value="1.1.1">
            <text:p>1.1.1</text:p>
          </table:table-cell>
          <table:table-cell table:formula="oooc:=IF([.C25]&lt;=38082;&quot;1.1.1&quot;;IF([.C25]&lt;=38464;&quot;1.1.2&quot;;IF([.C25]&lt;=38796;&quot;1.1.3&quot;;IF([.C25]&lt;=39051;&quot;1.1.4&quot;;IF([.C25]&lt;=39133;&quot;1.1.5&quot;;IF([.C25]&lt;=39406;&quot;1.1.6&quot;;&quot;1.1.7&quot;))))))" office:value-type="string" office:string-value="1.1.5">
            <text:p>1.1.5</text:p>
          </table:table-cell>
          <table:table-cell table:formula="oooc:=IF([.D25]=&quot;enhancement&quot;;&quot;mejora&quot;;&quot;fallo&quot;)" office:value-type="string" office:string-value="fallo">
            <text:p>fallo</text:p>
          </table:table-cell>
          <table:table-cell table:formula="oooc:=IF(OR([.E25]=&quot;NEW&quot;;[.E25]=&quot;ASSIGNED&quot;;[.E25]=&quot;REOPENED&quot;);&quot;pendiente&quot;;IF(OR([.F25]=&quot;LATER&quot;;[.F2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style-name="ce38" office:value-type="date" office:date-value="2004-04-07T13:30:26">
            <text:p>07/04/04 13:30</text:p>
          </table:table-cell>
          <table:table-cell table:style-name="ce38" office:value-type="date" office:date-value="2006-12-04T16:10:57">
            <text:p>04/12/06 16:1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eal MinOutlierLikelyhood</text:p>
          </table:table-cell>
          <table:table-cell table:formula="oooc:=IF([.B26]&lt;=38082;&quot;1.1.0&quot;;IF([.B26]&lt;=38464;&quot;1.1.1&quot;;IF([.B26]&lt;=38796;&quot;1.1.2&quot;;IF([.B26]&lt;=39051;&quot;1.1.3&quot;;IF([.B26]&lt;=39133;&quot;1.1.4&quot;;IF([.B26]&lt;=39406;&quot;1.1.5&quot;;&quot;1.1.6&quot;))))))" office:value-type="string" office:string-value="1.1.1">
            <text:p>1.1.1</text:p>
          </table:table-cell>
          <table:table-cell table:formula="oooc:=IF([.C26]&lt;=38082;&quot;1.1.1&quot;;IF([.C26]&lt;=38464;&quot;1.1.2&quot;;IF([.C26]&lt;=38796;&quot;1.1.3&quot;;IF([.C26]&lt;=39051;&quot;1.1.4&quot;;IF([.C26]&lt;=39133;&quot;1.1.5&quot;;IF([.C26]&lt;=39406;&quot;1.1.6&quot;;&quot;1.1.7&quot;))))))" office:value-type="string" office:string-value="1.1.5">
            <text:p>1.1.5</text:p>
          </table:table-cell>
          <table:table-cell table:formula="oooc:=IF([.D26]=&quot;enhancement&quot;;&quot;mejora&quot;;&quot;fallo&quot;)" office:value-type="string" office:string-value="fallo">
            <text:p>fallo</text:p>
          </table:table-cell>
          <table:table-cell table:formula="oooc:=IF(OR([.E26]=&quot;NEW&quot;;[.E26]=&quot;ASSIGNED&quot;;[.E26]=&quot;REOPENED&quot;);&quot;pendiente&quot;;IF(OR([.F26]=&quot;LATER&quot;;[.F2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style-name="ce38" office:value-type="date" office:date-value="2004-04-14T10:39:51">
            <text:p>14/04/04 10:39</text:p>
          </table:table-cell>
          <table:table-cell table:style-name="ce38" office:value-type="date" office:date-value="2004-04-14T11:47:57">
            <text:p>14/04/04 11:4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WONTFIX</text:p>
          </table:table-cell>
          <table:table-cell office:value-type="string">
            <text:p>Web</text:p>
          </table:table-cell>
          <table:table-cell office:value-type="string">
            <text:p>Components for TOL product bugs reporting about maths related problems</text:p>
          </table:table-cell>
          <table:table-cell table:formula="oooc:=IF([.B27]&lt;=38082;&quot;1.1.0&quot;;IF([.B27]&lt;=38464;&quot;1.1.1&quot;;IF([.B27]&lt;=38796;&quot;1.1.2&quot;;IF([.B27]&lt;=39051;&quot;1.1.3&quot;;IF([.B27]&lt;=39133;&quot;1.1.4&quot;;IF([.B27]&lt;=39406;&quot;1.1.5&quot;;&quot;1.1.6&quot;))))))" office:value-type="string" office:string-value="1.1.1">
            <text:p>1.1.1</text:p>
          </table:table-cell>
          <table:table-cell table:formula="oooc:=IF([.C27]&lt;=38082;&quot;1.1.1&quot;;IF([.C27]&lt;=38464;&quot;1.1.2&quot;;IF([.C27]&lt;=38796;&quot;1.1.3&quot;;IF([.C27]&lt;=39051;&quot;1.1.4&quot;;IF([.C27]&lt;=39133;&quot;1.1.5&quot;;IF([.C27]&lt;=39406;&quot;1.1.6&quot;;&quot;1.1.7&quot;))))))" office:value-type="string" office:string-value="1.1.2">
            <text:p>1.1.2</text:p>
          </table:table-cell>
          <table:table-cell table:formula="oooc:=IF([.D27]=&quot;enhancement&quot;;&quot;mejora&quot;;&quot;fallo&quot;)" office:value-type="string" office:string-value="fallo">
            <text:p>fallo</text:p>
          </table:table-cell>
          <table:table-cell table:formula="oooc:=IF(OR([.E27]=&quot;NEW&quot;;[.E27]=&quot;ASSIGNED&quot;;[.E27]=&quot;REOPENED&quot;);&quot;pendiente&quot;;IF(OR([.F27]=&quot;LATER&quot;;[.F2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style-name="ce38" office:value-type="date" office:date-value="2004-04-22T18:15:45">
            <text:p>22/04/04 18:15</text:p>
          </table:table-cell>
          <table:table-cell table:style-name="ce38" office:value-type="date" office:date-value="2004-04-22T18:29:54">
            <text:p>22/04/04 18:2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WONTFIX</text:p>
          </table:table-cell>
          <table:table-cell office:value-type="string">
            <text:p>TOL</text:p>
          </table:table-cell>
          <table:table-cell office:value-type="string">
            <text:p>¿Series internas de Estimate globales?</text:p>
          </table:table-cell>
          <table:table-cell table:formula="oooc:=IF([.B28]&lt;=38082;&quot;1.1.0&quot;;IF([.B28]&lt;=38464;&quot;1.1.1&quot;;IF([.B28]&lt;=38796;&quot;1.1.2&quot;;IF([.B28]&lt;=39051;&quot;1.1.3&quot;;IF([.B28]&lt;=39133;&quot;1.1.4&quot;;IF([.B28]&lt;=39406;&quot;1.1.5&quot;;&quot;1.1.6&quot;))))))" office:value-type="string" office:string-value="1.1.1">
            <text:p>1.1.1</text:p>
          </table:table-cell>
          <table:table-cell table:formula="oooc:=IF([.C28]&lt;=38082;&quot;1.1.1&quot;;IF([.C28]&lt;=38464;&quot;1.1.2&quot;;IF([.C28]&lt;=38796;&quot;1.1.3&quot;;IF([.C28]&lt;=39051;&quot;1.1.4&quot;;IF([.C28]&lt;=39133;&quot;1.1.5&quot;;IF([.C28]&lt;=39406;&quot;1.1.6&quot;;&quot;1.1.7&quot;))))))" office:value-type="string" office:string-value="1.1.2">
            <text:p>1.1.2</text:p>
          </table:table-cell>
          <table:table-cell table:formula="oooc:=IF([.D28]=&quot;enhancement&quot;;&quot;mejora&quot;;&quot;fallo&quot;)" office:value-type="string" office:string-value="fallo">
            <text:p>fallo</text:p>
          </table:table-cell>
          <table:table-cell table:formula="oooc:=IF(OR([.E28]=&quot;NEW&quot;;[.E28]=&quot;ASSIGNED&quot;;[.E28]=&quot;REOPENED&quot;);&quot;pendiente&quot;;IF(OR([.F28]=&quot;LATER&quot;;[.F2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style-name="ce38" office:value-type="date" office:date-value="2004-04-23T12:39:32">
            <text:p>23/04/04 12:39</text:p>
          </table:table-cell>
          <table:table-cell table:style-name="ce38" office:value-type="date" office:date-value="2004-04-23T12:58:54">
            <text:p>23/04/04 12:58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Group and BinGroup Values are wrong</text:p>
          </table:table-cell>
          <table:table-cell table:formula="oooc:=IF([.B29]&lt;=38082;&quot;1.1.0&quot;;IF([.B29]&lt;=38464;&quot;1.1.1&quot;;IF([.B29]&lt;=38796;&quot;1.1.2&quot;;IF([.B29]&lt;=39051;&quot;1.1.3&quot;;IF([.B29]&lt;=39133;&quot;1.1.4&quot;;IF([.B29]&lt;=39406;&quot;1.1.5&quot;;&quot;1.1.6&quot;))))))" office:value-type="string" office:string-value="1.1.1">
            <text:p>1.1.1</text:p>
          </table:table-cell>
          <table:table-cell table:formula="oooc:=IF([.C29]&lt;=38082;&quot;1.1.1&quot;;IF([.C29]&lt;=38464;&quot;1.1.2&quot;;IF([.C29]&lt;=38796;&quot;1.1.3&quot;;IF([.C29]&lt;=39051;&quot;1.1.4&quot;;IF([.C29]&lt;=39133;&quot;1.1.5&quot;;IF([.C29]&lt;=39406;&quot;1.1.6&quot;;&quot;1.1.7&quot;))))))" office:value-type="string" office:string-value="1.1.2">
            <text:p>1.1.2</text:p>
          </table:table-cell>
          <table:table-cell table:formula="oooc:=IF([.D29]=&quot;enhancement&quot;;&quot;mejora&quot;;&quot;fallo&quot;)" office:value-type="string" office:string-value="fallo">
            <text:p>fallo</text:p>
          </table:table-cell>
          <table:table-cell table:formula="oooc:=IF(OR([.E29]=&quot;NEW&quot;;[.E29]=&quot;ASSIGNED&quot;;[.E29]=&quot;REOPENED&quot;);&quot;pendiente&quot;;IF(OR([.F29]=&quot;LATER&quot;;[.F2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style-name="ce38" office:value-type="date" office:date-value="2004-04-23T15:34:35">
            <text:p>23/04/04 15:34</text:p>
          </table:table-cell>
          <table:table-cell table:style-name="ce38" office:value-type="date" office:date-value="2006-12-04T16:27:47">
            <text:p>04/12/06 16:2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Base become blocked</text:p>
          </table:table-cell>
          <table:table-cell table:formula="oooc:=IF([.B30]&lt;=38082;&quot;1.1.0&quot;;IF([.B30]&lt;=38464;&quot;1.1.1&quot;;IF([.B30]&lt;=38796;&quot;1.1.2&quot;;IF([.B30]&lt;=39051;&quot;1.1.3&quot;;IF([.B30]&lt;=39133;&quot;1.1.4&quot;;IF([.B30]&lt;=39406;&quot;1.1.5&quot;;&quot;1.1.6&quot;))))))" office:value-type="string" office:string-value="1.1.1">
            <text:p>1.1.1</text:p>
          </table:table-cell>
          <table:table-cell table:formula="oooc:=IF([.C30]&lt;=38082;&quot;1.1.1&quot;;IF([.C30]&lt;=38464;&quot;1.1.2&quot;;IF([.C30]&lt;=38796;&quot;1.1.3&quot;;IF([.C30]&lt;=39051;&quot;1.1.4&quot;;IF([.C30]&lt;=39133;&quot;1.1.5&quot;;IF([.C30]&lt;=39406;&quot;1.1.6&quot;;&quot;1.1.7&quot;))))))" office:value-type="string" office:string-value="1.1.5">
            <text:p>1.1.5</text:p>
          </table:table-cell>
          <table:table-cell table:formula="oooc:=IF([.D30]=&quot;enhancement&quot;;&quot;mejora&quot;;&quot;fallo&quot;)" office:value-type="string" office:string-value="fallo">
            <text:p>fallo</text:p>
          </table:table-cell>
          <table:table-cell table:formula="oooc:=IF(OR([.E30]=&quot;NEW&quot;;[.E30]=&quot;ASSIGNED&quot;;[.E30]=&quot;REOPENED&quot;);&quot;pendiente&quot;;IF(OR([.F30]=&quot;LATER&quot;;[.F3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style-name="ce38" office:value-type="date" office:date-value="2004-04-23T19:06:36">
            <text:p>23/04/04 19:06</text:p>
          </table:table-cell>
          <table:table-cell table:style-name="ce38" office:value-type="date" office:date-value="2006-04-25T12:12:46">
            <text:p>25/04/06 12:12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Draw more than one timeset with a calendar</text:p>
          </table:table-cell>
          <table:table-cell table:formula="oooc:=IF([.B31]&lt;=38082;&quot;1.1.0&quot;;IF([.B31]&lt;=38464;&quot;1.1.1&quot;;IF([.B31]&lt;=38796;&quot;1.1.2&quot;;IF([.B31]&lt;=39051;&quot;1.1.3&quot;;IF([.B31]&lt;=39133;&quot;1.1.4&quot;;IF([.B31]&lt;=39406;&quot;1.1.5&quot;;&quot;1.1.6&quot;))))))" office:value-type="string" office:string-value="1.1.1">
            <text:p>1.1.1</text:p>
          </table:table-cell>
          <table:table-cell table:formula="oooc:=IF([.C31]&lt;=38082;&quot;1.1.1&quot;;IF([.C31]&lt;=38464;&quot;1.1.2&quot;;IF([.C31]&lt;=38796;&quot;1.1.3&quot;;IF([.C31]&lt;=39051;&quot;1.1.4&quot;;IF([.C31]&lt;=39133;&quot;1.1.5&quot;;IF([.C31]&lt;=39406;&quot;1.1.6&quot;;&quot;1.1.7&quot;))))))" office:value-type="string" office:string-value="1.1.4">
            <text:p>1.1.4</text:p>
          </table:table-cell>
          <table:table-cell table:formula="oooc:=IF([.D31]=&quot;enhancement&quot;;&quot;mejora&quot;;&quot;fallo&quot;)" office:value-type="string" office:string-value="mejora">
            <text:p>mejora</text:p>
          </table:table-cell>
          <table:table-cell table:formula="oooc:=IF(OR([.E31]=&quot;NEW&quot;;[.E31]=&quot;ASSIGNED&quot;;[.E31]=&quot;REOPENED&quot;);&quot;pendiente&quot;;IF(OR([.F31]=&quot;LATER&quot;;[.F31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31">
            <text:p>31</text:p>
          </table:table-cell>
          <table:table-cell table:style-name="ce38" office:value-type="date" office:date-value="2004-04-26T17:11:47.000001">
            <text:p>26/04/04 17:11</text:p>
          </table:table-cell>
          <table:table-cell table:style-name="ce38" office:value-type="date" office:date-value="2004-04-29T16:31:11">
            <text:p>29/04/04 16:3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Inspecting an unamed TimeSet expression</text:p>
          </table:table-cell>
          <table:table-cell table:formula="oooc:=IF([.B32]&lt;=38082;&quot;1.1.0&quot;;IF([.B32]&lt;=38464;&quot;1.1.1&quot;;IF([.B32]&lt;=38796;&quot;1.1.2&quot;;IF([.B32]&lt;=39051;&quot;1.1.3&quot;;IF([.B32]&lt;=39133;&quot;1.1.4&quot;;IF([.B32]&lt;=39406;&quot;1.1.5&quot;;&quot;1.1.6&quot;))))))" office:value-type="string" office:string-value="1.1.1">
            <text:p>1.1.1</text:p>
          </table:table-cell>
          <table:table-cell table:formula="oooc:=IF([.C32]&lt;=38082;&quot;1.1.1&quot;;IF([.C32]&lt;=38464;&quot;1.1.2&quot;;IF([.C32]&lt;=38796;&quot;1.1.3&quot;;IF([.C32]&lt;=39051;&quot;1.1.4&quot;;IF([.C32]&lt;=39133;&quot;1.1.5&quot;;IF([.C32]&lt;=39406;&quot;1.1.6&quot;;&quot;1.1.7&quot;))))))" office:value-type="string" office:string-value="1.1.2">
            <text:p>1.1.2</text:p>
          </table:table-cell>
          <table:table-cell table:formula="oooc:=IF([.D32]=&quot;enhancement&quot;;&quot;mejora&quot;;&quot;fallo&quot;)" office:value-type="string" office:string-value="fallo">
            <text:p>fallo</text:p>
          </table:table-cell>
          <table:table-cell table:formula="oooc:=IF(OR([.E32]=&quot;NEW&quot;;[.E32]=&quot;ASSIGNED&quot;;[.E32]=&quot;REOPENED&quot;);&quot;pendiente&quot;;IF(OR([.F32]=&quot;LATER&quot;;[.F3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2">
            <text:p>32</text:p>
          </table:table-cell>
          <table:table-cell table:style-name="ce38" office:value-type="date" office:date-value="2004-04-30T16:24:48">
            <text:p>30/04/04 16:24</text:p>
          </table:table-cell>
          <table:table-cell table:style-name="ce38" office:value-type="date" office:date-value="2006-12-02T02:15:11">
            <text:p>02/12/06 02:1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ailure in Tol. It blocks when timeset is created.</text:p>
          </table:table-cell>
          <table:table-cell table:formula="oooc:=IF([.B33]&lt;=38082;&quot;1.1.0&quot;;IF([.B33]&lt;=38464;&quot;1.1.1&quot;;IF([.B33]&lt;=38796;&quot;1.1.2&quot;;IF([.B33]&lt;=39051;&quot;1.1.3&quot;;IF([.B33]&lt;=39133;&quot;1.1.4&quot;;IF([.B33]&lt;=39406;&quot;1.1.5&quot;;&quot;1.1.6&quot;))))))" office:value-type="string" office:string-value="1.1.1">
            <text:p>1.1.1</text:p>
          </table:table-cell>
          <table:table-cell table:formula="oooc:=IF([.C33]&lt;=38082;&quot;1.1.1&quot;;IF([.C33]&lt;=38464;&quot;1.1.2&quot;;IF([.C33]&lt;=38796;&quot;1.1.3&quot;;IF([.C33]&lt;=39051;&quot;1.1.4&quot;;IF([.C33]&lt;=39133;&quot;1.1.5&quot;;IF([.C33]&lt;=39406;&quot;1.1.6&quot;;&quot;1.1.7&quot;))))))" office:value-type="string" office:string-value="1.1.5">
            <text:p>1.1.5</text:p>
          </table:table-cell>
          <table:table-cell table:formula="oooc:=IF([.D33]=&quot;enhancement&quot;;&quot;mejora&quot;;&quot;fallo&quot;)" office:value-type="string" office:string-value="fallo">
            <text:p>fallo</text:p>
          </table:table-cell>
          <table:table-cell table:formula="oooc:=IF(OR([.E33]=&quot;NEW&quot;;[.E33]=&quot;ASSIGNED&quot;;[.E33]=&quot;REOPENED&quot;);&quot;pendiente&quot;;IF(OR([.F33]=&quot;LATER&quot;;[.F3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3">
            <text:p>33</text:p>
          </table:table-cell>
          <table:table-cell table:style-name="ce38" office:value-type="date" office:date-value="2004-05-07T16:51:40">
            <text:p>07/05/04 16:51</text:p>
          </table:table-cell>
          <table:table-cell table:style-name="ce38" office:value-type="date" office:date-value="2004-05-10T11:18:46">
            <text:p>10/05/04 11:1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About what 'DBOpen' and 'DBClose' functions should return</text:p>
          </table:table-cell>
          <table:table-cell table:formula="oooc:=IF([.B34]&lt;=38082;&quot;1.1.0&quot;;IF([.B34]&lt;=38464;&quot;1.1.1&quot;;IF([.B34]&lt;=38796;&quot;1.1.2&quot;;IF([.B34]&lt;=39051;&quot;1.1.3&quot;;IF([.B34]&lt;=39133;&quot;1.1.4&quot;;IF([.B34]&lt;=39406;&quot;1.1.5&quot;;&quot;1.1.6&quot;))))))" office:value-type="string" office:string-value="1.1.1">
            <text:p>1.1.1</text:p>
          </table:table-cell>
          <table:table-cell table:formula="oooc:=IF([.C34]&lt;=38082;&quot;1.1.1&quot;;IF([.C34]&lt;=38464;&quot;1.1.2&quot;;IF([.C34]&lt;=38796;&quot;1.1.3&quot;;IF([.C34]&lt;=39051;&quot;1.1.4&quot;;IF([.C34]&lt;=39133;&quot;1.1.5&quot;;IF([.C34]&lt;=39406;&quot;1.1.6&quot;;&quot;1.1.7&quot;))))))" office:value-type="string" office:string-value="1.1.2">
            <text:p>1.1.2</text:p>
          </table:table-cell>
          <table:table-cell table:formula="oooc:=IF([.D34]=&quot;enhancement&quot;;&quot;mejora&quot;;&quot;fallo&quot;)" office:value-type="string" office:string-value="fallo">
            <text:p>fallo</text:p>
          </table:table-cell>
          <table:table-cell table:formula="oooc:=IF(OR([.E34]=&quot;NEW&quot;;[.E34]=&quot;ASSIGNED&quot;;[.E34]=&quot;REOPENED&quot;);&quot;pendiente&quot;;IF(OR([.F34]=&quot;LATER&quot;;[.F3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4">
            <text:p>34</text:p>
          </table:table-cell>
          <table:table-cell table:style-name="ce38" office:value-type="date" office:date-value="2004-05-07T16:58:24">
            <text:p>07/05/04 16:58</text:p>
          </table:table-cell>
          <table:table-cell table:style-name="ce38" office:value-type="date" office:date-value="2005-10-19T10:15:14">
            <text:p>19/10/05 10:1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copy' and 'paste' don´t work</text:p>
          </table:table-cell>
          <table:table-cell table:formula="oooc:=IF([.B35]&lt;=38082;&quot;1.1.0&quot;;IF([.B35]&lt;=38464;&quot;1.1.1&quot;;IF([.B35]&lt;=38796;&quot;1.1.2&quot;;IF([.B35]&lt;=39051;&quot;1.1.3&quot;;IF([.B35]&lt;=39133;&quot;1.1.4&quot;;IF([.B35]&lt;=39406;&quot;1.1.5&quot;;&quot;1.1.6&quot;))))))" office:value-type="string" office:string-value="1.1.1">
            <text:p>1.1.1</text:p>
          </table:table-cell>
          <table:table-cell table:formula="oooc:=IF([.C35]&lt;=38082;&quot;1.1.1&quot;;IF([.C35]&lt;=38464;&quot;1.1.2&quot;;IF([.C35]&lt;=38796;&quot;1.1.3&quot;;IF([.C35]&lt;=39051;&quot;1.1.4&quot;;IF([.C35]&lt;=39133;&quot;1.1.5&quot;;IF([.C35]&lt;=39406;&quot;1.1.6&quot;;&quot;1.1.7&quot;))))))" office:value-type="string" office:string-value="1.1.3">
            <text:p>1.1.3</text:p>
          </table:table-cell>
          <table:table-cell table:formula="oooc:=IF([.D35]=&quot;enhancement&quot;;&quot;mejora&quot;;&quot;fallo&quot;)" office:value-type="string" office:string-value="fallo">
            <text:p>fallo</text:p>
          </table:table-cell>
          <table:table-cell table:formula="oooc:=IF(OR([.E35]=&quot;NEW&quot;;[.E35]=&quot;ASSIGNED&quot;;[.E35]=&quot;REOPENED&quot;);&quot;pendiente&quot;;IF(OR([.F35]=&quot;LATER&quot;;[.F3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style-name="ce38" office:value-type="date" office:date-value="2004-05-07T17:22:23">
            <text:p>07/05/04 17:22</text:p>
          </table:table-cell>
          <table:table-cell table:style-name="ce38" office:value-type="date" office:date-value="2006-12-07T16:48:04">
            <text:p>07/12/06 16:48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</text:p>
          </table:table-cell>
          <table:table-cell office:value-type="string">
            <text:p>PARSER ERROR</text:p>
          </table:table-cell>
          <table:table-cell table:formula="oooc:=IF([.B36]&lt;=38082;&quot;1.1.0&quot;;IF([.B36]&lt;=38464;&quot;1.1.1&quot;;IF([.B36]&lt;=38796;&quot;1.1.2&quot;;IF([.B36]&lt;=39051;&quot;1.1.3&quot;;IF([.B36]&lt;=39133;&quot;1.1.4&quot;;IF([.B36]&lt;=39406;&quot;1.1.5&quot;;&quot;1.1.6&quot;))))))" office:value-type="string" office:string-value="1.1.1">
            <text:p>1.1.1</text:p>
          </table:table-cell>
          <table:table-cell table:formula="oooc:=IF([.C36]&lt;=38082;&quot;1.1.1&quot;;IF([.C36]&lt;=38464;&quot;1.1.2&quot;;IF([.C36]&lt;=38796;&quot;1.1.3&quot;;IF([.C36]&lt;=39051;&quot;1.1.4&quot;;IF([.C36]&lt;=39133;&quot;1.1.5&quot;;IF([.C36]&lt;=39406;&quot;1.1.6&quot;;&quot;1.1.7&quot;))))))" office:value-type="string" office:string-value="1.1.5">
            <text:p>1.1.5</text:p>
          </table:table-cell>
          <table:table-cell table:formula="oooc:=IF([.D36]=&quot;enhancement&quot;;&quot;mejora&quot;;&quot;fallo&quot;)" office:value-type="string" office:string-value="fallo">
            <text:p>fallo</text:p>
          </table:table-cell>
          <table:table-cell table:formula="oooc:=IF(OR([.E36]=&quot;NEW&quot;;[.E36]=&quot;ASSIGNED&quot;;[.E36]=&quot;REOPENED&quot;);&quot;pendiente&quot;;IF(OR([.F36]=&quot;LATER&quot;;[.F36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36">
            <text:p>36</text:p>
          </table:table-cell>
          <table:table-cell table:style-name="ce38" office:value-type="date" office:date-value="2004-05-10T10:03:05">
            <text:p>10/05/04 10:03</text:p>
          </table:table-cell>
          <table:table-cell table:style-name="ce38" office:value-type="date" office:date-value="2004-08-27T16:20:47">
            <text:p>27/08/04 16:20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quotes have priority with respect to double slashes</text:p>
          </table:table-cell>
          <table:table-cell table:formula="oooc:=IF([.B37]&lt;=38082;&quot;1.1.0&quot;;IF([.B37]&lt;=38464;&quot;1.1.1&quot;;IF([.B37]&lt;=38796;&quot;1.1.2&quot;;IF([.B37]&lt;=39051;&quot;1.1.3&quot;;IF([.B37]&lt;=39133;&quot;1.1.4&quot;;IF([.B37]&lt;=39406;&quot;1.1.5&quot;;&quot;1.1.6&quot;))))))" office:value-type="string" office:string-value="1.1.1">
            <text:p>1.1.1</text:p>
          </table:table-cell>
          <table:table-cell table:formula="oooc:=IF([.C37]&lt;=38082;&quot;1.1.1&quot;;IF([.C37]&lt;=38464;&quot;1.1.2&quot;;IF([.C37]&lt;=38796;&quot;1.1.3&quot;;IF([.C37]&lt;=39051;&quot;1.1.4&quot;;IF([.C37]&lt;=39133;&quot;1.1.5&quot;;IF([.C37]&lt;=39406;&quot;1.1.6&quot;;&quot;1.1.7&quot;))))))" office:value-type="string" office:string-value="1.1.2">
            <text:p>1.1.2</text:p>
          </table:table-cell>
          <table:table-cell table:formula="oooc:=IF([.D37]=&quot;enhancement&quot;;&quot;mejora&quot;;&quot;fallo&quot;)" office:value-type="string" office:string-value="fallo">
            <text:p>fallo</text:p>
          </table:table-cell>
          <table:table-cell table:formula="oooc:=IF(OR([.E37]=&quot;NEW&quot;;[.E37]=&quot;ASSIGNED&quot;;[.E37]=&quot;REOPENED&quot;);&quot;pendiente&quot;;IF(OR([.F37]=&quot;LATER&quot;;[.F37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37">
            <text:p>37</text:p>
          </table:table-cell>
          <table:table-cell table:style-name="ce38" office:value-type="date" office:date-value="2004-05-10T10:43:21">
            <text:p>10/05/04 10:43</text:p>
          </table:table-cell>
          <table:table-cell table:style-name="ce38" office:value-type="date" office:date-value="2006-12-04T17:22:34">
            <text:p>04/12/06 17:22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variable name superior to the 267 characters</text:p>
          </table:table-cell>
          <table:table-cell table:formula="oooc:=IF([.B38]&lt;=38082;&quot;1.1.0&quot;;IF([.B38]&lt;=38464;&quot;1.1.1&quot;;IF([.B38]&lt;=38796;&quot;1.1.2&quot;;IF([.B38]&lt;=39051;&quot;1.1.3&quot;;IF([.B38]&lt;=39133;&quot;1.1.4&quot;;IF([.B38]&lt;=39406;&quot;1.1.5&quot;;&quot;1.1.6&quot;))))))" office:value-type="string" office:string-value="1.1.1">
            <text:p>1.1.1</text:p>
          </table:table-cell>
          <table:table-cell table:formula="oooc:=IF([.C38]&lt;=38082;&quot;1.1.1&quot;;IF([.C38]&lt;=38464;&quot;1.1.2&quot;;IF([.C38]&lt;=38796;&quot;1.1.3&quot;;IF([.C38]&lt;=39051;&quot;1.1.4&quot;;IF([.C38]&lt;=39133;&quot;1.1.5&quot;;IF([.C38]&lt;=39406;&quot;1.1.6&quot;;&quot;1.1.7&quot;))))))" office:value-type="string" office:string-value="1.1.5">
            <text:p>1.1.5</text:p>
          </table:table-cell>
          <table:table-cell table:formula="oooc:=IF([.D38]=&quot;enhancement&quot;;&quot;mejora&quot;;&quot;fallo&quot;)" office:value-type="string" office:string-value="fallo">
            <text:p>fallo</text:p>
          </table:table-cell>
          <table:table-cell table:formula="oooc:=IF(OR([.E38]=&quot;NEW&quot;;[.E38]=&quot;ASSIGNED&quot;;[.E38]=&quot;REOPENED&quot;);&quot;pendiente&quot;;IF(OR([.F38]=&quot;LATER&quot;;[.F3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8">
            <text:p>38</text:p>
          </table:table-cell>
          <table:table-cell table:style-name="ce38" office:value-type="date" office:date-value="2004-05-10T13:29:55">
            <text:p>10/05/04 13:29</text:p>
          </table:table-cell>
          <table:table-cell table:style-name="ce38" office:value-type="date" office:date-value="2006-12-07T16:49:46">
            <text:p>07/12/06 16:49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 new DBTable function</text:p>
          </table:table-cell>
          <table:table-cell table:formula="oooc:=IF([.B39]&lt;=38082;&quot;1.1.0&quot;;IF([.B39]&lt;=38464;&quot;1.1.1&quot;;IF([.B39]&lt;=38796;&quot;1.1.2&quot;;IF([.B39]&lt;=39051;&quot;1.1.3&quot;;IF([.B39]&lt;=39133;&quot;1.1.4&quot;;IF([.B39]&lt;=39406;&quot;1.1.5&quot;;&quot;1.1.6&quot;))))))" office:value-type="string" office:string-value="1.1.1">
            <text:p>1.1.1</text:p>
          </table:table-cell>
          <table:table-cell table:formula="oooc:=IF([.C39]&lt;=38082;&quot;1.1.1&quot;;IF([.C39]&lt;=38464;&quot;1.1.2&quot;;IF([.C39]&lt;=38796;&quot;1.1.3&quot;;IF([.C39]&lt;=39051;&quot;1.1.4&quot;;IF([.C39]&lt;=39133;&quot;1.1.5&quot;;IF([.C39]&lt;=39406;&quot;1.1.6&quot;;&quot;1.1.7&quot;))))))" office:value-type="string" office:string-value="1.1.5">
            <text:p>1.1.5</text:p>
          </table:table-cell>
          <table:table-cell table:formula="oooc:=IF([.D39]=&quot;enhancement&quot;;&quot;mejora&quot;;&quot;fallo&quot;)" office:value-type="string" office:string-value="mejora">
            <text:p>mejora</text:p>
          </table:table-cell>
          <table:table-cell table:formula="oooc:=IF(OR([.E39]=&quot;NEW&quot;;[.E39]=&quot;ASSIGNED&quot;;[.E39]=&quot;REOPENED&quot;);&quot;pendiente&quot;;IF(OR([.F39]=&quot;LATER&quot;;[.F3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9">
            <text:p>39</text:p>
          </table:table-cell>
          <table:table-cell table:style-name="ce38" office:value-type="date" office:date-value="2004-05-12T12:12:57">
            <text:p>12/05/04 12:12</text:p>
          </table:table-cell>
          <table:table-cell table:style-name="ce38" office:value-type="date" office:date-value="2006-12-04T17:24:11.000001">
            <text:p>04/12/06 17:2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arser returns a mistake always at the first line</text:p>
          </table:table-cell>
          <table:table-cell table:formula="oooc:=IF([.B40]&lt;=38082;&quot;1.1.0&quot;;IF([.B40]&lt;=38464;&quot;1.1.1&quot;;IF([.B40]&lt;=38796;&quot;1.1.2&quot;;IF([.B40]&lt;=39051;&quot;1.1.3&quot;;IF([.B40]&lt;=39133;&quot;1.1.4&quot;;IF([.B40]&lt;=39406;&quot;1.1.5&quot;;&quot;1.1.6&quot;))))))" office:value-type="string" office:string-value="1.1.1">
            <text:p>1.1.1</text:p>
          </table:table-cell>
          <table:table-cell table:formula="oooc:=IF([.C40]&lt;=38082;&quot;1.1.1&quot;;IF([.C40]&lt;=38464;&quot;1.1.2&quot;;IF([.C40]&lt;=38796;&quot;1.1.3&quot;;IF([.C40]&lt;=39051;&quot;1.1.4&quot;;IF([.C40]&lt;=39133;&quot;1.1.5&quot;;IF([.C40]&lt;=39406;&quot;1.1.6&quot;;&quot;1.1.7&quot;))))))" office:value-type="string" office:string-value="1.1.5">
            <text:p>1.1.5</text:p>
          </table:table-cell>
          <table:table-cell table:formula="oooc:=IF([.D40]=&quot;enhancement&quot;;&quot;mejora&quot;;&quot;fallo&quot;)" office:value-type="string" office:string-value="fallo">
            <text:p>fallo</text:p>
          </table:table-cell>
          <table:table-cell table:formula="oooc:=IF(OR([.E40]=&quot;NEW&quot;;[.E40]=&quot;ASSIGNED&quot;;[.E40]=&quot;REOPENED&quot;);&quot;pendiente&quot;;IF(OR([.F40]=&quot;LATER&quot;;[.F4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style-name="ce38" office:value-type="date" office:date-value="2004-05-12T12:40:02">
            <text:p>12/05/04 12:40</text:p>
          </table:table-cell>
          <table:table-cell table:style-name="ce38" office:value-type="date" office:date-value="2004-05-27T21:54:27">
            <text:p>27/05/04 21:5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Parser mistakes when the code contains a Struct that hasn´t been defined previously</text:p>
          </table:table-cell>
          <table:table-cell table:formula="oooc:=IF([.B41]&lt;=38082;&quot;1.1.0&quot;;IF([.B41]&lt;=38464;&quot;1.1.1&quot;;IF([.B41]&lt;=38796;&quot;1.1.2&quot;;IF([.B41]&lt;=39051;&quot;1.1.3&quot;;IF([.B41]&lt;=39133;&quot;1.1.4&quot;;IF([.B41]&lt;=39406;&quot;1.1.5&quot;;&quot;1.1.6&quot;))))))" office:value-type="string" office:string-value="1.1.1">
            <text:p>1.1.1</text:p>
          </table:table-cell>
          <table:table-cell table:formula="oooc:=IF([.C41]&lt;=38082;&quot;1.1.1&quot;;IF([.C41]&lt;=38464;&quot;1.1.2&quot;;IF([.C41]&lt;=38796;&quot;1.1.3&quot;;IF([.C41]&lt;=39051;&quot;1.1.4&quot;;IF([.C41]&lt;=39133;&quot;1.1.5&quot;;IF([.C41]&lt;=39406;&quot;1.1.6&quot;;&quot;1.1.7&quot;))))))" office:value-type="string" office:string-value="1.1.2">
            <text:p>1.1.2</text:p>
          </table:table-cell>
          <table:table-cell table:formula="oooc:=IF([.D41]=&quot;enhancement&quot;;&quot;mejora&quot;;&quot;fallo&quot;)" office:value-type="string" office:string-value="fallo">
            <text:p>fallo</text:p>
          </table:table-cell>
          <table:table-cell table:formula="oooc:=IF(OR([.E41]=&quot;NEW&quot;;[.E41]=&quot;ASSIGNED&quot;;[.E41]=&quot;REOPENED&quot;);&quot;pendiente&quot;;IF(OR([.F41]=&quot;LATER&quot;;[.F4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1">
            <text:p>41</text:p>
          </table:table-cell>
          <table:table-cell table:style-name="ce38" office:value-type="date" office:date-value="2004-05-13T13:20:29">
            <text:p>13/05/04 13:20</text:p>
          </table:table-cell>
          <table:table-cell table:style-name="ce38" office:value-type="date" office:date-value="2006-12-04T17:24:38.000001">
            <text:p>04/12/06 17:24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we need a function returning the activity of a process</text:p>
          </table:table-cell>
          <table:table-cell table:formula="oooc:=IF([.B42]&lt;=38082;&quot;1.1.0&quot;;IF([.B42]&lt;=38464;&quot;1.1.1&quot;;IF([.B42]&lt;=38796;&quot;1.1.2&quot;;IF([.B42]&lt;=39051;&quot;1.1.3&quot;;IF([.B42]&lt;=39133;&quot;1.1.4&quot;;IF([.B42]&lt;=39406;&quot;1.1.5&quot;;&quot;1.1.6&quot;))))))" office:value-type="string" office:string-value="1.1.1">
            <text:p>1.1.1</text:p>
          </table:table-cell>
          <table:table-cell table:formula="oooc:=IF([.C42]&lt;=38082;&quot;1.1.1&quot;;IF([.C42]&lt;=38464;&quot;1.1.2&quot;;IF([.C42]&lt;=38796;&quot;1.1.3&quot;;IF([.C42]&lt;=39051;&quot;1.1.4&quot;;IF([.C42]&lt;=39133;&quot;1.1.5&quot;;IF([.C42]&lt;=39406;&quot;1.1.6&quot;;&quot;1.1.7&quot;))))))" office:value-type="string" office:string-value="1.1.5">
            <text:p>1.1.5</text:p>
          </table:table-cell>
          <table:table-cell table:formula="oooc:=IF([.D42]=&quot;enhancement&quot;;&quot;mejora&quot;;&quot;fallo&quot;)" office:value-type="string" office:string-value="mejora">
            <text:p>mejora</text:p>
          </table:table-cell>
          <table:table-cell table:formula="oooc:=IF(OR([.E42]=&quot;NEW&quot;;[.E42]=&quot;ASSIGNED&quot;;[.E42]=&quot;REOPENED&quot;);&quot;pendiente&quot;;IF(OR([.F42]=&quot;LATER&quot;;[.F4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2">
            <text:p>42</text:p>
          </table:table-cell>
          <table:table-cell table:style-name="ce38" office:value-type="date" office:date-value="2004-05-18T19:11:48">
            <text:p>18/05/04 19:11</text:p>
          </table:table-cell>
          <table:table-cell table:style-name="ce38" office:value-type="date" office:date-value="2006-12-04T17:35:30">
            <text:p>04/12/06 17:3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 compile a file without code</text:p>
          </table:table-cell>
          <table:table-cell table:formula="oooc:=IF([.B43]&lt;=38082;&quot;1.1.0&quot;;IF([.B43]&lt;=38464;&quot;1.1.1&quot;;IF([.B43]&lt;=38796;&quot;1.1.2&quot;;IF([.B43]&lt;=39051;&quot;1.1.3&quot;;IF([.B43]&lt;=39133;&quot;1.1.4&quot;;IF([.B43]&lt;=39406;&quot;1.1.5&quot;;&quot;1.1.6&quot;))))))" office:value-type="string" office:string-value="1.1.1">
            <text:p>1.1.1</text:p>
          </table:table-cell>
          <table:table-cell table:formula="oooc:=IF([.C43]&lt;=38082;&quot;1.1.1&quot;;IF([.C43]&lt;=38464;&quot;1.1.2&quot;;IF([.C43]&lt;=38796;&quot;1.1.3&quot;;IF([.C43]&lt;=39051;&quot;1.1.4&quot;;IF([.C43]&lt;=39133;&quot;1.1.5&quot;;IF([.C43]&lt;=39406;&quot;1.1.6&quot;;&quot;1.1.7&quot;))))))" office:value-type="string" office:string-value="1.1.5">
            <text:p>1.1.5</text:p>
          </table:table-cell>
          <table:table-cell table:formula="oooc:=IF([.D43]=&quot;enhancement&quot;;&quot;mejora&quot;;&quot;fallo&quot;)" office:value-type="string" office:string-value="fallo">
            <text:p>fallo</text:p>
          </table:table-cell>
          <table:table-cell table:formula="oooc:=IF(OR([.E43]=&quot;NEW&quot;;[.E43]=&quot;ASSIGNED&quot;;[.E43]=&quot;REOPENED&quot;);&quot;pendiente&quot;;IF(OR([.F43]=&quot;LATER&quot;;[.F4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3">
            <text:p>43</text:p>
          </table:table-cell>
          <table:table-cell table:style-name="ce38" office:value-type="date" office:date-value="2004-05-19T14:48:07">
            <text:p>19/05/04 14:48</text:p>
          </table:table-cell>
          <table:table-cell table:style-name="ce38" office:value-type="date" office:date-value="2004-05-19T16:35:38.999999">
            <text:p>19/05/04 16:35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Kronecker Matrix Product</text:p>
          </table:table-cell>
          <table:table-cell table:formula="oooc:=IF([.B44]&lt;=38082;&quot;1.1.0&quot;;IF([.B44]&lt;=38464;&quot;1.1.1&quot;;IF([.B44]&lt;=38796;&quot;1.1.2&quot;;IF([.B44]&lt;=39051;&quot;1.1.3&quot;;IF([.B44]&lt;=39133;&quot;1.1.4&quot;;IF([.B44]&lt;=39406;&quot;1.1.5&quot;;&quot;1.1.6&quot;))))))" office:value-type="string" office:string-value="1.1.1">
            <text:p>1.1.1</text:p>
          </table:table-cell>
          <table:table-cell table:formula="oooc:=IF([.C44]&lt;=38082;&quot;1.1.1&quot;;IF([.C44]&lt;=38464;&quot;1.1.2&quot;;IF([.C44]&lt;=38796;&quot;1.1.3&quot;;IF([.C44]&lt;=39051;&quot;1.1.4&quot;;IF([.C44]&lt;=39133;&quot;1.1.5&quot;;IF([.C44]&lt;=39406;&quot;1.1.6&quot;;&quot;1.1.7&quot;))))))" office:value-type="string" office:string-value="1.1.2">
            <text:p>1.1.2</text:p>
          </table:table-cell>
          <table:table-cell table:formula="oooc:=IF([.D44]=&quot;enhancement&quot;;&quot;mejora&quot;;&quot;fallo&quot;)" office:value-type="string" office:string-value="mejora">
            <text:p>mejora</text:p>
          </table:table-cell>
          <table:table-cell table:formula="oooc:=IF(OR([.E44]=&quot;NEW&quot;;[.E44]=&quot;ASSIGNED&quot;;[.E44]=&quot;REOPENED&quot;);&quot;pendiente&quot;;IF(OR([.F44]=&quot;LATER&quot;;[.F4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4">
            <text:p>44</text:p>
          </table:table-cell>
          <table:table-cell table:style-name="ce38" office:value-type="date" office:date-value="2004-05-19T16:38:41">
            <text:p>19/05/04 16:38</text:p>
          </table:table-cell>
          <table:table-cell table:style-name="ce38" office:value-type="date" office:date-value="2006-12-04T17:40:16">
            <text:p>04/12/06 17:40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ubCol does not return the correct columns.</text:p>
          </table:table-cell>
          <table:table-cell table:formula="oooc:=IF([.B45]&lt;=38082;&quot;1.1.0&quot;;IF([.B45]&lt;=38464;&quot;1.1.1&quot;;IF([.B45]&lt;=38796;&quot;1.1.2&quot;;IF([.B45]&lt;=39051;&quot;1.1.3&quot;;IF([.B45]&lt;=39133;&quot;1.1.4&quot;;IF([.B45]&lt;=39406;&quot;1.1.5&quot;;&quot;1.1.6&quot;))))))" office:value-type="string" office:string-value="1.1.1">
            <text:p>1.1.1</text:p>
          </table:table-cell>
          <table:table-cell table:formula="oooc:=IF([.C45]&lt;=38082;&quot;1.1.1&quot;;IF([.C45]&lt;=38464;&quot;1.1.2&quot;;IF([.C45]&lt;=38796;&quot;1.1.3&quot;;IF([.C45]&lt;=39051;&quot;1.1.4&quot;;IF([.C45]&lt;=39133;&quot;1.1.5&quot;;IF([.C45]&lt;=39406;&quot;1.1.6&quot;;&quot;1.1.7&quot;))))))" office:value-type="string" office:string-value="1.1.5">
            <text:p>1.1.5</text:p>
          </table:table-cell>
          <table:table-cell table:formula="oooc:=IF([.D45]=&quot;enhancement&quot;;&quot;mejora&quot;;&quot;fallo&quot;)" office:value-type="string" office:string-value="fallo">
            <text:p>fallo</text:p>
          </table:table-cell>
          <table:table-cell table:formula="oooc:=IF(OR([.E45]=&quot;NEW&quot;;[.E45]=&quot;ASSIGNED&quot;;[.E45]=&quot;REOPENED&quot;);&quot;pendiente&quot;;IF(OR([.F45]=&quot;LATER&quot;;[.F4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5">
            <text:p>45</text:p>
          </table:table-cell>
          <table:table-cell table:style-name="ce38" office:value-type="date" office:date-value="2004-05-20T09:56:51">
            <text:p>20/05/04 09:56</text:p>
          </table:table-cell>
          <table:table-cell table:style-name="ce38" office:value-type="date" office:date-value="2004-06-17T11:44:32">
            <text:p>17/06/04 11:4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Function Estimate sometimes doesn't work</text:p>
          </table:table-cell>
          <table:table-cell table:formula="oooc:=IF([.B46]&lt;=38082;&quot;1.1.0&quot;;IF([.B46]&lt;=38464;&quot;1.1.1&quot;;IF([.B46]&lt;=38796;&quot;1.1.2&quot;;IF([.B46]&lt;=39051;&quot;1.1.3&quot;;IF([.B46]&lt;=39133;&quot;1.1.4&quot;;IF([.B46]&lt;=39406;&quot;1.1.5&quot;;&quot;1.1.6&quot;))))))" office:value-type="string" office:string-value="1.1.1">
            <text:p>1.1.1</text:p>
          </table:table-cell>
          <table:table-cell table:formula="oooc:=IF([.C46]&lt;=38082;&quot;1.1.1&quot;;IF([.C46]&lt;=38464;&quot;1.1.2&quot;;IF([.C46]&lt;=38796;&quot;1.1.3&quot;;IF([.C46]&lt;=39051;&quot;1.1.4&quot;;IF([.C46]&lt;=39133;&quot;1.1.5&quot;;IF([.C46]&lt;=39406;&quot;1.1.6&quot;;&quot;1.1.7&quot;))))))" office:value-type="string" office:string-value="1.1.2">
            <text:p>1.1.2</text:p>
          </table:table-cell>
          <table:table-cell table:formula="oooc:=IF([.D46]=&quot;enhancement&quot;;&quot;mejora&quot;;&quot;fallo&quot;)" office:value-type="string" office:string-value="fallo">
            <text:p>fallo</text:p>
          </table:table-cell>
          <table:table-cell table:formula="oooc:=IF(OR([.E46]=&quot;NEW&quot;;[.E46]=&quot;ASSIGNED&quot;;[.E46]=&quot;REOPENED&quot;);&quot;pendiente&quot;;IF(OR([.F46]=&quot;LATER&quot;;[.F4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6">
            <text:p>46</text:p>
          </table:table-cell>
          <table:table-cell table:style-name="ce38" office:value-type="date" office:date-value="2004-05-20T16:40:15">
            <text:p>20/05/04 16:40</text:p>
          </table:table-cell>
          <table:table-cell table:style-name="ce38" office:value-type="date" office:date-value="2004-06-03T13:34:11">
            <text:p>03/06/04 13:34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 crash the TolBase when the file is decompile</text:p>
          </table:table-cell>
          <table:table-cell table:formula="oooc:=IF([.B47]&lt;=38082;&quot;1.1.0&quot;;IF([.B47]&lt;=38464;&quot;1.1.1&quot;;IF([.B47]&lt;=38796;&quot;1.1.2&quot;;IF([.B47]&lt;=39051;&quot;1.1.3&quot;;IF([.B47]&lt;=39133;&quot;1.1.4&quot;;IF([.B47]&lt;=39406;&quot;1.1.5&quot;;&quot;1.1.6&quot;))))))" office:value-type="string" office:string-value="1.1.1">
            <text:p>1.1.1</text:p>
          </table:table-cell>
          <table:table-cell table:formula="oooc:=IF([.C47]&lt;=38082;&quot;1.1.1&quot;;IF([.C47]&lt;=38464;&quot;1.1.2&quot;;IF([.C47]&lt;=38796;&quot;1.1.3&quot;;IF([.C47]&lt;=39051;&quot;1.1.4&quot;;IF([.C47]&lt;=39133;&quot;1.1.5&quot;;IF([.C47]&lt;=39406;&quot;1.1.6&quot;;&quot;1.1.7&quot;))))))" office:value-type="string" office:string-value="1.1.2">
            <text:p>1.1.2</text:p>
          </table:table-cell>
          <table:table-cell table:formula="oooc:=IF([.D47]=&quot;enhancement&quot;;&quot;mejora&quot;;&quot;fallo&quot;)" office:value-type="string" office:string-value="fallo">
            <text:p>fallo</text:p>
          </table:table-cell>
          <table:table-cell table:formula="oooc:=IF(OR([.E47]=&quot;NEW&quot;;[.E47]=&quot;ASSIGNED&quot;;[.E47]=&quot;REOPENED&quot;);&quot;pendiente&quot;;IF(OR([.F47]=&quot;LATER&quot;;[.F4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7">
            <text:p>47</text:p>
          </table:table-cell>
          <table:table-cell table:style-name="ce38" office:value-type="date" office:date-value="2004-05-21T10:05:41">
            <text:p>21/05/04 10:05</text:p>
          </table:table-cell>
          <table:table-cell table:style-name="ce38" office:value-type="date" office:date-value="2006-12-07T16:50:33">
            <text:p>07/12/06 16:50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</text:p>
          </table:table-cell>
          <table:table-cell office:value-type="string">
            <text:p>mechanisms of compilation halting</text:p>
          </table:table-cell>
          <table:table-cell table:formula="oooc:=IF([.B48]&lt;=38082;&quot;1.1.0&quot;;IF([.B48]&lt;=38464;&quot;1.1.1&quot;;IF([.B48]&lt;=38796;&quot;1.1.2&quot;;IF([.B48]&lt;=39051;&quot;1.1.3&quot;;IF([.B48]&lt;=39133;&quot;1.1.4&quot;;IF([.B48]&lt;=39406;&quot;1.1.5&quot;;&quot;1.1.6&quot;))))))" office:value-type="string" office:string-value="1.1.1">
            <text:p>1.1.1</text:p>
          </table:table-cell>
          <table:table-cell table:formula="oooc:=IF([.C48]&lt;=38082;&quot;1.1.1&quot;;IF([.C48]&lt;=38464;&quot;1.1.2&quot;;IF([.C48]&lt;=38796;&quot;1.1.3&quot;;IF([.C48]&lt;=39051;&quot;1.1.4&quot;;IF([.C48]&lt;=39133;&quot;1.1.5&quot;;IF([.C48]&lt;=39406;&quot;1.1.6&quot;;&quot;1.1.7&quot;))))))" office:value-type="string" office:string-value="1.1.5">
            <text:p>1.1.5</text:p>
          </table:table-cell>
          <table:table-cell table:formula="oooc:=IF([.D48]=&quot;enhancement&quot;;&quot;mejora&quot;;&quot;fallo&quot;)" office:value-type="string" office:string-value="mejora">
            <text:p>mejora</text:p>
          </table:table-cell>
          <table:table-cell table:formula="oooc:=IF(OR([.E48]=&quot;NEW&quot;;[.E48]=&quot;ASSIGNED&quot;;[.E48]=&quot;REOPENED&quot;);&quot;pendiente&quot;;IF(OR([.F48]=&quot;LATER&quot;;[.F48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48">
            <text:p>48</text:p>
          </table:table-cell>
          <table:table-cell table:style-name="ce38" office:value-type="date" office:date-value="2004-05-21T10:13:49">
            <text:p>21/05/04 10:13</text:p>
          </table:table-cell>
          <table:table-cell table:style-name="ce38" office:value-type="date" office:date-value="2004-05-28T10:15:09.999999">
            <text:p>28/05/04 10:15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REMIND</text:p>
          </table:table-cell>
          <table:table-cell office:value-type="string">
            <text:p>Tol-Base</text:p>
          </table:table-cell>
          <table:table-cell office:value-type="string">
            <text:p>could be possible to make a copy of the object inspector?</text:p>
          </table:table-cell>
          <table:table-cell table:formula="oooc:=IF([.B49]&lt;=38082;&quot;1.1.0&quot;;IF([.B49]&lt;=38464;&quot;1.1.1&quot;;IF([.B49]&lt;=38796;&quot;1.1.2&quot;;IF([.B49]&lt;=39051;&quot;1.1.3&quot;;IF([.B49]&lt;=39133;&quot;1.1.4&quot;;IF([.B49]&lt;=39406;&quot;1.1.5&quot;;&quot;1.1.6&quot;))))))" office:value-type="string" office:string-value="1.1.1">
            <text:p>1.1.1</text:p>
          </table:table-cell>
          <table:table-cell table:formula="oooc:=IF([.C49]&lt;=38082;&quot;1.1.1&quot;;IF([.C49]&lt;=38464;&quot;1.1.2&quot;;IF([.C49]&lt;=38796;&quot;1.1.3&quot;;IF([.C49]&lt;=39051;&quot;1.1.4&quot;;IF([.C49]&lt;=39133;&quot;1.1.5&quot;;IF([.C49]&lt;=39406;&quot;1.1.6&quot;;&quot;1.1.7&quot;))))))" office:value-type="string" office:string-value="1.1.2">
            <text:p>1.1.2</text:p>
          </table:table-cell>
          <table:table-cell table:formula="oooc:=IF([.D49]=&quot;enhancement&quot;;&quot;mejora&quot;;&quot;fallo&quot;)" office:value-type="string" office:string-value="mejora">
            <text:p>mejora</text:p>
          </table:table-cell>
          <table:table-cell table:formula="oooc:=IF(OR([.E49]=&quot;NEW&quot;;[.E49]=&quot;ASSIGNED&quot;;[.E49]=&quot;REOPENED&quot;);&quot;pendiente&quot;;IF(OR([.F49]=&quot;LATER&quot;;[.F49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49">
            <text:p>49</text:p>
          </table:table-cell>
          <table:table-cell table:style-name="ce38" office:value-type="date" office:date-value="2004-05-24T13:57:40">
            <text:p>24/05/04 13:57</text:p>
          </table:table-cell>
          <table:table-cell table:style-name="ce38" office:value-type="date" office:date-value="2006-12-02T01:40:43">
            <text:p>02/12/06 01:40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</text:p>
          </table:table-cell>
          <table:table-cell office:value-type="string">
            <text:p>LIKE function</text:p>
          </table:table-cell>
          <table:table-cell table:formula="oooc:=IF([.B50]&lt;=38082;&quot;1.1.0&quot;;IF([.B50]&lt;=38464;&quot;1.1.1&quot;;IF([.B50]&lt;=38796;&quot;1.1.2&quot;;IF([.B50]&lt;=39051;&quot;1.1.3&quot;;IF([.B50]&lt;=39133;&quot;1.1.4&quot;;IF([.B50]&lt;=39406;&quot;1.1.5&quot;;&quot;1.1.6&quot;))))))" office:value-type="string" office:string-value="1.1.1">
            <text:p>1.1.1</text:p>
          </table:table-cell>
          <table:table-cell table:formula="oooc:=IF([.C50]&lt;=38082;&quot;1.1.1&quot;;IF([.C50]&lt;=38464;&quot;1.1.2&quot;;IF([.C50]&lt;=38796;&quot;1.1.3&quot;;IF([.C50]&lt;=39051;&quot;1.1.4&quot;;IF([.C50]&lt;=39133;&quot;1.1.5&quot;;IF([.C50]&lt;=39406;&quot;1.1.6&quot;;&quot;1.1.7&quot;))))))" office:value-type="string" office:string-value="1.1.5">
            <text:p>1.1.5</text:p>
          </table:table-cell>
          <table:table-cell table:formula="oooc:=IF([.D50]=&quot;enhancement&quot;;&quot;mejora&quot;;&quot;fallo&quot;)" office:value-type="string" office:string-value="mejora">
            <text:p>mejora</text:p>
          </table:table-cell>
          <table:table-cell table:formula="oooc:=IF(OR([.E50]=&quot;NEW&quot;;[.E50]=&quot;ASSIGNED&quot;;[.E50]=&quot;REOPENED&quot;);&quot;pendiente&quot;;IF(OR([.F50]=&quot;LATER&quot;;[.F50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style-name="ce38" office:value-type="date" office:date-value="2004-05-25T11:15:09">
            <text:p>25/05/04 11:15</text:p>
          </table:table-cell>
          <table:table-cell table:style-name="ce38" office:value-type="date" office:date-value="2006-12-04T17:41:44">
            <text:p>04/12/06 17:4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utTableDateFormat' 'PutTableRealFormat'</text:p>
          </table:table-cell>
          <table:table-cell table:formula="oooc:=IF([.B51]&lt;=38082;&quot;1.1.0&quot;;IF([.B51]&lt;=38464;&quot;1.1.1&quot;;IF([.B51]&lt;=38796;&quot;1.1.2&quot;;IF([.B51]&lt;=39051;&quot;1.1.3&quot;;IF([.B51]&lt;=39133;&quot;1.1.4&quot;;IF([.B51]&lt;=39406;&quot;1.1.5&quot;;&quot;1.1.6&quot;))))))" office:value-type="string" office:string-value="1.1.1">
            <text:p>1.1.1</text:p>
          </table:table-cell>
          <table:table-cell table:formula="oooc:=IF([.C51]&lt;=38082;&quot;1.1.1&quot;;IF([.C51]&lt;=38464;&quot;1.1.2&quot;;IF([.C51]&lt;=38796;&quot;1.1.3&quot;;IF([.C51]&lt;=39051;&quot;1.1.4&quot;;IF([.C51]&lt;=39133;&quot;1.1.5&quot;;IF([.C51]&lt;=39406;&quot;1.1.6&quot;;&quot;1.1.7&quot;))))))" office:value-type="string" office:string-value="1.1.5">
            <text:p>1.1.5</text:p>
          </table:table-cell>
          <table:table-cell table:formula="oooc:=IF([.D51]=&quot;enhancement&quot;;&quot;mejora&quot;;&quot;fallo&quot;)" office:value-type="string" office:string-value="fallo">
            <text:p>fallo</text:p>
          </table:table-cell>
          <table:table-cell table:formula="oooc:=IF(OR([.E51]=&quot;NEW&quot;;[.E51]=&quot;ASSIGNED&quot;;[.E51]=&quot;REOPENED&quot;);&quot;pendiente&quot;;IF(OR([.F51]=&quot;LATER&quot;;[.F5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1">
            <text:p>51</text:p>
          </table:table-cell>
          <table:table-cell table:style-name="ce38" office:value-type="date" office:date-value="2004-05-25T14:14:36.000001">
            <text:p>25/05/04 14:14</text:p>
          </table:table-cell>
          <table:table-cell table:style-name="ce38" office:value-type="date" office:date-value="2006-12-04T17:47:43">
            <text:p>04/12/06 17:47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crash</text:p>
          </table:table-cell>
          <table:table-cell table:formula="oooc:=IF([.B52]&lt;=38082;&quot;1.1.0&quot;;IF([.B52]&lt;=38464;&quot;1.1.1&quot;;IF([.B52]&lt;=38796;&quot;1.1.2&quot;;IF([.B52]&lt;=39051;&quot;1.1.3&quot;;IF([.B52]&lt;=39133;&quot;1.1.4&quot;;IF([.B52]&lt;=39406;&quot;1.1.5&quot;;&quot;1.1.6&quot;))))))" office:value-type="string" office:string-value="1.1.1">
            <text:p>1.1.1</text:p>
          </table:table-cell>
          <table:table-cell table:formula="oooc:=IF([.C52]&lt;=38082;&quot;1.1.1&quot;;IF([.C52]&lt;=38464;&quot;1.1.2&quot;;IF([.C52]&lt;=38796;&quot;1.1.3&quot;;IF([.C52]&lt;=39051;&quot;1.1.4&quot;;IF([.C52]&lt;=39133;&quot;1.1.5&quot;;IF([.C52]&lt;=39406;&quot;1.1.6&quot;;&quot;1.1.7&quot;))))))" office:value-type="string" office:string-value="1.1.5">
            <text:p>1.1.5</text:p>
          </table:table-cell>
          <table:table-cell table:formula="oooc:=IF([.D52]=&quot;enhancement&quot;;&quot;mejora&quot;;&quot;fallo&quot;)" office:value-type="string" office:string-value="fallo">
            <text:p>fallo</text:p>
          </table:table-cell>
          <table:table-cell table:formula="oooc:=IF(OR([.E52]=&quot;NEW&quot;;[.E52]=&quot;ASSIGNED&quot;;[.E52]=&quot;REOPENED&quot;);&quot;pendiente&quot;;IF(OR([.F52]=&quot;LATER&quot;;[.F5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2">
            <text:p>52</text:p>
          </table:table-cell>
          <table:table-cell table:style-name="ce38" office:value-type="date" office:date-value="2004-05-27T17:19:54">
            <text:p>27/05/04 17:19</text:p>
          </table:table-cell>
          <table:table-cell table:style-name="ce38" office:value-type="date" office:date-value="2006-12-04T17:57:39">
            <text:p>04/12/06 17:5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ensity Functions Correction</text:p>
          </table:table-cell>
          <table:table-cell table:formula="oooc:=IF([.B53]&lt;=38082;&quot;1.1.0&quot;;IF([.B53]&lt;=38464;&quot;1.1.1&quot;;IF([.B53]&lt;=38796;&quot;1.1.2&quot;;IF([.B53]&lt;=39051;&quot;1.1.3&quot;;IF([.B53]&lt;=39133;&quot;1.1.4&quot;;IF([.B53]&lt;=39406;&quot;1.1.5&quot;;&quot;1.1.6&quot;))))))" office:value-type="string" office:string-value="1.1.1">
            <text:p>1.1.1</text:p>
          </table:table-cell>
          <table:table-cell table:formula="oooc:=IF([.C53]&lt;=38082;&quot;1.1.1&quot;;IF([.C53]&lt;=38464;&quot;1.1.2&quot;;IF([.C53]&lt;=38796;&quot;1.1.3&quot;;IF([.C53]&lt;=39051;&quot;1.1.4&quot;;IF([.C53]&lt;=39133;&quot;1.1.5&quot;;IF([.C53]&lt;=39406;&quot;1.1.6&quot;;&quot;1.1.7&quot;))))))" office:value-type="string" office:string-value="1.1.5">
            <text:p>1.1.5</text:p>
          </table:table-cell>
          <table:table-cell table:formula="oooc:=IF([.D53]=&quot;enhancement&quot;;&quot;mejora&quot;;&quot;fallo&quot;)" office:value-type="string" office:string-value="fallo">
            <text:p>fallo</text:p>
          </table:table-cell>
          <table:table-cell table:formula="oooc:=IF(OR([.E53]=&quot;NEW&quot;;[.E53]=&quot;ASSIGNED&quot;;[.E53]=&quot;REOPENED&quot;);&quot;pendiente&quot;;IF(OR([.F53]=&quot;LATER&quot;;[.F5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style-name="ce38" office:value-type="date" office:date-value="2004-05-28T09:35:23">
            <text:p>28/05/04 09:35</text:p>
          </table:table-cell>
          <table:table-cell table:style-name="ce38" office:value-type="date" office:date-value="2004-05-28T17:49:56">
            <text:p>28/05/04 17:4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Web</text:p>
          </table:table-cell>
          <table:table-cell office:value-type="string">
            <text:p>The bug's URL does not appear on the mails</text:p>
          </table:table-cell>
          <table:table-cell table:formula="oooc:=IF([.B54]&lt;=38082;&quot;1.1.0&quot;;IF([.B54]&lt;=38464;&quot;1.1.1&quot;;IF([.B54]&lt;=38796;&quot;1.1.2&quot;;IF([.B54]&lt;=39051;&quot;1.1.3&quot;;IF([.B54]&lt;=39133;&quot;1.1.4&quot;;IF([.B54]&lt;=39406;&quot;1.1.5&quot;;&quot;1.1.6&quot;))))))" office:value-type="string" office:string-value="1.1.1">
            <text:p>1.1.1</text:p>
          </table:table-cell>
          <table:table-cell table:formula="oooc:=IF([.C54]&lt;=38082;&quot;1.1.1&quot;;IF([.C54]&lt;=38464;&quot;1.1.2&quot;;IF([.C54]&lt;=38796;&quot;1.1.3&quot;;IF([.C54]&lt;=39051;&quot;1.1.4&quot;;IF([.C54]&lt;=39133;&quot;1.1.5&quot;;IF([.C54]&lt;=39406;&quot;1.1.6&quot;;&quot;1.1.7&quot;))))))" office:value-type="string" office:string-value="1.1.2">
            <text:p>1.1.2</text:p>
          </table:table-cell>
          <table:table-cell table:formula="oooc:=IF([.D54]=&quot;enhancement&quot;;&quot;mejora&quot;;&quot;fallo&quot;)" office:value-type="string" office:string-value="fallo">
            <text:p>fallo</text:p>
          </table:table-cell>
          <table:table-cell table:formula="oooc:=IF(OR([.E54]=&quot;NEW&quot;;[.E54]=&quot;ASSIGNED&quot;;[.E54]=&quot;REOPENED&quot;);&quot;pendiente&quot;;IF(OR([.F54]=&quot;LATER&quot;;[.F5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4">
            <text:p>54</text:p>
          </table:table-cell>
          <table:table-cell table:style-name="ce38" office:value-type="date" office:date-value="2004-05-28T12:26:00">
            <text:p>28/05/04 12:26</text:p>
          </table:table-cell>
          <table:table-cell table:style-name="ce38" office:value-type="date" office:date-value="2004-06-11T12:39:14">
            <text:p>11/06/04 12:39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-Base</text:p>
          </table:table-cell>
          <table:table-cell office:value-type="string">
            <text:p>Project editor doesn't let include files with relative paths</text:p>
          </table:table-cell>
          <table:table-cell table:formula="oooc:=IF([.B55]&lt;=38082;&quot;1.1.0&quot;;IF([.B55]&lt;=38464;&quot;1.1.1&quot;;IF([.B55]&lt;=38796;&quot;1.1.2&quot;;IF([.B55]&lt;=39051;&quot;1.1.3&quot;;IF([.B55]&lt;=39133;&quot;1.1.4&quot;;IF([.B55]&lt;=39406;&quot;1.1.5&quot;;&quot;1.1.6&quot;))))))" office:value-type="string" office:string-value="1.1.1">
            <text:p>1.1.1</text:p>
          </table:table-cell>
          <table:table-cell table:formula="oooc:=IF([.C55]&lt;=38082;&quot;1.1.1&quot;;IF([.C55]&lt;=38464;&quot;1.1.2&quot;;IF([.C55]&lt;=38796;&quot;1.1.3&quot;;IF([.C55]&lt;=39051;&quot;1.1.4&quot;;IF([.C55]&lt;=39133;&quot;1.1.5&quot;;IF([.C55]&lt;=39406;&quot;1.1.6&quot;;&quot;1.1.7&quot;))))))" office:value-type="string" office:string-value="1.1.2">
            <text:p>1.1.2</text:p>
          </table:table-cell>
          <table:table-cell table:formula="oooc:=IF([.D55]=&quot;enhancement&quot;;&quot;mejora&quot;;&quot;fallo&quot;)" office:value-type="string" office:string-value="fallo">
            <text:p>fallo</text:p>
          </table:table-cell>
          <table:table-cell table:formula="oooc:=IF(OR([.E55]=&quot;NEW&quot;;[.E55]=&quot;ASSIGNED&quot;;[.E55]=&quot;REOPENED&quot;);&quot;pendiente&quot;;IF(OR([.F55]=&quot;LATER&quot;;[.F5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style-name="ce38" office:value-type="date" office:date-value="2004-05-28T12:27:19">
            <text:p>28/05/04 12:27</text:p>
          </table:table-cell>
          <table:table-cell table:style-name="ce38" office:value-type="date" office:date-value="2006-12-04T18:01:27">
            <text:p>04/12/06 18:0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obrecarga de operadores</text:p>
          </table:table-cell>
          <table:table-cell table:formula="oooc:=IF([.B56]&lt;=38082;&quot;1.1.0&quot;;IF([.B56]&lt;=38464;&quot;1.1.1&quot;;IF([.B56]&lt;=38796;&quot;1.1.2&quot;;IF([.B56]&lt;=39051;&quot;1.1.3&quot;;IF([.B56]&lt;=39133;&quot;1.1.4&quot;;IF([.B56]&lt;=39406;&quot;1.1.5&quot;;&quot;1.1.6&quot;))))))" office:value-type="string" office:string-value="1.1.1">
            <text:p>1.1.1</text:p>
          </table:table-cell>
          <table:table-cell table:formula="oooc:=IF([.C56]&lt;=38082;&quot;1.1.1&quot;;IF([.C56]&lt;=38464;&quot;1.1.2&quot;;IF([.C56]&lt;=38796;&quot;1.1.3&quot;;IF([.C56]&lt;=39051;&quot;1.1.4&quot;;IF([.C56]&lt;=39133;&quot;1.1.5&quot;;IF([.C56]&lt;=39406;&quot;1.1.6&quot;;&quot;1.1.7&quot;))))))" office:value-type="string" office:string-value="1.1.5">
            <text:p>1.1.5</text:p>
          </table:table-cell>
          <table:table-cell table:formula="oooc:=IF([.D56]=&quot;enhancement&quot;;&quot;mejora&quot;;&quot;fallo&quot;)" office:value-type="string" office:string-value="fallo">
            <text:p>fallo</text:p>
          </table:table-cell>
          <table:table-cell table:formula="oooc:=IF(OR([.E56]=&quot;NEW&quot;;[.E56]=&quot;ASSIGNED&quot;;[.E56]=&quot;REOPENED&quot;);&quot;pendiente&quot;;IF(OR([.F56]=&quot;LATER&quot;;[.F5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6">
            <text:p>56</text:p>
          </table:table-cell>
          <table:table-cell table:style-name="ce38" office:value-type="date" office:date-value="2004-05-28T13:36:16">
            <text:p>28/05/04 13:36</text:p>
          </table:table-cell>
          <table:table-cell table:style-name="ce38" office:value-type="date" office:date-value="2006-12-07T16:50:55">
            <text:p>07/12/06 16:50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</text:p>
          </table:table-cell>
          <table:table-cell office:value-type="string">
            <text:p>Enhancement of 'Show'</text:p>
          </table:table-cell>
          <table:table-cell table:formula="oooc:=IF([.B57]&lt;=38082;&quot;1.1.0&quot;;IF([.B57]&lt;=38464;&quot;1.1.1&quot;;IF([.B57]&lt;=38796;&quot;1.1.2&quot;;IF([.B57]&lt;=39051;&quot;1.1.3&quot;;IF([.B57]&lt;=39133;&quot;1.1.4&quot;;IF([.B57]&lt;=39406;&quot;1.1.5&quot;;&quot;1.1.6&quot;))))))" office:value-type="string" office:string-value="1.1.1">
            <text:p>1.1.1</text:p>
          </table:table-cell>
          <table:table-cell table:formula="oooc:=IF([.C57]&lt;=38082;&quot;1.1.1&quot;;IF([.C57]&lt;=38464;&quot;1.1.2&quot;;IF([.C57]&lt;=38796;&quot;1.1.3&quot;;IF([.C57]&lt;=39051;&quot;1.1.4&quot;;IF([.C57]&lt;=39133;&quot;1.1.5&quot;;IF([.C57]&lt;=39406;&quot;1.1.6&quot;;&quot;1.1.7&quot;))))))" office:value-type="string" office:string-value="1.1.5">
            <text:p>1.1.5</text:p>
          </table:table-cell>
          <table:table-cell table:formula="oooc:=IF([.D57]=&quot;enhancement&quot;;&quot;mejora&quot;;&quot;fallo&quot;)" office:value-type="string" office:string-value="mejora">
            <text:p>mejora</text:p>
          </table:table-cell>
          <table:table-cell table:formula="oooc:=IF(OR([.E57]=&quot;NEW&quot;;[.E57]=&quot;ASSIGNED&quot;;[.E57]=&quot;REOPENED&quot;);&quot;pendiente&quot;;IF(OR([.F57]=&quot;LATER&quot;;[.F57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57">
            <text:p>57</text:p>
          </table:table-cell>
          <table:table-cell table:style-name="ce38" office:value-type="date" office:date-value="2004-05-28T22:48:02">
            <text:p>28/05/04 22:48</text:p>
          </table:table-cell>
          <table:table-cell table:style-name="ce38" office:value-type="date" office:date-value="2006-12-04T18:06:49">
            <text:p>04/12/06 18:06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heck syntax errors blocks TOLBase</text:p>
          </table:table-cell>
          <table:table-cell table:formula="oooc:=IF([.B58]&lt;=38082;&quot;1.1.0&quot;;IF([.B58]&lt;=38464;&quot;1.1.1&quot;;IF([.B58]&lt;=38796;&quot;1.1.2&quot;;IF([.B58]&lt;=39051;&quot;1.1.3&quot;;IF([.B58]&lt;=39133;&quot;1.1.4&quot;;IF([.B58]&lt;=39406;&quot;1.1.5&quot;;&quot;1.1.6&quot;))))))" office:value-type="string" office:string-value="1.1.1">
            <text:p>1.1.1</text:p>
          </table:table-cell>
          <table:table-cell table:formula="oooc:=IF([.C58]&lt;=38082;&quot;1.1.1&quot;;IF([.C58]&lt;=38464;&quot;1.1.2&quot;;IF([.C58]&lt;=38796;&quot;1.1.3&quot;;IF([.C58]&lt;=39051;&quot;1.1.4&quot;;IF([.C58]&lt;=39133;&quot;1.1.5&quot;;IF([.C58]&lt;=39406;&quot;1.1.6&quot;;&quot;1.1.7&quot;))))))" office:value-type="string" office:string-value="1.1.5">
            <text:p>1.1.5</text:p>
          </table:table-cell>
          <table:table-cell table:formula="oooc:=IF([.D58]=&quot;enhancement&quot;;&quot;mejora&quot;;&quot;fallo&quot;)" office:value-type="string" office:string-value="fallo">
            <text:p>fallo</text:p>
          </table:table-cell>
          <table:table-cell table:formula="oooc:=IF(OR([.E58]=&quot;NEW&quot;;[.E58]=&quot;ASSIGNED&quot;;[.E58]=&quot;REOPENED&quot;);&quot;pendiente&quot;;IF(OR([.F58]=&quot;LATER&quot;;[.F5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8">
            <text:p>58</text:p>
          </table:table-cell>
          <table:table-cell table:style-name="ce38" office:value-type="date" office:date-value="2004-05-31T16:25:22.999999">
            <text:p>31/05/04 16:25</text:p>
          </table:table-cell>
          <table:table-cell table:style-name="ce38" office:value-type="date" office:date-value="2006-12-04T18:17:33">
            <text:p>04/12/06 18:1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BSIFile doesn´t create the associated BSDFile</text:p>
          </table:table-cell>
          <table:table-cell table:formula="oooc:=IF([.B59]&lt;=38082;&quot;1.1.0&quot;;IF([.B59]&lt;=38464;&quot;1.1.1&quot;;IF([.B59]&lt;=38796;&quot;1.1.2&quot;;IF([.B59]&lt;=39051;&quot;1.1.3&quot;;IF([.B59]&lt;=39133;&quot;1.1.4&quot;;IF([.B59]&lt;=39406;&quot;1.1.5&quot;;&quot;1.1.6&quot;))))))" office:value-type="string" office:string-value="1.1.1">
            <text:p>1.1.1</text:p>
          </table:table-cell>
          <table:table-cell table:formula="oooc:=IF([.C59]&lt;=38082;&quot;1.1.1&quot;;IF([.C59]&lt;=38464;&quot;1.1.2&quot;;IF([.C59]&lt;=38796;&quot;1.1.3&quot;;IF([.C59]&lt;=39051;&quot;1.1.4&quot;;IF([.C59]&lt;=39133;&quot;1.1.5&quot;;IF([.C59]&lt;=39406;&quot;1.1.6&quot;;&quot;1.1.7&quot;))))))" office:value-type="string" office:string-value="1.1.5">
            <text:p>1.1.5</text:p>
          </table:table-cell>
          <table:table-cell table:formula="oooc:=IF([.D59]=&quot;enhancement&quot;;&quot;mejora&quot;;&quot;fallo&quot;)" office:value-type="string" office:string-value="fallo">
            <text:p>fallo</text:p>
          </table:table-cell>
          <table:table-cell table:formula="oooc:=IF(OR([.E59]=&quot;NEW&quot;;[.E59]=&quot;ASSIGNED&quot;;[.E59]=&quot;REOPENED&quot;);&quot;pendiente&quot;;IF(OR([.F59]=&quot;LATER&quot;;[.F5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9">
            <text:p>59</text:p>
          </table:table-cell>
          <table:table-cell table:style-name="ce38" office:value-type="date" office:date-value="2004-06-01T17:03:25">
            <text:p>01/06/04 17:03</text:p>
          </table:table-cell>
          <table:table-cell table:style-name="ce38" office:value-type="date" office:date-value="2004-06-07T12:35:39">
            <text:p>07/06/04 12:35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Series mapped to Y2 axis</text:p>
          </table:table-cell>
          <table:table-cell table:formula="oooc:=IF([.B60]&lt;=38082;&quot;1.1.0&quot;;IF([.B60]&lt;=38464;&quot;1.1.1&quot;;IF([.B60]&lt;=38796;&quot;1.1.2&quot;;IF([.B60]&lt;=39051;&quot;1.1.3&quot;;IF([.B60]&lt;=39133;&quot;1.1.4&quot;;IF([.B60]&lt;=39406;&quot;1.1.5&quot;;&quot;1.1.6&quot;))))))" office:value-type="string" office:string-value="1.1.1">
            <text:p>1.1.1</text:p>
          </table:table-cell>
          <table:table-cell table:formula="oooc:=IF([.C60]&lt;=38082;&quot;1.1.1&quot;;IF([.C60]&lt;=38464;&quot;1.1.2&quot;;IF([.C60]&lt;=38796;&quot;1.1.3&quot;;IF([.C60]&lt;=39051;&quot;1.1.4&quot;;IF([.C60]&lt;=39133;&quot;1.1.5&quot;;IF([.C60]&lt;=39406;&quot;1.1.6&quot;;&quot;1.1.7&quot;))))))" office:value-type="string" office:string-value="1.1.2">
            <text:p>1.1.2</text:p>
          </table:table-cell>
          <table:table-cell table:formula="oooc:=IF([.D60]=&quot;enhancement&quot;;&quot;mejora&quot;;&quot;fallo&quot;)" office:value-type="string" office:string-value="fallo">
            <text:p>fallo</text:p>
          </table:table-cell>
          <table:table-cell table:formula="oooc:=IF(OR([.E60]=&quot;NEW&quot;;[.E60]=&quot;ASSIGNED&quot;;[.E60]=&quot;REOPENED&quot;);&quot;pendiente&quot;;IF(OR([.F60]=&quot;LATER&quot;;[.F6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style-name="ce38" office:value-type="date" office:date-value="2004-06-01T17:17:53">
            <text:p>01/06/04 17:17</text:p>
          </table:table-cell>
          <table:table-cell table:style-name="ce38" office:value-type="date" office:date-value="2006-12-04T18:20:27">
            <text:p>04/12/06 18:2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get blocked when compling a file or just doing the syntax check</text:p>
          </table:table-cell>
          <table:table-cell table:formula="oooc:=IF([.B61]&lt;=38082;&quot;1.1.0&quot;;IF([.B61]&lt;=38464;&quot;1.1.1&quot;;IF([.B61]&lt;=38796;&quot;1.1.2&quot;;IF([.B61]&lt;=39051;&quot;1.1.3&quot;;IF([.B61]&lt;=39133;&quot;1.1.4&quot;;IF([.B61]&lt;=39406;&quot;1.1.5&quot;;&quot;1.1.6&quot;))))))" office:value-type="string" office:string-value="1.1.1">
            <text:p>1.1.1</text:p>
          </table:table-cell>
          <table:table-cell table:formula="oooc:=IF([.C61]&lt;=38082;&quot;1.1.1&quot;;IF([.C61]&lt;=38464;&quot;1.1.2&quot;;IF([.C61]&lt;=38796;&quot;1.1.3&quot;;IF([.C61]&lt;=39051;&quot;1.1.4&quot;;IF([.C61]&lt;=39133;&quot;1.1.5&quot;;IF([.C61]&lt;=39406;&quot;1.1.6&quot;;&quot;1.1.7&quot;))))))" office:value-type="string" office:string-value="1.1.5">
            <text:p>1.1.5</text:p>
          </table:table-cell>
          <table:table-cell table:formula="oooc:=IF([.D61]=&quot;enhancement&quot;;&quot;mejora&quot;;&quot;fallo&quot;)" office:value-type="string" office:string-value="fallo">
            <text:p>fallo</text:p>
          </table:table-cell>
          <table:table-cell table:formula="oooc:=IF(OR([.E61]=&quot;NEW&quot;;[.E61]=&quot;ASSIGNED&quot;;[.E61]=&quot;REOPENED&quot;);&quot;pendiente&quot;;IF(OR([.F61]=&quot;LATER&quot;;[.F6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61">
            <text:p>61</text:p>
          </table:table-cell>
          <table:table-cell table:style-name="ce38" office:value-type="date" office:date-value="2004-06-01T17:39:21">
            <text:p>01/06/04 17:39</text:p>
          </table:table-cell>
          <table:table-cell table:style-name="ce38" office:value-type="date" office:date-value="2006-12-04T18:21:32">
            <text:p>04/12/06 18:21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Using a TimeSet created from DatesOfSet for X Marker</text:p>
          </table:table-cell>
          <table:table-cell table:formula="oooc:=IF([.B62]&lt;=38082;&quot;1.1.0&quot;;IF([.B62]&lt;=38464;&quot;1.1.1&quot;;IF([.B62]&lt;=38796;&quot;1.1.2&quot;;IF([.B62]&lt;=39051;&quot;1.1.3&quot;;IF([.B62]&lt;=39133;&quot;1.1.4&quot;;IF([.B62]&lt;=39406;&quot;1.1.5&quot;;&quot;1.1.6&quot;))))))" office:value-type="string" office:string-value="1.1.1">
            <text:p>1.1.1</text:p>
          </table:table-cell>
          <table:table-cell table:formula="oooc:=IF([.C62]&lt;=38082;&quot;1.1.1&quot;;IF([.C62]&lt;=38464;&quot;1.1.2&quot;;IF([.C62]&lt;=38796;&quot;1.1.3&quot;;IF([.C62]&lt;=39051;&quot;1.1.4&quot;;IF([.C62]&lt;=39133;&quot;1.1.5&quot;;IF([.C62]&lt;=39406;&quot;1.1.6&quot;;&quot;1.1.7&quot;))))))" office:value-type="string" office:string-value="1.1.5">
            <text:p>1.1.5</text:p>
          </table:table-cell>
          <table:table-cell table:formula="oooc:=IF([.D62]=&quot;enhancement&quot;;&quot;mejora&quot;;&quot;fallo&quot;)" office:value-type="string" office:string-value="fallo">
            <text:p>fallo</text:p>
          </table:table-cell>
          <table:table-cell table:formula="oooc:=IF(OR([.E62]=&quot;NEW&quot;;[.E62]=&quot;ASSIGNED&quot;;[.E62]=&quot;REOPENED&quot;);&quot;pendiente&quot;;IF(OR([.F62]=&quot;LATER&quot;;[.F6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62">
            <text:p>62</text:p>
          </table:table-cell>
          <table:table-cell table:style-name="ce38" office:value-type="date" office:date-value="2004-06-02T18:19:45">
            <text:p>02/06/04 18:19</text:p>
          </table:table-cell>
          <table:table-cell table:style-name="ce38" office:value-type="date" office:date-value="2006-12-07T16:51:24">
            <text:p>07/12/06 16:51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</text:p>
          </table:table-cell>
          <table:table-cell office:value-type="string">
            <text:p>Problema de la funciï¿½ GibbsSampler</text:p>
          </table:table-cell>
          <table:table-cell table:formula="oooc:=IF([.B63]&lt;=38082;&quot;1.1.0&quot;;IF([.B63]&lt;=38464;&quot;1.1.1&quot;;IF([.B63]&lt;=38796;&quot;1.1.2&quot;;IF([.B63]&lt;=39051;&quot;1.1.3&quot;;IF([.B63]&lt;=39133;&quot;1.1.4&quot;;IF([.B63]&lt;=39406;&quot;1.1.5&quot;;&quot;1.1.6&quot;))))))" office:value-type="string" office:string-value="1.1.1">
            <text:p>1.1.1</text:p>
          </table:table-cell>
          <table:table-cell table:formula="oooc:=IF([.C63]&lt;=38082;&quot;1.1.1&quot;;IF([.C63]&lt;=38464;&quot;1.1.2&quot;;IF([.C63]&lt;=38796;&quot;1.1.3&quot;;IF([.C63]&lt;=39051;&quot;1.1.4&quot;;IF([.C63]&lt;=39133;&quot;1.1.5&quot;;IF([.C63]&lt;=39406;&quot;1.1.6&quot;;&quot;1.1.7&quot;))))))" office:value-type="string" office:string-value="1.1.5">
            <text:p>1.1.5</text:p>
          </table:table-cell>
          <table:table-cell table:formula="oooc:=IF([.D63]=&quot;enhancement&quot;;&quot;mejora&quot;;&quot;fallo&quot;)" office:value-type="string" office:string-value="mejora">
            <text:p>mejora</text:p>
          </table:table-cell>
          <table:table-cell table:formula="oooc:=IF(OR([.E63]=&quot;NEW&quot;;[.E63]=&quot;ASSIGNED&quot;;[.E63]=&quot;REOPENED&quot;);&quot;pendiente&quot;;IF(OR([.F63]=&quot;LATER&quot;;[.F63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63">
            <text:p>63</text:p>
          </table:table-cell>
          <table:table-cell table:style-name="ce38" office:value-type="date" office:date-value="2004-06-03T10:33:27">
            <text:p>03/06/04 10:33</text:p>
          </table:table-cell>
          <table:table-cell table:style-name="ce38" office:value-type="date" office:date-value="2004-08-27T16:20:47">
            <text:p>27/08/04 16:20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Still problems on highlighting</text:p>
          </table:table-cell>
          <table:table-cell table:formula="oooc:=IF([.B64]&lt;=38082;&quot;1.1.0&quot;;IF([.B64]&lt;=38464;&quot;1.1.1&quot;;IF([.B64]&lt;=38796;&quot;1.1.2&quot;;IF([.B64]&lt;=39051;&quot;1.1.3&quot;;IF([.B64]&lt;=39133;&quot;1.1.4&quot;;IF([.B64]&lt;=39406;&quot;1.1.5&quot;;&quot;1.1.6&quot;))))))" office:value-type="string" office:string-value="1.1.1">
            <text:p>1.1.1</text:p>
          </table:table-cell>
          <table:table-cell table:formula="oooc:=IF([.C64]&lt;=38082;&quot;1.1.1&quot;;IF([.C64]&lt;=38464;&quot;1.1.2&quot;;IF([.C64]&lt;=38796;&quot;1.1.3&quot;;IF([.C64]&lt;=39051;&quot;1.1.4&quot;;IF([.C64]&lt;=39133;&quot;1.1.5&quot;;IF([.C64]&lt;=39406;&quot;1.1.6&quot;;&quot;1.1.7&quot;))))))" office:value-type="string" office:string-value="1.1.2">
            <text:p>1.1.2</text:p>
          </table:table-cell>
          <table:table-cell table:formula="oooc:=IF([.D64]=&quot;enhancement&quot;;&quot;mejora&quot;;&quot;fallo&quot;)" office:value-type="string" office:string-value="mejora">
            <text:p>mejora</text:p>
          </table:table-cell>
          <table:table-cell table:formula="oooc:=IF(OR([.E64]=&quot;NEW&quot;;[.E64]=&quot;ASSIGNED&quot;;[.E64]=&quot;REOPENED&quot;);&quot;pendiente&quot;;IF(OR([.F64]=&quot;LATER&quot;;[.F64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style-name="ce38" office:value-type="date" office:date-value="2004-06-03T10:47:06">
            <text:p>03/06/04 10:47</text:p>
          </table:table-cell>
          <table:table-cell table:style-name="ce38" office:value-type="date" office:date-value="2006-12-04T18:27:03">
            <text:p>04/12/06 18:27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ll behaviour in assign operator</text:p>
          </table:table-cell>
          <table:table-cell table:formula="oooc:=IF([.B65]&lt;=38082;&quot;1.1.0&quot;;IF([.B65]&lt;=38464;&quot;1.1.1&quot;;IF([.B65]&lt;=38796;&quot;1.1.2&quot;;IF([.B65]&lt;=39051;&quot;1.1.3&quot;;IF([.B65]&lt;=39133;&quot;1.1.4&quot;;IF([.B65]&lt;=39406;&quot;1.1.5&quot;;&quot;1.1.6&quot;))))))" office:value-type="string" office:string-value="1.1.1">
            <text:p>1.1.1</text:p>
          </table:table-cell>
          <table:table-cell table:formula="oooc:=IF([.C65]&lt;=38082;&quot;1.1.1&quot;;IF([.C65]&lt;=38464;&quot;1.1.2&quot;;IF([.C65]&lt;=38796;&quot;1.1.3&quot;;IF([.C65]&lt;=39051;&quot;1.1.4&quot;;IF([.C65]&lt;=39133;&quot;1.1.5&quot;;IF([.C65]&lt;=39406;&quot;1.1.6&quot;;&quot;1.1.7&quot;))))))" office:value-type="string" office:string-value="1.1.5">
            <text:p>1.1.5</text:p>
          </table:table-cell>
          <table:table-cell table:formula="oooc:=IF([.D65]=&quot;enhancement&quot;;&quot;mejora&quot;;&quot;fallo&quot;)" office:value-type="string" office:string-value="fallo">
            <text:p>fallo</text:p>
          </table:table-cell>
          <table:table-cell table:formula="oooc:=IF(OR([.E65]=&quot;NEW&quot;;[.E65]=&quot;ASSIGNED&quot;;[.E65]=&quot;REOPENED&quot;);&quot;pendiente&quot;;IF(OR([.F65]=&quot;LATER&quot;;[.F6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style-name="ce38" office:value-type="date" office:date-value="2004-06-08T15:52:24">
            <text:p>08/06/04 15:52</text:p>
          </table:table-cell>
          <table:table-cell table:style-name="ce38" office:value-type="date" office:date-value="2006-12-04T18:29:52">
            <text:p>04/12/06 18:29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does not give ERROR...</text:p>
          </table:table-cell>
          <table:table-cell table:formula="oooc:=IF([.B66]&lt;=38082;&quot;1.1.0&quot;;IF([.B66]&lt;=38464;&quot;1.1.1&quot;;IF([.B66]&lt;=38796;&quot;1.1.2&quot;;IF([.B66]&lt;=39051;&quot;1.1.3&quot;;IF([.B66]&lt;=39133;&quot;1.1.4&quot;;IF([.B66]&lt;=39406;&quot;1.1.5&quot;;&quot;1.1.6&quot;))))))" office:value-type="string" office:string-value="1.1.1">
            <text:p>1.1.1</text:p>
          </table:table-cell>
          <table:table-cell table:formula="oooc:=IF([.C66]&lt;=38082;&quot;1.1.1&quot;;IF([.C66]&lt;=38464;&quot;1.1.2&quot;;IF([.C66]&lt;=38796;&quot;1.1.3&quot;;IF([.C66]&lt;=39051;&quot;1.1.4&quot;;IF([.C66]&lt;=39133;&quot;1.1.5&quot;;IF([.C66]&lt;=39406;&quot;1.1.6&quot;;&quot;1.1.7&quot;))))))" office:value-type="string" office:string-value="1.1.5">
            <text:p>1.1.5</text:p>
          </table:table-cell>
          <table:table-cell table:formula="oooc:=IF([.D66]=&quot;enhancement&quot;;&quot;mejora&quot;;&quot;fallo&quot;)" office:value-type="string" office:string-value="fallo">
            <text:p>fallo</text:p>
          </table:table-cell>
          <table:table-cell table:formula="oooc:=IF(OR([.E66]=&quot;NEW&quot;;[.E66]=&quot;ASSIGNED&quot;;[.E66]=&quot;REOPENED&quot;);&quot;pendiente&quot;;IF(OR([.F66]=&quot;LATER&quot;;[.F6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66">
            <text:p>66</text:p>
          </table:table-cell>
          <table:table-cell table:style-name="ce38" office:value-type="date" office:date-value="2004-06-08T18:03:02">
            <text:p>08/06/04 18:03</text:p>
          </table:table-cell>
          <table:table-cell table:style-name="ce38" office:value-type="date" office:date-value="2006-12-04T18:33:30">
            <text:p>04/12/06 18:3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use of -&gt; operator in select function</text:p>
          </table:table-cell>
          <table:table-cell table:formula="oooc:=IF([.B67]&lt;=38082;&quot;1.1.0&quot;;IF([.B67]&lt;=38464;&quot;1.1.1&quot;;IF([.B67]&lt;=38796;&quot;1.1.2&quot;;IF([.B67]&lt;=39051;&quot;1.1.3&quot;;IF([.B67]&lt;=39133;&quot;1.1.4&quot;;IF([.B67]&lt;=39406;&quot;1.1.5&quot;;&quot;1.1.6&quot;))))))" office:value-type="string" office:string-value="1.1.1">
            <text:p>1.1.1</text:p>
          </table:table-cell>
          <table:table-cell table:formula="oooc:=IF([.C67]&lt;=38082;&quot;1.1.1&quot;;IF([.C67]&lt;=38464;&quot;1.1.2&quot;;IF([.C67]&lt;=38796;&quot;1.1.3&quot;;IF([.C67]&lt;=39051;&quot;1.1.4&quot;;IF([.C67]&lt;=39133;&quot;1.1.5&quot;;IF([.C67]&lt;=39406;&quot;1.1.6&quot;;&quot;1.1.7&quot;))))))" office:value-type="string" office:string-value="1.1.5">
            <text:p>1.1.5</text:p>
          </table:table-cell>
          <table:table-cell table:formula="oooc:=IF([.D67]=&quot;enhancement&quot;;&quot;mejora&quot;;&quot;fallo&quot;)" office:value-type="string" office:string-value="fallo">
            <text:p>fallo</text:p>
          </table:table-cell>
          <table:table-cell table:formula="oooc:=IF(OR([.E67]=&quot;NEW&quot;;[.E67]=&quot;ASSIGNED&quot;;[.E67]=&quot;REOPENED&quot;);&quot;pendiente&quot;;IF(OR([.F67]=&quot;LATER&quot;;[.F6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67">
            <text:p>67</text:p>
          </table:table-cell>
          <table:table-cell table:style-name="ce38" office:value-type="date" office:date-value="2004-06-09T13:51:33.999999">
            <text:p>09/06/04 13:51</text:p>
          </table:table-cell>
          <table:table-cell table:style-name="ce38" office:value-type="date" office:date-value="2006-12-04T18:39:06">
            <text:p>04/12/06 18:39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base crashes during evaluation</text:p>
          </table:table-cell>
          <table:table-cell table:formula="oooc:=IF([.B68]&lt;=38082;&quot;1.1.0&quot;;IF([.B68]&lt;=38464;&quot;1.1.1&quot;;IF([.B68]&lt;=38796;&quot;1.1.2&quot;;IF([.B68]&lt;=39051;&quot;1.1.3&quot;;IF([.B68]&lt;=39133;&quot;1.1.4&quot;;IF([.B68]&lt;=39406;&quot;1.1.5&quot;;&quot;1.1.6&quot;))))))" office:value-type="string" office:string-value="1.1.1">
            <text:p>1.1.1</text:p>
          </table:table-cell>
          <table:table-cell table:formula="oooc:=IF([.C68]&lt;=38082;&quot;1.1.1&quot;;IF([.C68]&lt;=38464;&quot;1.1.2&quot;;IF([.C68]&lt;=38796;&quot;1.1.3&quot;;IF([.C68]&lt;=39051;&quot;1.1.4&quot;;IF([.C68]&lt;=39133;&quot;1.1.5&quot;;IF([.C68]&lt;=39406;&quot;1.1.6&quot;;&quot;1.1.7&quot;))))))" office:value-type="string" office:string-value="1.1.5">
            <text:p>1.1.5</text:p>
          </table:table-cell>
          <table:table-cell table:formula="oooc:=IF([.D68]=&quot;enhancement&quot;;&quot;mejora&quot;;&quot;fallo&quot;)" office:value-type="string" office:string-value="fallo">
            <text:p>fallo</text:p>
          </table:table-cell>
          <table:table-cell table:formula="oooc:=IF(OR([.E68]=&quot;NEW&quot;;[.E68]=&quot;ASSIGNED&quot;;[.E68]=&quot;REOPENED&quot;);&quot;pendiente&quot;;IF(OR([.F68]=&quot;LATER&quot;;[.F6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68">
            <text:p>68</text:p>
          </table:table-cell>
          <table:table-cell table:style-name="ce38" office:value-type="date" office:date-value="2004-06-09T16:10:33">
            <text:p>09/06/04 16:10</text:p>
          </table:table-cell>
          <table:table-cell table:style-name="ce38" office:value-type="date" office:date-value="2006-12-04T18:41:20">
            <text:p>04/12/06 18:41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gmentation fault in Select evaluation</text:p>
          </table:table-cell>
          <table:table-cell table:formula="oooc:=IF([.B69]&lt;=38082;&quot;1.1.0&quot;;IF([.B69]&lt;=38464;&quot;1.1.1&quot;;IF([.B69]&lt;=38796;&quot;1.1.2&quot;;IF([.B69]&lt;=39051;&quot;1.1.3&quot;;IF([.B69]&lt;=39133;&quot;1.1.4&quot;;IF([.B69]&lt;=39406;&quot;1.1.5&quot;;&quot;1.1.6&quot;))))))" office:value-type="string" office:string-value="1.1.1">
            <text:p>1.1.1</text:p>
          </table:table-cell>
          <table:table-cell table:formula="oooc:=IF([.C69]&lt;=38082;&quot;1.1.1&quot;;IF([.C69]&lt;=38464;&quot;1.1.2&quot;;IF([.C69]&lt;=38796;&quot;1.1.3&quot;;IF([.C69]&lt;=39051;&quot;1.1.4&quot;;IF([.C69]&lt;=39133;&quot;1.1.5&quot;;IF([.C69]&lt;=39406;&quot;1.1.6&quot;;&quot;1.1.7&quot;))))))" office:value-type="string" office:string-value="1.1.5">
            <text:p>1.1.5</text:p>
          </table:table-cell>
          <table:table-cell table:formula="oooc:=IF([.D69]=&quot;enhancement&quot;;&quot;mejora&quot;;&quot;fallo&quot;)" office:value-type="string" office:string-value="fallo">
            <text:p>fallo</text:p>
          </table:table-cell>
          <table:table-cell table:formula="oooc:=IF(OR([.E69]=&quot;NEW&quot;;[.E69]=&quot;ASSIGNED&quot;;[.E69]=&quot;REOPENED&quot;);&quot;pendiente&quot;;IF(OR([.F69]=&quot;LATER&quot;;[.F6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69">
            <text:p>69</text:p>
          </table:table-cell>
          <table:table-cell table:style-name="ce38" office:value-type="date" office:date-value="2004-06-09T18:29:35">
            <text:p>09/06/04 18:29</text:p>
          </table:table-cell>
          <table:table-cell table:style-name="ce38" office:value-type="date" office:date-value="2006-12-04T18:41:39">
            <text:p>04/12/06 18:41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n orthographic mistake in the description of 'ToName'</text:p>
          </table:table-cell>
          <table:table-cell table:formula="oooc:=IF([.B70]&lt;=38082;&quot;1.1.0&quot;;IF([.B70]&lt;=38464;&quot;1.1.1&quot;;IF([.B70]&lt;=38796;&quot;1.1.2&quot;;IF([.B70]&lt;=39051;&quot;1.1.3&quot;;IF([.B70]&lt;=39133;&quot;1.1.4&quot;;IF([.B70]&lt;=39406;&quot;1.1.5&quot;;&quot;1.1.6&quot;))))))" office:value-type="string" office:string-value="1.1.1">
            <text:p>1.1.1</text:p>
          </table:table-cell>
          <table:table-cell table:formula="oooc:=IF([.C70]&lt;=38082;&quot;1.1.1&quot;;IF([.C70]&lt;=38464;&quot;1.1.2&quot;;IF([.C70]&lt;=38796;&quot;1.1.3&quot;;IF([.C70]&lt;=39051;&quot;1.1.4&quot;;IF([.C70]&lt;=39133;&quot;1.1.5&quot;;IF([.C70]&lt;=39406;&quot;1.1.6&quot;;&quot;1.1.7&quot;))))))" office:value-type="string" office:string-value="1.1.5">
            <text:p>1.1.5</text:p>
          </table:table-cell>
          <table:table-cell table:formula="oooc:=IF([.D70]=&quot;enhancement&quot;;&quot;mejora&quot;;&quot;fallo&quot;)" office:value-type="string" office:string-value="fallo">
            <text:p>fallo</text:p>
          </table:table-cell>
          <table:table-cell table:formula="oooc:=IF(OR([.E70]=&quot;NEW&quot;;[.E70]=&quot;ASSIGNED&quot;;[.E70]=&quot;REOPENED&quot;);&quot;pendiente&quot;;IF(OR([.F70]=&quot;LATER&quot;;[.F7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style-name="ce38" office:value-type="date" office:date-value="2004-06-09T19:53:07">
            <text:p>09/06/04 19:53</text:p>
          </table:table-cell>
          <table:table-cell table:style-name="ce38" office:value-type="date" office:date-value="2004-06-17T14:13:08">
            <text:p>17/06/04 14:13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several enhancements for projects</text:p>
          </table:table-cell>
          <table:table-cell table:formula="oooc:=IF([.B71]&lt;=38082;&quot;1.1.0&quot;;IF([.B71]&lt;=38464;&quot;1.1.1&quot;;IF([.B71]&lt;=38796;&quot;1.1.2&quot;;IF([.B71]&lt;=39051;&quot;1.1.3&quot;;IF([.B71]&lt;=39133;&quot;1.1.4&quot;;IF([.B71]&lt;=39406;&quot;1.1.5&quot;;&quot;1.1.6&quot;))))))" office:value-type="string" office:string-value="1.1.1">
            <text:p>1.1.1</text:p>
          </table:table-cell>
          <table:table-cell table:formula="oooc:=IF([.C71]&lt;=38082;&quot;1.1.1&quot;;IF([.C71]&lt;=38464;&quot;1.1.2&quot;;IF([.C71]&lt;=38796;&quot;1.1.3&quot;;IF([.C71]&lt;=39051;&quot;1.1.4&quot;;IF([.C71]&lt;=39133;&quot;1.1.5&quot;;IF([.C71]&lt;=39406;&quot;1.1.6&quot;;&quot;1.1.7&quot;))))))" office:value-type="string" office:string-value="1.1.2">
            <text:p>1.1.2</text:p>
          </table:table-cell>
          <table:table-cell table:formula="oooc:=IF([.D71]=&quot;enhancement&quot;;&quot;mejora&quot;;&quot;fallo&quot;)" office:value-type="string" office:string-value="mejora">
            <text:p>mejora</text:p>
          </table:table-cell>
          <table:table-cell table:formula="oooc:=IF(OR([.E71]=&quot;NEW&quot;;[.E71]=&quot;ASSIGNED&quot;;[.E71]=&quot;REOPENED&quot;);&quot;pendiente&quot;;IF(OR([.F71]=&quot;LATER&quot;;[.F7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71">
            <text:p>71</text:p>
          </table:table-cell>
          <table:table-cell table:style-name="ce38" office:value-type="date" office:date-value="2004-06-10T20:56:58">
            <text:p>10/06/04 20:56</text:p>
          </table:table-cell>
          <table:table-cell table:style-name="ce38" office:value-type="date" office:date-value="2006-12-04T18:44:44">
            <text:p>04/12/06 18:44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imeSet</text:p>
          </table:table-cell>
          <table:table-cell table:formula="oooc:=IF([.B72]&lt;=38082;&quot;1.1.0&quot;;IF([.B72]&lt;=38464;&quot;1.1.1&quot;;IF([.B72]&lt;=38796;&quot;1.1.2&quot;;IF([.B72]&lt;=39051;&quot;1.1.3&quot;;IF([.B72]&lt;=39133;&quot;1.1.4&quot;;IF([.B72]&lt;=39406;&quot;1.1.5&quot;;&quot;1.1.6&quot;))))))" office:value-type="string" office:string-value="1.1.1">
            <text:p>1.1.1</text:p>
          </table:table-cell>
          <table:table-cell table:formula="oooc:=IF([.C72]&lt;=38082;&quot;1.1.1&quot;;IF([.C72]&lt;=38464;&quot;1.1.2&quot;;IF([.C72]&lt;=38796;&quot;1.1.3&quot;;IF([.C72]&lt;=39051;&quot;1.1.4&quot;;IF([.C72]&lt;=39133;&quot;1.1.5&quot;;IF([.C72]&lt;=39406;&quot;1.1.6&quot;;&quot;1.1.7&quot;))))))" office:value-type="string" office:string-value="1.1.5">
            <text:p>1.1.5</text:p>
          </table:table-cell>
          <table:table-cell table:formula="oooc:=IF([.D72]=&quot;enhancement&quot;;&quot;mejora&quot;;&quot;fallo&quot;)" office:value-type="string" office:string-value="fallo">
            <text:p>fallo</text:p>
          </table:table-cell>
          <table:table-cell table:formula="oooc:=IF(OR([.E72]=&quot;NEW&quot;;[.E72]=&quot;ASSIGNED&quot;;[.E72]=&quot;REOPENED&quot;);&quot;pendiente&quot;;IF(OR([.F72]=&quot;LATER&quot;;[.F7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72">
            <text:p>72</text:p>
          </table:table-cell>
          <table:table-cell table:style-name="ce38" office:value-type="date" office:date-value="2004-06-16T14:05:44">
            <text:p>16/06/04 14:05</text:p>
          </table:table-cell>
          <table:table-cell table:style-name="ce38" office:value-type="date" office:date-value="2006-12-04T18:48:31">
            <text:p>04/12/06 18:4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nything is not Anything</text:p>
          </table:table-cell>
          <table:table-cell table:formula="oooc:=IF([.B73]&lt;=38082;&quot;1.1.0&quot;;IF([.B73]&lt;=38464;&quot;1.1.1&quot;;IF([.B73]&lt;=38796;&quot;1.1.2&quot;;IF([.B73]&lt;=39051;&quot;1.1.3&quot;;IF([.B73]&lt;=39133;&quot;1.1.4&quot;;IF([.B73]&lt;=39406;&quot;1.1.5&quot;;&quot;1.1.6&quot;))))))" office:value-type="string" office:string-value="1.1.1">
            <text:p>1.1.1</text:p>
          </table:table-cell>
          <table:table-cell table:formula="oooc:=IF([.C73]&lt;=38082;&quot;1.1.1&quot;;IF([.C73]&lt;=38464;&quot;1.1.2&quot;;IF([.C73]&lt;=38796;&quot;1.1.3&quot;;IF([.C73]&lt;=39051;&quot;1.1.4&quot;;IF([.C73]&lt;=39133;&quot;1.1.5&quot;;IF([.C73]&lt;=39406;&quot;1.1.6&quot;;&quot;1.1.7&quot;))))))" office:value-type="string" office:string-value="1.1.5">
            <text:p>1.1.5</text:p>
          </table:table-cell>
          <table:table-cell table:formula="oooc:=IF([.D73]=&quot;enhancement&quot;;&quot;mejora&quot;;&quot;fallo&quot;)" office:value-type="string" office:string-value="fallo">
            <text:p>fallo</text:p>
          </table:table-cell>
          <table:table-cell table:formula="oooc:=IF(OR([.E73]=&quot;NEW&quot;;[.E73]=&quot;ASSIGNED&quot;;[.E73]=&quot;REOPENED&quot;);&quot;pendiente&quot;;IF(OR([.F73]=&quot;LATER&quot;;[.F7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73">
            <text:p>73</text:p>
          </table:table-cell>
          <table:table-cell table:style-name="ce38" office:value-type="date" office:date-value="2004-06-19T00:35:11">
            <text:p>19/06/04 00:35</text:p>
          </table:table-cell>
          <table:table-cell table:style-name="ce38" office:value-type="date" office:date-value="2004-06-22T18:05:22.999999">
            <text:p>22/06/04 18:05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-Base</text:p>
          </table:table-cell>
          <table:table-cell office:value-type="string">
            <text:p>Expresions not assigned to a explicit variable</text:p>
          </table:table-cell>
          <table:table-cell table:formula="oooc:=IF([.B74]&lt;=38082;&quot;1.1.0&quot;;IF([.B74]&lt;=38464;&quot;1.1.1&quot;;IF([.B74]&lt;=38796;&quot;1.1.2&quot;;IF([.B74]&lt;=39051;&quot;1.1.3&quot;;IF([.B74]&lt;=39133;&quot;1.1.4&quot;;IF([.B74]&lt;=39406;&quot;1.1.5&quot;;&quot;1.1.6&quot;))))))" office:value-type="string" office:string-value="1.1.1">
            <text:p>1.1.1</text:p>
          </table:table-cell>
          <table:table-cell table:formula="oooc:=IF([.C74]&lt;=38082;&quot;1.1.1&quot;;IF([.C74]&lt;=38464;&quot;1.1.2&quot;;IF([.C74]&lt;=38796;&quot;1.1.3&quot;;IF([.C74]&lt;=39051;&quot;1.1.4&quot;;IF([.C74]&lt;=39133;&quot;1.1.5&quot;;IF([.C74]&lt;=39406;&quot;1.1.6&quot;;&quot;1.1.7&quot;))))))" office:value-type="string" office:string-value="1.1.2">
            <text:p>1.1.2</text:p>
          </table:table-cell>
          <table:table-cell table:formula="oooc:=IF([.D74]=&quot;enhancement&quot;;&quot;mejora&quot;;&quot;fallo&quot;)" office:value-type="string" office:string-value="fallo">
            <text:p>fallo</text:p>
          </table:table-cell>
          <table:table-cell table:formula="oooc:=IF(OR([.E74]=&quot;NEW&quot;;[.E74]=&quot;ASSIGNED&quot;;[.E74]=&quot;REOPENED&quot;);&quot;pendiente&quot;;IF(OR([.F74]=&quot;LATER&quot;;[.F7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74">
            <text:p>74</text:p>
          </table:table-cell>
          <table:table-cell table:style-name="ce38" office:value-type="date" office:date-value="2004-06-22T13:34:25.999999">
            <text:p>22/06/04 13:34</text:p>
          </table:table-cell>
          <table:table-cell table:style-name="ce38" office:value-type="date" office:date-value="2006-12-04T18:52:07">
            <text:p>04/12/06 18:52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ompiling problem whit anything variable</text:p>
          </table:table-cell>
          <table:table-cell table:formula="oooc:=IF([.B75]&lt;=38082;&quot;1.1.0&quot;;IF([.B75]&lt;=38464;&quot;1.1.1&quot;;IF([.B75]&lt;=38796;&quot;1.1.2&quot;;IF([.B75]&lt;=39051;&quot;1.1.3&quot;;IF([.B75]&lt;=39133;&quot;1.1.4&quot;;IF([.B75]&lt;=39406;&quot;1.1.5&quot;;&quot;1.1.6&quot;))))))" office:value-type="string" office:string-value="1.1.1">
            <text:p>1.1.1</text:p>
          </table:table-cell>
          <table:table-cell table:formula="oooc:=IF([.C75]&lt;=38082;&quot;1.1.1&quot;;IF([.C75]&lt;=38464;&quot;1.1.2&quot;;IF([.C75]&lt;=38796;&quot;1.1.3&quot;;IF([.C75]&lt;=39051;&quot;1.1.4&quot;;IF([.C75]&lt;=39133;&quot;1.1.5&quot;;IF([.C75]&lt;=39406;&quot;1.1.6&quot;;&quot;1.1.7&quot;))))))" office:value-type="string" office:string-value="1.1.5">
            <text:p>1.1.5</text:p>
          </table:table-cell>
          <table:table-cell table:formula="oooc:=IF([.D75]=&quot;enhancement&quot;;&quot;mejora&quot;;&quot;fallo&quot;)" office:value-type="string" office:string-value="mejora">
            <text:p>mejora</text:p>
          </table:table-cell>
          <table:table-cell table:formula="oooc:=IF(OR([.E75]=&quot;NEW&quot;;[.E75]=&quot;ASSIGNED&quot;;[.E75]=&quot;REOPENED&quot;);&quot;pendiente&quot;;IF(OR([.F75]=&quot;LATER&quot;;[.F7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style-name="ce38" office:value-type="date" office:date-value="2004-06-22T13:52:32">
            <text:p>22/06/04 13:52</text:p>
          </table:table-cell>
          <table:table-cell table:style-name="ce38" office:value-type="date" office:date-value="2006-02-27T10:38:59">
            <text:p>27/02/06 10:38</text:p>
          </table:table-cell>
          <table:table-cell office:value-type="string">
            <text:p>normal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Some wrong utilities of Ctrl</text:p>
          </table:table-cell>
          <table:table-cell table:formula="oooc:=IF([.B76]&lt;=38082;&quot;1.1.0&quot;;IF([.B76]&lt;=38464;&quot;1.1.1&quot;;IF([.B76]&lt;=38796;&quot;1.1.2&quot;;IF([.B76]&lt;=39051;&quot;1.1.3&quot;;IF([.B76]&lt;=39133;&quot;1.1.4&quot;;IF([.B76]&lt;=39406;&quot;1.1.5&quot;;&quot;1.1.6&quot;))))))" office:value-type="string" office:string-value="1.1.1">
            <text:p>1.1.1</text:p>
          </table:table-cell>
          <table:table-cell table:formula="oooc:=IF([.C76]&lt;=38082;&quot;1.1.1&quot;;IF([.C76]&lt;=38464;&quot;1.1.2&quot;;IF([.C76]&lt;=38796;&quot;1.1.3&quot;;IF([.C76]&lt;=39051;&quot;1.1.4&quot;;IF([.C76]&lt;=39133;&quot;1.1.5&quot;;IF([.C76]&lt;=39406;&quot;1.1.6&quot;;&quot;1.1.7&quot;))))))" office:value-type="string" office:string-value="1.1.3">
            <text:p>1.1.3</text:p>
          </table:table-cell>
          <table:table-cell table:formula="oooc:=IF([.D76]=&quot;enhancement&quot;;&quot;mejora&quot;;&quot;fallo&quot;)" office:value-type="string" office:string-value="fallo">
            <text:p>fallo</text:p>
          </table:table-cell>
          <table:table-cell table:formula="oooc:=IF(OR([.E76]=&quot;NEW&quot;;[.E76]=&quot;ASSIGNED&quot;;[.E76]=&quot;REOPENED&quot;);&quot;pendiente&quot;;IF(OR([.F76]=&quot;LATER&quot;;[.F76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76">
            <text:p>76</text:p>
          </table:table-cell>
          <table:table-cell table:style-name="ce38" office:value-type="date" office:date-value="2004-06-24T16:35:45">
            <text:p>24/06/04 16:35</text:p>
          </table:table-cell>
          <table:table-cell table:style-name="ce38" office:value-type="date" office:date-value="2004-06-24T17:00:03">
            <text:p>24/06/04 17:0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Sentences with queries altering the tables of a database return an error</text:p>
          </table:table-cell>
          <table:table-cell table:formula="oooc:=IF([.B77]&lt;=38082;&quot;1.1.0&quot;;IF([.B77]&lt;=38464;&quot;1.1.1&quot;;IF([.B77]&lt;=38796;&quot;1.1.2&quot;;IF([.B77]&lt;=39051;&quot;1.1.3&quot;;IF([.B77]&lt;=39133;&quot;1.1.4&quot;;IF([.B77]&lt;=39406;&quot;1.1.5&quot;;&quot;1.1.6&quot;))))))" office:value-type="string" office:string-value="1.1.1">
            <text:p>1.1.1</text:p>
          </table:table-cell>
          <table:table-cell table:formula="oooc:=IF([.C77]&lt;=38082;&quot;1.1.1&quot;;IF([.C77]&lt;=38464;&quot;1.1.2&quot;;IF([.C77]&lt;=38796;&quot;1.1.3&quot;;IF([.C77]&lt;=39051;&quot;1.1.4&quot;;IF([.C77]&lt;=39133;&quot;1.1.5&quot;;IF([.C77]&lt;=39406;&quot;1.1.6&quot;;&quot;1.1.7&quot;))))))" office:value-type="string" office:string-value="1.1.2">
            <text:p>1.1.2</text:p>
          </table:table-cell>
          <table:table-cell table:formula="oooc:=IF([.D77]=&quot;enhancement&quot;;&quot;mejora&quot;;&quot;fallo&quot;)" office:value-type="string" office:string-value="fallo">
            <text:p>fallo</text:p>
          </table:table-cell>
          <table:table-cell table:formula="oooc:=IF(OR([.E77]=&quot;NEW&quot;;[.E77]=&quot;ASSIGNED&quot;;[.E77]=&quot;REOPENED&quot;);&quot;pendiente&quot;;IF(OR([.F77]=&quot;LATER&quot;;[.F7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77">
            <text:p>77</text:p>
          </table:table-cell>
          <table:table-cell table:style-name="ce38" office:value-type="date" office:date-value="2004-06-29T10:18:04">
            <text:p>29/06/04 10:18</text:p>
          </table:table-cell>
          <table:table-cell table:style-name="ce38" office:value-type="date" office:date-value="2004-07-08T10:53:07">
            <text:p>08/07/04 10:5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Bayes Sql don´t permit to use of numeric and text data</text:p>
          </table:table-cell>
          <table:table-cell table:formula="oooc:=IF([.B78]&lt;=38082;&quot;1.1.0&quot;;IF([.B78]&lt;=38464;&quot;1.1.1&quot;;IF([.B78]&lt;=38796;&quot;1.1.2&quot;;IF([.B78]&lt;=39051;&quot;1.1.3&quot;;IF([.B78]&lt;=39133;&quot;1.1.4&quot;;IF([.B78]&lt;=39406;&quot;1.1.5&quot;;&quot;1.1.6&quot;))))))" office:value-type="string" office:string-value="1.1.1">
            <text:p>1.1.1</text:p>
          </table:table-cell>
          <table:table-cell table:formula="oooc:=IF([.C78]&lt;=38082;&quot;1.1.1&quot;;IF([.C78]&lt;=38464;&quot;1.1.2&quot;;IF([.C78]&lt;=38796;&quot;1.1.3&quot;;IF([.C78]&lt;=39051;&quot;1.1.4&quot;;IF([.C78]&lt;=39133;&quot;1.1.5&quot;;IF([.C78]&lt;=39406;&quot;1.1.6&quot;;&quot;1.1.7&quot;))))))" office:value-type="string" office:string-value="1.1.2">
            <text:p>1.1.2</text:p>
          </table:table-cell>
          <table:table-cell table:formula="oooc:=IF([.D78]=&quot;enhancement&quot;;&quot;mejora&quot;;&quot;fallo&quot;)" office:value-type="string" office:string-value="fallo">
            <text:p>fallo</text:p>
          </table:table-cell>
          <table:table-cell table:formula="oooc:=IF(OR([.E78]=&quot;NEW&quot;;[.E78]=&quot;ASSIGNED&quot;;[.E78]=&quot;REOPENED&quot;);&quot;pendiente&quot;;IF(OR([.F78]=&quot;LATER&quot;;[.F7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78">
            <text:p>78</text:p>
          </table:table-cell>
          <table:table-cell table:style-name="ce38" office:value-type="date" office:date-value="2004-06-30T10:29:15">
            <text:p>30/06/04 10:29</text:p>
          </table:table-cell>
          <table:table-cell table:style-name="ce38" office:value-type="date" office:date-value="2006-12-04T18:52:55">
            <text:p>04/12/06 18:5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crash trying to view a void timeset</text:p>
          </table:table-cell>
          <table:table-cell table:formula="oooc:=IF([.B79]&lt;=38082;&quot;1.1.0&quot;;IF([.B79]&lt;=38464;&quot;1.1.1&quot;;IF([.B79]&lt;=38796;&quot;1.1.2&quot;;IF([.B79]&lt;=39051;&quot;1.1.3&quot;;IF([.B79]&lt;=39133;&quot;1.1.4&quot;;IF([.B79]&lt;=39406;&quot;1.1.5&quot;;&quot;1.1.6&quot;))))))" office:value-type="string" office:string-value="1.1.1">
            <text:p>1.1.1</text:p>
          </table:table-cell>
          <table:table-cell table:formula="oooc:=IF([.C79]&lt;=38082;&quot;1.1.1&quot;;IF([.C79]&lt;=38464;&quot;1.1.2&quot;;IF([.C79]&lt;=38796;&quot;1.1.3&quot;;IF([.C79]&lt;=39051;&quot;1.1.4&quot;;IF([.C79]&lt;=39133;&quot;1.1.5&quot;;IF([.C79]&lt;=39406;&quot;1.1.6&quot;;&quot;1.1.7&quot;))))))" office:value-type="string" office:string-value="1.1.5">
            <text:p>1.1.5</text:p>
          </table:table-cell>
          <table:table-cell table:formula="oooc:=IF([.D79]=&quot;enhancement&quot;;&quot;mejora&quot;;&quot;fallo&quot;)" office:value-type="string" office:string-value="fallo">
            <text:p>fallo</text:p>
          </table:table-cell>
          <table:table-cell table:formula="oooc:=IF(OR([.E79]=&quot;NEW&quot;;[.E79]=&quot;ASSIGNED&quot;;[.E79]=&quot;REOPENED&quot;);&quot;pendiente&quot;;IF(OR([.F79]=&quot;LATER&quot;;[.F7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79">
            <text:p>79</text:p>
          </table:table-cell>
          <table:table-cell table:style-name="ce38" office:value-type="date" office:date-value="2004-07-02T09:44:49">
            <text:p>02/07/04 09:44</text:p>
          </table:table-cell>
          <table:table-cell table:style-name="ce38" office:value-type="date" office:date-value="2006-12-04T19:16:40">
            <text:p>04/12/06 19:1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n error in SubSer and DatCh</text:p>
          </table:table-cell>
          <table:table-cell table:formula="oooc:=IF([.B80]&lt;=38082;&quot;1.1.0&quot;;IF([.B80]&lt;=38464;&quot;1.1.1&quot;;IF([.B80]&lt;=38796;&quot;1.1.2&quot;;IF([.B80]&lt;=39051;&quot;1.1.3&quot;;IF([.B80]&lt;=39133;&quot;1.1.4&quot;;IF([.B80]&lt;=39406;&quot;1.1.5&quot;;&quot;1.1.6&quot;))))))" office:value-type="string" office:string-value="1.1.1">
            <text:p>1.1.1</text:p>
          </table:table-cell>
          <table:table-cell table:formula="oooc:=IF([.C80]&lt;=38082;&quot;1.1.1&quot;;IF([.C80]&lt;=38464;&quot;1.1.2&quot;;IF([.C80]&lt;=38796;&quot;1.1.3&quot;;IF([.C80]&lt;=39051;&quot;1.1.4&quot;;IF([.C80]&lt;=39133;&quot;1.1.5&quot;;IF([.C80]&lt;=39406;&quot;1.1.6&quot;;&quot;1.1.7&quot;))))))" office:value-type="string" office:string-value="1.1.5">
            <text:p>1.1.5</text:p>
          </table:table-cell>
          <table:table-cell table:formula="oooc:=IF([.D80]=&quot;enhancement&quot;;&quot;mejora&quot;;&quot;fallo&quot;)" office:value-type="string" office:string-value="fallo">
            <text:p>fallo</text:p>
          </table:table-cell>
          <table:table-cell table:formula="oooc:=IF(OR([.E80]=&quot;NEW&quot;;[.E80]=&quot;ASSIGNED&quot;;[.E80]=&quot;REOPENED&quot;);&quot;pendiente&quot;;IF(OR([.F80]=&quot;LATER&quot;;[.F8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style-name="ce38" office:value-type="date" office:date-value="2004-07-02T15:29:12">
            <text:p>02/07/04 15:29</text:p>
          </table:table-cell>
          <table:table-cell table:style-name="ce38" office:value-type="date" office:date-value="2004-07-06T18:59:42">
            <text:p>06/07/04 18:59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rash TOL when used functions of construción of series by SQL</text:p>
          </table:table-cell>
          <table:table-cell table:formula="oooc:=IF([.B81]&lt;=38082;&quot;1.1.0&quot;;IF([.B81]&lt;=38464;&quot;1.1.1&quot;;IF([.B81]&lt;=38796;&quot;1.1.2&quot;;IF([.B81]&lt;=39051;&quot;1.1.3&quot;;IF([.B81]&lt;=39133;&quot;1.1.4&quot;;IF([.B81]&lt;=39406;&quot;1.1.5&quot;;&quot;1.1.6&quot;))))))" office:value-type="string" office:string-value="1.1.1">
            <text:p>1.1.1</text:p>
          </table:table-cell>
          <table:table-cell table:formula="oooc:=IF([.C81]&lt;=38082;&quot;1.1.1&quot;;IF([.C81]&lt;=38464;&quot;1.1.2&quot;;IF([.C81]&lt;=38796;&quot;1.1.3&quot;;IF([.C81]&lt;=39051;&quot;1.1.4&quot;;IF([.C81]&lt;=39133;&quot;1.1.5&quot;;IF([.C81]&lt;=39406;&quot;1.1.6&quot;;&quot;1.1.7&quot;))))))" office:value-type="string" office:string-value="1.1.2">
            <text:p>1.1.2</text:p>
          </table:table-cell>
          <table:table-cell table:formula="oooc:=IF([.D81]=&quot;enhancement&quot;;&quot;mejora&quot;;&quot;fallo&quot;)" office:value-type="string" office:string-value="fallo">
            <text:p>fallo</text:p>
          </table:table-cell>
          <table:table-cell table:formula="oooc:=IF(OR([.E81]=&quot;NEW&quot;;[.E81]=&quot;ASSIGNED&quot;;[.E81]=&quot;REOPENED&quot;);&quot;pendiente&quot;;IF(OR([.F81]=&quot;LATER&quot;;[.F8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81">
            <text:p>81</text:p>
          </table:table-cell>
          <table:table-cell table:style-name="ce38" office:value-type="date" office:date-value="2004-07-06T09:57:27">
            <text:p>06/07/04 09:57</text:p>
          </table:table-cell>
          <table:table-cell table:style-name="ce38" office:value-type="date" office:date-value="2006-12-04T19:18:30.999999">
            <text:p>04/12/06 19:1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ates of Estimate</text:p>
          </table:table-cell>
          <table:table-cell table:formula="oooc:=IF([.B82]&lt;=38082;&quot;1.1.0&quot;;IF([.B82]&lt;=38464;&quot;1.1.1&quot;;IF([.B82]&lt;=38796;&quot;1.1.2&quot;;IF([.B82]&lt;=39051;&quot;1.1.3&quot;;IF([.B82]&lt;=39133;&quot;1.1.4&quot;;IF([.B82]&lt;=39406;&quot;1.1.5&quot;;&quot;1.1.6&quot;))))))" office:value-type="string" office:string-value="1.1.1">
            <text:p>1.1.1</text:p>
          </table:table-cell>
          <table:table-cell table:formula="oooc:=IF([.C82]&lt;=38082;&quot;1.1.1&quot;;IF([.C82]&lt;=38464;&quot;1.1.2&quot;;IF([.C82]&lt;=38796;&quot;1.1.3&quot;;IF([.C82]&lt;=39051;&quot;1.1.4&quot;;IF([.C82]&lt;=39133;&quot;1.1.5&quot;;IF([.C82]&lt;=39406;&quot;1.1.6&quot;;&quot;1.1.7&quot;))))))" office:value-type="string" office:string-value="1.1.5">
            <text:p>1.1.5</text:p>
          </table:table-cell>
          <table:table-cell table:formula="oooc:=IF([.D82]=&quot;enhancement&quot;;&quot;mejora&quot;;&quot;fallo&quot;)" office:value-type="string" office:string-value="fallo">
            <text:p>fallo</text:p>
          </table:table-cell>
          <table:table-cell table:formula="oooc:=IF(OR([.E82]=&quot;NEW&quot;;[.E82]=&quot;ASSIGNED&quot;;[.E82]=&quot;REOPENED&quot;);&quot;pendiente&quot;;IF(OR([.F82]=&quot;LATER&quot;;[.F8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82">
            <text:p>82</text:p>
          </table:table-cell>
          <table:table-cell table:style-name="ce38" office:value-type="date" office:date-value="2004-07-06T11:09:11">
            <text:p>06/07/04 11:09</text:p>
          </table:table-cell>
          <table:table-cell table:style-name="ce38" office:value-type="date" office:date-value="2004-07-06T11:31:33">
            <text:p>06/07/04 11:31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bug in SVD with negative eigenvalue matrices</text:p>
          </table:table-cell>
          <table:table-cell table:formula="oooc:=IF([.B83]&lt;=38082;&quot;1.1.0&quot;;IF([.B83]&lt;=38464;&quot;1.1.1&quot;;IF([.B83]&lt;=38796;&quot;1.1.2&quot;;IF([.B83]&lt;=39051;&quot;1.1.3&quot;;IF([.B83]&lt;=39133;&quot;1.1.4&quot;;IF([.B83]&lt;=39406;&quot;1.1.5&quot;;&quot;1.1.6&quot;))))))" office:value-type="string" office:string-value="1.1.1">
            <text:p>1.1.1</text:p>
          </table:table-cell>
          <table:table-cell table:formula="oooc:=IF([.C83]&lt;=38082;&quot;1.1.1&quot;;IF([.C83]&lt;=38464;&quot;1.1.2&quot;;IF([.C83]&lt;=38796;&quot;1.1.3&quot;;IF([.C83]&lt;=39051;&quot;1.1.4&quot;;IF([.C83]&lt;=39133;&quot;1.1.5&quot;;IF([.C83]&lt;=39406;&quot;1.1.6&quot;;&quot;1.1.7&quot;))))))" office:value-type="string" office:string-value="1.1.2">
            <text:p>1.1.2</text:p>
          </table:table-cell>
          <table:table-cell table:formula="oooc:=IF([.D83]=&quot;enhancement&quot;;&quot;mejora&quot;;&quot;fallo&quot;)" office:value-type="string" office:string-value="fallo">
            <text:p>fallo</text:p>
          </table:table-cell>
          <table:table-cell table:formula="oooc:=IF(OR([.E83]=&quot;NEW&quot;;[.E83]=&quot;ASSIGNED&quot;;[.E83]=&quot;REOPENED&quot;);&quot;pendiente&quot;;IF(OR([.F83]=&quot;LATER&quot;;[.F8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83">
            <text:p>83</text:p>
          </table:table-cell>
          <table:table-cell table:style-name="ce38" office:value-type="date" office:date-value="2004-07-12T15:41:48">
            <text:p>12/07/04 15:41</text:p>
          </table:table-cell>
          <table:table-cell table:style-name="ce38" office:value-type="date" office:date-value="2004-07-12T16:24:27">
            <text:p>12/07/04 16:24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::tol::forallchild</text:p>
          </table:table-cell>
          <table:table-cell table:formula="oooc:=IF([.B84]&lt;=38082;&quot;1.1.0&quot;;IF([.B84]&lt;=38464;&quot;1.1.1&quot;;IF([.B84]&lt;=38796;&quot;1.1.2&quot;;IF([.B84]&lt;=39051;&quot;1.1.3&quot;;IF([.B84]&lt;=39133;&quot;1.1.4&quot;;IF([.B84]&lt;=39406;&quot;1.1.5&quot;;&quot;1.1.6&quot;))))))" office:value-type="string" office:string-value="1.1.1">
            <text:p>1.1.1</text:p>
          </table:table-cell>
          <table:table-cell table:formula="oooc:=IF([.C84]&lt;=38082;&quot;1.1.1&quot;;IF([.C84]&lt;=38464;&quot;1.1.2&quot;;IF([.C84]&lt;=38796;&quot;1.1.3&quot;;IF([.C84]&lt;=39051;&quot;1.1.4&quot;;IF([.C84]&lt;=39133;&quot;1.1.5&quot;;IF([.C84]&lt;=39406;&quot;1.1.6&quot;;&quot;1.1.7&quot;))))))" office:value-type="string" office:string-value="1.1.2">
            <text:p>1.1.2</text:p>
          </table:table-cell>
          <table:table-cell table:formula="oooc:=IF([.D84]=&quot;enhancement&quot;;&quot;mejora&quot;;&quot;fallo&quot;)" office:value-type="string" office:string-value="fallo">
            <text:p>fallo</text:p>
          </table:table-cell>
          <table:table-cell table:formula="oooc:=IF(OR([.E84]=&quot;NEW&quot;;[.E84]=&quot;ASSIGNED&quot;;[.E84]=&quot;REOPENED&quot;);&quot;pendiente&quot;;IF(OR([.F84]=&quot;LATER&quot;;[.F8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84">
            <text:p>84</text:p>
          </table:table-cell>
          <table:table-cell table:style-name="ce38" office:value-type="date" office:date-value="2004-07-12T20:45:58">
            <text:p>12/07/04 20:45</text:p>
          </table:table-cell>
          <table:table-cell table:style-name="ce38" office:value-type="date" office:date-value="2006-12-04T19:23:34">
            <text:p>04/12/06 19:2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atCh doesn't work</text:p>
          </table:table-cell>
          <table:table-cell table:formula="oooc:=IF([.B85]&lt;=38082;&quot;1.1.0&quot;;IF([.B85]&lt;=38464;&quot;1.1.1&quot;;IF([.B85]&lt;=38796;&quot;1.1.2&quot;;IF([.B85]&lt;=39051;&quot;1.1.3&quot;;IF([.B85]&lt;=39133;&quot;1.1.4&quot;;IF([.B85]&lt;=39406;&quot;1.1.5&quot;;&quot;1.1.6&quot;))))))" office:value-type="string" office:string-value="1.1.1">
            <text:p>1.1.1</text:p>
          </table:table-cell>
          <table:table-cell table:formula="oooc:=IF([.C85]&lt;=38082;&quot;1.1.1&quot;;IF([.C85]&lt;=38464;&quot;1.1.2&quot;;IF([.C85]&lt;=38796;&quot;1.1.3&quot;;IF([.C85]&lt;=39051;&quot;1.1.4&quot;;IF([.C85]&lt;=39133;&quot;1.1.5&quot;;IF([.C85]&lt;=39406;&quot;1.1.6&quot;;&quot;1.1.7&quot;))))))" office:value-type="string" office:string-value="1.1.5">
            <text:p>1.1.5</text:p>
          </table:table-cell>
          <table:table-cell table:formula="oooc:=IF([.D85]=&quot;enhancement&quot;;&quot;mejora&quot;;&quot;fallo&quot;)" office:value-type="string" office:string-value="fallo">
            <text:p>fallo</text:p>
          </table:table-cell>
          <table:table-cell table:formula="oooc:=IF(OR([.E85]=&quot;NEW&quot;;[.E85]=&quot;ASSIGNED&quot;;[.E85]=&quot;REOPENED&quot;);&quot;pendiente&quot;;IF(OR([.F85]=&quot;LATER&quot;;[.F8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85">
            <text:p>85</text:p>
          </table:table-cell>
          <table:table-cell table:style-name="ce38" office:value-type="date" office:date-value="2004-07-14T09:44:15">
            <text:p>14/07/04 09:44</text:p>
          </table:table-cell>
          <table:table-cell table:style-name="ce38" office:value-type="date" office:date-value="2006-12-02T02:15:43">
            <text:p>02/12/06 02:1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-Snedecor Distribution</text:p>
          </table:table-cell>
          <table:table-cell table:formula="oooc:=IF([.B86]&lt;=38082;&quot;1.1.0&quot;;IF([.B86]&lt;=38464;&quot;1.1.1&quot;;IF([.B86]&lt;=38796;&quot;1.1.2&quot;;IF([.B86]&lt;=39051;&quot;1.1.3&quot;;IF([.B86]&lt;=39133;&quot;1.1.4&quot;;IF([.B86]&lt;=39406;&quot;1.1.5&quot;;&quot;1.1.6&quot;))))))" office:value-type="string" office:string-value="1.1.1">
            <text:p>1.1.1</text:p>
          </table:table-cell>
          <table:table-cell table:formula="oooc:=IF([.C86]&lt;=38082;&quot;1.1.1&quot;;IF([.C86]&lt;=38464;&quot;1.1.2&quot;;IF([.C86]&lt;=38796;&quot;1.1.3&quot;;IF([.C86]&lt;=39051;&quot;1.1.4&quot;;IF([.C86]&lt;=39133;&quot;1.1.5&quot;;IF([.C86]&lt;=39406;&quot;1.1.6&quot;;&quot;1.1.7&quot;))))))" office:value-type="string" office:string-value="1.1.5">
            <text:p>1.1.5</text:p>
          </table:table-cell>
          <table:table-cell table:formula="oooc:=IF([.D86]=&quot;enhancement&quot;;&quot;mejora&quot;;&quot;fallo&quot;)" office:value-type="string" office:string-value="fallo">
            <text:p>fallo</text:p>
          </table:table-cell>
          <table:table-cell table:formula="oooc:=IF(OR([.E86]=&quot;NEW&quot;;[.E86]=&quot;ASSIGNED&quot;;[.E86]=&quot;REOPENED&quot;);&quot;pendiente&quot;;IF(OR([.F86]=&quot;LATER&quot;;[.F8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86">
            <text:p>86</text:p>
          </table:table-cell>
          <table:table-cell table:style-name="ce38" office:value-type="date" office:date-value="2004-07-14T11:03:45">
            <text:p>14/07/04 11:03</text:p>
          </table:table-cell>
          <table:table-cell table:style-name="ce38" office:value-type="date" office:date-value="2004-07-14T12:40:06">
            <text:p>14/07/04 12:4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Web</text:p>
          </table:table-cell>
          <table:table-cell office:value-type="string">
            <text:p>When entering a new bug, page seems bad formated</text:p>
          </table:table-cell>
          <table:table-cell table:formula="oooc:=IF([.B87]&lt;=38082;&quot;1.1.0&quot;;IF([.B87]&lt;=38464;&quot;1.1.1&quot;;IF([.B87]&lt;=38796;&quot;1.1.2&quot;;IF([.B87]&lt;=39051;&quot;1.1.3&quot;;IF([.B87]&lt;=39133;&quot;1.1.4&quot;;IF([.B87]&lt;=39406;&quot;1.1.5&quot;;&quot;1.1.6&quot;))))))" office:value-type="string" office:string-value="1.1.1">
            <text:p>1.1.1</text:p>
          </table:table-cell>
          <table:table-cell table:formula="oooc:=IF([.C87]&lt;=38082;&quot;1.1.1&quot;;IF([.C87]&lt;=38464;&quot;1.1.2&quot;;IF([.C87]&lt;=38796;&quot;1.1.3&quot;;IF([.C87]&lt;=39051;&quot;1.1.4&quot;;IF([.C87]&lt;=39133;&quot;1.1.5&quot;;IF([.C87]&lt;=39406;&quot;1.1.6&quot;;&quot;1.1.7&quot;))))))" office:value-type="string" office:string-value="1.1.2">
            <text:p>1.1.2</text:p>
          </table:table-cell>
          <table:table-cell table:formula="oooc:=IF([.D87]=&quot;enhancement&quot;;&quot;mejora&quot;;&quot;fallo&quot;)" office:value-type="string" office:string-value="fallo">
            <text:p>fallo</text:p>
          </table:table-cell>
          <table:table-cell table:formula="oooc:=IF(OR([.E87]=&quot;NEW&quot;;[.E87]=&quot;ASSIGNED&quot;;[.E87]=&quot;REOPENED&quot;);&quot;pendiente&quot;;IF(OR([.F87]=&quot;LATER&quot;;[.F8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87">
            <text:p>87</text:p>
          </table:table-cell>
          <table:table-cell table:style-name="ce38" office:value-type="date" office:date-value="2004-07-15T13:17:59">
            <text:p>15/07/04 13:17</text:p>
          </table:table-cell>
          <table:table-cell table:style-name="ce38" office:value-type="date" office:date-value="2006-12-04T19:26:40">
            <text:p>04/12/06 19:26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arser problem</text:p>
          </table:table-cell>
          <table:table-cell table:formula="oooc:=IF([.B88]&lt;=38082;&quot;1.1.0&quot;;IF([.B88]&lt;=38464;&quot;1.1.1&quot;;IF([.B88]&lt;=38796;&quot;1.1.2&quot;;IF([.B88]&lt;=39051;&quot;1.1.3&quot;;IF([.B88]&lt;=39133;&quot;1.1.4&quot;;IF([.B88]&lt;=39406;&quot;1.1.5&quot;;&quot;1.1.6&quot;))))))" office:value-type="string" office:string-value="1.1.1">
            <text:p>1.1.1</text:p>
          </table:table-cell>
          <table:table-cell table:formula="oooc:=IF([.C88]&lt;=38082;&quot;1.1.1&quot;;IF([.C88]&lt;=38464;&quot;1.1.2&quot;;IF([.C88]&lt;=38796;&quot;1.1.3&quot;;IF([.C88]&lt;=39051;&quot;1.1.4&quot;;IF([.C88]&lt;=39133;&quot;1.1.5&quot;;IF([.C88]&lt;=39406;&quot;1.1.6&quot;;&quot;1.1.7&quot;))))))" office:value-type="string" office:string-value="1.1.5">
            <text:p>1.1.5</text:p>
          </table:table-cell>
          <table:table-cell table:formula="oooc:=IF([.D88]=&quot;enhancement&quot;;&quot;mejora&quot;;&quot;fallo&quot;)" office:value-type="string" office:string-value="fallo">
            <text:p>fallo</text:p>
          </table:table-cell>
          <table:table-cell table:formula="oooc:=IF(OR([.E88]=&quot;NEW&quot;;[.E88]=&quot;ASSIGNED&quot;;[.E88]=&quot;REOPENED&quot;);&quot;pendiente&quot;;IF(OR([.F88]=&quot;LATER&quot;;[.F8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style-name="ce38" office:value-type="date" office:date-value="2004-07-15T19:19:51">
            <text:p>15/07/04 19:19</text:p>
          </table:table-cell>
          <table:table-cell table:style-name="ce38" office:value-type="date" office:date-value="2006-12-04T19:28:28">
            <text:p>04/12/06 19:28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nd <text:s/>with one argument</text:p>
          </table:table-cell>
          <table:table-cell table:formula="oooc:=IF([.B89]&lt;=38082;&quot;1.1.0&quot;;IF([.B89]&lt;=38464;&quot;1.1.1&quot;;IF([.B89]&lt;=38796;&quot;1.1.2&quot;;IF([.B89]&lt;=39051;&quot;1.1.3&quot;;IF([.B89]&lt;=39133;&quot;1.1.4&quot;;IF([.B89]&lt;=39406;&quot;1.1.5&quot;;&quot;1.1.6&quot;))))))" office:value-type="string" office:string-value="1.1.1">
            <text:p>1.1.1</text:p>
          </table:table-cell>
          <table:table-cell table:formula="oooc:=IF([.C89]&lt;=38082;&quot;1.1.1&quot;;IF([.C89]&lt;=38464;&quot;1.1.2&quot;;IF([.C89]&lt;=38796;&quot;1.1.3&quot;;IF([.C89]&lt;=39051;&quot;1.1.4&quot;;IF([.C89]&lt;=39133;&quot;1.1.5&quot;;IF([.C89]&lt;=39406;&quot;1.1.6&quot;;&quot;1.1.7&quot;))))))" office:value-type="string" office:string-value="1.1.5">
            <text:p>1.1.5</text:p>
          </table:table-cell>
          <table:table-cell table:formula="oooc:=IF([.D89]=&quot;enhancement&quot;;&quot;mejora&quot;;&quot;fallo&quot;)" office:value-type="string" office:string-value="fallo">
            <text:p>fallo</text:p>
          </table:table-cell>
          <table:table-cell table:formula="oooc:=IF(OR([.E89]=&quot;NEW&quot;;[.E89]=&quot;ASSIGNED&quot;;[.E89]=&quot;REOPENED&quot;);&quot;pendiente&quot;;IF(OR([.F89]=&quot;LATER&quot;;[.F8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89">
            <text:p>89</text:p>
          </table:table-cell>
          <table:table-cell table:style-name="ce38" office:value-type="date" office:date-value="2004-07-16T10:52:45">
            <text:p>16/07/04 10:52</text:p>
          </table:table-cell>
          <table:table-cell table:style-name="ce38" office:value-type="date" office:date-value="2004-07-16T12:44:01">
            <text:p>16/07/04 12:44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WONTFIX</text:p>
          </table:table-cell>
          <table:table-cell office:value-type="string">
            <text:p>Web</text:p>
          </table:table-cell>
          <table:table-cell office:value-type="string">
            <text:p>Posible mejora (durante el curso)</text:p>
          </table:table-cell>
          <table:table-cell table:formula="oooc:=IF([.B90]&lt;=38082;&quot;1.1.0&quot;;IF([.B90]&lt;=38464;&quot;1.1.1&quot;;IF([.B90]&lt;=38796;&quot;1.1.2&quot;;IF([.B90]&lt;=39051;&quot;1.1.3&quot;;IF([.B90]&lt;=39133;&quot;1.1.4&quot;;IF([.B90]&lt;=39406;&quot;1.1.5&quot;;&quot;1.1.6&quot;))))))" office:value-type="string" office:string-value="1.1.1">
            <text:p>1.1.1</text:p>
          </table:table-cell>
          <table:table-cell table:formula="oooc:=IF([.C90]&lt;=38082;&quot;1.1.1&quot;;IF([.C90]&lt;=38464;&quot;1.1.2&quot;;IF([.C90]&lt;=38796;&quot;1.1.3&quot;;IF([.C90]&lt;=39051;&quot;1.1.4&quot;;IF([.C90]&lt;=39133;&quot;1.1.5&quot;;IF([.C90]&lt;=39406;&quot;1.1.6&quot;;&quot;1.1.7&quot;))))))" office:value-type="string" office:string-value="1.1.2">
            <text:p>1.1.2</text:p>
          </table:table-cell>
          <table:table-cell table:formula="oooc:=IF([.D90]=&quot;enhancement&quot;;&quot;mejora&quot;;&quot;fallo&quot;)" office:value-type="string" office:string-value="mejora">
            <text:p>mejora</text:p>
          </table:table-cell>
          <table:table-cell table:formula="oooc:=IF(OR([.E90]=&quot;NEW&quot;;[.E90]=&quot;ASSIGNED&quot;;[.E90]=&quot;REOPENED&quot;);&quot;pendiente&quot;;IF(OR([.F90]=&quot;LATER&quot;;[.F9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style-name="ce38" office:value-type="date" office:date-value="2004-07-16T10:58:33">
            <text:p>16/07/04 10:58</text:p>
          </table:table-cell>
          <table:table-cell table:style-name="ce38" office:value-type="date" office:date-value="2004-07-19T09:44:35">
            <text:p>19/07/04 09:44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WORKSFORME</text:p>
          </table:table-cell>
          <table:table-cell office:value-type="string">
            <text:p>Web</text:p>
          </table:table-cell>
          <table:table-cell office:value-type="string">
            <text:p>suggestion logo in english - change verb throw up</text:p>
          </table:table-cell>
          <table:table-cell table:formula="oooc:=IF([.B91]&lt;=38082;&quot;1.1.0&quot;;IF([.B91]&lt;=38464;&quot;1.1.1&quot;;IF([.B91]&lt;=38796;&quot;1.1.2&quot;;IF([.B91]&lt;=39051;&quot;1.1.3&quot;;IF([.B91]&lt;=39133;&quot;1.1.4&quot;;IF([.B91]&lt;=39406;&quot;1.1.5&quot;;&quot;1.1.6&quot;))))))" office:value-type="string" office:string-value="1.1.1">
            <text:p>1.1.1</text:p>
          </table:table-cell>
          <table:table-cell table:formula="oooc:=IF([.C91]&lt;=38082;&quot;1.1.1&quot;;IF([.C91]&lt;=38464;&quot;1.1.2&quot;;IF([.C91]&lt;=38796;&quot;1.1.3&quot;;IF([.C91]&lt;=39051;&quot;1.1.4&quot;;IF([.C91]&lt;=39133;&quot;1.1.5&quot;;IF([.C91]&lt;=39406;&quot;1.1.6&quot;;&quot;1.1.7&quot;))))))" office:value-type="string" office:string-value="1.1.2">
            <text:p>1.1.2</text:p>
          </table:table-cell>
          <table:table-cell table:formula="oooc:=IF([.D91]=&quot;enhancement&quot;;&quot;mejora&quot;;&quot;fallo&quot;)" office:value-type="string" office:string-value="mejora">
            <text:p>mejora</text:p>
          </table:table-cell>
          <table:table-cell table:formula="oooc:=IF(OR([.E91]=&quot;NEW&quot;;[.E91]=&quot;ASSIGNED&quot;;[.E91]=&quot;REOPENED&quot;);&quot;pendiente&quot;;IF(OR([.F91]=&quot;LATER&quot;;[.F9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91">
            <text:p>91</text:p>
          </table:table-cell>
          <table:table-cell table:style-name="ce38" office:value-type="date" office:date-value="2004-07-16T16:03:37">
            <text:p>16/07/04 16:03</text:p>
          </table:table-cell>
          <table:table-cell table:style-name="ce38" office:value-type="date" office:date-value="2006-05-09T12:51:36">
            <text:p>09/05/06 12:5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WONTFIX</text:p>
          </table:table-cell>
          <table:table-cell office:value-type="string">
            <text:p>TOL</text:p>
          </table:table-cell>
          <table:table-cell office:value-type="string">
            <text:p>hidden virtual function</text:p>
          </table:table-cell>
          <table:table-cell table:formula="oooc:=IF([.B92]&lt;=38082;&quot;1.1.0&quot;;IF([.B92]&lt;=38464;&quot;1.1.1&quot;;IF([.B92]&lt;=38796;&quot;1.1.2&quot;;IF([.B92]&lt;=39051;&quot;1.1.3&quot;;IF([.B92]&lt;=39133;&quot;1.1.4&quot;;IF([.B92]&lt;=39406;&quot;1.1.5&quot;;&quot;1.1.6&quot;))))))" office:value-type="string" office:string-value="1.1.1">
            <text:p>1.1.1</text:p>
          </table:table-cell>
          <table:table-cell table:formula="oooc:=IF([.C92]&lt;=38082;&quot;1.1.1&quot;;IF([.C92]&lt;=38464;&quot;1.1.2&quot;;IF([.C92]&lt;=38796;&quot;1.1.3&quot;;IF([.C92]&lt;=39051;&quot;1.1.4&quot;;IF([.C92]&lt;=39133;&quot;1.1.5&quot;;IF([.C92]&lt;=39406;&quot;1.1.6&quot;;&quot;1.1.7&quot;))))))" office:value-type="string" office:string-value="1.1.4">
            <text:p>1.1.4</text:p>
          </table:table-cell>
          <table:table-cell table:formula="oooc:=IF([.D92]=&quot;enhancement&quot;;&quot;mejora&quot;;&quot;fallo&quot;)" office:value-type="string" office:string-value="fallo">
            <text:p>fallo</text:p>
          </table:table-cell>
          <table:table-cell table:formula="oooc:=IF(OR([.E92]=&quot;NEW&quot;;[.E92]=&quot;ASSIGNED&quot;;[.E92]=&quot;REOPENED&quot;);&quot;pendiente&quot;;IF(OR([.F92]=&quot;LATER&quot;;[.F9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92">
            <text:p>92</text:p>
          </table:table-cell>
          <table:table-cell table:style-name="ce38" office:value-type="date" office:date-value="2004-07-19T11:58:52">
            <text:p>19/07/04 11:58</text:p>
          </table:table-cell>
          <table:table-cell table:style-name="ce38" office:value-type="date" office:date-value="2006-12-04T19:28:59">
            <text:p>04/12/06 19:2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Global Variables Warning</text:p>
          </table:table-cell>
          <table:table-cell table:formula="oooc:=IF([.B93]&lt;=38082;&quot;1.1.0&quot;;IF([.B93]&lt;=38464;&quot;1.1.1&quot;;IF([.B93]&lt;=38796;&quot;1.1.2&quot;;IF([.B93]&lt;=39051;&quot;1.1.3&quot;;IF([.B93]&lt;=39133;&quot;1.1.4&quot;;IF([.B93]&lt;=39406;&quot;1.1.5&quot;;&quot;1.1.6&quot;))))))" office:value-type="string" office:string-value="1.1.1">
            <text:p>1.1.1</text:p>
          </table:table-cell>
          <table:table-cell table:formula="oooc:=IF([.C93]&lt;=38082;&quot;1.1.1&quot;;IF([.C93]&lt;=38464;&quot;1.1.2&quot;;IF([.C93]&lt;=38796;&quot;1.1.3&quot;;IF([.C93]&lt;=39051;&quot;1.1.4&quot;;IF([.C93]&lt;=39133;&quot;1.1.5&quot;;IF([.C93]&lt;=39406;&quot;1.1.6&quot;;&quot;1.1.7&quot;))))))" office:value-type="string" office:string-value="1.1.5">
            <text:p>1.1.5</text:p>
          </table:table-cell>
          <table:table-cell table:formula="oooc:=IF([.D93]=&quot;enhancement&quot;;&quot;mejora&quot;;&quot;fallo&quot;)" office:value-type="string" office:string-value="fallo">
            <text:p>fallo</text:p>
          </table:table-cell>
          <table:table-cell table:formula="oooc:=IF(OR([.E93]=&quot;NEW&quot;;[.E93]=&quot;ASSIGNED&quot;;[.E93]=&quot;REOPENED&quot;);&quot;pendiente&quot;;IF(OR([.F93]=&quot;LATER&quot;;[.F9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93">
            <text:p>93</text:p>
          </table:table-cell>
          <table:table-cell table:style-name="ce38" office:value-type="date" office:date-value="2004-07-20T18:10:28">
            <text:p>20/07/04 18:10</text:p>
          </table:table-cell>
          <table:table-cell table:style-name="ce38" office:value-type="date" office:date-value="2004-07-21T10:40:41">
            <text:p>21/07/04 10:4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Tol crashes in a user defined function of Serie grammar</text:p>
          </table:table-cell>
          <table:table-cell table:formula="oooc:=IF([.B94]&lt;=38082;&quot;1.1.0&quot;;IF([.B94]&lt;=38464;&quot;1.1.1&quot;;IF([.B94]&lt;=38796;&quot;1.1.2&quot;;IF([.B94]&lt;=39051;&quot;1.1.3&quot;;IF([.B94]&lt;=39133;&quot;1.1.4&quot;;IF([.B94]&lt;=39406;&quot;1.1.5&quot;;&quot;1.1.6&quot;))))))" office:value-type="string" office:string-value="1.1.1">
            <text:p>1.1.1</text:p>
          </table:table-cell>
          <table:table-cell table:formula="oooc:=IF([.C94]&lt;=38082;&quot;1.1.1&quot;;IF([.C94]&lt;=38464;&quot;1.1.2&quot;;IF([.C94]&lt;=38796;&quot;1.1.3&quot;;IF([.C94]&lt;=39051;&quot;1.1.4&quot;;IF([.C94]&lt;=39133;&quot;1.1.5&quot;;IF([.C94]&lt;=39406;&quot;1.1.6&quot;;&quot;1.1.7&quot;))))))" office:value-type="string" office:string-value="1.1.2">
            <text:p>1.1.2</text:p>
          </table:table-cell>
          <table:table-cell table:formula="oooc:=IF([.D94]=&quot;enhancement&quot;;&quot;mejora&quot;;&quot;fallo&quot;)" office:value-type="string" office:string-value="fallo">
            <text:p>fallo</text:p>
          </table:table-cell>
          <table:table-cell table:formula="oooc:=IF(OR([.E94]=&quot;NEW&quot;;[.E94]=&quot;ASSIGNED&quot;;[.E94]=&quot;REOPENED&quot;);&quot;pendiente&quot;;IF(OR([.F94]=&quot;LATER&quot;;[.F9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94">
            <text:p>94</text:p>
          </table:table-cell>
          <table:table-cell table:style-name="ce38" office:value-type="date" office:date-value="2004-07-20T19:29:40">
            <text:p>20/07/04 19:29</text:p>
          </table:table-cell>
          <table:table-cell table:style-name="ce38" office:value-type="date" office:date-value="2004-07-20T19:39:50">
            <text:p>20/07/04 19:3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Undestroyed global objects</text:p>
          </table:table-cell>
          <table:table-cell table:formula="oooc:=IF([.B95]&lt;=38082;&quot;1.1.0&quot;;IF([.B95]&lt;=38464;&quot;1.1.1&quot;;IF([.B95]&lt;=38796;&quot;1.1.2&quot;;IF([.B95]&lt;=39051;&quot;1.1.3&quot;;IF([.B95]&lt;=39133;&quot;1.1.4&quot;;IF([.B95]&lt;=39406;&quot;1.1.5&quot;;&quot;1.1.6&quot;))))))" office:value-type="string" office:string-value="1.1.1">
            <text:p>1.1.1</text:p>
          </table:table-cell>
          <table:table-cell table:formula="oooc:=IF([.C95]&lt;=38082;&quot;1.1.1&quot;;IF([.C95]&lt;=38464;&quot;1.1.2&quot;;IF([.C95]&lt;=38796;&quot;1.1.3&quot;;IF([.C95]&lt;=39051;&quot;1.1.4&quot;;IF([.C95]&lt;=39133;&quot;1.1.5&quot;;IF([.C95]&lt;=39406;&quot;1.1.6&quot;;&quot;1.1.7&quot;))))))" office:value-type="string" office:string-value="1.1.2">
            <text:p>1.1.2</text:p>
          </table:table-cell>
          <table:table-cell table:formula="oooc:=IF([.D95]=&quot;enhancement&quot;;&quot;mejora&quot;;&quot;fallo&quot;)" office:value-type="string" office:string-value="fallo">
            <text:p>fallo</text:p>
          </table:table-cell>
          <table:table-cell table:formula="oooc:=IF(OR([.E95]=&quot;NEW&quot;;[.E95]=&quot;ASSIGNED&quot;;[.E95]=&quot;REOPENED&quot;);&quot;pendiente&quot;;IF(OR([.F95]=&quot;LATER&quot;;[.F9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95">
            <text:p>95</text:p>
          </table:table-cell>
          <table:table-cell table:style-name="ce38" office:value-type="date" office:date-value="2004-07-20T19:32:04">
            <text:p>20/07/04 19:32</text:p>
          </table:table-cell>
          <table:table-cell table:style-name="ce38" office:value-type="date" office:date-value="2004-08-09T20:49:44.000001">
            <text:p>09/08/04 20:49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Undestroyed global objects</text:p>
          </table:table-cell>
          <table:table-cell table:formula="oooc:=IF([.B96]&lt;=38082;&quot;1.1.0&quot;;IF([.B96]&lt;=38464;&quot;1.1.1&quot;;IF([.B96]&lt;=38796;&quot;1.1.2&quot;;IF([.B96]&lt;=39051;&quot;1.1.3&quot;;IF([.B96]&lt;=39133;&quot;1.1.4&quot;;IF([.B96]&lt;=39406;&quot;1.1.5&quot;;&quot;1.1.6&quot;))))))" office:value-type="string" office:string-value="1.1.1">
            <text:p>1.1.1</text:p>
          </table:table-cell>
          <table:table-cell table:formula="oooc:=IF([.C96]&lt;=38082;&quot;1.1.1&quot;;IF([.C96]&lt;=38464;&quot;1.1.2&quot;;IF([.C96]&lt;=38796;&quot;1.1.3&quot;;IF([.C96]&lt;=39051;&quot;1.1.4&quot;;IF([.C96]&lt;=39133;&quot;1.1.5&quot;;IF([.C96]&lt;=39406;&quot;1.1.6&quot;;&quot;1.1.7&quot;))))))" office:value-type="string" office:string-value="1.1.2">
            <text:p>1.1.2</text:p>
          </table:table-cell>
          <table:table-cell table:formula="oooc:=IF([.D96]=&quot;enhancement&quot;;&quot;mejora&quot;;&quot;fallo&quot;)" office:value-type="string" office:string-value="fallo">
            <text:p>fallo</text:p>
          </table:table-cell>
          <table:table-cell table:formula="oooc:=IF(OR([.E96]=&quot;NEW&quot;;[.E96]=&quot;ASSIGNED&quot;;[.E96]=&quot;REOPENED&quot;);&quot;pendiente&quot;;IF(OR([.F96]=&quot;LATER&quot;;[.F9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96">
            <text:p>96</text:p>
          </table:table-cell>
          <table:table-cell table:style-name="ce38" office:value-type="date" office:date-value="2004-07-21T16:58:00">
            <text:p>21/07/04 16:58</text:p>
          </table:table-cell>
          <table:table-cell table:style-name="ce38" office:value-type="date" office:date-value="2006-12-07T13:33:52">
            <text:p>07/12/06 13:3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Variables out of scope</text:p>
          </table:table-cell>
          <table:table-cell table:formula="oooc:=IF([.B97]&lt;=38082;&quot;1.1.0&quot;;IF([.B97]&lt;=38464;&quot;1.1.1&quot;;IF([.B97]&lt;=38796;&quot;1.1.2&quot;;IF([.B97]&lt;=39051;&quot;1.1.3&quot;;IF([.B97]&lt;=39133;&quot;1.1.4&quot;;IF([.B97]&lt;=39406;&quot;1.1.5&quot;;&quot;1.1.6&quot;))))))" office:value-type="string" office:string-value="1.1.1">
            <text:p>1.1.1</text:p>
          </table:table-cell>
          <table:table-cell table:formula="oooc:=IF([.C97]&lt;=38082;&quot;1.1.1&quot;;IF([.C97]&lt;=38464;&quot;1.1.2&quot;;IF([.C97]&lt;=38796;&quot;1.1.3&quot;;IF([.C97]&lt;=39051;&quot;1.1.4&quot;;IF([.C97]&lt;=39133;&quot;1.1.5&quot;;IF([.C97]&lt;=39406;&quot;1.1.6&quot;;&quot;1.1.7&quot;))))))" office:value-type="string" office:string-value="1.1.5">
            <text:p>1.1.5</text:p>
          </table:table-cell>
          <table:table-cell table:formula="oooc:=IF([.D97]=&quot;enhancement&quot;;&quot;mejora&quot;;&quot;fallo&quot;)" office:value-type="string" office:string-value="fallo">
            <text:p>fallo</text:p>
          </table:table-cell>
          <table:table-cell table:formula="oooc:=IF(OR([.E97]=&quot;NEW&quot;;[.E97]=&quot;ASSIGNED&quot;;[.E97]=&quot;REOPENED&quot;);&quot;pendiente&quot;;IF(OR([.F97]=&quot;LATER&quot;;[.F9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97">
            <text:p>97</text:p>
          </table:table-cell>
          <table:table-cell table:style-name="ce38" office:value-type="date" office:date-value="2004-07-21T18:42:51">
            <text:p>21/07/04 18:42</text:p>
          </table:table-cell>
          <table:table-cell table:style-name="ce38" office:value-type="date" office:date-value="2007-11-06T10:45:06">
            <text:p>06/11/07 10:4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ime sets C, Daily and Diario don't work with higher frequencies</text:p>
          </table:table-cell>
          <table:table-cell table:formula="oooc:=IF([.B98]&lt;=38082;&quot;1.1.0&quot;;IF([.B98]&lt;=38464;&quot;1.1.1&quot;;IF([.B98]&lt;=38796;&quot;1.1.2&quot;;IF([.B98]&lt;=39051;&quot;1.1.3&quot;;IF([.B98]&lt;=39133;&quot;1.1.4&quot;;IF([.B98]&lt;=39406;&quot;1.1.5&quot;;&quot;1.1.6&quot;))))))" office:value-type="string" office:string-value="1.1.1">
            <text:p>1.1.1</text:p>
          </table:table-cell>
          <table:table-cell table:formula="oooc:=IF([.C98]&lt;=38082;&quot;1.1.1&quot;;IF([.C98]&lt;=38464;&quot;1.1.2&quot;;IF([.C98]&lt;=38796;&quot;1.1.3&quot;;IF([.C98]&lt;=39051;&quot;1.1.4&quot;;IF([.C98]&lt;=39133;&quot;1.1.5&quot;;IF([.C98]&lt;=39406;&quot;1.1.6&quot;;&quot;1.1.7&quot;))))))" office:value-type="string" office:string-value="1.1.6">
            <text:p>1.1.6</text:p>
          </table:table-cell>
          <table:table-cell table:formula="oooc:=IF([.D98]=&quot;enhancement&quot;;&quot;mejora&quot;;&quot;fallo&quot;)" office:value-type="string" office:string-value="fallo">
            <text:p>fallo</text:p>
          </table:table-cell>
          <table:table-cell table:formula="oooc:=IF(OR([.E98]=&quot;NEW&quot;;[.E98]=&quot;ASSIGNED&quot;;[.E98]=&quot;REOPENED&quot;);&quot;pendiente&quot;;IF(OR([.F98]=&quot;LATER&quot;;[.F9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98">
            <text:p>98</text:p>
          </table:table-cell>
          <table:table-cell table:style-name="ce38" office:value-type="date" office:date-value="2004-07-23T10:34:00">
            <text:p>23/07/04 10:34</text:p>
          </table:table-cell>
          <table:table-cell table:style-name="ce38" office:value-type="date" office:date-value="2007-11-06T10:36:05">
            <text:p>06/11/07 10:36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Add a shortcut to clear log in log window of tolbase</text:p>
          </table:table-cell>
          <table:table-cell table:formula="oooc:=IF([.B99]&lt;=38082;&quot;1.1.0&quot;;IF([.B99]&lt;=38464;&quot;1.1.1&quot;;IF([.B99]&lt;=38796;&quot;1.1.2&quot;;IF([.B99]&lt;=39051;&quot;1.1.3&quot;;IF([.B99]&lt;=39133;&quot;1.1.4&quot;;IF([.B99]&lt;=39406;&quot;1.1.5&quot;;&quot;1.1.6&quot;))))))" office:value-type="string" office:string-value="1.1.1">
            <text:p>1.1.1</text:p>
          </table:table-cell>
          <table:table-cell table:formula="oooc:=IF([.C99]&lt;=38082;&quot;1.1.1&quot;;IF([.C99]&lt;=38464;&quot;1.1.2&quot;;IF([.C99]&lt;=38796;&quot;1.1.3&quot;;IF([.C99]&lt;=39051;&quot;1.1.4&quot;;IF([.C99]&lt;=39133;&quot;1.1.5&quot;;IF([.C99]&lt;=39406;&quot;1.1.6&quot;;&quot;1.1.7&quot;))))))" office:value-type="string" office:string-value="1.1.6">
            <text:p>1.1.6</text:p>
          </table:table-cell>
          <table:table-cell table:formula="oooc:=IF([.D99]=&quot;enhancement&quot;;&quot;mejora&quot;;&quot;fallo&quot;)" office:value-type="string" office:string-value="mejora">
            <text:p>mejora</text:p>
          </table:table-cell>
          <table:table-cell table:formula="oooc:=IF(OR([.E99]=&quot;NEW&quot;;[.E99]=&quot;ASSIGNED&quot;;[.E99]=&quot;REOPENED&quot;);&quot;pendiente&quot;;IF(OR([.F99]=&quot;LATER&quot;;[.F9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99">
            <text:p>99</text:p>
          </table:table-cell>
          <table:table-cell table:style-name="ce38" office:value-type="date" office:date-value="2004-07-26T23:07:25.000001">
            <text:p>26/07/04 23:07</text:p>
          </table:table-cell>
          <table:table-cell table:style-name="ce38" office:value-type="date" office:date-value="2004-10-05T10:20:05">
            <text:p>05/10/04 10:2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Functions with variable number of arguments: WinRmtSystem</text:p>
          </table:table-cell>
          <table:table-cell table:formula="oooc:=IF([.B100]&lt;=38082;&quot;1.1.0&quot;;IF([.B100]&lt;=38464;&quot;1.1.1&quot;;IF([.B100]&lt;=38796;&quot;1.1.2&quot;;IF([.B100]&lt;=39051;&quot;1.1.3&quot;;IF([.B100]&lt;=39133;&quot;1.1.4&quot;;IF([.B100]&lt;=39406;&quot;1.1.5&quot;;&quot;1.1.6&quot;))))))" office:value-type="string" office:string-value="1.1.1">
            <text:p>1.1.1</text:p>
          </table:table-cell>
          <table:table-cell table:formula="oooc:=IF([.C100]&lt;=38082;&quot;1.1.1&quot;;IF([.C100]&lt;=38464;&quot;1.1.2&quot;;IF([.C100]&lt;=38796;&quot;1.1.3&quot;;IF([.C100]&lt;=39051;&quot;1.1.4&quot;;IF([.C100]&lt;=39133;&quot;1.1.5&quot;;IF([.C100]&lt;=39406;&quot;1.1.6&quot;;&quot;1.1.7&quot;))))))" office:value-type="string" office:string-value="1.1.2">
            <text:p>1.1.2</text:p>
          </table:table-cell>
          <table:table-cell table:formula="oooc:=IF([.D100]=&quot;enhancement&quot;;&quot;mejora&quot;;&quot;fallo&quot;)" office:value-type="string" office:string-value="fallo">
            <text:p>fallo</text:p>
          </table:table-cell>
          <table:table-cell table:formula="oooc:=IF(OR([.E100]=&quot;NEW&quot;;[.E100]=&quot;ASSIGNED&quot;;[.E100]=&quot;REOPENED&quot;);&quot;pendiente&quot;;IF(OR([.F100]=&quot;LATER&quot;;[.F10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table:style-name="ce38" office:value-type="date" office:date-value="2004-07-28T09:28:11">
            <text:p>28/07/04 09:28</text:p>
          </table:table-cell>
          <table:table-cell table:style-name="ce38" office:value-type="date" office:date-value="2006-12-04T19:36:19">
            <text:p>04/12/06 19:3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Not recognize <text:s/>grammar inside structures</text:p>
          </table:table-cell>
          <table:table-cell table:formula="oooc:=IF([.B101]&lt;=38082;&quot;1.1.0&quot;;IF([.B101]&lt;=38464;&quot;1.1.1&quot;;IF([.B101]&lt;=38796;&quot;1.1.2&quot;;IF([.B101]&lt;=39051;&quot;1.1.3&quot;;IF([.B101]&lt;=39133;&quot;1.1.4&quot;;IF([.B101]&lt;=39406;&quot;1.1.5&quot;;&quot;1.1.6&quot;))))))" office:value-type="string" office:string-value="1.1.1">
            <text:p>1.1.1</text:p>
          </table:table-cell>
          <table:table-cell table:formula="oooc:=IF([.C101]&lt;=38082;&quot;1.1.1&quot;;IF([.C101]&lt;=38464;&quot;1.1.2&quot;;IF([.C101]&lt;=38796;&quot;1.1.3&quot;;IF([.C101]&lt;=39051;&quot;1.1.4&quot;;IF([.C101]&lt;=39133;&quot;1.1.5&quot;;IF([.C101]&lt;=39406;&quot;1.1.6&quot;;&quot;1.1.7&quot;))))))" office:value-type="string" office:string-value="1.1.5">
            <text:p>1.1.5</text:p>
          </table:table-cell>
          <table:table-cell table:formula="oooc:=IF([.D101]=&quot;enhancement&quot;;&quot;mejora&quot;;&quot;fallo&quot;)" office:value-type="string" office:string-value="fallo">
            <text:p>fallo</text:p>
          </table:table-cell>
          <table:table-cell table:formula="oooc:=IF(OR([.E101]=&quot;NEW&quot;;[.E101]=&quot;ASSIGNED&quot;;[.E101]=&quot;REOPENED&quot;);&quot;pendiente&quot;;IF(OR([.F101]=&quot;LATER&quot;;[.F10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table:style-name="ce38" office:value-type="date" office:date-value="2004-07-28T18:39:09">
            <text:p>28/07/04 18:39</text:p>
          </table:table-cell>
          <table:table-cell table:style-name="ce38" office:value-type="date" office:date-value="2006-12-04T19:40:39">
            <text:p>04/12/06 19:40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When multiplying wrong-sized matrix TOL does not give a warning.</text:p>
          </table:table-cell>
          <table:table-cell table:formula="oooc:=IF([.B102]&lt;=38082;&quot;1.1.0&quot;;IF([.B102]&lt;=38464;&quot;1.1.1&quot;;IF([.B102]&lt;=38796;&quot;1.1.2&quot;;IF([.B102]&lt;=39051;&quot;1.1.3&quot;;IF([.B102]&lt;=39133;&quot;1.1.4&quot;;IF([.B102]&lt;=39406;&quot;1.1.5&quot;;&quot;1.1.6&quot;))))))" office:value-type="string" office:string-value="1.1.1">
            <text:p>1.1.1</text:p>
          </table:table-cell>
          <table:table-cell table:formula="oooc:=IF([.C102]&lt;=38082;&quot;1.1.1&quot;;IF([.C102]&lt;=38464;&quot;1.1.2&quot;;IF([.C102]&lt;=38796;&quot;1.1.3&quot;;IF([.C102]&lt;=39051;&quot;1.1.4&quot;;IF([.C102]&lt;=39133;&quot;1.1.5&quot;;IF([.C102]&lt;=39406;&quot;1.1.6&quot;;&quot;1.1.7&quot;))))))" office:value-type="string" office:string-value="1.1.5">
            <text:p>1.1.5</text:p>
          </table:table-cell>
          <table:table-cell table:formula="oooc:=IF([.D102]=&quot;enhancement&quot;;&quot;mejora&quot;;&quot;fallo&quot;)" office:value-type="string" office:string-value="mejora">
            <text:p>mejora</text:p>
          </table:table-cell>
          <table:table-cell table:formula="oooc:=IF(OR([.E102]=&quot;NEW&quot;;[.E102]=&quot;ASSIGNED&quot;;[.E102]=&quot;REOPENED&quot;);&quot;pendiente&quot;;IF(OR([.F102]=&quot;LATER&quot;;[.F10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table:style-name="ce38" office:value-type="date" office:date-value="2004-07-29T18:10:25">
            <text:p>29/07/04 18:10</text:p>
          </table:table-cell>
          <table:table-cell table:style-name="ce38" office:value-type="date" office:date-value="2006-12-04T19:46:14">
            <text:p>04/12/06 19:4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Matrix definition</text:p>
          </table:table-cell>
          <table:table-cell table:formula="oooc:=IF([.B103]&lt;=38082;&quot;1.1.0&quot;;IF([.B103]&lt;=38464;&quot;1.1.1&quot;;IF([.B103]&lt;=38796;&quot;1.1.2&quot;;IF([.B103]&lt;=39051;&quot;1.1.3&quot;;IF([.B103]&lt;=39133;&quot;1.1.4&quot;;IF([.B103]&lt;=39406;&quot;1.1.5&quot;;&quot;1.1.6&quot;))))))" office:value-type="string" office:string-value="1.1.1">
            <text:p>1.1.1</text:p>
          </table:table-cell>
          <table:table-cell table:formula="oooc:=IF([.C103]&lt;=38082;&quot;1.1.1&quot;;IF([.C103]&lt;=38464;&quot;1.1.2&quot;;IF([.C103]&lt;=38796;&quot;1.1.3&quot;;IF([.C103]&lt;=39051;&quot;1.1.4&quot;;IF([.C103]&lt;=39133;&quot;1.1.5&quot;;IF([.C103]&lt;=39406;&quot;1.1.6&quot;;&quot;1.1.7&quot;))))))" office:value-type="string" office:string-value="1.1.5">
            <text:p>1.1.5</text:p>
          </table:table-cell>
          <table:table-cell table:formula="oooc:=IF([.D103]=&quot;enhancement&quot;;&quot;mejora&quot;;&quot;fallo&quot;)" office:value-type="string" office:string-value="fallo">
            <text:p>fallo</text:p>
          </table:table-cell>
          <table:table-cell table:formula="oooc:=IF(OR([.E103]=&quot;NEW&quot;;[.E103]=&quot;ASSIGNED&quot;;[.E103]=&quot;REOPENED&quot;);&quot;pendiente&quot;;IF(OR([.F103]=&quot;LATER&quot;;[.F10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table:style-name="ce38" office:value-type="date" office:date-value="2004-08-04T13:37:01">
            <text:p>04/08/04 13:37</text:p>
          </table:table-cell>
          <table:table-cell table:style-name="ce38" office:value-type="date" office:date-value="2006-12-04T19:47:14.999999">
            <text:p>04/12/06 19:47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Missing ending quotes in the error message</text:p>
          </table:table-cell>
          <table:table-cell table:formula="oooc:=IF([.B104]&lt;=38082;&quot;1.1.0&quot;;IF([.B104]&lt;=38464;&quot;1.1.1&quot;;IF([.B104]&lt;=38796;&quot;1.1.2&quot;;IF([.B104]&lt;=39051;&quot;1.1.3&quot;;IF([.B104]&lt;=39133;&quot;1.1.4&quot;;IF([.B104]&lt;=39406;&quot;1.1.5&quot;;&quot;1.1.6&quot;))))))" office:value-type="string" office:string-value="1.1.1">
            <text:p>1.1.1</text:p>
          </table:table-cell>
          <table:table-cell table:formula="oooc:=IF([.C104]&lt;=38082;&quot;1.1.1&quot;;IF([.C104]&lt;=38464;&quot;1.1.2&quot;;IF([.C104]&lt;=38796;&quot;1.1.3&quot;;IF([.C104]&lt;=39051;&quot;1.1.4&quot;;IF([.C104]&lt;=39133;&quot;1.1.5&quot;;IF([.C104]&lt;=39406;&quot;1.1.6&quot;;&quot;1.1.7&quot;))))))" office:value-type="string" office:string-value="1.1.5">
            <text:p>1.1.5</text:p>
          </table:table-cell>
          <table:table-cell table:formula="oooc:=IF([.D104]=&quot;enhancement&quot;;&quot;mejora&quot;;&quot;fallo&quot;)" office:value-type="string" office:string-value="fallo">
            <text:p>fallo</text:p>
          </table:table-cell>
          <table:table-cell table:formula="oooc:=IF(OR([.E104]=&quot;NEW&quot;;[.E104]=&quot;ASSIGNED&quot;;[.E104]=&quot;REOPENED&quot;);&quot;pendiente&quot;;IF(OR([.F104]=&quot;LATER&quot;;[.F10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table:style-name="ce38" office:value-type="date" office:date-value="2004-08-04T13:50:00">
            <text:p>04/08/04 13:50</text:p>
          </table:table-cell>
          <table:table-cell table:style-name="ce38" office:value-type="date" office:date-value="2004-08-19T11:43:49.000001">
            <text:p>19/08/04 11:4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BDBOpen() and file not found -&gt; TOL goes down</text:p>
          </table:table-cell>
          <table:table-cell table:formula="oooc:=IF([.B105]&lt;=38082;&quot;1.1.0&quot;;IF([.B105]&lt;=38464;&quot;1.1.1&quot;;IF([.B105]&lt;=38796;&quot;1.1.2&quot;;IF([.B105]&lt;=39051;&quot;1.1.3&quot;;IF([.B105]&lt;=39133;&quot;1.1.4&quot;;IF([.B105]&lt;=39406;&quot;1.1.5&quot;;&quot;1.1.6&quot;))))))" office:value-type="string" office:string-value="1.1.1">
            <text:p>1.1.1</text:p>
          </table:table-cell>
          <table:table-cell table:formula="oooc:=IF([.C105]&lt;=38082;&quot;1.1.1&quot;;IF([.C105]&lt;=38464;&quot;1.1.2&quot;;IF([.C105]&lt;=38796;&quot;1.1.3&quot;;IF([.C105]&lt;=39051;&quot;1.1.4&quot;;IF([.C105]&lt;=39133;&quot;1.1.5&quot;;IF([.C105]&lt;=39406;&quot;1.1.6&quot;;&quot;1.1.7&quot;))))))" office:value-type="string" office:string-value="1.1.2">
            <text:p>1.1.2</text:p>
          </table:table-cell>
          <table:table-cell table:formula="oooc:=IF([.D105]=&quot;enhancement&quot;;&quot;mejora&quot;;&quot;fallo&quot;)" office:value-type="string" office:string-value="fallo">
            <text:p>fallo</text:p>
          </table:table-cell>
          <table:table-cell table:formula="oooc:=IF(OR([.E105]=&quot;NEW&quot;;[.E105]=&quot;ASSIGNED&quot;;[.E105]=&quot;REOPENED&quot;);&quot;pendiente&quot;;IF(OR([.F105]=&quot;LATER&quot;;[.F10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table:style-name="ce38" office:value-type="date" office:date-value="2004-08-04T14:21:46">
            <text:p>04/08/04 14:21</text:p>
          </table:table-cell>
          <table:table-cell table:style-name="ce38" office:value-type="date" office:date-value="2004-08-18T15:45:23">
            <text:p>18/08/04 15:45</text:p>
          </table:table-cell>
          <table:table-cell office:value-type="string">
            <text:p>major</text:p>
          </table:table-cell>
          <table:table-cell office:value-type="string">
            <text:p>ASSIGNED</text:p>
          </table:table-cell>
          <table:table-cell/>
          <table:table-cell office:value-type="string">
            <text:p>TOL</text:p>
          </table:table-cell>
          <table:table-cell office:value-type="string">
            <text:p>BDBReg() loses one character in some lines</text:p>
          </table:table-cell>
          <table:table-cell table:formula="oooc:=IF([.B106]&lt;=38082;&quot;1.1.0&quot;;IF([.B106]&lt;=38464;&quot;1.1.1&quot;;IF([.B106]&lt;=38796;&quot;1.1.2&quot;;IF([.B106]&lt;=39051;&quot;1.1.3&quot;;IF([.B106]&lt;=39133;&quot;1.1.4&quot;;IF([.B106]&lt;=39406;&quot;1.1.5&quot;;&quot;1.1.6&quot;))))))" office:value-type="string" office:string-value="1.1.1">
            <text:p>1.1.1</text:p>
          </table:table-cell>
          <table:table-cell table:formula="oooc:=IF([.C106]&lt;=38082;&quot;1.1.1&quot;;IF([.C106]&lt;=38464;&quot;1.1.2&quot;;IF([.C106]&lt;=38796;&quot;1.1.3&quot;;IF([.C106]&lt;=39051;&quot;1.1.4&quot;;IF([.C106]&lt;=39133;&quot;1.1.5&quot;;IF([.C106]&lt;=39406;&quot;1.1.6&quot;;&quot;1.1.7&quot;))))))" office:value-type="string" office:string-value="1.1.2">
            <text:p>1.1.2</text:p>
          </table:table-cell>
          <table:table-cell table:formula="oooc:=IF([.D106]=&quot;enhancement&quot;;&quot;mejora&quot;;&quot;fallo&quot;)" office:value-type="string" office:string-value="fallo">
            <text:p>fallo</text:p>
          </table:table-cell>
          <table:table-cell table:formula="oooc:=IF(OR([.E106]=&quot;NEW&quot;;[.E106]=&quot;ASSIGNED&quot;;[.E106]=&quot;REOPENED&quot;);&quot;pendiente&quot;;IF(OR([.F106]=&quot;LATER&quot;;[.F106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table:style-name="ce38" office:value-type="date" office:date-value="2004-08-04T14:24:28.000001">
            <text:p>04/08/04 14:24</text:p>
          </table:table-cell>
          <table:table-cell table:style-name="ce38" office:value-type="date" office:date-value="2004-08-08T11:10:42">
            <text:p>08/08/04 11:1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BDBReg() crack (see bug 105)</text:p>
          </table:table-cell>
          <table:table-cell table:formula="oooc:=IF([.B107]&lt;=38082;&quot;1.1.0&quot;;IF([.B107]&lt;=38464;&quot;1.1.1&quot;;IF([.B107]&lt;=38796;&quot;1.1.2&quot;;IF([.B107]&lt;=39051;&quot;1.1.3&quot;;IF([.B107]&lt;=39133;&quot;1.1.4&quot;;IF([.B107]&lt;=39406;&quot;1.1.5&quot;;&quot;1.1.6&quot;))))))" office:value-type="string" office:string-value="1.1.1">
            <text:p>1.1.1</text:p>
          </table:table-cell>
          <table:table-cell table:formula="oooc:=IF([.C107]&lt;=38082;&quot;1.1.1&quot;;IF([.C107]&lt;=38464;&quot;1.1.2&quot;;IF([.C107]&lt;=38796;&quot;1.1.3&quot;;IF([.C107]&lt;=39051;&quot;1.1.4&quot;;IF([.C107]&lt;=39133;&quot;1.1.5&quot;;IF([.C107]&lt;=39406;&quot;1.1.6&quot;;&quot;1.1.7&quot;))))))" office:value-type="string" office:string-value="1.1.2">
            <text:p>1.1.2</text:p>
          </table:table-cell>
          <table:table-cell table:formula="oooc:=IF([.D107]=&quot;enhancement&quot;;&quot;mejora&quot;;&quot;fallo&quot;)" office:value-type="string" office:string-value="fallo">
            <text:p>fallo</text:p>
          </table:table-cell>
          <table:table-cell table:formula="oooc:=IF(OR([.E107]=&quot;NEW&quot;;[.E107]=&quot;ASSIGNED&quot;;[.E107]=&quot;REOPENED&quot;);&quot;pendiente&quot;;IF(OR([.F107]=&quot;LATER&quot;;[.F10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table:style-name="ce38" office:value-type="date" office:date-value="2004-08-04T19:56:54">
            <text:p>04/08/04 19:56</text:p>
          </table:table-cell>
          <table:table-cell table:style-name="ce38" office:value-type="date" office:date-value="2006-12-04T19:48:20">
            <text:p>04/12/06 19:48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No clear error: Type mismatch Real / Set</text:p>
          </table:table-cell>
          <table:table-cell table:formula="oooc:=IF([.B108]&lt;=38082;&quot;1.1.0&quot;;IF([.B108]&lt;=38464;&quot;1.1.1&quot;;IF([.B108]&lt;=38796;&quot;1.1.2&quot;;IF([.B108]&lt;=39051;&quot;1.1.3&quot;;IF([.B108]&lt;=39133;&quot;1.1.4&quot;;IF([.B108]&lt;=39406;&quot;1.1.5&quot;;&quot;1.1.6&quot;))))))" office:value-type="string" office:string-value="1.1.1">
            <text:p>1.1.1</text:p>
          </table:table-cell>
          <table:table-cell table:formula="oooc:=IF([.C108]&lt;=38082;&quot;1.1.1&quot;;IF([.C108]&lt;=38464;&quot;1.1.2&quot;;IF([.C108]&lt;=38796;&quot;1.1.3&quot;;IF([.C108]&lt;=39051;&quot;1.1.4&quot;;IF([.C108]&lt;=39133;&quot;1.1.5&quot;;IF([.C108]&lt;=39406;&quot;1.1.6&quot;;&quot;1.1.7&quot;))))))" office:value-type="string" office:string-value="1.1.5">
            <text:p>1.1.5</text:p>
          </table:table-cell>
          <table:table-cell table:formula="oooc:=IF([.D108]=&quot;enhancement&quot;;&quot;mejora&quot;;&quot;fallo&quot;)" office:value-type="string" office:string-value="mejora">
            <text:p>mejora</text:p>
          </table:table-cell>
          <table:table-cell table:formula="oooc:=IF(OR([.E108]=&quot;NEW&quot;;[.E108]=&quot;ASSIGNED&quot;;[.E108]=&quot;REOPENED&quot;);&quot;pendiente&quot;;IF(OR([.F108]=&quot;LATER&quot;;[.F10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table:style-name="ce38" office:value-type="date" office:date-value="2004-08-04T20:20:16">
            <text:p>04/08/04 20:20</text:p>
          </table:table-cell>
          <table:table-cell table:style-name="ce38" office:value-type="date" office:date-value="2004-08-08T11:07:15">
            <text:p>08/08/04 11:07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GetDir() makes TOL crack inside a funtion</text:p>
          </table:table-cell>
          <table:table-cell table:formula="oooc:=IF([.B109]&lt;=38082;&quot;1.1.0&quot;;IF([.B109]&lt;=38464;&quot;1.1.1&quot;;IF([.B109]&lt;=38796;&quot;1.1.2&quot;;IF([.B109]&lt;=39051;&quot;1.1.3&quot;;IF([.B109]&lt;=39133;&quot;1.1.4&quot;;IF([.B109]&lt;=39406;&quot;1.1.5&quot;;&quot;1.1.6&quot;))))))" office:value-type="string" office:string-value="1.1.1">
            <text:p>1.1.1</text:p>
          </table:table-cell>
          <table:table-cell table:formula="oooc:=IF([.C109]&lt;=38082;&quot;1.1.1&quot;;IF([.C109]&lt;=38464;&quot;1.1.2&quot;;IF([.C109]&lt;=38796;&quot;1.1.3&quot;;IF([.C109]&lt;=39051;&quot;1.1.4&quot;;IF([.C109]&lt;=39133;&quot;1.1.5&quot;;IF([.C109]&lt;=39406;&quot;1.1.6&quot;;&quot;1.1.7&quot;))))))" office:value-type="string" office:string-value="1.1.2">
            <text:p>1.1.2</text:p>
          </table:table-cell>
          <table:table-cell table:formula="oooc:=IF([.D109]=&quot;enhancement&quot;;&quot;mejora&quot;;&quot;fallo&quot;)" office:value-type="string" office:string-value="fallo">
            <text:p>fallo</text:p>
          </table:table-cell>
          <table:table-cell table:formula="oooc:=IF(OR([.E109]=&quot;NEW&quot;;[.E109]=&quot;ASSIGNED&quot;;[.E109]=&quot;REOPENED&quot;);&quot;pendiente&quot;;IF(OR([.F109]=&quot;LATER&quot;;[.F10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table:style-name="ce38" office:value-type="date" office:date-value="2004-08-04T20:56:15">
            <text:p>04/08/04 20:56</text:p>
          </table:table-cell>
          <table:table-cell table:style-name="ce38" office:value-type="date" office:date-value="2006-12-04T19:52:19">
            <text:p>04/12/06 19:52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 type in WriteLn() or Write() makes TOL Crack inside functions</text:p>
          </table:table-cell>
          <table:table-cell table:formula="oooc:=IF([.B110]&lt;=38082;&quot;1.1.0&quot;;IF([.B110]&lt;=38464;&quot;1.1.1&quot;;IF([.B110]&lt;=38796;&quot;1.1.2&quot;;IF([.B110]&lt;=39051;&quot;1.1.3&quot;;IF([.B110]&lt;=39133;&quot;1.1.4&quot;;IF([.B110]&lt;=39406;&quot;1.1.5&quot;;&quot;1.1.6&quot;))))))" office:value-type="string" office:string-value="1.1.1">
            <text:p>1.1.1</text:p>
          </table:table-cell>
          <table:table-cell table:formula="oooc:=IF([.C110]&lt;=38082;&quot;1.1.1&quot;;IF([.C110]&lt;=38464;&quot;1.1.2&quot;;IF([.C110]&lt;=38796;&quot;1.1.3&quot;;IF([.C110]&lt;=39051;&quot;1.1.4&quot;;IF([.C110]&lt;=39133;&quot;1.1.5&quot;;IF([.C110]&lt;=39406;&quot;1.1.6&quot;;&quot;1.1.7&quot;))))))" office:value-type="string" office:string-value="1.1.5">
            <text:p>1.1.5</text:p>
          </table:table-cell>
          <table:table-cell table:formula="oooc:=IF([.D110]=&quot;enhancement&quot;;&quot;mejora&quot;;&quot;fallo&quot;)" office:value-type="string" office:string-value="fallo">
            <text:p>fallo</text:p>
          </table:table-cell>
          <table:table-cell table:formula="oooc:=IF(OR([.E110]=&quot;NEW&quot;;[.E110]=&quot;ASSIGNED&quot;;[.E110]=&quot;REOPENED&quot;);&quot;pendiente&quot;;IF(OR([.F110]=&quot;LATER&quot;;[.F11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table:style-name="ce38" office:value-type="date" office:date-value="2004-08-09T13:01:37">
            <text:p>09/08/04 13:01</text:p>
          </table:table-cell>
          <table:table-cell table:style-name="ce38" office:value-type="date" office:date-value="2006-12-02T02:16:17">
            <text:p>02/12/06 02:16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imeSet Crack in succesor and intersection (Non progressive TimeSet?)</text:p>
          </table:table-cell>
          <table:table-cell table:formula="oooc:=IF([.B111]&lt;=38082;&quot;1.1.0&quot;;IF([.B111]&lt;=38464;&quot;1.1.1&quot;;IF([.B111]&lt;=38796;&quot;1.1.2&quot;;IF([.B111]&lt;=39051;&quot;1.1.3&quot;;IF([.B111]&lt;=39133;&quot;1.1.4&quot;;IF([.B111]&lt;=39406;&quot;1.1.5&quot;;&quot;1.1.6&quot;))))))" office:value-type="string" office:string-value="1.1.1">
            <text:p>1.1.1</text:p>
          </table:table-cell>
          <table:table-cell table:formula="oooc:=IF([.C111]&lt;=38082;&quot;1.1.1&quot;;IF([.C111]&lt;=38464;&quot;1.1.2&quot;;IF([.C111]&lt;=38796;&quot;1.1.3&quot;;IF([.C111]&lt;=39051;&quot;1.1.4&quot;;IF([.C111]&lt;=39133;&quot;1.1.5&quot;;IF([.C111]&lt;=39406;&quot;1.1.6&quot;;&quot;1.1.7&quot;))))))" office:value-type="string" office:string-value="1.1.5">
            <text:p>1.1.5</text:p>
          </table:table-cell>
          <table:table-cell table:formula="oooc:=IF([.D111]=&quot;enhancement&quot;;&quot;mejora&quot;;&quot;fallo&quot;)" office:value-type="string" office:string-value="fallo">
            <text:p>fallo</text:p>
          </table:table-cell>
          <table:table-cell table:formula="oooc:=IF(OR([.E111]=&quot;NEW&quot;;[.E111]=&quot;ASSIGNED&quot;;[.E111]=&quot;REOPENED&quot;);&quot;pendiente&quot;;IF(OR([.F111]=&quot;LATER&quot;;[.F11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table:style-name="ce38" office:value-type="date" office:date-value="2004-08-09T13:30:20">
            <text:p>09/08/04 13:30</text:p>
          </table:table-cell>
          <table:table-cell table:style-name="ce38" office:value-type="date" office:date-value="2006-02-27T10:40:48">
            <text:p>27/02/06 10:40</text:p>
          </table:table-cell>
          <table:table-cell office:value-type="string">
            <text:p>minor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A single quote in a remmark -&gt; next remmark not in green</text:p>
          </table:table-cell>
          <table:table-cell table:formula="oooc:=IF([.B112]&lt;=38082;&quot;1.1.0&quot;;IF([.B112]&lt;=38464;&quot;1.1.1&quot;;IF([.B112]&lt;=38796;&quot;1.1.2&quot;;IF([.B112]&lt;=39051;&quot;1.1.3&quot;;IF([.B112]&lt;=39133;&quot;1.1.4&quot;;IF([.B112]&lt;=39406;&quot;1.1.5&quot;;&quot;1.1.6&quot;))))))" office:value-type="string" office:string-value="1.1.1">
            <text:p>1.1.1</text:p>
          </table:table-cell>
          <table:table-cell table:formula="oooc:=IF([.C112]&lt;=38082;&quot;1.1.1&quot;;IF([.C112]&lt;=38464;&quot;1.1.2&quot;;IF([.C112]&lt;=38796;&quot;1.1.3&quot;;IF([.C112]&lt;=39051;&quot;1.1.4&quot;;IF([.C112]&lt;=39133;&quot;1.1.5&quot;;IF([.C112]&lt;=39406;&quot;1.1.6&quot;;&quot;1.1.7&quot;))))))" office:value-type="string" office:string-value="1.1.3">
            <text:p>1.1.3</text:p>
          </table:table-cell>
          <table:table-cell table:formula="oooc:=IF([.D112]=&quot;enhancement&quot;;&quot;mejora&quot;;&quot;fallo&quot;)" office:value-type="string" office:string-value="fallo">
            <text:p>fallo</text:p>
          </table:table-cell>
          <table:table-cell table:formula="oooc:=IF(OR([.E112]=&quot;NEW&quot;;[.E112]=&quot;ASSIGNED&quot;;[.E112]=&quot;REOPENED&quot;);&quot;pendiente&quot;;IF(OR([.F112]=&quot;LATER&quot;;[.F112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table:style-name="ce38" office:value-type="date" office:date-value="2004-08-09T13:58:27">
            <text:p>09/08/04 13:58</text:p>
          </table:table-cell>
          <table:table-cell table:style-name="ce38" office:value-type="date" office:date-value="2006-12-02T02:16:42">
            <text:p>02/12/06 02:16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ometimes A is not equal to ASCII(Char(A))</text:p>
          </table:table-cell>
          <table:table-cell table:formula="oooc:=IF([.B113]&lt;=38082;&quot;1.1.0&quot;;IF([.B113]&lt;=38464;&quot;1.1.1&quot;;IF([.B113]&lt;=38796;&quot;1.1.2&quot;;IF([.B113]&lt;=39051;&quot;1.1.3&quot;;IF([.B113]&lt;=39133;&quot;1.1.4&quot;;IF([.B113]&lt;=39406;&quot;1.1.5&quot;;&quot;1.1.6&quot;))))))" office:value-type="string" office:string-value="1.1.1">
            <text:p>1.1.1</text:p>
          </table:table-cell>
          <table:table-cell table:formula="oooc:=IF([.C113]&lt;=38082;&quot;1.1.1&quot;;IF([.C113]&lt;=38464;&quot;1.1.2&quot;;IF([.C113]&lt;=38796;&quot;1.1.3&quot;;IF([.C113]&lt;=39051;&quot;1.1.4&quot;;IF([.C113]&lt;=39133;&quot;1.1.5&quot;;IF([.C113]&lt;=39406;&quot;1.1.6&quot;;&quot;1.1.7&quot;))))))" office:value-type="string" office:string-value="1.1.5">
            <text:p>1.1.5</text:p>
          </table:table-cell>
          <table:table-cell table:formula="oooc:=IF([.D113]=&quot;enhancement&quot;;&quot;mejora&quot;;&quot;fallo&quot;)" office:value-type="string" office:string-value="fallo">
            <text:p>fallo</text:p>
          </table:table-cell>
          <table:table-cell table:formula="oooc:=IF(OR([.E113]=&quot;NEW&quot;;[.E113]=&quot;ASSIGNED&quot;;[.E113]=&quot;REOPENED&quot;);&quot;pendiente&quot;;IF(OR([.F113]=&quot;LATER&quot;;[.F11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table:style-name="ce38" office:value-type="date" office:date-value="2004-08-09T14:39:25">
            <text:p>09/08/04 14:39</text:p>
          </table:table-cell>
          <table:table-cell table:style-name="ce38" office:value-type="date" office:date-value="2004-09-29T01:32:12">
            <text:p>29/09/04 01:32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Bayes Editor: stranges movements with Alt + numeric keys</text:p>
          </table:table-cell>
          <table:table-cell table:formula="oooc:=IF([.B114]&lt;=38082;&quot;1.1.0&quot;;IF([.B114]&lt;=38464;&quot;1.1.1&quot;;IF([.B114]&lt;=38796;&quot;1.1.2&quot;;IF([.B114]&lt;=39051;&quot;1.1.3&quot;;IF([.B114]&lt;=39133;&quot;1.1.4&quot;;IF([.B114]&lt;=39406;&quot;1.1.5&quot;;&quot;1.1.6&quot;))))))" office:value-type="string" office:string-value="1.1.1">
            <text:p>1.1.1</text:p>
          </table:table-cell>
          <table:table-cell table:formula="oooc:=IF([.C114]&lt;=38082;&quot;1.1.1&quot;;IF([.C114]&lt;=38464;&quot;1.1.2&quot;;IF([.C114]&lt;=38796;&quot;1.1.3&quot;;IF([.C114]&lt;=39051;&quot;1.1.4&quot;;IF([.C114]&lt;=39133;&quot;1.1.5&quot;;IF([.C114]&lt;=39406;&quot;1.1.6&quot;;&quot;1.1.7&quot;))))))" office:value-type="string" office:string-value="1.1.2">
            <text:p>1.1.2</text:p>
          </table:table-cell>
          <table:table-cell table:formula="oooc:=IF([.D114]=&quot;enhancement&quot;;&quot;mejora&quot;;&quot;fallo&quot;)" office:value-type="string" office:string-value="fallo">
            <text:p>fallo</text:p>
          </table:table-cell>
          <table:table-cell table:formula="oooc:=IF(OR([.E114]=&quot;NEW&quot;;[.E114]=&quot;ASSIGNED&quot;;[.E114]=&quot;REOPENED&quot;);&quot;pendiente&quot;;IF(OR([.F114]=&quot;LATER&quot;;[.F114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table:style-name="ce38" office:value-type="date" office:date-value="2004-08-09T17:53:34">
            <text:p>09/08/04 17:53</text:p>
          </table:table-cell>
          <table:table-cell table:style-name="ce38" office:value-type="date" office:date-value="2006-12-04T19:56:04">
            <text:p>04/12/06 19:56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goes down with a erroneus (incomplete) series expresion</text:p>
          </table:table-cell>
          <table:table-cell table:formula="oooc:=IF([.B115]&lt;=38082;&quot;1.1.0&quot;;IF([.B115]&lt;=38464;&quot;1.1.1&quot;;IF([.B115]&lt;=38796;&quot;1.1.2&quot;;IF([.B115]&lt;=39051;&quot;1.1.3&quot;;IF([.B115]&lt;=39133;&quot;1.1.4&quot;;IF([.B115]&lt;=39406;&quot;1.1.5&quot;;&quot;1.1.6&quot;))))))" office:value-type="string" office:string-value="1.1.1">
            <text:p>1.1.1</text:p>
          </table:table-cell>
          <table:table-cell table:formula="oooc:=IF([.C115]&lt;=38082;&quot;1.1.1&quot;;IF([.C115]&lt;=38464;&quot;1.1.2&quot;;IF([.C115]&lt;=38796;&quot;1.1.3&quot;;IF([.C115]&lt;=39051;&quot;1.1.4&quot;;IF([.C115]&lt;=39133;&quot;1.1.5&quot;;IF([.C115]&lt;=39406;&quot;1.1.6&quot;;&quot;1.1.7&quot;))))))" office:value-type="string" office:string-value="1.1.5">
            <text:p>1.1.5</text:p>
          </table:table-cell>
          <table:table-cell table:formula="oooc:=IF([.D115]=&quot;enhancement&quot;;&quot;mejora&quot;;&quot;fallo&quot;)" office:value-type="string" office:string-value="fallo">
            <text:p>fallo</text:p>
          </table:table-cell>
          <table:table-cell table:formula="oooc:=IF(OR([.E115]=&quot;NEW&quot;;[.E115]=&quot;ASSIGNED&quot;;[.E115]=&quot;REOPENED&quot;);&quot;pendiente&quot;;IF(OR([.F115]=&quot;LATER&quot;;[.F11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table:style-name="ce38" office:value-type="date" office:date-value="2004-08-10T17:53:18">
            <text:p>10/08/04 17:53</text:p>
          </table:table-cell>
          <table:table-cell table:style-name="ce38" office:value-type="date" office:date-value="2006-12-04T19:59:32">
            <text:p>04/12/06 19:5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n error in '==' function</text:p>
          </table:table-cell>
          <table:table-cell table:formula="oooc:=IF([.B116]&lt;=38082;&quot;1.1.0&quot;;IF([.B116]&lt;=38464;&quot;1.1.1&quot;;IF([.B116]&lt;=38796;&quot;1.1.2&quot;;IF([.B116]&lt;=39051;&quot;1.1.3&quot;;IF([.B116]&lt;=39133;&quot;1.1.4&quot;;IF([.B116]&lt;=39406;&quot;1.1.5&quot;;&quot;1.1.6&quot;))))))" office:value-type="string" office:string-value="1.1.1">
            <text:p>1.1.1</text:p>
          </table:table-cell>
          <table:table-cell table:formula="oooc:=IF([.C116]&lt;=38082;&quot;1.1.1&quot;;IF([.C116]&lt;=38464;&quot;1.1.2&quot;;IF([.C116]&lt;=38796;&quot;1.1.3&quot;;IF([.C116]&lt;=39051;&quot;1.1.4&quot;;IF([.C116]&lt;=39133;&quot;1.1.5&quot;;IF([.C116]&lt;=39406;&quot;1.1.6&quot;;&quot;1.1.7&quot;))))))" office:value-type="string" office:string-value="1.1.5">
            <text:p>1.1.5</text:p>
          </table:table-cell>
          <table:table-cell table:formula="oooc:=IF([.D116]=&quot;enhancement&quot;;&quot;mejora&quot;;&quot;fallo&quot;)" office:value-type="string" office:string-value="fallo">
            <text:p>fallo</text:p>
          </table:table-cell>
          <table:table-cell table:formula="oooc:=IF(OR([.E116]=&quot;NEW&quot;;[.E116]=&quot;ASSIGNED&quot;;[.E116]=&quot;REOPENED&quot;);&quot;pendiente&quot;;IF(OR([.F116]=&quot;LATER&quot;;[.F11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table:style-name="ce38" office:value-type="date" office:date-value="2004-08-11T13:46:04">
            <text:p>11/08/04 13:46</text:p>
          </table:table-cell>
          <table:table-cell table:style-name="ce38" office:value-type="date" office:date-value="2004-08-30T13:00:29">
            <text:p>30/08/04 13:0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no named objects can't be created</text:p>
          </table:table-cell>
          <table:table-cell table:formula="oooc:=IF([.B117]&lt;=38082;&quot;1.1.0&quot;;IF([.B117]&lt;=38464;&quot;1.1.1&quot;;IF([.B117]&lt;=38796;&quot;1.1.2&quot;;IF([.B117]&lt;=39051;&quot;1.1.3&quot;;IF([.B117]&lt;=39133;&quot;1.1.4&quot;;IF([.B117]&lt;=39406;&quot;1.1.5&quot;;&quot;1.1.6&quot;))))))" office:value-type="string" office:string-value="1.1.1">
            <text:p>1.1.1</text:p>
          </table:table-cell>
          <table:table-cell table:formula="oooc:=IF([.C117]&lt;=38082;&quot;1.1.1&quot;;IF([.C117]&lt;=38464;&quot;1.1.2&quot;;IF([.C117]&lt;=38796;&quot;1.1.3&quot;;IF([.C117]&lt;=39051;&quot;1.1.4&quot;;IF([.C117]&lt;=39133;&quot;1.1.5&quot;;IF([.C117]&lt;=39406;&quot;1.1.6&quot;;&quot;1.1.7&quot;))))))" office:value-type="string" office:string-value="1.1.2">
            <text:p>1.1.2</text:p>
          </table:table-cell>
          <table:table-cell table:formula="oooc:=IF([.D117]=&quot;enhancement&quot;;&quot;mejora&quot;;&quot;fallo&quot;)" office:value-type="string" office:string-value="fallo">
            <text:p>fallo</text:p>
          </table:table-cell>
          <table:table-cell table:formula="oooc:=IF(OR([.E117]=&quot;NEW&quot;;[.E117]=&quot;ASSIGNED&quot;;[.E117]=&quot;REOPENED&quot;);&quot;pendiente&quot;;IF(OR([.F117]=&quot;LATER&quot;;[.F11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table:style-name="ce38" office:value-type="date" office:date-value="2004-08-11T14:08:17.000001">
            <text:p>11/08/04 14:08</text:p>
          </table:table-cell>
          <table:table-cell table:style-name="ce38" office:value-type="date" office:date-value="2004-08-18T16:06:43">
            <text:p>18/08/04 16:0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Web</text:p>
          </table:table-cell>
          <table:table-cell office:value-type="string">
            <text:p>I can't return from bug page to tol-project page</text:p>
          </table:table-cell>
          <table:table-cell table:formula="oooc:=IF([.B118]&lt;=38082;&quot;1.1.0&quot;;IF([.B118]&lt;=38464;&quot;1.1.1&quot;;IF([.B118]&lt;=38796;&quot;1.1.2&quot;;IF([.B118]&lt;=39051;&quot;1.1.3&quot;;IF([.B118]&lt;=39133;&quot;1.1.4&quot;;IF([.B118]&lt;=39406;&quot;1.1.5&quot;;&quot;1.1.6&quot;))))))" office:value-type="string" office:string-value="1.1.1">
            <text:p>1.1.1</text:p>
          </table:table-cell>
          <table:table-cell table:formula="oooc:=IF([.C118]&lt;=38082;&quot;1.1.1&quot;;IF([.C118]&lt;=38464;&quot;1.1.2&quot;;IF([.C118]&lt;=38796;&quot;1.1.3&quot;;IF([.C118]&lt;=39051;&quot;1.1.4&quot;;IF([.C118]&lt;=39133;&quot;1.1.5&quot;;IF([.C118]&lt;=39406;&quot;1.1.6&quot;;&quot;1.1.7&quot;))))))" office:value-type="string" office:string-value="1.1.2">
            <text:p>1.1.2</text:p>
          </table:table-cell>
          <table:table-cell table:formula="oooc:=IF([.D118]=&quot;enhancement&quot;;&quot;mejora&quot;;&quot;fallo&quot;)" office:value-type="string" office:string-value="fallo">
            <text:p>fallo</text:p>
          </table:table-cell>
          <table:table-cell table:formula="oooc:=IF(OR([.E118]=&quot;NEW&quot;;[.E118]=&quot;ASSIGNED&quot;;[.E118]=&quot;REOPENED&quot;);&quot;pendiente&quot;;IF(OR([.F118]=&quot;LATER&quot;;[.F11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table:style-name="ce38" office:value-type="date" office:date-value="2004-08-13T11:32:14">
            <text:p>13/08/04 11:32</text:p>
          </table:table-cell>
          <table:table-cell table:style-name="ce38" office:value-type="date" office:date-value="2004-08-18T16:18:49">
            <text:p>18/08/04 16:18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Tol crashes when making a "WriteLn" assigned to a "Text" type variable without name</text:p>
          </table:table-cell>
          <table:table-cell table:formula="oooc:=IF([.B119]&lt;=38082;&quot;1.1.0&quot;;IF([.B119]&lt;=38464;&quot;1.1.1&quot;;IF([.B119]&lt;=38796;&quot;1.1.2&quot;;IF([.B119]&lt;=39051;&quot;1.1.3&quot;;IF([.B119]&lt;=39133;&quot;1.1.4&quot;;IF([.B119]&lt;=39406;&quot;1.1.5&quot;;&quot;1.1.6&quot;))))))" office:value-type="string" office:string-value="1.1.1">
            <text:p>1.1.1</text:p>
          </table:table-cell>
          <table:table-cell table:formula="oooc:=IF([.C119]&lt;=38082;&quot;1.1.1&quot;;IF([.C119]&lt;=38464;&quot;1.1.2&quot;;IF([.C119]&lt;=38796;&quot;1.1.3&quot;;IF([.C119]&lt;=39051;&quot;1.1.4&quot;;IF([.C119]&lt;=39133;&quot;1.1.5&quot;;IF([.C119]&lt;=39406;&quot;1.1.6&quot;;&quot;1.1.7&quot;))))))" office:value-type="string" office:string-value="1.1.2">
            <text:p>1.1.2</text:p>
          </table:table-cell>
          <table:table-cell table:formula="oooc:=IF([.D119]=&quot;enhancement&quot;;&quot;mejora&quot;;&quot;fallo&quot;)" office:value-type="string" office:string-value="fallo">
            <text:p>fallo</text:p>
          </table:table-cell>
          <table:table-cell table:formula="oooc:=IF(OR([.E119]=&quot;NEW&quot;;[.E119]=&quot;ASSIGNED&quot;;[.E119]=&quot;REOPENED&quot;);&quot;pendiente&quot;;IF(OR([.F119]=&quot;LATER&quot;;[.F11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table:style-name="ce38" office:value-type="date" office:date-value="2004-08-13T11:41:25">
            <text:p>13/08/04 11:41</text:p>
          </table:table-cell>
          <table:table-cell table:style-name="ce38" office:value-type="date" office:date-value="2006-12-07T17:24:46.000001">
            <text:p>07/12/06 17:2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</text:p>
          </table:table-cell>
          <table:table-cell office:value-type="string">
            <text:p>checkear sintaxis no captura ciertos errores</text:p>
          </table:table-cell>
          <table:table-cell table:formula="oooc:=IF([.B120]&lt;=38082;&quot;1.1.0&quot;;IF([.B120]&lt;=38464;&quot;1.1.1&quot;;IF([.B120]&lt;=38796;&quot;1.1.2&quot;;IF([.B120]&lt;=39051;&quot;1.1.3&quot;;IF([.B120]&lt;=39133;&quot;1.1.4&quot;;IF([.B120]&lt;=39406;&quot;1.1.5&quot;;&quot;1.1.6&quot;))))))" office:value-type="string" office:string-value="1.1.1">
            <text:p>1.1.1</text:p>
          </table:table-cell>
          <table:table-cell table:formula="oooc:=IF([.C120]&lt;=38082;&quot;1.1.1&quot;;IF([.C120]&lt;=38464;&quot;1.1.2&quot;;IF([.C120]&lt;=38796;&quot;1.1.3&quot;;IF([.C120]&lt;=39051;&quot;1.1.4&quot;;IF([.C120]&lt;=39133;&quot;1.1.5&quot;;IF([.C120]&lt;=39406;&quot;1.1.6&quot;;&quot;1.1.7&quot;))))))" office:value-type="string" office:string-value="1.1.5">
            <text:p>1.1.5</text:p>
          </table:table-cell>
          <table:table-cell table:formula="oooc:=IF([.D120]=&quot;enhancement&quot;;&quot;mejora&quot;;&quot;fallo&quot;)" office:value-type="string" office:string-value="fallo">
            <text:p>fallo</text:p>
          </table:table-cell>
          <table:table-cell table:formula="oooc:=IF(OR([.E120]=&quot;NEW&quot;;[.E120]=&quot;ASSIGNED&quot;;[.E120]=&quot;REOPENED&quot;);&quot;pendiente&quot;;IF(OR([.F120]=&quot;LATER&quot;;[.F120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style-name="ce38" office:value-type="date" office:date-value="2004-08-18T12:11:04.000001">
            <text:p>18/08/04 12:11</text:p>
          </table:table-cell>
          <table:table-cell table:style-name="ce38" office:value-type="date" office:date-value="2006-12-04T20:02:42">
            <text:p>04/12/06 20:02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 redifinition in an internal variable is shown as redefinition in a global variable</text:p>
          </table:table-cell>
          <table:table-cell table:formula="oooc:=IF([.B121]&lt;=38082;&quot;1.1.0&quot;;IF([.B121]&lt;=38464;&quot;1.1.1&quot;;IF([.B121]&lt;=38796;&quot;1.1.2&quot;;IF([.B121]&lt;=39051;&quot;1.1.3&quot;;IF([.B121]&lt;=39133;&quot;1.1.4&quot;;IF([.B121]&lt;=39406;&quot;1.1.5&quot;;&quot;1.1.6&quot;))))))" office:value-type="string" office:string-value="1.1.1">
            <text:p>1.1.1</text:p>
          </table:table-cell>
          <table:table-cell table:formula="oooc:=IF([.C121]&lt;=38082;&quot;1.1.1&quot;;IF([.C121]&lt;=38464;&quot;1.1.2&quot;;IF([.C121]&lt;=38796;&quot;1.1.3&quot;;IF([.C121]&lt;=39051;&quot;1.1.4&quot;;IF([.C121]&lt;=39133;&quot;1.1.5&quot;;IF([.C121]&lt;=39406;&quot;1.1.6&quot;;&quot;1.1.7&quot;))))))" office:value-type="string" office:string-value="1.1.5">
            <text:p>1.1.5</text:p>
          </table:table-cell>
          <table:table-cell table:formula="oooc:=IF([.D121]=&quot;enhancement&quot;;&quot;mejora&quot;;&quot;fallo&quot;)" office:value-type="string" office:string-value="fallo">
            <text:p>fallo</text:p>
          </table:table-cell>
          <table:table-cell table:formula="oooc:=IF(OR([.E121]=&quot;NEW&quot;;[.E121]=&quot;ASSIGNED&quot;;[.E121]=&quot;REOPENED&quot;);&quot;pendiente&quot;;IF(OR([.F121]=&quot;LATER&quot;;[.F12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table:style-name="ce38" office:value-type="date" office:date-value="2004-08-18T17:56:33.000001">
            <text:p>18/08/04 17:56</text:p>
          </table:table-cell>
          <table:table-cell table:style-name="ce38" office:value-type="date" office:date-value="2004-09-16T13:27:43">
            <text:p>16/09/04 13:27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OLBase error when close the main window before a complete startup</text:p>
          </table:table-cell>
          <table:table-cell table:formula="oooc:=IF([.B122]&lt;=38082;&quot;1.1.0&quot;;IF([.B122]&lt;=38464;&quot;1.1.1&quot;;IF([.B122]&lt;=38796;&quot;1.1.2&quot;;IF([.B122]&lt;=39051;&quot;1.1.3&quot;;IF([.B122]&lt;=39133;&quot;1.1.4&quot;;IF([.B122]&lt;=39406;&quot;1.1.5&quot;;&quot;1.1.6&quot;))))))" office:value-type="string" office:string-value="1.1.1">
            <text:p>1.1.1</text:p>
          </table:table-cell>
          <table:table-cell table:formula="oooc:=IF([.C122]&lt;=38082;&quot;1.1.1&quot;;IF([.C122]&lt;=38464;&quot;1.1.2&quot;;IF([.C122]&lt;=38796;&quot;1.1.3&quot;;IF([.C122]&lt;=39051;&quot;1.1.4&quot;;IF([.C122]&lt;=39133;&quot;1.1.5&quot;;IF([.C122]&lt;=39406;&quot;1.1.6&quot;;&quot;1.1.7&quot;))))))" office:value-type="string" office:string-value="1.1.2">
            <text:p>1.1.2</text:p>
          </table:table-cell>
          <table:table-cell table:formula="oooc:=IF([.D122]=&quot;enhancement&quot;;&quot;mejora&quot;;&quot;fallo&quot;)" office:value-type="string" office:string-value="fallo">
            <text:p>fallo</text:p>
          </table:table-cell>
          <table:table-cell table:formula="oooc:=IF(OR([.E122]=&quot;NEW&quot;;[.E122]=&quot;ASSIGNED&quot;;[.E122]=&quot;REOPENED&quot;);&quot;pendiente&quot;;IF(OR([.F122]=&quot;LATER&quot;;[.F12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table:style-name="ce38" office:value-type="date" office:date-value="2004-08-19T10:49:55">
            <text:p>19/08/04 10:49</text:p>
          </table:table-cell>
          <table:table-cell table:style-name="ce38" office:value-type="date" office:date-value="2004-09-16T13:30:35">
            <text:p>16/09/04 13:30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OLEditor let open and edit the same file several times</text:p>
          </table:table-cell>
          <table:table-cell table:formula="oooc:=IF([.B123]&lt;=38082;&quot;1.1.0&quot;;IF([.B123]&lt;=38464;&quot;1.1.1&quot;;IF([.B123]&lt;=38796;&quot;1.1.2&quot;;IF([.B123]&lt;=39051;&quot;1.1.3&quot;;IF([.B123]&lt;=39133;&quot;1.1.4&quot;;IF([.B123]&lt;=39406;&quot;1.1.5&quot;;&quot;1.1.6&quot;))))))" office:value-type="string" office:string-value="1.1.1">
            <text:p>1.1.1</text:p>
          </table:table-cell>
          <table:table-cell table:formula="oooc:=IF([.C123]&lt;=38082;&quot;1.1.1&quot;;IF([.C123]&lt;=38464;&quot;1.1.2&quot;;IF([.C123]&lt;=38796;&quot;1.1.3&quot;;IF([.C123]&lt;=39051;&quot;1.1.4&quot;;IF([.C123]&lt;=39133;&quot;1.1.5&quot;;IF([.C123]&lt;=39406;&quot;1.1.6&quot;;&quot;1.1.7&quot;))))))" office:value-type="string" office:string-value="1.1.2">
            <text:p>1.1.2</text:p>
          </table:table-cell>
          <table:table-cell table:formula="oooc:=IF([.D123]=&quot;enhancement&quot;;&quot;mejora&quot;;&quot;fallo&quot;)" office:value-type="string" office:string-value="mejora">
            <text:p>mejora</text:p>
          </table:table-cell>
          <table:table-cell table:formula="oooc:=IF(OR([.E123]=&quot;NEW&quot;;[.E123]=&quot;ASSIGNED&quot;;[.E123]=&quot;REOPENED&quot;);&quot;pendiente&quot;;IF(OR([.F123]=&quot;LATER&quot;;[.F12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table:style-name="ce38" office:value-type="date" office:date-value="2004-08-19T11:01:04.000001">
            <text:p>19/08/04 11:01</text:p>
          </table:table-cell>
          <table:table-cell table:style-name="ce38" office:value-type="date" office:date-value="2006-12-02T02:16:58">
            <text:p>02/12/06 02:16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More than 2 empty lines at the end of BDT -&gt; infinite loop</text:p>
          </table:table-cell>
          <table:table-cell table:formula="oooc:=IF([.B124]&lt;=38082;&quot;1.1.0&quot;;IF([.B124]&lt;=38464;&quot;1.1.1&quot;;IF([.B124]&lt;=38796;&quot;1.1.2&quot;;IF([.B124]&lt;=39051;&quot;1.1.3&quot;;IF([.B124]&lt;=39133;&quot;1.1.4&quot;;IF([.B124]&lt;=39406;&quot;1.1.5&quot;;&quot;1.1.6&quot;))))))" office:value-type="string" office:string-value="1.1.1">
            <text:p>1.1.1</text:p>
          </table:table-cell>
          <table:table-cell table:formula="oooc:=IF([.C124]&lt;=38082;&quot;1.1.1&quot;;IF([.C124]&lt;=38464;&quot;1.1.2&quot;;IF([.C124]&lt;=38796;&quot;1.1.3&quot;;IF([.C124]&lt;=39051;&quot;1.1.4&quot;;IF([.C124]&lt;=39133;&quot;1.1.5&quot;;IF([.C124]&lt;=39406;&quot;1.1.6&quot;;&quot;1.1.7&quot;))))))" office:value-type="string" office:string-value="1.1.5">
            <text:p>1.1.5</text:p>
          </table:table-cell>
          <table:table-cell table:formula="oooc:=IF([.D124]=&quot;enhancement&quot;;&quot;mejora&quot;;&quot;fallo&quot;)" office:value-type="string" office:string-value="fallo">
            <text:p>fallo</text:p>
          </table:table-cell>
          <table:table-cell table:formula="oooc:=IF(OR([.E124]=&quot;NEW&quot;;[.E124]=&quot;ASSIGNED&quot;;[.E124]=&quot;REOPENED&quot;);&quot;pendiente&quot;;IF(OR([.F124]=&quot;LATER&quot;;[.F12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table:style-name="ce38" office:value-type="date" office:date-value="2004-08-19T11:10:29">
            <text:p>19/08/04 11:10</text:p>
          </table:table-cell>
          <table:table-cell table:style-name="ce38" office:value-type="date" office:date-value="2004-08-30T11:37:10">
            <text:p>30/08/04 11:37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Sometimes TOL and sometimes Tol</text:p>
          </table:table-cell>
          <table:table-cell table:formula="oooc:=IF([.B125]&lt;=38082;&quot;1.1.0&quot;;IF([.B125]&lt;=38464;&quot;1.1.1&quot;;IF([.B125]&lt;=38796;&quot;1.1.2&quot;;IF([.B125]&lt;=39051;&quot;1.1.3&quot;;IF([.B125]&lt;=39133;&quot;1.1.4&quot;;IF([.B125]&lt;=39406;&quot;1.1.5&quot;;&quot;1.1.6&quot;))))))" office:value-type="string" office:string-value="1.1.1">
            <text:p>1.1.1</text:p>
          </table:table-cell>
          <table:table-cell table:formula="oooc:=IF([.C125]&lt;=38082;&quot;1.1.1&quot;;IF([.C125]&lt;=38464;&quot;1.1.2&quot;;IF([.C125]&lt;=38796;&quot;1.1.3&quot;;IF([.C125]&lt;=39051;&quot;1.1.4&quot;;IF([.C125]&lt;=39133;&quot;1.1.5&quot;;IF([.C125]&lt;=39406;&quot;1.1.6&quot;;&quot;1.1.7&quot;))))))" office:value-type="string" office:string-value="1.1.2">
            <text:p>1.1.2</text:p>
          </table:table-cell>
          <table:table-cell table:formula="oooc:=IF([.D125]=&quot;enhancement&quot;;&quot;mejora&quot;;&quot;fallo&quot;)" office:value-type="string" office:string-value="mejora">
            <text:p>mejora</text:p>
          </table:table-cell>
          <table:table-cell table:formula="oooc:=IF(OR([.E125]=&quot;NEW&quot;;[.E125]=&quot;ASSIGNED&quot;;[.E125]=&quot;REOPENED&quot;);&quot;pendiente&quot;;IF(OR([.F125]=&quot;LATER&quot;;[.F12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table:style-name="ce38" office:value-type="date" office:date-value="2004-08-19T11:22:36">
            <text:p>19/08/04 11:22</text:p>
          </table:table-cell>
          <table:table-cell table:style-name="ce38" office:value-type="date" office:date-value="2004-09-07T11:31:20">
            <text:p>07/09/04 11:31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OLEditor not always open the Editor window</text:p>
          </table:table-cell>
          <table:table-cell table:formula="oooc:=IF([.B126]&lt;=38082;&quot;1.1.0&quot;;IF([.B126]&lt;=38464;&quot;1.1.1&quot;;IF([.B126]&lt;=38796;&quot;1.1.2&quot;;IF([.B126]&lt;=39051;&quot;1.1.3&quot;;IF([.B126]&lt;=39133;&quot;1.1.4&quot;;IF([.B126]&lt;=39406;&quot;1.1.5&quot;;&quot;1.1.6&quot;))))))" office:value-type="string" office:string-value="1.1.1">
            <text:p>1.1.1</text:p>
          </table:table-cell>
          <table:table-cell table:formula="oooc:=IF([.C126]&lt;=38082;&quot;1.1.1&quot;;IF([.C126]&lt;=38464;&quot;1.1.2&quot;;IF([.C126]&lt;=38796;&quot;1.1.3&quot;;IF([.C126]&lt;=39051;&quot;1.1.4&quot;;IF([.C126]&lt;=39133;&quot;1.1.5&quot;;IF([.C126]&lt;=39406;&quot;1.1.6&quot;;&quot;1.1.7&quot;))))))" office:value-type="string" office:string-value="1.1.2">
            <text:p>1.1.2</text:p>
          </table:table-cell>
          <table:table-cell table:formula="oooc:=IF([.D126]=&quot;enhancement&quot;;&quot;mejora&quot;;&quot;fallo&quot;)" office:value-type="string" office:string-value="fallo">
            <text:p>fallo</text:p>
          </table:table-cell>
          <table:table-cell table:formula="oooc:=IF(OR([.E126]=&quot;NEW&quot;;[.E126]=&quot;ASSIGNED&quot;;[.E126]=&quot;REOPENED&quot;);&quot;pendiente&quot;;IF(OR([.F126]=&quot;LATER&quot;;[.F12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table:style-name="ce38" office:value-type="date" office:date-value="2004-08-19T11:27:52.000001">
            <text:p>19/08/04 11:27</text:p>
          </table:table-cell>
          <table:table-cell table:style-name="ce38" office:value-type="date" office:date-value="2006-04-25T12:34:28">
            <text:p>25/04/06 12:34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-Base</text:p>
          </table:table-cell>
          <table:table-cell office:value-type="string">
            <text:p>TOLBase: resize internal windows -&gt; a lot of shadow (wake?)</text:p>
          </table:table-cell>
          <table:table-cell table:formula="oooc:=IF([.B127]&lt;=38082;&quot;1.1.0&quot;;IF([.B127]&lt;=38464;&quot;1.1.1&quot;;IF([.B127]&lt;=38796;&quot;1.1.2&quot;;IF([.B127]&lt;=39051;&quot;1.1.3&quot;;IF([.B127]&lt;=39133;&quot;1.1.4&quot;;IF([.B127]&lt;=39406;&quot;1.1.5&quot;;&quot;1.1.6&quot;))))))" office:value-type="string" office:string-value="1.1.1">
            <text:p>1.1.1</text:p>
          </table:table-cell>
          <table:table-cell table:formula="oooc:=IF([.C127]&lt;=38082;&quot;1.1.1&quot;;IF([.C127]&lt;=38464;&quot;1.1.2&quot;;IF([.C127]&lt;=38796;&quot;1.1.3&quot;;IF([.C127]&lt;=39051;&quot;1.1.4&quot;;IF([.C127]&lt;=39133;&quot;1.1.5&quot;;IF([.C127]&lt;=39406;&quot;1.1.6&quot;;&quot;1.1.7&quot;))))))" office:value-type="string" office:string-value="1.1.4">
            <text:p>1.1.4</text:p>
          </table:table-cell>
          <table:table-cell table:formula="oooc:=IF([.D127]=&quot;enhancement&quot;;&quot;mejora&quot;;&quot;fallo&quot;)" office:value-type="string" office:string-value="mejora">
            <text:p>mejora</text:p>
          </table:table-cell>
          <table:table-cell table:formula="oooc:=IF(OR([.E127]=&quot;NEW&quot;;[.E127]=&quot;ASSIGNED&quot;;[.E127]=&quot;REOPENED&quot;);&quot;pendiente&quot;;IF(OR([.F127]=&quot;LATER&quot;;[.F12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table:style-name="ce38" office:value-type="date" office:date-value="2004-08-19T11:43:26">
            <text:p>19/08/04 11:43</text:p>
          </table:table-cell>
          <table:table-cell table:style-name="ce38" office:value-type="date" office:date-value="2004-08-27T13:09:19">
            <text:p>27/08/04 13:09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BDBOpen() and file not found -&gt; a new empty file is created</text:p>
          </table:table-cell>
          <table:table-cell table:formula="oooc:=IF([.B128]&lt;=38082;&quot;1.1.0&quot;;IF([.B128]&lt;=38464;&quot;1.1.1&quot;;IF([.B128]&lt;=38796;&quot;1.1.2&quot;;IF([.B128]&lt;=39051;&quot;1.1.3&quot;;IF([.B128]&lt;=39133;&quot;1.1.4&quot;;IF([.B128]&lt;=39406;&quot;1.1.5&quot;;&quot;1.1.6&quot;))))))" office:value-type="string" office:string-value="1.1.1">
            <text:p>1.1.1</text:p>
          </table:table-cell>
          <table:table-cell table:formula="oooc:=IF([.C128]&lt;=38082;&quot;1.1.1&quot;;IF([.C128]&lt;=38464;&quot;1.1.2&quot;;IF([.C128]&lt;=38796;&quot;1.1.3&quot;;IF([.C128]&lt;=39051;&quot;1.1.4&quot;;IF([.C128]&lt;=39133;&quot;1.1.5&quot;;IF([.C128]&lt;=39406;&quot;1.1.6&quot;;&quot;1.1.7&quot;))))))" office:value-type="string" office:string-value="1.1.2">
            <text:p>1.1.2</text:p>
          </table:table-cell>
          <table:table-cell table:formula="oooc:=IF([.D128]=&quot;enhancement&quot;;&quot;mejora&quot;;&quot;fallo&quot;)" office:value-type="string" office:string-value="fallo">
            <text:p>fallo</text:p>
          </table:table-cell>
          <table:table-cell table:formula="oooc:=IF(OR([.E128]=&quot;NEW&quot;;[.E128]=&quot;ASSIGNED&quot;;[.E128]=&quot;REOPENED&quot;);&quot;pendiente&quot;;IF(OR([.F128]=&quot;LATER&quot;;[.F12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table:style-name="ce38" office:value-type="date" office:date-value="2004-08-19T12:38:16">
            <text:p>19/08/04 12:38</text:p>
          </table:table-cell>
          <table:table-cell table:style-name="ce38" office:value-type="date" office:date-value="2004-08-27T16:41:00">
            <text:p>27/08/04 16:41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olEditor: insert a € -&gt; Select all text</text:p>
          </table:table-cell>
          <table:table-cell table:formula="oooc:=IF([.B129]&lt;=38082;&quot;1.1.0&quot;;IF([.B129]&lt;=38464;&quot;1.1.1&quot;;IF([.B129]&lt;=38796;&quot;1.1.2&quot;;IF([.B129]&lt;=39051;&quot;1.1.3&quot;;IF([.B129]&lt;=39133;&quot;1.1.4&quot;;IF([.B129]&lt;=39406;&quot;1.1.5&quot;;&quot;1.1.6&quot;))))))" office:value-type="string" office:string-value="1.1.1">
            <text:p>1.1.1</text:p>
          </table:table-cell>
          <table:table-cell table:formula="oooc:=IF([.C129]&lt;=38082;&quot;1.1.1&quot;;IF([.C129]&lt;=38464;&quot;1.1.2&quot;;IF([.C129]&lt;=38796;&quot;1.1.3&quot;;IF([.C129]&lt;=39051;&quot;1.1.4&quot;;IF([.C129]&lt;=39133;&quot;1.1.5&quot;;IF([.C129]&lt;=39406;&quot;1.1.6&quot;;&quot;1.1.7&quot;))))))" office:value-type="string" office:string-value="1.1.2">
            <text:p>1.1.2</text:p>
          </table:table-cell>
          <table:table-cell table:formula="oooc:=IF([.D129]=&quot;enhancement&quot;;&quot;mejora&quot;;&quot;fallo&quot;)" office:value-type="string" office:string-value="fallo">
            <text:p>fallo</text:p>
          </table:table-cell>
          <table:table-cell table:formula="oooc:=IF(OR([.E129]=&quot;NEW&quot;;[.E129]=&quot;ASSIGNED&quot;;[.E129]=&quot;REOPENED&quot;);&quot;pendiente&quot;;IF(OR([.F129]=&quot;LATER&quot;;[.F12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table:style-name="ce38" office:value-type="date" office:date-value="2004-08-19T12:47:20">
            <text:p>19/08/04 12:47</text:p>
          </table:table-cell>
          <table:table-cell table:style-name="ce38" office:value-type="date" office:date-value="2006-04-20T13:59:19">
            <text:p>20/04/06 13:59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OLBase: Copy &amp; close -&gt; lose the clipboard</text:p>
          </table:table-cell>
          <table:table-cell table:formula="oooc:=IF([.B130]&lt;=38082;&quot;1.1.0&quot;;IF([.B130]&lt;=38464;&quot;1.1.1&quot;;IF([.B130]&lt;=38796;&quot;1.1.2&quot;;IF([.B130]&lt;=39051;&quot;1.1.3&quot;;IF([.B130]&lt;=39133;&quot;1.1.4&quot;;IF([.B130]&lt;=39406;&quot;1.1.5&quot;;&quot;1.1.6&quot;))))))" office:value-type="string" office:string-value="1.1.1">
            <text:p>1.1.1</text:p>
          </table:table-cell>
          <table:table-cell table:formula="oooc:=IF([.C130]&lt;=38082;&quot;1.1.1&quot;;IF([.C130]&lt;=38464;&quot;1.1.2&quot;;IF([.C130]&lt;=38796;&quot;1.1.3&quot;;IF([.C130]&lt;=39051;&quot;1.1.4&quot;;IF([.C130]&lt;=39133;&quot;1.1.5&quot;;IF([.C130]&lt;=39406;&quot;1.1.6&quot;;&quot;1.1.7&quot;))))))" office:value-type="string" office:string-value="1.1.4">
            <text:p>1.1.4</text:p>
          </table:table-cell>
          <table:table-cell table:formula="oooc:=IF([.D130]=&quot;enhancement&quot;;&quot;mejora&quot;;&quot;fallo&quot;)" office:value-type="string" office:string-value="fallo">
            <text:p>fallo</text:p>
          </table:table-cell>
          <table:table-cell table:formula="oooc:=IF(OR([.E130]=&quot;NEW&quot;;[.E130]=&quot;ASSIGNED&quot;;[.E130]=&quot;REOPENED&quot;);&quot;pendiente&quot;;IF(OR([.F130]=&quot;LATER&quot;;[.F13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table:style-name="ce38" office:value-type="date" office:date-value="2004-08-19T13:32:56">
            <text:p>19/08/04 13:32</text:p>
          </table:table-cell>
          <table:table-cell table:style-name="ce38" office:value-type="date" office:date-value="2006-12-04T20:08:01.000001">
            <text:p>04/12/06 20:08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atCh() can lose the initial period</text:p>
          </table:table-cell>
          <table:table-cell table:formula="oooc:=IF([.B131]&lt;=38082;&quot;1.1.0&quot;;IF([.B131]&lt;=38464;&quot;1.1.1&quot;;IF([.B131]&lt;=38796;&quot;1.1.2&quot;;IF([.B131]&lt;=39051;&quot;1.1.3&quot;;IF([.B131]&lt;=39133;&quot;1.1.4&quot;;IF([.B131]&lt;=39406;&quot;1.1.5&quot;;&quot;1.1.6&quot;))))))" office:value-type="string" office:string-value="1.1.1">
            <text:p>1.1.1</text:p>
          </table:table-cell>
          <table:table-cell table:formula="oooc:=IF([.C131]&lt;=38082;&quot;1.1.1&quot;;IF([.C131]&lt;=38464;&quot;1.1.2&quot;;IF([.C131]&lt;=38796;&quot;1.1.3&quot;;IF([.C131]&lt;=39051;&quot;1.1.4&quot;;IF([.C131]&lt;=39133;&quot;1.1.5&quot;;IF([.C131]&lt;=39406;&quot;1.1.6&quot;;&quot;1.1.7&quot;))))))" office:value-type="string" office:string-value="1.1.5">
            <text:p>1.1.5</text:p>
          </table:table-cell>
          <table:table-cell table:formula="oooc:=IF([.D131]=&quot;enhancement&quot;;&quot;mejora&quot;;&quot;fallo&quot;)" office:value-type="string" office:string-value="fallo">
            <text:p>fallo</text:p>
          </table:table-cell>
          <table:table-cell table:formula="oooc:=IF(OR([.E131]=&quot;NEW&quot;;[.E131]=&quot;ASSIGNED&quot;;[.E131]=&quot;REOPENED&quot;);&quot;pendiente&quot;;IF(OR([.F131]=&quot;LATER&quot;;[.F13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table:style-name="ce38" office:value-type="date" office:date-value="2004-08-19T13:51:08">
            <text:p>19/08/04 13:51</text:p>
          </table:table-cell>
          <table:table-cell table:style-name="ce38" office:value-type="date" office:date-value="2004-09-10T11:18:37">
            <text:p>10/09/04 11:18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OLBase: The last open file is not a recent file</text:p>
          </table:table-cell>
          <table:table-cell table:formula="oooc:=IF([.B132]&lt;=38082;&quot;1.1.0&quot;;IF([.B132]&lt;=38464;&quot;1.1.1&quot;;IF([.B132]&lt;=38796;&quot;1.1.2&quot;;IF([.B132]&lt;=39051;&quot;1.1.3&quot;;IF([.B132]&lt;=39133;&quot;1.1.4&quot;;IF([.B132]&lt;=39406;&quot;1.1.5&quot;;&quot;1.1.6&quot;))))))" office:value-type="string" office:string-value="1.1.1">
            <text:p>1.1.1</text:p>
          </table:table-cell>
          <table:table-cell table:formula="oooc:=IF([.C132]&lt;=38082;&quot;1.1.1&quot;;IF([.C132]&lt;=38464;&quot;1.1.2&quot;;IF([.C132]&lt;=38796;&quot;1.1.3&quot;;IF([.C132]&lt;=39051;&quot;1.1.4&quot;;IF([.C132]&lt;=39133;&quot;1.1.5&quot;;IF([.C132]&lt;=39406;&quot;1.1.6&quot;;&quot;1.1.7&quot;))))))" office:value-type="string" office:string-value="1.1.2">
            <text:p>1.1.2</text:p>
          </table:table-cell>
          <table:table-cell table:formula="oooc:=IF([.D132]=&quot;enhancement&quot;;&quot;mejora&quot;;&quot;fallo&quot;)" office:value-type="string" office:string-value="fallo">
            <text:p>fallo</text:p>
          </table:table-cell>
          <table:table-cell table:formula="oooc:=IF(OR([.E132]=&quot;NEW&quot;;[.E132]=&quot;ASSIGNED&quot;;[.E132]=&quot;REOPENED&quot;);&quot;pendiente&quot;;IF(OR([.F132]=&quot;LATER&quot;;[.F13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table:style-name="ce38" office:value-type="date" office:date-value="2004-08-19T16:22:38">
            <text:p>19/08/04 16:22</text:p>
          </table:table-cell>
          <table:table-cell table:style-name="ce38" office:value-type="date" office:date-value="2006-12-05T10:56:21">
            <text:p>05/12/06 10:5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he same serie can be defined twice without any error or warning message</text:p>
          </table:table-cell>
          <table:table-cell table:formula="oooc:=IF([.B133]&lt;=38082;&quot;1.1.0&quot;;IF([.B133]&lt;=38464;&quot;1.1.1&quot;;IF([.B133]&lt;=38796;&quot;1.1.2&quot;;IF([.B133]&lt;=39051;&quot;1.1.3&quot;;IF([.B133]&lt;=39133;&quot;1.1.4&quot;;IF([.B133]&lt;=39406;&quot;1.1.5&quot;;&quot;1.1.6&quot;))))))" office:value-type="string" office:string-value="1.1.1">
            <text:p>1.1.1</text:p>
          </table:table-cell>
          <table:table-cell table:formula="oooc:=IF([.C133]&lt;=38082;&quot;1.1.1&quot;;IF([.C133]&lt;=38464;&quot;1.1.2&quot;;IF([.C133]&lt;=38796;&quot;1.1.3&quot;;IF([.C133]&lt;=39051;&quot;1.1.4&quot;;IF([.C133]&lt;=39133;&quot;1.1.5&quot;;IF([.C133]&lt;=39406;&quot;1.1.6&quot;;&quot;1.1.7&quot;))))))" office:value-type="string" office:string-value="1.1.5">
            <text:p>1.1.5</text:p>
          </table:table-cell>
          <table:table-cell table:formula="oooc:=IF([.D133]=&quot;enhancement&quot;;&quot;mejora&quot;;&quot;fallo&quot;)" office:value-type="string" office:string-value="fallo">
            <text:p>fallo</text:p>
          </table:table-cell>
          <table:table-cell table:formula="oooc:=IF(OR([.E133]=&quot;NEW&quot;;[.E133]=&quot;ASSIGNED&quot;;[.E133]=&quot;REOPENED&quot;);&quot;pendiente&quot;;IF(OR([.F133]=&quot;LATER&quot;;[.F13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table:style-name="ce38" office:value-type="date" office:date-value="2004-08-24T12:44:55">
            <text:p>24/08/04 12:44</text:p>
          </table:table-cell>
          <table:table-cell table:style-name="ce38" office:value-type="date" office:date-value="2004-08-25T14:07:20.000001">
            <text:p>25/08/04 14:07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I Can´t to add any node into a new TOL project.</text:p>
          </table:table-cell>
          <table:table-cell table:formula="oooc:=IF([.B134]&lt;=38082;&quot;1.1.0&quot;;IF([.B134]&lt;=38464;&quot;1.1.1&quot;;IF([.B134]&lt;=38796;&quot;1.1.2&quot;;IF([.B134]&lt;=39051;&quot;1.1.3&quot;;IF([.B134]&lt;=39133;&quot;1.1.4&quot;;IF([.B134]&lt;=39406;&quot;1.1.5&quot;;&quot;1.1.6&quot;))))))" office:value-type="string" office:string-value="1.1.1">
            <text:p>1.1.1</text:p>
          </table:table-cell>
          <table:table-cell table:formula="oooc:=IF([.C134]&lt;=38082;&quot;1.1.1&quot;;IF([.C134]&lt;=38464;&quot;1.1.2&quot;;IF([.C134]&lt;=38796;&quot;1.1.3&quot;;IF([.C134]&lt;=39051;&quot;1.1.4&quot;;IF([.C134]&lt;=39133;&quot;1.1.5&quot;;IF([.C134]&lt;=39406;&quot;1.1.6&quot;;&quot;1.1.7&quot;))))))" office:value-type="string" office:string-value="1.1.2">
            <text:p>1.1.2</text:p>
          </table:table-cell>
          <table:table-cell table:formula="oooc:=IF([.D134]=&quot;enhancement&quot;;&quot;mejora&quot;;&quot;fallo&quot;)" office:value-type="string" office:string-value="fallo">
            <text:p>fallo</text:p>
          </table:table-cell>
          <table:table-cell table:formula="oooc:=IF(OR([.E134]=&quot;NEW&quot;;[.E134]=&quot;ASSIGNED&quot;;[.E134]=&quot;REOPENED&quot;);&quot;pendiente&quot;;IF(OR([.F134]=&quot;LATER&quot;;[.F13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table:style-name="ce38" office:value-type="date" office:date-value="2004-08-25T15:47:52">
            <text:p>25/08/04 15:47</text:p>
          </table:table-cell>
          <table:table-cell table:style-name="ce38" office:value-type="date" office:date-value="2004-08-30T07:49:52">
            <text:p>30/08/04 07:49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Chart([[series]], file path) only works in TOLBase, not in TOL</text:p>
          </table:table-cell>
          <table:table-cell table:formula="oooc:=IF([.B135]&lt;=38082;&quot;1.1.0&quot;;IF([.B135]&lt;=38464;&quot;1.1.1&quot;;IF([.B135]&lt;=38796;&quot;1.1.2&quot;;IF([.B135]&lt;=39051;&quot;1.1.3&quot;;IF([.B135]&lt;=39133;&quot;1.1.4&quot;;IF([.B135]&lt;=39406;&quot;1.1.5&quot;;&quot;1.1.6&quot;))))))" office:value-type="string" office:string-value="1.1.1">
            <text:p>1.1.1</text:p>
          </table:table-cell>
          <table:table-cell table:formula="oooc:=IF([.C135]&lt;=38082;&quot;1.1.1&quot;;IF([.C135]&lt;=38464;&quot;1.1.2&quot;;IF([.C135]&lt;=38796;&quot;1.1.3&quot;;IF([.C135]&lt;=39051;&quot;1.1.4&quot;;IF([.C135]&lt;=39133;&quot;1.1.5&quot;;IF([.C135]&lt;=39406;&quot;1.1.6&quot;;&quot;1.1.7&quot;))))))" office:value-type="string" office:string-value="1.1.2">
            <text:p>1.1.2</text:p>
          </table:table-cell>
          <table:table-cell table:formula="oooc:=IF([.D135]=&quot;enhancement&quot;;&quot;mejora&quot;;&quot;fallo&quot;)" office:value-type="string" office:string-value="fallo">
            <text:p>fallo</text:p>
          </table:table-cell>
          <table:table-cell table:formula="oooc:=IF(OR([.E135]=&quot;NEW&quot;;[.E135]=&quot;ASSIGNED&quot;;[.E135]=&quot;REOPENED&quot;);&quot;pendiente&quot;;IF(OR([.F135]=&quot;LATER&quot;;[.F13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table:style-name="ce38" office:value-type="date" office:date-value="2004-08-25T15:53:17.000001">
            <text:p>25/08/04 15:53</text:p>
          </table:table-cell>
          <table:table-cell table:style-name="ce38" office:value-type="date" office:date-value="2006-12-07T17:25:14">
            <text:p>07/12/06 17:25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</text:p>
          </table:table-cell>
          <table:table-cell office:value-type="string">
            <text:p>Chart() Description don't say that the file is in gif format</text:p>
          </table:table-cell>
          <table:table-cell table:formula="oooc:=IF([.B136]&lt;=38082;&quot;1.1.0&quot;;IF([.B136]&lt;=38464;&quot;1.1.1&quot;;IF([.B136]&lt;=38796;&quot;1.1.2&quot;;IF([.B136]&lt;=39051;&quot;1.1.3&quot;;IF([.B136]&lt;=39133;&quot;1.1.4&quot;;IF([.B136]&lt;=39406;&quot;1.1.5&quot;;&quot;1.1.6&quot;))))))" office:value-type="string" office:string-value="1.1.1">
            <text:p>1.1.1</text:p>
          </table:table-cell>
          <table:table-cell table:formula="oooc:=IF([.C136]&lt;=38082;&quot;1.1.1&quot;;IF([.C136]&lt;=38464;&quot;1.1.2&quot;;IF([.C136]&lt;=38796;&quot;1.1.3&quot;;IF([.C136]&lt;=39051;&quot;1.1.4&quot;;IF([.C136]&lt;=39133;&quot;1.1.5&quot;;IF([.C136]&lt;=39406;&quot;1.1.6&quot;;&quot;1.1.7&quot;))))))" office:value-type="string" office:string-value="1.1.5">
            <text:p>1.1.5</text:p>
          </table:table-cell>
          <table:table-cell table:formula="oooc:=IF([.D136]=&quot;enhancement&quot;;&quot;mejora&quot;;&quot;fallo&quot;)" office:value-type="string" office:string-value="fallo">
            <text:p>fallo</text:p>
          </table:table-cell>
          <table:table-cell table:formula="oooc:=IF(OR([.E136]=&quot;NEW&quot;;[.E136]=&quot;ASSIGNED&quot;;[.E136]=&quot;REOPENED&quot;);&quot;pendiente&quot;;IF(OR([.F136]=&quot;LATER&quot;;[.F136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table:style-name="ce38" office:value-type="date" office:date-value="2004-08-25T16:39:09">
            <text:p>25/08/04 16:39</text:p>
          </table:table-cell>
          <table:table-cell table:style-name="ce38" office:value-type="date" office:date-value="2004-09-13T10:28:38.999999">
            <text:p>13/09/04 10:28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Chart() permanent black border</text:p>
          </table:table-cell>
          <table:table-cell table:formula="oooc:=IF([.B137]&lt;=38082;&quot;1.1.0&quot;;IF([.B137]&lt;=38464;&quot;1.1.1&quot;;IF([.B137]&lt;=38796;&quot;1.1.2&quot;;IF([.B137]&lt;=39051;&quot;1.1.3&quot;;IF([.B137]&lt;=39133;&quot;1.1.4&quot;;IF([.B137]&lt;=39406;&quot;1.1.5&quot;;&quot;1.1.6&quot;))))))" office:value-type="string" office:string-value="1.1.1">
            <text:p>1.1.1</text:p>
          </table:table-cell>
          <table:table-cell table:formula="oooc:=IF([.C137]&lt;=38082;&quot;1.1.1&quot;;IF([.C137]&lt;=38464;&quot;1.1.2&quot;;IF([.C137]&lt;=38796;&quot;1.1.3&quot;;IF([.C137]&lt;=39051;&quot;1.1.4&quot;;IF([.C137]&lt;=39133;&quot;1.1.5&quot;;IF([.C137]&lt;=39406;&quot;1.1.6&quot;;&quot;1.1.7&quot;))))))" office:value-type="string" office:string-value="1.1.2">
            <text:p>1.1.2</text:p>
          </table:table-cell>
          <table:table-cell table:formula="oooc:=IF([.D137]=&quot;enhancement&quot;;&quot;mejora&quot;;&quot;fallo&quot;)" office:value-type="string" office:string-value="fallo">
            <text:p>fallo</text:p>
          </table:table-cell>
          <table:table-cell table:formula="oooc:=IF(OR([.E137]=&quot;NEW&quot;;[.E137]=&quot;ASSIGNED&quot;;[.E137]=&quot;REOPENED&quot;);&quot;pendiente&quot;;IF(OR([.F137]=&quot;LATER&quot;;[.F13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table:style-name="ce38" office:value-type="date" office:date-value="2004-08-26T17:36:58">
            <text:p>26/08/04 17:36</text:p>
          </table:table-cell>
          <table:table-cell table:style-name="ce38" office:value-type="date" office:date-value="2006-12-05T11:01:40">
            <text:p>05/12/06 11:0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Bad ReadFile behaviour</text:p>
          </table:table-cell>
          <table:table-cell table:formula="oooc:=IF([.B138]&lt;=38082;&quot;1.1.0&quot;;IF([.B138]&lt;=38464;&quot;1.1.1&quot;;IF([.B138]&lt;=38796;&quot;1.1.2&quot;;IF([.B138]&lt;=39051;&quot;1.1.3&quot;;IF([.B138]&lt;=39133;&quot;1.1.4&quot;;IF([.B138]&lt;=39406;&quot;1.1.5&quot;;&quot;1.1.6&quot;))))))" office:value-type="string" office:string-value="1.1.1">
            <text:p>1.1.1</text:p>
          </table:table-cell>
          <table:table-cell table:formula="oooc:=IF([.C138]&lt;=38082;&quot;1.1.1&quot;;IF([.C138]&lt;=38464;&quot;1.1.2&quot;;IF([.C138]&lt;=38796;&quot;1.1.3&quot;;IF([.C138]&lt;=39051;&quot;1.1.4&quot;;IF([.C138]&lt;=39133;&quot;1.1.5&quot;;IF([.C138]&lt;=39406;&quot;1.1.6&quot;;&quot;1.1.7&quot;))))))" office:value-type="string" office:string-value="1.1.5">
            <text:p>1.1.5</text:p>
          </table:table-cell>
          <table:table-cell table:formula="oooc:=IF([.D138]=&quot;enhancement&quot;;&quot;mejora&quot;;&quot;fallo&quot;)" office:value-type="string" office:string-value="fallo">
            <text:p>fallo</text:p>
          </table:table-cell>
          <table:table-cell table:formula="oooc:=IF(OR([.E138]=&quot;NEW&quot;;[.E138]=&quot;ASSIGNED&quot;;[.E138]=&quot;REOPENED&quot;);&quot;pendiente&quot;;IF(OR([.F138]=&quot;LATER&quot;;[.F13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table:style-name="ce38" office:value-type="date" office:date-value="2004-08-27T13:12:12">
            <text:p>27/08/04 13:12</text:p>
          </table:table-cell>
          <table:table-cell table:style-name="ce38" office:value-type="date" office:date-value="2004-08-27T13:12:27">
            <text:p>27/08/04 13:12</text:p>
          </table:table-cell>
          <table:table-cell office:value-type="string">
            <text:p>major</text:p>
          </table:table-cell>
          <table:table-cell office:value-type="string">
            <text:p>ASSIGNED</text:p>
          </table:table-cell>
          <table:table-cell/>
          <table:table-cell office:value-type="string">
            <text:p>Web</text:p>
          </table:table-cell>
          <table:table-cell office:value-type="string">
            <text:p>Dependency graph does not work</text:p>
          </table:table-cell>
          <table:table-cell table:formula="oooc:=IF([.B139]&lt;=38082;&quot;1.1.0&quot;;IF([.B139]&lt;=38464;&quot;1.1.1&quot;;IF([.B139]&lt;=38796;&quot;1.1.2&quot;;IF([.B139]&lt;=39051;&quot;1.1.3&quot;;IF([.B139]&lt;=39133;&quot;1.1.4&quot;;IF([.B139]&lt;=39406;&quot;1.1.5&quot;;&quot;1.1.6&quot;))))))" office:value-type="string" office:string-value="1.1.1">
            <text:p>1.1.1</text:p>
          </table:table-cell>
          <table:table-cell table:formula="oooc:=IF([.C139]&lt;=38082;&quot;1.1.1&quot;;IF([.C139]&lt;=38464;&quot;1.1.2&quot;;IF([.C139]&lt;=38796;&quot;1.1.3&quot;;IF([.C139]&lt;=39051;&quot;1.1.4&quot;;IF([.C139]&lt;=39133;&quot;1.1.5&quot;;IF([.C139]&lt;=39406;&quot;1.1.6&quot;;&quot;1.1.7&quot;))))))" office:value-type="string" office:string-value="1.1.2">
            <text:p>1.1.2</text:p>
          </table:table-cell>
          <table:table-cell table:formula="oooc:=IF([.D139]=&quot;enhancement&quot;;&quot;mejora&quot;;&quot;fallo&quot;)" office:value-type="string" office:string-value="fallo">
            <text:p>fallo</text:p>
          </table:table-cell>
          <table:table-cell table:formula="oooc:=IF(OR([.E139]=&quot;NEW&quot;;[.E139]=&quot;ASSIGNED&quot;;[.E139]=&quot;REOPENED&quot;);&quot;pendiente&quot;;IF(OR([.F139]=&quot;LATER&quot;;[.F139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table:style-name="ce38" office:value-type="date" office:date-value="2004-09-01T12:48:57">
            <text:p>01/09/04 12:48</text:p>
          </table:table-cell>
          <table:table-cell table:style-name="ce38" office:value-type="date" office:date-value="2006-12-05T11:03:09">
            <text:p>05/12/06 11:0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unction Description when you don´t define PutDescription</text:p>
          </table:table-cell>
          <table:table-cell table:formula="oooc:=IF([.B140]&lt;=38082;&quot;1.1.0&quot;;IF([.B140]&lt;=38464;&quot;1.1.1&quot;;IF([.B140]&lt;=38796;&quot;1.1.2&quot;;IF([.B140]&lt;=39051;&quot;1.1.3&quot;;IF([.B140]&lt;=39133;&quot;1.1.4&quot;;IF([.B140]&lt;=39406;&quot;1.1.5&quot;;&quot;1.1.6&quot;))))))" office:value-type="string" office:string-value="1.1.1">
            <text:p>1.1.1</text:p>
          </table:table-cell>
          <table:table-cell table:formula="oooc:=IF([.C140]&lt;=38082;&quot;1.1.1&quot;;IF([.C140]&lt;=38464;&quot;1.1.2&quot;;IF([.C140]&lt;=38796;&quot;1.1.3&quot;;IF([.C140]&lt;=39051;&quot;1.1.4&quot;;IF([.C140]&lt;=39133;&quot;1.1.5&quot;;IF([.C140]&lt;=39406;&quot;1.1.6&quot;;&quot;1.1.7&quot;))))))" office:value-type="string" office:string-value="1.1.5">
            <text:p>1.1.5</text:p>
          </table:table-cell>
          <table:table-cell table:formula="oooc:=IF([.D140]=&quot;enhancement&quot;;&quot;mejora&quot;;&quot;fallo&quot;)" office:value-type="string" office:string-value="fallo">
            <text:p>fallo</text:p>
          </table:table-cell>
          <table:table-cell table:formula="oooc:=IF(OR([.E140]=&quot;NEW&quot;;[.E140]=&quot;ASSIGNED&quot;;[.E140]=&quot;REOPENED&quot;);&quot;pendiente&quot;;IF(OR([.F140]=&quot;LATER&quot;;[.F14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table:style-name="ce38" office:value-type="date" office:date-value="2004-09-01T17:31:33">
            <text:p>01/09/04 17:31</text:p>
          </table:table-cell>
          <table:table-cell table:style-name="ce38" office:value-type="date" office:date-value="2006-10-10T19:55:30">
            <text:p>10/10/06 19:5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error of the 'Eval'</text:p>
          </table:table-cell>
          <table:table-cell table:formula="oooc:=IF([.B141]&lt;=38082;&quot;1.1.0&quot;;IF([.B141]&lt;=38464;&quot;1.1.1&quot;;IF([.B141]&lt;=38796;&quot;1.1.2&quot;;IF([.B141]&lt;=39051;&quot;1.1.3&quot;;IF([.B141]&lt;=39133;&quot;1.1.4&quot;;IF([.B141]&lt;=39406;&quot;1.1.5&quot;;&quot;1.1.6&quot;))))))" office:value-type="string" office:string-value="1.1.1">
            <text:p>1.1.1</text:p>
          </table:table-cell>
          <table:table-cell table:formula="oooc:=IF([.C141]&lt;=38082;&quot;1.1.1&quot;;IF([.C141]&lt;=38464;&quot;1.1.2&quot;;IF([.C141]&lt;=38796;&quot;1.1.3&quot;;IF([.C141]&lt;=39051;&quot;1.1.4&quot;;IF([.C141]&lt;=39133;&quot;1.1.5&quot;;IF([.C141]&lt;=39406;&quot;1.1.6&quot;;&quot;1.1.7&quot;))))))" office:value-type="string" office:string-value="1.1.4">
            <text:p>1.1.4</text:p>
          </table:table-cell>
          <table:table-cell table:formula="oooc:=IF([.D141]=&quot;enhancement&quot;;&quot;mejora&quot;;&quot;fallo&quot;)" office:value-type="string" office:string-value="fallo">
            <text:p>fallo</text:p>
          </table:table-cell>
          <table:table-cell table:formula="oooc:=IF(OR([.E141]=&quot;NEW&quot;;[.E141]=&quot;ASSIGNED&quot;;[.E141]=&quot;REOPENED&quot;);&quot;pendiente&quot;;IF(OR([.F141]=&quot;LATER&quot;;[.F14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table:style-name="ce38" office:value-type="date" office:date-value="2004-09-01T18:35:07">
            <text:p>01/09/04 18:35</text:p>
          </table:table-cell>
          <table:table-cell table:style-name="ce38" office:value-type="date" office:date-value="2004-09-01T19:50:28.999999">
            <text:p>01/09/04 19:50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Eval dosen´t work</text:p>
          </table:table-cell>
          <table:table-cell table:formula="oooc:=IF([.B142]&lt;=38082;&quot;1.1.0&quot;;IF([.B142]&lt;=38464;&quot;1.1.1&quot;;IF([.B142]&lt;=38796;&quot;1.1.2&quot;;IF([.B142]&lt;=39051;&quot;1.1.3&quot;;IF([.B142]&lt;=39133;&quot;1.1.4&quot;;IF([.B142]&lt;=39406;&quot;1.1.5&quot;;&quot;1.1.6&quot;))))))" office:value-type="string" office:string-value="1.1.1">
            <text:p>1.1.1</text:p>
          </table:table-cell>
          <table:table-cell table:formula="oooc:=IF([.C142]&lt;=38082;&quot;1.1.1&quot;;IF([.C142]&lt;=38464;&quot;1.1.2&quot;;IF([.C142]&lt;=38796;&quot;1.1.3&quot;;IF([.C142]&lt;=39051;&quot;1.1.4&quot;;IF([.C142]&lt;=39133;&quot;1.1.5&quot;;IF([.C142]&lt;=39406;&quot;1.1.6&quot;;&quot;1.1.7&quot;))))))" office:value-type="string" office:string-value="1.1.2">
            <text:p>1.1.2</text:p>
          </table:table-cell>
          <table:table-cell table:formula="oooc:=IF([.D142]=&quot;enhancement&quot;;&quot;mejora&quot;;&quot;fallo&quot;)" office:value-type="string" office:string-value="fallo">
            <text:p>fallo</text:p>
          </table:table-cell>
          <table:table-cell table:formula="oooc:=IF(OR([.E142]=&quot;NEW&quot;;[.E142]=&quot;ASSIGNED&quot;;[.E142]=&quot;REOPENED&quot;);&quot;pendiente&quot;;IF(OR([.F142]=&quot;LATER&quot;;[.F14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table:style-name="ce38" office:value-type="date" office:date-value="2004-09-03T18:28:41">
            <text:p>03/09/04 18:28</text:p>
          </table:table-cell>
          <table:table-cell table:style-name="ce38" office:value-type="date" office:date-value="2006-12-05T11:03:39">
            <text:p>05/12/06 11:0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sUnknown only takes reals</text:p>
          </table:table-cell>
          <table:table-cell table:formula="oooc:=IF([.B143]&lt;=38082;&quot;1.1.0&quot;;IF([.B143]&lt;=38464;&quot;1.1.1&quot;;IF([.B143]&lt;=38796;&quot;1.1.2&quot;;IF([.B143]&lt;=39051;&quot;1.1.3&quot;;IF([.B143]&lt;=39133;&quot;1.1.4&quot;;IF([.B143]&lt;=39406;&quot;1.1.5&quot;;&quot;1.1.6&quot;))))))" office:value-type="string" office:string-value="1.1.1">
            <text:p>1.1.1</text:p>
          </table:table-cell>
          <table:table-cell table:formula="oooc:=IF([.C143]&lt;=38082;&quot;1.1.1&quot;;IF([.C143]&lt;=38464;&quot;1.1.2&quot;;IF([.C143]&lt;=38796;&quot;1.1.3&quot;;IF([.C143]&lt;=39051;&quot;1.1.4&quot;;IF([.C143]&lt;=39133;&quot;1.1.5&quot;;IF([.C143]&lt;=39406;&quot;1.1.6&quot;;&quot;1.1.7&quot;))))))" office:value-type="string" office:string-value="1.1.5">
            <text:p>1.1.5</text:p>
          </table:table-cell>
          <table:table-cell table:formula="oooc:=IF([.D143]=&quot;enhancement&quot;;&quot;mejora&quot;;&quot;fallo&quot;)" office:value-type="string" office:string-value="fallo">
            <text:p>fallo</text:p>
          </table:table-cell>
          <table:table-cell table:formula="oooc:=IF(OR([.E143]=&quot;NEW&quot;;[.E143]=&quot;ASSIGNED&quot;;[.E143]=&quot;REOPENED&quot;);&quot;pendiente&quot;;IF(OR([.F143]=&quot;LATER&quot;;[.F14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table:style-name="ce38" office:value-type="date" office:date-value="2004-09-07T10:35:25">
            <text:p>07/09/04 10:35</text:p>
          </table:table-cell>
          <table:table-cell table:style-name="ce38" office:value-type="date" office:date-value="2006-12-05T11:10:16">
            <text:p>05/12/06 11:1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ange Doesn`t work properly</text:p>
          </table:table-cell>
          <table:table-cell table:formula="oooc:=IF([.B144]&lt;=38082;&quot;1.1.0&quot;;IF([.B144]&lt;=38464;&quot;1.1.1&quot;;IF([.B144]&lt;=38796;&quot;1.1.2&quot;;IF([.B144]&lt;=39051;&quot;1.1.3&quot;;IF([.B144]&lt;=39133;&quot;1.1.4&quot;;IF([.B144]&lt;=39406;&quot;1.1.5&quot;;&quot;1.1.6&quot;))))))" office:value-type="string" office:string-value="1.1.1">
            <text:p>1.1.1</text:p>
          </table:table-cell>
          <table:table-cell table:formula="oooc:=IF([.C144]&lt;=38082;&quot;1.1.1&quot;;IF([.C144]&lt;=38464;&quot;1.1.2&quot;;IF([.C144]&lt;=38796;&quot;1.1.3&quot;;IF([.C144]&lt;=39051;&quot;1.1.4&quot;;IF([.C144]&lt;=39133;&quot;1.1.5&quot;;IF([.C144]&lt;=39406;&quot;1.1.6&quot;;&quot;1.1.7&quot;))))))" office:value-type="string" office:string-value="1.1.5">
            <text:p>1.1.5</text:p>
          </table:table-cell>
          <table:table-cell table:formula="oooc:=IF([.D144]=&quot;enhancement&quot;;&quot;mejora&quot;;&quot;fallo&quot;)" office:value-type="string" office:string-value="fallo">
            <text:p>fallo</text:p>
          </table:table-cell>
          <table:table-cell table:formula="oooc:=IF(OR([.E144]=&quot;NEW&quot;;[.E144]=&quot;ASSIGNED&quot;;[.E144]=&quot;REOPENED&quot;);&quot;pendiente&quot;;IF(OR([.F144]=&quot;LATER&quot;;[.F14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table:style-name="ce38" office:value-type="date" office:date-value="2004-09-08T11:34:57">
            <text:p>08/09/04 11:34</text:p>
          </table:table-cell>
          <table:table-cell table:style-name="ce38" office:value-type="date" office:date-value="2004-09-08T13:54:52.999999">
            <text:p>08/09/04 13:54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version compatibility</text:p>
          </table:table-cell>
          <table:table-cell table:formula="oooc:=IF([.B145]&lt;=38082;&quot;1.1.0&quot;;IF([.B145]&lt;=38464;&quot;1.1.1&quot;;IF([.B145]&lt;=38796;&quot;1.1.2&quot;;IF([.B145]&lt;=39051;&quot;1.1.3&quot;;IF([.B145]&lt;=39133;&quot;1.1.4&quot;;IF([.B145]&lt;=39406;&quot;1.1.5&quot;;&quot;1.1.6&quot;))))))" office:value-type="string" office:string-value="1.1.1">
            <text:p>1.1.1</text:p>
          </table:table-cell>
          <table:table-cell table:formula="oooc:=IF([.C145]&lt;=38082;&quot;1.1.1&quot;;IF([.C145]&lt;=38464;&quot;1.1.2&quot;;IF([.C145]&lt;=38796;&quot;1.1.3&quot;;IF([.C145]&lt;=39051;&quot;1.1.4&quot;;IF([.C145]&lt;=39133;&quot;1.1.5&quot;;IF([.C145]&lt;=39406;&quot;1.1.6&quot;;&quot;1.1.7&quot;))))))" office:value-type="string" office:string-value="1.1.2">
            <text:p>1.1.2</text:p>
          </table:table-cell>
          <table:table-cell table:formula="oooc:=IF([.D145]=&quot;enhancement&quot;;&quot;mejora&quot;;&quot;fallo&quot;)" office:value-type="string" office:string-value="fallo">
            <text:p>fallo</text:p>
          </table:table-cell>
          <table:table-cell table:formula="oooc:=IF(OR([.E145]=&quot;NEW&quot;;[.E145]=&quot;ASSIGNED&quot;;[.E145]=&quot;REOPENED&quot;);&quot;pendiente&quot;;IF(OR([.F145]=&quot;LATER&quot;;[.F14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table:style-name="ce38" office:value-type="date" office:date-value="2004-09-13T14:56:40">
            <text:p>13/09/04 14:56</text:p>
          </table:table-cell>
          <table:table-cell table:style-name="ce38" office:value-type="date" office:date-value="2006-12-05T11:15:03">
            <text:p>05/12/06 11:15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nposible to re-assing local variables.</text:p>
          </table:table-cell>
          <table:table-cell table:formula="oooc:=IF([.B146]&lt;=38082;&quot;1.1.0&quot;;IF([.B146]&lt;=38464;&quot;1.1.1&quot;;IF([.B146]&lt;=38796;&quot;1.1.2&quot;;IF([.B146]&lt;=39051;&quot;1.1.3&quot;;IF([.B146]&lt;=39133;&quot;1.1.4&quot;;IF([.B146]&lt;=39406;&quot;1.1.5&quot;;&quot;1.1.6&quot;))))))" office:value-type="string" office:string-value="1.1.1">
            <text:p>1.1.1</text:p>
          </table:table-cell>
          <table:table-cell table:formula="oooc:=IF([.C146]&lt;=38082;&quot;1.1.1&quot;;IF([.C146]&lt;=38464;&quot;1.1.2&quot;;IF([.C146]&lt;=38796;&quot;1.1.3&quot;;IF([.C146]&lt;=39051;&quot;1.1.4&quot;;IF([.C146]&lt;=39133;&quot;1.1.5&quot;;IF([.C146]&lt;=39406;&quot;1.1.6&quot;;&quot;1.1.7&quot;))))))" office:value-type="string" office:string-value="1.1.5">
            <text:p>1.1.5</text:p>
          </table:table-cell>
          <table:table-cell table:formula="oooc:=IF([.D146]=&quot;enhancement&quot;;&quot;mejora&quot;;&quot;fallo&quot;)" office:value-type="string" office:string-value="fallo">
            <text:p>fallo</text:p>
          </table:table-cell>
          <table:table-cell table:formula="oooc:=IF(OR([.E146]=&quot;NEW&quot;;[.E146]=&quot;ASSIGNED&quot;;[.E146]=&quot;REOPENED&quot;);&quot;pendiente&quot;;IF(OR([.F146]=&quot;LATER&quot;;[.F14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table:style-name="ce38" office:value-type="date" office:date-value="2004-09-13T16:51:59">
            <text:p>13/09/04 16:51</text:p>
          </table:table-cell>
          <table:table-cell table:style-name="ce38" office:value-type="date" office:date-value="2006-12-05T11:20:35">
            <text:p>05/12/06 11:2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General scope error</text:p>
          </table:table-cell>
          <table:table-cell table:formula="oooc:=IF([.B147]&lt;=38082;&quot;1.1.0&quot;;IF([.B147]&lt;=38464;&quot;1.1.1&quot;;IF([.B147]&lt;=38796;&quot;1.1.2&quot;;IF([.B147]&lt;=39051;&quot;1.1.3&quot;;IF([.B147]&lt;=39133;&quot;1.1.4&quot;;IF([.B147]&lt;=39406;&quot;1.1.5&quot;;&quot;1.1.6&quot;))))))" office:value-type="string" office:string-value="1.1.1">
            <text:p>1.1.1</text:p>
          </table:table-cell>
          <table:table-cell table:formula="oooc:=IF([.C147]&lt;=38082;&quot;1.1.1&quot;;IF([.C147]&lt;=38464;&quot;1.1.2&quot;;IF([.C147]&lt;=38796;&quot;1.1.3&quot;;IF([.C147]&lt;=39051;&quot;1.1.4&quot;;IF([.C147]&lt;=39133;&quot;1.1.5&quot;;IF([.C147]&lt;=39406;&quot;1.1.6&quot;;&quot;1.1.7&quot;))))))" office:value-type="string" office:string-value="1.1.5">
            <text:p>1.1.5</text:p>
          </table:table-cell>
          <table:table-cell table:formula="oooc:=IF([.D147]=&quot;enhancement&quot;;&quot;mejora&quot;;&quot;fallo&quot;)" office:value-type="string" office:string-value="fallo">
            <text:p>fallo</text:p>
          </table:table-cell>
          <table:table-cell table:formula="oooc:=IF(OR([.E147]=&quot;NEW&quot;;[.E147]=&quot;ASSIGNED&quot;;[.E147]=&quot;REOPENED&quot;);&quot;pendiente&quot;;IF(OR([.F147]=&quot;LATER&quot;;[.F14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table:style-name="ce38" office:value-type="date" office:date-value="2004-09-13T19:51:06">
            <text:p>13/09/04 19:51</text:p>
          </table:table-cell>
          <table:table-cell table:style-name="ce38" office:value-type="date" office:date-value="2006-12-05T11:23:10">
            <text:p>05/12/06 11:2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n error in "In" function when initial and final date are equal</text:p>
          </table:table-cell>
          <table:table-cell table:formula="oooc:=IF([.B148]&lt;=38082;&quot;1.1.0&quot;;IF([.B148]&lt;=38464;&quot;1.1.1&quot;;IF([.B148]&lt;=38796;&quot;1.1.2&quot;;IF([.B148]&lt;=39051;&quot;1.1.3&quot;;IF([.B148]&lt;=39133;&quot;1.1.4&quot;;IF([.B148]&lt;=39406;&quot;1.1.5&quot;;&quot;1.1.6&quot;))))))" office:value-type="string" office:string-value="1.1.1">
            <text:p>1.1.1</text:p>
          </table:table-cell>
          <table:table-cell table:formula="oooc:=IF([.C148]&lt;=38082;&quot;1.1.1&quot;;IF([.C148]&lt;=38464;&quot;1.1.2&quot;;IF([.C148]&lt;=38796;&quot;1.1.3&quot;;IF([.C148]&lt;=39051;&quot;1.1.4&quot;;IF([.C148]&lt;=39133;&quot;1.1.5&quot;;IF([.C148]&lt;=39406;&quot;1.1.6&quot;;&quot;1.1.7&quot;))))))" office:value-type="string" office:string-value="1.1.5">
            <text:p>1.1.5</text:p>
          </table:table-cell>
          <table:table-cell table:formula="oooc:=IF([.D148]=&quot;enhancement&quot;;&quot;mejora&quot;;&quot;fallo&quot;)" office:value-type="string" office:string-value="fallo">
            <text:p>fallo</text:p>
          </table:table-cell>
          <table:table-cell table:formula="oooc:=IF(OR([.E148]=&quot;NEW&quot;;[.E148]=&quot;ASSIGNED&quot;;[.E148]=&quot;REOPENED&quot;);&quot;pendiente&quot;;IF(OR([.F148]=&quot;LATER&quot;;[.F14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table:style-name="ce38" office:value-type="date" office:date-value="2004-09-14T13:26:23">
            <text:p>14/09/04 13:26</text:p>
          </table:table-cell>
          <table:table-cell table:style-name="ce38" office:value-type="date" office:date-value="2006-12-05T11:30:29">
            <text:p>05/12/06 11:3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or returned type wrong parsed?</text:p>
          </table:table-cell>
          <table:table-cell table:formula="oooc:=IF([.B149]&lt;=38082;&quot;1.1.0&quot;;IF([.B149]&lt;=38464;&quot;1.1.1&quot;;IF([.B149]&lt;=38796;&quot;1.1.2&quot;;IF([.B149]&lt;=39051;&quot;1.1.3&quot;;IF([.B149]&lt;=39133;&quot;1.1.4&quot;;IF([.B149]&lt;=39406;&quot;1.1.5&quot;;&quot;1.1.6&quot;))))))" office:value-type="string" office:string-value="1.1.1">
            <text:p>1.1.1</text:p>
          </table:table-cell>
          <table:table-cell table:formula="oooc:=IF([.C149]&lt;=38082;&quot;1.1.1&quot;;IF([.C149]&lt;=38464;&quot;1.1.2&quot;;IF([.C149]&lt;=38796;&quot;1.1.3&quot;;IF([.C149]&lt;=39051;&quot;1.1.4&quot;;IF([.C149]&lt;=39133;&quot;1.1.5&quot;;IF([.C149]&lt;=39406;&quot;1.1.6&quot;;&quot;1.1.7&quot;))))))" office:value-type="string" office:string-value="1.1.5">
            <text:p>1.1.5</text:p>
          </table:table-cell>
          <table:table-cell table:formula="oooc:=IF([.D149]=&quot;enhancement&quot;;&quot;mejora&quot;;&quot;fallo&quot;)" office:value-type="string" office:string-value="fallo">
            <text:p>fallo</text:p>
          </table:table-cell>
          <table:table-cell table:formula="oooc:=IF(OR([.E149]=&quot;NEW&quot;;[.E149]=&quot;ASSIGNED&quot;;[.E149]=&quot;REOPENED&quot;);&quot;pendiente&quot;;IF(OR([.F149]=&quot;LATER&quot;;[.F14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table:style-name="ce38" office:value-type="date" office:date-value="2004-09-15T13:12:57.999999">
            <text:p>15/09/04 13:12</text:p>
          </table:table-cell>
          <table:table-cell table:style-name="ce38" office:value-type="date" office:date-value="2004-10-01T10:39:00">
            <text:p>01/10/04 10:3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double click/open file</text:p>
          </table:table-cell>
          <table:table-cell table:formula="oooc:=IF([.B150]&lt;=38082;&quot;1.1.0&quot;;IF([.B150]&lt;=38464;&quot;1.1.1&quot;;IF([.B150]&lt;=38796;&quot;1.1.2&quot;;IF([.B150]&lt;=39051;&quot;1.1.3&quot;;IF([.B150]&lt;=39133;&quot;1.1.4&quot;;IF([.B150]&lt;=39406;&quot;1.1.5&quot;;&quot;1.1.6&quot;))))))" office:value-type="string" office:string-value="1.1.1">
            <text:p>1.1.1</text:p>
          </table:table-cell>
          <table:table-cell table:formula="oooc:=IF([.C150]&lt;=38082;&quot;1.1.1&quot;;IF([.C150]&lt;=38464;&quot;1.1.2&quot;;IF([.C150]&lt;=38796;&quot;1.1.3&quot;;IF([.C150]&lt;=39051;&quot;1.1.4&quot;;IF([.C150]&lt;=39133;&quot;1.1.5&quot;;IF([.C150]&lt;=39406;&quot;1.1.6&quot;;&quot;1.1.7&quot;))))))" office:value-type="string" office:string-value="1.1.2">
            <text:p>1.1.2</text:p>
          </table:table-cell>
          <table:table-cell table:formula="oooc:=IF([.D150]=&quot;enhancement&quot;;&quot;mejora&quot;;&quot;fallo&quot;)" office:value-type="string" office:string-value="fallo">
            <text:p>fallo</text:p>
          </table:table-cell>
          <table:table-cell table:formula="oooc:=IF(OR([.E150]=&quot;NEW&quot;;[.E150]=&quot;ASSIGNED&quot;;[.E150]=&quot;REOPENED&quot;);&quot;pendiente&quot;;IF(OR([.F150]=&quot;LATER&quot;;[.F15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table:style-name="ce38" office:value-type="date" office:date-value="2004-09-15T22:44:09.999999">
            <text:p>15/09/04 22:44</text:p>
          </table:table-cell>
          <table:table-cell table:style-name="ce38" office:value-type="date" office:date-value="2006-12-05T11:42:46">
            <text:p>05/12/06 11:4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with AutoCor functions</text:p>
          </table:table-cell>
          <table:table-cell table:formula="oooc:=IF([.B151]&lt;=38082;&quot;1.1.0&quot;;IF([.B151]&lt;=38464;&quot;1.1.1&quot;;IF([.B151]&lt;=38796;&quot;1.1.2&quot;;IF([.B151]&lt;=39051;&quot;1.1.3&quot;;IF([.B151]&lt;=39133;&quot;1.1.4&quot;;IF([.B151]&lt;=39406;&quot;1.1.5&quot;;&quot;1.1.6&quot;))))))" office:value-type="string" office:string-value="1.1.1">
            <text:p>1.1.1</text:p>
          </table:table-cell>
          <table:table-cell table:formula="oooc:=IF([.C151]&lt;=38082;&quot;1.1.1&quot;;IF([.C151]&lt;=38464;&quot;1.1.2&quot;;IF([.C151]&lt;=38796;&quot;1.1.3&quot;;IF([.C151]&lt;=39051;&quot;1.1.4&quot;;IF([.C151]&lt;=39133;&quot;1.1.5&quot;;IF([.C151]&lt;=39406;&quot;1.1.6&quot;;&quot;1.1.7&quot;))))))" office:value-type="string" office:string-value="1.1.5">
            <text:p>1.1.5</text:p>
          </table:table-cell>
          <table:table-cell table:formula="oooc:=IF([.D151]=&quot;enhancement&quot;;&quot;mejora&quot;;&quot;fallo&quot;)" office:value-type="string" office:string-value="fallo">
            <text:p>fallo</text:p>
          </table:table-cell>
          <table:table-cell table:formula="oooc:=IF(OR([.E151]=&quot;NEW&quot;;[.E151]=&quot;ASSIGNED&quot;;[.E151]=&quot;REOPENED&quot;);&quot;pendiente&quot;;IF(OR([.F151]=&quot;LATER&quot;;[.F15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table:style-name="ce38" office:value-type="date" office:date-value="2004-09-16T13:18:01.999999">
            <text:p>16/09/04 13:18</text:p>
          </table:table-cell>
          <table:table-cell table:style-name="ce38" office:value-type="date" office:date-value="2004-09-16T17:45:57">
            <text:p>16/09/04 17:45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Open tol file given as argument</text:p>
          </table:table-cell>
          <table:table-cell table:formula="oooc:=IF([.B152]&lt;=38082;&quot;1.1.0&quot;;IF([.B152]&lt;=38464;&quot;1.1.1&quot;;IF([.B152]&lt;=38796;&quot;1.1.2&quot;;IF([.B152]&lt;=39051;&quot;1.1.3&quot;;IF([.B152]&lt;=39133;&quot;1.1.4&quot;;IF([.B152]&lt;=39406;&quot;1.1.5&quot;;&quot;1.1.6&quot;))))))" office:value-type="string" office:string-value="1.1.1">
            <text:p>1.1.1</text:p>
          </table:table-cell>
          <table:table-cell table:formula="oooc:=IF([.C152]&lt;=38082;&quot;1.1.1&quot;;IF([.C152]&lt;=38464;&quot;1.1.2&quot;;IF([.C152]&lt;=38796;&quot;1.1.3&quot;;IF([.C152]&lt;=39051;&quot;1.1.4&quot;;IF([.C152]&lt;=39133;&quot;1.1.5&quot;;IF([.C152]&lt;=39406;&quot;1.1.6&quot;;&quot;1.1.7&quot;))))))" office:value-type="string" office:string-value="1.1.2">
            <text:p>1.1.2</text:p>
          </table:table-cell>
          <table:table-cell table:formula="oooc:=IF([.D152]=&quot;enhancement&quot;;&quot;mejora&quot;;&quot;fallo&quot;)" office:value-type="string" office:string-value="mejora">
            <text:p>mejora</text:p>
          </table:table-cell>
          <table:table-cell table:formula="oooc:=IF(OR([.E152]=&quot;NEW&quot;;[.E152]=&quot;ASSIGNED&quot;;[.E152]=&quot;REOPENED&quot;);&quot;pendiente&quot;;IF(OR([.F152]=&quot;LATER&quot;;[.F15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table:style-name="ce38" office:value-type="date" office:date-value="2004-09-16T19:18:59">
            <text:p>16/09/04 19:18</text:p>
          </table:table-cell>
          <table:table-cell table:style-name="ce38" office:value-type="date" office:date-value="2006-12-07T17:26:26">
            <text:p>07/12/06 17:26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Estimation seg faults when there is less data than variables.</text:p>
          </table:table-cell>
          <table:table-cell table:formula="oooc:=IF([.B153]&lt;=38082;&quot;1.1.0&quot;;IF([.B153]&lt;=38464;&quot;1.1.1&quot;;IF([.B153]&lt;=38796;&quot;1.1.2&quot;;IF([.B153]&lt;=39051;&quot;1.1.3&quot;;IF([.B153]&lt;=39133;&quot;1.1.4&quot;;IF([.B153]&lt;=39406;&quot;1.1.5&quot;;&quot;1.1.6&quot;))))))" office:value-type="string" office:string-value="1.1.1">
            <text:p>1.1.1</text:p>
          </table:table-cell>
          <table:table-cell table:formula="oooc:=IF([.C153]&lt;=38082;&quot;1.1.1&quot;;IF([.C153]&lt;=38464;&quot;1.1.2&quot;;IF([.C153]&lt;=38796;&quot;1.1.3&quot;;IF([.C153]&lt;=39051;&quot;1.1.4&quot;;IF([.C153]&lt;=39133;&quot;1.1.5&quot;;IF([.C153]&lt;=39406;&quot;1.1.6&quot;;&quot;1.1.7&quot;))))))" office:value-type="string" office:string-value="1.1.5">
            <text:p>1.1.5</text:p>
          </table:table-cell>
          <table:table-cell table:formula="oooc:=IF([.D153]=&quot;enhancement&quot;;&quot;mejora&quot;;&quot;fallo&quot;)" office:value-type="string" office:string-value="fallo">
            <text:p>fallo</text:p>
          </table:table-cell>
          <table:table-cell table:formula="oooc:=IF(OR([.E153]=&quot;NEW&quot;;[.E153]=&quot;ASSIGNED&quot;;[.E153]=&quot;REOPENED&quot;);&quot;pendiente&quot;;IF(OR([.F153]=&quot;LATER&quot;;[.F15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table:style-name="ce38" office:value-type="date" office:date-value="2004-09-17T13:32:09">
            <text:p>17/09/04 13:32</text:p>
          </table:table-cell>
          <table:table-cell table:style-name="ce38" office:value-type="date" office:date-value="2006-12-05T11:46:38">
            <text:p>05/12/06 11:46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istNormalInv <text:s/>DOES NOT WORK IN VERSION <text:s/>TolBase-CVS-20040913</text:p>
          </table:table-cell>
          <table:table-cell table:formula="oooc:=IF([.B154]&lt;=38082;&quot;1.1.0&quot;;IF([.B154]&lt;=38464;&quot;1.1.1&quot;;IF([.B154]&lt;=38796;&quot;1.1.2&quot;;IF([.B154]&lt;=39051;&quot;1.1.3&quot;;IF([.B154]&lt;=39133;&quot;1.1.4&quot;;IF([.B154]&lt;=39406;&quot;1.1.5&quot;;&quot;1.1.6&quot;))))))" office:value-type="string" office:string-value="1.1.1">
            <text:p>1.1.1</text:p>
          </table:table-cell>
          <table:table-cell table:formula="oooc:=IF([.C154]&lt;=38082;&quot;1.1.1&quot;;IF([.C154]&lt;=38464;&quot;1.1.2&quot;;IF([.C154]&lt;=38796;&quot;1.1.3&quot;;IF([.C154]&lt;=39051;&quot;1.1.4&quot;;IF([.C154]&lt;=39133;&quot;1.1.5&quot;;IF([.C154]&lt;=39406;&quot;1.1.6&quot;;&quot;1.1.7&quot;))))))" office:value-type="string" office:string-value="1.1.5">
            <text:p>1.1.5</text:p>
          </table:table-cell>
          <table:table-cell table:formula="oooc:=IF([.D154]=&quot;enhancement&quot;;&quot;mejora&quot;;&quot;fallo&quot;)" office:value-type="string" office:string-value="fallo">
            <text:p>fallo</text:p>
          </table:table-cell>
          <table:table-cell table:formula="oooc:=IF(OR([.E154]=&quot;NEW&quot;;[.E154]=&quot;ASSIGNED&quot;;[.E154]=&quot;REOPENED&quot;);&quot;pendiente&quot;;IF(OR([.F154]=&quot;LATER&quot;;[.F15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table:style-name="ce38" office:value-type="date" office:date-value="2004-09-17T20:35:14">
            <text:p>17/09/04 20:35</text:p>
          </table:table-cell>
          <table:table-cell table:style-name="ce38" office:value-type="date" office:date-value="2006-12-05T11:51:01">
            <text:p>05/12/06 11:51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atCh doesnt work correctly again</text:p>
          </table:table-cell>
          <table:table-cell table:formula="oooc:=IF([.B155]&lt;=38082;&quot;1.1.0&quot;;IF([.B155]&lt;=38464;&quot;1.1.1&quot;;IF([.B155]&lt;=38796;&quot;1.1.2&quot;;IF([.B155]&lt;=39051;&quot;1.1.3&quot;;IF([.B155]&lt;=39133;&quot;1.1.4&quot;;IF([.B155]&lt;=39406;&quot;1.1.5&quot;;&quot;1.1.6&quot;))))))" office:value-type="string" office:string-value="1.1.1">
            <text:p>1.1.1</text:p>
          </table:table-cell>
          <table:table-cell table:formula="oooc:=IF([.C155]&lt;=38082;&quot;1.1.1&quot;;IF([.C155]&lt;=38464;&quot;1.1.2&quot;;IF([.C155]&lt;=38796;&quot;1.1.3&quot;;IF([.C155]&lt;=39051;&quot;1.1.4&quot;;IF([.C155]&lt;=39133;&quot;1.1.5&quot;;IF([.C155]&lt;=39406;&quot;1.1.6&quot;;&quot;1.1.7&quot;))))))" office:value-type="string" office:string-value="1.1.5">
            <text:p>1.1.5</text:p>
          </table:table-cell>
          <table:table-cell table:formula="oooc:=IF([.D155]=&quot;enhancement&quot;;&quot;mejora&quot;;&quot;fallo&quot;)" office:value-type="string" office:string-value="fallo">
            <text:p>fallo</text:p>
          </table:table-cell>
          <table:table-cell table:formula="oooc:=IF(OR([.E155]=&quot;NEW&quot;;[.E155]=&quot;ASSIGNED&quot;;[.E155]=&quot;REOPENED&quot;);&quot;pendiente&quot;;IF(OR([.F155]=&quot;LATER&quot;;[.F15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table:style-name="ce38" office:value-type="date" office:date-value="2004-09-24T17:35:03">
            <text:p>24/09/04 17:35</text:p>
          </table:table-cell>
          <table:table-cell table:style-name="ce38" office:value-type="date" office:date-value="2006-12-05T11:53:04.000001">
            <text:p>05/12/06 11:5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when accessing set elements by name</text:p>
          </table:table-cell>
          <table:table-cell table:formula="oooc:=IF([.B156]&lt;=38082;&quot;1.1.0&quot;;IF([.B156]&lt;=38464;&quot;1.1.1&quot;;IF([.B156]&lt;=38796;&quot;1.1.2&quot;;IF([.B156]&lt;=39051;&quot;1.1.3&quot;;IF([.B156]&lt;=39133;&quot;1.1.4&quot;;IF([.B156]&lt;=39406;&quot;1.1.5&quot;;&quot;1.1.6&quot;))))))" office:value-type="string" office:string-value="1.1.1">
            <text:p>1.1.1</text:p>
          </table:table-cell>
          <table:table-cell table:formula="oooc:=IF([.C156]&lt;=38082;&quot;1.1.1&quot;;IF([.C156]&lt;=38464;&quot;1.1.2&quot;;IF([.C156]&lt;=38796;&quot;1.1.3&quot;;IF([.C156]&lt;=39051;&quot;1.1.4&quot;;IF([.C156]&lt;=39133;&quot;1.1.5&quot;;IF([.C156]&lt;=39406;&quot;1.1.6&quot;;&quot;1.1.7&quot;))))))" office:value-type="string" office:string-value="1.1.5">
            <text:p>1.1.5</text:p>
          </table:table-cell>
          <table:table-cell table:formula="oooc:=IF([.D156]=&quot;enhancement&quot;;&quot;mejora&quot;;&quot;fallo&quot;)" office:value-type="string" office:string-value="fallo">
            <text:p>fallo</text:p>
          </table:table-cell>
          <table:table-cell table:formula="oooc:=IF(OR([.E156]=&quot;NEW&quot;;[.E156]=&quot;ASSIGNED&quot;;[.E156]=&quot;REOPENED&quot;);&quot;pendiente&quot;;IF(OR([.F156]=&quot;LATER&quot;;[.F15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table:style-name="ce38" office:value-type="date" office:date-value="2004-09-24T17:42:25">
            <text:p>24/09/04 17:42</text:p>
          </table:table-cell>
          <table:table-cell table:style-name="ce38" office:value-type="date" office:date-value="2006-02-27T10:49:02">
            <text:p>27/02/06 10:4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Errors when resizing table columns by double-clicking on it's border.</text:p>
          </table:table-cell>
          <table:table-cell table:formula="oooc:=IF([.B157]&lt;=38082;&quot;1.1.0&quot;;IF([.B157]&lt;=38464;&quot;1.1.1&quot;;IF([.B157]&lt;=38796;&quot;1.1.2&quot;;IF([.B157]&lt;=39051;&quot;1.1.3&quot;;IF([.B157]&lt;=39133;&quot;1.1.4&quot;;IF([.B157]&lt;=39406;&quot;1.1.5&quot;;&quot;1.1.6&quot;))))))" office:value-type="string" office:string-value="1.1.1">
            <text:p>1.1.1</text:p>
          </table:table-cell>
          <table:table-cell table:formula="oooc:=IF([.C157]&lt;=38082;&quot;1.1.1&quot;;IF([.C157]&lt;=38464;&quot;1.1.2&quot;;IF([.C157]&lt;=38796;&quot;1.1.3&quot;;IF([.C157]&lt;=39051;&quot;1.1.4&quot;;IF([.C157]&lt;=39133;&quot;1.1.5&quot;;IF([.C157]&lt;=39406;&quot;1.1.6&quot;;&quot;1.1.7&quot;))))))" office:value-type="string" office:string-value="1.1.3">
            <text:p>1.1.3</text:p>
          </table:table-cell>
          <table:table-cell table:formula="oooc:=IF([.D157]=&quot;enhancement&quot;;&quot;mejora&quot;;&quot;fallo&quot;)" office:value-type="string" office:string-value="fallo">
            <text:p>fallo</text:p>
          </table:table-cell>
          <table:table-cell table:formula="oooc:=IF(OR([.E157]=&quot;NEW&quot;;[.E157]=&quot;ASSIGNED&quot;;[.E157]=&quot;REOPENED&quot;);&quot;pendiente&quot;;IF(OR([.F157]=&quot;LATER&quot;;[.F15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table:style-name="ce38" office:value-type="date" office:date-value="2004-09-24T19:01:43">
            <text:p>24/09/04 19:01</text:p>
          </table:table-cell>
          <table:table-cell table:style-name="ce38" office:value-type="date" office:date-value="2006-02-27T10:54:30.999999">
            <text:p>27/02/06 10:54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-Base</text:p>
          </table:table-cell>
          <table:table-cell office:value-type="string">
            <text:p>Wish: Resizing table windows</text:p>
          </table:table-cell>
          <table:table-cell table:formula="oooc:=IF([.B158]&lt;=38082;&quot;1.1.0&quot;;IF([.B158]&lt;=38464;&quot;1.1.1&quot;;IF([.B158]&lt;=38796;&quot;1.1.2&quot;;IF([.B158]&lt;=39051;&quot;1.1.3&quot;;IF([.B158]&lt;=39133;&quot;1.1.4&quot;;IF([.B158]&lt;=39406;&quot;1.1.5&quot;;&quot;1.1.6&quot;))))))" office:value-type="string" office:string-value="1.1.1">
            <text:p>1.1.1</text:p>
          </table:table-cell>
          <table:table-cell table:formula="oooc:=IF([.C158]&lt;=38082;&quot;1.1.1&quot;;IF([.C158]&lt;=38464;&quot;1.1.2&quot;;IF([.C158]&lt;=38796;&quot;1.1.3&quot;;IF([.C158]&lt;=39051;&quot;1.1.4&quot;;IF([.C158]&lt;=39133;&quot;1.1.5&quot;;IF([.C158]&lt;=39406;&quot;1.1.6&quot;;&quot;1.1.7&quot;))))))" office:value-type="string" office:string-value="1.1.3">
            <text:p>1.1.3</text:p>
          </table:table-cell>
          <table:table-cell table:formula="oooc:=IF([.D158]=&quot;enhancement&quot;;&quot;mejora&quot;;&quot;fallo&quot;)" office:value-type="string" office:string-value="mejora">
            <text:p>mejora</text:p>
          </table:table-cell>
          <table:table-cell table:formula="oooc:=IF(OR([.E158]=&quot;NEW&quot;;[.E158]=&quot;ASSIGNED&quot;;[.E158]=&quot;REOPENED&quot;);&quot;pendiente&quot;;IF(OR([.F158]=&quot;LATER&quot;;[.F15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table:style-name="ce38" office:value-type="date" office:date-value="2004-09-24T19:05:55.999999">
            <text:p>24/09/04 19:05</text:p>
          </table:table-cell>
          <table:table-cell table:style-name="ce38" office:value-type="date" office:date-value="2006-02-27T10:46:47">
            <text:p>27/02/06 10:46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Wish: Table column names</text:p>
          </table:table-cell>
          <table:table-cell table:formula="oooc:=IF([.B159]&lt;=38082;&quot;1.1.0&quot;;IF([.B159]&lt;=38464;&quot;1.1.1&quot;;IF([.B159]&lt;=38796;&quot;1.1.2&quot;;IF([.B159]&lt;=39051;&quot;1.1.3&quot;;IF([.B159]&lt;=39133;&quot;1.1.4&quot;;IF([.B159]&lt;=39406;&quot;1.1.5&quot;;&quot;1.1.6&quot;))))))" office:value-type="string" office:string-value="1.1.1">
            <text:p>1.1.1</text:p>
          </table:table-cell>
          <table:table-cell table:formula="oooc:=IF([.C159]&lt;=38082;&quot;1.1.1&quot;;IF([.C159]&lt;=38464;&quot;1.1.2&quot;;IF([.C159]&lt;=38796;&quot;1.1.3&quot;;IF([.C159]&lt;=39051;&quot;1.1.4&quot;;IF([.C159]&lt;=39133;&quot;1.1.5&quot;;IF([.C159]&lt;=39406;&quot;1.1.6&quot;;&quot;1.1.7&quot;))))))" office:value-type="string" office:string-value="1.1.3">
            <text:p>1.1.3</text:p>
          </table:table-cell>
          <table:table-cell table:formula="oooc:=IF([.D159]=&quot;enhancement&quot;;&quot;mejora&quot;;&quot;fallo&quot;)" office:value-type="string" office:string-value="mejora">
            <text:p>mejora</text:p>
          </table:table-cell>
          <table:table-cell table:formula="oooc:=IF(OR([.E159]=&quot;NEW&quot;;[.E159]=&quot;ASSIGNED&quot;;[.E159]=&quot;REOPENED&quot;);&quot;pendiente&quot;;IF(OR([.F159]=&quot;LATER&quot;;[.F15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table:style-name="ce38" office:value-type="date" office:date-value="2004-09-27T10:30:38">
            <text:p>27/09/04 10:30</text:p>
          </table:table-cell>
          <table:table-cell table:style-name="ce38" office:value-type="date" office:date-value="2004-10-01T10:38:06.999999">
            <text:p>01/10/04 10:3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WORKSFORME</text:p>
          </table:table-cell>
          <table:table-cell office:value-type="string">
            <text:p>Tol-Base</text:p>
          </table:table-cell>
          <table:table-cell office:value-type="string">
            <text:p>Calendar expert does not work</text:p>
          </table:table-cell>
          <table:table-cell table:formula="oooc:=IF([.B160]&lt;=38082;&quot;1.1.0&quot;;IF([.B160]&lt;=38464;&quot;1.1.1&quot;;IF([.B160]&lt;=38796;&quot;1.1.2&quot;;IF([.B160]&lt;=39051;&quot;1.1.3&quot;;IF([.B160]&lt;=39133;&quot;1.1.4&quot;;IF([.B160]&lt;=39406;&quot;1.1.5&quot;;&quot;1.1.6&quot;))))))" office:value-type="string" office:string-value="1.1.1">
            <text:p>1.1.1</text:p>
          </table:table-cell>
          <table:table-cell table:formula="oooc:=IF([.C160]&lt;=38082;&quot;1.1.1&quot;;IF([.C160]&lt;=38464;&quot;1.1.2&quot;;IF([.C160]&lt;=38796;&quot;1.1.3&quot;;IF([.C160]&lt;=39051;&quot;1.1.4&quot;;IF([.C160]&lt;=39133;&quot;1.1.5&quot;;IF([.C160]&lt;=39406;&quot;1.1.6&quot;;&quot;1.1.7&quot;))))))" office:value-type="string" office:string-value="1.1.2">
            <text:p>1.1.2</text:p>
          </table:table-cell>
          <table:table-cell table:formula="oooc:=IF([.D160]=&quot;enhancement&quot;;&quot;mejora&quot;;&quot;fallo&quot;)" office:value-type="string" office:string-value="fallo">
            <text:p>fallo</text:p>
          </table:table-cell>
          <table:table-cell table:formula="oooc:=IF(OR([.E160]=&quot;NEW&quot;;[.E160]=&quot;ASSIGNED&quot;;[.E160]=&quot;REOPENED&quot;);&quot;pendiente&quot;;IF(OR([.F160]=&quot;LATER&quot;;[.F16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table:style-name="ce38" office:value-type="date" office:date-value="2004-09-27T11:58:20.000001">
            <text:p>27/09/04 11:58</text:p>
          </table:table-cell>
          <table:table-cell table:style-name="ce38" office:value-type="date" office:date-value="2004-10-13T11:29:09">
            <text:p>13/10/04 11:29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Wrong order when decompile the TIME SET</text:p>
          </table:table-cell>
          <table:table-cell table:formula="oooc:=IF([.B161]&lt;=38082;&quot;1.1.0&quot;;IF([.B161]&lt;=38464;&quot;1.1.1&quot;;IF([.B161]&lt;=38796;&quot;1.1.2&quot;;IF([.B161]&lt;=39051;&quot;1.1.3&quot;;IF([.B161]&lt;=39133;&quot;1.1.4&quot;;IF([.B161]&lt;=39406;&quot;1.1.5&quot;;&quot;1.1.6&quot;))))))" office:value-type="string" office:string-value="1.1.1">
            <text:p>1.1.1</text:p>
          </table:table-cell>
          <table:table-cell table:formula="oooc:=IF([.C161]&lt;=38082;&quot;1.1.1&quot;;IF([.C161]&lt;=38464;&quot;1.1.2&quot;;IF([.C161]&lt;=38796;&quot;1.1.3&quot;;IF([.C161]&lt;=39051;&quot;1.1.4&quot;;IF([.C161]&lt;=39133;&quot;1.1.5&quot;;IF([.C161]&lt;=39406;&quot;1.1.6&quot;;&quot;1.1.7&quot;))))))" office:value-type="string" office:string-value="1.1.2">
            <text:p>1.1.2</text:p>
          </table:table-cell>
          <table:table-cell table:formula="oooc:=IF([.D161]=&quot;enhancement&quot;;&quot;mejora&quot;;&quot;fallo&quot;)" office:value-type="string" office:string-value="fallo">
            <text:p>fallo</text:p>
          </table:table-cell>
          <table:table-cell table:formula="oooc:=IF(OR([.E161]=&quot;NEW&quot;;[.E161]=&quot;ASSIGNED&quot;;[.E161]=&quot;REOPENED&quot;);&quot;pendiente&quot;;IF(OR([.F161]=&quot;LATER&quot;;[.F16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table:style-name="ce38" office:value-type="date" office:date-value="2004-09-27T17:40:41.000001">
            <text:p>27/09/04 17:40</text:p>
          </table:table-cell>
          <table:table-cell table:style-name="ce38" office:value-type="date" office:date-value="2006-12-05T11:54:31">
            <text:p>05/12/06 11:5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stimating series with different datings produces an error but no warnings</text:p>
          </table:table-cell>
          <table:table-cell table:formula="oooc:=IF([.B162]&lt;=38082;&quot;1.1.0&quot;;IF([.B162]&lt;=38464;&quot;1.1.1&quot;;IF([.B162]&lt;=38796;&quot;1.1.2&quot;;IF([.B162]&lt;=39051;&quot;1.1.3&quot;;IF([.B162]&lt;=39133;&quot;1.1.4&quot;;IF([.B162]&lt;=39406;&quot;1.1.5&quot;;&quot;1.1.6&quot;))))))" office:value-type="string" office:string-value="1.1.1">
            <text:p>1.1.1</text:p>
          </table:table-cell>
          <table:table-cell table:formula="oooc:=IF([.C162]&lt;=38082;&quot;1.1.1&quot;;IF([.C162]&lt;=38464;&quot;1.1.2&quot;;IF([.C162]&lt;=38796;&quot;1.1.3&quot;;IF([.C162]&lt;=39051;&quot;1.1.4&quot;;IF([.C162]&lt;=39133;&quot;1.1.5&quot;;IF([.C162]&lt;=39406;&quot;1.1.6&quot;;&quot;1.1.7&quot;))))))" office:value-type="string" office:string-value="1.1.5">
            <text:p>1.1.5</text:p>
          </table:table-cell>
          <table:table-cell table:formula="oooc:=IF([.D162]=&quot;enhancement&quot;;&quot;mejora&quot;;&quot;fallo&quot;)" office:value-type="string" office:string-value="fallo">
            <text:p>fallo</text:p>
          </table:table-cell>
          <table:table-cell table:formula="oooc:=IF(OR([.E162]=&quot;NEW&quot;;[.E162]=&quot;ASSIGNED&quot;;[.E162]=&quot;REOPENED&quot;);&quot;pendiente&quot;;IF(OR([.F162]=&quot;LATER&quot;;[.F16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table:style-name="ce38" office:value-type="date" office:date-value="2004-09-28T11:58:59">
            <text:p>28/09/04 11:58</text:p>
          </table:table-cell>
          <table:table-cell table:style-name="ce38" office:value-type="date" office:date-value="2006-12-05T12:04:47">
            <text:p>05/12/06 12:0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<text:s/>break down Polyn p2 = B^(2)* Real x;</text:p>
          </table:table-cell>
          <table:table-cell table:formula="oooc:=IF([.B163]&lt;=38082;&quot;1.1.0&quot;;IF([.B163]&lt;=38464;&quot;1.1.1&quot;;IF([.B163]&lt;=38796;&quot;1.1.2&quot;;IF([.B163]&lt;=39051;&quot;1.1.3&quot;;IF([.B163]&lt;=39133;&quot;1.1.4&quot;;IF([.B163]&lt;=39406;&quot;1.1.5&quot;;&quot;1.1.6&quot;))))))" office:value-type="string" office:string-value="1.1.1">
            <text:p>1.1.1</text:p>
          </table:table-cell>
          <table:table-cell table:formula="oooc:=IF([.C163]&lt;=38082;&quot;1.1.1&quot;;IF([.C163]&lt;=38464;&quot;1.1.2&quot;;IF([.C163]&lt;=38796;&quot;1.1.3&quot;;IF([.C163]&lt;=39051;&quot;1.1.4&quot;;IF([.C163]&lt;=39133;&quot;1.1.5&quot;;IF([.C163]&lt;=39406;&quot;1.1.6&quot;;&quot;1.1.7&quot;))))))" office:value-type="string" office:string-value="1.1.5">
            <text:p>1.1.5</text:p>
          </table:table-cell>
          <table:table-cell table:formula="oooc:=IF([.D163]=&quot;enhancement&quot;;&quot;mejora&quot;;&quot;fallo&quot;)" office:value-type="string" office:string-value="fallo">
            <text:p>fallo</text:p>
          </table:table-cell>
          <table:table-cell table:formula="oooc:=IF(OR([.E163]=&quot;NEW&quot;;[.E163]=&quot;ASSIGNED&quot;;[.E163]=&quot;REOPENED&quot;);&quot;pendiente&quot;;IF(OR([.F163]=&quot;LATER&quot;;[.F16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table:style-name="ce38" office:value-type="date" office:date-value="2004-09-28T22:04:18">
            <text:p>28/09/04 22:04</text:p>
          </table:table-cell>
          <table:table-cell table:style-name="ce38" office:value-type="date" office:date-value="2004-09-29T11:47:21">
            <text:p>29/09/04 11:4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in values "null" in the functions of access to Base of data</text:p>
          </table:table-cell>
          <table:table-cell table:formula="oooc:=IF([.B164]&lt;=38082;&quot;1.1.0&quot;;IF([.B164]&lt;=38464;&quot;1.1.1&quot;;IF([.B164]&lt;=38796;&quot;1.1.2&quot;;IF([.B164]&lt;=39051;&quot;1.1.3&quot;;IF([.B164]&lt;=39133;&quot;1.1.4&quot;;IF([.B164]&lt;=39406;&quot;1.1.5&quot;;&quot;1.1.6&quot;))))))" office:value-type="string" office:string-value="1.1.1">
            <text:p>1.1.1</text:p>
          </table:table-cell>
          <table:table-cell table:formula="oooc:=IF([.C164]&lt;=38082;&quot;1.1.1&quot;;IF([.C164]&lt;=38464;&quot;1.1.2&quot;;IF([.C164]&lt;=38796;&quot;1.1.3&quot;;IF([.C164]&lt;=39051;&quot;1.1.4&quot;;IF([.C164]&lt;=39133;&quot;1.1.5&quot;;IF([.C164]&lt;=39406;&quot;1.1.6&quot;;&quot;1.1.7&quot;))))))" office:value-type="string" office:string-value="1.1.2">
            <text:p>1.1.2</text:p>
          </table:table-cell>
          <table:table-cell table:formula="oooc:=IF([.D164]=&quot;enhancement&quot;;&quot;mejora&quot;;&quot;fallo&quot;)" office:value-type="string" office:string-value="fallo">
            <text:p>fallo</text:p>
          </table:table-cell>
          <table:table-cell table:formula="oooc:=IF(OR([.E164]=&quot;NEW&quot;;[.E164]=&quot;ASSIGNED&quot;;[.E164]=&quot;REOPENED&quot;);&quot;pendiente&quot;;IF(OR([.F164]=&quot;LATER&quot;;[.F16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table:style-name="ce38" office:value-type="date" office:date-value="2004-10-01T16:26:50">
            <text:p>01/10/04 16:26</text:p>
          </table:table-cell>
          <table:table-cell table:style-name="ce38" office:value-type="date" office:date-value="2006-12-05T12:11:15">
            <text:p>05/12/06 12:11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<text:s/>break down Serie out <text:s/>= (Real 0.8)* ser ;</text:p>
          </table:table-cell>
          <table:table-cell table:formula="oooc:=IF([.B165]&lt;=38082;&quot;1.1.0&quot;;IF([.B165]&lt;=38464;&quot;1.1.1&quot;;IF([.B165]&lt;=38796;&quot;1.1.2&quot;;IF([.B165]&lt;=39051;&quot;1.1.3&quot;;IF([.B165]&lt;=39133;&quot;1.1.4&quot;;IF([.B165]&lt;=39406;&quot;1.1.5&quot;;&quot;1.1.6&quot;))))))" office:value-type="string" office:string-value="1.1.1">
            <text:p>1.1.1</text:p>
          </table:table-cell>
          <table:table-cell table:formula="oooc:=IF([.C165]&lt;=38082;&quot;1.1.1&quot;;IF([.C165]&lt;=38464;&quot;1.1.2&quot;;IF([.C165]&lt;=38796;&quot;1.1.3&quot;;IF([.C165]&lt;=39051;&quot;1.1.4&quot;;IF([.C165]&lt;=39133;&quot;1.1.5&quot;;IF([.C165]&lt;=39406;&quot;1.1.6&quot;;&quot;1.1.7&quot;))))))" office:value-type="string" office:string-value="1.1.5">
            <text:p>1.1.5</text:p>
          </table:table-cell>
          <table:table-cell table:formula="oooc:=IF([.D165]=&quot;enhancement&quot;;&quot;mejora&quot;;&quot;fallo&quot;)" office:value-type="string" office:string-value="fallo">
            <text:p>fallo</text:p>
          </table:table-cell>
          <table:table-cell table:formula="oooc:=IF(OR([.E165]=&quot;NEW&quot;;[.E165]=&quot;ASSIGNED&quot;;[.E165]=&quot;REOPENED&quot;);&quot;pendiente&quot;;IF(OR([.F165]=&quot;LATER&quot;;[.F16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table:style-name="ce38" office:value-type="date" office:date-value="2004-10-04T18:15:42">
            <text:p>04/10/04 18:15</text:p>
          </table:table-cell>
          <table:table-cell table:style-name="ce38" office:value-type="date" office:date-value="2006-12-05T12:32:12">
            <text:p>05/12/06 12:3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 random error in AIA function</text:p>
          </table:table-cell>
          <table:table-cell table:formula="oooc:=IF([.B166]&lt;=38082;&quot;1.1.0&quot;;IF([.B166]&lt;=38464;&quot;1.1.1&quot;;IF([.B166]&lt;=38796;&quot;1.1.2&quot;;IF([.B166]&lt;=39051;&quot;1.1.3&quot;;IF([.B166]&lt;=39133;&quot;1.1.4&quot;;IF([.B166]&lt;=39406;&quot;1.1.5&quot;;&quot;1.1.6&quot;))))))" office:value-type="string" office:string-value="1.1.1">
            <text:p>1.1.1</text:p>
          </table:table-cell>
          <table:table-cell table:formula="oooc:=IF([.C166]&lt;=38082;&quot;1.1.1&quot;;IF([.C166]&lt;=38464;&quot;1.1.2&quot;;IF([.C166]&lt;=38796;&quot;1.1.3&quot;;IF([.C166]&lt;=39051;&quot;1.1.4&quot;;IF([.C166]&lt;=39133;&quot;1.1.5&quot;;IF([.C166]&lt;=39406;&quot;1.1.6&quot;;&quot;1.1.7&quot;))))))" office:value-type="string" office:string-value="1.1.5">
            <text:p>1.1.5</text:p>
          </table:table-cell>
          <table:table-cell table:formula="oooc:=IF([.D166]=&quot;enhancement&quot;;&quot;mejora&quot;;&quot;fallo&quot;)" office:value-type="string" office:string-value="fallo">
            <text:p>fallo</text:p>
          </table:table-cell>
          <table:table-cell table:formula="oooc:=IF(OR([.E166]=&quot;NEW&quot;;[.E166]=&quot;ASSIGNED&quot;;[.E166]=&quot;REOPENED&quot;);&quot;pendiente&quot;;IF(OR([.F166]=&quot;LATER&quot;;[.F16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table:style-name="ce38" office:value-type="date" office:date-value="2004-10-04T18:41:32">
            <text:p>04/10/04 18:41</text:p>
          </table:table-cell>
          <table:table-cell table:style-name="ce38" office:value-type="date" office:date-value="2006-12-05T12:33:04">
            <text:p>05/12/06 12:3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 can't modify default dates of Tol</text:p>
          </table:table-cell>
          <table:table-cell table:formula="oooc:=IF([.B167]&lt;=38082;&quot;1.1.0&quot;;IF([.B167]&lt;=38464;&quot;1.1.1&quot;;IF([.B167]&lt;=38796;&quot;1.1.2&quot;;IF([.B167]&lt;=39051;&quot;1.1.3&quot;;IF([.B167]&lt;=39133;&quot;1.1.4&quot;;IF([.B167]&lt;=39406;&quot;1.1.5&quot;;&quot;1.1.6&quot;))))))" office:value-type="string" office:string-value="1.1.1">
            <text:p>1.1.1</text:p>
          </table:table-cell>
          <table:table-cell table:formula="oooc:=IF([.C167]&lt;=38082;&quot;1.1.1&quot;;IF([.C167]&lt;=38464;&quot;1.1.2&quot;;IF([.C167]&lt;=38796;&quot;1.1.3&quot;;IF([.C167]&lt;=39051;&quot;1.1.4&quot;;IF([.C167]&lt;=39133;&quot;1.1.5&quot;;IF([.C167]&lt;=39406;&quot;1.1.6&quot;;&quot;1.1.7&quot;))))))" office:value-type="string" office:string-value="1.1.5">
            <text:p>1.1.5</text:p>
          </table:table-cell>
          <table:table-cell table:formula="oooc:=IF([.D167]=&quot;enhancement&quot;;&quot;mejora&quot;;&quot;fallo&quot;)" office:value-type="string" office:string-value="fallo">
            <text:p>fallo</text:p>
          </table:table-cell>
          <table:table-cell table:formula="oooc:=IF(OR([.E167]=&quot;NEW&quot;;[.E167]=&quot;ASSIGNED&quot;;[.E167]=&quot;REOPENED&quot;);&quot;pendiente&quot;;IF(OR([.F167]=&quot;LATER&quot;;[.F16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table:style-name="ce38" office:value-type="date" office:date-value="2004-10-04T20:56:49.000001">
            <text:p>04/10/04 20:56</text:p>
          </table:table-cell>
          <table:table-cell table:style-name="ce38" office:value-type="date" office:date-value="2006-12-02T02:17:17.000001">
            <text:p>02/12/06 02:1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fficiency problem when dealing with some TimeSet operations ?</text:p>
          </table:table-cell>
          <table:table-cell table:formula="oooc:=IF([.B168]&lt;=38082;&quot;1.1.0&quot;;IF([.B168]&lt;=38464;&quot;1.1.1&quot;;IF([.B168]&lt;=38796;&quot;1.1.2&quot;;IF([.B168]&lt;=39051;&quot;1.1.3&quot;;IF([.B168]&lt;=39133;&quot;1.1.4&quot;;IF([.B168]&lt;=39406;&quot;1.1.5&quot;;&quot;1.1.6&quot;))))))" office:value-type="string" office:string-value="1.1.1">
            <text:p>1.1.1</text:p>
          </table:table-cell>
          <table:table-cell table:formula="oooc:=IF([.C168]&lt;=38082;&quot;1.1.1&quot;;IF([.C168]&lt;=38464;&quot;1.1.2&quot;;IF([.C168]&lt;=38796;&quot;1.1.3&quot;;IF([.C168]&lt;=39051;&quot;1.1.4&quot;;IF([.C168]&lt;=39133;&quot;1.1.5&quot;;IF([.C168]&lt;=39406;&quot;1.1.6&quot;;&quot;1.1.7&quot;))))))" office:value-type="string" office:string-value="1.1.5">
            <text:p>1.1.5</text:p>
          </table:table-cell>
          <table:table-cell table:formula="oooc:=IF([.D168]=&quot;enhancement&quot;;&quot;mejora&quot;;&quot;fallo&quot;)" office:value-type="string" office:string-value="fallo">
            <text:p>fallo</text:p>
          </table:table-cell>
          <table:table-cell table:formula="oooc:=IF(OR([.E168]=&quot;NEW&quot;;[.E168]=&quot;ASSIGNED&quot;;[.E168]=&quot;REOPENED&quot;);&quot;pendiente&quot;;IF(OR([.F168]=&quot;LATER&quot;;[.F16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table:style-name="ce38" office:value-type="date" office:date-value="2004-10-05T13:04:50">
            <text:p>05/10/04 13:04</text:p>
          </table:table-cell>
          <table:table-cell table:style-name="ce38" office:value-type="date" office:date-value="2004-10-05T13:27:16">
            <text:p>05/10/04 13:2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right <text:s/>click doesn`t work on Ratio objects</text:p>
          </table:table-cell>
          <table:table-cell table:formula="oooc:=IF([.B169]&lt;=38082;&quot;1.1.0&quot;;IF([.B169]&lt;=38464;&quot;1.1.1&quot;;IF([.B169]&lt;=38796;&quot;1.1.2&quot;;IF([.B169]&lt;=39051;&quot;1.1.3&quot;;IF([.B169]&lt;=39133;&quot;1.1.4&quot;;IF([.B169]&lt;=39406;&quot;1.1.5&quot;;&quot;1.1.6&quot;))))))" office:value-type="string" office:string-value="1.1.1">
            <text:p>1.1.1</text:p>
          </table:table-cell>
          <table:table-cell table:formula="oooc:=IF([.C169]&lt;=38082;&quot;1.1.1&quot;;IF([.C169]&lt;=38464;&quot;1.1.2&quot;;IF([.C169]&lt;=38796;&quot;1.1.3&quot;;IF([.C169]&lt;=39051;&quot;1.1.4&quot;;IF([.C169]&lt;=39133;&quot;1.1.5&quot;;IF([.C169]&lt;=39406;&quot;1.1.6&quot;;&quot;1.1.7&quot;))))))" office:value-type="string" office:string-value="1.1.2">
            <text:p>1.1.2</text:p>
          </table:table-cell>
          <table:table-cell table:formula="oooc:=IF([.D169]=&quot;enhancement&quot;;&quot;mejora&quot;;&quot;fallo&quot;)" office:value-type="string" office:string-value="fallo">
            <text:p>fallo</text:p>
          </table:table-cell>
          <table:table-cell table:formula="oooc:=IF(OR([.E169]=&quot;NEW&quot;;[.E169]=&quot;ASSIGNED&quot;;[.E169]=&quot;REOPENED&quot;);&quot;pendiente&quot;;IF(OR([.F169]=&quot;LATER&quot;;[.F16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table:style-name="ce38" office:value-type="date" office:date-value="2004-10-06T10:31:01.999999">
            <text:p>06/10/04 10:31</text:p>
          </table:table-cell>
          <table:table-cell table:style-name="ce38" office:value-type="date" office:date-value="2006-12-05T11:52:55.000001">
            <text:p>05/12/06 11:5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Set result in estimate does not take odd names</text:p>
          </table:table-cell>
          <table:table-cell table:formula="oooc:=IF([.B170]&lt;=38082;&quot;1.1.0&quot;;IF([.B170]&lt;=38464;&quot;1.1.1&quot;;IF([.B170]&lt;=38796;&quot;1.1.2&quot;;IF([.B170]&lt;=39051;&quot;1.1.3&quot;;IF([.B170]&lt;=39133;&quot;1.1.4&quot;;IF([.B170]&lt;=39406;&quot;1.1.5&quot;;&quot;1.1.6&quot;))))))" office:value-type="string" office:string-value="1.1.1">
            <text:p>1.1.1</text:p>
          </table:table-cell>
          <table:table-cell table:formula="oooc:=IF([.C170]&lt;=38082;&quot;1.1.1&quot;;IF([.C170]&lt;=38464;&quot;1.1.2&quot;;IF([.C170]&lt;=38796;&quot;1.1.3&quot;;IF([.C170]&lt;=39051;&quot;1.1.4&quot;;IF([.C170]&lt;=39133;&quot;1.1.5&quot;;IF([.C170]&lt;=39406;&quot;1.1.6&quot;;&quot;1.1.7&quot;))))))" office:value-type="string" office:string-value="1.1.5">
            <text:p>1.1.5</text:p>
          </table:table-cell>
          <table:table-cell table:formula="oooc:=IF([.D170]=&quot;enhancement&quot;;&quot;mejora&quot;;&quot;fallo&quot;)" office:value-type="string" office:string-value="fallo">
            <text:p>fallo</text:p>
          </table:table-cell>
          <table:table-cell table:formula="oooc:=IF(OR([.E170]=&quot;NEW&quot;;[.E170]=&quot;ASSIGNED&quot;;[.E170]=&quot;REOPENED&quot;);&quot;pendiente&quot;;IF(OR([.F170]=&quot;LATER&quot;;[.F17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table:style-name="ce38" office:value-type="date" office:date-value="2004-10-06T15:26:49">
            <text:p>06/10/04 15:26</text:p>
          </table:table-cell>
          <table:table-cell table:style-name="ce38" office:value-type="date" office:date-value="2007-11-06T10:46:37">
            <text:p>06/11/07 10:4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s with DifEq and Estimate when using Gaussian</text:p>
          </table:table-cell>
          <table:table-cell table:formula="oooc:=IF([.B171]&lt;=38082;&quot;1.1.0&quot;;IF([.B171]&lt;=38464;&quot;1.1.1&quot;;IF([.B171]&lt;=38796;&quot;1.1.2&quot;;IF([.B171]&lt;=39051;&quot;1.1.3&quot;;IF([.B171]&lt;=39133;&quot;1.1.4&quot;;IF([.B171]&lt;=39406;&quot;1.1.5&quot;;&quot;1.1.6&quot;))))))" office:value-type="string" office:string-value="1.1.1">
            <text:p>1.1.1</text:p>
          </table:table-cell>
          <table:table-cell table:formula="oooc:=IF([.C171]&lt;=38082;&quot;1.1.1&quot;;IF([.C171]&lt;=38464;&quot;1.1.2&quot;;IF([.C171]&lt;=38796;&quot;1.1.3&quot;;IF([.C171]&lt;=39051;&quot;1.1.4&quot;;IF([.C171]&lt;=39133;&quot;1.1.5&quot;;IF([.C171]&lt;=39406;&quot;1.1.6&quot;;&quot;1.1.7&quot;))))))" office:value-type="string" office:string-value="1.1.6">
            <text:p>1.1.6</text:p>
          </table:table-cell>
          <table:table-cell table:formula="oooc:=IF([.D171]=&quot;enhancement&quot;;&quot;mejora&quot;;&quot;fallo&quot;)" office:value-type="string" office:string-value="fallo">
            <text:p>fallo</text:p>
          </table:table-cell>
          <table:table-cell table:formula="oooc:=IF(OR([.E171]=&quot;NEW&quot;;[.E171]=&quot;ASSIGNED&quot;;[.E171]=&quot;REOPENED&quot;);&quot;pendiente&quot;;IF(OR([.F171]=&quot;LATER&quot;;[.F17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table:style-name="ce38" office:value-type="date" office:date-value="2004-10-06T17:57:35">
            <text:p>06/10/04 17:57</text:p>
          </table:table-cell>
          <table:table-cell table:style-name="ce38" office:value-type="date" office:date-value="2006-12-05T12:34:01">
            <text:p>05/12/06 12:3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ncludeBMT is not able to load files with more than 4693 rows.</text:p>
          </table:table-cell>
          <table:table-cell table:formula="oooc:=IF([.B172]&lt;=38082;&quot;1.1.0&quot;;IF([.B172]&lt;=38464;&quot;1.1.1&quot;;IF([.B172]&lt;=38796;&quot;1.1.2&quot;;IF([.B172]&lt;=39051;&quot;1.1.3&quot;;IF([.B172]&lt;=39133;&quot;1.1.4&quot;;IF([.B172]&lt;=39406;&quot;1.1.5&quot;;&quot;1.1.6&quot;))))))" office:value-type="string" office:string-value="1.1.1">
            <text:p>1.1.1</text:p>
          </table:table-cell>
          <table:table-cell table:formula="oooc:=IF([.C172]&lt;=38082;&quot;1.1.1&quot;;IF([.C172]&lt;=38464;&quot;1.1.2&quot;;IF([.C172]&lt;=38796;&quot;1.1.3&quot;;IF([.C172]&lt;=39051;&quot;1.1.4&quot;;IF([.C172]&lt;=39133;&quot;1.1.5&quot;;IF([.C172]&lt;=39406;&quot;1.1.6&quot;;&quot;1.1.7&quot;))))))" office:value-type="string" office:string-value="1.1.5">
            <text:p>1.1.5</text:p>
          </table:table-cell>
          <table:table-cell table:formula="oooc:=IF([.D172]=&quot;enhancement&quot;;&quot;mejora&quot;;&quot;fallo&quot;)" office:value-type="string" office:string-value="fallo">
            <text:p>fallo</text:p>
          </table:table-cell>
          <table:table-cell table:formula="oooc:=IF(OR([.E172]=&quot;NEW&quot;;[.E172]=&quot;ASSIGNED&quot;;[.E172]=&quot;REOPENED&quot;);&quot;pendiente&quot;;IF(OR([.F172]=&quot;LATER&quot;;[.F17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table:style-name="ce38" office:value-type="date" office:date-value="2004-10-06T23:15:41">
            <text:p>06/10/04 23:15</text:p>
          </table:table-cell>
          <table:table-cell table:style-name="ce38" office:value-type="date" office:date-value="2006-12-05T12:34:14.999999">
            <text:p>05/12/06 12:3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La versión 1.1.1 no compila bajándola de linux</text:p>
          </table:table-cell>
          <table:table-cell table:formula="oooc:=IF([.B173]&lt;=38082;&quot;1.1.0&quot;;IF([.B173]&lt;=38464;&quot;1.1.1&quot;;IF([.B173]&lt;=38796;&quot;1.1.2&quot;;IF([.B173]&lt;=39051;&quot;1.1.3&quot;;IF([.B173]&lt;=39133;&quot;1.1.4&quot;;IF([.B173]&lt;=39406;&quot;1.1.5&quot;;&quot;1.1.6&quot;))))))" office:value-type="string" office:string-value="1.1.1">
            <text:p>1.1.1</text:p>
          </table:table-cell>
          <table:table-cell table:formula="oooc:=IF([.C173]&lt;=38082;&quot;1.1.1&quot;;IF([.C173]&lt;=38464;&quot;1.1.2&quot;;IF([.C173]&lt;=38796;&quot;1.1.3&quot;;IF([.C173]&lt;=39051;&quot;1.1.4&quot;;IF([.C173]&lt;=39133;&quot;1.1.5&quot;;IF([.C173]&lt;=39406;&quot;1.1.6&quot;;&quot;1.1.7&quot;))))))" office:value-type="string" office:string-value="1.1.5">
            <text:p>1.1.5</text:p>
          </table:table-cell>
          <table:table-cell table:formula="oooc:=IF([.D173]=&quot;enhancement&quot;;&quot;mejora&quot;;&quot;fallo&quot;)" office:value-type="string" office:string-value="fallo">
            <text:p>fallo</text:p>
          </table:table-cell>
          <table:table-cell table:formula="oooc:=IF(OR([.E173]=&quot;NEW&quot;;[.E173]=&quot;ASSIGNED&quot;;[.E173]=&quot;REOPENED&quot;);&quot;pendiente&quot;;IF(OR([.F173]=&quot;LATER&quot;;[.F17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table:style-name="ce38" office:value-type="date" office:date-value="2004-10-07T10:00:02">
            <text:p>07/10/04 10:00</text:p>
          </table:table-cell>
          <table:table-cell table:style-name="ce38" office:value-type="date" office:date-value="2006-12-05T13:06:33.999999">
            <text:p>05/12/06 13:0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rie serExp = Exp(1)*CalInd( C, Diario) <text:s/>does not work</text:p>
          </table:table-cell>
          <table:table-cell table:formula="oooc:=IF([.B174]&lt;=38082;&quot;1.1.0&quot;;IF([.B174]&lt;=38464;&quot;1.1.1&quot;;IF([.B174]&lt;=38796;&quot;1.1.2&quot;;IF([.B174]&lt;=39051;&quot;1.1.3&quot;;IF([.B174]&lt;=39133;&quot;1.1.4&quot;;IF([.B174]&lt;=39406;&quot;1.1.5&quot;;&quot;1.1.6&quot;))))))" office:value-type="string" office:string-value="1.1.1">
            <text:p>1.1.1</text:p>
          </table:table-cell>
          <table:table-cell table:formula="oooc:=IF([.C174]&lt;=38082;&quot;1.1.1&quot;;IF([.C174]&lt;=38464;&quot;1.1.2&quot;;IF([.C174]&lt;=38796;&quot;1.1.3&quot;;IF([.C174]&lt;=39051;&quot;1.1.4&quot;;IF([.C174]&lt;=39133;&quot;1.1.5&quot;;IF([.C174]&lt;=39406;&quot;1.1.6&quot;;&quot;1.1.7&quot;))))))" office:value-type="string" office:string-value="1.1.5">
            <text:p>1.1.5</text:p>
          </table:table-cell>
          <table:table-cell table:formula="oooc:=IF([.D174]=&quot;enhancement&quot;;&quot;mejora&quot;;&quot;fallo&quot;)" office:value-type="string" office:string-value="fallo">
            <text:p>fallo</text:p>
          </table:table-cell>
          <table:table-cell table:formula="oooc:=IF(OR([.E174]=&quot;NEW&quot;;[.E174]=&quot;ASSIGNED&quot;;[.E174]=&quot;REOPENED&quot;);&quot;pendiente&quot;;IF(OR([.F174]=&quot;LATER&quot;;[.F17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table:style-name="ce38" office:value-type="date" office:date-value="2004-10-07T14:34:04">
            <text:p>07/10/04 14:34</text:p>
          </table:table-cell>
          <table:table-cell table:style-name="ce38" office:value-type="date" office:date-value="2006-12-05T12:39:00">
            <text:p>05/12/06 12:3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rie ser_error = (a*b)*ser1 <text:s/>Does Not Work!</text:p>
          </table:table-cell>
          <table:table-cell table:formula="oooc:=IF([.B175]&lt;=38082;&quot;1.1.0&quot;;IF([.B175]&lt;=38464;&quot;1.1.1&quot;;IF([.B175]&lt;=38796;&quot;1.1.2&quot;;IF([.B175]&lt;=39051;&quot;1.1.3&quot;;IF([.B175]&lt;=39133;&quot;1.1.4&quot;;IF([.B175]&lt;=39406;&quot;1.1.5&quot;;&quot;1.1.6&quot;))))))" office:value-type="string" office:string-value="1.1.1">
            <text:p>1.1.1</text:p>
          </table:table-cell>
          <table:table-cell table:formula="oooc:=IF([.C175]&lt;=38082;&quot;1.1.1&quot;;IF([.C175]&lt;=38464;&quot;1.1.2&quot;;IF([.C175]&lt;=38796;&quot;1.1.3&quot;;IF([.C175]&lt;=39051;&quot;1.1.4&quot;;IF([.C175]&lt;=39133;&quot;1.1.5&quot;;IF([.C175]&lt;=39406;&quot;1.1.6&quot;;&quot;1.1.7&quot;))))))" office:value-type="string" office:string-value="1.1.5">
            <text:p>1.1.5</text:p>
          </table:table-cell>
          <table:table-cell table:formula="oooc:=IF([.D175]=&quot;enhancement&quot;;&quot;mejora&quot;;&quot;fallo&quot;)" office:value-type="string" office:string-value="fallo">
            <text:p>fallo</text:p>
          </table:table-cell>
          <table:table-cell table:formula="oooc:=IF(OR([.E175]=&quot;NEW&quot;;[.E175]=&quot;ASSIGNED&quot;;[.E175]=&quot;REOPENED&quot;);&quot;pendiente&quot;;IF(OR([.F175]=&quot;LATER&quot;;[.F17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table:style-name="ce38" office:value-type="date" office:date-value="2004-10-07T16:57:33.999999">
            <text:p>07/10/04 16:57</text:p>
          </table:table-cell>
          <table:table-cell table:style-name="ce38" office:value-type="date" office:date-value="2006-02-27T11:12:56">
            <text:p>27/02/06 11:12</text:p>
          </table:table-cell>
          <table:table-cell office:value-type="string">
            <text:p>enhancement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some utilities for tables</text:p>
          </table:table-cell>
          <table:table-cell table:formula="oooc:=IF([.B176]&lt;=38082;&quot;1.1.0&quot;;IF([.B176]&lt;=38464;&quot;1.1.1&quot;;IF([.B176]&lt;=38796;&quot;1.1.2&quot;;IF([.B176]&lt;=39051;&quot;1.1.3&quot;;IF([.B176]&lt;=39133;&quot;1.1.4&quot;;IF([.B176]&lt;=39406;&quot;1.1.5&quot;;&quot;1.1.6&quot;))))))" office:value-type="string" office:string-value="1.1.1">
            <text:p>1.1.1</text:p>
          </table:table-cell>
          <table:table-cell table:formula="oooc:=IF([.C176]&lt;=38082;&quot;1.1.1&quot;;IF([.C176]&lt;=38464;&quot;1.1.2&quot;;IF([.C176]&lt;=38796;&quot;1.1.3&quot;;IF([.C176]&lt;=39051;&quot;1.1.4&quot;;IF([.C176]&lt;=39133;&quot;1.1.5&quot;;IF([.C176]&lt;=39406;&quot;1.1.6&quot;;&quot;1.1.7&quot;))))))" office:value-type="string" office:string-value="1.1.3">
            <text:p>1.1.3</text:p>
          </table:table-cell>
          <table:table-cell table:formula="oooc:=IF([.D176]=&quot;enhancement&quot;;&quot;mejora&quot;;&quot;fallo&quot;)" office:value-type="string" office:string-value="mejora">
            <text:p>mejora</text:p>
          </table:table-cell>
          <table:table-cell table:formula="oooc:=IF(OR([.E176]=&quot;NEW&quot;;[.E176]=&quot;ASSIGNED&quot;;[.E176]=&quot;REOPENED&quot;);&quot;pendiente&quot;;IF(OR([.F176]=&quot;LATER&quot;;[.F176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table:style-name="ce38" office:value-type="date" office:date-value="2004-10-07T17:21:27">
            <text:p>07/10/04 17:21</text:p>
          </table:table-cell>
          <table:table-cell table:style-name="ce38" office:value-type="date" office:date-value="2004-11-30T09:54:53">
            <text:p>30/11/04 09:5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ol Base se cae cuando se intenta dibujar intersección vacía</text:p>
          </table:table-cell>
          <table:table-cell table:formula="oooc:=IF([.B177]&lt;=38082;&quot;1.1.0&quot;;IF([.B177]&lt;=38464;&quot;1.1.1&quot;;IF([.B177]&lt;=38796;&quot;1.1.2&quot;;IF([.B177]&lt;=39051;&quot;1.1.3&quot;;IF([.B177]&lt;=39133;&quot;1.1.4&quot;;IF([.B177]&lt;=39406;&quot;1.1.5&quot;;&quot;1.1.6&quot;))))))" office:value-type="string" office:string-value="1.1.1">
            <text:p>1.1.1</text:p>
          </table:table-cell>
          <table:table-cell table:formula="oooc:=IF([.C177]&lt;=38082;&quot;1.1.1&quot;;IF([.C177]&lt;=38464;&quot;1.1.2&quot;;IF([.C177]&lt;=38796;&quot;1.1.3&quot;;IF([.C177]&lt;=39051;&quot;1.1.4&quot;;IF([.C177]&lt;=39133;&quot;1.1.5&quot;;IF([.C177]&lt;=39406;&quot;1.1.6&quot;;&quot;1.1.7&quot;))))))" office:value-type="string" office:string-value="1.1.2">
            <text:p>1.1.2</text:p>
          </table:table-cell>
          <table:table-cell table:formula="oooc:=IF([.D177]=&quot;enhancement&quot;;&quot;mejora&quot;;&quot;fallo&quot;)" office:value-type="string" office:string-value="fallo">
            <text:p>fallo</text:p>
          </table:table-cell>
          <table:table-cell table:formula="oooc:=IF(OR([.E177]=&quot;NEW&quot;;[.E177]=&quot;ASSIGNED&quot;;[.E177]=&quot;REOPENED&quot;);&quot;pendiente&quot;;IF(OR([.F177]=&quot;LATER&quot;;[.F17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table:style-name="ce38" office:value-type="date" office:date-value="2004-10-08T10:58:56">
            <text:p>08/10/04 10:58</text:p>
          </table:table-cell>
          <table:table-cell table:style-name="ce38" office:value-type="date" office:date-value="2006-12-05T12:40:53">
            <text:p>05/12/06 12:4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rie ser1 = (-a)*ser2 <text:s/>does not create the serie</text:p>
          </table:table-cell>
          <table:table-cell table:formula="oooc:=IF([.B178]&lt;=38082;&quot;1.1.0&quot;;IF([.B178]&lt;=38464;&quot;1.1.1&quot;;IF([.B178]&lt;=38796;&quot;1.1.2&quot;;IF([.B178]&lt;=39051;&quot;1.1.3&quot;;IF([.B178]&lt;=39133;&quot;1.1.4&quot;;IF([.B178]&lt;=39406;&quot;1.1.5&quot;;&quot;1.1.6&quot;))))))" office:value-type="string" office:string-value="1.1.1">
            <text:p>1.1.1</text:p>
          </table:table-cell>
          <table:table-cell table:formula="oooc:=IF([.C178]&lt;=38082;&quot;1.1.1&quot;;IF([.C178]&lt;=38464;&quot;1.1.2&quot;;IF([.C178]&lt;=38796;&quot;1.1.3&quot;;IF([.C178]&lt;=39051;&quot;1.1.4&quot;;IF([.C178]&lt;=39133;&quot;1.1.5&quot;;IF([.C178]&lt;=39406;&quot;1.1.6&quot;;&quot;1.1.7&quot;))))))" office:value-type="string" office:string-value="1.1.5">
            <text:p>1.1.5</text:p>
          </table:table-cell>
          <table:table-cell table:formula="oooc:=IF([.D178]=&quot;enhancement&quot;;&quot;mejora&quot;;&quot;fallo&quot;)" office:value-type="string" office:string-value="fallo">
            <text:p>fallo</text:p>
          </table:table-cell>
          <table:table-cell table:formula="oooc:=IF(OR([.E178]=&quot;NEW&quot;;[.E178]=&quot;ASSIGNED&quot;;[.E178]=&quot;REOPENED&quot;);&quot;pendiente&quot;;IF(OR([.F178]=&quot;LATER&quot;;[.F17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table:style-name="ce38" office:value-type="date" office:date-value="2004-10-08T16:45:25">
            <text:p>08/10/04 16:45</text:p>
          </table:table-cell>
          <table:table-cell table:style-name="ce38" office:value-type="date" office:date-value="2004-10-09T14:03:52">
            <text:p>09/10/04 14:0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Real out2 =!fun(0)+!fun(1)+!fun(0); <text:s text:c="2"/>Error!!</text:p>
          </table:table-cell>
          <table:table-cell table:formula="oooc:=IF([.B179]&lt;=38082;&quot;1.1.0&quot;;IF([.B179]&lt;=38464;&quot;1.1.1&quot;;IF([.B179]&lt;=38796;&quot;1.1.2&quot;;IF([.B179]&lt;=39051;&quot;1.1.3&quot;;IF([.B179]&lt;=39133;&quot;1.1.4&quot;;IF([.B179]&lt;=39406;&quot;1.1.5&quot;;&quot;1.1.6&quot;))))))" office:value-type="string" office:string-value="1.1.1">
            <text:p>1.1.1</text:p>
          </table:table-cell>
          <table:table-cell table:formula="oooc:=IF([.C179]&lt;=38082;&quot;1.1.1&quot;;IF([.C179]&lt;=38464;&quot;1.1.2&quot;;IF([.C179]&lt;=38796;&quot;1.1.3&quot;;IF([.C179]&lt;=39051;&quot;1.1.4&quot;;IF([.C179]&lt;=39133;&quot;1.1.5&quot;;IF([.C179]&lt;=39406;&quot;1.1.6&quot;;&quot;1.1.7&quot;))))))" office:value-type="string" office:string-value="1.1.2">
            <text:p>1.1.2</text:p>
          </table:table-cell>
          <table:table-cell table:formula="oooc:=IF([.D179]=&quot;enhancement&quot;;&quot;mejora&quot;;&quot;fallo&quot;)" office:value-type="string" office:string-value="fallo">
            <text:p>fallo</text:p>
          </table:table-cell>
          <table:table-cell table:formula="oooc:=IF(OR([.E179]=&quot;NEW&quot;;[.E179]=&quot;ASSIGNED&quot;;[.E179]=&quot;REOPENED&quot;);&quot;pendiente&quot;;IF(OR([.F179]=&quot;LATER&quot;;[.F17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table:style-name="ce38" office:value-type="date" office:date-value="2004-10-08T16:45:28">
            <text:p>08/10/04 16:45</text:p>
          </table:table-cell>
          <table:table-cell table:style-name="ce38" office:value-type="date" office:date-value="2006-12-05T12:52:06">
            <text:p>05/12/06 12:5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eal out2 =!fun(0)+!fun(1)+!fun(0); <text:s text:c="2"/>Error!!</text:p>
          </table:table-cell>
          <table:table-cell table:formula="oooc:=IF([.B180]&lt;=38082;&quot;1.1.0&quot;;IF([.B180]&lt;=38464;&quot;1.1.1&quot;;IF([.B180]&lt;=38796;&quot;1.1.2&quot;;IF([.B180]&lt;=39051;&quot;1.1.3&quot;;IF([.B180]&lt;=39133;&quot;1.1.4&quot;;IF([.B180]&lt;=39406;&quot;1.1.5&quot;;&quot;1.1.6&quot;))))))" office:value-type="string" office:string-value="1.1.1">
            <text:p>1.1.1</text:p>
          </table:table-cell>
          <table:table-cell table:formula="oooc:=IF([.C180]&lt;=38082;&quot;1.1.1&quot;;IF([.C180]&lt;=38464;&quot;1.1.2&quot;;IF([.C180]&lt;=38796;&quot;1.1.3&quot;;IF([.C180]&lt;=39051;&quot;1.1.4&quot;;IF([.C180]&lt;=39133;&quot;1.1.5&quot;;IF([.C180]&lt;=39406;&quot;1.1.6&quot;;&quot;1.1.7&quot;))))))" office:value-type="string" office:string-value="1.1.5">
            <text:p>1.1.5</text:p>
          </table:table-cell>
          <table:table-cell table:formula="oooc:=IF([.D180]=&quot;enhancement&quot;;&quot;mejora&quot;;&quot;fallo&quot;)" office:value-type="string" office:string-value="fallo">
            <text:p>fallo</text:p>
          </table:table-cell>
          <table:table-cell table:formula="oooc:=IF(OR([.E180]=&quot;NEW&quot;;[.E180]=&quot;ASSIGNED&quot;;[.E180]=&quot;REOPENED&quot;);&quot;pendiente&quot;;IF(OR([.F180]=&quot;LATER&quot;;[.F18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table:style-name="ce38" office:value-type="date" office:date-value="2004-10-13T16:06:00">
            <text:p>13/10/04 16:06</text:p>
          </table:table-cell>
          <table:table-cell table:style-name="ce38" office:value-type="date" office:date-value="2006-12-05T12:57:52">
            <text:p>05/12/06 12:57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unction doesn't exist</text:p>
          </table:table-cell>
          <table:table-cell table:formula="oooc:=IF([.B181]&lt;=38082;&quot;1.1.0&quot;;IF([.B181]&lt;=38464;&quot;1.1.1&quot;;IF([.B181]&lt;=38796;&quot;1.1.2&quot;;IF([.B181]&lt;=39051;&quot;1.1.3&quot;;IF([.B181]&lt;=39133;&quot;1.1.4&quot;;IF([.B181]&lt;=39406;&quot;1.1.5&quot;;&quot;1.1.6&quot;))))))" office:value-type="string" office:string-value="1.1.1">
            <text:p>1.1.1</text:p>
          </table:table-cell>
          <table:table-cell table:formula="oooc:=IF([.C181]&lt;=38082;&quot;1.1.1&quot;;IF([.C181]&lt;=38464;&quot;1.1.2&quot;;IF([.C181]&lt;=38796;&quot;1.1.3&quot;;IF([.C181]&lt;=39051;&quot;1.1.4&quot;;IF([.C181]&lt;=39133;&quot;1.1.5&quot;;IF([.C181]&lt;=39406;&quot;1.1.6&quot;;&quot;1.1.7&quot;))))))" office:value-type="string" office:string-value="1.1.5">
            <text:p>1.1.5</text:p>
          </table:table-cell>
          <table:table-cell table:formula="oooc:=IF([.D181]=&quot;enhancement&quot;;&quot;mejora&quot;;&quot;fallo&quot;)" office:value-type="string" office:string-value="fallo">
            <text:p>fallo</text:p>
          </table:table-cell>
          <table:table-cell table:formula="oooc:=IF(OR([.E181]=&quot;NEW&quot;;[.E181]=&quot;ASSIGNED&quot;;[.E181]=&quot;REOPENED&quot;);&quot;pendiente&quot;;IF(OR([.F181]=&quot;LATER&quot;;[.F18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table:style-name="ce38" office:value-type="date" office:date-value="2004-10-13T19:50:49">
            <text:p>13/10/04 19:50</text:p>
          </table:table-cell>
          <table:table-cell table:style-name="ce38" office:value-type="date" office:date-value="2004-10-13T20:28:42">
            <text:p>13/10/04 20:28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Evaluation in different level</text:p>
          </table:table-cell>
          <table:table-cell table:formula="oooc:=IF([.B182]&lt;=38082;&quot;1.1.0&quot;;IF([.B182]&lt;=38464;&quot;1.1.1&quot;;IF([.B182]&lt;=38796;&quot;1.1.2&quot;;IF([.B182]&lt;=39051;&quot;1.1.3&quot;;IF([.B182]&lt;=39133;&quot;1.1.4&quot;;IF([.B182]&lt;=39406;&quot;1.1.5&quot;;&quot;1.1.6&quot;))))))" office:value-type="string" office:string-value="1.1.1">
            <text:p>1.1.1</text:p>
          </table:table-cell>
          <table:table-cell table:formula="oooc:=IF([.C182]&lt;=38082;&quot;1.1.1&quot;;IF([.C182]&lt;=38464;&quot;1.1.2&quot;;IF([.C182]&lt;=38796;&quot;1.1.3&quot;;IF([.C182]&lt;=39051;&quot;1.1.4&quot;;IF([.C182]&lt;=39133;&quot;1.1.5&quot;;IF([.C182]&lt;=39406;&quot;1.1.6&quot;;&quot;1.1.7&quot;))))))" office:value-type="string" office:string-value="1.1.2">
            <text:p>1.1.2</text:p>
          </table:table-cell>
          <table:table-cell table:formula="oooc:=IF([.D182]=&quot;enhancement&quot;;&quot;mejora&quot;;&quot;fallo&quot;)" office:value-type="string" office:string-value="fallo">
            <text:p>fallo</text:p>
          </table:table-cell>
          <table:table-cell table:formula="oooc:=IF(OR([.E182]=&quot;NEW&quot;;[.E182]=&quot;ASSIGNED&quot;;[.E182]=&quot;REOPENED&quot;);&quot;pendiente&quot;;IF(OR([.F182]=&quot;LATER&quot;;[.F18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table:style-name="ce38" office:value-type="date" office:date-value="2004-10-18T16:52:42">
            <text:p>18/10/04 16:52</text:p>
          </table:table-cell>
          <table:table-cell table:style-name="ce38" office:value-type="date" office:date-value="2006-12-05T12:58:07">
            <text:p>05/12/06 12:58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tcl.dll doesn't compile in MSDev</text:p>
          </table:table-cell>
          <table:table-cell table:formula="oooc:=IF([.B183]&lt;=38082;&quot;1.1.0&quot;;IF([.B183]&lt;=38464;&quot;1.1.1&quot;;IF([.B183]&lt;=38796;&quot;1.1.2&quot;;IF([.B183]&lt;=39051;&quot;1.1.3&quot;;IF([.B183]&lt;=39133;&quot;1.1.4&quot;;IF([.B183]&lt;=39406;&quot;1.1.5&quot;;&quot;1.1.6&quot;))))))" office:value-type="string" office:string-value="1.1.1">
            <text:p>1.1.1</text:p>
          </table:table-cell>
          <table:table-cell table:formula="oooc:=IF([.C183]&lt;=38082;&quot;1.1.1&quot;;IF([.C183]&lt;=38464;&quot;1.1.2&quot;;IF([.C183]&lt;=38796;&quot;1.1.3&quot;;IF([.C183]&lt;=39051;&quot;1.1.4&quot;;IF([.C183]&lt;=39133;&quot;1.1.5&quot;;IF([.C183]&lt;=39406;&quot;1.1.6&quot;;&quot;1.1.7&quot;))))))" office:value-type="string" office:string-value="1.1.5">
            <text:p>1.1.5</text:p>
          </table:table-cell>
          <table:table-cell table:formula="oooc:=IF([.D183]=&quot;enhancement&quot;;&quot;mejora&quot;;&quot;fallo&quot;)" office:value-type="string" office:string-value="fallo">
            <text:p>fallo</text:p>
          </table:table-cell>
          <table:table-cell table:formula="oooc:=IF(OR([.E183]=&quot;NEW&quot;;[.E183]=&quot;ASSIGNED&quot;;[.E183]=&quot;REOPENED&quot;);&quot;pendiente&quot;;IF(OR([.F183]=&quot;LATER&quot;;[.F18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table:style-name="ce38" office:value-type="date" office:date-value="2004-10-20T19:09:38">
            <text:p>20/10/04 19:09</text:p>
          </table:table-cell>
          <table:table-cell table:style-name="ce38" office:value-type="date" office:date-value="2006-04-19T13:58:05">
            <text:p>19/04/06 13:5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olBase doesn't ask for saving files before being closed</text:p>
          </table:table-cell>
          <table:table-cell table:formula="oooc:=IF([.B184]&lt;=38082;&quot;1.1.0&quot;;IF([.B184]&lt;=38464;&quot;1.1.1&quot;;IF([.B184]&lt;=38796;&quot;1.1.2&quot;;IF([.B184]&lt;=39051;&quot;1.1.3&quot;;IF([.B184]&lt;=39133;&quot;1.1.4&quot;;IF([.B184]&lt;=39406;&quot;1.1.5&quot;;&quot;1.1.6&quot;))))))" office:value-type="string" office:string-value="1.1.1">
            <text:p>1.1.1</text:p>
          </table:table-cell>
          <table:table-cell table:formula="oooc:=IF([.C184]&lt;=38082;&quot;1.1.1&quot;;IF([.C184]&lt;=38464;&quot;1.1.2&quot;;IF([.C184]&lt;=38796;&quot;1.1.3&quot;;IF([.C184]&lt;=39051;&quot;1.1.4&quot;;IF([.C184]&lt;=39133;&quot;1.1.5&quot;;IF([.C184]&lt;=39406;&quot;1.1.6&quot;;&quot;1.1.7&quot;))))))" office:value-type="string" office:string-value="1.1.4">
            <text:p>1.1.4</text:p>
          </table:table-cell>
          <table:table-cell table:formula="oooc:=IF([.D184]=&quot;enhancement&quot;;&quot;mejora&quot;;&quot;fallo&quot;)" office:value-type="string" office:string-value="fallo">
            <text:p>fallo</text:p>
          </table:table-cell>
          <table:table-cell table:formula="oooc:=IF(OR([.E184]=&quot;NEW&quot;;[.E184]=&quot;ASSIGNED&quot;;[.E184]=&quot;REOPENED&quot;);&quot;pendiente&quot;;IF(OR([.F184]=&quot;LATER&quot;;[.F18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table:style-name="ce38" office:value-type="date" office:date-value="2004-10-20T19:41:01.999999">
            <text:p>20/10/04 19:41</text:p>
          </table:table-cell>
          <table:table-cell table:style-name="ce38" office:value-type="date" office:date-value="2006-12-05T13:01:27">
            <text:p>05/12/06 13:01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 "white" character is included in FormatPolyn function</text:p>
          </table:table-cell>
          <table:table-cell table:formula="oooc:=IF([.B185]&lt;=38082;&quot;1.1.0&quot;;IF([.B185]&lt;=38464;&quot;1.1.1&quot;;IF([.B185]&lt;=38796;&quot;1.1.2&quot;;IF([.B185]&lt;=39051;&quot;1.1.3&quot;;IF([.B185]&lt;=39133;&quot;1.1.4&quot;;IF([.B185]&lt;=39406;&quot;1.1.5&quot;;&quot;1.1.6&quot;))))))" office:value-type="string" office:string-value="1.1.1">
            <text:p>1.1.1</text:p>
          </table:table-cell>
          <table:table-cell table:formula="oooc:=IF([.C185]&lt;=38082;&quot;1.1.1&quot;;IF([.C185]&lt;=38464;&quot;1.1.2&quot;;IF([.C185]&lt;=38796;&quot;1.1.3&quot;;IF([.C185]&lt;=39051;&quot;1.1.4&quot;;IF([.C185]&lt;=39133;&quot;1.1.5&quot;;IF([.C185]&lt;=39406;&quot;1.1.6&quot;;&quot;1.1.7&quot;))))))" office:value-type="string" office:string-value="1.1.5">
            <text:p>1.1.5</text:p>
          </table:table-cell>
          <table:table-cell table:formula="oooc:=IF([.D185]=&quot;enhancement&quot;;&quot;mejora&quot;;&quot;fallo&quot;)" office:value-type="string" office:string-value="fallo">
            <text:p>fallo</text:p>
          </table:table-cell>
          <table:table-cell table:formula="oooc:=IF(OR([.E185]=&quot;NEW&quot;;[.E185]=&quot;ASSIGNED&quot;;[.E185]=&quot;REOPENED&quot;);&quot;pendiente&quot;;IF(OR([.F185]=&quot;LATER&quot;;[.F18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table:style-name="ce38" office:value-type="date" office:date-value="2004-10-20T23:20:14">
            <text:p>20/10/04 23:20</text:p>
          </table:table-cell>
          <table:table-cell table:style-name="ce38" office:value-type="date" office:date-value="2006-12-05T13:01:46">
            <text:p>05/12/06 13:01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ompiling error</text:p>
          </table:table-cell>
          <table:table-cell table:formula="oooc:=IF([.B186]&lt;=38082;&quot;1.1.0&quot;;IF([.B186]&lt;=38464;&quot;1.1.1&quot;;IF([.B186]&lt;=38796;&quot;1.1.2&quot;;IF([.B186]&lt;=39051;&quot;1.1.3&quot;;IF([.B186]&lt;=39133;&quot;1.1.4&quot;;IF([.B186]&lt;=39406;&quot;1.1.5&quot;;&quot;1.1.6&quot;))))))" office:value-type="string" office:string-value="1.1.1">
            <text:p>1.1.1</text:p>
          </table:table-cell>
          <table:table-cell table:formula="oooc:=IF([.C186]&lt;=38082;&quot;1.1.1&quot;;IF([.C186]&lt;=38464;&quot;1.1.2&quot;;IF([.C186]&lt;=38796;&quot;1.1.3&quot;;IF([.C186]&lt;=39051;&quot;1.1.4&quot;;IF([.C186]&lt;=39133;&quot;1.1.5&quot;;IF([.C186]&lt;=39406;&quot;1.1.6&quot;;&quot;1.1.7&quot;))))))" office:value-type="string" office:string-value="1.1.5">
            <text:p>1.1.5</text:p>
          </table:table-cell>
          <table:table-cell table:formula="oooc:=IF([.D186]=&quot;enhancement&quot;;&quot;mejora&quot;;&quot;fallo&quot;)" office:value-type="string" office:string-value="fallo">
            <text:p>fallo</text:p>
          </table:table-cell>
          <table:table-cell table:formula="oooc:=IF(OR([.E186]=&quot;NEW&quot;;[.E186]=&quot;ASSIGNED&quot;;[.E186]=&quot;REOPENED&quot;);&quot;pendiente&quot;;IF(OR([.F186]=&quot;LATER&quot;;[.F18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table:style-name="ce38" office:value-type="date" office:date-value="2004-10-22T13:22:24">
            <text:p>22/10/04 13:22</text:p>
          </table:table-cell>
          <table:table-cell table:style-name="ce38" office:value-type="date" office:date-value="2006-12-05T13:04:28">
            <text:p>05/12/06 13:0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nfinite loop when creating a Set with "Dates"</text:p>
          </table:table-cell>
          <table:table-cell table:formula="oooc:=IF([.B187]&lt;=38082;&quot;1.1.0&quot;;IF([.B187]&lt;=38464;&quot;1.1.1&quot;;IF([.B187]&lt;=38796;&quot;1.1.2&quot;;IF([.B187]&lt;=39051;&quot;1.1.3&quot;;IF([.B187]&lt;=39133;&quot;1.1.4&quot;;IF([.B187]&lt;=39406;&quot;1.1.5&quot;;&quot;1.1.6&quot;))))))" office:value-type="string" office:string-value="1.1.1">
            <text:p>1.1.1</text:p>
          </table:table-cell>
          <table:table-cell table:formula="oooc:=IF([.C187]&lt;=38082;&quot;1.1.1&quot;;IF([.C187]&lt;=38464;&quot;1.1.2&quot;;IF([.C187]&lt;=38796;&quot;1.1.3&quot;;IF([.C187]&lt;=39051;&quot;1.1.4&quot;;IF([.C187]&lt;=39133;&quot;1.1.5&quot;;IF([.C187]&lt;=39406;&quot;1.1.6&quot;;&quot;1.1.7&quot;))))))" office:value-type="string" office:string-value="1.1.5">
            <text:p>1.1.5</text:p>
          </table:table-cell>
          <table:table-cell table:formula="oooc:=IF([.D187]=&quot;enhancement&quot;;&quot;mejora&quot;;&quot;fallo&quot;)" office:value-type="string" office:string-value="fallo">
            <text:p>fallo</text:p>
          </table:table-cell>
          <table:table-cell table:formula="oooc:=IF(OR([.E187]=&quot;NEW&quot;;[.E187]=&quot;ASSIGNED&quot;;[.E187]=&quot;REOPENED&quot;);&quot;pendiente&quot;;IF(OR([.F187]=&quot;LATER&quot;;[.F18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table:style-name="ce38" office:value-type="date" office:date-value="2004-10-25T10:40:46">
            <text:p>25/10/04 10:40</text:p>
          </table:table-cell>
          <table:table-cell table:style-name="ce38" office:value-type="date" office:date-value="2006-12-02T02:17:46">
            <text:p>02/12/06 02:1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ome errors with "Range" function</text:p>
          </table:table-cell>
          <table:table-cell table:formula="oooc:=IF([.B188]&lt;=38082;&quot;1.1.0&quot;;IF([.B188]&lt;=38464;&quot;1.1.1&quot;;IF([.B188]&lt;=38796;&quot;1.1.2&quot;;IF([.B188]&lt;=39051;&quot;1.1.3&quot;;IF([.B188]&lt;=39133;&quot;1.1.4&quot;;IF([.B188]&lt;=39406;&quot;1.1.5&quot;;&quot;1.1.6&quot;))))))" office:value-type="string" office:string-value="1.1.1">
            <text:p>1.1.1</text:p>
          </table:table-cell>
          <table:table-cell table:formula="oooc:=IF([.C188]&lt;=38082;&quot;1.1.1&quot;;IF([.C188]&lt;=38464;&quot;1.1.2&quot;;IF([.C188]&lt;=38796;&quot;1.1.3&quot;;IF([.C188]&lt;=39051;&quot;1.1.4&quot;;IF([.C188]&lt;=39133;&quot;1.1.5&quot;;IF([.C188]&lt;=39406;&quot;1.1.6&quot;;&quot;1.1.7&quot;))))))" office:value-type="string" office:string-value="1.1.5">
            <text:p>1.1.5</text:p>
          </table:table-cell>
          <table:table-cell table:formula="oooc:=IF([.D188]=&quot;enhancement&quot;;&quot;mejora&quot;;&quot;fallo&quot;)" office:value-type="string" office:string-value="fallo">
            <text:p>fallo</text:p>
          </table:table-cell>
          <table:table-cell table:formula="oooc:=IF(OR([.E188]=&quot;NEW&quot;;[.E188]=&quot;ASSIGNED&quot;;[.E188]=&quot;REOPENED&quot;);&quot;pendiente&quot;;IF(OR([.F188]=&quot;LATER&quot;;[.F18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table:style-name="ce38" office:value-type="date" office:date-value="2004-10-25T11:28:25">
            <text:p>25/10/04 11:28</text:p>
          </table:table-cell>
          <table:table-cell table:style-name="ce38" office:value-type="date" office:date-value="2006-05-11T19:10:08">
            <text:p>11/05/06 19:10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Opening non-existing files from command line</text:p>
          </table:table-cell>
          <table:table-cell table:formula="oooc:=IF([.B189]&lt;=38082;&quot;1.1.0&quot;;IF([.B189]&lt;=38464;&quot;1.1.1&quot;;IF([.B189]&lt;=38796;&quot;1.1.2&quot;;IF([.B189]&lt;=39051;&quot;1.1.3&quot;;IF([.B189]&lt;=39133;&quot;1.1.4&quot;;IF([.B189]&lt;=39406;&quot;1.1.5&quot;;&quot;1.1.6&quot;))))))" office:value-type="string" office:string-value="1.1.1">
            <text:p>1.1.1</text:p>
          </table:table-cell>
          <table:table-cell table:formula="oooc:=IF([.C189]&lt;=38082;&quot;1.1.1&quot;;IF([.C189]&lt;=38464;&quot;1.1.2&quot;;IF([.C189]&lt;=38796;&quot;1.1.3&quot;;IF([.C189]&lt;=39051;&quot;1.1.4&quot;;IF([.C189]&lt;=39133;&quot;1.1.5&quot;;IF([.C189]&lt;=39406;&quot;1.1.6&quot;;&quot;1.1.7&quot;))))))" office:value-type="string" office:string-value="1.1.4">
            <text:p>1.1.4</text:p>
          </table:table-cell>
          <table:table-cell table:formula="oooc:=IF([.D189]=&quot;enhancement&quot;;&quot;mejora&quot;;&quot;fallo&quot;)" office:value-type="string" office:string-value="fallo">
            <text:p>fallo</text:p>
          </table:table-cell>
          <table:table-cell table:formula="oooc:=IF(OR([.E189]=&quot;NEW&quot;;[.E189]=&quot;ASSIGNED&quot;;[.E189]=&quot;REOPENED&quot;);&quot;pendiente&quot;;IF(OR([.F189]=&quot;LATER&quot;;[.F18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table:style-name="ce38" office:value-type="date" office:date-value="2004-10-25T13:12:27">
            <text:p>25/10/04 13:12</text:p>
          </table:table-cell>
          <table:table-cell table:style-name="ce38" office:value-type="date" office:date-value="2006-04-19T13:56:11">
            <text:p>19/04/06 13:56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-Base</text:p>
          </table:table-cell>
          <table:table-cell office:value-type="string">
            <text:p>About file Name in TOL Interface Editor...</text:p>
          </table:table-cell>
          <table:table-cell table:formula="oooc:=IF([.B190]&lt;=38082;&quot;1.1.0&quot;;IF([.B190]&lt;=38464;&quot;1.1.1&quot;;IF([.B190]&lt;=38796;&quot;1.1.2&quot;;IF([.B190]&lt;=39051;&quot;1.1.3&quot;;IF([.B190]&lt;=39133;&quot;1.1.4&quot;;IF([.B190]&lt;=39406;&quot;1.1.5&quot;;&quot;1.1.6&quot;))))))" office:value-type="string" office:string-value="1.1.1">
            <text:p>1.1.1</text:p>
          </table:table-cell>
          <table:table-cell table:formula="oooc:=IF([.C190]&lt;=38082;&quot;1.1.1&quot;;IF([.C190]&lt;=38464;&quot;1.1.2&quot;;IF([.C190]&lt;=38796;&quot;1.1.3&quot;;IF([.C190]&lt;=39051;&quot;1.1.4&quot;;IF([.C190]&lt;=39133;&quot;1.1.5&quot;;IF([.C190]&lt;=39406;&quot;1.1.6&quot;;&quot;1.1.7&quot;))))))" office:value-type="string" office:string-value="1.1.4">
            <text:p>1.1.4</text:p>
          </table:table-cell>
          <table:table-cell table:formula="oooc:=IF([.D190]=&quot;enhancement&quot;;&quot;mejora&quot;;&quot;fallo&quot;)" office:value-type="string" office:string-value="mejora">
            <text:p>mejora</text:p>
          </table:table-cell>
          <table:table-cell table:formula="oooc:=IF(OR([.E190]=&quot;NEW&quot;;[.E190]=&quot;ASSIGNED&quot;;[.E190]=&quot;REOPENED&quot;);&quot;pendiente&quot;;IF(OR([.F190]=&quot;LATER&quot;;[.F19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table:style-name="ce38" office:value-type="date" office:date-value="2004-10-28T10:07:05">
            <text:p>28/10/04 10:07</text:p>
          </table:table-cell>
          <table:table-cell table:style-name="ce38" office:value-type="date" office:date-value="2006-12-02T01:51:14.999999">
            <text:p>02/12/06 01:51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In order to improve the error messages</text:p>
          </table:table-cell>
          <table:table-cell table:formula="oooc:=IF([.B191]&lt;=38082;&quot;1.1.0&quot;;IF([.B191]&lt;=38464;&quot;1.1.1&quot;;IF([.B191]&lt;=38796;&quot;1.1.2&quot;;IF([.B191]&lt;=39051;&quot;1.1.3&quot;;IF([.B191]&lt;=39133;&quot;1.1.4&quot;;IF([.B191]&lt;=39406;&quot;1.1.5&quot;;&quot;1.1.6&quot;))))))" office:value-type="string" office:string-value="1.1.1">
            <text:p>1.1.1</text:p>
          </table:table-cell>
          <table:table-cell table:formula="oooc:=IF([.C191]&lt;=38082;&quot;1.1.1&quot;;IF([.C191]&lt;=38464;&quot;1.1.2&quot;;IF([.C191]&lt;=38796;&quot;1.1.3&quot;;IF([.C191]&lt;=39051;&quot;1.1.4&quot;;IF([.C191]&lt;=39133;&quot;1.1.5&quot;;IF([.C191]&lt;=39406;&quot;1.1.6&quot;;&quot;1.1.7&quot;))))))" office:value-type="string" office:string-value="1.1.5">
            <text:p>1.1.5</text:p>
          </table:table-cell>
          <table:table-cell table:formula="oooc:=IF([.D191]=&quot;enhancement&quot;;&quot;mejora&quot;;&quot;fallo&quot;)" office:value-type="string" office:string-value="mejora">
            <text:p>mejora</text:p>
          </table:table-cell>
          <table:table-cell table:formula="oooc:=IF(OR([.E191]=&quot;NEW&quot;;[.E191]=&quot;ASSIGNED&quot;;[.E191]=&quot;REOPENED&quot;);&quot;pendiente&quot;;IF(OR([.F191]=&quot;LATER&quot;;[.F19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table:style-name="ce38" office:value-type="date" office:date-value="2004-10-29T09:27:33">
            <text:p>29/10/04 09:27</text:p>
          </table:table-cell>
          <table:table-cell table:style-name="ce38" office:value-type="date" office:date-value="2006-12-05T13:06:33.999999">
            <text:p>05/12/06 13:0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s between BTsrFromReal and other Series</text:p>
          </table:table-cell>
          <table:table-cell table:formula="oooc:=IF([.B192]&lt;=38082;&quot;1.1.0&quot;;IF([.B192]&lt;=38464;&quot;1.1.1&quot;;IF([.B192]&lt;=38796;&quot;1.1.2&quot;;IF([.B192]&lt;=39051;&quot;1.1.3&quot;;IF([.B192]&lt;=39133;&quot;1.1.4&quot;;IF([.B192]&lt;=39406;&quot;1.1.5&quot;;&quot;1.1.6&quot;))))))" office:value-type="string" office:string-value="1.1.1">
            <text:p>1.1.1</text:p>
          </table:table-cell>
          <table:table-cell table:formula="oooc:=IF([.C192]&lt;=38082;&quot;1.1.1&quot;;IF([.C192]&lt;=38464;&quot;1.1.2&quot;;IF([.C192]&lt;=38796;&quot;1.1.3&quot;;IF([.C192]&lt;=39051;&quot;1.1.4&quot;;IF([.C192]&lt;=39133;&quot;1.1.5&quot;;IF([.C192]&lt;=39406;&quot;1.1.6&quot;;&quot;1.1.7&quot;))))))" office:value-type="string" office:string-value="1.1.5">
            <text:p>1.1.5</text:p>
          </table:table-cell>
          <table:table-cell table:formula="oooc:=IF([.D192]=&quot;enhancement&quot;;&quot;mejora&quot;;&quot;fallo&quot;)" office:value-type="string" office:string-value="fallo">
            <text:p>fallo</text:p>
          </table:table-cell>
          <table:table-cell table:formula="oooc:=IF(OR([.E192]=&quot;NEW&quot;;[.E192]=&quot;ASSIGNED&quot;;[.E192]=&quot;REOPENED&quot;);&quot;pendiente&quot;;IF(OR([.F192]=&quot;LATER&quot;;[.F19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table:style-name="ce38" office:value-type="date" office:date-value="2004-11-02T17:29:55.000001">
            <text:p>02/11/04 17:29</text:p>
          </table:table-cell>
          <table:table-cell table:style-name="ce38" office:value-type="date" office:date-value="2004-11-04T17:29:06">
            <text:p>04/11/04 17:2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Using DbTable()</text:p>
          </table:table-cell>
          <table:table-cell table:formula="oooc:=IF([.B193]&lt;=38082;&quot;1.1.0&quot;;IF([.B193]&lt;=38464;&quot;1.1.1&quot;;IF([.B193]&lt;=38796;&quot;1.1.2&quot;;IF([.B193]&lt;=39051;&quot;1.1.3&quot;;IF([.B193]&lt;=39133;&quot;1.1.4&quot;;IF([.B193]&lt;=39406;&quot;1.1.5&quot;;&quot;1.1.6&quot;))))))" office:value-type="string" office:string-value="1.1.1">
            <text:p>1.1.1</text:p>
          </table:table-cell>
          <table:table-cell table:formula="oooc:=IF([.C193]&lt;=38082;&quot;1.1.1&quot;;IF([.C193]&lt;=38464;&quot;1.1.2&quot;;IF([.C193]&lt;=38796;&quot;1.1.3&quot;;IF([.C193]&lt;=39051;&quot;1.1.4&quot;;IF([.C193]&lt;=39133;&quot;1.1.5&quot;;IF([.C193]&lt;=39406;&quot;1.1.6&quot;;&quot;1.1.7&quot;))))))" office:value-type="string" office:string-value="1.1.2">
            <text:p>1.1.2</text:p>
          </table:table-cell>
          <table:table-cell table:formula="oooc:=IF([.D193]=&quot;enhancement&quot;;&quot;mejora&quot;;&quot;fallo&quot;)" office:value-type="string" office:string-value="fallo">
            <text:p>fallo</text:p>
          </table:table-cell>
          <table:table-cell table:formula="oooc:=IF(OR([.E193]=&quot;NEW&quot;;[.E193]=&quot;ASSIGNED&quot;;[.E193]=&quot;REOPENED&quot;);&quot;pendiente&quot;;IF(OR([.F193]=&quot;LATER&quot;;[.F19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table:style-name="ce38" office:value-type="date" office:date-value="2004-11-10T14:09:33">
            <text:p>10/11/04 14:09</text:p>
          </table:table-cell>
          <table:table-cell table:style-name="ce38" office:value-type="date" office:date-value="2005-01-10T18:28:58">
            <text:p>10/01/05 18:28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Local declaration treated as global into Set definitions</text:p>
          </table:table-cell>
          <table:table-cell table:formula="oooc:=IF([.B194]&lt;=38082;&quot;1.1.0&quot;;IF([.B194]&lt;=38464;&quot;1.1.1&quot;;IF([.B194]&lt;=38796;&quot;1.1.2&quot;;IF([.B194]&lt;=39051;&quot;1.1.3&quot;;IF([.B194]&lt;=39133;&quot;1.1.4&quot;;IF([.B194]&lt;=39406;&quot;1.1.5&quot;;&quot;1.1.6&quot;))))))" office:value-type="string" office:string-value="1.1.1">
            <text:p>1.1.1</text:p>
          </table:table-cell>
          <table:table-cell table:formula="oooc:=IF([.C194]&lt;=38082;&quot;1.1.1&quot;;IF([.C194]&lt;=38464;&quot;1.1.2&quot;;IF([.C194]&lt;=38796;&quot;1.1.3&quot;;IF([.C194]&lt;=39051;&quot;1.1.4&quot;;IF([.C194]&lt;=39133;&quot;1.1.5&quot;;IF([.C194]&lt;=39406;&quot;1.1.6&quot;;&quot;1.1.7&quot;))))))" office:value-type="string" office:string-value="1.1.2">
            <text:p>1.1.2</text:p>
          </table:table-cell>
          <table:table-cell table:formula="oooc:=IF([.D194]=&quot;enhancement&quot;;&quot;mejora&quot;;&quot;fallo&quot;)" office:value-type="string" office:string-value="fallo">
            <text:p>fallo</text:p>
          </table:table-cell>
          <table:table-cell table:formula="oooc:=IF(OR([.E194]=&quot;NEW&quot;;[.E194]=&quot;ASSIGNED&quot;;[.E194]=&quot;REOPENED&quot;);&quot;pendiente&quot;;IF(OR([.F194]=&quot;LATER&quot;;[.F19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table:style-name="ce38" office:value-type="date" office:date-value="2004-11-12T00:59:41">
            <text:p>12/11/04 00:59</text:p>
          </table:table-cell>
          <table:table-cell table:style-name="ce38" office:value-type="date" office:date-value="2006-12-05T13:08:36">
            <text:p>05/12/06 13:0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ail in PutName function</text:p>
          </table:table-cell>
          <table:table-cell table:formula="oooc:=IF([.B195]&lt;=38082;&quot;1.1.0&quot;;IF([.B195]&lt;=38464;&quot;1.1.1&quot;;IF([.B195]&lt;=38796;&quot;1.1.2&quot;;IF([.B195]&lt;=39051;&quot;1.1.3&quot;;IF([.B195]&lt;=39133;&quot;1.1.4&quot;;IF([.B195]&lt;=39406;&quot;1.1.5&quot;;&quot;1.1.6&quot;))))))" office:value-type="string" office:string-value="1.1.1">
            <text:p>1.1.1</text:p>
          </table:table-cell>
          <table:table-cell table:formula="oooc:=IF([.C195]&lt;=38082;&quot;1.1.1&quot;;IF([.C195]&lt;=38464;&quot;1.1.2&quot;;IF([.C195]&lt;=38796;&quot;1.1.3&quot;;IF([.C195]&lt;=39051;&quot;1.1.4&quot;;IF([.C195]&lt;=39133;&quot;1.1.5&quot;;IF([.C195]&lt;=39406;&quot;1.1.6&quot;;&quot;1.1.7&quot;))))))" office:value-type="string" office:string-value="1.1.5">
            <text:p>1.1.5</text:p>
          </table:table-cell>
          <table:table-cell table:formula="oooc:=IF([.D195]=&quot;enhancement&quot;;&quot;mejora&quot;;&quot;fallo&quot;)" office:value-type="string" office:string-value="fallo">
            <text:p>fallo</text:p>
          </table:table-cell>
          <table:table-cell table:formula="oooc:=IF(OR([.E195]=&quot;NEW&quot;;[.E195]=&quot;ASSIGNED&quot;;[.E195]=&quot;REOPENED&quot;);&quot;pendiente&quot;;IF(OR([.F195]=&quot;LATER&quot;;[.F19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table:style-name="ce38" office:value-type="date" office:date-value="2004-11-15T19:44:38.999999">
            <text:p>15/11/04 19:44</text:p>
          </table:table-cell>
          <table:table-cell table:style-name="ce38" office:value-type="date" office:date-value="2006-10-24T18:07:11">
            <text:p>24/10/06 18:07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REMIND</text:p>
          </table:table-cell>
          <table:table-cell office:value-type="string">
            <text:p>TOL</text:p>
          </table:table-cell>
          <table:table-cell office:value-type="string">
            <text:p>The mysterious dates</text:p>
          </table:table-cell>
          <table:table-cell table:formula="oooc:=IF([.B196]&lt;=38082;&quot;1.1.0&quot;;IF([.B196]&lt;=38464;&quot;1.1.1&quot;;IF([.B196]&lt;=38796;&quot;1.1.2&quot;;IF([.B196]&lt;=39051;&quot;1.1.3&quot;;IF([.B196]&lt;=39133;&quot;1.1.4&quot;;IF([.B196]&lt;=39406;&quot;1.1.5&quot;;&quot;1.1.6&quot;))))))" office:value-type="string" office:string-value="1.1.1">
            <text:p>1.1.1</text:p>
          </table:table-cell>
          <table:table-cell table:formula="oooc:=IF([.C196]&lt;=38082;&quot;1.1.1&quot;;IF([.C196]&lt;=38464;&quot;1.1.2&quot;;IF([.C196]&lt;=38796;&quot;1.1.3&quot;;IF([.C196]&lt;=39051;&quot;1.1.4&quot;;IF([.C196]&lt;=39133;&quot;1.1.5&quot;;IF([.C196]&lt;=39406;&quot;1.1.6&quot;;&quot;1.1.7&quot;))))))" office:value-type="string" office:string-value="1.1.4">
            <text:p>1.1.4</text:p>
          </table:table-cell>
          <table:table-cell table:formula="oooc:=IF([.D196]=&quot;enhancement&quot;;&quot;mejora&quot;;&quot;fallo&quot;)" office:value-type="string" office:string-value="fallo">
            <text:p>fallo</text:p>
          </table:table-cell>
          <table:table-cell table:formula="oooc:=IF(OR([.E196]=&quot;NEW&quot;;[.E196]=&quot;ASSIGNED&quot;;[.E196]=&quot;REOPENED&quot;);&quot;pendiente&quot;;IF(OR([.F196]=&quot;LATER&quot;;[.F196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table:style-name="ce38" office:value-type="date" office:date-value="2004-11-15T21:09:06">
            <text:p>15/11/04 21:09</text:p>
          </table:table-cell>
          <table:table-cell table:style-name="ce38" office:value-type="date" office:date-value="2006-12-02T02:18:09">
            <text:p>02/12/06 02:18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Y(), M() and M() do not work properly</text:p>
          </table:table-cell>
          <table:table-cell table:formula="oooc:=IF([.B197]&lt;=38082;&quot;1.1.0&quot;;IF([.B197]&lt;=38464;&quot;1.1.1&quot;;IF([.B197]&lt;=38796;&quot;1.1.2&quot;;IF([.B197]&lt;=39051;&quot;1.1.3&quot;;IF([.B197]&lt;=39133;&quot;1.1.4&quot;;IF([.B197]&lt;=39406;&quot;1.1.5&quot;;&quot;1.1.6&quot;))))))" office:value-type="string" office:string-value="1.1.1">
            <text:p>1.1.1</text:p>
          </table:table-cell>
          <table:table-cell table:formula="oooc:=IF([.C197]&lt;=38082;&quot;1.1.1&quot;;IF([.C197]&lt;=38464;&quot;1.1.2&quot;;IF([.C197]&lt;=38796;&quot;1.1.3&quot;;IF([.C197]&lt;=39051;&quot;1.1.4&quot;;IF([.C197]&lt;=39133;&quot;1.1.5&quot;;IF([.C197]&lt;=39406;&quot;1.1.6&quot;;&quot;1.1.7&quot;))))))" office:value-type="string" office:string-value="1.1.5">
            <text:p>1.1.5</text:p>
          </table:table-cell>
          <table:table-cell table:formula="oooc:=IF([.D197]=&quot;enhancement&quot;;&quot;mejora&quot;;&quot;fallo&quot;)" office:value-type="string" office:string-value="fallo">
            <text:p>fallo</text:p>
          </table:table-cell>
          <table:table-cell table:formula="oooc:=IF(OR([.E197]=&quot;NEW&quot;;[.E197]=&quot;ASSIGNED&quot;;[.E197]=&quot;REOPENED&quot;);&quot;pendiente&quot;;IF(OR([.F197]=&quot;LATER&quot;;[.F19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table:style-name="ce38" office:value-type="date" office:date-value="2004-11-16T16:48:56">
            <text:p>16/11/04 16:48</text:p>
          </table:table-cell>
          <table:table-cell table:style-name="ce38" office:value-type="date" office:date-value="2006-12-07T17:28:41">
            <text:p>07/12/06 17:28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ime causes a syntax error (TC alpha version)</text:p>
          </table:table-cell>
          <table:table-cell table:formula="oooc:=IF([.B198]&lt;=38082;&quot;1.1.0&quot;;IF([.B198]&lt;=38464;&quot;1.1.1&quot;;IF([.B198]&lt;=38796;&quot;1.1.2&quot;;IF([.B198]&lt;=39051;&quot;1.1.3&quot;;IF([.B198]&lt;=39133;&quot;1.1.4&quot;;IF([.B198]&lt;=39406;&quot;1.1.5&quot;;&quot;1.1.6&quot;))))))" office:value-type="string" office:string-value="1.1.1">
            <text:p>1.1.1</text:p>
          </table:table-cell>
          <table:table-cell table:formula="oooc:=IF([.C198]&lt;=38082;&quot;1.1.1&quot;;IF([.C198]&lt;=38464;&quot;1.1.2&quot;;IF([.C198]&lt;=38796;&quot;1.1.3&quot;;IF([.C198]&lt;=39051;&quot;1.1.4&quot;;IF([.C198]&lt;=39133;&quot;1.1.5&quot;;IF([.C198]&lt;=39406;&quot;1.1.6&quot;;&quot;1.1.7&quot;))))))" office:value-type="string" office:string-value="1.1.5">
            <text:p>1.1.5</text:p>
          </table:table-cell>
          <table:table-cell table:formula="oooc:=IF([.D198]=&quot;enhancement&quot;;&quot;mejora&quot;;&quot;fallo&quot;)" office:value-type="string" office:string-value="fallo">
            <text:p>fallo</text:p>
          </table:table-cell>
          <table:table-cell table:formula="oooc:=IF(OR([.E198]=&quot;NEW&quot;;[.E198]=&quot;ASSIGNED&quot;;[.E198]=&quot;REOPENED&quot;);&quot;pendiente&quot;;IF(OR([.F198]=&quot;LATER&quot;;[.F19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table:style-name="ce38" office:value-type="date" office:date-value="2004-11-19T13:07:34">
            <text:p>19/11/04 13:07</text:p>
          </table:table-cell>
          <table:table-cell table:style-name="ce38" office:value-type="date" office:date-value="2004-11-22T14:27:44.000001">
            <text:p>22/11/04 14:2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Matrix out <text:s/>= EQ(a, b); <text:s text:c="2"/>Does not work.</text:p>
          </table:table-cell>
          <table:table-cell table:formula="oooc:=IF([.B199]&lt;=38082;&quot;1.1.0&quot;;IF([.B199]&lt;=38464;&quot;1.1.1&quot;;IF([.B199]&lt;=38796;&quot;1.1.2&quot;;IF([.B199]&lt;=39051;&quot;1.1.3&quot;;IF([.B199]&lt;=39133;&quot;1.1.4&quot;;IF([.B199]&lt;=39406;&quot;1.1.5&quot;;&quot;1.1.6&quot;))))))" office:value-type="string" office:string-value="1.1.1">
            <text:p>1.1.1</text:p>
          </table:table-cell>
          <table:table-cell table:formula="oooc:=IF([.C199]&lt;=38082;&quot;1.1.1&quot;;IF([.C199]&lt;=38464;&quot;1.1.2&quot;;IF([.C199]&lt;=38796;&quot;1.1.3&quot;;IF([.C199]&lt;=39051;&quot;1.1.4&quot;;IF([.C199]&lt;=39133;&quot;1.1.5&quot;;IF([.C199]&lt;=39406;&quot;1.1.6&quot;;&quot;1.1.7&quot;))))))" office:value-type="string" office:string-value="1.1.2">
            <text:p>1.1.2</text:p>
          </table:table-cell>
          <table:table-cell table:formula="oooc:=IF([.D199]=&quot;enhancement&quot;;&quot;mejora&quot;;&quot;fallo&quot;)" office:value-type="string" office:string-value="fallo">
            <text:p>fallo</text:p>
          </table:table-cell>
          <table:table-cell table:formula="oooc:=IF(OR([.E199]=&quot;NEW&quot;;[.E199]=&quot;ASSIGNED&quot;;[.E199]=&quot;REOPENED&quot;);&quot;pendiente&quot;;IF(OR([.F199]=&quot;LATER&quot;;[.F19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table:style-name="ce38" office:value-type="date" office:date-value="2004-11-20T00:05:47">
            <text:p>20/11/04 00:05</text:p>
          </table:table-cell>
          <table:table-cell table:style-name="ce38" office:value-type="date" office:date-value="2006-12-05T13:09:11">
            <text:p>05/12/06 13:09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in compile tol.dll project</text:p>
          </table:table-cell>
          <table:table-cell table:formula="oooc:=IF([.B200]&lt;=38082;&quot;1.1.0&quot;;IF([.B200]&lt;=38464;&quot;1.1.1&quot;;IF([.B200]&lt;=38796;&quot;1.1.2&quot;;IF([.B200]&lt;=39051;&quot;1.1.3&quot;;IF([.B200]&lt;=39133;&quot;1.1.4&quot;;IF([.B200]&lt;=39406;&quot;1.1.5&quot;;&quot;1.1.6&quot;))))))" office:value-type="string" office:string-value="1.1.1">
            <text:p>1.1.1</text:p>
          </table:table-cell>
          <table:table-cell table:formula="oooc:=IF([.C200]&lt;=38082;&quot;1.1.1&quot;;IF([.C200]&lt;=38464;&quot;1.1.2&quot;;IF([.C200]&lt;=38796;&quot;1.1.3&quot;;IF([.C200]&lt;=39051;&quot;1.1.4&quot;;IF([.C200]&lt;=39133;&quot;1.1.5&quot;;IF([.C200]&lt;=39406;&quot;1.1.6&quot;;&quot;1.1.7&quot;))))))" office:value-type="string" office:string-value="1.1.5">
            <text:p>1.1.5</text:p>
          </table:table-cell>
          <table:table-cell table:formula="oooc:=IF([.D200]=&quot;enhancement&quot;;&quot;mejora&quot;;&quot;fallo&quot;)" office:value-type="string" office:string-value="fallo">
            <text:p>fallo</text:p>
          </table:table-cell>
          <table:table-cell table:formula="oooc:=IF(OR([.E200]=&quot;NEW&quot;;[.E200]=&quot;ASSIGNED&quot;;[.E200]=&quot;REOPENED&quot;);&quot;pendiente&quot;;IF(OR([.F200]=&quot;LATER&quot;;[.F20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table:style-name="ce38" office:value-type="date" office:date-value="2004-11-23T18:18:26">
            <text:p>23/11/04 18:18</text:p>
          </table:table-cell>
          <table:table-cell table:style-name="ce38" office:value-type="date" office:date-value="2004-12-14T11:18:39">
            <text:p>14/12/04 11:18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REMIND</text:p>
          </table:table-cell>
          <table:table-cell office:value-type="string">
            <text:p>Tol-Base</text:p>
          </table:table-cell>
          <table:table-cell office:value-type="string">
            <text:p>Functions Matrix SetDiag <text:s/>, Matrix Diag</text:p>
          </table:table-cell>
          <table:table-cell table:formula="oooc:=IF([.B201]&lt;=38082;&quot;1.1.0&quot;;IF([.B201]&lt;=38464;&quot;1.1.1&quot;;IF([.B201]&lt;=38796;&quot;1.1.2&quot;;IF([.B201]&lt;=39051;&quot;1.1.3&quot;;IF([.B201]&lt;=39133;&quot;1.1.4&quot;;IF([.B201]&lt;=39406;&quot;1.1.5&quot;;&quot;1.1.6&quot;))))))" office:value-type="string" office:string-value="1.1.1">
            <text:p>1.1.1</text:p>
          </table:table-cell>
          <table:table-cell table:formula="oooc:=IF([.C201]&lt;=38082;&quot;1.1.1&quot;;IF([.C201]&lt;=38464;&quot;1.1.2&quot;;IF([.C201]&lt;=38796;&quot;1.1.3&quot;;IF([.C201]&lt;=39051;&quot;1.1.4&quot;;IF([.C201]&lt;=39133;&quot;1.1.5&quot;;IF([.C201]&lt;=39406;&quot;1.1.6&quot;;&quot;1.1.7&quot;))))))" office:value-type="string" office:string-value="1.1.2">
            <text:p>1.1.2</text:p>
          </table:table-cell>
          <table:table-cell table:formula="oooc:=IF([.D201]=&quot;enhancement&quot;;&quot;mejora&quot;;&quot;fallo&quot;)" office:value-type="string" office:string-value="fallo">
            <text:p>fallo</text:p>
          </table:table-cell>
          <table:table-cell table:formula="oooc:=IF(OR([.E201]=&quot;NEW&quot;;[.E201]=&quot;ASSIGNED&quot;;[.E201]=&quot;REOPENED&quot;);&quot;pendiente&quot;;IF(OR([.F201]=&quot;LATER&quot;;[.F201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table:style-name="ce38" office:value-type="date" office:date-value="2004-11-24T19:05:36.999999">
            <text:p>24/11/04 19:05</text:p>
          </table:table-cell>
          <table:table-cell table:style-name="ce38" office:value-type="date" office:date-value="2004-11-29T10:32:42">
            <text:p>29/11/04 10:3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what date should input start in Estimate function?</text:p>
          </table:table-cell>
          <table:table-cell table:formula="oooc:=IF([.B202]&lt;=38082;&quot;1.1.0&quot;;IF([.B202]&lt;=38464;&quot;1.1.1&quot;;IF([.B202]&lt;=38796;&quot;1.1.2&quot;;IF([.B202]&lt;=39051;&quot;1.1.3&quot;;IF([.B202]&lt;=39133;&quot;1.1.4&quot;;IF([.B202]&lt;=39406;&quot;1.1.5&quot;;&quot;1.1.6&quot;))))))" office:value-type="string" office:string-value="1.1.1">
            <text:p>1.1.1</text:p>
          </table:table-cell>
          <table:table-cell table:formula="oooc:=IF([.C202]&lt;=38082;&quot;1.1.1&quot;;IF([.C202]&lt;=38464;&quot;1.1.2&quot;;IF([.C202]&lt;=38796;&quot;1.1.3&quot;;IF([.C202]&lt;=39051;&quot;1.1.4&quot;;IF([.C202]&lt;=39133;&quot;1.1.5&quot;;IF([.C202]&lt;=39406;&quot;1.1.6&quot;;&quot;1.1.7&quot;))))))" office:value-type="string" office:string-value="1.1.2">
            <text:p>1.1.2</text:p>
          </table:table-cell>
          <table:table-cell table:formula="oooc:=IF([.D202]=&quot;enhancement&quot;;&quot;mejora&quot;;&quot;fallo&quot;)" office:value-type="string" office:string-value="fallo">
            <text:p>fallo</text:p>
          </table:table-cell>
          <table:table-cell table:formula="oooc:=IF(OR([.E202]=&quot;NEW&quot;;[.E202]=&quot;ASSIGNED&quot;;[.E202]=&quot;REOPENED&quot;);&quot;pendiente&quot;;IF(OR([.F202]=&quot;LATER&quot;;[.F20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table:style-name="ce38" office:value-type="date" office:date-value="2004-11-25T16:17:18">
            <text:p>25/11/04 16:17</text:p>
          </table:table-cell>
          <table:table-cell table:style-name="ce38" office:value-type="date" office:date-value="2006-12-05T13:12:46">
            <text:p>05/12/06 13:1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with timesets</text:p>
          </table:table-cell>
          <table:table-cell table:formula="oooc:=IF([.B203]&lt;=38082;&quot;1.1.0&quot;;IF([.B203]&lt;=38464;&quot;1.1.1&quot;;IF([.B203]&lt;=38796;&quot;1.1.2&quot;;IF([.B203]&lt;=39051;&quot;1.1.3&quot;;IF([.B203]&lt;=39133;&quot;1.1.4&quot;;IF([.B203]&lt;=39406;&quot;1.1.5&quot;;&quot;1.1.6&quot;))))))" office:value-type="string" office:string-value="1.1.1">
            <text:p>1.1.1</text:p>
          </table:table-cell>
          <table:table-cell table:formula="oooc:=IF([.C203]&lt;=38082;&quot;1.1.1&quot;;IF([.C203]&lt;=38464;&quot;1.1.2&quot;;IF([.C203]&lt;=38796;&quot;1.1.3&quot;;IF([.C203]&lt;=39051;&quot;1.1.4&quot;;IF([.C203]&lt;=39133;&quot;1.1.5&quot;;IF([.C203]&lt;=39406;&quot;1.1.6&quot;;&quot;1.1.7&quot;))))))" office:value-type="string" office:string-value="1.1.5">
            <text:p>1.1.5</text:p>
          </table:table-cell>
          <table:table-cell table:formula="oooc:=IF([.D203]=&quot;enhancement&quot;;&quot;mejora&quot;;&quot;fallo&quot;)" office:value-type="string" office:string-value="fallo">
            <text:p>fallo</text:p>
          </table:table-cell>
          <table:table-cell table:formula="oooc:=IF(OR([.E203]=&quot;NEW&quot;;[.E203]=&quot;ASSIGNED&quot;;[.E203]=&quot;REOPENED&quot;);&quot;pendiente&quot;;IF(OR([.F203]=&quot;LATER&quot;;[.F20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table:style-name="ce38" office:value-type="date" office:date-value="2004-11-27T21:28:00">
            <text:p>27/11/04 21:28</text:p>
          </table:table-cell>
          <table:table-cell table:style-name="ce38" office:value-type="date" office:date-value="2006-12-05T13:16:38">
            <text:p>05/12/06 13:16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in ToName functions</text:p>
          </table:table-cell>
          <table:table-cell table:formula="oooc:=IF([.B204]&lt;=38082;&quot;1.1.0&quot;;IF([.B204]&lt;=38464;&quot;1.1.1&quot;;IF([.B204]&lt;=38796;&quot;1.1.2&quot;;IF([.B204]&lt;=39051;&quot;1.1.3&quot;;IF([.B204]&lt;=39133;&quot;1.1.4&quot;;IF([.B204]&lt;=39406;&quot;1.1.5&quot;;&quot;1.1.6&quot;))))))" office:value-type="string" office:string-value="1.1.1">
            <text:p>1.1.1</text:p>
          </table:table-cell>
          <table:table-cell table:formula="oooc:=IF([.C204]&lt;=38082;&quot;1.1.1&quot;;IF([.C204]&lt;=38464;&quot;1.1.2&quot;;IF([.C204]&lt;=38796;&quot;1.1.3&quot;;IF([.C204]&lt;=39051;&quot;1.1.4&quot;;IF([.C204]&lt;=39133;&quot;1.1.5&quot;;IF([.C204]&lt;=39406;&quot;1.1.6&quot;;&quot;1.1.7&quot;))))))" office:value-type="string" office:string-value="1.1.5">
            <text:p>1.1.5</text:p>
          </table:table-cell>
          <table:table-cell table:formula="oooc:=IF([.D204]=&quot;enhancement&quot;;&quot;mejora&quot;;&quot;fallo&quot;)" office:value-type="string" office:string-value="fallo">
            <text:p>fallo</text:p>
          </table:table-cell>
          <table:table-cell table:formula="oooc:=IF(OR([.E204]=&quot;NEW&quot;;[.E204]=&quot;ASSIGNED&quot;;[.E204]=&quot;REOPENED&quot;);&quot;pendiente&quot;;IF(OR([.F204]=&quot;LATER&quot;;[.F20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table:style-name="ce38" office:value-type="date" office:date-value="2004-11-29T11:46:36.000001">
            <text:p>29/11/04 11:46</text:p>
          </table:table-cell>
          <table:table-cell table:style-name="ce38" office:value-type="date" office:date-value="2004-11-30T09:54:51">
            <text:p>30/11/04 09:5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-Base</text:p>
          </table:table-cell>
          <table:table-cell office:value-type="string">
            <text:p>Intersecciones vacías en TimeSet</text:p>
          </table:table-cell>
          <table:table-cell table:formula="oooc:=IF([.B205]&lt;=38082;&quot;1.1.0&quot;;IF([.B205]&lt;=38464;&quot;1.1.1&quot;;IF([.B205]&lt;=38796;&quot;1.1.2&quot;;IF([.B205]&lt;=39051;&quot;1.1.3&quot;;IF([.B205]&lt;=39133;&quot;1.1.4&quot;;IF([.B205]&lt;=39406;&quot;1.1.5&quot;;&quot;1.1.6&quot;))))))" office:value-type="string" office:string-value="1.1.1">
            <text:p>1.1.1</text:p>
          </table:table-cell>
          <table:table-cell table:formula="oooc:=IF([.C205]&lt;=38082;&quot;1.1.1&quot;;IF([.C205]&lt;=38464;&quot;1.1.2&quot;;IF([.C205]&lt;=38796;&quot;1.1.3&quot;;IF([.C205]&lt;=39051;&quot;1.1.4&quot;;IF([.C205]&lt;=39133;&quot;1.1.5&quot;;IF([.C205]&lt;=39406;&quot;1.1.6&quot;;&quot;1.1.7&quot;))))))" office:value-type="string" office:string-value="1.1.2">
            <text:p>1.1.2</text:p>
          </table:table-cell>
          <table:table-cell table:formula="oooc:=IF([.D205]=&quot;enhancement&quot;;&quot;mejora&quot;;&quot;fallo&quot;)" office:value-type="string" office:string-value="fallo">
            <text:p>fallo</text:p>
          </table:table-cell>
          <table:table-cell table:formula="oooc:=IF(OR([.E205]=&quot;NEW&quot;;[.E205]=&quot;ASSIGNED&quot;;[.E205]=&quot;REOPENED&quot;);&quot;pendiente&quot;;IF(OR([.F205]=&quot;LATER&quot;;[.F20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table:style-name="ce38" office:value-type="date" office:date-value="2004-12-03T11:45:40">
            <text:p>03/12/04 11:45</text:p>
          </table:table-cell>
          <table:table-cell table:style-name="ce38" office:value-type="date" office:date-value="2006-12-07T17:28:54">
            <text:p>07/12/06 17:28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when we compile tol.dll</text:p>
          </table:table-cell>
          <table:table-cell table:formula="oooc:=IF([.B206]&lt;=38082;&quot;1.1.0&quot;;IF([.B206]&lt;=38464;&quot;1.1.1&quot;;IF([.B206]&lt;=38796;&quot;1.1.2&quot;;IF([.B206]&lt;=39051;&quot;1.1.3&quot;;IF([.B206]&lt;=39133;&quot;1.1.4&quot;;IF([.B206]&lt;=39406;&quot;1.1.5&quot;;&quot;1.1.6&quot;))))))" office:value-type="string" office:string-value="1.1.1">
            <text:p>1.1.1</text:p>
          </table:table-cell>
          <table:table-cell table:formula="oooc:=IF([.C206]&lt;=38082;&quot;1.1.1&quot;;IF([.C206]&lt;=38464;&quot;1.1.2&quot;;IF([.C206]&lt;=38796;&quot;1.1.3&quot;;IF([.C206]&lt;=39051;&quot;1.1.4&quot;;IF([.C206]&lt;=39133;&quot;1.1.5&quot;;IF([.C206]&lt;=39406;&quot;1.1.6&quot;;&quot;1.1.7&quot;))))))" office:value-type="string" office:string-value="1.1.5">
            <text:p>1.1.5</text:p>
          </table:table-cell>
          <table:table-cell table:formula="oooc:=IF([.D206]=&quot;enhancement&quot;;&quot;mejora&quot;;&quot;fallo&quot;)" office:value-type="string" office:string-value="fallo">
            <text:p>fallo</text:p>
          </table:table-cell>
          <table:table-cell table:formula="oooc:=IF(OR([.E206]=&quot;NEW&quot;;[.E206]=&quot;ASSIGNED&quot;;[.E206]=&quot;REOPENED&quot;);&quot;pendiente&quot;;IF(OR([.F206]=&quot;LATER&quot;;[.F20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table:style-name="ce38" office:value-type="date" office:date-value="2004-12-03T14:45:33">
            <text:p>03/12/04 14:45</text:p>
          </table:table-cell>
          <table:table-cell table:style-name="ce38" office:value-type="date" office:date-value="2006-12-02T02:18:27">
            <text:p>02/12/06 02:18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stimates fail when the name of the input timeset isn´t the the name of the output timeset</text:p>
          </table:table-cell>
          <table:table-cell table:formula="oooc:=IF([.B207]&lt;=38082;&quot;1.1.0&quot;;IF([.B207]&lt;=38464;&quot;1.1.1&quot;;IF([.B207]&lt;=38796;&quot;1.1.2&quot;;IF([.B207]&lt;=39051;&quot;1.1.3&quot;;IF([.B207]&lt;=39133;&quot;1.1.4&quot;;IF([.B207]&lt;=39406;&quot;1.1.5&quot;;&quot;1.1.6&quot;))))))" office:value-type="string" office:string-value="1.1.1">
            <text:p>1.1.1</text:p>
          </table:table-cell>
          <table:table-cell table:formula="oooc:=IF([.C207]&lt;=38082;&quot;1.1.1&quot;;IF([.C207]&lt;=38464;&quot;1.1.2&quot;;IF([.C207]&lt;=38796;&quot;1.1.3&quot;;IF([.C207]&lt;=39051;&quot;1.1.4&quot;;IF([.C207]&lt;=39133;&quot;1.1.5&quot;;IF([.C207]&lt;=39406;&quot;1.1.6&quot;;&quot;1.1.7&quot;))))))" office:value-type="string" office:string-value="1.1.5">
            <text:p>1.1.5</text:p>
          </table:table-cell>
          <table:table-cell table:formula="oooc:=IF([.D207]=&quot;enhancement&quot;;&quot;mejora&quot;;&quot;fallo&quot;)" office:value-type="string" office:string-value="fallo">
            <text:p>fallo</text:p>
          </table:table-cell>
          <table:table-cell table:formula="oooc:=IF(OR([.E207]=&quot;NEW&quot;;[.E207]=&quot;ASSIGNED&quot;;[.E207]=&quot;REOPENED&quot;);&quot;pendiente&quot;;IF(OR([.F207]=&quot;LATER&quot;;[.F20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table:style-name="ce38" office:value-type="date" office:date-value="2004-12-14T16:54:41.999999">
            <text:p>14/12/04 16:54</text:p>
          </table:table-cell>
          <table:table-cell table:style-name="ce38" office:value-type="date" office:date-value="2006-12-02T02:18:50">
            <text:p>02/12/06 02:1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he special character \ (back slash) yields an error</text:p>
          </table:table-cell>
          <table:table-cell table:formula="oooc:=IF([.B208]&lt;=38082;&quot;1.1.0&quot;;IF([.B208]&lt;=38464;&quot;1.1.1&quot;;IF([.B208]&lt;=38796;&quot;1.1.2&quot;;IF([.B208]&lt;=39051;&quot;1.1.3&quot;;IF([.B208]&lt;=39133;&quot;1.1.4&quot;;IF([.B208]&lt;=39406;&quot;1.1.5&quot;;&quot;1.1.6&quot;))))))" office:value-type="string" office:string-value="1.1.1">
            <text:p>1.1.1</text:p>
          </table:table-cell>
          <table:table-cell table:formula="oooc:=IF([.C208]&lt;=38082;&quot;1.1.1&quot;;IF([.C208]&lt;=38464;&quot;1.1.2&quot;;IF([.C208]&lt;=38796;&quot;1.1.3&quot;;IF([.C208]&lt;=39051;&quot;1.1.4&quot;;IF([.C208]&lt;=39133;&quot;1.1.5&quot;;IF([.C208]&lt;=39406;&quot;1.1.6&quot;;&quot;1.1.7&quot;))))))" office:value-type="string" office:string-value="1.1.5">
            <text:p>1.1.5</text:p>
          </table:table-cell>
          <table:table-cell table:formula="oooc:=IF([.D208]=&quot;enhancement&quot;;&quot;mejora&quot;;&quot;fallo&quot;)" office:value-type="string" office:string-value="fallo">
            <text:p>fallo</text:p>
          </table:table-cell>
          <table:table-cell table:formula="oooc:=IF(OR([.E208]=&quot;NEW&quot;;[.E208]=&quot;ASSIGNED&quot;;[.E208]=&quot;REOPENED&quot;);&quot;pendiente&quot;;IF(OR([.F208]=&quot;LATER&quot;;[.F20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table:style-name="ce38" office:value-type="date" office:date-value="2004-12-16T12:15:50">
            <text:p>16/12/04 12:15</text:p>
          </table:table-cell>
          <table:table-cell table:style-name="ce38" office:value-type="date" office:date-value="2006-04-20T13:48:57.999999">
            <text:p>20/04/06 13:48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Doesn`t exist the option "Save as" in <text:s/>the Project Editor</text:p>
          </table:table-cell>
          <table:table-cell table:formula="oooc:=IF([.B209]&lt;=38082;&quot;1.1.0&quot;;IF([.B209]&lt;=38464;&quot;1.1.1&quot;;IF([.B209]&lt;=38796;&quot;1.1.2&quot;;IF([.B209]&lt;=39051;&quot;1.1.3&quot;;IF([.B209]&lt;=39133;&quot;1.1.4&quot;;IF([.B209]&lt;=39406;&quot;1.1.5&quot;;&quot;1.1.6&quot;))))))" office:value-type="string" office:string-value="1.1.1">
            <text:p>1.1.1</text:p>
          </table:table-cell>
          <table:table-cell table:formula="oooc:=IF([.C209]&lt;=38082;&quot;1.1.1&quot;;IF([.C209]&lt;=38464;&quot;1.1.2&quot;;IF([.C209]&lt;=38796;&quot;1.1.3&quot;;IF([.C209]&lt;=39051;&quot;1.1.4&quot;;IF([.C209]&lt;=39133;&quot;1.1.5&quot;;IF([.C209]&lt;=39406;&quot;1.1.6&quot;;&quot;1.1.7&quot;))))))" office:value-type="string" office:string-value="1.1.4">
            <text:p>1.1.4</text:p>
          </table:table-cell>
          <table:table-cell table:formula="oooc:=IF([.D209]=&quot;enhancement&quot;;&quot;mejora&quot;;&quot;fallo&quot;)" office:value-type="string" office:string-value="mejora">
            <text:p>mejora</text:p>
          </table:table-cell>
          <table:table-cell table:formula="oooc:=IF(OR([.E209]=&quot;NEW&quot;;[.E209]=&quot;ASSIGNED&quot;;[.E209]=&quot;REOPENED&quot;);&quot;pendiente&quot;;IF(OR([.F209]=&quot;LATER&quot;;[.F20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table:style-name="ce38" office:value-type="date" office:date-value="2004-12-16T18:33:17">
            <text:p>16/12/04 18:33</text:p>
          </table:table-cell>
          <table:table-cell table:style-name="ce38" office:value-type="date" office:date-value="2004-12-21T11:02:45">
            <text:p>21/12/04 11:0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drawing only points</text:p>
          </table:table-cell>
          <table:table-cell table:formula="oooc:=IF([.B210]&lt;=38082;&quot;1.1.0&quot;;IF([.B210]&lt;=38464;&quot;1.1.1&quot;;IF([.B210]&lt;=38796;&quot;1.1.2&quot;;IF([.B210]&lt;=39051;&quot;1.1.3&quot;;IF([.B210]&lt;=39133;&quot;1.1.4&quot;;IF([.B210]&lt;=39406;&quot;1.1.5&quot;;&quot;1.1.6&quot;))))))" office:value-type="string" office:string-value="1.1.1">
            <text:p>1.1.1</text:p>
          </table:table-cell>
          <table:table-cell table:formula="oooc:=IF([.C210]&lt;=38082;&quot;1.1.1&quot;;IF([.C210]&lt;=38464;&quot;1.1.2&quot;;IF([.C210]&lt;=38796;&quot;1.1.3&quot;;IF([.C210]&lt;=39051;&quot;1.1.4&quot;;IF([.C210]&lt;=39133;&quot;1.1.5&quot;;IF([.C210]&lt;=39406;&quot;1.1.6&quot;;&quot;1.1.7&quot;))))))" office:value-type="string" office:string-value="1.1.2">
            <text:p>1.1.2</text:p>
          </table:table-cell>
          <table:table-cell table:formula="oooc:=IF([.D210]=&quot;enhancement&quot;;&quot;mejora&quot;;&quot;fallo&quot;)" office:value-type="string" office:string-value="fallo">
            <text:p>fallo</text:p>
          </table:table-cell>
          <table:table-cell table:formula="oooc:=IF(OR([.E210]=&quot;NEW&quot;;[.E210]=&quot;ASSIGNED&quot;;[.E210]=&quot;REOPENED&quot;);&quot;pendiente&quot;;IF(OR([.F210]=&quot;LATER&quot;;[.F21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table:style-name="ce38" office:value-type="date" office:date-value="2004-12-16T18:33:20">
            <text:p>16/12/04 18:33</text:p>
          </table:table-cell>
          <table:table-cell table:style-name="ce38" office:value-type="date" office:date-value="2004-12-20T12:44:38">
            <text:p>20/12/04 12:4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-Base</text:p>
          </table:table-cell>
          <table:table-cell office:value-type="string">
            <text:p>drawing only points</text:p>
          </table:table-cell>
          <table:table-cell table:formula="oooc:=IF([.B211]&lt;=38082;&quot;1.1.0&quot;;IF([.B211]&lt;=38464;&quot;1.1.1&quot;;IF([.B211]&lt;=38796;&quot;1.1.2&quot;;IF([.B211]&lt;=39051;&quot;1.1.3&quot;;IF([.B211]&lt;=39133;&quot;1.1.4&quot;;IF([.B211]&lt;=39406;&quot;1.1.5&quot;;&quot;1.1.6&quot;))))))" office:value-type="string" office:string-value="1.1.1">
            <text:p>1.1.1</text:p>
          </table:table-cell>
          <table:table-cell table:formula="oooc:=IF([.C211]&lt;=38082;&quot;1.1.1&quot;;IF([.C211]&lt;=38464;&quot;1.1.2&quot;;IF([.C211]&lt;=38796;&quot;1.1.3&quot;;IF([.C211]&lt;=39051;&quot;1.1.4&quot;;IF([.C211]&lt;=39133;&quot;1.1.5&quot;;IF([.C211]&lt;=39406;&quot;1.1.6&quot;;&quot;1.1.7&quot;))))))" office:value-type="string" office:string-value="1.1.2">
            <text:p>1.1.2</text:p>
          </table:table-cell>
          <table:table-cell table:formula="oooc:=IF([.D211]=&quot;enhancement&quot;;&quot;mejora&quot;;&quot;fallo&quot;)" office:value-type="string" office:string-value="fallo">
            <text:p>fallo</text:p>
          </table:table-cell>
          <table:table-cell table:formula="oooc:=IF(OR([.E211]=&quot;NEW&quot;;[.E211]=&quot;ASSIGNED&quot;;[.E211]=&quot;REOPENED&quot;);&quot;pendiente&quot;;IF(OR([.F211]=&quot;LATER&quot;;[.F21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table:style-name="ce38" office:value-type="date" office:date-value="2004-12-17T13:05:28">
            <text:p>17/12/04 13:05</text:p>
          </table:table-cell>
          <table:table-cell table:style-name="ce38" office:value-type="date" office:date-value="2005-01-13T16:42:38">
            <text:p>13/01/05 16:4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Differences between "snapshot" or "filed" graphics</text:p>
          </table:table-cell>
          <table:table-cell table:formula="oooc:=IF([.B212]&lt;=38082;&quot;1.1.0&quot;;IF([.B212]&lt;=38464;&quot;1.1.1&quot;;IF([.B212]&lt;=38796;&quot;1.1.2&quot;;IF([.B212]&lt;=39051;&quot;1.1.3&quot;;IF([.B212]&lt;=39133;&quot;1.1.4&quot;;IF([.B212]&lt;=39406;&quot;1.1.5&quot;;&quot;1.1.6&quot;))))))" office:value-type="string" office:string-value="1.1.1">
            <text:p>1.1.1</text:p>
          </table:table-cell>
          <table:table-cell table:formula="oooc:=IF([.C212]&lt;=38082;&quot;1.1.1&quot;;IF([.C212]&lt;=38464;&quot;1.1.2&quot;;IF([.C212]&lt;=38796;&quot;1.1.3&quot;;IF([.C212]&lt;=39051;&quot;1.1.4&quot;;IF([.C212]&lt;=39133;&quot;1.1.5&quot;;IF([.C212]&lt;=39406;&quot;1.1.6&quot;;&quot;1.1.7&quot;))))))" office:value-type="string" office:string-value="1.1.2">
            <text:p>1.1.2</text:p>
          </table:table-cell>
          <table:table-cell table:formula="oooc:=IF([.D212]=&quot;enhancement&quot;;&quot;mejora&quot;;&quot;fallo&quot;)" office:value-type="string" office:string-value="fallo">
            <text:p>fallo</text:p>
          </table:table-cell>
          <table:table-cell table:formula="oooc:=IF(OR([.E212]=&quot;NEW&quot;;[.E212]=&quot;ASSIGNED&quot;;[.E212]=&quot;REOPENED&quot;);&quot;pendiente&quot;;IF(OR([.F212]=&quot;LATER&quot;;[.F212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table:style-name="ce38" office:value-type="date" office:date-value="2005-01-13T11:57:49">
            <text:p>13/01/05 11:57</text:p>
          </table:table-cell>
          <table:table-cell table:style-name="ce38" office:value-type="date" office:date-value="2005-01-18T11:55:20.000001">
            <text:p>18/01/05 11:5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Problema con series en minutal</text:p>
          </table:table-cell>
          <table:table-cell table:formula="oooc:=IF([.B213]&lt;=38082;&quot;1.1.0&quot;;IF([.B213]&lt;=38464;&quot;1.1.1&quot;;IF([.B213]&lt;=38796;&quot;1.1.2&quot;;IF([.B213]&lt;=39051;&quot;1.1.3&quot;;IF([.B213]&lt;=39133;&quot;1.1.4&quot;;IF([.B213]&lt;=39406;&quot;1.1.5&quot;;&quot;1.1.6&quot;))))))" office:value-type="string" office:string-value="1.1.1">
            <text:p>1.1.1</text:p>
          </table:table-cell>
          <table:table-cell table:formula="oooc:=IF([.C213]&lt;=38082;&quot;1.1.1&quot;;IF([.C213]&lt;=38464;&quot;1.1.2&quot;;IF([.C213]&lt;=38796;&quot;1.1.3&quot;;IF([.C213]&lt;=39051;&quot;1.1.4&quot;;IF([.C213]&lt;=39133;&quot;1.1.5&quot;;IF([.C213]&lt;=39406;&quot;1.1.6&quot;;&quot;1.1.7&quot;))))))" office:value-type="string" office:string-value="1.1.2">
            <text:p>1.1.2</text:p>
          </table:table-cell>
          <table:table-cell table:formula="oooc:=IF([.D213]=&quot;enhancement&quot;;&quot;mejora&quot;;&quot;fallo&quot;)" office:value-type="string" office:string-value="fallo">
            <text:p>fallo</text:p>
          </table:table-cell>
          <table:table-cell table:formula="oooc:=IF(OR([.E213]=&quot;NEW&quot;;[.E213]=&quot;ASSIGNED&quot;;[.E213]=&quot;REOPENED&quot;);&quot;pendiente&quot;;IF(OR([.F213]=&quot;LATER&quot;;[.F21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table:style-name="ce38" office:value-type="date" office:date-value="2005-01-18T18:51:09">
            <text:p>18/01/05 18:51</text:p>
          </table:table-cell>
          <table:table-cell table:style-name="ce38" office:value-type="date" office:date-value="2005-03-21T16:58:15">
            <text:p>21/03/05 16:5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-Base</text:p>
          </table:table-cell>
          <table:table-cell office:value-type="string">
            <text:p>::tol::info functions fails with function Recalc</text:p>
          </table:table-cell>
          <table:table-cell table:formula="oooc:=IF([.B214]&lt;=38082;&quot;1.1.0&quot;;IF([.B214]&lt;=38464;&quot;1.1.1&quot;;IF([.B214]&lt;=38796;&quot;1.1.2&quot;;IF([.B214]&lt;=39051;&quot;1.1.3&quot;;IF([.B214]&lt;=39133;&quot;1.1.4&quot;;IF([.B214]&lt;=39406;&quot;1.1.5&quot;;&quot;1.1.6&quot;))))))" office:value-type="string" office:string-value="1.1.1">
            <text:p>1.1.1</text:p>
          </table:table-cell>
          <table:table-cell table:formula="oooc:=IF([.C214]&lt;=38082;&quot;1.1.1&quot;;IF([.C214]&lt;=38464;&quot;1.1.2&quot;;IF([.C214]&lt;=38796;&quot;1.1.3&quot;;IF([.C214]&lt;=39051;&quot;1.1.4&quot;;IF([.C214]&lt;=39133;&quot;1.1.5&quot;;IF([.C214]&lt;=39406;&quot;1.1.6&quot;;&quot;1.1.7&quot;))))))" office:value-type="string" office:string-value="1.1.2">
            <text:p>1.1.2</text:p>
          </table:table-cell>
          <table:table-cell table:formula="oooc:=IF([.D214]=&quot;enhancement&quot;;&quot;mejora&quot;;&quot;fallo&quot;)" office:value-type="string" office:string-value="fallo">
            <text:p>fallo</text:p>
          </table:table-cell>
          <table:table-cell table:formula="oooc:=IF(OR([.E214]=&quot;NEW&quot;;[.E214]=&quot;ASSIGNED&quot;;[.E214]=&quot;REOPENED&quot;);&quot;pendiente&quot;;IF(OR([.F214]=&quot;LATER&quot;;[.F21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table:style-name="ce38" office:value-type="date" office:date-value="2005-01-19T12:56:14">
            <text:p>19/01/05 12:56</text:p>
          </table:table-cell>
          <table:table-cell table:style-name="ce38" office:value-type="date" office:date-value="2005-01-22T11:15:25">
            <text:p>22/01/05 11:15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MakeGlobal could improve its behavior</text:p>
          </table:table-cell>
          <table:table-cell table:formula="oooc:=IF([.B215]&lt;=38082;&quot;1.1.0&quot;;IF([.B215]&lt;=38464;&quot;1.1.1&quot;;IF([.B215]&lt;=38796;&quot;1.1.2&quot;;IF([.B215]&lt;=39051;&quot;1.1.3&quot;;IF([.B215]&lt;=39133;&quot;1.1.4&quot;;IF([.B215]&lt;=39406;&quot;1.1.5&quot;;&quot;1.1.6&quot;))))))" office:value-type="string" office:string-value="1.1.1">
            <text:p>1.1.1</text:p>
          </table:table-cell>
          <table:table-cell table:formula="oooc:=IF([.C215]&lt;=38082;&quot;1.1.1&quot;;IF([.C215]&lt;=38464;&quot;1.1.2&quot;;IF([.C215]&lt;=38796;&quot;1.1.3&quot;;IF([.C215]&lt;=39051;&quot;1.1.4&quot;;IF([.C215]&lt;=39133;&quot;1.1.5&quot;;IF([.C215]&lt;=39406;&quot;1.1.6&quot;;&quot;1.1.7&quot;))))))" office:value-type="string" office:string-value="1.1.2">
            <text:p>1.1.2</text:p>
          </table:table-cell>
          <table:table-cell table:formula="oooc:=IF([.D215]=&quot;enhancement&quot;;&quot;mejora&quot;;&quot;fallo&quot;)" office:value-type="string" office:string-value="mejora">
            <text:p>mejora</text:p>
          </table:table-cell>
          <table:table-cell table:formula="oooc:=IF(OR([.E215]=&quot;NEW&quot;;[.E215]=&quot;ASSIGNED&quot;;[.E215]=&quot;REOPENED&quot;);&quot;pendiente&quot;;IF(OR([.F215]=&quot;LATER&quot;;[.F21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table:style-name="ce38" office:value-type="date" office:date-value="2005-01-20T16:56:22">
            <text:p>20/01/05 16:56</text:p>
          </table:table-cell>
          <table:table-cell table:style-name="ce38" office:value-type="date" office:date-value="2006-12-05T13:20:59">
            <text:p>05/12/06 13:2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eash with Arguments(), FindCode() and Struct</text:p>
          </table:table-cell>
          <table:table-cell table:formula="oooc:=IF([.B216]&lt;=38082;&quot;1.1.0&quot;;IF([.B216]&lt;=38464;&quot;1.1.1&quot;;IF([.B216]&lt;=38796;&quot;1.1.2&quot;;IF([.B216]&lt;=39051;&quot;1.1.3&quot;;IF([.B216]&lt;=39133;&quot;1.1.4&quot;;IF([.B216]&lt;=39406;&quot;1.1.5&quot;;&quot;1.1.6&quot;))))))" office:value-type="string" office:string-value="1.1.1">
            <text:p>1.1.1</text:p>
          </table:table-cell>
          <table:table-cell table:formula="oooc:=IF([.C216]&lt;=38082;&quot;1.1.1&quot;;IF([.C216]&lt;=38464;&quot;1.1.2&quot;;IF([.C216]&lt;=38796;&quot;1.1.3&quot;;IF([.C216]&lt;=39051;&quot;1.1.4&quot;;IF([.C216]&lt;=39133;&quot;1.1.5&quot;;IF([.C216]&lt;=39406;&quot;1.1.6&quot;;&quot;1.1.7&quot;))))))" office:value-type="string" office:string-value="1.1.5">
            <text:p>1.1.5</text:p>
          </table:table-cell>
          <table:table-cell table:formula="oooc:=IF([.D216]=&quot;enhancement&quot;;&quot;mejora&quot;;&quot;fallo&quot;)" office:value-type="string" office:string-value="fallo">
            <text:p>fallo</text:p>
          </table:table-cell>
          <table:table-cell table:formula="oooc:=IF(OR([.E216]=&quot;NEW&quot;;[.E216]=&quot;ASSIGNED&quot;;[.E216]=&quot;REOPENED&quot;);&quot;pendiente&quot;;IF(OR([.F216]=&quot;LATER&quot;;[.F21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table:style-name="ce38" office:value-type="date" office:date-value="2005-01-21T10:05:47">
            <text:p>21/01/05 10:05</text:p>
          </table:table-cell>
          <table:table-cell table:style-name="ce38" office:value-type="date" office:date-value="2006-12-05T13:28:20.999999">
            <text:p>05/12/06 13:28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unction "Text Argumets". It does not use the optional parameters</text:p>
          </table:table-cell>
          <table:table-cell table:formula="oooc:=IF([.B217]&lt;=38082;&quot;1.1.0&quot;;IF([.B217]&lt;=38464;&quot;1.1.1&quot;;IF([.B217]&lt;=38796;&quot;1.1.2&quot;;IF([.B217]&lt;=39051;&quot;1.1.3&quot;;IF([.B217]&lt;=39133;&quot;1.1.4&quot;;IF([.B217]&lt;=39406;&quot;1.1.5&quot;;&quot;1.1.6&quot;))))))" office:value-type="string" office:string-value="1.1.1">
            <text:p>1.1.1</text:p>
          </table:table-cell>
          <table:table-cell table:formula="oooc:=IF([.C217]&lt;=38082;&quot;1.1.1&quot;;IF([.C217]&lt;=38464;&quot;1.1.2&quot;;IF([.C217]&lt;=38796;&quot;1.1.3&quot;;IF([.C217]&lt;=39051;&quot;1.1.4&quot;;IF([.C217]&lt;=39133;&quot;1.1.5&quot;;IF([.C217]&lt;=39406;&quot;1.1.6&quot;;&quot;1.1.7&quot;))))))" office:value-type="string" office:string-value="1.1.5">
            <text:p>1.1.5</text:p>
          </table:table-cell>
          <table:table-cell table:formula="oooc:=IF([.D217]=&quot;enhancement&quot;;&quot;mejora&quot;;&quot;fallo&quot;)" office:value-type="string" office:string-value="fallo">
            <text:p>fallo</text:p>
          </table:table-cell>
          <table:table-cell table:formula="oooc:=IF(OR([.E217]=&quot;NEW&quot;;[.E217]=&quot;ASSIGNED&quot;;[.E217]=&quot;REOPENED&quot;);&quot;pendiente&quot;;IF(OR([.F217]=&quot;LATER&quot;;[.F21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table:style-name="ce38" office:value-type="date" office:date-value="2005-01-21T21:25:46">
            <text:p>21/01/05 21:25</text:p>
          </table:table-cell>
          <table:table-cell table:style-name="ce38" office:value-type="date" office:date-value="2006-12-07T17:29:35">
            <text:p>07/12/06 17:29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REMIND</text:p>
          </table:table-cell>
          <table:table-cell office:value-type="string">
            <text:p>TOL</text:p>
          </table:table-cell>
          <table:table-cell office:value-type="string">
            <text:p>A variable's name can start with a number and only be a number</text:p>
          </table:table-cell>
          <table:table-cell table:formula="oooc:=IF([.B218]&lt;=38082;&quot;1.1.0&quot;;IF([.B218]&lt;=38464;&quot;1.1.1&quot;;IF([.B218]&lt;=38796;&quot;1.1.2&quot;;IF([.B218]&lt;=39051;&quot;1.1.3&quot;;IF([.B218]&lt;=39133;&quot;1.1.4&quot;;IF([.B218]&lt;=39406;&quot;1.1.5&quot;;&quot;1.1.6&quot;))))))" office:value-type="string" office:string-value="1.1.1">
            <text:p>1.1.1</text:p>
          </table:table-cell>
          <table:table-cell table:formula="oooc:=IF([.C218]&lt;=38082;&quot;1.1.1&quot;;IF([.C218]&lt;=38464;&quot;1.1.2&quot;;IF([.C218]&lt;=38796;&quot;1.1.3&quot;;IF([.C218]&lt;=39051;&quot;1.1.4&quot;;IF([.C218]&lt;=39133;&quot;1.1.5&quot;;IF([.C218]&lt;=39406;&quot;1.1.6&quot;;&quot;1.1.7&quot;))))))" office:value-type="string" office:string-value="1.1.5">
            <text:p>1.1.5</text:p>
          </table:table-cell>
          <table:table-cell table:formula="oooc:=IF([.D218]=&quot;enhancement&quot;;&quot;mejora&quot;;&quot;fallo&quot;)" office:value-type="string" office:string-value="fallo">
            <text:p>fallo</text:p>
          </table:table-cell>
          <table:table-cell table:formula="oooc:=IF(OR([.E218]=&quot;NEW&quot;;[.E218]=&quot;ASSIGNED&quot;;[.E218]=&quot;REOPENED&quot;);&quot;pendiente&quot;;IF(OR([.F218]=&quot;LATER&quot;;[.F218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table:style-name="ce38" office:value-type="date" office:date-value="2005-01-23T16:54:09.999999">
            <text:p>23/01/05 16:54</text:p>
          </table:table-cell>
          <table:table-cell table:style-name="ce38" office:value-type="date" office:date-value="2006-12-05T13:31:04">
            <text:p>05/12/06 13:3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ield operator is evaluated in left-side of an assignment expression</text:p>
          </table:table-cell>
          <table:table-cell table:formula="oooc:=IF([.B219]&lt;=38082;&quot;1.1.0&quot;;IF([.B219]&lt;=38464;&quot;1.1.1&quot;;IF([.B219]&lt;=38796;&quot;1.1.2&quot;;IF([.B219]&lt;=39051;&quot;1.1.3&quot;;IF([.B219]&lt;=39133;&quot;1.1.4&quot;;IF([.B219]&lt;=39406;&quot;1.1.5&quot;;&quot;1.1.6&quot;))))))" office:value-type="string" office:string-value="1.1.1">
            <text:p>1.1.1</text:p>
          </table:table-cell>
          <table:table-cell table:formula="oooc:=IF([.C219]&lt;=38082;&quot;1.1.1&quot;;IF([.C219]&lt;=38464;&quot;1.1.2&quot;;IF([.C219]&lt;=38796;&quot;1.1.3&quot;;IF([.C219]&lt;=39051;&quot;1.1.4&quot;;IF([.C219]&lt;=39133;&quot;1.1.5&quot;;IF([.C219]&lt;=39406;&quot;1.1.6&quot;;&quot;1.1.7&quot;))))))" office:value-type="string" office:string-value="1.1.5">
            <text:p>1.1.5</text:p>
          </table:table-cell>
          <table:table-cell table:formula="oooc:=IF([.D219]=&quot;enhancement&quot;;&quot;mejora&quot;;&quot;fallo&quot;)" office:value-type="string" office:string-value="fallo">
            <text:p>fallo</text:p>
          </table:table-cell>
          <table:table-cell table:formula="oooc:=IF(OR([.E219]=&quot;NEW&quot;;[.E219]=&quot;ASSIGNED&quot;;[.E219]=&quot;REOPENED&quot;);&quot;pendiente&quot;;IF(OR([.F219]=&quot;LATER&quot;;[.F21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table:style-name="ce38" office:value-type="date" office:date-value="2005-01-24T19:22:22.999999">
            <text:p>24/01/05 19:22</text:p>
          </table:table-cell>
          <table:table-cell table:style-name="ce38" office:value-type="date" office:date-value="2006-12-05T13:32:46">
            <text:p>05/12/06 13:3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reating more than one function with the same Name but with different Type</text:p>
          </table:table-cell>
          <table:table-cell table:formula="oooc:=IF([.B220]&lt;=38082;&quot;1.1.0&quot;;IF([.B220]&lt;=38464;&quot;1.1.1&quot;;IF([.B220]&lt;=38796;&quot;1.1.2&quot;;IF([.B220]&lt;=39051;&quot;1.1.3&quot;;IF([.B220]&lt;=39133;&quot;1.1.4&quot;;IF([.B220]&lt;=39406;&quot;1.1.5&quot;;&quot;1.1.6&quot;))))))" office:value-type="string" office:string-value="1.1.1">
            <text:p>1.1.1</text:p>
          </table:table-cell>
          <table:table-cell table:formula="oooc:=IF([.C220]&lt;=38082;&quot;1.1.1&quot;;IF([.C220]&lt;=38464;&quot;1.1.2&quot;;IF([.C220]&lt;=38796;&quot;1.1.3&quot;;IF([.C220]&lt;=39051;&quot;1.1.4&quot;;IF([.C220]&lt;=39133;&quot;1.1.5&quot;;IF([.C220]&lt;=39406;&quot;1.1.6&quot;;&quot;1.1.7&quot;))))))" office:value-type="string" office:string-value="1.1.5">
            <text:p>1.1.5</text:p>
          </table:table-cell>
          <table:table-cell table:formula="oooc:=IF([.D220]=&quot;enhancement&quot;;&quot;mejora&quot;;&quot;fallo&quot;)" office:value-type="string" office:string-value="fallo">
            <text:p>fallo</text:p>
          </table:table-cell>
          <table:table-cell table:formula="oooc:=IF(OR([.E220]=&quot;NEW&quot;;[.E220]=&quot;ASSIGNED&quot;;[.E220]=&quot;REOPENED&quot;);&quot;pendiente&quot;;IF(OR([.F220]=&quot;LATER&quot;;[.F22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table:style-name="ce38" office:value-type="date" office:date-value="2005-01-25T12:55:42">
            <text:p>25/01/05 12:55</text:p>
          </table:table-cell>
          <table:table-cell table:style-name="ce38" office:value-type="date" office:date-value="2006-12-07T17:29:50">
            <text:p>07/12/06 17:29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REMIND</text:p>
          </table:table-cell>
          <table:table-cell office:value-type="string">
            <text:p>TOL</text:p>
          </table:table-cell>
          <table:table-cell office:value-type="string">
            <text:p>optional arguments in functions</text:p>
          </table:table-cell>
          <table:table-cell table:formula="oooc:=IF([.B221]&lt;=38082;&quot;1.1.0&quot;;IF([.B221]&lt;=38464;&quot;1.1.1&quot;;IF([.B221]&lt;=38796;&quot;1.1.2&quot;;IF([.B221]&lt;=39051;&quot;1.1.3&quot;;IF([.B221]&lt;=39133;&quot;1.1.4&quot;;IF([.B221]&lt;=39406;&quot;1.1.5&quot;;&quot;1.1.6&quot;))))))" office:value-type="string" office:string-value="1.1.1">
            <text:p>1.1.1</text:p>
          </table:table-cell>
          <table:table-cell table:formula="oooc:=IF([.C221]&lt;=38082;&quot;1.1.1&quot;;IF([.C221]&lt;=38464;&quot;1.1.2&quot;;IF([.C221]&lt;=38796;&quot;1.1.3&quot;;IF([.C221]&lt;=39051;&quot;1.1.4&quot;;IF([.C221]&lt;=39133;&quot;1.1.5&quot;;IF([.C221]&lt;=39406;&quot;1.1.6&quot;;&quot;1.1.7&quot;))))))" office:value-type="string" office:string-value="1.1.5">
            <text:p>1.1.5</text:p>
          </table:table-cell>
          <table:table-cell table:formula="oooc:=IF([.D221]=&quot;enhancement&quot;;&quot;mejora&quot;;&quot;fallo&quot;)" office:value-type="string" office:string-value="mejora">
            <text:p>mejora</text:p>
          </table:table-cell>
          <table:table-cell table:formula="oooc:=IF(OR([.E221]=&quot;NEW&quot;;[.E221]=&quot;ASSIGNED&quot;;[.E221]=&quot;REOPENED&quot;);&quot;pendiente&quot;;IF(OR([.F221]=&quot;LATER&quot;;[.F221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table:style-name="ce38" office:value-type="date" office:date-value="2005-01-26T11:55:30">
            <text:p>26/01/05 11:55</text:p>
          </table:table-cell>
          <table:table-cell table:style-name="ce38" office:value-type="date" office:date-value="2006-12-05T13:33:36">
            <text:p>05/12/06 13:3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as con SumS</text:p>
          </table:table-cell>
          <table:table-cell table:formula="oooc:=IF([.B222]&lt;=38082;&quot;1.1.0&quot;;IF([.B222]&lt;=38464;&quot;1.1.1&quot;;IF([.B222]&lt;=38796;&quot;1.1.2&quot;;IF([.B222]&lt;=39051;&quot;1.1.3&quot;;IF([.B222]&lt;=39133;&quot;1.1.4&quot;;IF([.B222]&lt;=39406;&quot;1.1.5&quot;;&quot;1.1.6&quot;))))))" office:value-type="string" office:string-value="1.1.1">
            <text:p>1.1.1</text:p>
          </table:table-cell>
          <table:table-cell table:formula="oooc:=IF([.C222]&lt;=38082;&quot;1.1.1&quot;;IF([.C222]&lt;=38464;&quot;1.1.2&quot;;IF([.C222]&lt;=38796;&quot;1.1.3&quot;;IF([.C222]&lt;=39051;&quot;1.1.4&quot;;IF([.C222]&lt;=39133;&quot;1.1.5&quot;;IF([.C222]&lt;=39406;&quot;1.1.6&quot;;&quot;1.1.7&quot;))))))" office:value-type="string" office:string-value="1.1.5">
            <text:p>1.1.5</text:p>
          </table:table-cell>
          <table:table-cell table:formula="oooc:=IF([.D222]=&quot;enhancement&quot;;&quot;mejora&quot;;&quot;fallo&quot;)" office:value-type="string" office:string-value="fallo">
            <text:p>fallo</text:p>
          </table:table-cell>
          <table:table-cell table:formula="oooc:=IF(OR([.E222]=&quot;NEW&quot;;[.E222]=&quot;ASSIGNED&quot;;[.E222]=&quot;REOPENED&quot;);&quot;pendiente&quot;;IF(OR([.F222]=&quot;LATER&quot;;[.F22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table:style-name="ce38" office:value-type="date" office:date-value="2005-01-27T16:54:33.999999">
            <text:p>27/01/05 16:54</text:p>
          </table:table-cell>
          <table:table-cell table:style-name="ce38" office:value-type="date" office:date-value="2006-12-05T19:42:00">
            <text:p>05/12/06 19:4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bout NIntegrate function...</text:p>
          </table:table-cell>
          <table:table-cell table:formula="oooc:=IF([.B223]&lt;=38082;&quot;1.1.0&quot;;IF([.B223]&lt;=38464;&quot;1.1.1&quot;;IF([.B223]&lt;=38796;&quot;1.1.2&quot;;IF([.B223]&lt;=39051;&quot;1.1.3&quot;;IF([.B223]&lt;=39133;&quot;1.1.4&quot;;IF([.B223]&lt;=39406;&quot;1.1.5&quot;;&quot;1.1.6&quot;))))))" office:value-type="string" office:string-value="1.1.1">
            <text:p>1.1.1</text:p>
          </table:table-cell>
          <table:table-cell table:formula="oooc:=IF([.C223]&lt;=38082;&quot;1.1.1&quot;;IF([.C223]&lt;=38464;&quot;1.1.2&quot;;IF([.C223]&lt;=38796;&quot;1.1.3&quot;;IF([.C223]&lt;=39051;&quot;1.1.4&quot;;IF([.C223]&lt;=39133;&quot;1.1.5&quot;;IF([.C223]&lt;=39406;&quot;1.1.6&quot;;&quot;1.1.7&quot;))))))" office:value-type="string" office:string-value="1.1.5">
            <text:p>1.1.5</text:p>
          </table:table-cell>
          <table:table-cell table:formula="oooc:=IF([.D223]=&quot;enhancement&quot;;&quot;mejora&quot;;&quot;fallo&quot;)" office:value-type="string" office:string-value="fallo">
            <text:p>fallo</text:p>
          </table:table-cell>
          <table:table-cell table:formula="oooc:=IF(OR([.E223]=&quot;NEW&quot;;[.E223]=&quot;ASSIGNED&quot;;[.E223]=&quot;REOPENED&quot;);&quot;pendiente&quot;;IF(OR([.F223]=&quot;LATER&quot;;[.F22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table:style-name="ce38" office:value-type="date" office:date-value="2005-01-27T17:28:14">
            <text:p>27/01/05 17:28</text:p>
          </table:table-cell>
          <table:table-cell table:style-name="ce38" office:value-type="date" office:date-value="2006-12-05T19:42:00">
            <text:p>05/12/06 19:4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ntegrateQAG does not work!</text:p>
          </table:table-cell>
          <table:table-cell table:formula="oooc:=IF([.B224]&lt;=38082;&quot;1.1.0&quot;;IF([.B224]&lt;=38464;&quot;1.1.1&quot;;IF([.B224]&lt;=38796;&quot;1.1.2&quot;;IF([.B224]&lt;=39051;&quot;1.1.3&quot;;IF([.B224]&lt;=39133;&quot;1.1.4&quot;;IF([.B224]&lt;=39406;&quot;1.1.5&quot;;&quot;1.1.6&quot;))))))" office:value-type="string" office:string-value="1.1.1">
            <text:p>1.1.1</text:p>
          </table:table-cell>
          <table:table-cell table:formula="oooc:=IF([.C224]&lt;=38082;&quot;1.1.1&quot;;IF([.C224]&lt;=38464;&quot;1.1.2&quot;;IF([.C224]&lt;=38796;&quot;1.1.3&quot;;IF([.C224]&lt;=39051;&quot;1.1.4&quot;;IF([.C224]&lt;=39133;&quot;1.1.5&quot;;IF([.C224]&lt;=39406;&quot;1.1.6&quot;;&quot;1.1.7&quot;))))))" office:value-type="string" office:string-value="1.1.5">
            <text:p>1.1.5</text:p>
          </table:table-cell>
          <table:table-cell table:formula="oooc:=IF([.D224]=&quot;enhancement&quot;;&quot;mejora&quot;;&quot;fallo&quot;)" office:value-type="string" office:string-value="fallo">
            <text:p>fallo</text:p>
          </table:table-cell>
          <table:table-cell table:formula="oooc:=IF(OR([.E224]=&quot;NEW&quot;;[.E224]=&quot;ASSIGNED&quot;;[.E224]=&quot;REOPENED&quot;);&quot;pendiente&quot;;IF(OR([.F224]=&quot;LATER&quot;;[.F22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table:style-name="ce38" office:value-type="date" office:date-value="2005-01-28T17:36:48">
            <text:p>28/01/05 17:36</text:p>
          </table:table-cell>
          <table:table-cell table:style-name="ce38" office:value-type="date" office:date-value="2006-12-05T19:50:41">
            <text:p>05/12/06 19:50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when estimating with a bad defined AR or MA set of Polyn</text:p>
          </table:table-cell>
          <table:table-cell table:formula="oooc:=IF([.B225]&lt;=38082;&quot;1.1.0&quot;;IF([.B225]&lt;=38464;&quot;1.1.1&quot;;IF([.B225]&lt;=38796;&quot;1.1.2&quot;;IF([.B225]&lt;=39051;&quot;1.1.3&quot;;IF([.B225]&lt;=39133;&quot;1.1.4&quot;;IF([.B225]&lt;=39406;&quot;1.1.5&quot;;&quot;1.1.6&quot;))))))" office:value-type="string" office:string-value="1.1.1">
            <text:p>1.1.1</text:p>
          </table:table-cell>
          <table:table-cell table:formula="oooc:=IF([.C225]&lt;=38082;&quot;1.1.1&quot;;IF([.C225]&lt;=38464;&quot;1.1.2&quot;;IF([.C225]&lt;=38796;&quot;1.1.3&quot;;IF([.C225]&lt;=39051;&quot;1.1.4&quot;;IF([.C225]&lt;=39133;&quot;1.1.5&quot;;IF([.C225]&lt;=39406;&quot;1.1.6&quot;;&quot;1.1.7&quot;))))))" office:value-type="string" office:string-value="1.1.5">
            <text:p>1.1.5</text:p>
          </table:table-cell>
          <table:table-cell table:formula="oooc:=IF([.D225]=&quot;enhancement&quot;;&quot;mejora&quot;;&quot;fallo&quot;)" office:value-type="string" office:string-value="fallo">
            <text:p>fallo</text:p>
          </table:table-cell>
          <table:table-cell table:formula="oooc:=IF(OR([.E225]=&quot;NEW&quot;;[.E225]=&quot;ASSIGNED&quot;;[.E225]=&quot;REOPENED&quot;);&quot;pendiente&quot;;IF(OR([.F225]=&quot;LATER&quot;;[.F22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table:style-name="ce38" office:value-type="date" office:date-value="2005-02-01T15:43:43">
            <text:p>01/02/05 15:43</text:p>
          </table:table-cell>
          <table:table-cell table:style-name="ce38" office:value-type="date" office:date-value="2006-12-05T19:53:36">
            <text:p>05/12/06 19:53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Maybe a collateral damage in PutDescription with the new overload property</text:p>
          </table:table-cell>
          <table:table-cell table:formula="oooc:=IF([.B226]&lt;=38082;&quot;1.1.0&quot;;IF([.B226]&lt;=38464;&quot;1.1.1&quot;;IF([.B226]&lt;=38796;&quot;1.1.2&quot;;IF([.B226]&lt;=39051;&quot;1.1.3&quot;;IF([.B226]&lt;=39133;&quot;1.1.4&quot;;IF([.B226]&lt;=39406;&quot;1.1.5&quot;;&quot;1.1.6&quot;))))))" office:value-type="string" office:string-value="1.1.1">
            <text:p>1.1.1</text:p>
          </table:table-cell>
          <table:table-cell table:formula="oooc:=IF([.C226]&lt;=38082;&quot;1.1.1&quot;;IF([.C226]&lt;=38464;&quot;1.1.2&quot;;IF([.C226]&lt;=38796;&quot;1.1.3&quot;;IF([.C226]&lt;=39051;&quot;1.1.4&quot;;IF([.C226]&lt;=39133;&quot;1.1.5&quot;;IF([.C226]&lt;=39406;&quot;1.1.6&quot;;&quot;1.1.7&quot;))))))" office:value-type="string" office:string-value="1.1.5">
            <text:p>1.1.5</text:p>
          </table:table-cell>
          <table:table-cell table:formula="oooc:=IF([.D226]=&quot;enhancement&quot;;&quot;mejora&quot;;&quot;fallo&quot;)" office:value-type="string" office:string-value="fallo">
            <text:p>fallo</text:p>
          </table:table-cell>
          <table:table-cell table:formula="oooc:=IF(OR([.E226]=&quot;NEW&quot;;[.E226]=&quot;ASSIGNED&quot;;[.E226]=&quot;REOPENED&quot;);&quot;pendiente&quot;;IF(OR([.F226]=&quot;LATER&quot;;[.F22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table:style-name="ce38" office:value-type="date" office:date-value="2005-02-01T16:18:38.999999">
            <text:p>01/02/05 16:18</text:p>
          </table:table-cell>
          <table:table-cell table:style-name="ce38" office:value-type="date" office:date-value="2006-12-05T19:57:57">
            <text:p>05/12/06 19:57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in SetOfAnything with a declare Code objects</text:p>
          </table:table-cell>
          <table:table-cell table:formula="oooc:=IF([.B227]&lt;=38082;&quot;1.1.0&quot;;IF([.B227]&lt;=38464;&quot;1.1.1&quot;;IF([.B227]&lt;=38796;&quot;1.1.2&quot;;IF([.B227]&lt;=39051;&quot;1.1.3&quot;;IF([.B227]&lt;=39133;&quot;1.1.4&quot;;IF([.B227]&lt;=39406;&quot;1.1.5&quot;;&quot;1.1.6&quot;))))))" office:value-type="string" office:string-value="1.1.1">
            <text:p>1.1.1</text:p>
          </table:table-cell>
          <table:table-cell table:formula="oooc:=IF([.C227]&lt;=38082;&quot;1.1.1&quot;;IF([.C227]&lt;=38464;&quot;1.1.2&quot;;IF([.C227]&lt;=38796;&quot;1.1.3&quot;;IF([.C227]&lt;=39051;&quot;1.1.4&quot;;IF([.C227]&lt;=39133;&quot;1.1.5&quot;;IF([.C227]&lt;=39406;&quot;1.1.6&quot;;&quot;1.1.7&quot;))))))" office:value-type="string" office:string-value="1.1.5">
            <text:p>1.1.5</text:p>
          </table:table-cell>
          <table:table-cell table:formula="oooc:=IF([.D227]=&quot;enhancement&quot;;&quot;mejora&quot;;&quot;fallo&quot;)" office:value-type="string" office:string-value="fallo">
            <text:p>fallo</text:p>
          </table:table-cell>
          <table:table-cell table:formula="oooc:=IF(OR([.E227]=&quot;NEW&quot;;[.E227]=&quot;ASSIGNED&quot;;[.E227]=&quot;REOPENED&quot;);&quot;pendiente&quot;;IF(OR([.F227]=&quot;LATER&quot;;[.F22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table:style-name="ce38" office:value-type="date" office:date-value="2005-02-01T19:00:55">
            <text:p>01/02/05 19:00</text:p>
          </table:table-cell>
          <table:table-cell table:style-name="ce38" office:value-type="date" office:date-value="2006-12-05T20:00:36">
            <text:p>05/12/06 20:00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easignation operator := crashes when object doesn't exist</text:p>
          </table:table-cell>
          <table:table-cell table:formula="oooc:=IF([.B228]&lt;=38082;&quot;1.1.0&quot;;IF([.B228]&lt;=38464;&quot;1.1.1&quot;;IF([.B228]&lt;=38796;&quot;1.1.2&quot;;IF([.B228]&lt;=39051;&quot;1.1.3&quot;;IF([.B228]&lt;=39133;&quot;1.1.4&quot;;IF([.B228]&lt;=39406;&quot;1.1.5&quot;;&quot;1.1.6&quot;))))))" office:value-type="string" office:string-value="1.1.1">
            <text:p>1.1.1</text:p>
          </table:table-cell>
          <table:table-cell table:formula="oooc:=IF([.C228]&lt;=38082;&quot;1.1.1&quot;;IF([.C228]&lt;=38464;&quot;1.1.2&quot;;IF([.C228]&lt;=38796;&quot;1.1.3&quot;;IF([.C228]&lt;=39051;&quot;1.1.4&quot;;IF([.C228]&lt;=39133;&quot;1.1.5&quot;;IF([.C228]&lt;=39406;&quot;1.1.6&quot;;&quot;1.1.7&quot;))))))" office:value-type="string" office:string-value="1.1.5">
            <text:p>1.1.5</text:p>
          </table:table-cell>
          <table:table-cell table:formula="oooc:=IF([.D228]=&quot;enhancement&quot;;&quot;mejora&quot;;&quot;fallo&quot;)" office:value-type="string" office:string-value="fallo">
            <text:p>fallo</text:p>
          </table:table-cell>
          <table:table-cell table:formula="oooc:=IF(OR([.E228]=&quot;NEW&quot;;[.E228]=&quot;ASSIGNED&quot;;[.E228]=&quot;REOPENED&quot;);&quot;pendiente&quot;;IF(OR([.F228]=&quot;LATER&quot;;[.F22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table:style-name="ce38" office:value-type="date" office:date-value="2005-02-03T13:13:38">
            <text:p>03/02/05 13:13</text:p>
          </table:table-cell>
          <table:table-cell table:style-name="ce38" office:value-type="date" office:date-value="2005-02-03T13:41:20">
            <text:p>03/02/05 13:4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his code does not work.</text:p>
          </table:table-cell>
          <table:table-cell table:formula="oooc:=IF([.B229]&lt;=38082;&quot;1.1.0&quot;;IF([.B229]&lt;=38464;&quot;1.1.1&quot;;IF([.B229]&lt;=38796;&quot;1.1.2&quot;;IF([.B229]&lt;=39051;&quot;1.1.3&quot;;IF([.B229]&lt;=39133;&quot;1.1.4&quot;;IF([.B229]&lt;=39406;&quot;1.1.5&quot;;&quot;1.1.6&quot;))))))" office:value-type="string" office:string-value="1.1.1">
            <text:p>1.1.1</text:p>
          </table:table-cell>
          <table:table-cell table:formula="oooc:=IF([.C229]&lt;=38082;&quot;1.1.1&quot;;IF([.C229]&lt;=38464;&quot;1.1.2&quot;;IF([.C229]&lt;=38796;&quot;1.1.3&quot;;IF([.C229]&lt;=39051;&quot;1.1.4&quot;;IF([.C229]&lt;=39133;&quot;1.1.5&quot;;IF([.C229]&lt;=39406;&quot;1.1.6&quot;;&quot;1.1.7&quot;))))))" office:value-type="string" office:string-value="1.1.2">
            <text:p>1.1.2</text:p>
          </table:table-cell>
          <table:table-cell table:formula="oooc:=IF([.D229]=&quot;enhancement&quot;;&quot;mejora&quot;;&quot;fallo&quot;)" office:value-type="string" office:string-value="fallo">
            <text:p>fallo</text:p>
          </table:table-cell>
          <table:table-cell table:formula="oooc:=IF(OR([.E229]=&quot;NEW&quot;;[.E229]=&quot;ASSIGNED&quot;;[.E229]=&quot;REOPENED&quot;);&quot;pendiente&quot;;IF(OR([.F229]=&quot;LATER&quot;;[.F22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table:style-name="ce38" office:value-type="date" office:date-value="2005-02-03T13:36:14">
            <text:p>03/02/05 13:36</text:p>
          </table:table-cell>
          <table:table-cell table:style-name="ce38" office:value-type="date" office:date-value="2006-12-05T20:20:09.000001">
            <text:p>05/12/06 20:2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MonteCarloPlain does not work in Versión 1.1.2 Jan 13 2005 for WINDOWS</text:p>
          </table:table-cell>
          <table:table-cell table:formula="oooc:=IF([.B230]&lt;=38082;&quot;1.1.0&quot;;IF([.B230]&lt;=38464;&quot;1.1.1&quot;;IF([.B230]&lt;=38796;&quot;1.1.2&quot;;IF([.B230]&lt;=39051;&quot;1.1.3&quot;;IF([.B230]&lt;=39133;&quot;1.1.4&quot;;IF([.B230]&lt;=39406;&quot;1.1.5&quot;;&quot;1.1.6&quot;))))))" office:value-type="string" office:string-value="1.1.1">
            <text:p>1.1.1</text:p>
          </table:table-cell>
          <table:table-cell table:formula="oooc:=IF([.C230]&lt;=38082;&quot;1.1.1&quot;;IF([.C230]&lt;=38464;&quot;1.1.2&quot;;IF([.C230]&lt;=38796;&quot;1.1.3&quot;;IF([.C230]&lt;=39051;&quot;1.1.4&quot;;IF([.C230]&lt;=39133;&quot;1.1.5&quot;;IF([.C230]&lt;=39406;&quot;1.1.6&quot;;&quot;1.1.7&quot;))))))" office:value-type="string" office:string-value="1.1.5">
            <text:p>1.1.5</text:p>
          </table:table-cell>
          <table:table-cell table:formula="oooc:=IF([.D230]=&quot;enhancement&quot;;&quot;mejora&quot;;&quot;fallo&quot;)" office:value-type="string" office:string-value="fallo">
            <text:p>fallo</text:p>
          </table:table-cell>
          <table:table-cell table:formula="oooc:=IF(OR([.E230]=&quot;NEW&quot;;[.E230]=&quot;ASSIGNED&quot;;[.E230]=&quot;REOPENED&quot;);&quot;pendiente&quot;;IF(OR([.F230]=&quot;LATER&quot;;[.F23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table:style-name="ce38" office:value-type="date" office:date-value="2005-02-04T09:47:13">
            <text:p>04/02/05 09:47</text:p>
          </table:table-cell>
          <table:table-cell table:style-name="ce38" office:value-type="date" office:date-value="2006-12-05T20:23:12.000001">
            <text:p>05/12/06 20:23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eplaceTable goes into and endless loop.</text:p>
          </table:table-cell>
          <table:table-cell table:formula="oooc:=IF([.B231]&lt;=38082;&quot;1.1.0&quot;;IF([.B231]&lt;=38464;&quot;1.1.1&quot;;IF([.B231]&lt;=38796;&quot;1.1.2&quot;;IF([.B231]&lt;=39051;&quot;1.1.3&quot;;IF([.B231]&lt;=39133;&quot;1.1.4&quot;;IF([.B231]&lt;=39406;&quot;1.1.5&quot;;&quot;1.1.6&quot;))))))" office:value-type="string" office:string-value="1.1.1">
            <text:p>1.1.1</text:p>
          </table:table-cell>
          <table:table-cell table:formula="oooc:=IF([.C231]&lt;=38082;&quot;1.1.1&quot;;IF([.C231]&lt;=38464;&quot;1.1.2&quot;;IF([.C231]&lt;=38796;&quot;1.1.3&quot;;IF([.C231]&lt;=39051;&quot;1.1.4&quot;;IF([.C231]&lt;=39133;&quot;1.1.5&quot;;IF([.C231]&lt;=39406;&quot;1.1.6&quot;;&quot;1.1.7&quot;))))))" office:value-type="string" office:string-value="1.1.5">
            <text:p>1.1.5</text:p>
          </table:table-cell>
          <table:table-cell table:formula="oooc:=IF([.D231]=&quot;enhancement&quot;;&quot;mejora&quot;;&quot;fallo&quot;)" office:value-type="string" office:string-value="fallo">
            <text:p>fallo</text:p>
          </table:table-cell>
          <table:table-cell table:formula="oooc:=IF(OR([.E231]=&quot;NEW&quot;;[.E231]=&quot;ASSIGNED&quot;;[.E231]=&quot;REOPENED&quot;);&quot;pendiente&quot;;IF(OR([.F231]=&quot;LATER&quot;;[.F23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table:style-name="ce38" office:value-type="date" office:date-value="2005-02-07T11:36:22">
            <text:p>07/02/05 11:36</text:p>
          </table:table-cell>
          <table:table-cell table:style-name="ce38" office:value-type="date" office:date-value="2005-02-11T10:42:17">
            <text:p>11/02/05 10:4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-Base</text:p>
          </table:table-cell>
          <table:table-cell office:value-type="string">
            <text:p>For(1,0, Real(Real i) {i}) <text:s/>don´t give an error message</text:p>
          </table:table-cell>
          <table:table-cell table:formula="oooc:=IF([.B232]&lt;=38082;&quot;1.1.0&quot;;IF([.B232]&lt;=38464;&quot;1.1.1&quot;;IF([.B232]&lt;=38796;&quot;1.1.2&quot;;IF([.B232]&lt;=39051;&quot;1.1.3&quot;;IF([.B232]&lt;=39133;&quot;1.1.4&quot;;IF([.B232]&lt;=39406;&quot;1.1.5&quot;;&quot;1.1.6&quot;))))))" office:value-type="string" office:string-value="1.1.1">
            <text:p>1.1.1</text:p>
          </table:table-cell>
          <table:table-cell table:formula="oooc:=IF([.C232]&lt;=38082;&quot;1.1.1&quot;;IF([.C232]&lt;=38464;&quot;1.1.2&quot;;IF([.C232]&lt;=38796;&quot;1.1.3&quot;;IF([.C232]&lt;=39051;&quot;1.1.4&quot;;IF([.C232]&lt;=39133;&quot;1.1.5&quot;;IF([.C232]&lt;=39406;&quot;1.1.6&quot;;&quot;1.1.7&quot;))))))" office:value-type="string" office:string-value="1.1.2">
            <text:p>1.1.2</text:p>
          </table:table-cell>
          <table:table-cell table:formula="oooc:=IF([.D232]=&quot;enhancement&quot;;&quot;mejora&quot;;&quot;fallo&quot;)" office:value-type="string" office:string-value="fallo">
            <text:p>fallo</text:p>
          </table:table-cell>
          <table:table-cell table:formula="oooc:=IF(OR([.E232]=&quot;NEW&quot;;[.E232]=&quot;ASSIGNED&quot;;[.E232]=&quot;REOPENED&quot;);&quot;pendiente&quot;;IF(OR([.F232]=&quot;LATER&quot;;[.F23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table:style-name="ce38" office:value-type="date" office:date-value="2005-02-08T12:05:44">
            <text:p>08/02/05 12:05</text:p>
          </table:table-cell>
          <table:table-cell table:style-name="ce38" office:value-type="date" office:date-value="2006-12-02T02:19:06">
            <text:p>02/12/06 02:1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olyn d = 1; <text:s text:c="3"/>Real bin = (Polyn 1 == Polyn d) ; Does not work ersión 1.1.2 Jan 13 2005 <text:s/>for WINDOWS</text:p>
          </table:table-cell>
          <table:table-cell table:formula="oooc:=IF([.B233]&lt;=38082;&quot;1.1.0&quot;;IF([.B233]&lt;=38464;&quot;1.1.1&quot;;IF([.B233]&lt;=38796;&quot;1.1.2&quot;;IF([.B233]&lt;=39051;&quot;1.1.3&quot;;IF([.B233]&lt;=39133;&quot;1.1.4&quot;;IF([.B233]&lt;=39406;&quot;1.1.5&quot;;&quot;1.1.6&quot;))))))" office:value-type="string" office:string-value="1.1.1">
            <text:p>1.1.1</text:p>
          </table:table-cell>
          <table:table-cell table:formula="oooc:=IF([.C233]&lt;=38082;&quot;1.1.1&quot;;IF([.C233]&lt;=38464;&quot;1.1.2&quot;;IF([.C233]&lt;=38796;&quot;1.1.3&quot;;IF([.C233]&lt;=39051;&quot;1.1.4&quot;;IF([.C233]&lt;=39133;&quot;1.1.5&quot;;IF([.C233]&lt;=39406;&quot;1.1.6&quot;;&quot;1.1.7&quot;))))))" office:value-type="string" office:string-value="1.1.5">
            <text:p>1.1.5</text:p>
          </table:table-cell>
          <table:table-cell table:formula="oooc:=IF([.D233]=&quot;enhancement&quot;;&quot;mejora&quot;;&quot;fallo&quot;)" office:value-type="string" office:string-value="fallo">
            <text:p>fallo</text:p>
          </table:table-cell>
          <table:table-cell table:formula="oooc:=IF(OR([.E233]=&quot;NEW&quot;;[.E233]=&quot;ASSIGNED&quot;;[.E233]=&quot;REOPENED&quot;);&quot;pendiente&quot;;IF(OR([.F233]=&quot;LATER&quot;;[.F23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table:style-name="ce38" office:value-type="date" office:date-value="2005-02-08T13:47:09.999999">
            <text:p>08/02/05 13:47</text:p>
          </table:table-cell>
          <table:table-cell table:style-name="ce38" office:value-type="date" office:date-value="2006-12-05T20:30:01.000001">
            <text:p>05/12/06 20:3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t <text:s/>c <text:s/>= a-b <text:s/>don´t work with SetOfPolyn ( Ver. 1.1.2 Jan 13 2005 for WINDOWS)</text:p>
          </table:table-cell>
          <table:table-cell table:formula="oooc:=IF([.B234]&lt;=38082;&quot;1.1.0&quot;;IF([.B234]&lt;=38464;&quot;1.1.1&quot;;IF([.B234]&lt;=38796;&quot;1.1.2&quot;;IF([.B234]&lt;=39051;&quot;1.1.3&quot;;IF([.B234]&lt;=39133;&quot;1.1.4&quot;;IF([.B234]&lt;=39406;&quot;1.1.5&quot;;&quot;1.1.6&quot;))))))" office:value-type="string" office:string-value="1.1.1">
            <text:p>1.1.1</text:p>
          </table:table-cell>
          <table:table-cell table:formula="oooc:=IF([.C234]&lt;=38082;&quot;1.1.1&quot;;IF([.C234]&lt;=38464;&quot;1.1.2&quot;;IF([.C234]&lt;=38796;&quot;1.1.3&quot;;IF([.C234]&lt;=39051;&quot;1.1.4&quot;;IF([.C234]&lt;=39133;&quot;1.1.5&quot;;IF([.C234]&lt;=39406;&quot;1.1.6&quot;;&quot;1.1.7&quot;))))))" office:value-type="string" office:string-value="1.1.5">
            <text:p>1.1.5</text:p>
          </table:table-cell>
          <table:table-cell table:formula="oooc:=IF([.D234]=&quot;enhancement&quot;;&quot;mejora&quot;;&quot;fallo&quot;)" office:value-type="string" office:string-value="fallo">
            <text:p>fallo</text:p>
          </table:table-cell>
          <table:table-cell table:formula="oooc:=IF(OR([.E234]=&quot;NEW&quot;;[.E234]=&quot;ASSIGNED&quot;;[.E234]=&quot;REOPENED&quot;);&quot;pendiente&quot;;IF(OR([.F234]=&quot;LATER&quot;;[.F23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table:style-name="ce38" office:value-type="date" office:date-value="2005-02-08T18:14:52">
            <text:p>08/02/05 18:14</text:p>
          </table:table-cell>
          <table:table-cell table:style-name="ce38" office:value-type="date" office:date-value="2006-12-02T02:19:24">
            <text:p>02/12/06 02:1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truct <text:s/>St ( Polyn a) <text:s text:c="2"/>fails <text:s/>evaluating polynomies (V 1.1.2 Jan 13 2005 for WINDOWS)</text:p>
          </table:table-cell>
          <table:table-cell table:formula="oooc:=IF([.B235]&lt;=38082;&quot;1.1.0&quot;;IF([.B235]&lt;=38464;&quot;1.1.1&quot;;IF([.B235]&lt;=38796;&quot;1.1.2&quot;;IF([.B235]&lt;=39051;&quot;1.1.3&quot;;IF([.B235]&lt;=39133;&quot;1.1.4&quot;;IF([.B235]&lt;=39406;&quot;1.1.5&quot;;&quot;1.1.6&quot;))))))" office:value-type="string" office:string-value="1.1.1">
            <text:p>1.1.1</text:p>
          </table:table-cell>
          <table:table-cell table:formula="oooc:=IF([.C235]&lt;=38082;&quot;1.1.1&quot;;IF([.C235]&lt;=38464;&quot;1.1.2&quot;;IF([.C235]&lt;=38796;&quot;1.1.3&quot;;IF([.C235]&lt;=39051;&quot;1.1.4&quot;;IF([.C235]&lt;=39133;&quot;1.1.5&quot;;IF([.C235]&lt;=39406;&quot;1.1.6&quot;;&quot;1.1.7&quot;))))))" office:value-type="string" office:string-value="1.1.5">
            <text:p>1.1.5</text:p>
          </table:table-cell>
          <table:table-cell table:formula="oooc:=IF([.D235]=&quot;enhancement&quot;;&quot;mejora&quot;;&quot;fallo&quot;)" office:value-type="string" office:string-value="fallo">
            <text:p>fallo</text:p>
          </table:table-cell>
          <table:table-cell table:formula="oooc:=IF(OR([.E235]=&quot;NEW&quot;;[.E235]=&quot;ASSIGNED&quot;;[.E235]=&quot;REOPENED&quot;);&quot;pendiente&quot;;IF(OR([.F235]=&quot;LATER&quot;;[.F23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table:style-name="ce38" office:value-type="date" office:date-value="2005-02-09T09:12:19">
            <text:p>09/02/05 09:12</text:p>
          </table:table-cell>
          <table:table-cell table:style-name="ce38" office:value-type="date" office:date-value="2007-11-07T12:53:41">
            <text:p>07/11/07 12:5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</text:p>
          </table:table-cell>
          <table:table-cell office:value-type="string">
            <text:p>Parsing problems with Matrix Literal declaration in a SetOfMatrix</text:p>
          </table:table-cell>
          <table:table-cell table:formula="oooc:=IF([.B236]&lt;=38082;&quot;1.1.0&quot;;IF([.B236]&lt;=38464;&quot;1.1.1&quot;;IF([.B236]&lt;=38796;&quot;1.1.2&quot;;IF([.B236]&lt;=39051;&quot;1.1.3&quot;;IF([.B236]&lt;=39133;&quot;1.1.4&quot;;IF([.B236]&lt;=39406;&quot;1.1.5&quot;;&quot;1.1.6&quot;))))))" office:value-type="string" office:string-value="1.1.1">
            <text:p>1.1.1</text:p>
          </table:table-cell>
          <table:table-cell table:formula="oooc:=IF([.C236]&lt;=38082;&quot;1.1.1&quot;;IF([.C236]&lt;=38464;&quot;1.1.2&quot;;IF([.C236]&lt;=38796;&quot;1.1.3&quot;;IF([.C236]&lt;=39051;&quot;1.1.4&quot;;IF([.C236]&lt;=39133;&quot;1.1.5&quot;;IF([.C236]&lt;=39406;&quot;1.1.6&quot;;&quot;1.1.7&quot;))))))" office:value-type="string" office:string-value="1.1.6">
            <text:p>1.1.6</text:p>
          </table:table-cell>
          <table:table-cell table:formula="oooc:=IF([.D236]=&quot;enhancement&quot;;&quot;mejora&quot;;&quot;fallo&quot;)" office:value-type="string" office:string-value="fallo">
            <text:p>fallo</text:p>
          </table:table-cell>
          <table:table-cell table:formula="oooc:=IF(OR([.E236]=&quot;NEW&quot;;[.E236]=&quot;ASSIGNED&quot;;[.E236]=&quot;REOPENED&quot;);&quot;pendiente&quot;;IF(OR([.F236]=&quot;LATER&quot;;[.F236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table:style-name="ce38" office:value-type="date" office:date-value="2005-02-09T11:07:39">
            <text:p>09/02/05 11:07</text:p>
          </table:table-cell>
          <table:table-cell table:style-name="ce38" office:value-type="date" office:date-value="2006-12-02T02:19:40">
            <text:p>02/12/06 02:1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ange works bad</text:p>
          </table:table-cell>
          <table:table-cell table:formula="oooc:=IF([.B237]&lt;=38082;&quot;1.1.0&quot;;IF([.B237]&lt;=38464;&quot;1.1.1&quot;;IF([.B237]&lt;=38796;&quot;1.1.2&quot;;IF([.B237]&lt;=39051;&quot;1.1.3&quot;;IF([.B237]&lt;=39133;&quot;1.1.4&quot;;IF([.B237]&lt;=39406;&quot;1.1.5&quot;;&quot;1.1.6&quot;))))))" office:value-type="string" office:string-value="1.1.1">
            <text:p>1.1.1</text:p>
          </table:table-cell>
          <table:table-cell table:formula="oooc:=IF([.C237]&lt;=38082;&quot;1.1.1&quot;;IF([.C237]&lt;=38464;&quot;1.1.2&quot;;IF([.C237]&lt;=38796;&quot;1.1.3&quot;;IF([.C237]&lt;=39051;&quot;1.1.4&quot;;IF([.C237]&lt;=39133;&quot;1.1.5&quot;;IF([.C237]&lt;=39406;&quot;1.1.6&quot;;&quot;1.1.7&quot;))))))" office:value-type="string" office:string-value="1.1.5">
            <text:p>1.1.5</text:p>
          </table:table-cell>
          <table:table-cell table:formula="oooc:=IF([.D237]=&quot;enhancement&quot;;&quot;mejora&quot;;&quot;fallo&quot;)" office:value-type="string" office:string-value="fallo">
            <text:p>fallo</text:p>
          </table:table-cell>
          <table:table-cell table:formula="oooc:=IF(OR([.E237]=&quot;NEW&quot;;[.E237]=&quot;ASSIGNED&quot;;[.E237]=&quot;REOPENED&quot;);&quot;pendiente&quot;;IF(OR([.F237]=&quot;LATER&quot;;[.F23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table:style-name="ce38" office:value-type="date" office:date-value="2005-02-09T11:52:52.000001">
            <text:p>09/02/05 11:52</text:p>
          </table:table-cell>
          <table:table-cell table:style-name="ce38" office:value-type="date" office:date-value="2006-12-05T20:33:25.000001">
            <text:p>05/12/06 20:3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arch for existing functions</text:p>
          </table:table-cell>
          <table:table-cell table:formula="oooc:=IF([.B238]&lt;=38082;&quot;1.1.0&quot;;IF([.B238]&lt;=38464;&quot;1.1.1&quot;;IF([.B238]&lt;=38796;&quot;1.1.2&quot;;IF([.B238]&lt;=39051;&quot;1.1.3&quot;;IF([.B238]&lt;=39133;&quot;1.1.4&quot;;IF([.B238]&lt;=39406;&quot;1.1.5&quot;;&quot;1.1.6&quot;))))))" office:value-type="string" office:string-value="1.1.1">
            <text:p>1.1.1</text:p>
          </table:table-cell>
          <table:table-cell table:formula="oooc:=IF([.C238]&lt;=38082;&quot;1.1.1&quot;;IF([.C238]&lt;=38464;&quot;1.1.2&quot;;IF([.C238]&lt;=38796;&quot;1.1.3&quot;;IF([.C238]&lt;=39051;&quot;1.1.4&quot;;IF([.C238]&lt;=39133;&quot;1.1.5&quot;;IF([.C238]&lt;=39406;&quot;1.1.6&quot;;&quot;1.1.7&quot;))))))" office:value-type="string" office:string-value="1.1.5">
            <text:p>1.1.5</text:p>
          </table:table-cell>
          <table:table-cell table:formula="oooc:=IF([.D238]=&quot;enhancement&quot;;&quot;mejora&quot;;&quot;fallo&quot;)" office:value-type="string" office:string-value="fallo">
            <text:p>fallo</text:p>
          </table:table-cell>
          <table:table-cell table:formula="oooc:=IF(OR([.E238]=&quot;NEW&quot;;[.E238]=&quot;ASSIGNED&quot;;[.E238]=&quot;REOPENED&quot;);&quot;pendiente&quot;;IF(OR([.F238]=&quot;LATER&quot;;[.F23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table:style-name="ce38" office:value-type="date" office:date-value="2005-02-09T12:40:25">
            <text:p>09/02/05 12:40</text:p>
          </table:table-cell>
          <table:table-cell table:style-name="ce38" office:value-type="date" office:date-value="2006-12-05T20:33:52.000001">
            <text:p>05/12/06 20:33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ileRename</text:p>
          </table:table-cell>
          <table:table-cell table:formula="oooc:=IF([.B239]&lt;=38082;&quot;1.1.0&quot;;IF([.B239]&lt;=38464;&quot;1.1.1&quot;;IF([.B239]&lt;=38796;&quot;1.1.2&quot;;IF([.B239]&lt;=39051;&quot;1.1.3&quot;;IF([.B239]&lt;=39133;&quot;1.1.4&quot;;IF([.B239]&lt;=39406;&quot;1.1.5&quot;;&quot;1.1.6&quot;))))))" office:value-type="string" office:string-value="1.1.1">
            <text:p>1.1.1</text:p>
          </table:table-cell>
          <table:table-cell table:formula="oooc:=IF([.C239]&lt;=38082;&quot;1.1.1&quot;;IF([.C239]&lt;=38464;&quot;1.1.2&quot;;IF([.C239]&lt;=38796;&quot;1.1.3&quot;;IF([.C239]&lt;=39051;&quot;1.1.4&quot;;IF([.C239]&lt;=39133;&quot;1.1.5&quot;;IF([.C239]&lt;=39406;&quot;1.1.6&quot;;&quot;1.1.7&quot;))))))" office:value-type="string" office:string-value="1.1.5">
            <text:p>1.1.5</text:p>
          </table:table-cell>
          <table:table-cell table:formula="oooc:=IF([.D239]=&quot;enhancement&quot;;&quot;mejora&quot;;&quot;fallo&quot;)" office:value-type="string" office:string-value="mejora">
            <text:p>mejora</text:p>
          </table:table-cell>
          <table:table-cell table:formula="oooc:=IF(OR([.E239]=&quot;NEW&quot;;[.E239]=&quot;ASSIGNED&quot;;[.E239]=&quot;REOPENED&quot;);&quot;pendiente&quot;;IF(OR([.F239]=&quot;LATER&quot;;[.F23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table:style-name="ce38" office:value-type="date" office:date-value="2005-02-09T12:58:32">
            <text:p>09/02/05 12:58</text:p>
          </table:table-cell>
          <table:table-cell table:style-name="ce38" office:value-type="date" office:date-value="2006-12-02T02:19:53">
            <text:p>02/12/06 02:1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mbedded TimeSet functions causes TOL to die</text:p>
          </table:table-cell>
          <table:table-cell table:formula="oooc:=IF([.B240]&lt;=38082;&quot;1.1.0&quot;;IF([.B240]&lt;=38464;&quot;1.1.1&quot;;IF([.B240]&lt;=38796;&quot;1.1.2&quot;;IF([.B240]&lt;=39051;&quot;1.1.3&quot;;IF([.B240]&lt;=39133;&quot;1.1.4&quot;;IF([.B240]&lt;=39406;&quot;1.1.5&quot;;&quot;1.1.6&quot;))))))" office:value-type="string" office:string-value="1.1.1">
            <text:p>1.1.1</text:p>
          </table:table-cell>
          <table:table-cell table:formula="oooc:=IF([.C240]&lt;=38082;&quot;1.1.1&quot;;IF([.C240]&lt;=38464;&quot;1.1.2&quot;;IF([.C240]&lt;=38796;&quot;1.1.3&quot;;IF([.C240]&lt;=39051;&quot;1.1.4&quot;;IF([.C240]&lt;=39133;&quot;1.1.5&quot;;IF([.C240]&lt;=39406;&quot;1.1.6&quot;;&quot;1.1.7&quot;))))))" office:value-type="string" office:string-value="1.1.5">
            <text:p>1.1.5</text:p>
          </table:table-cell>
          <table:table-cell table:formula="oooc:=IF([.D240]=&quot;enhancement&quot;;&quot;mejora&quot;;&quot;fallo&quot;)" office:value-type="string" office:string-value="fallo">
            <text:p>fallo</text:p>
          </table:table-cell>
          <table:table-cell table:formula="oooc:=IF(OR([.E240]=&quot;NEW&quot;;[.E240]=&quot;ASSIGNED&quot;;[.E240]=&quot;REOPENED&quot;);&quot;pendiente&quot;;IF(OR([.F240]=&quot;LATER&quot;;[.F24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table:style-name="ce38" office:value-type="date" office:date-value="2005-02-09T22:58:15">
            <text:p>09/02/05 22:58</text:p>
          </table:table-cell>
          <table:table-cell table:style-name="ce38" office:value-type="date" office:date-value="2006-12-05T20:34:35">
            <text:p>05/12/06 20:34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crashes with common code lines</text:p>
          </table:table-cell>
          <table:table-cell table:formula="oooc:=IF([.B241]&lt;=38082;&quot;1.1.0&quot;;IF([.B241]&lt;=38464;&quot;1.1.1&quot;;IF([.B241]&lt;=38796;&quot;1.1.2&quot;;IF([.B241]&lt;=39051;&quot;1.1.3&quot;;IF([.B241]&lt;=39133;&quot;1.1.4&quot;;IF([.B241]&lt;=39406;&quot;1.1.5&quot;;&quot;1.1.6&quot;))))))" office:value-type="string" office:string-value="1.1.1">
            <text:p>1.1.1</text:p>
          </table:table-cell>
          <table:table-cell table:formula="oooc:=IF([.C241]&lt;=38082;&quot;1.1.1&quot;;IF([.C241]&lt;=38464;&quot;1.1.2&quot;;IF([.C241]&lt;=38796;&quot;1.1.3&quot;;IF([.C241]&lt;=39051;&quot;1.1.4&quot;;IF([.C241]&lt;=39133;&quot;1.1.5&quot;;IF([.C241]&lt;=39406;&quot;1.1.6&quot;;&quot;1.1.7&quot;))))))" office:value-type="string" office:string-value="1.1.5">
            <text:p>1.1.5</text:p>
          </table:table-cell>
          <table:table-cell table:formula="oooc:=IF([.D241]=&quot;enhancement&quot;;&quot;mejora&quot;;&quot;fallo&quot;)" office:value-type="string" office:string-value="fallo">
            <text:p>fallo</text:p>
          </table:table-cell>
          <table:table-cell table:formula="oooc:=IF(OR([.E241]=&quot;NEW&quot;;[.E241]=&quot;ASSIGNED&quot;;[.E241]=&quot;REOPENED&quot;);&quot;pendiente&quot;;IF(OR([.F241]=&quot;LATER&quot;;[.F24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table:style-name="ce38" office:value-type="date" office:date-value="2005-02-11T14:36:53">
            <text:p>11/02/05 14:36</text:p>
          </table:table-cell>
          <table:table-cell table:style-name="ce38" office:value-type="date" office:date-value="2005-02-11T20:07:14">
            <text:p>11/02/05 20:07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Click right botton in object inspector fails</text:p>
          </table:table-cell>
          <table:table-cell table:formula="oooc:=IF([.B242]&lt;=38082;&quot;1.1.0&quot;;IF([.B242]&lt;=38464;&quot;1.1.1&quot;;IF([.B242]&lt;=38796;&quot;1.1.2&quot;;IF([.B242]&lt;=39051;&quot;1.1.3&quot;;IF([.B242]&lt;=39133;&quot;1.1.4&quot;;IF([.B242]&lt;=39406;&quot;1.1.5&quot;;&quot;1.1.6&quot;))))))" office:value-type="string" office:string-value="1.1.1">
            <text:p>1.1.1</text:p>
          </table:table-cell>
          <table:table-cell table:formula="oooc:=IF([.C242]&lt;=38082;&quot;1.1.1&quot;;IF([.C242]&lt;=38464;&quot;1.1.2&quot;;IF([.C242]&lt;=38796;&quot;1.1.3&quot;;IF([.C242]&lt;=39051;&quot;1.1.4&quot;;IF([.C242]&lt;=39133;&quot;1.1.5&quot;;IF([.C242]&lt;=39406;&quot;1.1.6&quot;;&quot;1.1.7&quot;))))))" office:value-type="string" office:string-value="1.1.2">
            <text:p>1.1.2</text:p>
          </table:table-cell>
          <table:table-cell table:formula="oooc:=IF([.D242]=&quot;enhancement&quot;;&quot;mejora&quot;;&quot;fallo&quot;)" office:value-type="string" office:string-value="fallo">
            <text:p>fallo</text:p>
          </table:table-cell>
          <table:table-cell table:formula="oooc:=IF(OR([.E242]=&quot;NEW&quot;;[.E242]=&quot;ASSIGNED&quot;;[.E242]=&quot;REOPENED&quot;);&quot;pendiente&quot;;IF(OR([.F242]=&quot;LATER&quot;;[.F24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table:style-name="ce38" office:value-type="date" office:date-value="2005-02-14T16:56:56">
            <text:p>14/02/05 16:56</text:p>
          </table:table-cell>
          <table:table-cell table:style-name="ce38" office:value-type="date" office:date-value="2006-05-15T12:49:37">
            <text:p>15/05/06 12:4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Capture information of a destroyed object</text:p>
          </table:table-cell>
          <table:table-cell table:formula="oooc:=IF([.B243]&lt;=38082;&quot;1.1.0&quot;;IF([.B243]&lt;=38464;&quot;1.1.1&quot;;IF([.B243]&lt;=38796;&quot;1.1.2&quot;;IF([.B243]&lt;=39051;&quot;1.1.3&quot;;IF([.B243]&lt;=39133;&quot;1.1.4&quot;;IF([.B243]&lt;=39406;&quot;1.1.5&quot;;&quot;1.1.6&quot;))))))" office:value-type="string" office:string-value="1.1.1">
            <text:p>1.1.1</text:p>
          </table:table-cell>
          <table:table-cell table:formula="oooc:=IF([.C243]&lt;=38082;&quot;1.1.1&quot;;IF([.C243]&lt;=38464;&quot;1.1.2&quot;;IF([.C243]&lt;=38796;&quot;1.1.3&quot;;IF([.C243]&lt;=39051;&quot;1.1.4&quot;;IF([.C243]&lt;=39133;&quot;1.1.5&quot;;IF([.C243]&lt;=39406;&quot;1.1.6&quot;;&quot;1.1.7&quot;))))))" office:value-type="string" office:string-value="1.1.4">
            <text:p>1.1.4</text:p>
          </table:table-cell>
          <table:table-cell table:formula="oooc:=IF([.D243]=&quot;enhancement&quot;;&quot;mejora&quot;;&quot;fallo&quot;)" office:value-type="string" office:string-value="fallo">
            <text:p>fallo</text:p>
          </table:table-cell>
          <table:table-cell table:formula="oooc:=IF(OR([.E243]=&quot;NEW&quot;;[.E243]=&quot;ASSIGNED&quot;;[.E243]=&quot;REOPENED&quot;);&quot;pendiente&quot;;IF(OR([.F243]=&quot;LATER&quot;;[.F24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table:style-name="ce38" office:value-type="date" office:date-value="2005-02-24T00:49:42">
            <text:p>24/02/05 00:49</text:p>
          </table:table-cell>
          <table:table-cell table:style-name="ce38" office:value-type="date" office:date-value="2005-03-21T11:48:48">
            <text:p>21/03/05 11:48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Exit from TolBase without saving edited files</text:p>
          </table:table-cell>
          <table:table-cell table:formula="oooc:=IF([.B244]&lt;=38082;&quot;1.1.0&quot;;IF([.B244]&lt;=38464;&quot;1.1.1&quot;;IF([.B244]&lt;=38796;&quot;1.1.2&quot;;IF([.B244]&lt;=39051;&quot;1.1.3&quot;;IF([.B244]&lt;=39133;&quot;1.1.4&quot;;IF([.B244]&lt;=39406;&quot;1.1.5&quot;;&quot;1.1.6&quot;))))))" office:value-type="string" office:string-value="1.1.1">
            <text:p>1.1.1</text:p>
          </table:table-cell>
          <table:table-cell table:formula="oooc:=IF([.C244]&lt;=38082;&quot;1.1.1&quot;;IF([.C244]&lt;=38464;&quot;1.1.2&quot;;IF([.C244]&lt;=38796;&quot;1.1.3&quot;;IF([.C244]&lt;=39051;&quot;1.1.4&quot;;IF([.C244]&lt;=39133;&quot;1.1.5&quot;;IF([.C244]&lt;=39406;&quot;1.1.6&quot;;&quot;1.1.7&quot;))))))" office:value-type="string" office:string-value="1.1.2">
            <text:p>1.1.2</text:p>
          </table:table-cell>
          <table:table-cell table:formula="oooc:=IF([.D244]=&quot;enhancement&quot;;&quot;mejora&quot;;&quot;fallo&quot;)" office:value-type="string" office:string-value="fallo">
            <text:p>fallo</text:p>
          </table:table-cell>
          <table:table-cell table:formula="oooc:=IF(OR([.E244]=&quot;NEW&quot;;[.E244]=&quot;ASSIGNED&quot;;[.E244]=&quot;REOPENED&quot;);&quot;pendiente&quot;;IF(OR([.F244]=&quot;LATER&quot;;[.F24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table:style-name="ce38" office:value-type="date" office:date-value="2005-03-01T10:30:25">
            <text:p>01/03/05 10:30</text:p>
          </table:table-cell>
          <table:table-cell table:style-name="ce38" office:value-type="date" office:date-value="2006-12-02T02:20:05">
            <text:p>02/12/06 02:2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nclusion de matrices columnas</text:p>
          </table:table-cell>
          <table:table-cell table:formula="oooc:=IF([.B245]&lt;=38082;&quot;1.1.0&quot;;IF([.B245]&lt;=38464;&quot;1.1.1&quot;;IF([.B245]&lt;=38796;&quot;1.1.2&quot;;IF([.B245]&lt;=39051;&quot;1.1.3&quot;;IF([.B245]&lt;=39133;&quot;1.1.4&quot;;IF([.B245]&lt;=39406;&quot;1.1.5&quot;;&quot;1.1.6&quot;))))))" office:value-type="string" office:string-value="1.1.1">
            <text:p>1.1.1</text:p>
          </table:table-cell>
          <table:table-cell table:formula="oooc:=IF([.C245]&lt;=38082;&quot;1.1.1&quot;;IF([.C245]&lt;=38464;&quot;1.1.2&quot;;IF([.C245]&lt;=38796;&quot;1.1.3&quot;;IF([.C245]&lt;=39051;&quot;1.1.4&quot;;IF([.C245]&lt;=39133;&quot;1.1.5&quot;;IF([.C245]&lt;=39406;&quot;1.1.6&quot;;&quot;1.1.7&quot;))))))" office:value-type="string" office:string-value="1.1.5">
            <text:p>1.1.5</text:p>
          </table:table-cell>
          <table:table-cell table:formula="oooc:=IF([.D245]=&quot;enhancement&quot;;&quot;mejora&quot;;&quot;fallo&quot;)" office:value-type="string" office:string-value="fallo">
            <text:p>fallo</text:p>
          </table:table-cell>
          <table:table-cell table:formula="oooc:=IF(OR([.E245]=&quot;NEW&quot;;[.E245]=&quot;ASSIGNED&quot;;[.E245]=&quot;REOPENED&quot;);&quot;pendiente&quot;;IF(OR([.F245]=&quot;LATER&quot;;[.F24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table:style-name="ce38" office:value-type="date" office:date-value="2005-03-10T19:52:09">
            <text:p>10/03/05 19:52</text:p>
          </table:table-cell>
          <table:table-cell table:style-name="ce38" office:value-type="date" office:date-value="2007-11-06T10:50:36">
            <text:p>06/11/07 10:50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in ObjectExist</text:p>
          </table:table-cell>
          <table:table-cell table:formula="oooc:=IF([.B246]&lt;=38082;&quot;1.1.0&quot;;IF([.B246]&lt;=38464;&quot;1.1.1&quot;;IF([.B246]&lt;=38796;&quot;1.1.2&quot;;IF([.B246]&lt;=39051;&quot;1.1.3&quot;;IF([.B246]&lt;=39133;&quot;1.1.4&quot;;IF([.B246]&lt;=39406;&quot;1.1.5&quot;;&quot;1.1.6&quot;))))))" office:value-type="string" office:string-value="1.1.1">
            <text:p>1.1.1</text:p>
          </table:table-cell>
          <table:table-cell table:formula="oooc:=IF([.C246]&lt;=38082;&quot;1.1.1&quot;;IF([.C246]&lt;=38464;&quot;1.1.2&quot;;IF([.C246]&lt;=38796;&quot;1.1.3&quot;;IF([.C246]&lt;=39051;&quot;1.1.4&quot;;IF([.C246]&lt;=39133;&quot;1.1.5&quot;;IF([.C246]&lt;=39406;&quot;1.1.6&quot;;&quot;1.1.7&quot;))))))" office:value-type="string" office:string-value="1.1.6">
            <text:p>1.1.6</text:p>
          </table:table-cell>
          <table:table-cell table:formula="oooc:=IF([.D246]=&quot;enhancement&quot;;&quot;mejora&quot;;&quot;fallo&quot;)" office:value-type="string" office:string-value="fallo">
            <text:p>fallo</text:p>
          </table:table-cell>
          <table:table-cell table:formula="oooc:=IF(OR([.E246]=&quot;NEW&quot;;[.E246]=&quot;ASSIGNED&quot;;[.E246]=&quot;REOPENED&quot;);&quot;pendiente&quot;;IF(OR([.F246]=&quot;LATER&quot;;[.F24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table:style-name="ce38" office:value-type="date" office:date-value="2005-03-11T12:25:25">
            <text:p>11/03/05 12:25</text:p>
          </table:table-cell>
          <table:table-cell table:style-name="ce38" office:value-type="date" office:date-value="2006-12-05T20:37:24">
            <text:p>05/12/06 20:3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doesn't recognize local structs</text:p>
          </table:table-cell>
          <table:table-cell table:formula="oooc:=IF([.B247]&lt;=38082;&quot;1.1.0&quot;;IF([.B247]&lt;=38464;&quot;1.1.1&quot;;IF([.B247]&lt;=38796;&quot;1.1.2&quot;;IF([.B247]&lt;=39051;&quot;1.1.3&quot;;IF([.B247]&lt;=39133;&quot;1.1.4&quot;;IF([.B247]&lt;=39406;&quot;1.1.5&quot;;&quot;1.1.6&quot;))))))" office:value-type="string" office:string-value="1.1.1">
            <text:p>1.1.1</text:p>
          </table:table-cell>
          <table:table-cell table:formula="oooc:=IF([.C247]&lt;=38082;&quot;1.1.1&quot;;IF([.C247]&lt;=38464;&quot;1.1.2&quot;;IF([.C247]&lt;=38796;&quot;1.1.3&quot;;IF([.C247]&lt;=39051;&quot;1.1.4&quot;;IF([.C247]&lt;=39133;&quot;1.1.5&quot;;IF([.C247]&lt;=39406;&quot;1.1.6&quot;;&quot;1.1.7&quot;))))))" office:value-type="string" office:string-value="1.1.5">
            <text:p>1.1.5</text:p>
          </table:table-cell>
          <table:table-cell table:formula="oooc:=IF([.D247]=&quot;enhancement&quot;;&quot;mejora&quot;;&quot;fallo&quot;)" office:value-type="string" office:string-value="fallo">
            <text:p>fallo</text:p>
          </table:table-cell>
          <table:table-cell table:formula="oooc:=IF(OR([.E247]=&quot;NEW&quot;;[.E247]=&quot;ASSIGNED&quot;;[.E247]=&quot;REOPENED&quot;);&quot;pendiente&quot;;IF(OR([.F247]=&quot;LATER&quot;;[.F24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table:style-name="ce38" office:value-type="date" office:date-value="2005-03-11T12:36:27">
            <text:p>11/03/05 12:36</text:p>
          </table:table-cell>
          <table:table-cell table:style-name="ce38" office:value-type="date" office:date-value="2005-03-11T19:59:17">
            <text:p>11/03/05 19:59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MakeGlobal allows only left-evaluable expressions</text:p>
          </table:table-cell>
          <table:table-cell table:formula="oooc:=IF([.B248]&lt;=38082;&quot;1.1.0&quot;;IF([.B248]&lt;=38464;&quot;1.1.1&quot;;IF([.B248]&lt;=38796;&quot;1.1.2&quot;;IF([.B248]&lt;=39051;&quot;1.1.3&quot;;IF([.B248]&lt;=39133;&quot;1.1.4&quot;;IF([.B248]&lt;=39406;&quot;1.1.5&quot;;&quot;1.1.6&quot;))))))" office:value-type="string" office:string-value="1.1.1">
            <text:p>1.1.1</text:p>
          </table:table-cell>
          <table:table-cell table:formula="oooc:=IF([.C248]&lt;=38082;&quot;1.1.1&quot;;IF([.C248]&lt;=38464;&quot;1.1.2&quot;;IF([.C248]&lt;=38796;&quot;1.1.3&quot;;IF([.C248]&lt;=39051;&quot;1.1.4&quot;;IF([.C248]&lt;=39133;&quot;1.1.5&quot;;IF([.C248]&lt;=39406;&quot;1.1.6&quot;;&quot;1.1.7&quot;))))))" office:value-type="string" office:string-value="1.1.2">
            <text:p>1.1.2</text:p>
          </table:table-cell>
          <table:table-cell table:formula="oooc:=IF([.D248]=&quot;enhancement&quot;;&quot;mejora&quot;;&quot;fallo&quot;)" office:value-type="string" office:string-value="mejora">
            <text:p>mejora</text:p>
          </table:table-cell>
          <table:table-cell table:formula="oooc:=IF(OR([.E248]=&quot;NEW&quot;;[.E248]=&quot;ASSIGNED&quot;;[.E248]=&quot;REOPENED&quot;);&quot;pendiente&quot;;IF(OR([.F248]=&quot;LATER&quot;;[.F24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table:style-name="ce38" office:value-type="date" office:date-value="2005-03-11T15:15:35">
            <text:p>11/03/05 15:15</text:p>
          </table:table-cell>
          <table:table-cell table:style-name="ce38" office:value-type="date" office:date-value="2005-03-21T16:58:16">
            <text:p>21/03/05 16:5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ERROR: Forbidden BText access 0 &lt; -1 &lt; 0</text:p>
          </table:table-cell>
          <table:table-cell table:formula="oooc:=IF([.B249]&lt;=38082;&quot;1.1.0&quot;;IF([.B249]&lt;=38464;&quot;1.1.1&quot;;IF([.B249]&lt;=38796;&quot;1.1.2&quot;;IF([.B249]&lt;=39051;&quot;1.1.3&quot;;IF([.B249]&lt;=39133;&quot;1.1.4&quot;;IF([.B249]&lt;=39406;&quot;1.1.5&quot;;&quot;1.1.6&quot;))))))" office:value-type="string" office:string-value="1.1.1">
            <text:p>1.1.1</text:p>
          </table:table-cell>
          <table:table-cell table:formula="oooc:=IF([.C249]&lt;=38082;&quot;1.1.1&quot;;IF([.C249]&lt;=38464;&quot;1.1.2&quot;;IF([.C249]&lt;=38796;&quot;1.1.3&quot;;IF([.C249]&lt;=39051;&quot;1.1.4&quot;;IF([.C249]&lt;=39133;&quot;1.1.5&quot;;IF([.C249]&lt;=39406;&quot;1.1.6&quot;;&quot;1.1.7&quot;))))))" office:value-type="string" office:string-value="1.1.2">
            <text:p>1.1.2</text:p>
          </table:table-cell>
          <table:table-cell table:formula="oooc:=IF([.D249]=&quot;enhancement&quot;;&quot;mejora&quot;;&quot;fallo&quot;)" office:value-type="string" office:string-value="fallo">
            <text:p>fallo</text:p>
          </table:table-cell>
          <table:table-cell table:formula="oooc:=IF(OR([.E249]=&quot;NEW&quot;;[.E249]=&quot;ASSIGNED&quot;;[.E249]=&quot;REOPENED&quot;);&quot;pendiente&quot;;IF(OR([.F249]=&quot;LATER&quot;;[.F24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table:style-name="ce38" office:value-type="date" office:date-value="2005-03-17T13:39:20">
            <text:p>17/03/05 13:39</text:p>
          </table:table-cell>
          <table:table-cell table:style-name="ce38" office:value-type="date" office:date-value="2006-12-05T20:38:44">
            <text:p>05/12/06 20:38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ubSer returns nulls at the end of an estimated residuals</text:p>
          </table:table-cell>
          <table:table-cell table:formula="oooc:=IF([.B250]&lt;=38082;&quot;1.1.0&quot;;IF([.B250]&lt;=38464;&quot;1.1.1&quot;;IF([.B250]&lt;=38796;&quot;1.1.2&quot;;IF([.B250]&lt;=39051;&quot;1.1.3&quot;;IF([.B250]&lt;=39133;&quot;1.1.4&quot;;IF([.B250]&lt;=39406;&quot;1.1.5&quot;;&quot;1.1.6&quot;))))))" office:value-type="string" office:string-value="1.1.1">
            <text:p>1.1.1</text:p>
          </table:table-cell>
          <table:table-cell table:formula="oooc:=IF([.C250]&lt;=38082;&quot;1.1.1&quot;;IF([.C250]&lt;=38464;&quot;1.1.2&quot;;IF([.C250]&lt;=38796;&quot;1.1.3&quot;;IF([.C250]&lt;=39051;&quot;1.1.4&quot;;IF([.C250]&lt;=39133;&quot;1.1.5&quot;;IF([.C250]&lt;=39406;&quot;1.1.6&quot;;&quot;1.1.7&quot;))))))" office:value-type="string" office:string-value="1.1.5">
            <text:p>1.1.5</text:p>
          </table:table-cell>
          <table:table-cell table:formula="oooc:=IF([.D250]=&quot;enhancement&quot;;&quot;mejora&quot;;&quot;fallo&quot;)" office:value-type="string" office:string-value="fallo">
            <text:p>fallo</text:p>
          </table:table-cell>
          <table:table-cell table:formula="oooc:=IF(OR([.E250]=&quot;NEW&quot;;[.E250]=&quot;ASSIGNED&quot;;[.E250]=&quot;REOPENED&quot;);&quot;pendiente&quot;;IF(OR([.F250]=&quot;LATER&quot;;[.F25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table:style-name="ce38" office:value-type="date" office:date-value="2005-03-22T11:45:27">
            <text:p>22/03/05 11:45</text:p>
          </table:table-cell>
          <table:table-cell table:style-name="ce38" office:value-type="date" office:date-value="2006-12-07T17:31:05">
            <text:p>07/12/06 17:31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REMIND</text:p>
          </table:table-cell>
          <table:table-cell office:value-type="string">
            <text:p>TOL</text:p>
          </table:table-cell>
          <table:table-cell office:value-type="string">
            <text:p>The function "While" is aproximately 4 times slower than the function "For" or "Eval"</text:p>
          </table:table-cell>
          <table:table-cell table:formula="oooc:=IF([.B251]&lt;=38082;&quot;1.1.0&quot;;IF([.B251]&lt;=38464;&quot;1.1.1&quot;;IF([.B251]&lt;=38796;&quot;1.1.2&quot;;IF([.B251]&lt;=39051;&quot;1.1.3&quot;;IF([.B251]&lt;=39133;&quot;1.1.4&quot;;IF([.B251]&lt;=39406;&quot;1.1.5&quot;;&quot;1.1.6&quot;))))))" office:value-type="string" office:string-value="1.1.1">
            <text:p>1.1.1</text:p>
          </table:table-cell>
          <table:table-cell table:formula="oooc:=IF([.C251]&lt;=38082;&quot;1.1.1&quot;;IF([.C251]&lt;=38464;&quot;1.1.2&quot;;IF([.C251]&lt;=38796;&quot;1.1.3&quot;;IF([.C251]&lt;=39051;&quot;1.1.4&quot;;IF([.C251]&lt;=39133;&quot;1.1.5&quot;;IF([.C251]&lt;=39406;&quot;1.1.6&quot;;&quot;1.1.7&quot;))))))" office:value-type="string" office:string-value="1.1.5">
            <text:p>1.1.5</text:p>
          </table:table-cell>
          <table:table-cell table:formula="oooc:=IF([.D251]=&quot;enhancement&quot;;&quot;mejora&quot;;&quot;fallo&quot;)" office:value-type="string" office:string-value="fallo">
            <text:p>fallo</text:p>
          </table:table-cell>
          <table:table-cell table:formula="oooc:=IF(OR([.E251]=&quot;NEW&quot;;[.E251]=&quot;ASSIGNED&quot;;[.E251]=&quot;REOPENED&quot;);&quot;pendiente&quot;;IF(OR([.F251]=&quot;LATER&quot;;[.F251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table:style-name="ce38" office:value-type="date" office:date-value="2005-04-01T17:31:09">
            <text:p>01/04/05 17:31</text:p>
          </table:table-cell>
          <table:table-cell table:style-name="ce38" office:value-type="date" office:date-value="2006-12-05T20:39:14">
            <text:p>05/12/06 20:39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Quantiles</text:p>
          </table:table-cell>
          <table:table-cell table:formula="oooc:=IF([.B252]&lt;=38082;&quot;1.1.0&quot;;IF([.B252]&lt;=38464;&quot;1.1.1&quot;;IF([.B252]&lt;=38796;&quot;1.1.2&quot;;IF([.B252]&lt;=39051;&quot;1.1.3&quot;;IF([.B252]&lt;=39133;&quot;1.1.4&quot;;IF([.B252]&lt;=39406;&quot;1.1.5&quot;;&quot;1.1.6&quot;))))))" office:value-type="string" office:string-value="1.1.1">
            <text:p>1.1.1</text:p>
          </table:table-cell>
          <table:table-cell table:formula="oooc:=IF([.C252]&lt;=38082;&quot;1.1.1&quot;;IF([.C252]&lt;=38464;&quot;1.1.2&quot;;IF([.C252]&lt;=38796;&quot;1.1.3&quot;;IF([.C252]&lt;=39051;&quot;1.1.4&quot;;IF([.C252]&lt;=39133;&quot;1.1.5&quot;;IF([.C252]&lt;=39406;&quot;1.1.6&quot;;&quot;1.1.7&quot;))))))" office:value-type="string" office:string-value="1.1.5">
            <text:p>1.1.5</text:p>
          </table:table-cell>
          <table:table-cell table:formula="oooc:=IF([.D252]=&quot;enhancement&quot;;&quot;mejora&quot;;&quot;fallo&quot;)" office:value-type="string" office:string-value="mejora">
            <text:p>mejora</text:p>
          </table:table-cell>
          <table:table-cell table:formula="oooc:=IF(OR([.E252]=&quot;NEW&quot;;[.E252]=&quot;ASSIGNED&quot;;[.E252]=&quot;REOPENED&quot;);&quot;pendiente&quot;;IF(OR([.F252]=&quot;LATER&quot;;[.F25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table:style-name="ce38" office:value-type="date" office:date-value="2005-04-18T18:50:49.999999">
            <text:p>18/04/05 18:50</text:p>
          </table:table-cell>
          <table:table-cell table:style-name="ce38" office:value-type="date" office:date-value="2007-01-30T18:41:20">
            <text:p>30/01/07 18:4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bug when "decompiling"</text:p>
          </table:table-cell>
          <table:table-cell table:formula="oooc:=IF([.B253]&lt;=38082;&quot;1.1.0&quot;;IF([.B253]&lt;=38464;&quot;1.1.1&quot;;IF([.B253]&lt;=38796;&quot;1.1.2&quot;;IF([.B253]&lt;=39051;&quot;1.1.3&quot;;IF([.B253]&lt;=39133;&quot;1.1.4&quot;;IF([.B253]&lt;=39406;&quot;1.1.5&quot;;&quot;1.1.6&quot;))))))" office:value-type="string" office:string-value="1.1.1">
            <text:p>1.1.1</text:p>
          </table:table-cell>
          <table:table-cell table:formula="oooc:=IF([.C253]&lt;=38082;&quot;1.1.1&quot;;IF([.C253]&lt;=38464;&quot;1.1.2&quot;;IF([.C253]&lt;=38796;&quot;1.1.3&quot;;IF([.C253]&lt;=39051;&quot;1.1.4&quot;;IF([.C253]&lt;=39133;&quot;1.1.5&quot;;IF([.C253]&lt;=39406;&quot;1.1.6&quot;;&quot;1.1.7&quot;))))))" office:value-type="string" office:string-value="1.1.5">
            <text:p>1.1.5</text:p>
          </table:table-cell>
          <table:table-cell table:formula="oooc:=IF([.D253]=&quot;enhancement&quot;;&quot;mejora&quot;;&quot;fallo&quot;)" office:value-type="string" office:string-value="fallo">
            <text:p>fallo</text:p>
          </table:table-cell>
          <table:table-cell table:formula="oooc:=IF(OR([.E253]=&quot;NEW&quot;;[.E253]=&quot;ASSIGNED&quot;;[.E253]=&quot;REOPENED&quot;);&quot;pendiente&quot;;IF(OR([.F253]=&quot;LATER&quot;;[.F25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table:style-name="ce38" office:value-type="date" office:date-value="2005-04-19T11:31:47">
            <text:p>19/04/05 11:31</text:p>
          </table:table-cell>
          <table:table-cell table:style-name="ce38" office:value-type="date" office:date-value="2006-12-02T02:20:19">
            <text:p>02/12/06 02:2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en Complex</text:p>
          </table:table-cell>
          <table:table-cell table:formula="oooc:=IF([.B254]&lt;=38082;&quot;1.1.0&quot;;IF([.B254]&lt;=38464;&quot;1.1.1&quot;;IF([.B254]&lt;=38796;&quot;1.1.2&quot;;IF([.B254]&lt;=39051;&quot;1.1.3&quot;;IF([.B254]&lt;=39133;&quot;1.1.4&quot;;IF([.B254]&lt;=39406;&quot;1.1.5&quot;;&quot;1.1.6&quot;))))))" office:value-type="string" office:string-value="1.1.1">
            <text:p>1.1.1</text:p>
          </table:table-cell>
          <table:table-cell table:formula="oooc:=IF([.C254]&lt;=38082;&quot;1.1.1&quot;;IF([.C254]&lt;=38464;&quot;1.1.2&quot;;IF([.C254]&lt;=38796;&quot;1.1.3&quot;;IF([.C254]&lt;=39051;&quot;1.1.4&quot;;IF([.C254]&lt;=39133;&quot;1.1.5&quot;;IF([.C254]&lt;=39406;&quot;1.1.6&quot;;&quot;1.1.7&quot;))))))" office:value-type="string" office:string-value="1.1.5">
            <text:p>1.1.5</text:p>
          </table:table-cell>
          <table:table-cell table:formula="oooc:=IF([.D254]=&quot;enhancement&quot;;&quot;mejora&quot;;&quot;fallo&quot;)" office:value-type="string" office:string-value="fallo">
            <text:p>fallo</text:p>
          </table:table-cell>
          <table:table-cell table:formula="oooc:=IF(OR([.E254]=&quot;NEW&quot;;[.E254]=&quot;ASSIGNED&quot;;[.E254]=&quot;REOPENED&quot;);&quot;pendiente&quot;;IF(OR([.F254]=&quot;LATER&quot;;[.F25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table:style-name="ce38" office:value-type="date" office:date-value="2005-04-19T13:36:54">
            <text:p>19/04/05 13:36</text:p>
          </table:table-cell>
          <table:table-cell table:style-name="ce38" office:value-type="date" office:date-value="2006-12-05T20:41:37">
            <text:p>05/12/06 20:4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en la sentencia interseccion de conjuntos</text:p>
          </table:table-cell>
          <table:table-cell table:formula="oooc:=IF([.B255]&lt;=38082;&quot;1.1.0&quot;;IF([.B255]&lt;=38464;&quot;1.1.1&quot;;IF([.B255]&lt;=38796;&quot;1.1.2&quot;;IF([.B255]&lt;=39051;&quot;1.1.3&quot;;IF([.B255]&lt;=39133;&quot;1.1.4&quot;;IF([.B255]&lt;=39406;&quot;1.1.5&quot;;&quot;1.1.6&quot;))))))" office:value-type="string" office:string-value="1.1.1">
            <text:p>1.1.1</text:p>
          </table:table-cell>
          <table:table-cell table:formula="oooc:=IF([.C255]&lt;=38082;&quot;1.1.1&quot;;IF([.C255]&lt;=38464;&quot;1.1.2&quot;;IF([.C255]&lt;=38796;&quot;1.1.3&quot;;IF([.C255]&lt;=39051;&quot;1.1.4&quot;;IF([.C255]&lt;=39133;&quot;1.1.5&quot;;IF([.C255]&lt;=39406;&quot;1.1.6&quot;;&quot;1.1.7&quot;))))))" office:value-type="string" office:string-value="1.1.5">
            <text:p>1.1.5</text:p>
          </table:table-cell>
          <table:table-cell table:formula="oooc:=IF([.D255]=&quot;enhancement&quot;;&quot;mejora&quot;;&quot;fallo&quot;)" office:value-type="string" office:string-value="fallo">
            <text:p>fallo</text:p>
          </table:table-cell>
          <table:table-cell table:formula="oooc:=IF(OR([.E255]=&quot;NEW&quot;;[.E255]=&quot;ASSIGNED&quot;;[.E255]=&quot;REOPENED&quot;);&quot;pendiente&quot;;IF(OR([.F255]=&quot;LATER&quot;;[.F25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table:style-name="ce38" office:value-type="date" office:date-value="2005-04-26T12:54:24">
            <text:p>26/04/05 12:54</text:p>
          </table:table-cell>
          <table:table-cell table:style-name="ce38" office:value-type="date" office:date-value="2005-12-22T11:39:28.000001">
            <text:p>22/12/05 11:39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BTableColumn Prefix</text:p>
          </table:table-cell>
          <table:table-cell table:formula="oooc:=IF([.B256]&lt;=38082;&quot;1.1.0&quot;;IF([.B256]&lt;=38464;&quot;1.1.1&quot;;IF([.B256]&lt;=38796;&quot;1.1.2&quot;;IF([.B256]&lt;=39051;&quot;1.1.3&quot;;IF([.B256]&lt;=39133;&quot;1.1.4&quot;;IF([.B256]&lt;=39406;&quot;1.1.5&quot;;&quot;1.1.6&quot;))))))" office:value-type="string" office:string-value="1.1.2">
            <text:p>1.1.2</text:p>
          </table:table-cell>
          <table:table-cell table:formula="oooc:=IF([.C256]&lt;=38082;&quot;1.1.1&quot;;IF([.C256]&lt;=38464;&quot;1.1.2&quot;;IF([.C256]&lt;=38796;&quot;1.1.3&quot;;IF([.C256]&lt;=39051;&quot;1.1.4&quot;;IF([.C256]&lt;=39133;&quot;1.1.5&quot;;IF([.C256]&lt;=39406;&quot;1.1.6&quot;;&quot;1.1.7&quot;))))))" office:value-type="string" office:string-value="1.1.3">
            <text:p>1.1.3</text:p>
          </table:table-cell>
          <table:table-cell table:formula="oooc:=IF([.D256]=&quot;enhancement&quot;;&quot;mejora&quot;;&quot;fallo&quot;)" office:value-type="string" office:string-value="mejora">
            <text:p>mejora</text:p>
          </table:table-cell>
          <table:table-cell table:formula="oooc:=IF(OR([.E256]=&quot;NEW&quot;;[.E256]=&quot;ASSIGNED&quot;;[.E256]=&quot;REOPENED&quot;);&quot;pendiente&quot;;IF(OR([.F256]=&quot;LATER&quot;;[.F25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table:style-name="ce38" office:value-type="date" office:date-value="2005-05-09T16:16:47">
            <text:p>09/05/05 16:16</text:p>
          </table:table-cell>
          <table:table-cell table:style-name="ce38" office:value-type="date" office:date-value="2005-06-23T13:19:59">
            <text:p>23/06/05 13:19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New graphic options</text:p>
          </table:table-cell>
          <table:table-cell table:formula="oooc:=IF([.B257]&lt;=38082;&quot;1.1.0&quot;;IF([.B257]&lt;=38464;&quot;1.1.1&quot;;IF([.B257]&lt;=38796;&quot;1.1.2&quot;;IF([.B257]&lt;=39051;&quot;1.1.3&quot;;IF([.B257]&lt;=39133;&quot;1.1.4&quot;;IF([.B257]&lt;=39406;&quot;1.1.5&quot;;&quot;1.1.6&quot;))))))" office:value-type="string" office:string-value="1.1.2">
            <text:p>1.1.2</text:p>
          </table:table-cell>
          <table:table-cell table:formula="oooc:=IF([.C257]&lt;=38082;&quot;1.1.1&quot;;IF([.C257]&lt;=38464;&quot;1.1.2&quot;;IF([.C257]&lt;=38796;&quot;1.1.3&quot;;IF([.C257]&lt;=39051;&quot;1.1.4&quot;;IF([.C257]&lt;=39133;&quot;1.1.5&quot;;IF([.C257]&lt;=39406;&quot;1.1.6&quot;;&quot;1.1.7&quot;))))))" office:value-type="string" office:string-value="1.1.3">
            <text:p>1.1.3</text:p>
          </table:table-cell>
          <table:table-cell table:formula="oooc:=IF([.D257]=&quot;enhancement&quot;;&quot;mejora&quot;;&quot;fallo&quot;)" office:value-type="string" office:string-value="mejora">
            <text:p>mejora</text:p>
          </table:table-cell>
          <table:table-cell table:formula="oooc:=IF(OR([.E257]=&quot;NEW&quot;;[.E257]=&quot;ASSIGNED&quot;;[.E257]=&quot;REOPENED&quot;);&quot;pendiente&quot;;IF(OR([.F257]=&quot;LATER&quot;;[.F25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table:style-name="ce38" office:value-type="date" office:date-value="2005-05-09T18:54:31">
            <text:p>09/05/05 18:54</text:p>
          </table:table-cell>
          <table:table-cell table:style-name="ce38" office:value-type="date" office:date-value="2005-05-09T21:05:27">
            <text:p>09/05/05 21:0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BCreateSeriesTable doesn't work</text:p>
          </table:table-cell>
          <table:table-cell table:formula="oooc:=IF([.B258]&lt;=38082;&quot;1.1.0&quot;;IF([.B258]&lt;=38464;&quot;1.1.1&quot;;IF([.B258]&lt;=38796;&quot;1.1.2&quot;;IF([.B258]&lt;=39051;&quot;1.1.3&quot;;IF([.B258]&lt;=39133;&quot;1.1.4&quot;;IF([.B258]&lt;=39406;&quot;1.1.5&quot;;&quot;1.1.6&quot;))))))" office:value-type="string" office:string-value="1.1.2">
            <text:p>1.1.2</text:p>
          </table:table-cell>
          <table:table-cell table:formula="oooc:=IF([.C258]&lt;=38082;&quot;1.1.1&quot;;IF([.C258]&lt;=38464;&quot;1.1.2&quot;;IF([.C258]&lt;=38796;&quot;1.1.3&quot;;IF([.C258]&lt;=39051;&quot;1.1.4&quot;;IF([.C258]&lt;=39133;&quot;1.1.5&quot;;IF([.C258]&lt;=39406;&quot;1.1.6&quot;;&quot;1.1.7&quot;))))))" office:value-type="string" office:string-value="1.1.3">
            <text:p>1.1.3</text:p>
          </table:table-cell>
          <table:table-cell table:formula="oooc:=IF([.D258]=&quot;enhancement&quot;;&quot;mejora&quot;;&quot;fallo&quot;)" office:value-type="string" office:string-value="fallo">
            <text:p>fallo</text:p>
          </table:table-cell>
          <table:table-cell table:formula="oooc:=IF(OR([.E258]=&quot;NEW&quot;;[.E258]=&quot;ASSIGNED&quot;;[.E258]=&quot;REOPENED&quot;);&quot;pendiente&quot;;IF(OR([.F258]=&quot;LATER&quot;;[.F25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table:style-name="ce38" office:value-type="date" office:date-value="2005-05-10T11:03:11">
            <text:p>10/05/05 11:03</text:p>
          </table:table-cell>
          <table:table-cell table:style-name="ce38" office:value-type="date" office:date-value="2006-04-18T16:24:51">
            <text:p>18/04/06 16:2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-Base</text:p>
          </table:table-cell>
          <table:table-cell office:value-type="string">
            <text:p>TimeSet tm = WD(6)*WD(7); Calendar Expert breaks down TOL.</text:p>
          </table:table-cell>
          <table:table-cell table:formula="oooc:=IF([.B259]&lt;=38082;&quot;1.1.0&quot;;IF([.B259]&lt;=38464;&quot;1.1.1&quot;;IF([.B259]&lt;=38796;&quot;1.1.2&quot;;IF([.B259]&lt;=39051;&quot;1.1.3&quot;;IF([.B259]&lt;=39133;&quot;1.1.4&quot;;IF([.B259]&lt;=39406;&quot;1.1.5&quot;;&quot;1.1.6&quot;))))))" office:value-type="string" office:string-value="1.1.2">
            <text:p>1.1.2</text:p>
          </table:table-cell>
          <table:table-cell table:formula="oooc:=IF([.C259]&lt;=38082;&quot;1.1.1&quot;;IF([.C259]&lt;=38464;&quot;1.1.2&quot;;IF([.C259]&lt;=38796;&quot;1.1.3&quot;;IF([.C259]&lt;=39051;&quot;1.1.4&quot;;IF([.C259]&lt;=39133;&quot;1.1.5&quot;;IF([.C259]&lt;=39406;&quot;1.1.6&quot;;&quot;1.1.7&quot;))))))" office:value-type="string" office:string-value="1.1.4">
            <text:p>1.1.4</text:p>
          </table:table-cell>
          <table:table-cell table:formula="oooc:=IF([.D259]=&quot;enhancement&quot;;&quot;mejora&quot;;&quot;fallo&quot;)" office:value-type="string" office:string-value="fallo">
            <text:p>fallo</text:p>
          </table:table-cell>
          <table:table-cell table:formula="oooc:=IF(OR([.E259]=&quot;NEW&quot;;[.E259]=&quot;ASSIGNED&quot;;[.E259]=&quot;REOPENED&quot;);&quot;pendiente&quot;;IF(OR([.F259]=&quot;LATER&quot;;[.F25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table:style-name="ce38" office:value-type="date" office:date-value="2005-05-10T19:29:38">
            <text:p>10/05/05 19:29</text:p>
          </table:table-cell>
          <table:table-cell table:style-name="ce38" office:value-type="date" office:date-value="2005-05-12T12:41:41">
            <text:p>12/05/05 12:4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irst date of any year, in any Serie, is not stored in DDBB</text:p>
          </table:table-cell>
          <table:table-cell table:formula="oooc:=IF([.B260]&lt;=38082;&quot;1.1.0&quot;;IF([.B260]&lt;=38464;&quot;1.1.1&quot;;IF([.B260]&lt;=38796;&quot;1.1.2&quot;;IF([.B260]&lt;=39051;&quot;1.1.3&quot;;IF([.B260]&lt;=39133;&quot;1.1.4&quot;;IF([.B260]&lt;=39406;&quot;1.1.5&quot;;&quot;1.1.6&quot;))))))" office:value-type="string" office:string-value="1.1.2">
            <text:p>1.1.2</text:p>
          </table:table-cell>
          <table:table-cell table:formula="oooc:=IF([.C260]&lt;=38082;&quot;1.1.1&quot;;IF([.C260]&lt;=38464;&quot;1.1.2&quot;;IF([.C260]&lt;=38796;&quot;1.1.3&quot;;IF([.C260]&lt;=39051;&quot;1.1.4&quot;;IF([.C260]&lt;=39133;&quot;1.1.5&quot;;IF([.C260]&lt;=39406;&quot;1.1.6&quot;;&quot;1.1.7&quot;))))))" office:value-type="string" office:string-value="1.1.3">
            <text:p>1.1.3</text:p>
          </table:table-cell>
          <table:table-cell table:formula="oooc:=IF([.D260]=&quot;enhancement&quot;;&quot;mejora&quot;;&quot;fallo&quot;)" office:value-type="string" office:string-value="fallo">
            <text:p>fallo</text:p>
          </table:table-cell>
          <table:table-cell table:formula="oooc:=IF(OR([.E260]=&quot;NEW&quot;;[.E260]=&quot;ASSIGNED&quot;;[.E260]=&quot;REOPENED&quot;);&quot;pendiente&quot;;IF(OR([.F260]=&quot;LATER&quot;;[.F26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table:style-name="ce38" office:value-type="date" office:date-value="2005-05-12T00:24:09.000001">
            <text:p>12/05/05 00:24</text:p>
          </table:table-cell>
          <table:table-cell table:style-name="ce38" office:value-type="date" office:date-value="2005-05-16T12:45:01">
            <text:p>16/05/05 12:45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Same TimeSet in input and output makes Estimate to crash</text:p>
          </table:table-cell>
          <table:table-cell table:formula="oooc:=IF([.B261]&lt;=38082;&quot;1.1.0&quot;;IF([.B261]&lt;=38464;&quot;1.1.1&quot;;IF([.B261]&lt;=38796;&quot;1.1.2&quot;;IF([.B261]&lt;=39051;&quot;1.1.3&quot;;IF([.B261]&lt;=39133;&quot;1.1.4&quot;;IF([.B261]&lt;=39406;&quot;1.1.5&quot;;&quot;1.1.6&quot;))))))" office:value-type="string" office:string-value="1.1.2">
            <text:p>1.1.2</text:p>
          </table:table-cell>
          <table:table-cell table:formula="oooc:=IF([.C261]&lt;=38082;&quot;1.1.1&quot;;IF([.C261]&lt;=38464;&quot;1.1.2&quot;;IF([.C261]&lt;=38796;&quot;1.1.3&quot;;IF([.C261]&lt;=39051;&quot;1.1.4&quot;;IF([.C261]&lt;=39133;&quot;1.1.5&quot;;IF([.C261]&lt;=39406;&quot;1.1.6&quot;;&quot;1.1.7&quot;))))))" office:value-type="string" office:string-value="1.1.3">
            <text:p>1.1.3</text:p>
          </table:table-cell>
          <table:table-cell table:formula="oooc:=IF([.D261]=&quot;enhancement&quot;;&quot;mejora&quot;;&quot;fallo&quot;)" office:value-type="string" office:string-value="fallo">
            <text:p>fallo</text:p>
          </table:table-cell>
          <table:table-cell table:formula="oooc:=IF(OR([.E261]=&quot;NEW&quot;;[.E261]=&quot;ASSIGNED&quot;;[.E261]=&quot;REOPENED&quot;);&quot;pendiente&quot;;IF(OR([.F261]=&quot;LATER&quot;;[.F26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table:style-name="ce38" office:value-type="date" office:date-value="2005-05-12T11:56:19.000001">
            <text:p>12/05/05 11:56</text:p>
          </table:table-cell>
          <table:table-cell table:style-name="ce38" office:value-type="date" office:date-value="2005-05-12T12:06:15">
            <text:p>12/05/05 12:0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Union of Sets doesn't work</text:p>
          </table:table-cell>
          <table:table-cell table:formula="oooc:=IF([.B262]&lt;=38082;&quot;1.1.0&quot;;IF([.B262]&lt;=38464;&quot;1.1.1&quot;;IF([.B262]&lt;=38796;&quot;1.1.2&quot;;IF([.B262]&lt;=39051;&quot;1.1.3&quot;;IF([.B262]&lt;=39133;&quot;1.1.4&quot;;IF([.B262]&lt;=39406;&quot;1.1.5&quot;;&quot;1.1.6&quot;))))))" office:value-type="string" office:string-value="1.1.2">
            <text:p>1.1.2</text:p>
          </table:table-cell>
          <table:table-cell table:formula="oooc:=IF([.C262]&lt;=38082;&quot;1.1.1&quot;;IF([.C262]&lt;=38464;&quot;1.1.2&quot;;IF([.C262]&lt;=38796;&quot;1.1.3&quot;;IF([.C262]&lt;=39051;&quot;1.1.4&quot;;IF([.C262]&lt;=39133;&quot;1.1.5&quot;;IF([.C262]&lt;=39406;&quot;1.1.6&quot;;&quot;1.1.7&quot;))))))" office:value-type="string" office:string-value="1.1.3">
            <text:p>1.1.3</text:p>
          </table:table-cell>
          <table:table-cell table:formula="oooc:=IF([.D262]=&quot;enhancement&quot;;&quot;mejora&quot;;&quot;fallo&quot;)" office:value-type="string" office:string-value="fallo">
            <text:p>fallo</text:p>
          </table:table-cell>
          <table:table-cell table:formula="oooc:=IF(OR([.E262]=&quot;NEW&quot;;[.E262]=&quot;ASSIGNED&quot;;[.E262]=&quot;REOPENED&quot;);&quot;pendiente&quot;;IF(OR([.F262]=&quot;LATER&quot;;[.F26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table:style-name="ce38" office:value-type="date" office:date-value="2005-05-13T15:08:54">
            <text:p>13/05/05 15:08</text:p>
          </table:table-cell>
          <table:table-cell table:style-name="ce38" office:value-type="date" office:date-value="2006-12-05T20:44:41">
            <text:p>05/12/06 20:44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ifferent out grammar makes TOL to crash with FindCode</text:p>
          </table:table-cell>
          <table:table-cell table:formula="oooc:=IF([.B263]&lt;=38082;&quot;1.1.0&quot;;IF([.B263]&lt;=38464;&quot;1.1.1&quot;;IF([.B263]&lt;=38796;&quot;1.1.2&quot;;IF([.B263]&lt;=39051;&quot;1.1.3&quot;;IF([.B263]&lt;=39133;&quot;1.1.4&quot;;IF([.B263]&lt;=39406;&quot;1.1.5&quot;;&quot;1.1.6&quot;))))))" office:value-type="string" office:string-value="1.1.2">
            <text:p>1.1.2</text:p>
          </table:table-cell>
          <table:table-cell table:formula="oooc:=IF([.C263]&lt;=38082;&quot;1.1.1&quot;;IF([.C263]&lt;=38464;&quot;1.1.2&quot;;IF([.C263]&lt;=38796;&quot;1.1.3&quot;;IF([.C263]&lt;=39051;&quot;1.1.4&quot;;IF([.C263]&lt;=39133;&quot;1.1.5&quot;;IF([.C263]&lt;=39406;&quot;1.1.6&quot;;&quot;1.1.7&quot;))))))" office:value-type="string" office:string-value="1.1.5">
            <text:p>1.1.5</text:p>
          </table:table-cell>
          <table:table-cell table:formula="oooc:=IF([.D263]=&quot;enhancement&quot;;&quot;mejora&quot;;&quot;fallo&quot;)" office:value-type="string" office:string-value="fallo">
            <text:p>fallo</text:p>
          </table:table-cell>
          <table:table-cell table:formula="oooc:=IF(OR([.E263]=&quot;NEW&quot;;[.E263]=&quot;ASSIGNED&quot;;[.E263]=&quot;REOPENED&quot;);&quot;pendiente&quot;;IF(OR([.F263]=&quot;LATER&quot;;[.F26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table:style-name="ce38" office:value-type="date" office:date-value="2005-05-18T19:01:21">
            <text:p>18/05/05 19:01</text:p>
          </table:table-cell>
          <table:table-cell table:style-name="ce38" office:value-type="date" office:date-value="2006-12-05T20:51:42">
            <text:p>05/12/06 20:5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No casting is performed over an element of a Set</text:p>
          </table:table-cell>
          <table:table-cell table:formula="oooc:=IF([.B264]&lt;=38082;&quot;1.1.0&quot;;IF([.B264]&lt;=38464;&quot;1.1.1&quot;;IF([.B264]&lt;=38796;&quot;1.1.2&quot;;IF([.B264]&lt;=39051;&quot;1.1.3&quot;;IF([.B264]&lt;=39133;&quot;1.1.4&quot;;IF([.B264]&lt;=39406;&quot;1.1.5&quot;;&quot;1.1.6&quot;))))))" office:value-type="string" office:string-value="1.1.2">
            <text:p>1.1.2</text:p>
          </table:table-cell>
          <table:table-cell table:formula="oooc:=IF([.C264]&lt;=38082;&quot;1.1.1&quot;;IF([.C264]&lt;=38464;&quot;1.1.2&quot;;IF([.C264]&lt;=38796;&quot;1.1.3&quot;;IF([.C264]&lt;=39051;&quot;1.1.4&quot;;IF([.C264]&lt;=39133;&quot;1.1.5&quot;;IF([.C264]&lt;=39406;&quot;1.1.6&quot;;&quot;1.1.7&quot;))))))" office:value-type="string" office:string-value="1.1.5">
            <text:p>1.1.5</text:p>
          </table:table-cell>
          <table:table-cell table:formula="oooc:=IF([.D264]=&quot;enhancement&quot;;&quot;mejora&quot;;&quot;fallo&quot;)" office:value-type="string" office:string-value="fallo">
            <text:p>fallo</text:p>
          </table:table-cell>
          <table:table-cell table:formula="oooc:=IF(OR([.E264]=&quot;NEW&quot;;[.E264]=&quot;ASSIGNED&quot;;[.E264]=&quot;REOPENED&quot;);&quot;pendiente&quot;;IF(OR([.F264]=&quot;LATER&quot;;[.F26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table:style-name="ce38" office:value-type="date" office:date-value="2005-05-18T19:03:33">
            <text:p>18/05/05 19:03</text:p>
          </table:table-cell>
          <table:table-cell table:style-name="ce38" office:value-type="date" office:date-value="2006-12-05T20:53:02">
            <text:p>05/12/06 20:5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in the Estmate</text:p>
          </table:table-cell>
          <table:table-cell table:formula="oooc:=IF([.B265]&lt;=38082;&quot;1.1.0&quot;;IF([.B265]&lt;=38464;&quot;1.1.1&quot;;IF([.B265]&lt;=38796;&quot;1.1.2&quot;;IF([.B265]&lt;=39051;&quot;1.1.3&quot;;IF([.B265]&lt;=39133;&quot;1.1.4&quot;;IF([.B265]&lt;=39406;&quot;1.1.5&quot;;&quot;1.1.6&quot;))))))" office:value-type="string" office:string-value="1.1.2">
            <text:p>1.1.2</text:p>
          </table:table-cell>
          <table:table-cell table:formula="oooc:=IF([.C265]&lt;=38082;&quot;1.1.1&quot;;IF([.C265]&lt;=38464;&quot;1.1.2&quot;;IF([.C265]&lt;=38796;&quot;1.1.3&quot;;IF([.C265]&lt;=39051;&quot;1.1.4&quot;;IF([.C265]&lt;=39133;&quot;1.1.5&quot;;IF([.C265]&lt;=39406;&quot;1.1.6&quot;;&quot;1.1.7&quot;))))))" office:value-type="string" office:string-value="1.1.5">
            <text:p>1.1.5</text:p>
          </table:table-cell>
          <table:table-cell table:formula="oooc:=IF([.D265]=&quot;enhancement&quot;;&quot;mejora&quot;;&quot;fallo&quot;)" office:value-type="string" office:string-value="fallo">
            <text:p>fallo</text:p>
          </table:table-cell>
          <table:table-cell table:formula="oooc:=IF(OR([.E265]=&quot;NEW&quot;;[.E265]=&quot;ASSIGNED&quot;;[.E265]=&quot;REOPENED&quot;);&quot;pendiente&quot;;IF(OR([.F265]=&quot;LATER&quot;;[.F26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table:style-name="ce38" office:value-type="date" office:date-value="2005-05-18T19:19:47">
            <text:p>18/05/05 19:19</text:p>
          </table:table-cell>
          <table:table-cell table:style-name="ce38" office:value-type="date" office:date-value="2005-05-18T19:26:06">
            <text:p>18/05/05 19:2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Set and SetOfPolyn</text:p>
          </table:table-cell>
          <table:table-cell table:formula="oooc:=IF([.B266]&lt;=38082;&quot;1.1.0&quot;;IF([.B266]&lt;=38464;&quot;1.1.1&quot;;IF([.B266]&lt;=38796;&quot;1.1.2&quot;;IF([.B266]&lt;=39051;&quot;1.1.3&quot;;IF([.B266]&lt;=39133;&quot;1.1.4&quot;;IF([.B266]&lt;=39406;&quot;1.1.5&quot;;&quot;1.1.6&quot;))))))" office:value-type="string" office:string-value="1.1.2">
            <text:p>1.1.2</text:p>
          </table:table-cell>
          <table:table-cell table:formula="oooc:=IF([.C266]&lt;=38082;&quot;1.1.1&quot;;IF([.C266]&lt;=38464;&quot;1.1.2&quot;;IF([.C266]&lt;=38796;&quot;1.1.3&quot;;IF([.C266]&lt;=39051;&quot;1.1.4&quot;;IF([.C266]&lt;=39133;&quot;1.1.5&quot;;IF([.C266]&lt;=39406;&quot;1.1.6&quot;;&quot;1.1.7&quot;))))))" office:value-type="string" office:string-value="1.1.3">
            <text:p>1.1.3</text:p>
          </table:table-cell>
          <table:table-cell table:formula="oooc:=IF([.D266]=&quot;enhancement&quot;;&quot;mejora&quot;;&quot;fallo&quot;)" office:value-type="string" office:string-value="fallo">
            <text:p>fallo</text:p>
          </table:table-cell>
          <table:table-cell table:formula="oooc:=IF(OR([.E266]=&quot;NEW&quot;;[.E266]=&quot;ASSIGNED&quot;;[.E266]=&quot;REOPENED&quot;);&quot;pendiente&quot;;IF(OR([.F266]=&quot;LATER&quot;;[.F26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table:style-name="ce38" office:value-type="date" office:date-value="2005-05-20T18:10:03">
            <text:p>20/05/05 18:10</text:p>
          </table:table-cell>
          <table:table-cell table:style-name="ce38" office:value-type="date" office:date-value="2007-11-06T10:37:04">
            <text:p>06/11/07 10:37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Decopile in <text:s/>'Archivos incluidos' window with F8</text:p>
          </table:table-cell>
          <table:table-cell table:formula="oooc:=IF([.B267]&lt;=38082;&quot;1.1.0&quot;;IF([.B267]&lt;=38464;&quot;1.1.1&quot;;IF([.B267]&lt;=38796;&quot;1.1.2&quot;;IF([.B267]&lt;=39051;&quot;1.1.3&quot;;IF([.B267]&lt;=39133;&quot;1.1.4&quot;;IF([.B267]&lt;=39406;&quot;1.1.5&quot;;&quot;1.1.6&quot;))))))" office:value-type="string" office:string-value="1.1.2">
            <text:p>1.1.2</text:p>
          </table:table-cell>
          <table:table-cell table:formula="oooc:=IF([.C267]&lt;=38082;&quot;1.1.1&quot;;IF([.C267]&lt;=38464;&quot;1.1.2&quot;;IF([.C267]&lt;=38796;&quot;1.1.3&quot;;IF([.C267]&lt;=39051;&quot;1.1.4&quot;;IF([.C267]&lt;=39133;&quot;1.1.5&quot;;IF([.C267]&lt;=39406;&quot;1.1.6&quot;;&quot;1.1.7&quot;))))))" office:value-type="string" office:string-value="1.1.6">
            <text:p>1.1.6</text:p>
          </table:table-cell>
          <table:table-cell table:formula="oooc:=IF([.D267]=&quot;enhancement&quot;;&quot;mejora&quot;;&quot;fallo&quot;)" office:value-type="string" office:string-value="mejora">
            <text:p>mejora</text:p>
          </table:table-cell>
          <table:table-cell table:formula="oooc:=IF(OR([.E267]=&quot;NEW&quot;;[.E267]=&quot;ASSIGNED&quot;;[.E267]=&quot;REOPENED&quot;);&quot;pendiente&quot;;IF(OR([.F267]=&quot;LATER&quot;;[.F26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table:style-name="ce38" office:value-type="date" office:date-value="2005-05-23T10:54:52.999999">
            <text:p>23/05/05 10:54</text:p>
          </table:table-cell>
          <table:table-cell table:style-name="ce38" office:value-type="date" office:date-value="2006-12-07T10:58:25">
            <text:p>07/12/06 10:58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ormatDate()</text:p>
          </table:table-cell>
          <table:table-cell table:formula="oooc:=IF([.B268]&lt;=38082;&quot;1.1.0&quot;;IF([.B268]&lt;=38464;&quot;1.1.1&quot;;IF([.B268]&lt;=38796;&quot;1.1.2&quot;;IF([.B268]&lt;=39051;&quot;1.1.3&quot;;IF([.B268]&lt;=39133;&quot;1.1.4&quot;;IF([.B268]&lt;=39406;&quot;1.1.5&quot;;&quot;1.1.6&quot;))))))" office:value-type="string" office:string-value="1.1.2">
            <text:p>1.1.2</text:p>
          </table:table-cell>
          <table:table-cell table:formula="oooc:=IF([.C268]&lt;=38082;&quot;1.1.1&quot;;IF([.C268]&lt;=38464;&quot;1.1.2&quot;;IF([.C268]&lt;=38796;&quot;1.1.3&quot;;IF([.C268]&lt;=39051;&quot;1.1.4&quot;;IF([.C268]&lt;=39133;&quot;1.1.5&quot;;IF([.C268]&lt;=39406;&quot;1.1.6&quot;;&quot;1.1.7&quot;))))))" office:value-type="string" office:string-value="1.1.5">
            <text:p>1.1.5</text:p>
          </table:table-cell>
          <table:table-cell table:formula="oooc:=IF([.D268]=&quot;enhancement&quot;;&quot;mejora&quot;;&quot;fallo&quot;)" office:value-type="string" office:string-value="fallo">
            <text:p>fallo</text:p>
          </table:table-cell>
          <table:table-cell table:formula="oooc:=IF(OR([.E268]=&quot;NEW&quot;;[.E268]=&quot;ASSIGNED&quot;;[.E268]=&quot;REOPENED&quot;);&quot;pendiente&quot;;IF(OR([.F268]=&quot;LATER&quot;;[.F26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table:style-name="ce38" office:value-type="date" office:date-value="2005-05-23T16:00:27">
            <text:p>23/05/05 16:00</text:p>
          </table:table-cell>
          <table:table-cell table:style-name="ce38" office:value-type="date" office:date-value="2006-12-07T10:58:47">
            <text:p>07/12/06 10:58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 random fatal error makes to crash compilation of tol.dll</text:p>
          </table:table-cell>
          <table:table-cell table:formula="oooc:=IF([.B269]&lt;=38082;&quot;1.1.0&quot;;IF([.B269]&lt;=38464;&quot;1.1.1&quot;;IF([.B269]&lt;=38796;&quot;1.1.2&quot;;IF([.B269]&lt;=39051;&quot;1.1.3&quot;;IF([.B269]&lt;=39133;&quot;1.1.4&quot;;IF([.B269]&lt;=39406;&quot;1.1.5&quot;;&quot;1.1.6&quot;))))))" office:value-type="string" office:string-value="1.1.2">
            <text:p>1.1.2</text:p>
          </table:table-cell>
          <table:table-cell table:formula="oooc:=IF([.C269]&lt;=38082;&quot;1.1.1&quot;;IF([.C269]&lt;=38464;&quot;1.1.2&quot;;IF([.C269]&lt;=38796;&quot;1.1.3&quot;;IF([.C269]&lt;=39051;&quot;1.1.4&quot;;IF([.C269]&lt;=39133;&quot;1.1.5&quot;;IF([.C269]&lt;=39406;&quot;1.1.6&quot;;&quot;1.1.7&quot;))))))" office:value-type="string" office:string-value="1.1.5">
            <text:p>1.1.5</text:p>
          </table:table-cell>
          <table:table-cell table:formula="oooc:=IF([.D269]=&quot;enhancement&quot;;&quot;mejora&quot;;&quot;fallo&quot;)" office:value-type="string" office:string-value="fallo">
            <text:p>fallo</text:p>
          </table:table-cell>
          <table:table-cell table:formula="oooc:=IF(OR([.E269]=&quot;NEW&quot;;[.E269]=&quot;ASSIGNED&quot;;[.E269]=&quot;REOPENED&quot;);&quot;pendiente&quot;;IF(OR([.F269]=&quot;LATER&quot;;[.F26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table:style-name="ce38" office:value-type="date" office:date-value="2005-05-24T12:34:34">
            <text:p>24/05/05 12:34</text:p>
          </table:table-cell>
          <table:table-cell table:style-name="ce38" office:value-type="date" office:date-value="2006-04-18T16:26:22">
            <text:p>18/04/06 16:2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Error de interseccion en TimeSets</text:p>
          </table:table-cell>
          <table:table-cell table:formula="oooc:=IF([.B270]&lt;=38082;&quot;1.1.0&quot;;IF([.B270]&lt;=38464;&quot;1.1.1&quot;;IF([.B270]&lt;=38796;&quot;1.1.2&quot;;IF([.B270]&lt;=39051;&quot;1.1.3&quot;;IF([.B270]&lt;=39133;&quot;1.1.4&quot;;IF([.B270]&lt;=39406;&quot;1.1.5&quot;;&quot;1.1.6&quot;))))))" office:value-type="string" office:string-value="1.1.2">
            <text:p>1.1.2</text:p>
          </table:table-cell>
          <table:table-cell table:formula="oooc:=IF([.C270]&lt;=38082;&quot;1.1.1&quot;;IF([.C270]&lt;=38464;&quot;1.1.2&quot;;IF([.C270]&lt;=38796;&quot;1.1.3&quot;;IF([.C270]&lt;=39051;&quot;1.1.4&quot;;IF([.C270]&lt;=39133;&quot;1.1.5&quot;;IF([.C270]&lt;=39406;&quot;1.1.6&quot;;&quot;1.1.7&quot;))))))" office:value-type="string" office:string-value="1.1.4">
            <text:p>1.1.4</text:p>
          </table:table-cell>
          <table:table-cell table:formula="oooc:=IF([.D270]=&quot;enhancement&quot;;&quot;mejora&quot;;&quot;fallo&quot;)" office:value-type="string" office:string-value="fallo">
            <text:p>fallo</text:p>
          </table:table-cell>
          <table:table-cell table:formula="oooc:=IF(OR([.E270]=&quot;NEW&quot;;[.E270]=&quot;ASSIGNED&quot;;[.E270]=&quot;REOPENED&quot;);&quot;pendiente&quot;;IF(OR([.F270]=&quot;LATER&quot;;[.F27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table:style-name="ce38" office:value-type="date" office:date-value="2005-05-26T01:10:36">
            <text:p>26/05/05 01:10</text:p>
          </table:table-cell>
          <table:table-cell table:style-name="ce38" office:value-type="date" office:date-value="2006-12-07T11:04:03">
            <text:p>07/12/06 11:0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nclude BST removes tailing spaces of text elements</text:p>
          </table:table-cell>
          <table:table-cell table:formula="oooc:=IF([.B271]&lt;=38082;&quot;1.1.0&quot;;IF([.B271]&lt;=38464;&quot;1.1.1&quot;;IF([.B271]&lt;=38796;&quot;1.1.2&quot;;IF([.B271]&lt;=39051;&quot;1.1.3&quot;;IF([.B271]&lt;=39133;&quot;1.1.4&quot;;IF([.B271]&lt;=39406;&quot;1.1.5&quot;;&quot;1.1.6&quot;))))))" office:value-type="string" office:string-value="1.1.2">
            <text:p>1.1.2</text:p>
          </table:table-cell>
          <table:table-cell table:formula="oooc:=IF([.C271]&lt;=38082;&quot;1.1.1&quot;;IF([.C271]&lt;=38464;&quot;1.1.2&quot;;IF([.C271]&lt;=38796;&quot;1.1.3&quot;;IF([.C271]&lt;=39051;&quot;1.1.4&quot;;IF([.C271]&lt;=39133;&quot;1.1.5&quot;;IF([.C271]&lt;=39406;&quot;1.1.6&quot;;&quot;1.1.7&quot;))))))" office:value-type="string" office:string-value="1.1.5">
            <text:p>1.1.5</text:p>
          </table:table-cell>
          <table:table-cell table:formula="oooc:=IF([.D271]=&quot;enhancement&quot;;&quot;mejora&quot;;&quot;fallo&quot;)" office:value-type="string" office:string-value="fallo">
            <text:p>fallo</text:p>
          </table:table-cell>
          <table:table-cell table:formula="oooc:=IF(OR([.E271]=&quot;NEW&quot;;[.E271]=&quot;ASSIGNED&quot;;[.E271]=&quot;REOPENED&quot;);&quot;pendiente&quot;;IF(OR([.F271]=&quot;LATER&quot;;[.F27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table:style-name="ce38" office:value-type="date" office:date-value="2005-05-27T21:24:37">
            <text:p>27/05/05 21:24</text:p>
          </table:table-cell>
          <table:table-cell table:style-name="ce38" office:value-type="date" office:date-value="2006-12-02T02:20:33.000001">
            <text:p>02/12/06 02:2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crushes witn a negative Succ() - In() TimeSet</text:p>
          </table:table-cell>
          <table:table-cell table:formula="oooc:=IF([.B272]&lt;=38082;&quot;1.1.0&quot;;IF([.B272]&lt;=38464;&quot;1.1.1&quot;;IF([.B272]&lt;=38796;&quot;1.1.2&quot;;IF([.B272]&lt;=39051;&quot;1.1.3&quot;;IF([.B272]&lt;=39133;&quot;1.1.4&quot;;IF([.B272]&lt;=39406;&quot;1.1.5&quot;;&quot;1.1.6&quot;))))))" office:value-type="string" office:string-value="1.1.2">
            <text:p>1.1.2</text:p>
          </table:table-cell>
          <table:table-cell table:formula="oooc:=IF([.C272]&lt;=38082;&quot;1.1.1&quot;;IF([.C272]&lt;=38464;&quot;1.1.2&quot;;IF([.C272]&lt;=38796;&quot;1.1.3&quot;;IF([.C272]&lt;=39051;&quot;1.1.4&quot;;IF([.C272]&lt;=39133;&quot;1.1.5&quot;;IF([.C272]&lt;=39406;&quot;1.1.6&quot;;&quot;1.1.7&quot;))))))" office:value-type="string" office:string-value="1.1.5">
            <text:p>1.1.5</text:p>
          </table:table-cell>
          <table:table-cell table:formula="oooc:=IF([.D272]=&quot;enhancement&quot;;&quot;mejora&quot;;&quot;fallo&quot;)" office:value-type="string" office:string-value="fallo">
            <text:p>fallo</text:p>
          </table:table-cell>
          <table:table-cell table:formula="oooc:=IF(OR([.E272]=&quot;NEW&quot;;[.E272]=&quot;ASSIGNED&quot;;[.E272]=&quot;REOPENED&quot;);&quot;pendiente&quot;;IF(OR([.F272]=&quot;LATER&quot;;[.F27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table:style-name="ce38" office:value-type="date" office:date-value="2005-05-31T21:18:29">
            <text:p>31/05/05 21:18</text:p>
          </table:table-cell>
          <table:table-cell table:style-name="ce38" office:value-type="date" office:date-value="2005-06-01T09:25:27">
            <text:p>01/06/05 09:25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BSeries returns no named series</text:p>
          </table:table-cell>
          <table:table-cell table:formula="oooc:=IF([.B273]&lt;=38082;&quot;1.1.0&quot;;IF([.B273]&lt;=38464;&quot;1.1.1&quot;;IF([.B273]&lt;=38796;&quot;1.1.2&quot;;IF([.B273]&lt;=39051;&quot;1.1.3&quot;;IF([.B273]&lt;=39133;&quot;1.1.4&quot;;IF([.B273]&lt;=39406;&quot;1.1.5&quot;;&quot;1.1.6&quot;))))))" office:value-type="string" office:string-value="1.1.2">
            <text:p>1.1.2</text:p>
          </table:table-cell>
          <table:table-cell table:formula="oooc:=IF([.C273]&lt;=38082;&quot;1.1.1&quot;;IF([.C273]&lt;=38464;&quot;1.1.2&quot;;IF([.C273]&lt;=38796;&quot;1.1.3&quot;;IF([.C273]&lt;=39051;&quot;1.1.4&quot;;IF([.C273]&lt;=39133;&quot;1.1.5&quot;;IF([.C273]&lt;=39406;&quot;1.1.6&quot;;&quot;1.1.7&quot;))))))" office:value-type="string" office:string-value="1.1.3">
            <text:p>1.1.3</text:p>
          </table:table-cell>
          <table:table-cell table:formula="oooc:=IF([.D273]=&quot;enhancement&quot;;&quot;mejora&quot;;&quot;fallo&quot;)" office:value-type="string" office:string-value="fallo">
            <text:p>fallo</text:p>
          </table:table-cell>
          <table:table-cell table:formula="oooc:=IF(OR([.E273]=&quot;NEW&quot;;[.E273]=&quot;ASSIGNED&quot;;[.E273]=&quot;REOPENED&quot;);&quot;pendiente&quot;;IF(OR([.F273]=&quot;LATER&quot;;[.F27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table:style-name="ce38" office:value-type="date" office:date-value="2005-06-17T09:54:49">
            <text:p>17/06/05 09:54</text:p>
          </table:table-cell>
          <table:table-cell table:style-name="ce38" office:value-type="date" office:date-value="2006-12-02T02:20:47.000001">
            <text:p>02/12/06 02:20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ate Succ(date, timeSet, -k), with k&gt;0</text:p>
          </table:table-cell>
          <table:table-cell table:formula="oooc:=IF([.B274]&lt;=38082;&quot;1.1.0&quot;;IF([.B274]&lt;=38464;&quot;1.1.1&quot;;IF([.B274]&lt;=38796;&quot;1.1.2&quot;;IF([.B274]&lt;=39051;&quot;1.1.3&quot;;IF([.B274]&lt;=39133;&quot;1.1.4&quot;;IF([.B274]&lt;=39406;&quot;1.1.5&quot;;&quot;1.1.6&quot;))))))" office:value-type="string" office:string-value="1.1.2">
            <text:p>1.1.2</text:p>
          </table:table-cell>
          <table:table-cell table:formula="oooc:=IF([.C274]&lt;=38082;&quot;1.1.1&quot;;IF([.C274]&lt;=38464;&quot;1.1.2&quot;;IF([.C274]&lt;=38796;&quot;1.1.3&quot;;IF([.C274]&lt;=39051;&quot;1.1.4&quot;;IF([.C274]&lt;=39133;&quot;1.1.5&quot;;IF([.C274]&lt;=39406;&quot;1.1.6&quot;;&quot;1.1.7&quot;))))))" office:value-type="string" office:string-value="1.1.5">
            <text:p>1.1.5</text:p>
          </table:table-cell>
          <table:table-cell table:formula="oooc:=IF([.D274]=&quot;enhancement&quot;;&quot;mejora&quot;;&quot;fallo&quot;)" office:value-type="string" office:string-value="fallo">
            <text:p>fallo</text:p>
          </table:table-cell>
          <table:table-cell table:formula="oooc:=IF(OR([.E274]=&quot;NEW&quot;;[.E274]=&quot;ASSIGNED&quot;;[.E274]=&quot;REOPENED&quot;);&quot;pendiente&quot;;IF(OR([.F274]=&quot;LATER&quot;;[.F27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table:style-name="ce38" office:value-type="date" office:date-value="2005-06-19T16:51:48">
            <text:p>19/06/05 16:51</text:p>
          </table:table-cell>
          <table:table-cell table:style-name="ce38" office:value-type="date" office:date-value="2006-12-07T11:07:30">
            <text:p>07/12/06 11:07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ry to access a no declare variable causes TOL to break down</text:p>
          </table:table-cell>
          <table:table-cell table:formula="oooc:=IF([.B275]&lt;=38082;&quot;1.1.0&quot;;IF([.B275]&lt;=38464;&quot;1.1.1&quot;;IF([.B275]&lt;=38796;&quot;1.1.2&quot;;IF([.B275]&lt;=39051;&quot;1.1.3&quot;;IF([.B275]&lt;=39133;&quot;1.1.4&quot;;IF([.B275]&lt;=39406;&quot;1.1.5&quot;;&quot;1.1.6&quot;))))))" office:value-type="string" office:string-value="1.1.2">
            <text:p>1.1.2</text:p>
          </table:table-cell>
          <table:table-cell table:formula="oooc:=IF([.C275]&lt;=38082;&quot;1.1.1&quot;;IF([.C275]&lt;=38464;&quot;1.1.2&quot;;IF([.C275]&lt;=38796;&quot;1.1.3&quot;;IF([.C275]&lt;=39051;&quot;1.1.4&quot;;IF([.C275]&lt;=39133;&quot;1.1.5&quot;;IF([.C275]&lt;=39406;&quot;1.1.6&quot;;&quot;1.1.7&quot;))))))" office:value-type="string" office:string-value="1.1.5">
            <text:p>1.1.5</text:p>
          </table:table-cell>
          <table:table-cell table:formula="oooc:=IF([.D275]=&quot;enhancement&quot;;&quot;mejora&quot;;&quot;fallo&quot;)" office:value-type="string" office:string-value="fallo">
            <text:p>fallo</text:p>
          </table:table-cell>
          <table:table-cell table:formula="oooc:=IF(OR([.E275]=&quot;NEW&quot;;[.E275]=&quot;ASSIGNED&quot;;[.E275]=&quot;REOPENED&quot;);&quot;pendiente&quot;;IF(OR([.F275]=&quot;LATER&quot;;[.F27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table:style-name="ce38" office:value-type="date" office:date-value="2005-06-20T18:19:53">
            <text:p>20/06/05 18:19</text:p>
          </table:table-cell>
          <table:table-cell table:style-name="ce38" office:value-type="date" office:date-value="2007-11-07T12:54:22">
            <text:p>07/11/07 12:5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CF, PACF, IACF and IPACF in 64bits architecture</text:p>
          </table:table-cell>
          <table:table-cell table:formula="oooc:=IF([.B276]&lt;=38082;&quot;1.1.0&quot;;IF([.B276]&lt;=38464;&quot;1.1.1&quot;;IF([.B276]&lt;=38796;&quot;1.1.2&quot;;IF([.B276]&lt;=39051;&quot;1.1.3&quot;;IF([.B276]&lt;=39133;&quot;1.1.4&quot;;IF([.B276]&lt;=39406;&quot;1.1.5&quot;;&quot;1.1.6&quot;))))))" office:value-type="string" office:string-value="1.1.2">
            <text:p>1.1.2</text:p>
          </table:table-cell>
          <table:table-cell table:formula="oooc:=IF([.C276]&lt;=38082;&quot;1.1.1&quot;;IF([.C276]&lt;=38464;&quot;1.1.2&quot;;IF([.C276]&lt;=38796;&quot;1.1.3&quot;;IF([.C276]&lt;=39051;&quot;1.1.4&quot;;IF([.C276]&lt;=39133;&quot;1.1.5&quot;;IF([.C276]&lt;=39406;&quot;1.1.6&quot;;&quot;1.1.7&quot;))))))" office:value-type="string" office:string-value="1.1.6">
            <text:p>1.1.6</text:p>
          </table:table-cell>
          <table:table-cell table:formula="oooc:=IF([.D276]=&quot;enhancement&quot;;&quot;mejora&quot;;&quot;fallo&quot;)" office:value-type="string" office:string-value="fallo">
            <text:p>fallo</text:p>
          </table:table-cell>
          <table:table-cell table:formula="oooc:=IF(OR([.E276]=&quot;NEW&quot;;[.E276]=&quot;ASSIGNED&quot;;[.E276]=&quot;REOPENED&quot;);&quot;pendiente&quot;;IF(OR([.F276]=&quot;LATER&quot;;[.F27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table:style-name="ce38" office:value-type="date" office:date-value="2005-06-29T12:42:39">
            <text:p>29/06/05 12:42</text:p>
          </table:table-cell>
          <table:table-cell table:style-name="ce38" office:value-type="date" office:date-value="2007-11-07T12:59:34">
            <text:p>07/11/07 12:5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ecompilation ?</text:p>
          </table:table-cell>
          <table:table-cell table:formula="oooc:=IF([.B277]&lt;=38082;&quot;1.1.0&quot;;IF([.B277]&lt;=38464;&quot;1.1.1&quot;;IF([.B277]&lt;=38796;&quot;1.1.2&quot;;IF([.B277]&lt;=39051;&quot;1.1.3&quot;;IF([.B277]&lt;=39133;&quot;1.1.4&quot;;IF([.B277]&lt;=39406;&quot;1.1.5&quot;;&quot;1.1.6&quot;))))))" office:value-type="string" office:string-value="1.1.2">
            <text:p>1.1.2</text:p>
          </table:table-cell>
          <table:table-cell table:formula="oooc:=IF([.C277]&lt;=38082;&quot;1.1.1&quot;;IF([.C277]&lt;=38464;&quot;1.1.2&quot;;IF([.C277]&lt;=38796;&quot;1.1.3&quot;;IF([.C277]&lt;=39051;&quot;1.1.4&quot;;IF([.C277]&lt;=39133;&quot;1.1.5&quot;;IF([.C277]&lt;=39406;&quot;1.1.6&quot;;&quot;1.1.7&quot;))))))" office:value-type="string" office:string-value="1.1.6">
            <text:p>1.1.6</text:p>
          </table:table-cell>
          <table:table-cell table:formula="oooc:=IF([.D277]=&quot;enhancement&quot;;&quot;mejora&quot;;&quot;fallo&quot;)" office:value-type="string" office:string-value="fallo">
            <text:p>fallo</text:p>
          </table:table-cell>
          <table:table-cell table:formula="oooc:=IF(OR([.E277]=&quot;NEW&quot;;[.E277]=&quot;ASSIGNED&quot;;[.E277]=&quot;REOPENED&quot;);&quot;pendiente&quot;;IF(OR([.F277]=&quot;LATER&quot;;[.F27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table:style-name="ce38" office:value-type="date" office:date-value="2005-06-29T13:20:47">
            <text:p>29/06/05 13:20</text:p>
          </table:table-cell>
          <table:table-cell table:style-name="ce38" office:value-type="date" office:date-value="2007-11-07T15:46:36">
            <text:p>07/11/07 15:46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cl_Eval (Tcl support with LoadLib)</text:p>
          </table:table-cell>
          <table:table-cell table:formula="oooc:=IF([.B278]&lt;=38082;&quot;1.1.0&quot;;IF([.B278]&lt;=38464;&quot;1.1.1&quot;;IF([.B278]&lt;=38796;&quot;1.1.2&quot;;IF([.B278]&lt;=39051;&quot;1.1.3&quot;;IF([.B278]&lt;=39133;&quot;1.1.4&quot;;IF([.B278]&lt;=39406;&quot;1.1.5&quot;;&quot;1.1.6&quot;))))))" office:value-type="string" office:string-value="1.1.2">
            <text:p>1.1.2</text:p>
          </table:table-cell>
          <table:table-cell table:formula="oooc:=IF([.C278]&lt;=38082;&quot;1.1.1&quot;;IF([.C278]&lt;=38464;&quot;1.1.2&quot;;IF([.C278]&lt;=38796;&quot;1.1.3&quot;;IF([.C278]&lt;=39051;&quot;1.1.4&quot;;IF([.C278]&lt;=39133;&quot;1.1.5&quot;;IF([.C278]&lt;=39406;&quot;1.1.6&quot;;&quot;1.1.7&quot;))))))" office:value-type="string" office:string-value="1.1.6">
            <text:p>1.1.6</text:p>
          </table:table-cell>
          <table:table-cell table:formula="oooc:=IF([.D278]=&quot;enhancement&quot;;&quot;mejora&quot;;&quot;fallo&quot;)" office:value-type="string" office:string-value="mejora">
            <text:p>mejora</text:p>
          </table:table-cell>
          <table:table-cell table:formula="oooc:=IF(OR([.E278]=&quot;NEW&quot;;[.E278]=&quot;ASSIGNED&quot;;[.E278]=&quot;REOPENED&quot;);&quot;pendiente&quot;;IF(OR([.F278]=&quot;LATER&quot;;[.F27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table:style-name="ce38" office:value-type="date" office:date-value="2005-06-30T12:06:34">
            <text:p>30/06/05 12:06</text:p>
          </table:table-cell>
          <table:table-cell table:style-name="ce38" office:value-type="date" office:date-value="2005-07-22T17:03:55">
            <text:p>22/07/05 17:0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Indentation</text:p>
          </table:table-cell>
          <table:table-cell table:formula="oooc:=IF([.B279]&lt;=38082;&quot;1.1.0&quot;;IF([.B279]&lt;=38464;&quot;1.1.1&quot;;IF([.B279]&lt;=38796;&quot;1.1.2&quot;;IF([.B279]&lt;=39051;&quot;1.1.3&quot;;IF([.B279]&lt;=39133;&quot;1.1.4&quot;;IF([.B279]&lt;=39406;&quot;1.1.5&quot;;&quot;1.1.6&quot;))))))" office:value-type="string" office:string-value="1.1.2">
            <text:p>1.1.2</text:p>
          </table:table-cell>
          <table:table-cell table:formula="oooc:=IF([.C279]&lt;=38082;&quot;1.1.1&quot;;IF([.C279]&lt;=38464;&quot;1.1.2&quot;;IF([.C279]&lt;=38796;&quot;1.1.3&quot;;IF([.C279]&lt;=39051;&quot;1.1.4&quot;;IF([.C279]&lt;=39133;&quot;1.1.5&quot;;IF([.C279]&lt;=39406;&quot;1.1.6&quot;;&quot;1.1.7&quot;))))))" office:value-type="string" office:string-value="1.1.3">
            <text:p>1.1.3</text:p>
          </table:table-cell>
          <table:table-cell table:formula="oooc:=IF([.D279]=&quot;enhancement&quot;;&quot;mejora&quot;;&quot;fallo&quot;)" office:value-type="string" office:string-value="fallo">
            <text:p>fallo</text:p>
          </table:table-cell>
          <table:table-cell table:formula="oooc:=IF(OR([.E279]=&quot;NEW&quot;;[.E279]=&quot;ASSIGNED&quot;;[.E279]=&quot;REOPENED&quot;);&quot;pendiente&quot;;IF(OR([.F279]=&quot;LATER&quot;;[.F279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table:style-name="ce38" office:value-type="date" office:date-value="2005-06-30T12:08:57">
            <text:p>30/06/05 12:08</text:p>
          </table:table-cell>
          <table:table-cell table:style-name="ce38" office:value-type="date" office:date-value="2006-04-21T11:05:50">
            <text:p>21/04/06 11:0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Contextual menu on the left side of the inspector</text:p>
          </table:table-cell>
          <table:table-cell table:formula="oooc:=IF([.B280]&lt;=38082;&quot;1.1.0&quot;;IF([.B280]&lt;=38464;&quot;1.1.1&quot;;IF([.B280]&lt;=38796;&quot;1.1.2&quot;;IF([.B280]&lt;=39051;&quot;1.1.3&quot;;IF([.B280]&lt;=39133;&quot;1.1.4&quot;;IF([.B280]&lt;=39406;&quot;1.1.5&quot;;&quot;1.1.6&quot;))))))" office:value-type="string" office:string-value="1.1.2">
            <text:p>1.1.2</text:p>
          </table:table-cell>
          <table:table-cell table:formula="oooc:=IF([.C280]&lt;=38082;&quot;1.1.1&quot;;IF([.C280]&lt;=38464;&quot;1.1.2&quot;;IF([.C280]&lt;=38796;&quot;1.1.3&quot;;IF([.C280]&lt;=39051;&quot;1.1.4&quot;;IF([.C280]&lt;=39133;&quot;1.1.5&quot;;IF([.C280]&lt;=39406;&quot;1.1.6&quot;;&quot;1.1.7&quot;))))))" office:value-type="string" office:string-value="1.1.4">
            <text:p>1.1.4</text:p>
          </table:table-cell>
          <table:table-cell table:formula="oooc:=IF([.D280]=&quot;enhancement&quot;;&quot;mejora&quot;;&quot;fallo&quot;)" office:value-type="string" office:string-value="fallo">
            <text:p>fallo</text:p>
          </table:table-cell>
          <table:table-cell table:formula="oooc:=IF(OR([.E280]=&quot;NEW&quot;;[.E280]=&quot;ASSIGNED&quot;;[.E280]=&quot;REOPENED&quot;);&quot;pendiente&quot;;IF(OR([.F280]=&quot;LATER&quot;;[.F280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table:style-name="ce38" office:value-type="date" office:date-value="2005-07-01T13:39:38">
            <text:p>01/07/05 13:39</text:p>
          </table:table-cell>
          <table:table-cell table:style-name="ce38" office:value-type="date" office:date-value="2006-12-02T02:21:08">
            <text:p>02/12/06 02:2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eparacion en IncludeBDT</text:p>
          </table:table-cell>
          <table:table-cell table:formula="oooc:=IF([.B281]&lt;=38082;&quot;1.1.0&quot;;IF([.B281]&lt;=38464;&quot;1.1.1&quot;;IF([.B281]&lt;=38796;&quot;1.1.2&quot;;IF([.B281]&lt;=39051;&quot;1.1.3&quot;;IF([.B281]&lt;=39133;&quot;1.1.4&quot;;IF([.B281]&lt;=39406;&quot;1.1.5&quot;;&quot;1.1.6&quot;))))))" office:value-type="string" office:string-value="1.1.2">
            <text:p>1.1.2</text:p>
          </table:table-cell>
          <table:table-cell table:formula="oooc:=IF([.C281]&lt;=38082;&quot;1.1.1&quot;;IF([.C281]&lt;=38464;&quot;1.1.2&quot;;IF([.C281]&lt;=38796;&quot;1.1.3&quot;;IF([.C281]&lt;=39051;&quot;1.1.4&quot;;IF([.C281]&lt;=39133;&quot;1.1.5&quot;;IF([.C281]&lt;=39406;&quot;1.1.6&quot;;&quot;1.1.7&quot;))))))" office:value-type="string" office:string-value="1.1.5">
            <text:p>1.1.5</text:p>
          </table:table-cell>
          <table:table-cell table:formula="oooc:=IF([.D281]=&quot;enhancement&quot;;&quot;mejora&quot;;&quot;fallo&quot;)" office:value-type="string" office:string-value="fallo">
            <text:p>fallo</text:p>
          </table:table-cell>
          <table:table-cell table:formula="oooc:=IF(OR([.E281]=&quot;NEW&quot;;[.E281]=&quot;ASSIGNED&quot;;[.E281]=&quot;REOPENED&quot;);&quot;pendiente&quot;;IF(OR([.F281]=&quot;LATER&quot;;[.F28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table:style-name="ce38" office:value-type="date" office:date-value="2005-07-05T09:34:11">
            <text:p>05/07/05 09:34</text:p>
          </table:table-cell>
          <table:table-cell table:style-name="ce38" office:value-type="date" office:date-value="2005-07-07T18:44:28">
            <text:p>07/07/05 18:44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GlobalizeSeries enhancement</text:p>
          </table:table-cell>
          <table:table-cell table:formula="oooc:=IF([.B282]&lt;=38082;&quot;1.1.0&quot;;IF([.B282]&lt;=38464;&quot;1.1.1&quot;;IF([.B282]&lt;=38796;&quot;1.1.2&quot;;IF([.B282]&lt;=39051;&quot;1.1.3&quot;;IF([.B282]&lt;=39133;&quot;1.1.4&quot;;IF([.B282]&lt;=39406;&quot;1.1.5&quot;;&quot;1.1.6&quot;))))))" office:value-type="string" office:string-value="1.1.2">
            <text:p>1.1.2</text:p>
          </table:table-cell>
          <table:table-cell table:formula="oooc:=IF([.C282]&lt;=38082;&quot;1.1.1&quot;;IF([.C282]&lt;=38464;&quot;1.1.2&quot;;IF([.C282]&lt;=38796;&quot;1.1.3&quot;;IF([.C282]&lt;=39051;&quot;1.1.4&quot;;IF([.C282]&lt;=39133;&quot;1.1.5&quot;;IF([.C282]&lt;=39406;&quot;1.1.6&quot;;&quot;1.1.7&quot;))))))" office:value-type="string" office:string-value="1.1.3">
            <text:p>1.1.3</text:p>
          </table:table-cell>
          <table:table-cell table:formula="oooc:=IF([.D282]=&quot;enhancement&quot;;&quot;mejora&quot;;&quot;fallo&quot;)" office:value-type="string" office:string-value="mejora">
            <text:p>mejora</text:p>
          </table:table-cell>
          <table:table-cell table:formula="oooc:=IF(OR([.E282]=&quot;NEW&quot;;[.E282]=&quot;ASSIGNED&quot;;[.E282]=&quot;REOPENED&quot;);&quot;pendiente&quot;;IF(OR([.F282]=&quot;LATER&quot;;[.F28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table:style-name="ce38" office:value-type="date" office:date-value="2005-07-13T10:42:25">
            <text:p>13/07/05 10:42</text:p>
          </table:table-cell>
          <table:table-cell table:style-name="ce38" office:value-type="date" office:date-value="2006-02-27T10:45:15">
            <text:p>27/02/06 10:45</text:p>
          </table:table-cell>
          <table:table-cell office:value-type="string">
            <text:p>normal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Gui Functions...</text:p>
          </table:table-cell>
          <table:table-cell table:formula="oooc:=IF([.B283]&lt;=38082;&quot;1.1.0&quot;;IF([.B283]&lt;=38464;&quot;1.1.1&quot;;IF([.B283]&lt;=38796;&quot;1.1.2&quot;;IF([.B283]&lt;=39051;&quot;1.1.3&quot;;IF([.B283]&lt;=39133;&quot;1.1.4&quot;;IF([.B283]&lt;=39406;&quot;1.1.5&quot;;&quot;1.1.6&quot;))))))" office:value-type="string" office:string-value="1.1.2">
            <text:p>1.1.2</text:p>
          </table:table-cell>
          <table:table-cell table:formula="oooc:=IF([.C283]&lt;=38082;&quot;1.1.1&quot;;IF([.C283]&lt;=38464;&quot;1.1.2&quot;;IF([.C283]&lt;=38796;&quot;1.1.3&quot;;IF([.C283]&lt;=39051;&quot;1.1.4&quot;;IF([.C283]&lt;=39133;&quot;1.1.5&quot;;IF([.C283]&lt;=39406;&quot;1.1.6&quot;;&quot;1.1.7&quot;))))))" office:value-type="string" office:string-value="1.1.3">
            <text:p>1.1.3</text:p>
          </table:table-cell>
          <table:table-cell table:formula="oooc:=IF([.D283]=&quot;enhancement&quot;;&quot;mejora&quot;;&quot;fallo&quot;)" office:value-type="string" office:string-value="fallo">
            <text:p>fallo</text:p>
          </table:table-cell>
          <table:table-cell table:formula="oooc:=IF(OR([.E283]=&quot;NEW&quot;;[.E283]=&quot;ASSIGNED&quot;;[.E283]=&quot;REOPENED&quot;);&quot;pendiente&quot;;IF(OR([.F283]=&quot;LATER&quot;;[.F283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table:style-name="ce38" office:value-type="date" office:date-value="2005-07-14T02:19:19">
            <text:p>14/07/05 02:19</text:p>
          </table:table-cell>
          <table:table-cell table:style-name="ce38" office:value-type="date" office:date-value="2006-12-07T11:32:57">
            <text:p>07/12/06 11:32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Base falls in error</text:p>
          </table:table-cell>
          <table:table-cell table:formula="oooc:=IF([.B284]&lt;=38082;&quot;1.1.0&quot;;IF([.B284]&lt;=38464;&quot;1.1.1&quot;;IF([.B284]&lt;=38796;&quot;1.1.2&quot;;IF([.B284]&lt;=39051;&quot;1.1.3&quot;;IF([.B284]&lt;=39133;&quot;1.1.4&quot;;IF([.B284]&lt;=39406;&quot;1.1.5&quot;;&quot;1.1.6&quot;))))))" office:value-type="string" office:string-value="1.1.2">
            <text:p>1.1.2</text:p>
          </table:table-cell>
          <table:table-cell table:formula="oooc:=IF([.C284]&lt;=38082;&quot;1.1.1&quot;;IF([.C284]&lt;=38464;&quot;1.1.2&quot;;IF([.C284]&lt;=38796;&quot;1.1.3&quot;;IF([.C284]&lt;=39051;&quot;1.1.4&quot;;IF([.C284]&lt;=39133;&quot;1.1.5&quot;;IF([.C284]&lt;=39406;&quot;1.1.6&quot;;&quot;1.1.7&quot;))))))" office:value-type="string" office:string-value="1.1.5">
            <text:p>1.1.5</text:p>
          </table:table-cell>
          <table:table-cell table:formula="oooc:=IF([.D284]=&quot;enhancement&quot;;&quot;mejora&quot;;&quot;fallo&quot;)" office:value-type="string" office:string-value="fallo">
            <text:p>fallo</text:p>
          </table:table-cell>
          <table:table-cell table:formula="oooc:=IF(OR([.E284]=&quot;NEW&quot;;[.E284]=&quot;ASSIGNED&quot;;[.E284]=&quot;REOPENED&quot;);&quot;pendiente&quot;;IF(OR([.F284]=&quot;LATER&quot;;[.F28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table:style-name="ce38" office:value-type="date" office:date-value="2005-07-14T14:43:33.000001">
            <text:p>14/07/05 14:43</text:p>
          </table:table-cell>
          <table:table-cell table:style-name="ce38" office:value-type="date" office:date-value="2006-12-02T02:21:23">
            <text:p>02/12/06 02:21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cess to Set elements by name</text:p>
          </table:table-cell>
          <table:table-cell table:formula="oooc:=IF([.B285]&lt;=38082;&quot;1.1.0&quot;;IF([.B285]&lt;=38464;&quot;1.1.1&quot;;IF([.B285]&lt;=38796;&quot;1.1.2&quot;;IF([.B285]&lt;=39051;&quot;1.1.3&quot;;IF([.B285]&lt;=39133;&quot;1.1.4&quot;;IF([.B285]&lt;=39406;&quot;1.1.5&quot;;&quot;1.1.6&quot;))))))" office:value-type="string" office:string-value="1.1.2">
            <text:p>1.1.2</text:p>
          </table:table-cell>
          <table:table-cell table:formula="oooc:=IF([.C285]&lt;=38082;&quot;1.1.1&quot;;IF([.C285]&lt;=38464;&quot;1.1.2&quot;;IF([.C285]&lt;=38796;&quot;1.1.3&quot;;IF([.C285]&lt;=39051;&quot;1.1.4&quot;;IF([.C285]&lt;=39133;&quot;1.1.5&quot;;IF([.C285]&lt;=39406;&quot;1.1.6&quot;;&quot;1.1.7&quot;))))))" office:value-type="string" office:string-value="1.1.5">
            <text:p>1.1.5</text:p>
          </table:table-cell>
          <table:table-cell table:formula="oooc:=IF([.D285]=&quot;enhancement&quot;;&quot;mejora&quot;;&quot;fallo&quot;)" office:value-type="string" office:string-value="fallo">
            <text:p>fallo</text:p>
          </table:table-cell>
          <table:table-cell table:formula="oooc:=IF(OR([.E285]=&quot;NEW&quot;;[.E285]=&quot;ASSIGNED&quot;;[.E285]=&quot;REOPENED&quot;);&quot;pendiente&quot;;IF(OR([.F285]=&quot;LATER&quot;;[.F28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table:style-name="ce38" office:value-type="date" office:date-value="2005-07-14T16:45:28">
            <text:p>14/07/05 16:45</text:p>
          </table:table-cell>
          <table:table-cell table:style-name="ce38" office:value-type="date" office:date-value="2005-07-14T16:47:12.999999">
            <text:p>14/07/05 16:4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Access element of the Set by name</text:p>
          </table:table-cell>
          <table:table-cell table:formula="oooc:=IF([.B286]&lt;=38082;&quot;1.1.0&quot;;IF([.B286]&lt;=38464;&quot;1.1.1&quot;;IF([.B286]&lt;=38796;&quot;1.1.2&quot;;IF([.B286]&lt;=39051;&quot;1.1.3&quot;;IF([.B286]&lt;=39133;&quot;1.1.4&quot;;IF([.B286]&lt;=39406;&quot;1.1.5&quot;;&quot;1.1.6&quot;))))))" office:value-type="string" office:string-value="1.1.2">
            <text:p>1.1.2</text:p>
          </table:table-cell>
          <table:table-cell table:formula="oooc:=IF([.C286]&lt;=38082;&quot;1.1.1&quot;;IF([.C286]&lt;=38464;&quot;1.1.2&quot;;IF([.C286]&lt;=38796;&quot;1.1.3&quot;;IF([.C286]&lt;=39051;&quot;1.1.4&quot;;IF([.C286]&lt;=39133;&quot;1.1.5&quot;;IF([.C286]&lt;=39406;&quot;1.1.6&quot;;&quot;1.1.7&quot;))))))" office:value-type="string" office:string-value="1.1.3">
            <text:p>1.1.3</text:p>
          </table:table-cell>
          <table:table-cell table:formula="oooc:=IF([.D286]=&quot;enhancement&quot;;&quot;mejora&quot;;&quot;fallo&quot;)" office:value-type="string" office:string-value="fallo">
            <text:p>fallo</text:p>
          </table:table-cell>
          <table:table-cell table:formula="oooc:=IF(OR([.E286]=&quot;NEW&quot;;[.E286]=&quot;ASSIGNED&quot;;[.E286]=&quot;REOPENED&quot;);&quot;pendiente&quot;;IF(OR([.F286]=&quot;LATER&quot;;[.F28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table:style-name="ce38" office:value-type="date" office:date-value="2005-07-18T11:20:51">
            <text:p>18/07/05 11:20</text:p>
          </table:table-cell>
          <table:table-cell table:style-name="ce38" office:value-type="date" office:date-value="2006-12-02T02:21:38">
            <text:p>02/12/06 02:2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t function Range returns wrong number of elements</text:p>
          </table:table-cell>
          <table:table-cell table:formula="oooc:=IF([.B287]&lt;=38082;&quot;1.1.0&quot;;IF([.B287]&lt;=38464;&quot;1.1.1&quot;;IF([.B287]&lt;=38796;&quot;1.1.2&quot;;IF([.B287]&lt;=39051;&quot;1.1.3&quot;;IF([.B287]&lt;=39133;&quot;1.1.4&quot;;IF([.B287]&lt;=39406;&quot;1.1.5&quot;;&quot;1.1.6&quot;))))))" office:value-type="string" office:string-value="1.1.2">
            <text:p>1.1.2</text:p>
          </table:table-cell>
          <table:table-cell table:formula="oooc:=IF([.C287]&lt;=38082;&quot;1.1.1&quot;;IF([.C287]&lt;=38464;&quot;1.1.2&quot;;IF([.C287]&lt;=38796;&quot;1.1.3&quot;;IF([.C287]&lt;=39051;&quot;1.1.4&quot;;IF([.C287]&lt;=39133;&quot;1.1.5&quot;;IF([.C287]&lt;=39406;&quot;1.1.6&quot;;&quot;1.1.7&quot;))))))" office:value-type="string" office:string-value="1.1.5">
            <text:p>1.1.5</text:p>
          </table:table-cell>
          <table:table-cell table:formula="oooc:=IF([.D287]=&quot;enhancement&quot;;&quot;mejora&quot;;&quot;fallo&quot;)" office:value-type="string" office:string-value="fallo">
            <text:p>fallo</text:p>
          </table:table-cell>
          <table:table-cell table:formula="oooc:=IF(OR([.E287]=&quot;NEW&quot;;[.E287]=&quot;ASSIGNED&quot;;[.E287]=&quot;REOPENED&quot;);&quot;pendiente&quot;;IF(OR([.F287]=&quot;LATER&quot;;[.F28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table:style-name="ce38" office:value-type="date" office:date-value="2005-07-18T11:39:50">
            <text:p>18/07/05 11:39</text:p>
          </table:table-cell>
          <table:table-cell table:style-name="ce38" office:value-type="date" office:date-value="2006-12-07T12:10:12">
            <text:p>07/12/06 12:1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nclude and IncludeMatrix dont work</text:p>
          </table:table-cell>
          <table:table-cell table:formula="oooc:=IF([.B288]&lt;=38082;&quot;1.1.0&quot;;IF([.B288]&lt;=38464;&quot;1.1.1&quot;;IF([.B288]&lt;=38796;&quot;1.1.2&quot;;IF([.B288]&lt;=39051;&quot;1.1.3&quot;;IF([.B288]&lt;=39133;&quot;1.1.4&quot;;IF([.B288]&lt;=39406;&quot;1.1.5&quot;;&quot;1.1.6&quot;))))))" office:value-type="string" office:string-value="1.1.2">
            <text:p>1.1.2</text:p>
          </table:table-cell>
          <table:table-cell table:formula="oooc:=IF([.C288]&lt;=38082;&quot;1.1.1&quot;;IF([.C288]&lt;=38464;&quot;1.1.2&quot;;IF([.C288]&lt;=38796;&quot;1.1.3&quot;;IF([.C288]&lt;=39051;&quot;1.1.4&quot;;IF([.C288]&lt;=39133;&quot;1.1.5&quot;;IF([.C288]&lt;=39406;&quot;1.1.6&quot;;&quot;1.1.7&quot;))))))" office:value-type="string" office:string-value="1.1.5">
            <text:p>1.1.5</text:p>
          </table:table-cell>
          <table:table-cell table:formula="oooc:=IF([.D288]=&quot;enhancement&quot;;&quot;mejora&quot;;&quot;fallo&quot;)" office:value-type="string" office:string-value="fallo">
            <text:p>fallo</text:p>
          </table:table-cell>
          <table:table-cell table:formula="oooc:=IF(OR([.E288]=&quot;NEW&quot;;[.E288]=&quot;ASSIGNED&quot;;[.E288]=&quot;REOPENED&quot;);&quot;pendiente&quot;;IF(OR([.F288]=&quot;LATER&quot;;[.F28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table:style-name="ce38" office:value-type="date" office:date-value="2005-07-26T16:00:28">
            <text:p>26/07/05 16:00</text:p>
          </table:table-cell>
          <table:table-cell table:style-name="ce38" office:value-type="date" office:date-value="2005-08-08T12:33:49">
            <text:p>08/08/05 12:33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To detect when a file has been changed</text:p>
          </table:table-cell>
          <table:table-cell table:formula="oooc:=IF([.B289]&lt;=38082;&quot;1.1.0&quot;;IF([.B289]&lt;=38464;&quot;1.1.1&quot;;IF([.B289]&lt;=38796;&quot;1.1.2&quot;;IF([.B289]&lt;=39051;&quot;1.1.3&quot;;IF([.B289]&lt;=39133;&quot;1.1.4&quot;;IF([.B289]&lt;=39406;&quot;1.1.5&quot;;&quot;1.1.6&quot;))))))" office:value-type="string" office:string-value="1.1.2">
            <text:p>1.1.2</text:p>
          </table:table-cell>
          <table:table-cell table:formula="oooc:=IF([.C289]&lt;=38082;&quot;1.1.1&quot;;IF([.C289]&lt;=38464;&quot;1.1.2&quot;;IF([.C289]&lt;=38796;&quot;1.1.3&quot;;IF([.C289]&lt;=39051;&quot;1.1.4&quot;;IF([.C289]&lt;=39133;&quot;1.1.5&quot;;IF([.C289]&lt;=39406;&quot;1.1.6&quot;;&quot;1.1.7&quot;))))))" office:value-type="string" office:string-value="1.1.3">
            <text:p>1.1.3</text:p>
          </table:table-cell>
          <table:table-cell table:formula="oooc:=IF([.D289]=&quot;enhancement&quot;;&quot;mejora&quot;;&quot;fallo&quot;)" office:value-type="string" office:string-value="mejora">
            <text:p>mejora</text:p>
          </table:table-cell>
          <table:table-cell table:formula="oooc:=IF(OR([.E289]=&quot;NEW&quot;;[.E289]=&quot;ASSIGNED&quot;;[.E289]=&quot;REOPENED&quot;);&quot;pendiente&quot;;IF(OR([.F289]=&quot;LATER&quot;;[.F28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table:style-name="ce38" office:value-type="date" office:date-value="2005-08-05T10:36:08">
            <text:p>05/08/05 10:36</text:p>
          </table:table-cell>
          <table:table-cell table:style-name="ce38" office:value-type="date" office:date-value="2006-02-27T10:40:05">
            <text:p>27/02/06 10:40</text:p>
          </table:table-cell>
          <table:table-cell office:value-type="string">
            <text:p>normal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Editor Enhancement</text:p>
          </table:table-cell>
          <table:table-cell table:formula="oooc:=IF([.B290]&lt;=38082;&quot;1.1.0&quot;;IF([.B290]&lt;=38464;&quot;1.1.1&quot;;IF([.B290]&lt;=38796;&quot;1.1.2&quot;;IF([.B290]&lt;=39051;&quot;1.1.3&quot;;IF([.B290]&lt;=39133;&quot;1.1.4&quot;;IF([.B290]&lt;=39406;&quot;1.1.5&quot;;&quot;1.1.6&quot;))))))" office:value-type="string" office:string-value="1.1.2">
            <text:p>1.1.2</text:p>
          </table:table-cell>
          <table:table-cell table:formula="oooc:=IF([.C290]&lt;=38082;&quot;1.1.1&quot;;IF([.C290]&lt;=38464;&quot;1.1.2&quot;;IF([.C290]&lt;=38796;&quot;1.1.3&quot;;IF([.C290]&lt;=39051;&quot;1.1.4&quot;;IF([.C290]&lt;=39133;&quot;1.1.5&quot;;IF([.C290]&lt;=39406;&quot;1.1.6&quot;;&quot;1.1.7&quot;))))))" office:value-type="string" office:string-value="1.1.3">
            <text:p>1.1.3</text:p>
          </table:table-cell>
          <table:table-cell table:formula="oooc:=IF([.D290]=&quot;enhancement&quot;;&quot;mejora&quot;;&quot;fallo&quot;)" office:value-type="string" office:string-value="fallo">
            <text:p>fallo</text:p>
          </table:table-cell>
          <table:table-cell table:formula="oooc:=IF(OR([.E290]=&quot;NEW&quot;;[.E290]=&quot;ASSIGNED&quot;;[.E290]=&quot;REOPENED&quot;);&quot;pendiente&quot;;IF(OR([.F290]=&quot;LATER&quot;;[.F290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table:style-name="ce38" office:value-type="date" office:date-value="2005-08-20T17:42:46">
            <text:p>20/08/05 17:42</text:p>
          </table:table-cell>
          <table:table-cell table:style-name="ce38" office:value-type="date" office:date-value="2006-12-02T02:21:54">
            <text:p>02/12/06 02:21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in SetOfText</text:p>
          </table:table-cell>
          <table:table-cell table:formula="oooc:=IF([.B291]&lt;=38082;&quot;1.1.0&quot;;IF([.B291]&lt;=38464;&quot;1.1.1&quot;;IF([.B291]&lt;=38796;&quot;1.1.2&quot;;IF([.B291]&lt;=39051;&quot;1.1.3&quot;;IF([.B291]&lt;=39133;&quot;1.1.4&quot;;IF([.B291]&lt;=39406;&quot;1.1.5&quot;;&quot;1.1.6&quot;))))))" office:value-type="string" office:string-value="1.1.2">
            <text:p>1.1.2</text:p>
          </table:table-cell>
          <table:table-cell table:formula="oooc:=IF([.C291]&lt;=38082;&quot;1.1.1&quot;;IF([.C291]&lt;=38464;&quot;1.1.2&quot;;IF([.C291]&lt;=38796;&quot;1.1.3&quot;;IF([.C291]&lt;=39051;&quot;1.1.4&quot;;IF([.C291]&lt;=39133;&quot;1.1.5&quot;;IF([.C291]&lt;=39406;&quot;1.1.6&quot;;&quot;1.1.7&quot;))))))" office:value-type="string" office:string-value="1.1.5">
            <text:p>1.1.5</text:p>
          </table:table-cell>
          <table:table-cell table:formula="oooc:=IF([.D291]=&quot;enhancement&quot;;&quot;mejora&quot;;&quot;fallo&quot;)" office:value-type="string" office:string-value="fallo">
            <text:p>fallo</text:p>
          </table:table-cell>
          <table:table-cell table:formula="oooc:=IF(OR([.E291]=&quot;NEW&quot;;[.E291]=&quot;ASSIGNED&quot;;[.E291]=&quot;REOPENED&quot;);&quot;pendiente&quot;;IF(OR([.F291]=&quot;LATER&quot;;[.F29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table:style-name="ce38" office:value-type="date" office:date-value="2005-08-23T18:44:31">
            <text:p>23/08/05 18:44</text:p>
          </table:table-cell>
          <table:table-cell table:style-name="ce38" office:value-type="date" office:date-value="2006-04-21T10:47:55">
            <text:p>21/04/06 10:47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BDT Inclusion from Network Path</text:p>
          </table:table-cell>
          <table:table-cell table:formula="oooc:=IF([.B292]&lt;=38082;&quot;1.1.0&quot;;IF([.B292]&lt;=38464;&quot;1.1.1&quot;;IF([.B292]&lt;=38796;&quot;1.1.2&quot;;IF([.B292]&lt;=39051;&quot;1.1.3&quot;;IF([.B292]&lt;=39133;&quot;1.1.4&quot;;IF([.B292]&lt;=39406;&quot;1.1.5&quot;;&quot;1.1.6&quot;))))))" office:value-type="string" office:string-value="1.1.2">
            <text:p>1.1.2</text:p>
          </table:table-cell>
          <table:table-cell table:formula="oooc:=IF([.C292]&lt;=38082;&quot;1.1.1&quot;;IF([.C292]&lt;=38464;&quot;1.1.2&quot;;IF([.C292]&lt;=38796;&quot;1.1.3&quot;;IF([.C292]&lt;=39051;&quot;1.1.4&quot;;IF([.C292]&lt;=39133;&quot;1.1.5&quot;;IF([.C292]&lt;=39406;&quot;1.1.6&quot;;&quot;1.1.7&quot;))))))" office:value-type="string" office:string-value="1.1.4">
            <text:p>1.1.4</text:p>
          </table:table-cell>
          <table:table-cell table:formula="oooc:=IF([.D292]=&quot;enhancement&quot;;&quot;mejora&quot;;&quot;fallo&quot;)" office:value-type="string" office:string-value="fallo">
            <text:p>fallo</text:p>
          </table:table-cell>
          <table:table-cell table:formula="oooc:=IF(OR([.E292]=&quot;NEW&quot;;[.E292]=&quot;ASSIGNED&quot;;[.E292]=&quot;REOPENED&quot;);&quot;pendiente&quot;;IF(OR([.F292]=&quot;LATER&quot;;[.F29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table:style-name="ce38" office:value-type="date" office:date-value="2005-08-26T14:04:52.000001">
            <text:p>26/08/05 14:04</text:p>
          </table:table-cell>
          <table:table-cell table:style-name="ce38" office:value-type="date" office:date-value="2005-08-29T11:33:33.000001">
            <text:p>29/08/05 11:33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Estimate produces huge residuals when RelativeTolerance=0.0001</text:p>
          </table:table-cell>
          <table:table-cell table:formula="oooc:=IF([.B293]&lt;=38082;&quot;1.1.0&quot;;IF([.B293]&lt;=38464;&quot;1.1.1&quot;;IF([.B293]&lt;=38796;&quot;1.1.2&quot;;IF([.B293]&lt;=39051;&quot;1.1.3&quot;;IF([.B293]&lt;=39133;&quot;1.1.4&quot;;IF([.B293]&lt;=39406;&quot;1.1.5&quot;;&quot;1.1.6&quot;))))))" office:value-type="string" office:string-value="1.1.2">
            <text:p>1.1.2</text:p>
          </table:table-cell>
          <table:table-cell table:formula="oooc:=IF([.C293]&lt;=38082;&quot;1.1.1&quot;;IF([.C293]&lt;=38464;&quot;1.1.2&quot;;IF([.C293]&lt;=38796;&quot;1.1.3&quot;;IF([.C293]&lt;=39051;&quot;1.1.4&quot;;IF([.C293]&lt;=39133;&quot;1.1.5&quot;;IF([.C293]&lt;=39406;&quot;1.1.6&quot;;&quot;1.1.7&quot;))))))" office:value-type="string" office:string-value="1.1.3">
            <text:p>1.1.3</text:p>
          </table:table-cell>
          <table:table-cell table:formula="oooc:=IF([.D293]=&quot;enhancement&quot;;&quot;mejora&quot;;&quot;fallo&quot;)" office:value-type="string" office:string-value="fallo">
            <text:p>fallo</text:p>
          </table:table-cell>
          <table:table-cell table:formula="oooc:=IF(OR([.E293]=&quot;NEW&quot;;[.E293]=&quot;ASSIGNED&quot;;[.E293]=&quot;REOPENED&quot;);&quot;pendiente&quot;;IF(OR([.F293]=&quot;LATER&quot;;[.F29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table:style-name="ce38" office:value-type="date" office:date-value="2005-08-31T18:26:46">
            <text:p>31/08/05 18:26</text:p>
          </table:table-cell>
          <table:table-cell table:style-name="ce38" office:value-type="date" office:date-value="2006-12-02T02:22:09">
            <text:p>02/12/06 02:22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en el fechado Mes 445</text:p>
          </table:table-cell>
          <table:table-cell table:formula="oooc:=IF([.B294]&lt;=38082;&quot;1.1.0&quot;;IF([.B294]&lt;=38464;&quot;1.1.1&quot;;IF([.B294]&lt;=38796;&quot;1.1.2&quot;;IF([.B294]&lt;=39051;&quot;1.1.3&quot;;IF([.B294]&lt;=39133;&quot;1.1.4&quot;;IF([.B294]&lt;=39406;&quot;1.1.5&quot;;&quot;1.1.6&quot;))))))" office:value-type="string" office:string-value="1.1.2">
            <text:p>1.1.2</text:p>
          </table:table-cell>
          <table:table-cell table:formula="oooc:=IF([.C294]&lt;=38082;&quot;1.1.1&quot;;IF([.C294]&lt;=38464;&quot;1.1.2&quot;;IF([.C294]&lt;=38796;&quot;1.1.3&quot;;IF([.C294]&lt;=39051;&quot;1.1.4&quot;;IF([.C294]&lt;=39133;&quot;1.1.5&quot;;IF([.C294]&lt;=39406;&quot;1.1.6&quot;;&quot;1.1.7&quot;))))))" office:value-type="string" office:string-value="1.1.5">
            <text:p>1.1.5</text:p>
          </table:table-cell>
          <table:table-cell table:formula="oooc:=IF([.D294]=&quot;enhancement&quot;;&quot;mejora&quot;;&quot;fallo&quot;)" office:value-type="string" office:string-value="fallo">
            <text:p>fallo</text:p>
          </table:table-cell>
          <table:table-cell table:formula="oooc:=IF(OR([.E294]=&quot;NEW&quot;;[.E294]=&quot;ASSIGNED&quot;;[.E294]=&quot;REOPENED&quot;);&quot;pendiente&quot;;IF(OR([.F294]=&quot;LATER&quot;;[.F29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table:style-name="ce38" office:value-type="date" office:date-value="2005-09-06T10:37:49">
            <text:p>06/09/05 10:37</text:p>
          </table:table-cell>
          <table:table-cell table:style-name="ce38" office:value-type="date" office:date-value="2007-02-16T13:49:30">
            <text:p>16/02/07 13:4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ypes nonrecognized in MySql</text:p>
          </table:table-cell>
          <table:table-cell table:formula="oooc:=IF([.B295]&lt;=38082;&quot;1.1.0&quot;;IF([.B295]&lt;=38464;&quot;1.1.1&quot;;IF([.B295]&lt;=38796;&quot;1.1.2&quot;;IF([.B295]&lt;=39051;&quot;1.1.3&quot;;IF([.B295]&lt;=39133;&quot;1.1.4&quot;;IF([.B295]&lt;=39406;&quot;1.1.5&quot;;&quot;1.1.6&quot;))))))" office:value-type="string" office:string-value="1.1.2">
            <text:p>1.1.2</text:p>
          </table:table-cell>
          <table:table-cell table:formula="oooc:=IF([.C295]&lt;=38082;&quot;1.1.1&quot;;IF([.C295]&lt;=38464;&quot;1.1.2&quot;;IF([.C295]&lt;=38796;&quot;1.1.3&quot;;IF([.C295]&lt;=39051;&quot;1.1.4&quot;;IF([.C295]&lt;=39133;&quot;1.1.5&quot;;IF([.C295]&lt;=39406;&quot;1.1.6&quot;;&quot;1.1.7&quot;))))))" office:value-type="string" office:string-value="1.1.5">
            <text:p>1.1.5</text:p>
          </table:table-cell>
          <table:table-cell table:formula="oooc:=IF([.D295]=&quot;enhancement&quot;;&quot;mejora&quot;;&quot;fallo&quot;)" office:value-type="string" office:string-value="fallo">
            <text:p>fallo</text:p>
          </table:table-cell>
          <table:table-cell table:formula="oooc:=IF(OR([.E295]=&quot;NEW&quot;;[.E295]=&quot;ASSIGNED&quot;;[.E295]=&quot;REOPENED&quot;);&quot;pendiente&quot;;IF(OR([.F295]=&quot;LATER&quot;;[.F29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table:style-name="ce38" office:value-type="date" office:date-value="2005-09-06T12:11:46">
            <text:p>06/09/05 12:11</text:p>
          </table:table-cell>
          <table:table-cell table:style-name="ce38" office:value-type="date" office:date-value="2007-02-16T13:49:30">
            <text:p>16/02/07 13:4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Types nonrecognized in MySql</text:p>
          </table:table-cell>
          <table:table-cell table:formula="oooc:=IF([.B296]&lt;=38082;&quot;1.1.0&quot;;IF([.B296]&lt;=38464;&quot;1.1.1&quot;;IF([.B296]&lt;=38796;&quot;1.1.2&quot;;IF([.B296]&lt;=39051;&quot;1.1.3&quot;;IF([.B296]&lt;=39133;&quot;1.1.4&quot;;IF([.B296]&lt;=39406;&quot;1.1.5&quot;;&quot;1.1.6&quot;))))))" office:value-type="string" office:string-value="1.1.2">
            <text:p>1.1.2</text:p>
          </table:table-cell>
          <table:table-cell table:formula="oooc:=IF([.C296]&lt;=38082;&quot;1.1.1&quot;;IF([.C296]&lt;=38464;&quot;1.1.2&quot;;IF([.C296]&lt;=38796;&quot;1.1.3&quot;;IF([.C296]&lt;=39051;&quot;1.1.4&quot;;IF([.C296]&lt;=39133;&quot;1.1.5&quot;;IF([.C296]&lt;=39406;&quot;1.1.6&quot;;&quot;1.1.7&quot;))))))" office:value-type="string" office:string-value="1.1.5">
            <text:p>1.1.5</text:p>
          </table:table-cell>
          <table:table-cell table:formula="oooc:=IF([.D296]=&quot;enhancement&quot;;&quot;mejora&quot;;&quot;fallo&quot;)" office:value-type="string" office:string-value="fallo">
            <text:p>fallo</text:p>
          </table:table-cell>
          <table:table-cell table:formula="oooc:=IF(OR([.E296]=&quot;NEW&quot;;[.E296]=&quot;ASSIGNED&quot;;[.E296]=&quot;REOPENED&quot;);&quot;pendiente&quot;;IF(OR([.F296]=&quot;LATER&quot;;[.F29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table:style-name="ce38" office:value-type="date" office:date-value="2005-09-06T17:37:57">
            <text:p>06/09/05 17:37</text:p>
          </table:table-cell>
          <table:table-cell table:style-name="ce38" office:value-type="date" office:date-value="2007-02-16T13:48:41">
            <text:p>16/02/07 13:48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non-recognized types of fields in a query to MySql</text:p>
          </table:table-cell>
          <table:table-cell table:formula="oooc:=IF([.B297]&lt;=38082;&quot;1.1.0&quot;;IF([.B297]&lt;=38464;&quot;1.1.1&quot;;IF([.B297]&lt;=38796;&quot;1.1.2&quot;;IF([.B297]&lt;=39051;&quot;1.1.3&quot;;IF([.B297]&lt;=39133;&quot;1.1.4&quot;;IF([.B297]&lt;=39406;&quot;1.1.5&quot;;&quot;1.1.6&quot;))))))" office:value-type="string" office:string-value="1.1.2">
            <text:p>1.1.2</text:p>
          </table:table-cell>
          <table:table-cell table:formula="oooc:=IF([.C297]&lt;=38082;&quot;1.1.1&quot;;IF([.C297]&lt;=38464;&quot;1.1.2&quot;;IF([.C297]&lt;=38796;&quot;1.1.3&quot;;IF([.C297]&lt;=39051;&quot;1.1.4&quot;;IF([.C297]&lt;=39133;&quot;1.1.5&quot;;IF([.C297]&lt;=39406;&quot;1.1.6&quot;;&quot;1.1.7&quot;))))))" office:value-type="string" office:string-value="1.1.5">
            <text:p>1.1.5</text:p>
          </table:table-cell>
          <table:table-cell table:formula="oooc:=IF([.D297]=&quot;enhancement&quot;;&quot;mejora&quot;;&quot;fallo&quot;)" office:value-type="string" office:string-value="fallo">
            <text:p>fallo</text:p>
          </table:table-cell>
          <table:table-cell table:formula="oooc:=IF(OR([.E297]=&quot;NEW&quot;;[.E297]=&quot;ASSIGNED&quot;;[.E297]=&quot;REOPENED&quot;);&quot;pendiente&quot;;IF(OR([.F297]=&quot;LATER&quot;;[.F29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table:style-name="ce38" office:value-type="date" office:date-value="2005-09-06T17:52:49">
            <text:p>06/09/05 17:52</text:p>
          </table:table-cell>
          <table:table-cell table:style-name="ce38" office:value-type="date" office:date-value="2006-12-02T01:15:09.999999">
            <text:p>02/12/06 01:1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Error en la función TextMatch</text:p>
          </table:table-cell>
          <table:table-cell table:formula="oooc:=IF([.B298]&lt;=38082;&quot;1.1.0&quot;;IF([.B298]&lt;=38464;&quot;1.1.1&quot;;IF([.B298]&lt;=38796;&quot;1.1.2&quot;;IF([.B298]&lt;=39051;&quot;1.1.3&quot;;IF([.B298]&lt;=39133;&quot;1.1.4&quot;;IF([.B298]&lt;=39406;&quot;1.1.5&quot;;&quot;1.1.6&quot;))))))" office:value-type="string" office:string-value="1.1.2">
            <text:p>1.1.2</text:p>
          </table:table-cell>
          <table:table-cell table:formula="oooc:=IF([.C298]&lt;=38082;&quot;1.1.1&quot;;IF([.C298]&lt;=38464;&quot;1.1.2&quot;;IF([.C298]&lt;=38796;&quot;1.1.3&quot;;IF([.C298]&lt;=39051;&quot;1.1.4&quot;;IF([.C298]&lt;=39133;&quot;1.1.5&quot;;IF([.C298]&lt;=39406;&quot;1.1.6&quot;;&quot;1.1.7&quot;))))))" office:value-type="string" office:string-value="1.1.5">
            <text:p>1.1.5</text:p>
          </table:table-cell>
          <table:table-cell table:formula="oooc:=IF([.D298]=&quot;enhancement&quot;;&quot;mejora&quot;;&quot;fallo&quot;)" office:value-type="string" office:string-value="fallo">
            <text:p>fallo</text:p>
          </table:table-cell>
          <table:table-cell table:formula="oooc:=IF(OR([.E298]=&quot;NEW&quot;;[.E298]=&quot;ASSIGNED&quot;;[.E298]=&quot;REOPENED&quot;);&quot;pendiente&quot;;IF(OR([.F298]=&quot;LATER&quot;;[.F29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table:style-name="ce38" office:value-type="date" office:date-value="2005-09-06T17:55:50">
            <text:p>06/09/05 17:55</text:p>
          </table:table-cell>
          <table:table-cell table:style-name="ce38" office:value-type="date" office:date-value="2006-12-02T02:22:35">
            <text:p>02/12/06 02:2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en la inserción de ficheros bst</text:p>
          </table:table-cell>
          <table:table-cell table:formula="oooc:=IF([.B299]&lt;=38082;&quot;1.1.0&quot;;IF([.B299]&lt;=38464;&quot;1.1.1&quot;;IF([.B299]&lt;=38796;&quot;1.1.2&quot;;IF([.B299]&lt;=39051;&quot;1.1.3&quot;;IF([.B299]&lt;=39133;&quot;1.1.4&quot;;IF([.B299]&lt;=39406;&quot;1.1.5&quot;;&quot;1.1.6&quot;))))))" office:value-type="string" office:string-value="1.1.2">
            <text:p>1.1.2</text:p>
          </table:table-cell>
          <table:table-cell table:formula="oooc:=IF([.C299]&lt;=38082;&quot;1.1.1&quot;;IF([.C299]&lt;=38464;&quot;1.1.2&quot;;IF([.C299]&lt;=38796;&quot;1.1.3&quot;;IF([.C299]&lt;=39051;&quot;1.1.4&quot;;IF([.C299]&lt;=39133;&quot;1.1.5&quot;;IF([.C299]&lt;=39406;&quot;1.1.6&quot;;&quot;1.1.7&quot;))))))" office:value-type="string" office:string-value="1.1.5">
            <text:p>1.1.5</text:p>
          </table:table-cell>
          <table:table-cell table:formula="oooc:=IF([.D299]=&quot;enhancement&quot;;&quot;mejora&quot;;&quot;fallo&quot;)" office:value-type="string" office:string-value="fallo">
            <text:p>fallo</text:p>
          </table:table-cell>
          <table:table-cell table:formula="oooc:=IF(OR([.E299]=&quot;NEW&quot;;[.E299]=&quot;ASSIGNED&quot;;[.E299]=&quot;REOPENED&quot;);&quot;pendiente&quot;;IF(OR([.F299]=&quot;LATER&quot;;[.F29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table:style-name="ce38" office:value-type="date" office:date-value="2005-09-06T18:13:44">
            <text:p>06/09/05 18:13</text:p>
          </table:table-cell>
          <table:table-cell table:style-name="ce38" office:value-type="date" office:date-value="2006-07-18T09:51:58">
            <text:p>18/07/06 09:51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Dont connecting by tol to <text:s text:c="2"/>mysql database</text:p>
          </table:table-cell>
          <table:table-cell table:formula="oooc:=IF([.B300]&lt;=38082;&quot;1.1.0&quot;;IF([.B300]&lt;=38464;&quot;1.1.1&quot;;IF([.B300]&lt;=38796;&quot;1.1.2&quot;;IF([.B300]&lt;=39051;&quot;1.1.3&quot;;IF([.B300]&lt;=39133;&quot;1.1.4&quot;;IF([.B300]&lt;=39406;&quot;1.1.5&quot;;&quot;1.1.6&quot;))))))" office:value-type="string" office:string-value="1.1.2">
            <text:p>1.1.2</text:p>
          </table:table-cell>
          <table:table-cell table:formula="oooc:=IF([.C300]&lt;=38082;&quot;1.1.1&quot;;IF([.C300]&lt;=38464;&quot;1.1.2&quot;;IF([.C300]&lt;=38796;&quot;1.1.3&quot;;IF([.C300]&lt;=39051;&quot;1.1.4&quot;;IF([.C300]&lt;=39133;&quot;1.1.5&quot;;IF([.C300]&lt;=39406;&quot;1.1.6&quot;;&quot;1.1.7&quot;))))))" office:value-type="string" office:string-value="1.1.4">
            <text:p>1.1.4</text:p>
          </table:table-cell>
          <table:table-cell table:formula="oooc:=IF([.D300]=&quot;enhancement&quot;;&quot;mejora&quot;;&quot;fallo&quot;)" office:value-type="string" office:string-value="fallo">
            <text:p>fallo</text:p>
          </table:table-cell>
          <table:table-cell table:formula="oooc:=IF(OR([.E300]=&quot;NEW&quot;;[.E300]=&quot;ASSIGNED&quot;;[.E300]=&quot;REOPENED&quot;);&quot;pendiente&quot;;IF(OR([.F300]=&quot;LATER&quot;;[.F30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table:style-name="ce38" office:value-type="date" office:date-value="2005-09-07T01:50:33">
            <text:p>07/09/05 01:50</text:p>
          </table:table-cell>
          <table:table-cell table:style-name="ce38" office:value-type="date" office:date-value="2006-11-21T10:39:12">
            <text:p>21/11/06 10:3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Unknow data type bigint in ODBC to MySQL</text:p>
          </table:table-cell>
          <table:table-cell table:formula="oooc:=IF([.B301]&lt;=38082;&quot;1.1.0&quot;;IF([.B301]&lt;=38464;&quot;1.1.1&quot;;IF([.B301]&lt;=38796;&quot;1.1.2&quot;;IF([.B301]&lt;=39051;&quot;1.1.3&quot;;IF([.B301]&lt;=39133;&quot;1.1.4&quot;;IF([.B301]&lt;=39406;&quot;1.1.5&quot;;&quot;1.1.6&quot;))))))" office:value-type="string" office:string-value="1.1.2">
            <text:p>1.1.2</text:p>
          </table:table-cell>
          <table:table-cell table:formula="oooc:=IF([.C301]&lt;=38082;&quot;1.1.1&quot;;IF([.C301]&lt;=38464;&quot;1.1.2&quot;;IF([.C301]&lt;=38796;&quot;1.1.3&quot;;IF([.C301]&lt;=39051;&quot;1.1.4&quot;;IF([.C301]&lt;=39133;&quot;1.1.5&quot;;IF([.C301]&lt;=39406;&quot;1.1.6&quot;;&quot;1.1.7&quot;))))))" office:value-type="string" office:string-value="1.1.4">
            <text:p>1.1.4</text:p>
          </table:table-cell>
          <table:table-cell table:formula="oooc:=IF([.D301]=&quot;enhancement&quot;;&quot;mejora&quot;;&quot;fallo&quot;)" office:value-type="string" office:string-value="fallo">
            <text:p>fallo</text:p>
          </table:table-cell>
          <table:table-cell table:formula="oooc:=IF(OR([.E301]=&quot;NEW&quot;;[.E301]=&quot;ASSIGNED&quot;;[.E301]=&quot;REOPENED&quot;);&quot;pendiente&quot;;IF(OR([.F301]=&quot;LATER&quot;;[.F30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table:style-name="ce38" office:value-type="date" office:date-value="2005-09-07T12:12:16">
            <text:p>07/09/05 12:12</text:p>
          </table:table-cell>
          <table:table-cell table:style-name="ce38" office:value-type="date" office:date-value="2006-12-02T02:22:58">
            <text:p>02/12/06 02:2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onjunto temporal no progresivo</text:p>
          </table:table-cell>
          <table:table-cell table:formula="oooc:=IF([.B302]&lt;=38082;&quot;1.1.0&quot;;IF([.B302]&lt;=38464;&quot;1.1.1&quot;;IF([.B302]&lt;=38796;&quot;1.1.2&quot;;IF([.B302]&lt;=39051;&quot;1.1.3&quot;;IF([.B302]&lt;=39133;&quot;1.1.4&quot;;IF([.B302]&lt;=39406;&quot;1.1.5&quot;;&quot;1.1.6&quot;))))))" office:value-type="string" office:string-value="1.1.2">
            <text:p>1.1.2</text:p>
          </table:table-cell>
          <table:table-cell table:formula="oooc:=IF([.C302]&lt;=38082;&quot;1.1.1&quot;;IF([.C302]&lt;=38464;&quot;1.1.2&quot;;IF([.C302]&lt;=38796;&quot;1.1.3&quot;;IF([.C302]&lt;=39051;&quot;1.1.4&quot;;IF([.C302]&lt;=39133;&quot;1.1.5&quot;;IF([.C302]&lt;=39406;&quot;1.1.6&quot;;&quot;1.1.7&quot;))))))" office:value-type="string" office:string-value="1.1.5">
            <text:p>1.1.5</text:p>
          </table:table-cell>
          <table:table-cell table:formula="oooc:=IF([.D302]=&quot;enhancement&quot;;&quot;mejora&quot;;&quot;fallo&quot;)" office:value-type="string" office:string-value="fallo">
            <text:p>fallo</text:p>
          </table:table-cell>
          <table:table-cell table:formula="oooc:=IF(OR([.E302]=&quot;NEW&quot;;[.E302]=&quot;ASSIGNED&quot;;[.E302]=&quot;REOPENED&quot;);&quot;pendiente&quot;;IF(OR([.F302]=&quot;LATER&quot;;[.F30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table:style-name="ce38" office:value-type="date" office:date-value="2005-09-07T13:54:27">
            <text:p>07/09/05 13:54</text:p>
          </table:table-cell>
          <table:table-cell table:style-name="ce38" office:value-type="date" office:date-value="2005-10-04T16:20:09">
            <text:p>04/10/05 16:2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Crear una tabla copiando datos de Excel</text:p>
          </table:table-cell>
          <table:table-cell table:formula="oooc:=IF([.B303]&lt;=38082;&quot;1.1.0&quot;;IF([.B303]&lt;=38464;&quot;1.1.1&quot;;IF([.B303]&lt;=38796;&quot;1.1.2&quot;;IF([.B303]&lt;=39051;&quot;1.1.3&quot;;IF([.B303]&lt;=39133;&quot;1.1.4&quot;;IF([.B303]&lt;=39406;&quot;1.1.5&quot;;&quot;1.1.6&quot;))))))" office:value-type="string" office:string-value="1.1.2">
            <text:p>1.1.2</text:p>
          </table:table-cell>
          <table:table-cell table:formula="oooc:=IF([.C303]&lt;=38082;&quot;1.1.1&quot;;IF([.C303]&lt;=38464;&quot;1.1.2&quot;;IF([.C303]&lt;=38796;&quot;1.1.3&quot;;IF([.C303]&lt;=39051;&quot;1.1.4&quot;;IF([.C303]&lt;=39133;&quot;1.1.5&quot;;IF([.C303]&lt;=39406;&quot;1.1.6&quot;;&quot;1.1.7&quot;))))))" office:value-type="string" office:string-value="1.1.3">
            <text:p>1.1.3</text:p>
          </table:table-cell>
          <table:table-cell table:formula="oooc:=IF([.D303]=&quot;enhancement&quot;;&quot;mejora&quot;;&quot;fallo&quot;)" office:value-type="string" office:string-value="fallo">
            <text:p>fallo</text:p>
          </table:table-cell>
          <table:table-cell table:formula="oooc:=IF(OR([.E303]=&quot;NEW&quot;;[.E303]=&quot;ASSIGNED&quot;;[.E303]=&quot;REOPENED&quot;);&quot;pendiente&quot;;IF(OR([.F303]=&quot;LATER&quot;;[.F30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table:style-name="ce38" office:value-type="date" office:date-value="2005-09-09T20:27:08">
            <text:p>09/09/05 20:27</text:p>
          </table:table-cell>
          <table:table-cell table:style-name="ce38" office:value-type="date" office:date-value="2006-12-07T12:10:12">
            <text:p>07/12/06 12:10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when include a bmt file</text:p>
          </table:table-cell>
          <table:table-cell table:formula="oooc:=IF([.B304]&lt;=38082;&quot;1.1.0&quot;;IF([.B304]&lt;=38464;&quot;1.1.1&quot;;IF([.B304]&lt;=38796;&quot;1.1.2&quot;;IF([.B304]&lt;=39051;&quot;1.1.3&quot;;IF([.B304]&lt;=39133;&quot;1.1.4&quot;;IF([.B304]&lt;=39406;&quot;1.1.5&quot;;&quot;1.1.6&quot;))))))" office:value-type="string" office:string-value="1.1.2">
            <text:p>1.1.2</text:p>
          </table:table-cell>
          <table:table-cell table:formula="oooc:=IF([.C304]&lt;=38082;&quot;1.1.1&quot;;IF([.C304]&lt;=38464;&quot;1.1.2&quot;;IF([.C304]&lt;=38796;&quot;1.1.3&quot;;IF([.C304]&lt;=39051;&quot;1.1.4&quot;;IF([.C304]&lt;=39133;&quot;1.1.5&quot;;IF([.C304]&lt;=39406;&quot;1.1.6&quot;;&quot;1.1.7&quot;))))))" office:value-type="string" office:string-value="1.1.5">
            <text:p>1.1.5</text:p>
          </table:table-cell>
          <table:table-cell table:formula="oooc:=IF([.D304]=&quot;enhancement&quot;;&quot;mejora&quot;;&quot;fallo&quot;)" office:value-type="string" office:string-value="fallo">
            <text:p>fallo</text:p>
          </table:table-cell>
          <table:table-cell table:formula="oooc:=IF(OR([.E304]=&quot;NEW&quot;;[.E304]=&quot;ASSIGNED&quot;;[.E304]=&quot;REOPENED&quot;);&quot;pendiente&quot;;IF(OR([.F304]=&quot;LATER&quot;;[.F30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table:style-name="ce38" office:value-type="date" office:date-value="2005-09-09T22:31:04">
            <text:p>09/09/05 22:31</text:p>
          </table:table-cell>
          <table:table-cell table:style-name="ce38" office:value-type="date" office:date-value="2005-10-18T15:28:51">
            <text:p>18/10/05 15:2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SADD TCL/TK projeto prjTelespTrafico</text:p>
          </table:table-cell>
          <table:table-cell table:formula="oooc:=IF([.B305]&lt;=38082;&quot;1.1.0&quot;;IF([.B305]&lt;=38464;&quot;1.1.1&quot;;IF([.B305]&lt;=38796;&quot;1.1.2&quot;;IF([.B305]&lt;=39051;&quot;1.1.3&quot;;IF([.B305]&lt;=39133;&quot;1.1.4&quot;;IF([.B305]&lt;=39406;&quot;1.1.5&quot;;&quot;1.1.6&quot;))))))" office:value-type="string" office:string-value="1.1.2">
            <text:p>1.1.2</text:p>
          </table:table-cell>
          <table:table-cell table:formula="oooc:=IF([.C305]&lt;=38082;&quot;1.1.1&quot;;IF([.C305]&lt;=38464;&quot;1.1.2&quot;;IF([.C305]&lt;=38796;&quot;1.1.3&quot;;IF([.C305]&lt;=39051;&quot;1.1.4&quot;;IF([.C305]&lt;=39133;&quot;1.1.5&quot;;IF([.C305]&lt;=39406;&quot;1.1.6&quot;;&quot;1.1.7&quot;))))))" office:value-type="string" office:string-value="1.1.3">
            <text:p>1.1.3</text:p>
          </table:table-cell>
          <table:table-cell table:formula="oooc:=IF([.D305]=&quot;enhancement&quot;;&quot;mejora&quot;;&quot;fallo&quot;)" office:value-type="string" office:string-value="fallo">
            <text:p>fallo</text:p>
          </table:table-cell>
          <table:table-cell table:formula="oooc:=IF(OR([.E305]=&quot;NEW&quot;;[.E305]=&quot;ASSIGNED&quot;;[.E305]=&quot;REOPENED&quot;);&quot;pendiente&quot;;IF(OR([.F305]=&quot;LATER&quot;;[.F30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table:style-name="ce38" office:value-type="date" office:date-value="2005-09-13T20:32:00">
            <text:p>13/09/05 20:32</text:p>
          </table:table-cell>
          <table:table-cell table:style-name="ce38" office:value-type="date" office:date-value="2006-12-02T02:23:11">
            <text:p>02/12/06 02:23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ubSer error</text:p>
          </table:table-cell>
          <table:table-cell table:formula="oooc:=IF([.B306]&lt;=38082;&quot;1.1.0&quot;;IF([.B306]&lt;=38464;&quot;1.1.1&quot;;IF([.B306]&lt;=38796;&quot;1.1.2&quot;;IF([.B306]&lt;=39051;&quot;1.1.3&quot;;IF([.B306]&lt;=39133;&quot;1.1.4&quot;;IF([.B306]&lt;=39406;&quot;1.1.5&quot;;&quot;1.1.6&quot;))))))" office:value-type="string" office:string-value="1.1.2">
            <text:p>1.1.2</text:p>
          </table:table-cell>
          <table:table-cell table:formula="oooc:=IF([.C306]&lt;=38082;&quot;1.1.1&quot;;IF([.C306]&lt;=38464;&quot;1.1.2&quot;;IF([.C306]&lt;=38796;&quot;1.1.3&quot;;IF([.C306]&lt;=39051;&quot;1.1.4&quot;;IF([.C306]&lt;=39133;&quot;1.1.5&quot;;IF([.C306]&lt;=39406;&quot;1.1.6&quot;;&quot;1.1.7&quot;))))))" office:value-type="string" office:string-value="1.1.5">
            <text:p>1.1.5</text:p>
          </table:table-cell>
          <table:table-cell table:formula="oooc:=IF([.D306]=&quot;enhancement&quot;;&quot;mejora&quot;;&quot;fallo&quot;)" office:value-type="string" office:string-value="fallo">
            <text:p>fallo</text:p>
          </table:table-cell>
          <table:table-cell table:formula="oooc:=IF(OR([.E306]=&quot;NEW&quot;;[.E306]=&quot;ASSIGNED&quot;;[.E306]=&quot;REOPENED&quot;);&quot;pendiente&quot;;IF(OR([.F306]=&quot;LATER&quot;;[.F30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table:number-columns-repeated="2" table:style-name="ce38" office:value-type="date" office:date-value="2005-09-15T16:17:22">
            <text:p>15/09/05 16:17</text:p>
          </table:table-cell>
          <table:table-cell office:value-type="string">
            <text:p>normal</text:p>
          </table:table-cell>
          <table:table-cell office:value-type="string">
            <text:p>NEW</text:p>
          </table:table-cell>
          <table:table-cell/>
          <table:table-cell office:value-type="string">
            <text:p>TOL</text:p>
          </table:table-cell>
          <table:table-cell office:value-type="string">
            <text:p>Error in DBTableColumn?</text:p>
          </table:table-cell>
          <table:table-cell table:formula="oooc:=IF([.B307]&lt;=38082;&quot;1.1.0&quot;;IF([.B307]&lt;=38464;&quot;1.1.1&quot;;IF([.B307]&lt;=38796;&quot;1.1.2&quot;;IF([.B307]&lt;=39051;&quot;1.1.3&quot;;IF([.B307]&lt;=39133;&quot;1.1.4&quot;;IF([.B307]&lt;=39406;&quot;1.1.5&quot;;&quot;1.1.6&quot;))))))" office:value-type="string" office:string-value="1.1.2">
            <text:p>1.1.2</text:p>
          </table:table-cell>
          <table:table-cell table:formula="oooc:=IF([.C307]&lt;=38082;&quot;1.1.1&quot;;IF([.C307]&lt;=38464;&quot;1.1.2&quot;;IF([.C307]&lt;=38796;&quot;1.1.3&quot;;IF([.C307]&lt;=39051;&quot;1.1.4&quot;;IF([.C307]&lt;=39133;&quot;1.1.5&quot;;IF([.C307]&lt;=39406;&quot;1.1.6&quot;;&quot;1.1.7&quot;))))))" office:value-type="string" office:string-value="1.1.3">
            <text:p>1.1.3</text:p>
          </table:table-cell>
          <table:table-cell table:formula="oooc:=IF([.D307]=&quot;enhancement&quot;;&quot;mejora&quot;;&quot;fallo&quot;)" office:value-type="string" office:string-value="fallo">
            <text:p>fallo</text:p>
          </table:table-cell>
          <table:table-cell table:formula="oooc:=IF(OR([.E307]=&quot;NEW&quot;;[.E307]=&quot;ASSIGNED&quot;;[.E307]=&quot;REOPENED&quot;);&quot;pendiente&quot;;IF(OR([.F307]=&quot;LATER&quot;;[.F307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table:style-name="ce38" office:value-type="date" office:date-value="2005-09-16T12:23:32">
            <text:p>16/09/05 12:23</text:p>
          </table:table-cell>
          <table:table-cell table:style-name="ce38" office:value-type="date" office:date-value="2006-12-07T12:24:27">
            <text:p>07/12/06 12:2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in DatCh</text:p>
          </table:table-cell>
          <table:table-cell table:formula="oooc:=IF([.B308]&lt;=38082;&quot;1.1.0&quot;;IF([.B308]&lt;=38464;&quot;1.1.1&quot;;IF([.B308]&lt;=38796;&quot;1.1.2&quot;;IF([.B308]&lt;=39051;&quot;1.1.3&quot;;IF([.B308]&lt;=39133;&quot;1.1.4&quot;;IF([.B308]&lt;=39406;&quot;1.1.5&quot;;&quot;1.1.6&quot;))))))" office:value-type="string" office:string-value="1.1.2">
            <text:p>1.1.2</text:p>
          </table:table-cell>
          <table:table-cell table:formula="oooc:=IF([.C308]&lt;=38082;&quot;1.1.1&quot;;IF([.C308]&lt;=38464;&quot;1.1.2&quot;;IF([.C308]&lt;=38796;&quot;1.1.3&quot;;IF([.C308]&lt;=39051;&quot;1.1.4&quot;;IF([.C308]&lt;=39133;&quot;1.1.5&quot;;IF([.C308]&lt;=39406;&quot;1.1.6&quot;;&quot;1.1.7&quot;))))))" office:value-type="string" office:string-value="1.1.5">
            <text:p>1.1.5</text:p>
          </table:table-cell>
          <table:table-cell table:formula="oooc:=IF([.D308]=&quot;enhancement&quot;;&quot;mejora&quot;;&quot;fallo&quot;)" office:value-type="string" office:string-value="fallo">
            <text:p>fallo</text:p>
          </table:table-cell>
          <table:table-cell table:formula="oooc:=IF(OR([.E308]=&quot;NEW&quot;;[.E308]=&quot;ASSIGNED&quot;;[.E308]=&quot;REOPENED&quot;);&quot;pendiente&quot;;IF(OR([.F308]=&quot;LATER&quot;;[.F30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table:style-name="ce38" office:value-type="date" office:date-value="2005-09-26T20:57:37">
            <text:p>26/09/05 20:57</text:p>
          </table:table-cell>
          <table:table-cell table:style-name="ce38" office:value-type="date" office:date-value="2006-04-19T17:15:18">
            <text:p>19/04/06 17:1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Problem with replace all</text:p>
          </table:table-cell>
          <table:table-cell table:formula="oooc:=IF([.B309]&lt;=38082;&quot;1.1.0&quot;;IF([.B309]&lt;=38464;&quot;1.1.1&quot;;IF([.B309]&lt;=38796;&quot;1.1.2&quot;;IF([.B309]&lt;=39051;&quot;1.1.3&quot;;IF([.B309]&lt;=39133;&quot;1.1.4&quot;;IF([.B309]&lt;=39406;&quot;1.1.5&quot;;&quot;1.1.6&quot;))))))" office:value-type="string" office:string-value="1.1.2">
            <text:p>1.1.2</text:p>
          </table:table-cell>
          <table:table-cell table:formula="oooc:=IF([.C309]&lt;=38082;&quot;1.1.1&quot;;IF([.C309]&lt;=38464;&quot;1.1.2&quot;;IF([.C309]&lt;=38796;&quot;1.1.3&quot;;IF([.C309]&lt;=39051;&quot;1.1.4&quot;;IF([.C309]&lt;=39133;&quot;1.1.5&quot;;IF([.C309]&lt;=39406;&quot;1.1.6&quot;;&quot;1.1.7&quot;))))))" office:value-type="string" office:string-value="1.1.4">
            <text:p>1.1.4</text:p>
          </table:table-cell>
          <table:table-cell table:formula="oooc:=IF([.D309]=&quot;enhancement&quot;;&quot;mejora&quot;;&quot;fallo&quot;)" office:value-type="string" office:string-value="fallo">
            <text:p>fallo</text:p>
          </table:table-cell>
          <table:table-cell table:formula="oooc:=IF(OR([.E309]=&quot;NEW&quot;;[.E309]=&quot;ASSIGNED&quot;;[.E309]=&quot;REOPENED&quot;);&quot;pendiente&quot;;IF(OR([.F309]=&quot;LATER&quot;;[.F30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table:style-name="ce38" office:value-type="date" office:date-value="2005-09-27T15:30:31">
            <text:p>27/09/05 15:30</text:p>
          </table:table-cell>
          <table:table-cell table:style-name="ce38" office:value-type="date" office:date-value="2005-09-27T16:33:44">
            <text:p>27/09/05 16:33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PutStructure doesn't work</text:p>
          </table:table-cell>
          <table:table-cell table:formula="oooc:=IF([.B310]&lt;=38082;&quot;1.1.0&quot;;IF([.B310]&lt;=38464;&quot;1.1.1&quot;;IF([.B310]&lt;=38796;&quot;1.1.2&quot;;IF([.B310]&lt;=39051;&quot;1.1.3&quot;;IF([.B310]&lt;=39133;&quot;1.1.4&quot;;IF([.B310]&lt;=39406;&quot;1.1.5&quot;;&quot;1.1.6&quot;))))))" office:value-type="string" office:string-value="1.1.2">
            <text:p>1.1.2</text:p>
          </table:table-cell>
          <table:table-cell table:formula="oooc:=IF([.C310]&lt;=38082;&quot;1.1.1&quot;;IF([.C310]&lt;=38464;&quot;1.1.2&quot;;IF([.C310]&lt;=38796;&quot;1.1.3&quot;;IF([.C310]&lt;=39051;&quot;1.1.4&quot;;IF([.C310]&lt;=39133;&quot;1.1.5&quot;;IF([.C310]&lt;=39406;&quot;1.1.6&quot;;&quot;1.1.7&quot;))))))" office:value-type="string" office:string-value="1.1.3">
            <text:p>1.1.3</text:p>
          </table:table-cell>
          <table:table-cell table:formula="oooc:=IF([.D310]=&quot;enhancement&quot;;&quot;mejora&quot;;&quot;fallo&quot;)" office:value-type="string" office:string-value="fallo">
            <text:p>fallo</text:p>
          </table:table-cell>
          <table:table-cell table:formula="oooc:=IF(OR([.E310]=&quot;NEW&quot;;[.E310]=&quot;ASSIGNED&quot;;[.E310]=&quot;REOPENED&quot;);&quot;pendiente&quot;;IF(OR([.F310]=&quot;LATER&quot;;[.F31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table:style-name="ce38" office:value-type="date" office:date-value="2005-09-28T17:45:17">
            <text:p>28/09/05 17:45</text:p>
          </table:table-cell>
          <table:table-cell table:style-name="ce38" office:value-type="date" office:date-value="2006-10-24T13:49:14">
            <text:p>24/10/06 13:49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Not Allowed Series names in DBSeries* functions</text:p>
          </table:table-cell>
          <table:table-cell table:formula="oooc:=IF([.B311]&lt;=38082;&quot;1.1.0&quot;;IF([.B311]&lt;=38464;&quot;1.1.1&quot;;IF([.B311]&lt;=38796;&quot;1.1.2&quot;;IF([.B311]&lt;=39051;&quot;1.1.3&quot;;IF([.B311]&lt;=39133;&quot;1.1.4&quot;;IF([.B311]&lt;=39406;&quot;1.1.5&quot;;&quot;1.1.6&quot;))))))" office:value-type="string" office:string-value="1.1.2">
            <text:p>1.1.2</text:p>
          </table:table-cell>
          <table:table-cell table:formula="oooc:=IF([.C311]&lt;=38082;&quot;1.1.1&quot;;IF([.C311]&lt;=38464;&quot;1.1.2&quot;;IF([.C311]&lt;=38796;&quot;1.1.3&quot;;IF([.C311]&lt;=39051;&quot;1.1.4&quot;;IF([.C311]&lt;=39133;&quot;1.1.5&quot;;IF([.C311]&lt;=39406;&quot;1.1.6&quot;;&quot;1.1.7&quot;))))))" office:value-type="string" office:string-value="1.1.4">
            <text:p>1.1.4</text:p>
          </table:table-cell>
          <table:table-cell table:formula="oooc:=IF([.D311]=&quot;enhancement&quot;;&quot;mejora&quot;;&quot;fallo&quot;)" office:value-type="string" office:string-value="fallo">
            <text:p>fallo</text:p>
          </table:table-cell>
          <table:table-cell table:formula="oooc:=IF(OR([.E311]=&quot;NEW&quot;;[.E311]=&quot;ASSIGNED&quot;;[.E311]=&quot;REOPENED&quot;);&quot;pendiente&quot;;IF(OR([.F311]=&quot;LATER&quot;;[.F31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table:style-name="ce38" office:value-type="date" office:date-value="2005-09-28T23:06:10">
            <text:p>28/09/05 23:06</text:p>
          </table:table-cell>
          <table:table-cell table:style-name="ce38" office:value-type="date" office:date-value="2005-10-27T10:54:38">
            <text:p>27/10/05 10:5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Error decompiling file and including a file with blankspace</text:p>
          </table:table-cell>
          <table:table-cell table:formula="oooc:=IF([.B312]&lt;=38082;&quot;1.1.0&quot;;IF([.B312]&lt;=38464;&quot;1.1.1&quot;;IF([.B312]&lt;=38796;&quot;1.1.2&quot;;IF([.B312]&lt;=39051;&quot;1.1.3&quot;;IF([.B312]&lt;=39133;&quot;1.1.4&quot;;IF([.B312]&lt;=39406;&quot;1.1.5&quot;;&quot;1.1.6&quot;))))))" office:value-type="string" office:string-value="1.1.2">
            <text:p>1.1.2</text:p>
          </table:table-cell>
          <table:table-cell table:formula="oooc:=IF([.C312]&lt;=38082;&quot;1.1.1&quot;;IF([.C312]&lt;=38464;&quot;1.1.2&quot;;IF([.C312]&lt;=38796;&quot;1.1.3&quot;;IF([.C312]&lt;=39051;&quot;1.1.4&quot;;IF([.C312]&lt;=39133;&quot;1.1.5&quot;;IF([.C312]&lt;=39406;&quot;1.1.6&quot;;&quot;1.1.7&quot;))))))" office:value-type="string" office:string-value="1.1.3">
            <text:p>1.1.3</text:p>
          </table:table-cell>
          <table:table-cell table:formula="oooc:=IF([.D312]=&quot;enhancement&quot;;&quot;mejora&quot;;&quot;fallo&quot;)" office:value-type="string" office:string-value="fallo">
            <text:p>fallo</text:p>
          </table:table-cell>
          <table:table-cell table:formula="oooc:=IF(OR([.E312]=&quot;NEW&quot;;[.E312]=&quot;ASSIGNED&quot;;[.E312]=&quot;REOPENED&quot;);&quot;pendiente&quot;;IF(OR([.F312]=&quot;LATER&quot;;[.F31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table:style-name="ce38" office:value-type="date" office:date-value="2005-09-30T12:35:11">
            <text:p>30/09/05 12:35</text:p>
          </table:table-cell>
          <table:table-cell table:style-name="ce38" office:value-type="date" office:date-value="2006-12-02T02:23:24">
            <text:p>02/12/06 02:23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n improvement for TextToDate function</text:p>
          </table:table-cell>
          <table:table-cell table:formula="oooc:=IF([.B313]&lt;=38082;&quot;1.1.0&quot;;IF([.B313]&lt;=38464;&quot;1.1.1&quot;;IF([.B313]&lt;=38796;&quot;1.1.2&quot;;IF([.B313]&lt;=39051;&quot;1.1.3&quot;;IF([.B313]&lt;=39133;&quot;1.1.4&quot;;IF([.B313]&lt;=39406;&quot;1.1.5&quot;;&quot;1.1.6&quot;))))))" office:value-type="string" office:string-value="1.1.2">
            <text:p>1.1.2</text:p>
          </table:table-cell>
          <table:table-cell table:formula="oooc:=IF([.C313]&lt;=38082;&quot;1.1.1&quot;;IF([.C313]&lt;=38464;&quot;1.1.2&quot;;IF([.C313]&lt;=38796;&quot;1.1.3&quot;;IF([.C313]&lt;=39051;&quot;1.1.4&quot;;IF([.C313]&lt;=39133;&quot;1.1.5&quot;;IF([.C313]&lt;=39406;&quot;1.1.6&quot;;&quot;1.1.7&quot;))))))" office:value-type="string" office:string-value="1.1.5">
            <text:p>1.1.5</text:p>
          </table:table-cell>
          <table:table-cell table:formula="oooc:=IF([.D313]=&quot;enhancement&quot;;&quot;mejora&quot;;&quot;fallo&quot;)" office:value-type="string" office:string-value="mejora">
            <text:p>mejora</text:p>
          </table:table-cell>
          <table:table-cell table:formula="oooc:=IF(OR([.E313]=&quot;NEW&quot;;[.E313]=&quot;ASSIGNED&quot;;[.E313]=&quot;REOPENED&quot;);&quot;pendiente&quot;;IF(OR([.F313]=&quot;LATER&quot;;[.F31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table:style-name="ce38" office:value-type="date" office:date-value="2005-09-30T17:30:28.000001">
            <text:p>30/09/05 17:30</text:p>
          </table:table-cell>
          <table:table-cell table:style-name="ce38" office:value-type="date" office:date-value="2006-05-02T13:40:40">
            <text:p>02/05/06 13:40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BDTFile Function enchancement. Urgent</text:p>
          </table:table-cell>
          <table:table-cell table:formula="oooc:=IF([.B314]&lt;=38082;&quot;1.1.0&quot;;IF([.B314]&lt;=38464;&quot;1.1.1&quot;;IF([.B314]&lt;=38796;&quot;1.1.2&quot;;IF([.B314]&lt;=39051;&quot;1.1.3&quot;;IF([.B314]&lt;=39133;&quot;1.1.4&quot;;IF([.B314]&lt;=39406;&quot;1.1.5&quot;;&quot;1.1.6&quot;))))))" office:value-type="string" office:string-value="1.1.2">
            <text:p>1.1.2</text:p>
          </table:table-cell>
          <table:table-cell table:formula="oooc:=IF([.C314]&lt;=38082;&quot;1.1.1&quot;;IF([.C314]&lt;=38464;&quot;1.1.2&quot;;IF([.C314]&lt;=38796;&quot;1.1.3&quot;;IF([.C314]&lt;=39051;&quot;1.1.4&quot;;IF([.C314]&lt;=39133;&quot;1.1.5&quot;;IF([.C314]&lt;=39406;&quot;1.1.6&quot;;&quot;1.1.7&quot;))))))" office:value-type="string" office:string-value="1.1.4">
            <text:p>1.1.4</text:p>
          </table:table-cell>
          <table:table-cell table:formula="oooc:=IF([.D314]=&quot;enhancement&quot;;&quot;mejora&quot;;&quot;fallo&quot;)" office:value-type="string" office:string-value="mejora">
            <text:p>mejora</text:p>
          </table:table-cell>
          <table:table-cell table:formula="oooc:=IF(OR([.E314]=&quot;NEW&quot;;[.E314]=&quot;ASSIGNED&quot;;[.E314]=&quot;REOPENED&quot;);&quot;pendiente&quot;;IF(OR([.F314]=&quot;LATER&quot;;[.F31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table:style-name="ce38" office:value-type="date" office:date-value="2005-10-03T16:02:17.999999">
            <text:p>03/10/05 16:02</text:p>
          </table:table-cell>
          <table:table-cell table:style-name="ce38" office:value-type="date" office:date-value="2005-10-18T16:21:57">
            <text:p>18/10/05 16:21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desactivate series of a graph</text:p>
          </table:table-cell>
          <table:table-cell table:formula="oooc:=IF([.B315]&lt;=38082;&quot;1.1.0&quot;;IF([.B315]&lt;=38464;&quot;1.1.1&quot;;IF([.B315]&lt;=38796;&quot;1.1.2&quot;;IF([.B315]&lt;=39051;&quot;1.1.3&quot;;IF([.B315]&lt;=39133;&quot;1.1.4&quot;;IF([.B315]&lt;=39406;&quot;1.1.5&quot;;&quot;1.1.6&quot;))))))" office:value-type="string" office:string-value="1.1.2">
            <text:p>1.1.2</text:p>
          </table:table-cell>
          <table:table-cell table:formula="oooc:=IF([.C315]&lt;=38082;&quot;1.1.1&quot;;IF([.C315]&lt;=38464;&quot;1.1.2&quot;;IF([.C315]&lt;=38796;&quot;1.1.3&quot;;IF([.C315]&lt;=39051;&quot;1.1.4&quot;;IF([.C315]&lt;=39133;&quot;1.1.5&quot;;IF([.C315]&lt;=39406;&quot;1.1.6&quot;;&quot;1.1.7&quot;))))))" office:value-type="string" office:string-value="1.1.3">
            <text:p>1.1.3</text:p>
          </table:table-cell>
          <table:table-cell table:formula="oooc:=IF([.D315]=&quot;enhancement&quot;;&quot;mejora&quot;;&quot;fallo&quot;)" office:value-type="string" office:string-value="mejora">
            <text:p>mejora</text:p>
          </table:table-cell>
          <table:table-cell table:formula="oooc:=IF(OR([.E315]=&quot;NEW&quot;;[.E315]=&quot;ASSIGNED&quot;;[.E315]=&quot;REOPENED&quot;);&quot;pendiente&quot;;IF(OR([.F315]=&quot;LATER&quot;;[.F315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table:style-name="ce38" office:value-type="date" office:date-value="2005-10-04T17:02:05">
            <text:p>04/10/05 17:02</text:p>
          </table:table-cell>
          <table:table-cell table:style-name="ce38" office:value-type="date" office:date-value="2006-12-02T02:23:40">
            <text:p>02/12/06 02:2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ucc(Succ ..)</text:p>
          </table:table-cell>
          <table:table-cell table:formula="oooc:=IF([.B316]&lt;=38082;&quot;1.1.0&quot;;IF([.B316]&lt;=38464;&quot;1.1.1&quot;;IF([.B316]&lt;=38796;&quot;1.1.2&quot;;IF([.B316]&lt;=39051;&quot;1.1.3&quot;;IF([.B316]&lt;=39133;&quot;1.1.4&quot;;IF([.B316]&lt;=39406;&quot;1.1.5&quot;;&quot;1.1.6&quot;))))))" office:value-type="string" office:string-value="1.1.2">
            <text:p>1.1.2</text:p>
          </table:table-cell>
          <table:table-cell table:formula="oooc:=IF([.C316]&lt;=38082;&quot;1.1.1&quot;;IF([.C316]&lt;=38464;&quot;1.1.2&quot;;IF([.C316]&lt;=38796;&quot;1.1.3&quot;;IF([.C316]&lt;=39051;&quot;1.1.4&quot;;IF([.C316]&lt;=39133;&quot;1.1.5&quot;;IF([.C316]&lt;=39406;&quot;1.1.6&quot;;&quot;1.1.7&quot;))))))" office:value-type="string" office:string-value="1.1.5">
            <text:p>1.1.5</text:p>
          </table:table-cell>
          <table:table-cell table:formula="oooc:=IF([.D316]=&quot;enhancement&quot;;&quot;mejora&quot;;&quot;fallo&quot;)" office:value-type="string" office:string-value="fallo">
            <text:p>fallo</text:p>
          </table:table-cell>
          <table:table-cell table:formula="oooc:=IF(OR([.E316]=&quot;NEW&quot;;[.E316]=&quot;ASSIGNED&quot;;[.E316]=&quot;REOPENED&quot;);&quot;pendiente&quot;;IF(OR([.F316]=&quot;LATER&quot;;[.F31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table:style-name="ce38" office:value-type="date" office:date-value="2005-10-05T13:31:17.999999">
            <text:p>05/10/05 13:31</text:p>
          </table:table-cell>
          <table:table-cell table:style-name="ce38" office:value-type="date" office:date-value="2005-10-27T10:54:37">
            <text:p>27/10/05 10:5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-Base</text:p>
          </table:table-cell>
          <table:table-cell office:value-type="string">
            <text:p>Removal of Inserted File</text:p>
          </table:table-cell>
          <table:table-cell table:formula="oooc:=IF([.B317]&lt;=38082;&quot;1.1.0&quot;;IF([.B317]&lt;=38464;&quot;1.1.1&quot;;IF([.B317]&lt;=38796;&quot;1.1.2&quot;;IF([.B317]&lt;=39051;&quot;1.1.3&quot;;IF([.B317]&lt;=39133;&quot;1.1.4&quot;;IF([.B317]&lt;=39406;&quot;1.1.5&quot;;&quot;1.1.6&quot;))))))" office:value-type="string" office:string-value="1.1.2">
            <text:p>1.1.2</text:p>
          </table:table-cell>
          <table:table-cell table:formula="oooc:=IF([.C317]&lt;=38082;&quot;1.1.1&quot;;IF([.C317]&lt;=38464;&quot;1.1.2&quot;;IF([.C317]&lt;=38796;&quot;1.1.3&quot;;IF([.C317]&lt;=39051;&quot;1.1.4&quot;;IF([.C317]&lt;=39133;&quot;1.1.5&quot;;IF([.C317]&lt;=39406;&quot;1.1.6&quot;;&quot;1.1.7&quot;))))))" office:value-type="string" office:string-value="1.1.3">
            <text:p>1.1.3</text:p>
          </table:table-cell>
          <table:table-cell table:formula="oooc:=IF([.D317]=&quot;enhancement&quot;;&quot;mejora&quot;;&quot;fallo&quot;)" office:value-type="string" office:string-value="fallo">
            <text:p>fallo</text:p>
          </table:table-cell>
          <table:table-cell table:formula="oooc:=IF(OR([.E317]=&quot;NEW&quot;;[.E317]=&quot;ASSIGNED&quot;;[.E317]=&quot;REOPENED&quot;);&quot;pendiente&quot;;IF(OR([.F317]=&quot;LATER&quot;;[.F31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table:style-name="ce38" office:value-type="date" office:date-value="2005-10-10T11:23:42">
            <text:p>10/10/05 11:23</text:p>
          </table:table-cell>
          <table:table-cell table:style-name="ce38" office:value-type="date" office:date-value="2006-12-02T02:23:50">
            <text:p>02/12/06 02:2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ritical <text:s/>Error in tol</text:p>
          </table:table-cell>
          <table:table-cell table:formula="oooc:=IF([.B318]&lt;=38082;&quot;1.1.0&quot;;IF([.B318]&lt;=38464;&quot;1.1.1&quot;;IF([.B318]&lt;=38796;&quot;1.1.2&quot;;IF([.B318]&lt;=39051;&quot;1.1.3&quot;;IF([.B318]&lt;=39133;&quot;1.1.4&quot;;IF([.B318]&lt;=39406;&quot;1.1.5&quot;;&quot;1.1.6&quot;))))))" office:value-type="string" office:string-value="1.1.2">
            <text:p>1.1.2</text:p>
          </table:table-cell>
          <table:table-cell table:formula="oooc:=IF([.C318]&lt;=38082;&quot;1.1.1&quot;;IF([.C318]&lt;=38464;&quot;1.1.2&quot;;IF([.C318]&lt;=38796;&quot;1.1.3&quot;;IF([.C318]&lt;=39051;&quot;1.1.4&quot;;IF([.C318]&lt;=39133;&quot;1.1.5&quot;;IF([.C318]&lt;=39406;&quot;1.1.6&quot;;&quot;1.1.7&quot;))))))" office:value-type="string" office:string-value="1.1.5">
            <text:p>1.1.5</text:p>
          </table:table-cell>
          <table:table-cell table:formula="oooc:=IF([.D318]=&quot;enhancement&quot;;&quot;mejora&quot;;&quot;fallo&quot;)" office:value-type="string" office:string-value="fallo">
            <text:p>fallo</text:p>
          </table:table-cell>
          <table:table-cell table:formula="oooc:=IF(OR([.E318]=&quot;NEW&quot;;[.E318]=&quot;ASSIGNED&quot;;[.E318]=&quot;REOPENED&quot;);&quot;pendiente&quot;;IF(OR([.F318]=&quot;LATER&quot;;[.F31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table:style-name="ce38" office:value-type="date" office:date-value="2005-10-10T18:34:21">
            <text:p>10/10/05 18:34</text:p>
          </table:table-cell>
          <table:table-cell table:style-name="ce38" office:value-type="date" office:date-value="2006-12-02T02:24:05">
            <text:p>02/12/06 02:24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compiling</text:p>
          </table:table-cell>
          <table:table-cell table:formula="oooc:=IF([.B319]&lt;=38082;&quot;1.1.0&quot;;IF([.B319]&lt;=38464;&quot;1.1.1&quot;;IF([.B319]&lt;=38796;&quot;1.1.2&quot;;IF([.B319]&lt;=39051;&quot;1.1.3&quot;;IF([.B319]&lt;=39133;&quot;1.1.4&quot;;IF([.B319]&lt;=39406;&quot;1.1.5&quot;;&quot;1.1.6&quot;))))))" office:value-type="string" office:string-value="1.1.2">
            <text:p>1.1.2</text:p>
          </table:table-cell>
          <table:table-cell table:formula="oooc:=IF([.C319]&lt;=38082;&quot;1.1.1&quot;;IF([.C319]&lt;=38464;&quot;1.1.2&quot;;IF([.C319]&lt;=38796;&quot;1.1.3&quot;;IF([.C319]&lt;=39051;&quot;1.1.4&quot;;IF([.C319]&lt;=39133;&quot;1.1.5&quot;;IF([.C319]&lt;=39406;&quot;1.1.6&quot;;&quot;1.1.7&quot;))))))" office:value-type="string" office:string-value="1.1.5">
            <text:p>1.1.5</text:p>
          </table:table-cell>
          <table:table-cell table:formula="oooc:=IF([.D319]=&quot;enhancement&quot;;&quot;mejora&quot;;&quot;fallo&quot;)" office:value-type="string" office:string-value="fallo">
            <text:p>fallo</text:p>
          </table:table-cell>
          <table:table-cell table:formula="oooc:=IF(OR([.E319]=&quot;NEW&quot;;[.E319]=&quot;ASSIGNED&quot;;[.E319]=&quot;REOPENED&quot;);&quot;pendiente&quot;;IF(OR([.F319]=&quot;LATER&quot;;[.F31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table:style-name="ce38" office:value-type="date" office:date-value="2005-10-14T09:53:49">
            <text:p>14/10/05 09:53</text:p>
          </table:table-cell>
          <table:table-cell table:style-name="ce38" office:value-type="date" office:date-value="2006-05-04T16:52:15">
            <text:p>04/05/06 16:52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truct function can yield a TOL failure</text:p>
          </table:table-cell>
          <table:table-cell table:formula="oooc:=IF([.B320]&lt;=38082;&quot;1.1.0&quot;;IF([.B320]&lt;=38464;&quot;1.1.1&quot;;IF([.B320]&lt;=38796;&quot;1.1.2&quot;;IF([.B320]&lt;=39051;&quot;1.1.3&quot;;IF([.B320]&lt;=39133;&quot;1.1.4&quot;;IF([.B320]&lt;=39406;&quot;1.1.5&quot;;&quot;1.1.6&quot;))))))" office:value-type="string" office:string-value="1.1.2">
            <text:p>1.1.2</text:p>
          </table:table-cell>
          <table:table-cell table:formula="oooc:=IF([.C320]&lt;=38082;&quot;1.1.1&quot;;IF([.C320]&lt;=38464;&quot;1.1.2&quot;;IF([.C320]&lt;=38796;&quot;1.1.3&quot;;IF([.C320]&lt;=39051;&quot;1.1.4&quot;;IF([.C320]&lt;=39133;&quot;1.1.5&quot;;IF([.C320]&lt;=39406;&quot;1.1.6&quot;;&quot;1.1.7&quot;))))))" office:value-type="string" office:string-value="1.1.4">
            <text:p>1.1.4</text:p>
          </table:table-cell>
          <table:table-cell table:formula="oooc:=IF([.D320]=&quot;enhancement&quot;;&quot;mejora&quot;;&quot;fallo&quot;)" office:value-type="string" office:string-value="mejora">
            <text:p>mejora</text:p>
          </table:table-cell>
          <table:table-cell table:formula="oooc:=IF(OR([.E320]=&quot;NEW&quot;;[.E320]=&quot;ASSIGNED&quot;;[.E320]=&quot;REOPENED&quot;);&quot;pendiente&quot;;IF(OR([.F320]=&quot;LATER&quot;;[.F32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table:style-name="ce38" office:value-type="date" office:date-value="2005-10-17T12:34:10">
            <text:p>17/10/05 12:34</text:p>
          </table:table-cell>
          <table:table-cell table:style-name="ce38" office:value-type="date" office:date-value="2005-10-23T17:37:26">
            <text:p>23/10/05 17:3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Last row is not showed in a query with text</text:p>
          </table:table-cell>
          <table:table-cell table:formula="oooc:=IF([.B321]&lt;=38082;&quot;1.1.0&quot;;IF([.B321]&lt;=38464;&quot;1.1.1&quot;;IF([.B321]&lt;=38796;&quot;1.1.2&quot;;IF([.B321]&lt;=39051;&quot;1.1.3&quot;;IF([.B321]&lt;=39133;&quot;1.1.4&quot;;IF([.B321]&lt;=39406;&quot;1.1.5&quot;;&quot;1.1.6&quot;))))))" office:value-type="string" office:string-value="1.1.2">
            <text:p>1.1.2</text:p>
          </table:table-cell>
          <table:table-cell table:formula="oooc:=IF([.C321]&lt;=38082;&quot;1.1.1&quot;;IF([.C321]&lt;=38464;&quot;1.1.2&quot;;IF([.C321]&lt;=38796;&quot;1.1.3&quot;;IF([.C321]&lt;=39051;&quot;1.1.4&quot;;IF([.C321]&lt;=39133;&quot;1.1.5&quot;;IF([.C321]&lt;=39406;&quot;1.1.6&quot;;&quot;1.1.7&quot;))))))" office:value-type="string" office:string-value="1.1.3">
            <text:p>1.1.3</text:p>
          </table:table-cell>
          <table:table-cell table:formula="oooc:=IF([.D321]=&quot;enhancement&quot;;&quot;mejora&quot;;&quot;fallo&quot;)" office:value-type="string" office:string-value="fallo">
            <text:p>fallo</text:p>
          </table:table-cell>
          <table:table-cell table:formula="oooc:=IF(OR([.E321]=&quot;NEW&quot;;[.E321]=&quot;ASSIGNED&quot;;[.E321]=&quot;REOPENED&quot;);&quot;pendiente&quot;;IF(OR([.F321]=&quot;LATER&quot;;[.F32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table:style-name="ce38" office:value-type="date" office:date-value="2005-10-17T13:03:44">
            <text:p>17/10/05 13:03</text:p>
          </table:table-cell>
          <table:table-cell table:style-name="ce38" office:value-type="date" office:date-value="2005-10-18T15:17:02">
            <text:p>18/10/05 15:1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Grammar in DBTable</text:p>
          </table:table-cell>
          <table:table-cell table:formula="oooc:=IF([.B322]&lt;=38082;&quot;1.1.0&quot;;IF([.B322]&lt;=38464;&quot;1.1.1&quot;;IF([.B322]&lt;=38796;&quot;1.1.2&quot;;IF([.B322]&lt;=39051;&quot;1.1.3&quot;;IF([.B322]&lt;=39133;&quot;1.1.4&quot;;IF([.B322]&lt;=39406;&quot;1.1.5&quot;;&quot;1.1.6&quot;))))))" office:value-type="string" office:string-value="1.1.2">
            <text:p>1.1.2</text:p>
          </table:table-cell>
          <table:table-cell table:formula="oooc:=IF([.C322]&lt;=38082;&quot;1.1.1&quot;;IF([.C322]&lt;=38464;&quot;1.1.2&quot;;IF([.C322]&lt;=38796;&quot;1.1.3&quot;;IF([.C322]&lt;=39051;&quot;1.1.4&quot;;IF([.C322]&lt;=39133;&quot;1.1.5&quot;;IF([.C322]&lt;=39406;&quot;1.1.6&quot;;&quot;1.1.7&quot;))))))" office:value-type="string" office:string-value="1.1.3">
            <text:p>1.1.3</text:p>
          </table:table-cell>
          <table:table-cell table:formula="oooc:=IF([.D322]=&quot;enhancement&quot;;&quot;mejora&quot;;&quot;fallo&quot;)" office:value-type="string" office:string-value="fallo">
            <text:p>fallo</text:p>
          </table:table-cell>
          <table:table-cell table:formula="oooc:=IF(OR([.E322]=&quot;NEW&quot;;[.E322]=&quot;ASSIGNED&quot;;[.E322]=&quot;REOPENED&quot;);&quot;pendiente&quot;;IF(OR([.F322]=&quot;LATER&quot;;[.F32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table:style-name="ce38" office:value-type="date" office:date-value="2005-10-17T13:06:12">
            <text:p>17/10/05 13:06</text:p>
          </table:table-cell>
          <table:table-cell table:style-name="ce38" office:value-type="date" office:date-value="2006-05-02T12:50:33">
            <text:p>02/05/06 12:5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line jump</text:p>
          </table:table-cell>
          <table:table-cell table:formula="oooc:=IF([.B323]&lt;=38082;&quot;1.1.0&quot;;IF([.B323]&lt;=38464;&quot;1.1.1&quot;;IF([.B323]&lt;=38796;&quot;1.1.2&quot;;IF([.B323]&lt;=39051;&quot;1.1.3&quot;;IF([.B323]&lt;=39133;&quot;1.1.4&quot;;IF([.B323]&lt;=39406;&quot;1.1.5&quot;;&quot;1.1.6&quot;))))))" office:value-type="string" office:string-value="1.1.2">
            <text:p>1.1.2</text:p>
          </table:table-cell>
          <table:table-cell table:formula="oooc:=IF([.C323]&lt;=38082;&quot;1.1.1&quot;;IF([.C323]&lt;=38464;&quot;1.1.2&quot;;IF([.C323]&lt;=38796;&quot;1.1.3&quot;;IF([.C323]&lt;=39051;&quot;1.1.4&quot;;IF([.C323]&lt;=39133;&quot;1.1.5&quot;;IF([.C323]&lt;=39406;&quot;1.1.6&quot;;&quot;1.1.7&quot;))))))" office:value-type="string" office:string-value="1.1.4">
            <text:p>1.1.4</text:p>
          </table:table-cell>
          <table:table-cell table:formula="oooc:=IF([.D323]=&quot;enhancement&quot;;&quot;mejora&quot;;&quot;fallo&quot;)" office:value-type="string" office:string-value="fallo">
            <text:p>fallo</text:p>
          </table:table-cell>
          <table:table-cell table:formula="oooc:=IF(OR([.E323]=&quot;NEW&quot;;[.E323]=&quot;ASSIGNED&quot;;[.E323]=&quot;REOPENED&quot;);&quot;pendiente&quot;;IF(OR([.F323]=&quot;LATER&quot;;[.F32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table:style-name="ce38" office:value-type="date" office:date-value="2005-10-18T15:10:35">
            <text:p>18/10/05 15:10</text:p>
          </table:table-cell>
          <table:table-cell table:style-name="ce38" office:value-type="date" office:date-value="2006-05-02T11:35:09">
            <text:p>02/05/06 11:35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WONTFIX</text:p>
          </table:table-cell>
          <table:table-cell office:value-type="string">
            <text:p>TOL</text:p>
          </table:table-cell>
          <table:table-cell office:value-type="string">
            <text:p>Operator precedence between [] and -&gt;</text:p>
          </table:table-cell>
          <table:table-cell table:formula="oooc:=IF([.B324]&lt;=38082;&quot;1.1.0&quot;;IF([.B324]&lt;=38464;&quot;1.1.1&quot;;IF([.B324]&lt;=38796;&quot;1.1.2&quot;;IF([.B324]&lt;=39051;&quot;1.1.3&quot;;IF([.B324]&lt;=39133;&quot;1.1.4&quot;;IF([.B324]&lt;=39406;&quot;1.1.5&quot;;&quot;1.1.6&quot;))))))" office:value-type="string" office:string-value="1.1.2">
            <text:p>1.1.2</text:p>
          </table:table-cell>
          <table:table-cell table:formula="oooc:=IF([.C324]&lt;=38082;&quot;1.1.1&quot;;IF([.C324]&lt;=38464;&quot;1.1.2&quot;;IF([.C324]&lt;=38796;&quot;1.1.3&quot;;IF([.C324]&lt;=39051;&quot;1.1.4&quot;;IF([.C324]&lt;=39133;&quot;1.1.5&quot;;IF([.C324]&lt;=39406;&quot;1.1.6&quot;;&quot;1.1.7&quot;))))))" office:value-type="string" office:string-value="1.1.4">
            <text:p>1.1.4</text:p>
          </table:table-cell>
          <table:table-cell table:formula="oooc:=IF([.D324]=&quot;enhancement&quot;;&quot;mejora&quot;;&quot;fallo&quot;)" office:value-type="string" office:string-value="fallo">
            <text:p>fallo</text:p>
          </table:table-cell>
          <table:table-cell table:formula="oooc:=IF(OR([.E324]=&quot;NEW&quot;;[.E324]=&quot;ASSIGNED&quot;;[.E324]=&quot;REOPENED&quot;);&quot;pendiente&quot;;IF(OR([.F324]=&quot;LATER&quot;;[.F32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table:style-name="ce38" office:value-type="date" office:date-value="2005-10-20T11:21:00">
            <text:p>20/10/05 11:21</text:p>
          </table:table-cell>
          <table:table-cell table:style-name="ce38" office:value-type="date" office:date-value="2006-12-07T12:33:52">
            <text:p>07/12/06 12:3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onstantes</text:p>
          </table:table-cell>
          <table:table-cell table:formula="oooc:=IF([.B325]&lt;=38082;&quot;1.1.0&quot;;IF([.B325]&lt;=38464;&quot;1.1.1&quot;;IF([.B325]&lt;=38796;&quot;1.1.2&quot;;IF([.B325]&lt;=39051;&quot;1.1.3&quot;;IF([.B325]&lt;=39133;&quot;1.1.4&quot;;IF([.B325]&lt;=39406;&quot;1.1.5&quot;;&quot;1.1.6&quot;))))))" office:value-type="string" office:string-value="1.1.2">
            <text:p>1.1.2</text:p>
          </table:table-cell>
          <table:table-cell table:formula="oooc:=IF([.C325]&lt;=38082;&quot;1.1.1&quot;;IF([.C325]&lt;=38464;&quot;1.1.2&quot;;IF([.C325]&lt;=38796;&quot;1.1.3&quot;;IF([.C325]&lt;=39051;&quot;1.1.4&quot;;IF([.C325]&lt;=39133;&quot;1.1.5&quot;;IF([.C325]&lt;=39406;&quot;1.1.6&quot;;&quot;1.1.7&quot;))))))" office:value-type="string" office:string-value="1.1.5">
            <text:p>1.1.5</text:p>
          </table:table-cell>
          <table:table-cell table:formula="oooc:=IF([.D325]=&quot;enhancement&quot;;&quot;mejora&quot;;&quot;fallo&quot;)" office:value-type="string" office:string-value="fallo">
            <text:p>fallo</text:p>
          </table:table-cell>
          <table:table-cell table:formula="oooc:=IF(OR([.E325]=&quot;NEW&quot;;[.E325]=&quot;ASSIGNED&quot;;[.E325]=&quot;REOPENED&quot;);&quot;pendiente&quot;;IF(OR([.F325]=&quot;LATER&quot;;[.F32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table:style-name="ce38" office:value-type="date" office:date-value="2005-10-24T11:30:47.000001">
            <text:p>24/10/05 11:30</text:p>
          </table:table-cell>
          <table:table-cell table:style-name="ce38" office:value-type="date" office:date-value="2005-10-28T12:17:09">
            <text:p>28/10/05 12:17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a warning message appears when you make a table from a time series graphic</text:p>
          </table:table-cell>
          <table:table-cell table:formula="oooc:=IF([.B326]&lt;=38082;&quot;1.1.0&quot;;IF([.B326]&lt;=38464;&quot;1.1.1&quot;;IF([.B326]&lt;=38796;&quot;1.1.2&quot;;IF([.B326]&lt;=39051;&quot;1.1.3&quot;;IF([.B326]&lt;=39133;&quot;1.1.4&quot;;IF([.B326]&lt;=39406;&quot;1.1.5&quot;;&quot;1.1.6&quot;))))))" office:value-type="string" office:string-value="1.1.2">
            <text:p>1.1.2</text:p>
          </table:table-cell>
          <table:table-cell table:formula="oooc:=IF([.C326]&lt;=38082;&quot;1.1.1&quot;;IF([.C326]&lt;=38464;&quot;1.1.2&quot;;IF([.C326]&lt;=38796;&quot;1.1.3&quot;;IF([.C326]&lt;=39051;&quot;1.1.4&quot;;IF([.C326]&lt;=39133;&quot;1.1.5&quot;;IF([.C326]&lt;=39406;&quot;1.1.6&quot;;&quot;1.1.7&quot;))))))" office:value-type="string" office:string-value="1.1.3">
            <text:p>1.1.3</text:p>
          </table:table-cell>
          <table:table-cell table:formula="oooc:=IF([.D326]=&quot;enhancement&quot;;&quot;mejora&quot;;&quot;fallo&quot;)" office:value-type="string" office:string-value="fallo">
            <text:p>fallo</text:p>
          </table:table-cell>
          <table:table-cell table:formula="oooc:=IF(OR([.E326]=&quot;NEW&quot;;[.E326]=&quot;ASSIGNED&quot;;[.E326]=&quot;REOPENED&quot;);&quot;pendiente&quot;;IF(OR([.F326]=&quot;LATER&quot;;[.F32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table:style-name="ce38" office:value-type="date" office:date-value="2005-10-24T11:52:10">
            <text:p>24/10/05 11:52</text:p>
          </table:table-cell>
          <table:table-cell table:style-name="ce38" office:value-type="date" office:date-value="2006-12-07T12:37:52">
            <text:p>07/12/06 12:37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nhancement for BinGroup function</text:p>
          </table:table-cell>
          <table:table-cell table:formula="oooc:=IF([.B327]&lt;=38082;&quot;1.1.0&quot;;IF([.B327]&lt;=38464;&quot;1.1.1&quot;;IF([.B327]&lt;=38796;&quot;1.1.2&quot;;IF([.B327]&lt;=39051;&quot;1.1.3&quot;;IF([.B327]&lt;=39133;&quot;1.1.4&quot;;IF([.B327]&lt;=39406;&quot;1.1.5&quot;;&quot;1.1.6&quot;))))))" office:value-type="string" office:string-value="1.1.2">
            <text:p>1.1.2</text:p>
          </table:table-cell>
          <table:table-cell table:formula="oooc:=IF([.C327]&lt;=38082;&quot;1.1.1&quot;;IF([.C327]&lt;=38464;&quot;1.1.2&quot;;IF([.C327]&lt;=38796;&quot;1.1.3&quot;;IF([.C327]&lt;=39051;&quot;1.1.4&quot;;IF([.C327]&lt;=39133;&quot;1.1.5&quot;;IF([.C327]&lt;=39406;&quot;1.1.6&quot;;&quot;1.1.7&quot;))))))" office:value-type="string" office:string-value="1.1.5">
            <text:p>1.1.5</text:p>
          </table:table-cell>
          <table:table-cell table:formula="oooc:=IF([.D327]=&quot;enhancement&quot;;&quot;mejora&quot;;&quot;fallo&quot;)" office:value-type="string" office:string-value="mejora">
            <text:p>mejora</text:p>
          </table:table-cell>
          <table:table-cell table:formula="oooc:=IF(OR([.E327]=&quot;NEW&quot;;[.E327]=&quot;ASSIGNED&quot;;[.E327]=&quot;REOPENED&quot;);&quot;pendiente&quot;;IF(OR([.F327]=&quot;LATER&quot;;[.F32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table:style-name="ce38" office:value-type="date" office:date-value="2005-10-24T14:56:08">
            <text:p>24/10/05 14:56</text:p>
          </table:table-cell>
          <table:table-cell table:style-name="ce38" office:value-type="date" office:date-value="2005-10-25T09:46:38">
            <text:p>25/10/05 09:4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Bug in SetSer function</text:p>
          </table:table-cell>
          <table:table-cell table:formula="oooc:=IF([.B328]&lt;=38082;&quot;1.1.0&quot;;IF([.B328]&lt;=38464;&quot;1.1.1&quot;;IF([.B328]&lt;=38796;&quot;1.1.2&quot;;IF([.B328]&lt;=39051;&quot;1.1.3&quot;;IF([.B328]&lt;=39133;&quot;1.1.4&quot;;IF([.B328]&lt;=39406;&quot;1.1.5&quot;;&quot;1.1.6&quot;))))))" office:value-type="string" office:string-value="1.1.2">
            <text:p>1.1.2</text:p>
          </table:table-cell>
          <table:table-cell table:formula="oooc:=IF([.C328]&lt;=38082;&quot;1.1.1&quot;;IF([.C328]&lt;=38464;&quot;1.1.2&quot;;IF([.C328]&lt;=38796;&quot;1.1.3&quot;;IF([.C328]&lt;=39051;&quot;1.1.4&quot;;IF([.C328]&lt;=39133;&quot;1.1.5&quot;;IF([.C328]&lt;=39406;&quot;1.1.6&quot;;&quot;1.1.7&quot;))))))" office:value-type="string" office:string-value="1.1.3">
            <text:p>1.1.3</text:p>
          </table:table-cell>
          <table:table-cell table:formula="oooc:=IF([.D328]=&quot;enhancement&quot;;&quot;mejora&quot;;&quot;fallo&quot;)" office:value-type="string" office:string-value="fallo">
            <text:p>fallo</text:p>
          </table:table-cell>
          <table:table-cell table:formula="oooc:=IF(OR([.E328]=&quot;NEW&quot;;[.E328]=&quot;ASSIGNED&quot;;[.E328]=&quot;REOPENED&quot;);&quot;pendiente&quot;;IF(OR([.F328]=&quot;LATER&quot;;[.F32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table:style-name="ce38" office:value-type="date" office:date-value="2005-10-25T11:25:25">
            <text:p>25/10/05 11:25</text:p>
          </table:table-cell>
          <table:table-cell table:style-name="ce38" office:value-type="date" office:date-value="2006-12-07T12:39:14">
            <text:p>07/12/06 12:39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no incluye las bsi</text:p>
          </table:table-cell>
          <table:table-cell table:formula="oooc:=IF([.B329]&lt;=38082;&quot;1.1.0&quot;;IF([.B329]&lt;=38464;&quot;1.1.1&quot;;IF([.B329]&lt;=38796;&quot;1.1.2&quot;;IF([.B329]&lt;=39051;&quot;1.1.3&quot;;IF([.B329]&lt;=39133;&quot;1.1.4&quot;;IF([.B329]&lt;=39406;&quot;1.1.5&quot;;&quot;1.1.6&quot;))))))" office:value-type="string" office:string-value="1.1.2">
            <text:p>1.1.2</text:p>
          </table:table-cell>
          <table:table-cell table:formula="oooc:=IF([.C329]&lt;=38082;&quot;1.1.1&quot;;IF([.C329]&lt;=38464;&quot;1.1.2&quot;;IF([.C329]&lt;=38796;&quot;1.1.3&quot;;IF([.C329]&lt;=39051;&quot;1.1.4&quot;;IF([.C329]&lt;=39133;&quot;1.1.5&quot;;IF([.C329]&lt;=39406;&quot;1.1.6&quot;;&quot;1.1.7&quot;))))))" office:value-type="string" office:string-value="1.1.5">
            <text:p>1.1.5</text:p>
          </table:table-cell>
          <table:table-cell table:formula="oooc:=IF([.D329]=&quot;enhancement&quot;;&quot;mejora&quot;;&quot;fallo&quot;)" office:value-type="string" office:string-value="fallo">
            <text:p>fallo</text:p>
          </table:table-cell>
          <table:table-cell table:formula="oooc:=IF(OR([.E329]=&quot;NEW&quot;;[.E329]=&quot;ASSIGNED&quot;;[.E329]=&quot;REOPENED&quot;);&quot;pendiente&quot;;IF(OR([.F329]=&quot;LATER&quot;;[.F32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table:style-name="ce38" office:value-type="date" office:date-value="2005-10-25T21:17:39">
            <text:p>25/10/05 21:17</text:p>
          </table:table-cell>
          <table:table-cell table:style-name="ce38" office:value-type="date" office:date-value="2005-11-10T10:36:48">
            <text:p>10/11/05 10:36</text:p>
          </table:table-cell>
          <table:table-cell office:value-type="string">
            <text:p>normal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Error in retrieving Oracle Integer data</text:p>
          </table:table-cell>
          <table:table-cell table:formula="oooc:=IF([.B330]&lt;=38082;&quot;1.1.0&quot;;IF([.B330]&lt;=38464;&quot;1.1.1&quot;;IF([.B330]&lt;=38796;&quot;1.1.2&quot;;IF([.B330]&lt;=39051;&quot;1.1.3&quot;;IF([.B330]&lt;=39133;&quot;1.1.4&quot;;IF([.B330]&lt;=39406;&quot;1.1.5&quot;;&quot;1.1.6&quot;))))))" office:value-type="string" office:string-value="1.1.2">
            <text:p>1.1.2</text:p>
          </table:table-cell>
          <table:table-cell table:formula="oooc:=IF([.C330]&lt;=38082;&quot;1.1.1&quot;;IF([.C330]&lt;=38464;&quot;1.1.2&quot;;IF([.C330]&lt;=38796;&quot;1.1.3&quot;;IF([.C330]&lt;=39051;&quot;1.1.4&quot;;IF([.C330]&lt;=39133;&quot;1.1.5&quot;;IF([.C330]&lt;=39406;&quot;1.1.6&quot;;&quot;1.1.7&quot;))))))" office:value-type="string" office:string-value="1.1.3">
            <text:p>1.1.3</text:p>
          </table:table-cell>
          <table:table-cell table:formula="oooc:=IF([.D330]=&quot;enhancement&quot;;&quot;mejora&quot;;&quot;fallo&quot;)" office:value-type="string" office:string-value="fallo">
            <text:p>fallo</text:p>
          </table:table-cell>
          <table:table-cell table:formula="oooc:=IF(OR([.E330]=&quot;NEW&quot;;[.E330]=&quot;ASSIGNED&quot;;[.E330]=&quot;REOPENED&quot;);&quot;pendiente&quot;;IF(OR([.F330]=&quot;LATER&quot;;[.F330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table:style-name="ce38" office:value-type="date" office:date-value="2005-11-02T09:40:15">
            <text:p>02/11/05 09:40</text:p>
          </table:table-cell>
          <table:table-cell table:style-name="ce38" office:value-type="date" office:date-value="2006-12-07T12:43:07">
            <text:p>07/12/06 12:4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ort function</text:p>
          </table:table-cell>
          <table:table-cell table:formula="oooc:=IF([.B331]&lt;=38082;&quot;1.1.0&quot;;IF([.B331]&lt;=38464;&quot;1.1.1&quot;;IF([.B331]&lt;=38796;&quot;1.1.2&quot;;IF([.B331]&lt;=39051;&quot;1.1.3&quot;;IF([.B331]&lt;=39133;&quot;1.1.4&quot;;IF([.B331]&lt;=39406;&quot;1.1.5&quot;;&quot;1.1.6&quot;))))))" office:value-type="string" office:string-value="1.1.2">
            <text:p>1.1.2</text:p>
          </table:table-cell>
          <table:table-cell table:formula="oooc:=IF([.C331]&lt;=38082;&quot;1.1.1&quot;;IF([.C331]&lt;=38464;&quot;1.1.2&quot;;IF([.C331]&lt;=38796;&quot;1.1.3&quot;;IF([.C331]&lt;=39051;&quot;1.1.4&quot;;IF([.C331]&lt;=39133;&quot;1.1.5&quot;;IF([.C331]&lt;=39406;&quot;1.1.6&quot;;&quot;1.1.7&quot;))))))" office:value-type="string" office:string-value="1.1.5">
            <text:p>1.1.5</text:p>
          </table:table-cell>
          <table:table-cell table:formula="oooc:=IF([.D331]=&quot;enhancement&quot;;&quot;mejora&quot;;&quot;fallo&quot;)" office:value-type="string" office:string-value="fallo">
            <text:p>fallo</text:p>
          </table:table-cell>
          <table:table-cell table:formula="oooc:=IF(OR([.E331]=&quot;NEW&quot;;[.E331]=&quot;ASSIGNED&quot;;[.E331]=&quot;REOPENED&quot;);&quot;pendiente&quot;;IF(OR([.F331]=&quot;LATER&quot;;[.F33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table:style-name="ce38" office:value-type="date" office:date-value="2005-11-03T10:53:18">
            <text:p>03/11/05 10:53</text:p>
          </table:table-cell>
          <table:table-cell table:style-name="ce38" office:value-type="date" office:date-value="2006-12-07T12:44:07">
            <text:p>07/12/06 12:44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onvert objects without an explicit type</text:p>
          </table:table-cell>
          <table:table-cell table:formula="oooc:=IF([.B332]&lt;=38082;&quot;1.1.0&quot;;IF([.B332]&lt;=38464;&quot;1.1.1&quot;;IF([.B332]&lt;=38796;&quot;1.1.2&quot;;IF([.B332]&lt;=39051;&quot;1.1.3&quot;;IF([.B332]&lt;=39133;&quot;1.1.4&quot;;IF([.B332]&lt;=39406;&quot;1.1.5&quot;;&quot;1.1.6&quot;))))))" office:value-type="string" office:string-value="1.1.2">
            <text:p>1.1.2</text:p>
          </table:table-cell>
          <table:table-cell table:formula="oooc:=IF([.C332]&lt;=38082;&quot;1.1.1&quot;;IF([.C332]&lt;=38464;&quot;1.1.2&quot;;IF([.C332]&lt;=38796;&quot;1.1.3&quot;;IF([.C332]&lt;=39051;&quot;1.1.4&quot;;IF([.C332]&lt;=39133;&quot;1.1.5&quot;;IF([.C332]&lt;=39406;&quot;1.1.6&quot;;&quot;1.1.7&quot;))))))" office:value-type="string" office:string-value="1.1.5">
            <text:p>1.1.5</text:p>
          </table:table-cell>
          <table:table-cell table:formula="oooc:=IF([.D332]=&quot;enhancement&quot;;&quot;mejora&quot;;&quot;fallo&quot;)" office:value-type="string" office:string-value="mejora">
            <text:p>mejora</text:p>
          </table:table-cell>
          <table:table-cell table:formula="oooc:=IF(OR([.E332]=&quot;NEW&quot;;[.E332]=&quot;ASSIGNED&quot;;[.E332]=&quot;REOPENED&quot;);&quot;pendiente&quot;;IF(OR([.F332]=&quot;LATER&quot;;[.F33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table:style-name="ce38" office:value-type="date" office:date-value="2005-11-03T11:03:39">
            <text:p>03/11/05 11:03</text:p>
          </table:table-cell>
          <table:table-cell table:style-name="ce38" office:value-type="date" office:date-value="2006-12-07T12:44:07">
            <text:p>07/12/06 12:44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olving some problem with BinGroup</text:p>
          </table:table-cell>
          <table:table-cell table:formula="oooc:=IF([.B333]&lt;=38082;&quot;1.1.0&quot;;IF([.B333]&lt;=38464;&quot;1.1.1&quot;;IF([.B333]&lt;=38796;&quot;1.1.2&quot;;IF([.B333]&lt;=39051;&quot;1.1.3&quot;;IF([.B333]&lt;=39133;&quot;1.1.4&quot;;IF([.B333]&lt;=39406;&quot;1.1.5&quot;;&quot;1.1.6&quot;))))))" office:value-type="string" office:string-value="1.1.2">
            <text:p>1.1.2</text:p>
          </table:table-cell>
          <table:table-cell table:formula="oooc:=IF([.C333]&lt;=38082;&quot;1.1.1&quot;;IF([.C333]&lt;=38464;&quot;1.1.2&quot;;IF([.C333]&lt;=38796;&quot;1.1.3&quot;;IF([.C333]&lt;=39051;&quot;1.1.4&quot;;IF([.C333]&lt;=39133;&quot;1.1.5&quot;;IF([.C333]&lt;=39406;&quot;1.1.6&quot;;&quot;1.1.7&quot;))))))" office:value-type="string" office:string-value="1.1.5">
            <text:p>1.1.5</text:p>
          </table:table-cell>
          <table:table-cell table:formula="oooc:=IF([.D333]=&quot;enhancement&quot;;&quot;mejora&quot;;&quot;fallo&quot;)" office:value-type="string" office:string-value="mejora">
            <text:p>mejora</text:p>
          </table:table-cell>
          <table:table-cell table:formula="oooc:=IF(OR([.E333]=&quot;NEW&quot;;[.E333]=&quot;ASSIGNED&quot;;[.E333]=&quot;REOPENED&quot;);&quot;pendiente&quot;;IF(OR([.F333]=&quot;LATER&quot;;[.F33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table:style-name="ce38" office:value-type="date" office:date-value="2005-11-07T11:30:54">
            <text:p>07/11/05 11:30</text:p>
          </table:table-cell>
          <table:table-cell table:style-name="ce38" office:value-type="date" office:date-value="2005-11-15T10:11:02">
            <text:p>15/11/05 10:1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functions associated to Object Inspector elements</text:p>
          </table:table-cell>
          <table:table-cell table:formula="oooc:=IF([.B334]&lt;=38082;&quot;1.1.0&quot;;IF([.B334]&lt;=38464;&quot;1.1.1&quot;;IF([.B334]&lt;=38796;&quot;1.1.2&quot;;IF([.B334]&lt;=39051;&quot;1.1.3&quot;;IF([.B334]&lt;=39133;&quot;1.1.4&quot;;IF([.B334]&lt;=39406;&quot;1.1.5&quot;;&quot;1.1.6&quot;))))))" office:value-type="string" office:string-value="1.1.2">
            <text:p>1.1.2</text:p>
          </table:table-cell>
          <table:table-cell table:formula="oooc:=IF([.C334]&lt;=38082;&quot;1.1.1&quot;;IF([.C334]&lt;=38464;&quot;1.1.2&quot;;IF([.C334]&lt;=38796;&quot;1.1.3&quot;;IF([.C334]&lt;=39051;&quot;1.1.4&quot;;IF([.C334]&lt;=39133;&quot;1.1.5&quot;;IF([.C334]&lt;=39406;&quot;1.1.6&quot;;&quot;1.1.7&quot;))))))" office:value-type="string" office:string-value="1.1.3">
            <text:p>1.1.3</text:p>
          </table:table-cell>
          <table:table-cell table:formula="oooc:=IF([.D334]=&quot;enhancement&quot;;&quot;mejora&quot;;&quot;fallo&quot;)" office:value-type="string" office:string-value="fallo">
            <text:p>fallo</text:p>
          </table:table-cell>
          <table:table-cell table:formula="oooc:=IF(OR([.E334]=&quot;NEW&quot;;[.E334]=&quot;ASSIGNED&quot;;[.E334]=&quot;REOPENED&quot;);&quot;pendiente&quot;;IF(OR([.F334]=&quot;LATER&quot;;[.F33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table:style-name="ce38" office:value-type="date" office:date-value="2005-11-10T13:16:19">
            <text:p>10/11/05 13:16</text:p>
          </table:table-cell>
          <table:table-cell table:style-name="ce38" office:value-type="date" office:date-value="2006-04-19T17:02:37">
            <text:p>19/04/06 17:02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-Base</text:p>
          </table:table-cell>
          <table:table-cell office:value-type="string">
            <text:p>Problem with Replace All</text:p>
          </table:table-cell>
          <table:table-cell table:formula="oooc:=IF([.B335]&lt;=38082;&quot;1.1.0&quot;;IF([.B335]&lt;=38464;&quot;1.1.1&quot;;IF([.B335]&lt;=38796;&quot;1.1.2&quot;;IF([.B335]&lt;=39051;&quot;1.1.3&quot;;IF([.B335]&lt;=39133;&quot;1.1.4&quot;;IF([.B335]&lt;=39406;&quot;1.1.5&quot;;&quot;1.1.6&quot;))))))" office:value-type="string" office:string-value="1.1.2">
            <text:p>1.1.2</text:p>
          </table:table-cell>
          <table:table-cell table:formula="oooc:=IF([.C335]&lt;=38082;&quot;1.1.1&quot;;IF([.C335]&lt;=38464;&quot;1.1.2&quot;;IF([.C335]&lt;=38796;&quot;1.1.3&quot;;IF([.C335]&lt;=39051;&quot;1.1.4&quot;;IF([.C335]&lt;=39133;&quot;1.1.5&quot;;IF([.C335]&lt;=39406;&quot;1.1.6&quot;;&quot;1.1.7&quot;))))))" office:value-type="string" office:string-value="1.1.4">
            <text:p>1.1.4</text:p>
          </table:table-cell>
          <table:table-cell table:formula="oooc:=IF([.D335]=&quot;enhancement&quot;;&quot;mejora&quot;;&quot;fallo&quot;)" office:value-type="string" office:string-value="fallo">
            <text:p>fallo</text:p>
          </table:table-cell>
          <table:table-cell table:formula="oooc:=IF(OR([.E335]=&quot;NEW&quot;;[.E335]=&quot;ASSIGNED&quot;;[.E335]=&quot;REOPENED&quot;);&quot;pendiente&quot;;IF(OR([.F335]=&quot;LATER&quot;;[.F33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table:style-name="ce38" office:value-type="date" office:date-value="2005-11-14T17:33:41.000001">
            <text:p>14/11/05 17:33</text:p>
          </table:table-cell>
          <table:table-cell table:style-name="ce38" office:value-type="date" office:date-value="2006-12-07T17:32:30">
            <text:p>07/12/06 17:3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nclude with F11 (Eval Window)</text:p>
          </table:table-cell>
          <table:table-cell table:formula="oooc:=IF([.B336]&lt;=38082;&quot;1.1.0&quot;;IF([.B336]&lt;=38464;&quot;1.1.1&quot;;IF([.B336]&lt;=38796;&quot;1.1.2&quot;;IF([.B336]&lt;=39051;&quot;1.1.3&quot;;IF([.B336]&lt;=39133;&quot;1.1.4&quot;;IF([.B336]&lt;=39406;&quot;1.1.5&quot;;&quot;1.1.6&quot;))))))" office:value-type="string" office:string-value="1.1.2">
            <text:p>1.1.2</text:p>
          </table:table-cell>
          <table:table-cell table:formula="oooc:=IF([.C336]&lt;=38082;&quot;1.1.1&quot;;IF([.C336]&lt;=38464;&quot;1.1.2&quot;;IF([.C336]&lt;=38796;&quot;1.1.3&quot;;IF([.C336]&lt;=39051;&quot;1.1.4&quot;;IF([.C336]&lt;=39133;&quot;1.1.5&quot;;IF([.C336]&lt;=39406;&quot;1.1.6&quot;;&quot;1.1.7&quot;))))))" office:value-type="string" office:string-value="1.1.5">
            <text:p>1.1.5</text:p>
          </table:table-cell>
          <table:table-cell table:formula="oooc:=IF([.D336]=&quot;enhancement&quot;;&quot;mejora&quot;;&quot;fallo&quot;)" office:value-type="string" office:string-value="fallo">
            <text:p>fallo</text:p>
          </table:table-cell>
          <table:table-cell table:formula="oooc:=IF(OR([.E336]=&quot;NEW&quot;;[.E336]=&quot;ASSIGNED&quot;;[.E336]=&quot;REOPENED&quot;);&quot;pendiente&quot;;IF(OR([.F336]=&quot;LATER&quot;;[.F33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table:style-name="ce38" office:value-type="date" office:date-value="2005-11-18T13:17:37">
            <text:p>18/11/05 13:17</text:p>
          </table:table-cell>
          <table:table-cell table:style-name="ce38" office:value-type="date" office:date-value="2006-05-23T10:47:12.999999">
            <text:p>23/05/06 10:47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: (Funcion DBSeriesTable)</text:p>
          </table:table-cell>
          <table:table-cell table:formula="oooc:=IF([.B337]&lt;=38082;&quot;1.1.0&quot;;IF([.B337]&lt;=38464;&quot;1.1.1&quot;;IF([.B337]&lt;=38796;&quot;1.1.2&quot;;IF([.B337]&lt;=39051;&quot;1.1.3&quot;;IF([.B337]&lt;=39133;&quot;1.1.4&quot;;IF([.B337]&lt;=39406;&quot;1.1.5&quot;;&quot;1.1.6&quot;))))))" office:value-type="string" office:string-value="1.1.2">
            <text:p>1.1.2</text:p>
          </table:table-cell>
          <table:table-cell table:formula="oooc:=IF([.C337]&lt;=38082;&quot;1.1.1&quot;;IF([.C337]&lt;=38464;&quot;1.1.2&quot;;IF([.C337]&lt;=38796;&quot;1.1.3&quot;;IF([.C337]&lt;=39051;&quot;1.1.4&quot;;IF([.C337]&lt;=39133;&quot;1.1.5&quot;;IF([.C337]&lt;=39406;&quot;1.1.6&quot;;&quot;1.1.7&quot;))))))" office:value-type="string" office:string-value="1.1.4">
            <text:p>1.1.4</text:p>
          </table:table-cell>
          <table:table-cell table:formula="oooc:=IF([.D337]=&quot;enhancement&quot;;&quot;mejora&quot;;&quot;fallo&quot;)" office:value-type="string" office:string-value="fallo">
            <text:p>fallo</text:p>
          </table:table-cell>
          <table:table-cell table:formula="oooc:=IF(OR([.E337]=&quot;NEW&quot;;[.E337]=&quot;ASSIGNED&quot;;[.E337]=&quot;REOPENED&quot;);&quot;pendiente&quot;;IF(OR([.F337]=&quot;LATER&quot;;[.F33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table:number-columns-repeated="2" table:style-name="ce38" office:value-type="date" office:date-value="2005-11-23T10:25:47">
            <text:p>23/11/05 10:25</text:p>
          </table:table-cell>
          <table:table-cell office:value-type="string">
            <text:p>blocker</text:p>
          </table:table-cell>
          <table:table-cell office:value-type="string">
            <text:p>NEW</text:p>
          </table:table-cell>
          <table:table-cell/>
          <table:table-cell office:value-type="string">
            <text:p>TOL</text:p>
          </table:table-cell>
          <table:table-cell office:value-type="string">
            <text:p>ODBC Types and Databases in Teradata</text:p>
          </table:table-cell>
          <table:table-cell table:formula="oooc:=IF([.B338]&lt;=38082;&quot;1.1.0&quot;;IF([.B338]&lt;=38464;&quot;1.1.1&quot;;IF([.B338]&lt;=38796;&quot;1.1.2&quot;;IF([.B338]&lt;=39051;&quot;1.1.3&quot;;IF([.B338]&lt;=39133;&quot;1.1.4&quot;;IF([.B338]&lt;=39406;&quot;1.1.5&quot;;&quot;1.1.6&quot;))))))" office:value-type="string" office:string-value="1.1.2">
            <text:p>1.1.2</text:p>
          </table:table-cell>
          <table:table-cell table:formula="oooc:=IF([.C338]&lt;=38082;&quot;1.1.1&quot;;IF([.C338]&lt;=38464;&quot;1.1.2&quot;;IF([.C338]&lt;=38796;&quot;1.1.3&quot;;IF([.C338]&lt;=39051;&quot;1.1.4&quot;;IF([.C338]&lt;=39133;&quot;1.1.5&quot;;IF([.C338]&lt;=39406;&quot;1.1.6&quot;;&quot;1.1.7&quot;))))))" office:value-type="string" office:string-value="1.1.3">
            <text:p>1.1.3</text:p>
          </table:table-cell>
          <table:table-cell table:formula="oooc:=IF([.D338]=&quot;enhancement&quot;;&quot;mejora&quot;;&quot;fallo&quot;)" office:value-type="string" office:string-value="fallo">
            <text:p>fallo</text:p>
          </table:table-cell>
          <table:table-cell table:formula="oooc:=IF(OR([.E338]=&quot;NEW&quot;;[.E338]=&quot;ASSIGNED&quot;;[.E338]=&quot;REOPENED&quot;);&quot;pendiente&quot;;IF(OR([.F338]=&quot;LATER&quot;;[.F338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table:style-name="ce38" office:value-type="date" office:date-value="2005-11-24T14:08:37">
            <text:p>24/11/05 14:08</text:p>
          </table:table-cell>
          <table:table-cell table:style-name="ce38" office:value-type="date" office:date-value="2006-12-07T12:49:40">
            <text:p>07/12/06 12:4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with the conjugation complex</text:p>
          </table:table-cell>
          <table:table-cell table:formula="oooc:=IF([.B339]&lt;=38082;&quot;1.1.0&quot;;IF([.B339]&lt;=38464;&quot;1.1.1&quot;;IF([.B339]&lt;=38796;&quot;1.1.2&quot;;IF([.B339]&lt;=39051;&quot;1.1.3&quot;;IF([.B339]&lt;=39133;&quot;1.1.4&quot;;IF([.B339]&lt;=39406;&quot;1.1.5&quot;;&quot;1.1.6&quot;))))))" office:value-type="string" office:string-value="1.1.2">
            <text:p>1.1.2</text:p>
          </table:table-cell>
          <table:table-cell table:formula="oooc:=IF([.C339]&lt;=38082;&quot;1.1.1&quot;;IF([.C339]&lt;=38464;&quot;1.1.2&quot;;IF([.C339]&lt;=38796;&quot;1.1.3&quot;;IF([.C339]&lt;=39051;&quot;1.1.4&quot;;IF([.C339]&lt;=39133;&quot;1.1.5&quot;;IF([.C339]&lt;=39406;&quot;1.1.6&quot;;&quot;1.1.7&quot;))))))" office:value-type="string" office:string-value="1.1.5">
            <text:p>1.1.5</text:p>
          </table:table-cell>
          <table:table-cell table:formula="oooc:=IF([.D339]=&quot;enhancement&quot;;&quot;mejora&quot;;&quot;fallo&quot;)" office:value-type="string" office:string-value="fallo">
            <text:p>fallo</text:p>
          </table:table-cell>
          <table:table-cell table:formula="oooc:=IF(OR([.E339]=&quot;NEW&quot;;[.E339]=&quot;ASSIGNED&quot;;[.E339]=&quot;REOPENED&quot;);&quot;pendiente&quot;;IF(OR([.F339]=&quot;LATER&quot;;[.F33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table:style-name="ce38" office:value-type="date" office:date-value="2005-11-25T14:53:18">
            <text:p>25/11/05 14:53</text:p>
          </table:table-cell>
          <table:table-cell table:style-name="ce38" office:value-type="date" office:date-value="2006-02-17T17:38:38">
            <text:p>17/02/06 17:3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Problem matrix graphic</text:p>
          </table:table-cell>
          <table:table-cell table:formula="oooc:=IF([.B340]&lt;=38082;&quot;1.1.0&quot;;IF([.B340]&lt;=38464;&quot;1.1.1&quot;;IF([.B340]&lt;=38796;&quot;1.1.2&quot;;IF([.B340]&lt;=39051;&quot;1.1.3&quot;;IF([.B340]&lt;=39133;&quot;1.1.4&quot;;IF([.B340]&lt;=39406;&quot;1.1.5&quot;;&quot;1.1.6&quot;))))))" office:value-type="string" office:string-value="1.1.2">
            <text:p>1.1.2</text:p>
          </table:table-cell>
          <table:table-cell table:formula="oooc:=IF([.C340]&lt;=38082;&quot;1.1.1&quot;;IF([.C340]&lt;=38464;&quot;1.1.2&quot;;IF([.C340]&lt;=38796;&quot;1.1.3&quot;;IF([.C340]&lt;=39051;&quot;1.1.4&quot;;IF([.C340]&lt;=39133;&quot;1.1.5&quot;;IF([.C340]&lt;=39406;&quot;1.1.6&quot;;&quot;1.1.7&quot;))))))" office:value-type="string" office:string-value="1.1.3">
            <text:p>1.1.3</text:p>
          </table:table-cell>
          <table:table-cell table:formula="oooc:=IF([.D340]=&quot;enhancement&quot;;&quot;mejora&quot;;&quot;fallo&quot;)" office:value-type="string" office:string-value="fallo">
            <text:p>fallo</text:p>
          </table:table-cell>
          <table:table-cell table:formula="oooc:=IF(OR([.E340]=&quot;NEW&quot;;[.E340]=&quot;ASSIGNED&quot;;[.E340]=&quot;REOPENED&quot;);&quot;pendiente&quot;;IF(OR([.F340]=&quot;LATER&quot;;[.F34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table:style-name="ce38" office:value-type="date" office:date-value="2005-12-09T09:34:44">
            <text:p>09/12/05 09:34</text:p>
          </table:table-cell>
          <table:table-cell table:style-name="ce38" office:value-type="date" office:date-value="2006-12-02T02:24:36.000001">
            <text:p>02/12/06 02:24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tatistic function in DatCh</text:p>
          </table:table-cell>
          <table:table-cell table:formula="oooc:=IF([.B341]&lt;=38082;&quot;1.1.0&quot;;IF([.B341]&lt;=38464;&quot;1.1.1&quot;;IF([.B341]&lt;=38796;&quot;1.1.2&quot;;IF([.B341]&lt;=39051;&quot;1.1.3&quot;;IF([.B341]&lt;=39133;&quot;1.1.4&quot;;IF([.B341]&lt;=39406;&quot;1.1.5&quot;;&quot;1.1.6&quot;))))))" office:value-type="string" office:string-value="1.1.2">
            <text:p>1.1.2</text:p>
          </table:table-cell>
          <table:table-cell table:formula="oooc:=IF([.C341]&lt;=38082;&quot;1.1.1&quot;;IF([.C341]&lt;=38464;&quot;1.1.2&quot;;IF([.C341]&lt;=38796;&quot;1.1.3&quot;;IF([.C341]&lt;=39051;&quot;1.1.4&quot;;IF([.C341]&lt;=39133;&quot;1.1.5&quot;;IF([.C341]&lt;=39406;&quot;1.1.6&quot;;&quot;1.1.7&quot;))))))" office:value-type="string" office:string-value="1.1.5">
            <text:p>1.1.5</text:p>
          </table:table-cell>
          <table:table-cell table:formula="oooc:=IF([.D341]=&quot;enhancement&quot;;&quot;mejora&quot;;&quot;fallo&quot;)" office:value-type="string" office:string-value="mejora">
            <text:p>mejora</text:p>
          </table:table-cell>
          <table:table-cell table:formula="oooc:=IF(OR([.E341]=&quot;NEW&quot;;[.E341]=&quot;ASSIGNED&quot;;[.E341]=&quot;REOPENED&quot;);&quot;pendiente&quot;;IF(OR([.F341]=&quot;LATER&quot;;[.F34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table:style-name="ce38" office:value-type="date" office:date-value="2005-12-21T20:04:55.000001">
            <text:p>21/12/05 20:04</text:p>
          </table:table-cell>
          <table:table-cell table:style-name="ce38" office:value-type="date" office:date-value="2006-12-02T02:24:46.000001">
            <text:p>02/12/06 02:24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Estimate</text:p>
          </table:table-cell>
          <table:table-cell table:formula="oooc:=IF([.B342]&lt;=38082;&quot;1.1.0&quot;;IF([.B342]&lt;=38464;&quot;1.1.1&quot;;IF([.B342]&lt;=38796;&quot;1.1.2&quot;;IF([.B342]&lt;=39051;&quot;1.1.3&quot;;IF([.B342]&lt;=39133;&quot;1.1.4&quot;;IF([.B342]&lt;=39406;&quot;1.1.5&quot;;&quot;1.1.6&quot;))))))" office:value-type="string" office:string-value="1.1.2">
            <text:p>1.1.2</text:p>
          </table:table-cell>
          <table:table-cell table:formula="oooc:=IF([.C342]&lt;=38082;&quot;1.1.1&quot;;IF([.C342]&lt;=38464;&quot;1.1.2&quot;;IF([.C342]&lt;=38796;&quot;1.1.3&quot;;IF([.C342]&lt;=39051;&quot;1.1.4&quot;;IF([.C342]&lt;=39133;&quot;1.1.5&quot;;IF([.C342]&lt;=39406;&quot;1.1.6&quot;;&quot;1.1.7&quot;))))))" office:value-type="string" office:string-value="1.1.5">
            <text:p>1.1.5</text:p>
          </table:table-cell>
          <table:table-cell table:formula="oooc:=IF([.D342]=&quot;enhancement&quot;;&quot;mejora&quot;;&quot;fallo&quot;)" office:value-type="string" office:string-value="fallo">
            <text:p>fallo</text:p>
          </table:table-cell>
          <table:table-cell table:formula="oooc:=IF(OR([.E342]=&quot;NEW&quot;;[.E342]=&quot;ASSIGNED&quot;;[.E342]=&quot;REOPENED&quot;);&quot;pendiente&quot;;IF(OR([.F342]=&quot;LATER&quot;;[.F34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table:style-name="ce38" office:value-type="date" office:date-value="2005-12-22T19:34:22.999999">
            <text:p>22/12/05 19:34</text:p>
          </table:table-cell>
          <table:table-cell table:style-name="ce38" office:value-type="date" office:date-value="2006-12-07T12:50:26">
            <text:p>07/12/06 12:50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"Show" function shows "Include" traces</text:p>
          </table:table-cell>
          <table:table-cell table:formula="oooc:=IF([.B343]&lt;=38082;&quot;1.1.0&quot;;IF([.B343]&lt;=38464;&quot;1.1.1&quot;;IF([.B343]&lt;=38796;&quot;1.1.2&quot;;IF([.B343]&lt;=39051;&quot;1.1.3&quot;;IF([.B343]&lt;=39133;&quot;1.1.4&quot;;IF([.B343]&lt;=39406;&quot;1.1.5&quot;;&quot;1.1.6&quot;))))))" office:value-type="string" office:string-value="1.1.2">
            <text:p>1.1.2</text:p>
          </table:table-cell>
          <table:table-cell table:formula="oooc:=IF([.C343]&lt;=38082;&quot;1.1.1&quot;;IF([.C343]&lt;=38464;&quot;1.1.2&quot;;IF([.C343]&lt;=38796;&quot;1.1.3&quot;;IF([.C343]&lt;=39051;&quot;1.1.4&quot;;IF([.C343]&lt;=39133;&quot;1.1.5&quot;;IF([.C343]&lt;=39406;&quot;1.1.6&quot;;&quot;1.1.7&quot;))))))" office:value-type="string" office:string-value="1.1.5">
            <text:p>1.1.5</text:p>
          </table:table-cell>
          <table:table-cell table:formula="oooc:=IF([.D343]=&quot;enhancement&quot;;&quot;mejora&quot;;&quot;fallo&quot;)" office:value-type="string" office:string-value="mejora">
            <text:p>mejora</text:p>
          </table:table-cell>
          <table:table-cell table:formula="oooc:=IF(OR([.E343]=&quot;NEW&quot;;[.E343]=&quot;ASSIGNED&quot;;[.E343]=&quot;REOPENED&quot;);&quot;pendiente&quot;;IF(OR([.F343]=&quot;LATER&quot;;[.F34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table:style-name="ce38" office:value-type="date" office:date-value="2005-12-29T16:22:35">
            <text:p>29/12/05 16:22</text:p>
          </table:table-cell>
          <table:table-cell table:style-name="ce38" office:value-type="date" office:date-value="2006-02-27T11:07:55.000001">
            <text:p>27/02/06 11:07</text:p>
          </table:table-cell>
          <table:table-cell office:value-type="string">
            <text:p>normal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.prj files are not well formed to be readable by TOL</text:p>
          </table:table-cell>
          <table:table-cell table:formula="oooc:=IF([.B344]&lt;=38082;&quot;1.1.0&quot;;IF([.B344]&lt;=38464;&quot;1.1.1&quot;;IF([.B344]&lt;=38796;&quot;1.1.2&quot;;IF([.B344]&lt;=39051;&quot;1.1.3&quot;;IF([.B344]&lt;=39133;&quot;1.1.4&quot;;IF([.B344]&lt;=39406;&quot;1.1.5&quot;;&quot;1.1.6&quot;))))))" office:value-type="string" office:string-value="1.1.2">
            <text:p>1.1.2</text:p>
          </table:table-cell>
          <table:table-cell table:formula="oooc:=IF([.C344]&lt;=38082;&quot;1.1.1&quot;;IF([.C344]&lt;=38464;&quot;1.1.2&quot;;IF([.C344]&lt;=38796;&quot;1.1.3&quot;;IF([.C344]&lt;=39051;&quot;1.1.4&quot;;IF([.C344]&lt;=39133;&quot;1.1.5&quot;;IF([.C344]&lt;=39406;&quot;1.1.6&quot;;&quot;1.1.7&quot;))))))" office:value-type="string" office:string-value="1.1.3">
            <text:p>1.1.3</text:p>
          </table:table-cell>
          <table:table-cell table:formula="oooc:=IF([.D344]=&quot;enhancement&quot;;&quot;mejora&quot;;&quot;fallo&quot;)" office:value-type="string" office:string-value="fallo">
            <text:p>fallo</text:p>
          </table:table-cell>
          <table:table-cell table:formula="oooc:=IF(OR([.E344]=&quot;NEW&quot;;[.E344]=&quot;ASSIGNED&quot;;[.E344]=&quot;REOPENED&quot;);&quot;pendiente&quot;;IF(OR([.F344]=&quot;LATER&quot;;[.F344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table:style-name="ce38" office:value-type="date" office:date-value="2006-01-20T16:12:08">
            <text:p>20/01/06 16:12</text:p>
          </table:table-cell>
          <table:table-cell table:style-name="ce38" office:value-type="date" office:date-value="2007-11-07T15:49:53">
            <text:p>07/11/07 15:49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is unable to free memory</text:p>
          </table:table-cell>
          <table:table-cell table:formula="oooc:=IF([.B345]&lt;=38082;&quot;1.1.0&quot;;IF([.B345]&lt;=38464;&quot;1.1.1&quot;;IF([.B345]&lt;=38796;&quot;1.1.2&quot;;IF([.B345]&lt;=39051;&quot;1.1.3&quot;;IF([.B345]&lt;=39133;&quot;1.1.4&quot;;IF([.B345]&lt;=39406;&quot;1.1.5&quot;;&quot;1.1.6&quot;))))))" office:value-type="string" office:string-value="1.1.2">
            <text:p>1.1.2</text:p>
          </table:table-cell>
          <table:table-cell table:formula="oooc:=IF([.C345]&lt;=38082;&quot;1.1.1&quot;;IF([.C345]&lt;=38464;&quot;1.1.2&quot;;IF([.C345]&lt;=38796;&quot;1.1.3&quot;;IF([.C345]&lt;=39051;&quot;1.1.4&quot;;IF([.C345]&lt;=39133;&quot;1.1.5&quot;;IF([.C345]&lt;=39406;&quot;1.1.6&quot;;&quot;1.1.7&quot;))))))" office:value-type="string" office:string-value="1.1.6">
            <text:p>1.1.6</text:p>
          </table:table-cell>
          <table:table-cell table:formula="oooc:=IF([.D345]=&quot;enhancement&quot;;&quot;mejora&quot;;&quot;fallo&quot;)" office:value-type="string" office:string-value="fallo">
            <text:p>fallo</text:p>
          </table:table-cell>
          <table:table-cell table:formula="oooc:=IF(OR([.E345]=&quot;NEW&quot;;[.E345]=&quot;ASSIGNED&quot;;[.E345]=&quot;REOPENED&quot;);&quot;pendiente&quot;;IF(OR([.F345]=&quot;LATER&quot;;[.F34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table:style-name="ce38" office:value-type="date" office:date-value="2006-01-24T11:43:42">
            <text:p>24/01/06 11:43</text:p>
          </table:table-cell>
          <table:table-cell table:style-name="ce38" office:value-type="date" office:date-value="2006-04-19T17:16:46">
            <text:p>19/04/06 17:16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F3 search again only searchs for the first word</text:p>
          </table:table-cell>
          <table:table-cell table:formula="oooc:=IF([.B346]&lt;=38082;&quot;1.1.0&quot;;IF([.B346]&lt;=38464;&quot;1.1.1&quot;;IF([.B346]&lt;=38796;&quot;1.1.2&quot;;IF([.B346]&lt;=39051;&quot;1.1.3&quot;;IF([.B346]&lt;=39133;&quot;1.1.4&quot;;IF([.B346]&lt;=39406;&quot;1.1.5&quot;;&quot;1.1.6&quot;))))))" office:value-type="string" office:string-value="1.1.2">
            <text:p>1.1.2</text:p>
          </table:table-cell>
          <table:table-cell table:formula="oooc:=IF([.C346]&lt;=38082;&quot;1.1.1&quot;;IF([.C346]&lt;=38464;&quot;1.1.2&quot;;IF([.C346]&lt;=38796;&quot;1.1.3&quot;;IF([.C346]&lt;=39051;&quot;1.1.4&quot;;IF([.C346]&lt;=39133;&quot;1.1.5&quot;;IF([.C346]&lt;=39406;&quot;1.1.6&quot;;&quot;1.1.7&quot;))))))" office:value-type="string" office:string-value="1.1.4">
            <text:p>1.1.4</text:p>
          </table:table-cell>
          <table:table-cell table:formula="oooc:=IF([.D346]=&quot;enhancement&quot;;&quot;mejora&quot;;&quot;fallo&quot;)" office:value-type="string" office:string-value="fallo">
            <text:p>fallo</text:p>
          </table:table-cell>
          <table:table-cell table:formula="oooc:=IF(OR([.E346]=&quot;NEW&quot;;[.E346]=&quot;ASSIGNED&quot;;[.E346]=&quot;REOPENED&quot;);&quot;pendiente&quot;;IF(OR([.F346]=&quot;LATER&quot;;[.F34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table:style-name="ce38" office:value-type="date" office:date-value="2006-01-26T19:29:09">
            <text:p>26/01/06 19:29</text:p>
          </table:table-cell>
          <table:table-cell table:style-name="ce38" office:value-type="date" office:date-value="2007-11-06T10:54:25.999999">
            <text:p>06/11/07 10:5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1+1+1 Not Equal SetSun(SetOfReal(1,1,1))</text:p>
          </table:table-cell>
          <table:table-cell table:formula="oooc:=IF([.B347]&lt;=38082;&quot;1.1.0&quot;;IF([.B347]&lt;=38464;&quot;1.1.1&quot;;IF([.B347]&lt;=38796;&quot;1.1.2&quot;;IF([.B347]&lt;=39051;&quot;1.1.3&quot;;IF([.B347]&lt;=39133;&quot;1.1.4&quot;;IF([.B347]&lt;=39406;&quot;1.1.5&quot;;&quot;1.1.6&quot;))))))" office:value-type="string" office:string-value="1.1.2">
            <text:p>1.1.2</text:p>
          </table:table-cell>
          <table:table-cell table:formula="oooc:=IF([.C347]&lt;=38082;&quot;1.1.1&quot;;IF([.C347]&lt;=38464;&quot;1.1.2&quot;;IF([.C347]&lt;=38796;&quot;1.1.3&quot;;IF([.C347]&lt;=39051;&quot;1.1.4&quot;;IF([.C347]&lt;=39133;&quot;1.1.5&quot;;IF([.C347]&lt;=39406;&quot;1.1.6&quot;;&quot;1.1.7&quot;))))))" office:value-type="string" office:string-value="1.1.6">
            <text:p>1.1.6</text:p>
          </table:table-cell>
          <table:table-cell table:formula="oooc:=IF([.D347]=&quot;enhancement&quot;;&quot;mejora&quot;;&quot;fallo&quot;)" office:value-type="string" office:string-value="fallo">
            <text:p>fallo</text:p>
          </table:table-cell>
          <table:table-cell table:formula="oooc:=IF(OR([.E347]=&quot;NEW&quot;;[.E347]=&quot;ASSIGNED&quot;;[.E347]=&quot;REOPENED&quot;);&quot;pendiente&quot;;IF(OR([.F347]=&quot;LATER&quot;;[.F34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table:style-name="ce38" office:value-type="date" office:date-value="2006-01-26T19:35:38">
            <text:p>26/01/06 19:35</text:p>
          </table:table-cell>
          <table:table-cell table:style-name="ce38" office:value-type="date" office:date-value="2006-12-07T12:51:18">
            <text:p>07/12/06 12:51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yntax analyser , can not find this error</text:p>
          </table:table-cell>
          <table:table-cell table:formula="oooc:=IF([.B348]&lt;=38082;&quot;1.1.0&quot;;IF([.B348]&lt;=38464;&quot;1.1.1&quot;;IF([.B348]&lt;=38796;&quot;1.1.2&quot;;IF([.B348]&lt;=39051;&quot;1.1.3&quot;;IF([.B348]&lt;=39133;&quot;1.1.4&quot;;IF([.B348]&lt;=39406;&quot;1.1.5&quot;;&quot;1.1.6&quot;))))))" office:value-type="string" office:string-value="1.1.2">
            <text:p>1.1.2</text:p>
          </table:table-cell>
          <table:table-cell table:formula="oooc:=IF([.C348]&lt;=38082;&quot;1.1.1&quot;;IF([.C348]&lt;=38464;&quot;1.1.2&quot;;IF([.C348]&lt;=38796;&quot;1.1.3&quot;;IF([.C348]&lt;=39051;&quot;1.1.4&quot;;IF([.C348]&lt;=39133;&quot;1.1.5&quot;;IF([.C348]&lt;=39406;&quot;1.1.6&quot;;&quot;1.1.7&quot;))))))" office:value-type="string" office:string-value="1.1.5">
            <text:p>1.1.5</text:p>
          </table:table-cell>
          <table:table-cell table:formula="oooc:=IF([.D348]=&quot;enhancement&quot;;&quot;mejora&quot;;&quot;fallo&quot;)" office:value-type="string" office:string-value="fallo">
            <text:p>fallo</text:p>
          </table:table-cell>
          <table:table-cell table:formula="oooc:=IF(OR([.E348]=&quot;NEW&quot;;[.E348]=&quot;ASSIGNED&quot;;[.E348]=&quot;REOPENED&quot;);&quot;pendiente&quot;;IF(OR([.F348]=&quot;LATER&quot;;[.F34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table:style-name="ce38" office:value-type="date" office:date-value="2006-02-07T13:25:20">
            <text:p>07/02/06 13:25</text:p>
          </table:table-cell>
          <table:table-cell table:style-name="ce38" office:value-type="date" office:date-value="2006-04-19T17:19:16">
            <text:p>19/04/06 17:1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Compiling New File without saving</text:p>
          </table:table-cell>
          <table:table-cell table:formula="oooc:=IF([.B349]&lt;=38082;&quot;1.1.0&quot;;IF([.B349]&lt;=38464;&quot;1.1.1&quot;;IF([.B349]&lt;=38796;&quot;1.1.2&quot;;IF([.B349]&lt;=39051;&quot;1.1.3&quot;;IF([.B349]&lt;=39133;&quot;1.1.4&quot;;IF([.B349]&lt;=39406;&quot;1.1.5&quot;;&quot;1.1.6&quot;))))))" office:value-type="string" office:string-value="1.1.2">
            <text:p>1.1.2</text:p>
          </table:table-cell>
          <table:table-cell table:formula="oooc:=IF([.C349]&lt;=38082;&quot;1.1.1&quot;;IF([.C349]&lt;=38464;&quot;1.1.2&quot;;IF([.C349]&lt;=38796;&quot;1.1.3&quot;;IF([.C349]&lt;=39051;&quot;1.1.4&quot;;IF([.C349]&lt;=39133;&quot;1.1.5&quot;;IF([.C349]&lt;=39406;&quot;1.1.6&quot;;&quot;1.1.7&quot;))))))" office:value-type="string" office:string-value="1.1.4">
            <text:p>1.1.4</text:p>
          </table:table-cell>
          <table:table-cell table:formula="oooc:=IF([.D349]=&quot;enhancement&quot;;&quot;mejora&quot;;&quot;fallo&quot;)" office:value-type="string" office:string-value="fallo">
            <text:p>fallo</text:p>
          </table:table-cell>
          <table:table-cell table:formula="oooc:=IF(OR([.E349]=&quot;NEW&quot;;[.E349]=&quot;ASSIGNED&quot;;[.E349]=&quot;REOPENED&quot;);&quot;pendiente&quot;;IF(OR([.F349]=&quot;LATER&quot;;[.F34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table:style-name="ce38" office:value-type="date" office:date-value="2006-02-07T17:30:30.000001">
            <text:p>07/02/06 17:30</text:p>
          </table:table-cell>
          <table:table-cell table:style-name="ce38" office:value-type="date" office:date-value="2006-10-24T18:47:05">
            <text:p>24/10/06 18:47</text:p>
          </table:table-cell>
          <table:table-cell office:value-type="string">
            <text:p>blocker</text:p>
          </table:table-cell>
          <table:table-cell office:value-type="string">
            <text:p>ASSIGNED</text:p>
          </table:table-cell>
          <table:table-cell/>
          <table:table-cell office:value-type="string">
            <text:p>TOL</text:p>
          </table:table-cell>
          <table:table-cell office:value-type="string">
            <text:p>Problems selecting integral values from oracle database.</text:p>
          </table:table-cell>
          <table:table-cell table:formula="oooc:=IF([.B350]&lt;=38082;&quot;1.1.0&quot;;IF([.B350]&lt;=38464;&quot;1.1.1&quot;;IF([.B350]&lt;=38796;&quot;1.1.2&quot;;IF([.B350]&lt;=39051;&quot;1.1.3&quot;;IF([.B350]&lt;=39133;&quot;1.1.4&quot;;IF([.B350]&lt;=39406;&quot;1.1.5&quot;;&quot;1.1.6&quot;))))))" office:value-type="string" office:string-value="1.1.2">
            <text:p>1.1.2</text:p>
          </table:table-cell>
          <table:table-cell table:formula="oooc:=IF([.C350]&lt;=38082;&quot;1.1.1&quot;;IF([.C350]&lt;=38464;&quot;1.1.2&quot;;IF([.C350]&lt;=38796;&quot;1.1.3&quot;;IF([.C350]&lt;=39051;&quot;1.1.4&quot;;IF([.C350]&lt;=39133;&quot;1.1.5&quot;;IF([.C350]&lt;=39406;&quot;1.1.6&quot;;&quot;1.1.7&quot;))))))" office:value-type="string" office:string-value="1.1.4">
            <text:p>1.1.4</text:p>
          </table:table-cell>
          <table:table-cell table:formula="oooc:=IF([.D350]=&quot;enhancement&quot;;&quot;mejora&quot;;&quot;fallo&quot;)" office:value-type="string" office:string-value="fallo">
            <text:p>fallo</text:p>
          </table:table-cell>
          <table:table-cell table:formula="oooc:=IF(OR([.E350]=&quot;NEW&quot;;[.E350]=&quot;ASSIGNED&quot;;[.E350]=&quot;REOPENED&quot;);&quot;pendiente&quot;;IF(OR([.F350]=&quot;LATER&quot;;[.F350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table:style-name="ce38" office:value-type="date" office:date-value="2006-02-07T21:13:08">
            <text:p>07/02/06 21:13</text:p>
          </table:table-cell>
          <table:table-cell table:style-name="ce38" office:value-type="date" office:date-value="2006-12-02T02:25:14">
            <text:p>02/12/06 02:2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Series definition with Include inside "{ }"</text:p>
          </table:table-cell>
          <table:table-cell table:formula="oooc:=IF([.B351]&lt;=38082;&quot;1.1.0&quot;;IF([.B351]&lt;=38464;&quot;1.1.1&quot;;IF([.B351]&lt;=38796;&quot;1.1.2&quot;;IF([.B351]&lt;=39051;&quot;1.1.3&quot;;IF([.B351]&lt;=39133;&quot;1.1.4&quot;;IF([.B351]&lt;=39406;&quot;1.1.5&quot;;&quot;1.1.6&quot;))))))" office:value-type="string" office:string-value="1.1.2">
            <text:p>1.1.2</text:p>
          </table:table-cell>
          <table:table-cell table:formula="oooc:=IF([.C351]&lt;=38082;&quot;1.1.1&quot;;IF([.C351]&lt;=38464;&quot;1.1.2&quot;;IF([.C351]&lt;=38796;&quot;1.1.3&quot;;IF([.C351]&lt;=39051;&quot;1.1.4&quot;;IF([.C351]&lt;=39133;&quot;1.1.5&quot;;IF([.C351]&lt;=39406;&quot;1.1.6&quot;;&quot;1.1.7&quot;))))))" office:value-type="string" office:string-value="1.1.5">
            <text:p>1.1.5</text:p>
          </table:table-cell>
          <table:table-cell table:formula="oooc:=IF([.D351]=&quot;enhancement&quot;;&quot;mejora&quot;;&quot;fallo&quot;)" office:value-type="string" office:string-value="fallo">
            <text:p>fallo</text:p>
          </table:table-cell>
          <table:table-cell table:formula="oooc:=IF(OR([.E351]=&quot;NEW&quot;;[.E351]=&quot;ASSIGNED&quot;;[.E351]=&quot;REOPENED&quot;);&quot;pendiente&quot;;IF(OR([.F351]=&quot;LATER&quot;;[.F35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table:style-name="ce38" office:value-type="date" office:date-value="2006-02-08T11:12:11">
            <text:p>08/02/06 11:12</text:p>
          </table:table-cell>
          <table:table-cell table:style-name="ce38" office:value-type="date" office:date-value="2006-12-02T02:25:25">
            <text:p>02/12/06 02:25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Unknown crash in Serie function</text:p>
          </table:table-cell>
          <table:table-cell table:formula="oooc:=IF([.B352]&lt;=38082;&quot;1.1.0&quot;;IF([.B352]&lt;=38464;&quot;1.1.1&quot;;IF([.B352]&lt;=38796;&quot;1.1.2&quot;;IF([.B352]&lt;=39051;&quot;1.1.3&quot;;IF([.B352]&lt;=39133;&quot;1.1.4&quot;;IF([.B352]&lt;=39406;&quot;1.1.5&quot;;&quot;1.1.6&quot;))))))" office:value-type="string" office:string-value="1.1.2">
            <text:p>1.1.2</text:p>
          </table:table-cell>
          <table:table-cell table:formula="oooc:=IF([.C352]&lt;=38082;&quot;1.1.1&quot;;IF([.C352]&lt;=38464;&quot;1.1.2&quot;;IF([.C352]&lt;=38796;&quot;1.1.3&quot;;IF([.C352]&lt;=39051;&quot;1.1.4&quot;;IF([.C352]&lt;=39133;&quot;1.1.5&quot;;IF([.C352]&lt;=39406;&quot;1.1.6&quot;;&quot;1.1.7&quot;))))))" office:value-type="string" office:string-value="1.1.5">
            <text:p>1.1.5</text:p>
          </table:table-cell>
          <table:table-cell table:formula="oooc:=IF([.D352]=&quot;enhancement&quot;;&quot;mejora&quot;;&quot;fallo&quot;)" office:value-type="string" office:string-value="fallo">
            <text:p>fallo</text:p>
          </table:table-cell>
          <table:table-cell table:formula="oooc:=IF(OR([.E352]=&quot;NEW&quot;;[.E352]=&quot;ASSIGNED&quot;;[.E352]=&quot;REOPENED&quot;);&quot;pendiente&quot;;IF(OR([.F352]=&quot;LATER&quot;;[.F35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table:style-name="ce38" office:value-type="date" office:date-value="2006-02-09T18:34:01">
            <text:p>09/02/06 18:34</text:p>
          </table:table-cell>
          <table:table-cell table:style-name="ce38" office:value-type="date" office:date-value="2006-12-02T02:25:45">
            <text:p>02/12/06 02:2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able Function</text:p>
          </table:table-cell>
          <table:table-cell table:formula="oooc:=IF([.B353]&lt;=38082;&quot;1.1.0&quot;;IF([.B353]&lt;=38464;&quot;1.1.1&quot;;IF([.B353]&lt;=38796;&quot;1.1.2&quot;;IF([.B353]&lt;=39051;&quot;1.1.3&quot;;IF([.B353]&lt;=39133;&quot;1.1.4&quot;;IF([.B353]&lt;=39406;&quot;1.1.5&quot;;&quot;1.1.6&quot;))))))" office:value-type="string" office:string-value="1.1.2">
            <text:p>1.1.2</text:p>
          </table:table-cell>
          <table:table-cell table:formula="oooc:=IF([.C353]&lt;=38082;&quot;1.1.1&quot;;IF([.C353]&lt;=38464;&quot;1.1.2&quot;;IF([.C353]&lt;=38796;&quot;1.1.3&quot;;IF([.C353]&lt;=39051;&quot;1.1.4&quot;;IF([.C353]&lt;=39133;&quot;1.1.5&quot;;IF([.C353]&lt;=39406;&quot;1.1.6&quot;;&quot;1.1.7&quot;))))))" office:value-type="string" office:string-value="1.1.5">
            <text:p>1.1.5</text:p>
          </table:table-cell>
          <table:table-cell table:formula="oooc:=IF([.D353]=&quot;enhancement&quot;;&quot;mejora&quot;;&quot;fallo&quot;)" office:value-type="string" office:string-value="fallo">
            <text:p>fallo</text:p>
          </table:table-cell>
          <table:table-cell table:formula="oooc:=IF(OR([.E353]=&quot;NEW&quot;;[.E353]=&quot;ASSIGNED&quot;;[.E353]=&quot;REOPENED&quot;);&quot;pendiente&quot;;IF(OR([.F353]=&quot;LATER&quot;;[.F35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table:style-name="ce38" office:value-type="date" office:date-value="2006-02-09T20:08:11.000001">
            <text:p>09/02/06 20:08</text:p>
          </table:table-cell>
          <table:table-cell table:style-name="ce38" office:value-type="date" office:date-value="2006-04-19T17:20:34">
            <text:p>19/04/06 17:20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Sintaxis check error window can`t be closed with 'Esc' key</text:p>
          </table:table-cell>
          <table:table-cell table:formula="oooc:=IF([.B354]&lt;=38082;&quot;1.1.0&quot;;IF([.B354]&lt;=38464;&quot;1.1.1&quot;;IF([.B354]&lt;=38796;&quot;1.1.2&quot;;IF([.B354]&lt;=39051;&quot;1.1.3&quot;;IF([.B354]&lt;=39133;&quot;1.1.4&quot;;IF([.B354]&lt;=39406;&quot;1.1.5&quot;;&quot;1.1.6&quot;))))))" office:value-type="string" office:string-value="1.1.2">
            <text:p>1.1.2</text:p>
          </table:table-cell>
          <table:table-cell table:formula="oooc:=IF([.C354]&lt;=38082;&quot;1.1.1&quot;;IF([.C354]&lt;=38464;&quot;1.1.2&quot;;IF([.C354]&lt;=38796;&quot;1.1.3&quot;;IF([.C354]&lt;=39051;&quot;1.1.4&quot;;IF([.C354]&lt;=39133;&quot;1.1.5&quot;;IF([.C354]&lt;=39406;&quot;1.1.6&quot;;&quot;1.1.7&quot;))))))" office:value-type="string" office:string-value="1.1.4">
            <text:p>1.1.4</text:p>
          </table:table-cell>
          <table:table-cell table:formula="oooc:=IF([.D354]=&quot;enhancement&quot;;&quot;mejora&quot;;&quot;fallo&quot;)" office:value-type="string" office:string-value="mejora">
            <text:p>mejora</text:p>
          </table:table-cell>
          <table:table-cell table:formula="oooc:=IF(OR([.E354]=&quot;NEW&quot;;[.E354]=&quot;ASSIGNED&quot;;[.E354]=&quot;REOPENED&quot;);&quot;pendiente&quot;;IF(OR([.F354]=&quot;LATER&quot;;[.F35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table:style-name="ce38" office:value-type="date" office:date-value="2006-02-14T15:19:08">
            <text:p>14/02/06 15:19</text:p>
          </table:table-cell>
          <table:table-cell table:style-name="ce38" office:value-type="date" office:date-value="2006-12-07T12:54:36">
            <text:p>07/12/06 12:54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Bad working of DatCh or SerTms function</text:p>
          </table:table-cell>
          <table:table-cell table:formula="oooc:=IF([.B355]&lt;=38082;&quot;1.1.0&quot;;IF([.B355]&lt;=38464;&quot;1.1.1&quot;;IF([.B355]&lt;=38796;&quot;1.1.2&quot;;IF([.B355]&lt;=39051;&quot;1.1.3&quot;;IF([.B355]&lt;=39133;&quot;1.1.4&quot;;IF([.B355]&lt;=39406;&quot;1.1.5&quot;;&quot;1.1.6&quot;))))))" office:value-type="string" office:string-value="1.1.2">
            <text:p>1.1.2</text:p>
          </table:table-cell>
          <table:table-cell table:formula="oooc:=IF([.C355]&lt;=38082;&quot;1.1.1&quot;;IF([.C355]&lt;=38464;&quot;1.1.2&quot;;IF([.C355]&lt;=38796;&quot;1.1.3&quot;;IF([.C355]&lt;=39051;&quot;1.1.4&quot;;IF([.C355]&lt;=39133;&quot;1.1.5&quot;;IF([.C355]&lt;=39406;&quot;1.1.6&quot;;&quot;1.1.7&quot;))))))" office:value-type="string" office:string-value="1.1.5">
            <text:p>1.1.5</text:p>
          </table:table-cell>
          <table:table-cell table:formula="oooc:=IF([.D355]=&quot;enhancement&quot;;&quot;mejora&quot;;&quot;fallo&quot;)" office:value-type="string" office:string-value="fallo">
            <text:p>fallo</text:p>
          </table:table-cell>
          <table:table-cell table:formula="oooc:=IF(OR([.E355]=&quot;NEW&quot;;[.E355]=&quot;ASSIGNED&quot;;[.E355]=&quot;REOPENED&quot;);&quot;pendiente&quot;;IF(OR([.F355]=&quot;LATER&quot;;[.F35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table:style-name="ce38" office:value-type="date" office:date-value="2006-02-16T13:53:27">
            <text:p>16/02/06 13:53</text:p>
          </table:table-cell>
          <table:table-cell table:style-name="ce38" office:value-type="date" office:date-value="2006-02-16T16:33:15">
            <text:p>16/02/06 16:33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A problem whith CalInd sintax</text:p>
          </table:table-cell>
          <table:table-cell table:formula="oooc:=IF([.B356]&lt;=38082;&quot;1.1.0&quot;;IF([.B356]&lt;=38464;&quot;1.1.1&quot;;IF([.B356]&lt;=38796;&quot;1.1.2&quot;;IF([.B356]&lt;=39051;&quot;1.1.3&quot;;IF([.B356]&lt;=39133;&quot;1.1.4&quot;;IF([.B356]&lt;=39406;&quot;1.1.5&quot;;&quot;1.1.6&quot;))))))" office:value-type="string" office:string-value="1.1.2">
            <text:p>1.1.2</text:p>
          </table:table-cell>
          <table:table-cell table:formula="oooc:=IF([.C356]&lt;=38082;&quot;1.1.1&quot;;IF([.C356]&lt;=38464;&quot;1.1.2&quot;;IF([.C356]&lt;=38796;&quot;1.1.3&quot;;IF([.C356]&lt;=39051;&quot;1.1.4&quot;;IF([.C356]&lt;=39133;&quot;1.1.5&quot;;IF([.C356]&lt;=39406;&quot;1.1.6&quot;;&quot;1.1.7&quot;))))))" office:value-type="string" office:string-value="1.1.3">
            <text:p>1.1.3</text:p>
          </table:table-cell>
          <table:table-cell table:formula="oooc:=IF([.D356]=&quot;enhancement&quot;;&quot;mejora&quot;;&quot;fallo&quot;)" office:value-type="string" office:string-value="fallo">
            <text:p>fallo</text:p>
          </table:table-cell>
          <table:table-cell table:formula="oooc:=IF(OR([.E356]=&quot;NEW&quot;;[.E356]=&quot;ASSIGNED&quot;;[.E356]=&quot;REOPENED&quot;);&quot;pendiente&quot;;IF(OR([.F356]=&quot;LATER&quot;;[.F35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table:style-name="ce38" office:value-type="date" office:date-value="2006-02-16T16:11:52">
            <text:p>16/02/06 16:11</text:p>
          </table:table-cell>
          <table:table-cell table:style-name="ce38" office:value-type="date" office:date-value="2006-04-21T11:03:05">
            <text:p>21/04/06 11:0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Problems sending series to spool</text:p>
          </table:table-cell>
          <table:table-cell table:formula="oooc:=IF([.B357]&lt;=38082;&quot;1.1.0&quot;;IF([.B357]&lt;=38464;&quot;1.1.1&quot;;IF([.B357]&lt;=38796;&quot;1.1.2&quot;;IF([.B357]&lt;=39051;&quot;1.1.3&quot;;IF([.B357]&lt;=39133;&quot;1.1.4&quot;;IF([.B357]&lt;=39406;&quot;1.1.5&quot;;&quot;1.1.6&quot;))))))" office:value-type="string" office:string-value="1.1.2">
            <text:p>1.1.2</text:p>
          </table:table-cell>
          <table:table-cell table:formula="oooc:=IF([.C357]&lt;=38082;&quot;1.1.1&quot;;IF([.C357]&lt;=38464;&quot;1.1.2&quot;;IF([.C357]&lt;=38796;&quot;1.1.3&quot;;IF([.C357]&lt;=39051;&quot;1.1.4&quot;;IF([.C357]&lt;=39133;&quot;1.1.5&quot;;IF([.C357]&lt;=39406;&quot;1.1.6&quot;;&quot;1.1.7&quot;))))))" office:value-type="string" office:string-value="1.1.4">
            <text:p>1.1.4</text:p>
          </table:table-cell>
          <table:table-cell table:formula="oooc:=IF([.D357]=&quot;enhancement&quot;;&quot;mejora&quot;;&quot;fallo&quot;)" office:value-type="string" office:string-value="fallo">
            <text:p>fallo</text:p>
          </table:table-cell>
          <table:table-cell table:formula="oooc:=IF(OR([.E357]=&quot;NEW&quot;;[.E357]=&quot;ASSIGNED&quot;;[.E357]=&quot;REOPENED&quot;);&quot;pendiente&quot;;IF(OR([.F357]=&quot;LATER&quot;;[.F35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table:style-name="ce38" office:value-type="date" office:date-value="2006-02-22T12:11:06">
            <text:p>22/02/06 12:11</text:p>
          </table:table-cell>
          <table:table-cell table:style-name="ce38" office:value-type="date" office:date-value="2006-12-07T12:55:13">
            <text:p>07/12/06 12:5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n error in GetDir function</text:p>
          </table:table-cell>
          <table:table-cell table:formula="oooc:=IF([.B358]&lt;=38082;&quot;1.1.0&quot;;IF([.B358]&lt;=38464;&quot;1.1.1&quot;;IF([.B358]&lt;=38796;&quot;1.1.2&quot;;IF([.B358]&lt;=39051;&quot;1.1.3&quot;;IF([.B358]&lt;=39133;&quot;1.1.4&quot;;IF([.B358]&lt;=39406;&quot;1.1.5&quot;;&quot;1.1.6&quot;))))))" office:value-type="string" office:string-value="1.1.2">
            <text:p>1.1.2</text:p>
          </table:table-cell>
          <table:table-cell table:formula="oooc:=IF([.C358]&lt;=38082;&quot;1.1.1&quot;;IF([.C358]&lt;=38464;&quot;1.1.2&quot;;IF([.C358]&lt;=38796;&quot;1.1.3&quot;;IF([.C358]&lt;=39051;&quot;1.1.4&quot;;IF([.C358]&lt;=39133;&quot;1.1.5&quot;;IF([.C358]&lt;=39406;&quot;1.1.6&quot;;&quot;1.1.7&quot;))))))" office:value-type="string" office:string-value="1.1.5">
            <text:p>1.1.5</text:p>
          </table:table-cell>
          <table:table-cell table:formula="oooc:=IF([.D358]=&quot;enhancement&quot;;&quot;mejora&quot;;&quot;fallo&quot;)" office:value-type="string" office:string-value="fallo">
            <text:p>fallo</text:p>
          </table:table-cell>
          <table:table-cell table:formula="oooc:=IF(OR([.E358]=&quot;NEW&quot;;[.E358]=&quot;ASSIGNED&quot;;[.E358]=&quot;REOPENED&quot;);&quot;pendiente&quot;;IF(OR([.F358]=&quot;LATER&quot;;[.F35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table:style-name="ce38" office:value-type="date" office:date-value="2006-02-22T17:08:43.000001">
            <text:p>22/02/06 17:08</text:p>
          </table:table-cell>
          <table:table-cell table:style-name="ce38" office:value-type="date" office:date-value="2006-02-22T17:59:02">
            <text:p>22/02/06 17:59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</text:p>
          </table:table-cell>
          <table:table-cell office:value-type="string">
            <text:p>Strange behaviour when downloading series from database.</text:p>
          </table:table-cell>
          <table:table-cell table:formula="oooc:=IF([.B359]&lt;=38082;&quot;1.1.0&quot;;IF([.B359]&lt;=38464;&quot;1.1.1&quot;;IF([.B359]&lt;=38796;&quot;1.1.2&quot;;IF([.B359]&lt;=39051;&quot;1.1.3&quot;;IF([.B359]&lt;=39133;&quot;1.1.4&quot;;IF([.B359]&lt;=39406;&quot;1.1.5&quot;;&quot;1.1.6&quot;))))))" office:value-type="string" office:string-value="1.1.2">
            <text:p>1.1.2</text:p>
          </table:table-cell>
          <table:table-cell table:formula="oooc:=IF([.C359]&lt;=38082;&quot;1.1.1&quot;;IF([.C359]&lt;=38464;&quot;1.1.2&quot;;IF([.C359]&lt;=38796;&quot;1.1.3&quot;;IF([.C359]&lt;=39051;&quot;1.1.4&quot;;IF([.C359]&lt;=39133;&quot;1.1.5&quot;;IF([.C359]&lt;=39406;&quot;1.1.6&quot;;&quot;1.1.7&quot;))))))" office:value-type="string" office:string-value="1.1.3">
            <text:p>1.1.3</text:p>
          </table:table-cell>
          <table:table-cell table:formula="oooc:=IF([.D359]=&quot;enhancement&quot;;&quot;mejora&quot;;&quot;fallo&quot;)" office:value-type="string" office:string-value="fallo">
            <text:p>fallo</text:p>
          </table:table-cell>
          <table:table-cell table:formula="oooc:=IF(OR([.E359]=&quot;NEW&quot;;[.E359]=&quot;ASSIGNED&quot;;[.E359]=&quot;REOPENED&quot;);&quot;pendiente&quot;;IF(OR([.F359]=&quot;LATER&quot;;[.F359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table:style-name="ce38" office:value-type="date" office:date-value="2006-02-23T18:56:28.000001">
            <text:p>23/02/06 18:56</text:p>
          </table:table-cell>
          <table:table-cell table:style-name="ce38" office:value-type="date" office:date-value="2006-02-23T20:36:26">
            <text:p>23/02/06 20:3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creating series at global scope.</text:p>
          </table:table-cell>
          <table:table-cell table:formula="oooc:=IF([.B360]&lt;=38082;&quot;1.1.0&quot;;IF([.B360]&lt;=38464;&quot;1.1.1&quot;;IF([.B360]&lt;=38796;&quot;1.1.2&quot;;IF([.B360]&lt;=39051;&quot;1.1.3&quot;;IF([.B360]&lt;=39133;&quot;1.1.4&quot;;IF([.B360]&lt;=39406;&quot;1.1.5&quot;;&quot;1.1.6&quot;))))))" office:value-type="string" office:string-value="1.1.2">
            <text:p>1.1.2</text:p>
          </table:table-cell>
          <table:table-cell table:formula="oooc:=IF([.C360]&lt;=38082;&quot;1.1.1&quot;;IF([.C360]&lt;=38464;&quot;1.1.2&quot;;IF([.C360]&lt;=38796;&quot;1.1.3&quot;;IF([.C360]&lt;=39051;&quot;1.1.4&quot;;IF([.C360]&lt;=39133;&quot;1.1.5&quot;;IF([.C360]&lt;=39406;&quot;1.1.6&quot;;&quot;1.1.7&quot;))))))" office:value-type="string" office:string-value="1.1.3">
            <text:p>1.1.3</text:p>
          </table:table-cell>
          <table:table-cell table:formula="oooc:=IF([.D360]=&quot;enhancement&quot;;&quot;mejora&quot;;&quot;fallo&quot;)" office:value-type="string" office:string-value="fallo">
            <text:p>fallo</text:p>
          </table:table-cell>
          <table:table-cell table:formula="oooc:=IF(OR([.E360]=&quot;NEW&quot;;[.E360]=&quot;ASSIGNED&quot;;[.E360]=&quot;REOPENED&quot;);&quot;pendiente&quot;;IF(OR([.F360]=&quot;LATER&quot;;[.F36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table:style-name="ce38" office:value-type="date" office:date-value="2006-02-24T11:19:57">
            <text:p>24/02/06 11:19</text:p>
          </table:table-cell>
          <table:table-cell table:style-name="ce38" office:value-type="date" office:date-value="2006-02-24T13:33:56">
            <text:p>24/02/06 13:3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Web</text:p>
          </table:table-cell>
          <table:table-cell office:value-type="string">
            <text:p>In the OS combo for bug reporting Windows XP is missing.</text:p>
          </table:table-cell>
          <table:table-cell table:formula="oooc:=IF([.B361]&lt;=38082;&quot;1.1.0&quot;;IF([.B361]&lt;=38464;&quot;1.1.1&quot;;IF([.B361]&lt;=38796;&quot;1.1.2&quot;;IF([.B361]&lt;=39051;&quot;1.1.3&quot;;IF([.B361]&lt;=39133;&quot;1.1.4&quot;;IF([.B361]&lt;=39406;&quot;1.1.5&quot;;&quot;1.1.6&quot;))))))" office:value-type="string" office:string-value="1.1.2">
            <text:p>1.1.2</text:p>
          </table:table-cell>
          <table:table-cell table:formula="oooc:=IF([.C361]&lt;=38082;&quot;1.1.1&quot;;IF([.C361]&lt;=38464;&quot;1.1.2&quot;;IF([.C361]&lt;=38796;&quot;1.1.3&quot;;IF([.C361]&lt;=39051;&quot;1.1.4&quot;;IF([.C361]&lt;=39133;&quot;1.1.5&quot;;IF([.C361]&lt;=39406;&quot;1.1.6&quot;;&quot;1.1.7&quot;))))))" office:value-type="string" office:string-value="1.1.3">
            <text:p>1.1.3</text:p>
          </table:table-cell>
          <table:table-cell table:formula="oooc:=IF([.D361]=&quot;enhancement&quot;;&quot;mejora&quot;;&quot;fallo&quot;)" office:value-type="string" office:string-value="fallo">
            <text:p>fallo</text:p>
          </table:table-cell>
          <table:table-cell table:formula="oooc:=IF(OR([.E361]=&quot;NEW&quot;;[.E361]=&quot;ASSIGNED&quot;;[.E361]=&quot;REOPENED&quot;);&quot;pendiente&quot;;IF(OR([.F361]=&quot;LATER&quot;;[.F36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table:style-name="ce38" office:value-type="date" office:date-value="2006-03-01T12:51:09">
            <text:p>01/03/06 12:51</text:p>
          </table:table-cell>
          <table:table-cell table:style-name="ce38" office:value-type="date" office:date-value="2006-03-20T12:12:54">
            <text:p>20/03/06 12:1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rash in compile- decompile - compile with Struct</text:p>
          </table:table-cell>
          <table:table-cell table:formula="oooc:=IF([.B362]&lt;=38082;&quot;1.1.0&quot;;IF([.B362]&lt;=38464;&quot;1.1.1&quot;;IF([.B362]&lt;=38796;&quot;1.1.2&quot;;IF([.B362]&lt;=39051;&quot;1.1.3&quot;;IF([.B362]&lt;=39133;&quot;1.1.4&quot;;IF([.B362]&lt;=39406;&quot;1.1.5&quot;;&quot;1.1.6&quot;))))))" office:value-type="string" office:string-value="1.1.2">
            <text:p>1.1.2</text:p>
          </table:table-cell>
          <table:table-cell table:formula="oooc:=IF([.C362]&lt;=38082;&quot;1.1.1&quot;;IF([.C362]&lt;=38464;&quot;1.1.2&quot;;IF([.C362]&lt;=38796;&quot;1.1.3&quot;;IF([.C362]&lt;=39051;&quot;1.1.4&quot;;IF([.C362]&lt;=39133;&quot;1.1.5&quot;;IF([.C362]&lt;=39406;&quot;1.1.6&quot;;&quot;1.1.7&quot;))))))" office:value-type="string" office:string-value="1.1.4">
            <text:p>1.1.4</text:p>
          </table:table-cell>
          <table:table-cell table:formula="oooc:=IF([.D362]=&quot;enhancement&quot;;&quot;mejora&quot;;&quot;fallo&quot;)" office:value-type="string" office:string-value="fallo">
            <text:p>fallo</text:p>
          </table:table-cell>
          <table:table-cell table:formula="oooc:=IF(OR([.E362]=&quot;NEW&quot;;[.E362]=&quot;ASSIGNED&quot;;[.E362]=&quot;REOPENED&quot;);&quot;pendiente&quot;;IF(OR([.F362]=&quot;LATER&quot;;[.F36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table:style-name="ce38" office:value-type="date" office:date-value="2006-03-01T18:17:39">
            <text:p>01/03/06 18:17</text:p>
          </table:table-cell>
          <table:table-cell table:style-name="ce38" office:value-type="date" office:date-value="2006-05-05T12:35:00">
            <text:p>05/05/06 12:3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crash in tol::info reference</text:p>
          </table:table-cell>
          <table:table-cell table:formula="oooc:=IF([.B363]&lt;=38082;&quot;1.1.0&quot;;IF([.B363]&lt;=38464;&quot;1.1.1&quot;;IF([.B363]&lt;=38796;&quot;1.1.2&quot;;IF([.B363]&lt;=39051;&quot;1.1.3&quot;;IF([.B363]&lt;=39133;&quot;1.1.4&quot;;IF([.B363]&lt;=39406;&quot;1.1.5&quot;;&quot;1.1.6&quot;))))))" office:value-type="string" office:string-value="1.1.2">
            <text:p>1.1.2</text:p>
          </table:table-cell>
          <table:table-cell table:formula="oooc:=IF([.C363]&lt;=38082;&quot;1.1.1&quot;;IF([.C363]&lt;=38464;&quot;1.1.2&quot;;IF([.C363]&lt;=38796;&quot;1.1.3&quot;;IF([.C363]&lt;=39051;&quot;1.1.4&quot;;IF([.C363]&lt;=39133;&quot;1.1.5&quot;;IF([.C363]&lt;=39406;&quot;1.1.6&quot;;&quot;1.1.7&quot;))))))" office:value-type="string" office:string-value="1.1.4">
            <text:p>1.1.4</text:p>
          </table:table-cell>
          <table:table-cell table:formula="oooc:=IF([.D363]=&quot;enhancement&quot;;&quot;mejora&quot;;&quot;fallo&quot;)" office:value-type="string" office:string-value="fallo">
            <text:p>fallo</text:p>
          </table:table-cell>
          <table:table-cell table:formula="oooc:=IF(OR([.E363]=&quot;NEW&quot;;[.E363]=&quot;ASSIGNED&quot;;[.E363]=&quot;REOPENED&quot;);&quot;pendiente&quot;;IF(OR([.F363]=&quot;LATER&quot;;[.F36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table:style-name="ce38" office:value-type="date" office:date-value="2006-03-03T21:59:01">
            <text:p>03/03/06 21:59</text:p>
          </table:table-cell>
          <table:table-cell table:style-name="ce38" office:value-type="date" office:date-value="2007-11-07T16:12:22.999999">
            <text:p>07/11/07 16:1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with DBSeries</text:p>
          </table:table-cell>
          <table:table-cell table:formula="oooc:=IF([.B364]&lt;=38082;&quot;1.1.0&quot;;IF([.B364]&lt;=38464;&quot;1.1.1&quot;;IF([.B364]&lt;=38796;&quot;1.1.2&quot;;IF([.B364]&lt;=39051;&quot;1.1.3&quot;;IF([.B364]&lt;=39133;&quot;1.1.4&quot;;IF([.B364]&lt;=39406;&quot;1.1.5&quot;;&quot;1.1.6&quot;))))))" office:value-type="string" office:string-value="1.1.2">
            <text:p>1.1.2</text:p>
          </table:table-cell>
          <table:table-cell table:formula="oooc:=IF([.C364]&lt;=38082;&quot;1.1.1&quot;;IF([.C364]&lt;=38464;&quot;1.1.2&quot;;IF([.C364]&lt;=38796;&quot;1.1.3&quot;;IF([.C364]&lt;=39051;&quot;1.1.4&quot;;IF([.C364]&lt;=39133;&quot;1.1.5&quot;;IF([.C364]&lt;=39406;&quot;1.1.6&quot;;&quot;1.1.7&quot;))))))" office:value-type="string" office:string-value="1.1.6">
            <text:p>1.1.6</text:p>
          </table:table-cell>
          <table:table-cell table:formula="oooc:=IF([.D364]=&quot;enhancement&quot;;&quot;mejora&quot;;&quot;fallo&quot;)" office:value-type="string" office:string-value="fallo">
            <text:p>fallo</text:p>
          </table:table-cell>
          <table:table-cell table:formula="oooc:=IF(OR([.E364]=&quot;NEW&quot;;[.E364]=&quot;ASSIGNED&quot;;[.E364]=&quot;REOPENED&quot;);&quot;pendiente&quot;;IF(OR([.F364]=&quot;LATER&quot;;[.F36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table:style-name="ce38" office:value-type="date" office:date-value="2006-03-09T12:27:16">
            <text:p>09/03/06 12:27</text:p>
          </table:table-cell>
          <table:table-cell table:style-name="ce38" office:value-type="date" office:date-value="2006-03-16T12:44:53">
            <text:p>16/03/06 12:44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QL returned type is not readable</text:p>
          </table:table-cell>
          <table:table-cell table:formula="oooc:=IF([.B365]&lt;=38082;&quot;1.1.0&quot;;IF([.B365]&lt;=38464;&quot;1.1.1&quot;;IF([.B365]&lt;=38796;&quot;1.1.2&quot;;IF([.B365]&lt;=39051;&quot;1.1.3&quot;;IF([.B365]&lt;=39133;&quot;1.1.4&quot;;IF([.B365]&lt;=39406;&quot;1.1.5&quot;;&quot;1.1.6&quot;))))))" office:value-type="string" office:string-value="1.1.2">
            <text:p>1.1.2</text:p>
          </table:table-cell>
          <table:table-cell table:formula="oooc:=IF([.C365]&lt;=38082;&quot;1.1.1&quot;;IF([.C365]&lt;=38464;&quot;1.1.2&quot;;IF([.C365]&lt;=38796;&quot;1.1.3&quot;;IF([.C365]&lt;=39051;&quot;1.1.4&quot;;IF([.C365]&lt;=39133;&quot;1.1.5&quot;;IF([.C365]&lt;=39406;&quot;1.1.6&quot;;&quot;1.1.7&quot;))))))" office:value-type="string" office:string-value="1.1.3">
            <text:p>1.1.3</text:p>
          </table:table-cell>
          <table:table-cell table:formula="oooc:=IF([.D365]=&quot;enhancement&quot;;&quot;mejora&quot;;&quot;fallo&quot;)" office:value-type="string" office:string-value="fallo">
            <text:p>fallo</text:p>
          </table:table-cell>
          <table:table-cell table:formula="oooc:=IF(OR([.E365]=&quot;NEW&quot;;[.E365]=&quot;ASSIGNED&quot;;[.E365]=&quot;REOPENED&quot;);&quot;pendiente&quot;;IF(OR([.F365]=&quot;LATER&quot;;[.F36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table:style-name="ce38" office:value-type="date" office:date-value="2006-03-10T15:01:21">
            <text:p>10/03/06 15:01</text:p>
          </table:table-cell>
          <table:table-cell table:style-name="ce38" office:value-type="date" office:date-value="2006-03-28T09:48:44">
            <text:p>28/03/06 09:48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Bars Graphic in two Y axis</text:p>
          </table:table-cell>
          <table:table-cell table:formula="oooc:=IF([.B366]&lt;=38082;&quot;1.1.0&quot;;IF([.B366]&lt;=38464;&quot;1.1.1&quot;;IF([.B366]&lt;=38796;&quot;1.1.2&quot;;IF([.B366]&lt;=39051;&quot;1.1.3&quot;;IF([.B366]&lt;=39133;&quot;1.1.4&quot;;IF([.B366]&lt;=39406;&quot;1.1.5&quot;;&quot;1.1.6&quot;))))))" office:value-type="string" office:string-value="1.1.2">
            <text:p>1.1.2</text:p>
          </table:table-cell>
          <table:table-cell table:formula="oooc:=IF([.C366]&lt;=38082;&quot;1.1.1&quot;;IF([.C366]&lt;=38464;&quot;1.1.2&quot;;IF([.C366]&lt;=38796;&quot;1.1.3&quot;;IF([.C366]&lt;=39051;&quot;1.1.4&quot;;IF([.C366]&lt;=39133;&quot;1.1.5&quot;;IF([.C366]&lt;=39406;&quot;1.1.6&quot;;&quot;1.1.7&quot;))))))" office:value-type="string" office:string-value="1.1.4">
            <text:p>1.1.4</text:p>
          </table:table-cell>
          <table:table-cell table:formula="oooc:=IF([.D366]=&quot;enhancement&quot;;&quot;mejora&quot;;&quot;fallo&quot;)" office:value-type="string" office:string-value="fallo">
            <text:p>fallo</text:p>
          </table:table-cell>
          <table:table-cell table:formula="oooc:=IF(OR([.E366]=&quot;NEW&quot;;[.E366]=&quot;ASSIGNED&quot;;[.E366]=&quot;REOPENED&quot;);&quot;pendiente&quot;;IF(OR([.F366]=&quot;LATER&quot;;[.F366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table:style-name="ce38" office:value-type="date" office:date-value="2006-03-15T12:01:08">
            <text:p>15/03/06 12:01</text:p>
          </table:table-cell>
          <table:table-cell table:style-name="ce38" office:value-type="date" office:date-value="2006-12-07T12:55:34">
            <text:p>07/12/06 12:55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escription of the FirstToUpper function</text:p>
          </table:table-cell>
          <table:table-cell table:formula="oooc:=IF([.B367]&lt;=38082;&quot;1.1.0&quot;;IF([.B367]&lt;=38464;&quot;1.1.1&quot;;IF([.B367]&lt;=38796;&quot;1.1.2&quot;;IF([.B367]&lt;=39051;&quot;1.1.3&quot;;IF([.B367]&lt;=39133;&quot;1.1.4&quot;;IF([.B367]&lt;=39406;&quot;1.1.5&quot;;&quot;1.1.6&quot;))))))" office:value-type="string" office:string-value="1.1.2">
            <text:p>1.1.2</text:p>
          </table:table-cell>
          <table:table-cell table:formula="oooc:=IF([.C367]&lt;=38082;&quot;1.1.1&quot;;IF([.C367]&lt;=38464;&quot;1.1.2&quot;;IF([.C367]&lt;=38796;&quot;1.1.3&quot;;IF([.C367]&lt;=39051;&quot;1.1.4&quot;;IF([.C367]&lt;=39133;&quot;1.1.5&quot;;IF([.C367]&lt;=39406;&quot;1.1.6&quot;;&quot;1.1.7&quot;))))))" office:value-type="string" office:string-value="1.1.5">
            <text:p>1.1.5</text:p>
          </table:table-cell>
          <table:table-cell table:formula="oooc:=IF([.D367]=&quot;enhancement&quot;;&quot;mejora&quot;;&quot;fallo&quot;)" office:value-type="string" office:string-value="fallo">
            <text:p>fallo</text:p>
          </table:table-cell>
          <table:table-cell table:formula="oooc:=IF(OR([.E367]=&quot;NEW&quot;;[.E367]=&quot;ASSIGNED&quot;;[.E367]=&quot;REOPENED&quot;);&quot;pendiente&quot;;IF(OR([.F367]=&quot;LATER&quot;;[.F36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table:style-name="ce38" office:value-type="date" office:date-value="2006-03-17T10:17:20">
            <text:p>17/03/06 10:17</text:p>
          </table:table-cell>
          <table:table-cell table:style-name="ce38" office:value-type="date" office:date-value="2006-03-20T12:12:52">
            <text:p>20/03/06 12:12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a problem with Structs? TOLBase falls down</text:p>
          </table:table-cell>
          <table:table-cell table:formula="oooc:=IF([.B368]&lt;=38082;&quot;1.1.0&quot;;IF([.B368]&lt;=38464;&quot;1.1.1&quot;;IF([.B368]&lt;=38796;&quot;1.1.2&quot;;IF([.B368]&lt;=39051;&quot;1.1.3&quot;;IF([.B368]&lt;=39133;&quot;1.1.4&quot;;IF([.B368]&lt;=39406;&quot;1.1.5&quot;;&quot;1.1.6&quot;))))))" office:value-type="string" office:string-value="1.1.2">
            <text:p>1.1.2</text:p>
          </table:table-cell>
          <table:table-cell table:formula="oooc:=IF([.C368]&lt;=38082;&quot;1.1.1&quot;;IF([.C368]&lt;=38464;&quot;1.1.2&quot;;IF([.C368]&lt;=38796;&quot;1.1.3&quot;;IF([.C368]&lt;=39051;&quot;1.1.4&quot;;IF([.C368]&lt;=39133;&quot;1.1.5&quot;;IF([.C368]&lt;=39406;&quot;1.1.6&quot;;&quot;1.1.7&quot;))))))" office:value-type="string" office:string-value="1.1.4">
            <text:p>1.1.4</text:p>
          </table:table-cell>
          <table:table-cell table:formula="oooc:=IF([.D368]=&quot;enhancement&quot;;&quot;mejora&quot;;&quot;fallo&quot;)" office:value-type="string" office:string-value="fallo">
            <text:p>fallo</text:p>
          </table:table-cell>
          <table:table-cell table:formula="oooc:=IF(OR([.E368]=&quot;NEW&quot;;[.E368]=&quot;ASSIGNED&quot;;[.E368]=&quot;REOPENED&quot;);&quot;pendiente&quot;;IF(OR([.F368]=&quot;LATER&quot;;[.F36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table:style-name="ce38" office:value-type="date" office:date-value="2006-03-21T20:12:05">
            <text:p>21/03/06 20:12</text:p>
          </table:table-cell>
          <table:table-cell table:style-name="ce38" office:value-type="date" office:date-value="2006-12-02T02:25:59">
            <text:p>02/12/06 02:2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he parser can't recognize a non-sense code.</text:p>
          </table:table-cell>
          <table:table-cell table:formula="oooc:=IF([.B369]&lt;=38082;&quot;1.1.0&quot;;IF([.B369]&lt;=38464;&quot;1.1.1&quot;;IF([.B369]&lt;=38796;&quot;1.1.2&quot;;IF([.B369]&lt;=39051;&quot;1.1.3&quot;;IF([.B369]&lt;=39133;&quot;1.1.4&quot;;IF([.B369]&lt;=39406;&quot;1.1.5&quot;;&quot;1.1.6&quot;))))))" office:value-type="string" office:string-value="1.1.3">
            <text:p>1.1.3</text:p>
          </table:table-cell>
          <table:table-cell table:formula="oooc:=IF([.C369]&lt;=38082;&quot;1.1.1&quot;;IF([.C369]&lt;=38464;&quot;1.1.2&quot;;IF([.C369]&lt;=38796;&quot;1.1.3&quot;;IF([.C369]&lt;=39051;&quot;1.1.4&quot;;IF([.C369]&lt;=39133;&quot;1.1.5&quot;;IF([.C369]&lt;=39406;&quot;1.1.6&quot;;&quot;1.1.7&quot;))))))" office:value-type="string" office:string-value="1.1.5">
            <text:p>1.1.5</text:p>
          </table:table-cell>
          <table:table-cell table:formula="oooc:=IF([.D369]=&quot;enhancement&quot;;&quot;mejora&quot;;&quot;fallo&quot;)" office:value-type="string" office:string-value="fallo">
            <text:p>fallo</text:p>
          </table:table-cell>
          <table:table-cell table:formula="oooc:=IF(OR([.E369]=&quot;NEW&quot;;[.E369]=&quot;ASSIGNED&quot;;[.E369]=&quot;REOPENED&quot;);&quot;pendiente&quot;;IF(OR([.F369]=&quot;LATER&quot;;[.F36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table:style-name="ce38" office:value-type="date" office:date-value="2006-03-24T12:15:40">
            <text:p>24/03/06 12:15</text:p>
          </table:table-cell>
          <table:table-cell table:style-name="ce38" office:value-type="date" office:date-value="2006-04-25T12:15:11">
            <text:p>25/04/06 12:1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Find window can't remember the option "fit captial and small letters"</text:p>
          </table:table-cell>
          <table:table-cell table:formula="oooc:=IF([.B370]&lt;=38082;&quot;1.1.0&quot;;IF([.B370]&lt;=38464;&quot;1.1.1&quot;;IF([.B370]&lt;=38796;&quot;1.1.2&quot;;IF([.B370]&lt;=39051;&quot;1.1.3&quot;;IF([.B370]&lt;=39133;&quot;1.1.4&quot;;IF([.B370]&lt;=39406;&quot;1.1.5&quot;;&quot;1.1.6&quot;))))))" office:value-type="string" office:string-value="1.1.3">
            <text:p>1.1.3</text:p>
          </table:table-cell>
          <table:table-cell table:formula="oooc:=IF([.C370]&lt;=38082;&quot;1.1.1&quot;;IF([.C370]&lt;=38464;&quot;1.1.2&quot;;IF([.C370]&lt;=38796;&quot;1.1.3&quot;;IF([.C370]&lt;=39051;&quot;1.1.4&quot;;IF([.C370]&lt;=39133;&quot;1.1.5&quot;;IF([.C370]&lt;=39406;&quot;1.1.6&quot;;&quot;1.1.7&quot;))))))" office:value-type="string" office:string-value="1.1.4">
            <text:p>1.1.4</text:p>
          </table:table-cell>
          <table:table-cell table:formula="oooc:=IF([.D370]=&quot;enhancement&quot;;&quot;mejora&quot;;&quot;fallo&quot;)" office:value-type="string" office:string-value="fallo">
            <text:p>fallo</text:p>
          </table:table-cell>
          <table:table-cell table:formula="oooc:=IF(OR([.E370]=&quot;NEW&quot;;[.E370]=&quot;ASSIGNED&quot;;[.E370]=&quot;REOPENED&quot;);&quot;pendiente&quot;;IF(OR([.F370]=&quot;LATER&quot;;[.F37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table:style-name="ce38" office:value-type="date" office:date-value="2006-03-24T16:42:52">
            <text:p>24/03/06 16:42</text:p>
          </table:table-cell>
          <table:table-cell table:style-name="ce38" office:value-type="date" office:date-value="2006-12-07T12:56:08">
            <text:p>07/12/06 12:56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eticion para calculo de los residuos iniciales de un modelo ARIMA</text:p>
          </table:table-cell>
          <table:table-cell table:formula="oooc:=IF([.B371]&lt;=38082;&quot;1.1.0&quot;;IF([.B371]&lt;=38464;&quot;1.1.1&quot;;IF([.B371]&lt;=38796;&quot;1.1.2&quot;;IF([.B371]&lt;=39051;&quot;1.1.3&quot;;IF([.B371]&lt;=39133;&quot;1.1.4&quot;;IF([.B371]&lt;=39406;&quot;1.1.5&quot;;&quot;1.1.6&quot;))))))" office:value-type="string" office:string-value="1.1.3">
            <text:p>1.1.3</text:p>
          </table:table-cell>
          <table:table-cell table:formula="oooc:=IF([.C371]&lt;=38082;&quot;1.1.1&quot;;IF([.C371]&lt;=38464;&quot;1.1.2&quot;;IF([.C371]&lt;=38796;&quot;1.1.3&quot;;IF([.C371]&lt;=39051;&quot;1.1.4&quot;;IF([.C371]&lt;=39133;&quot;1.1.5&quot;;IF([.C371]&lt;=39406;&quot;1.1.6&quot;;&quot;1.1.7&quot;))))))" office:value-type="string" office:string-value="1.1.5">
            <text:p>1.1.5</text:p>
          </table:table-cell>
          <table:table-cell table:formula="oooc:=IF([.D371]=&quot;enhancement&quot;;&quot;mejora&quot;;&quot;fallo&quot;)" office:value-type="string" office:string-value="mejora">
            <text:p>mejora</text:p>
          </table:table-cell>
          <table:table-cell table:formula="oooc:=IF(OR([.E371]=&quot;NEW&quot;;[.E371]=&quot;ASSIGNED&quot;;[.E371]=&quot;REOPENED&quot;);&quot;pendiente&quot;;IF(OR([.F371]=&quot;LATER&quot;;[.F37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table:style-name="ce38" office:value-type="date" office:date-value="2006-03-27T11:28:10">
            <text:p>27/03/06 11:28</text:p>
          </table:table-cell>
          <table:table-cell table:style-name="ce38" office:value-type="date" office:date-value="2006-12-02T02:26:12.000001">
            <text:p>02/12/06 02:26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xport of data of a set-table</text:p>
          </table:table-cell>
          <table:table-cell table:formula="oooc:=IF([.B372]&lt;=38082;&quot;1.1.0&quot;;IF([.B372]&lt;=38464;&quot;1.1.1&quot;;IF([.B372]&lt;=38796;&quot;1.1.2&quot;;IF([.B372]&lt;=39051;&quot;1.1.3&quot;;IF([.B372]&lt;=39133;&quot;1.1.4&quot;;IF([.B372]&lt;=39406;&quot;1.1.5&quot;;&quot;1.1.6&quot;))))))" office:value-type="string" office:string-value="1.1.3">
            <text:p>1.1.3</text:p>
          </table:table-cell>
          <table:table-cell table:formula="oooc:=IF([.C372]&lt;=38082;&quot;1.1.1&quot;;IF([.C372]&lt;=38464;&quot;1.1.2&quot;;IF([.C372]&lt;=38796;&quot;1.1.3&quot;;IF([.C372]&lt;=39051;&quot;1.1.4&quot;;IF([.C372]&lt;=39133;&quot;1.1.5&quot;;IF([.C372]&lt;=39406;&quot;1.1.6&quot;;&quot;1.1.7&quot;))))))" office:value-type="string" office:string-value="1.1.5">
            <text:p>1.1.5</text:p>
          </table:table-cell>
          <table:table-cell table:formula="oooc:=IF([.D372]=&quot;enhancement&quot;;&quot;mejora&quot;;&quot;fallo&quot;)" office:value-type="string" office:string-value="mejora">
            <text:p>mejora</text:p>
          </table:table-cell>
          <table:table-cell table:formula="oooc:=IF(OR([.E372]=&quot;NEW&quot;;[.E372]=&quot;ASSIGNED&quot;;[.E372]=&quot;REOPENED&quot;);&quot;pendiente&quot;;IF(OR([.F372]=&quot;LATER&quot;;[.F37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table:style-name="ce38" office:value-type="date" office:date-value="2006-03-27T18:40:00">
            <text:p>27/03/06 18:40</text:p>
          </table:table-cell>
          <table:table-cell table:style-name="ce38" office:value-type="date" office:date-value="2006-05-09T15:48:47">
            <text:p>09/05/06 15:48</text:p>
          </table:table-cell>
          <table:table-cell office:value-type="string">
            <text:p>normal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Set column types</text:p>
          </table:table-cell>
          <table:table-cell table:formula="oooc:=IF([.B373]&lt;=38082;&quot;1.1.0&quot;;IF([.B373]&lt;=38464;&quot;1.1.1&quot;;IF([.B373]&lt;=38796;&quot;1.1.2&quot;;IF([.B373]&lt;=39051;&quot;1.1.3&quot;;IF([.B373]&lt;=39133;&quot;1.1.4&quot;;IF([.B373]&lt;=39406;&quot;1.1.5&quot;;&quot;1.1.6&quot;))))))" office:value-type="string" office:string-value="1.1.3">
            <text:p>1.1.3</text:p>
          </table:table-cell>
          <table:table-cell table:formula="oooc:=IF([.C373]&lt;=38082;&quot;1.1.1&quot;;IF([.C373]&lt;=38464;&quot;1.1.2&quot;;IF([.C373]&lt;=38796;&quot;1.1.3&quot;;IF([.C373]&lt;=39051;&quot;1.1.4&quot;;IF([.C373]&lt;=39133;&quot;1.1.5&quot;;IF([.C373]&lt;=39406;&quot;1.1.6&quot;;&quot;1.1.7&quot;))))))" office:value-type="string" office:string-value="1.1.4">
            <text:p>1.1.4</text:p>
          </table:table-cell>
          <table:table-cell table:formula="oooc:=IF([.D373]=&quot;enhancement&quot;;&quot;mejora&quot;;&quot;fallo&quot;)" office:value-type="string" office:string-value="fallo">
            <text:p>fallo</text:p>
          </table:table-cell>
          <table:table-cell table:formula="oooc:=IF(OR([.E373]=&quot;NEW&quot;;[.E373]=&quot;ASSIGNED&quot;;[.E373]=&quot;REOPENED&quot;);&quot;pendiente&quot;;IF(OR([.F373]=&quot;LATER&quot;;[.F373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table:style-name="ce38" office:value-type="date" office:date-value="2006-03-28T15:56:34">
            <text:p>28/03/06 15:56</text:p>
          </table:table-cell>
          <table:table-cell table:style-name="ce38" office:value-type="date" office:date-value="2006-04-20T12:13:15">
            <text:p>20/04/06 12:13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Object inspector can't remember the width of the columns</text:p>
          </table:table-cell>
          <table:table-cell table:formula="oooc:=IF([.B374]&lt;=38082;&quot;1.1.0&quot;;IF([.B374]&lt;=38464;&quot;1.1.1&quot;;IF([.B374]&lt;=38796;&quot;1.1.2&quot;;IF([.B374]&lt;=39051;&quot;1.1.3&quot;;IF([.B374]&lt;=39133;&quot;1.1.4&quot;;IF([.B374]&lt;=39406;&quot;1.1.5&quot;;&quot;1.1.6&quot;))))))" office:value-type="string" office:string-value="1.1.3">
            <text:p>1.1.3</text:p>
          </table:table-cell>
          <table:table-cell table:formula="oooc:=IF([.C374]&lt;=38082;&quot;1.1.1&quot;;IF([.C374]&lt;=38464;&quot;1.1.2&quot;;IF([.C374]&lt;=38796;&quot;1.1.3&quot;;IF([.C374]&lt;=39051;&quot;1.1.4&quot;;IF([.C374]&lt;=39133;&quot;1.1.5&quot;;IF([.C374]&lt;=39406;&quot;1.1.6&quot;;&quot;1.1.7&quot;))))))" office:value-type="string" office:string-value="1.1.4">
            <text:p>1.1.4</text:p>
          </table:table-cell>
          <table:table-cell table:formula="oooc:=IF([.D374]=&quot;enhancement&quot;;&quot;mejora&quot;;&quot;fallo&quot;)" office:value-type="string" office:string-value="mejora">
            <text:p>mejora</text:p>
          </table:table-cell>
          <table:table-cell table:formula="oooc:=IF(OR([.E374]=&quot;NEW&quot;;[.E374]=&quot;ASSIGNED&quot;;[.E374]=&quot;REOPENED&quot;);&quot;pendiente&quot;;IF(OR([.F374]=&quot;LATER&quot;;[.F374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table:style-name="ce38" office:value-type="date" office:date-value="2006-03-29T13:31:54">
            <text:p>29/03/06 13:31</text:p>
          </table:table-cell>
          <table:table-cell table:style-name="ce38" office:value-type="date" office:date-value="2006-12-02T02:26:50">
            <text:p>02/12/06 02:26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Unordered timeset problem.</text:p>
          </table:table-cell>
          <table:table-cell table:formula="oooc:=IF([.B375]&lt;=38082;&quot;1.1.0&quot;;IF([.B375]&lt;=38464;&quot;1.1.1&quot;;IF([.B375]&lt;=38796;&quot;1.1.2&quot;;IF([.B375]&lt;=39051;&quot;1.1.3&quot;;IF([.B375]&lt;=39133;&quot;1.1.4&quot;;IF([.B375]&lt;=39406;&quot;1.1.5&quot;;&quot;1.1.6&quot;))))))" office:value-type="string" office:string-value="1.1.3">
            <text:p>1.1.3</text:p>
          </table:table-cell>
          <table:table-cell table:formula="oooc:=IF([.C375]&lt;=38082;&quot;1.1.1&quot;;IF([.C375]&lt;=38464;&quot;1.1.2&quot;;IF([.C375]&lt;=38796;&quot;1.1.3&quot;;IF([.C375]&lt;=39051;&quot;1.1.4&quot;;IF([.C375]&lt;=39133;&quot;1.1.5&quot;;IF([.C375]&lt;=39406;&quot;1.1.6&quot;;&quot;1.1.7&quot;))))))" office:value-type="string" office:string-value="1.1.5">
            <text:p>1.1.5</text:p>
          </table:table-cell>
          <table:table-cell table:formula="oooc:=IF([.D375]=&quot;enhancement&quot;;&quot;mejora&quot;;&quot;fallo&quot;)" office:value-type="string" office:string-value="fallo">
            <text:p>fallo</text:p>
          </table:table-cell>
          <table:table-cell table:formula="oooc:=IF(OR([.E375]=&quot;NEW&quot;;[.E375]=&quot;ASSIGNED&quot;;[.E375]=&quot;REOPENED&quot;);&quot;pendiente&quot;;IF(OR([.F375]=&quot;LATER&quot;;[.F37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table:style-name="ce38" office:value-type="date" office:date-value="2006-03-29T17:44:12">
            <text:p>29/03/06 17:44</text:p>
          </table:table-cell>
          <table:table-cell table:style-name="ce38" office:value-type="date" office:date-value="2006-12-07T17:33:13">
            <text:p>07/12/06 17:33</text:p>
          </table:table-cell>
          <table:table-cell office:value-type="string">
            <text:p>normal</text:p>
          </table:table-cell>
          <table:table-cell office:value-type="string">
            <text:p>CLOSED</text:p>
          </table:table-cell>
          <table:table-cell office:value-type="string">
            <text:p>REMIND</text:p>
          </table:table-cell>
          <table:table-cell office:value-type="string">
            <text:p>TOL</text:p>
          </table:table-cell>
          <table:table-cell office:value-type="string">
            <text:p>Compilation errors</text:p>
          </table:table-cell>
          <table:table-cell table:formula="oooc:=IF([.B376]&lt;=38082;&quot;1.1.0&quot;;IF([.B376]&lt;=38464;&quot;1.1.1&quot;;IF([.B376]&lt;=38796;&quot;1.1.2&quot;;IF([.B376]&lt;=39051;&quot;1.1.3&quot;;IF([.B376]&lt;=39133;&quot;1.1.4&quot;;IF([.B376]&lt;=39406;&quot;1.1.5&quot;;&quot;1.1.6&quot;))))))" office:value-type="string" office:string-value="1.1.3">
            <text:p>1.1.3</text:p>
          </table:table-cell>
          <table:table-cell table:formula="oooc:=IF([.C376]&lt;=38082;&quot;1.1.1&quot;;IF([.C376]&lt;=38464;&quot;1.1.2&quot;;IF([.C376]&lt;=38796;&quot;1.1.3&quot;;IF([.C376]&lt;=39051;&quot;1.1.4&quot;;IF([.C376]&lt;=39133;&quot;1.1.5&quot;;IF([.C376]&lt;=39406;&quot;1.1.6&quot;;&quot;1.1.7&quot;))))))" office:value-type="string" office:string-value="1.1.5">
            <text:p>1.1.5</text:p>
          </table:table-cell>
          <table:table-cell table:formula="oooc:=IF([.D376]=&quot;enhancement&quot;;&quot;mejora&quot;;&quot;fallo&quot;)" office:value-type="string" office:string-value="fallo">
            <text:p>fallo</text:p>
          </table:table-cell>
          <table:table-cell table:formula="oooc:=IF(OR([.E376]=&quot;NEW&quot;;[.E376]=&quot;ASSIGNED&quot;;[.E376]=&quot;REOPENED&quot;);&quot;pendiente&quot;;IF(OR([.F376]=&quot;LATER&quot;;[.F376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table:style-name="ce38" office:value-type="date" office:date-value="2006-03-30T21:00:25">
            <text:p>30/03/06 21:00</text:p>
          </table:table-cell>
          <table:table-cell table:style-name="ce38" office:value-type="date" office:date-value="2006-12-07T17:34:12">
            <text:p>07/12/06 17:3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when creating a long set of dates</text:p>
          </table:table-cell>
          <table:table-cell table:formula="oooc:=IF([.B377]&lt;=38082;&quot;1.1.0&quot;;IF([.B377]&lt;=38464;&quot;1.1.1&quot;;IF([.B377]&lt;=38796;&quot;1.1.2&quot;;IF([.B377]&lt;=39051;&quot;1.1.3&quot;;IF([.B377]&lt;=39133;&quot;1.1.4&quot;;IF([.B377]&lt;=39406;&quot;1.1.5&quot;;&quot;1.1.6&quot;))))))" office:value-type="string" office:string-value="1.1.3">
            <text:p>1.1.3</text:p>
          </table:table-cell>
          <table:table-cell table:formula="oooc:=IF([.C377]&lt;=38082;&quot;1.1.1&quot;;IF([.C377]&lt;=38464;&quot;1.1.2&quot;;IF([.C377]&lt;=38796;&quot;1.1.3&quot;;IF([.C377]&lt;=39051;&quot;1.1.4&quot;;IF([.C377]&lt;=39133;&quot;1.1.5&quot;;IF([.C377]&lt;=39406;&quot;1.1.6&quot;;&quot;1.1.7&quot;))))))" office:value-type="string" office:string-value="1.1.5">
            <text:p>1.1.5</text:p>
          </table:table-cell>
          <table:table-cell table:formula="oooc:=IF([.D377]=&quot;enhancement&quot;;&quot;mejora&quot;;&quot;fallo&quot;)" office:value-type="string" office:string-value="fallo">
            <text:p>fallo</text:p>
          </table:table-cell>
          <table:table-cell table:formula="oooc:=IF(OR([.E377]=&quot;NEW&quot;;[.E377]=&quot;ASSIGNED&quot;;[.E377]=&quot;REOPENED&quot;);&quot;pendiente&quot;;IF(OR([.F377]=&quot;LATER&quot;;[.F37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table:style-name="ce38" office:value-type="date" office:date-value="2006-03-30T23:12:14">
            <text:p>30/03/06 23:12</text:p>
          </table:table-cell>
          <table:table-cell table:style-name="ce38" office:value-type="date" office:date-value="2006-12-02T02:27:02">
            <text:p>02/12/06 02:27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in defining real numbers in scientific format</text:p>
          </table:table-cell>
          <table:table-cell table:formula="oooc:=IF([.B378]&lt;=38082;&quot;1.1.0&quot;;IF([.B378]&lt;=38464;&quot;1.1.1&quot;;IF([.B378]&lt;=38796;&quot;1.1.2&quot;;IF([.B378]&lt;=39051;&quot;1.1.3&quot;;IF([.B378]&lt;=39133;&quot;1.1.4&quot;;IF([.B378]&lt;=39406;&quot;1.1.5&quot;;&quot;1.1.6&quot;))))))" office:value-type="string" office:string-value="1.1.3">
            <text:p>1.1.3</text:p>
          </table:table-cell>
          <table:table-cell table:formula="oooc:=IF([.C378]&lt;=38082;&quot;1.1.1&quot;;IF([.C378]&lt;=38464;&quot;1.1.2&quot;;IF([.C378]&lt;=38796;&quot;1.1.3&quot;;IF([.C378]&lt;=39051;&quot;1.1.4&quot;;IF([.C378]&lt;=39133;&quot;1.1.5&quot;;IF([.C378]&lt;=39406;&quot;1.1.6&quot;;&quot;1.1.7&quot;))))))" office:value-type="string" office:string-value="1.1.5">
            <text:p>1.1.5</text:p>
          </table:table-cell>
          <table:table-cell table:formula="oooc:=IF([.D378]=&quot;enhancement&quot;;&quot;mejora&quot;;&quot;fallo&quot;)" office:value-type="string" office:string-value="fallo">
            <text:p>fallo</text:p>
          </table:table-cell>
          <table:table-cell table:formula="oooc:=IF(OR([.E378]=&quot;NEW&quot;;[.E378]=&quot;ASSIGNED&quot;;[.E378]=&quot;REOPENED&quot;);&quot;pendiente&quot;;IF(OR([.F378]=&quot;LATER&quot;;[.F37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table:style-name="ce38" office:value-type="date" office:date-value="2006-03-31T17:13:21">
            <text:p>31/03/06 17:13</text:p>
          </table:table-cell>
          <table:table-cell table:style-name="ce38" office:value-type="date" office:date-value="2006-12-02T02:27:15">
            <text:p>02/12/06 02:2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using Estimate</text:p>
          </table:table-cell>
          <table:table-cell table:formula="oooc:=IF([.B379]&lt;=38082;&quot;1.1.0&quot;;IF([.B379]&lt;=38464;&quot;1.1.1&quot;;IF([.B379]&lt;=38796;&quot;1.1.2&quot;;IF([.B379]&lt;=39051;&quot;1.1.3&quot;;IF([.B379]&lt;=39133;&quot;1.1.4&quot;;IF([.B379]&lt;=39406;&quot;1.1.5&quot;;&quot;1.1.6&quot;))))))" office:value-type="string" office:string-value="1.1.3">
            <text:p>1.1.3</text:p>
          </table:table-cell>
          <table:table-cell table:formula="oooc:=IF([.C379]&lt;=38082;&quot;1.1.1&quot;;IF([.C379]&lt;=38464;&quot;1.1.2&quot;;IF([.C379]&lt;=38796;&quot;1.1.3&quot;;IF([.C379]&lt;=39051;&quot;1.1.4&quot;;IF([.C379]&lt;=39133;&quot;1.1.5&quot;;IF([.C379]&lt;=39406;&quot;1.1.6&quot;;&quot;1.1.7&quot;))))))" office:value-type="string" office:string-value="1.1.5">
            <text:p>1.1.5</text:p>
          </table:table-cell>
          <table:table-cell table:formula="oooc:=IF([.D379]=&quot;enhancement&quot;;&quot;mejora&quot;;&quot;fallo&quot;)" office:value-type="string" office:string-value="fallo">
            <text:p>fallo</text:p>
          </table:table-cell>
          <table:table-cell table:formula="oooc:=IF(OR([.E379]=&quot;NEW&quot;;[.E379]=&quot;ASSIGNED&quot;;[.E379]=&quot;REOPENED&quot;);&quot;pendiente&quot;;IF(OR([.F379]=&quot;LATER&quot;;[.F37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table:style-name="ce38" office:value-type="date" office:date-value="2006-04-03T16:53:48">
            <text:p>03/04/06 16:53</text:p>
          </table:table-cell>
          <table:table-cell table:style-name="ce38" office:value-type="date" office:date-value="2006-12-02T02:27:32">
            <text:p>02/12/06 02:27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when including a text</text:p>
          </table:table-cell>
          <table:table-cell table:formula="oooc:=IF([.B380]&lt;=38082;&quot;1.1.0&quot;;IF([.B380]&lt;=38464;&quot;1.1.1&quot;;IF([.B380]&lt;=38796;&quot;1.1.2&quot;;IF([.B380]&lt;=39051;&quot;1.1.3&quot;;IF([.B380]&lt;=39133;&quot;1.1.4&quot;;IF([.B380]&lt;=39406;&quot;1.1.5&quot;;&quot;1.1.6&quot;))))))" office:value-type="string" office:string-value="1.1.3">
            <text:p>1.1.3</text:p>
          </table:table-cell>
          <table:table-cell table:formula="oooc:=IF([.C380]&lt;=38082;&quot;1.1.1&quot;;IF([.C380]&lt;=38464;&quot;1.1.2&quot;;IF([.C380]&lt;=38796;&quot;1.1.3&quot;;IF([.C380]&lt;=39051;&quot;1.1.4&quot;;IF([.C380]&lt;=39133;&quot;1.1.5&quot;;IF([.C380]&lt;=39406;&quot;1.1.6&quot;;&quot;1.1.7&quot;))))))" office:value-type="string" office:string-value="1.1.5">
            <text:p>1.1.5</text:p>
          </table:table-cell>
          <table:table-cell table:formula="oooc:=IF([.D380]=&quot;enhancement&quot;;&quot;mejora&quot;;&quot;fallo&quot;)" office:value-type="string" office:string-value="fallo">
            <text:p>fallo</text:p>
          </table:table-cell>
          <table:table-cell table:formula="oooc:=IF(OR([.E380]=&quot;NEW&quot;;[.E380]=&quot;ASSIGNED&quot;;[.E380]=&quot;REOPENED&quot;);&quot;pendiente&quot;;IF(OR([.F380]=&quot;LATER&quot;;[.F38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table:style-name="ce38" office:value-type="date" office:date-value="2006-04-03T16:54:09">
            <text:p>03/04/06 16:54</text:p>
          </table:table-cell>
          <table:table-cell table:style-name="ce38" office:value-type="date" office:date-value="2006-04-03T17:05:41">
            <text:p>03/04/06 17:05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Problem when including a text</text:p>
          </table:table-cell>
          <table:table-cell table:formula="oooc:=IF([.B381]&lt;=38082;&quot;1.1.0&quot;;IF([.B381]&lt;=38464;&quot;1.1.1&quot;;IF([.B381]&lt;=38796;&quot;1.1.2&quot;;IF([.B381]&lt;=39051;&quot;1.1.3&quot;;IF([.B381]&lt;=39133;&quot;1.1.4&quot;;IF([.B381]&lt;=39406;&quot;1.1.5&quot;;&quot;1.1.6&quot;))))))" office:value-type="string" office:string-value="1.1.3">
            <text:p>1.1.3</text:p>
          </table:table-cell>
          <table:table-cell table:formula="oooc:=IF([.C381]&lt;=38082;&quot;1.1.1&quot;;IF([.C381]&lt;=38464;&quot;1.1.2&quot;;IF([.C381]&lt;=38796;&quot;1.1.3&quot;;IF([.C381]&lt;=39051;&quot;1.1.4&quot;;IF([.C381]&lt;=39133;&quot;1.1.5&quot;;IF([.C381]&lt;=39406;&quot;1.1.6&quot;;&quot;1.1.7&quot;))))))" office:value-type="string" office:string-value="1.1.4">
            <text:p>1.1.4</text:p>
          </table:table-cell>
          <table:table-cell table:formula="oooc:=IF([.D381]=&quot;enhancement&quot;;&quot;mejora&quot;;&quot;fallo&quot;)" office:value-type="string" office:string-value="fallo">
            <text:p>fallo</text:p>
          </table:table-cell>
          <table:table-cell table:formula="oooc:=IF(OR([.E381]=&quot;NEW&quot;;[.E381]=&quot;ASSIGNED&quot;;[.E381]=&quot;REOPENED&quot;);&quot;pendiente&quot;;IF(OR([.F381]=&quot;LATER&quot;;[.F38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table:number-columns-repeated="2" table:style-name="ce38" office:value-type="date" office:date-value="2006-04-06T11:29:38">
            <text:p>06/04/06 11:29</text:p>
          </table:table-cell>
          <table:table-cell office:value-type="string">
            <text:p>normal</text:p>
          </table:table-cell>
          <table:table-cell office:value-type="string">
            <text:p>NEW</text:p>
          </table:table-cell>
          <table:table-cell/>
          <table:table-cell office:value-type="string">
            <text:p>TOL</text:p>
          </table:table-cell>
          <table:table-cell office:value-type="string">
            <text:p>DBTable function fails when accessing real fields of an Oracle92 table</text:p>
          </table:table-cell>
          <table:table-cell table:formula="oooc:=IF([.B382]&lt;=38082;&quot;1.1.0&quot;;IF([.B382]&lt;=38464;&quot;1.1.1&quot;;IF([.B382]&lt;=38796;&quot;1.1.2&quot;;IF([.B382]&lt;=39051;&quot;1.1.3&quot;;IF([.B382]&lt;=39133;&quot;1.1.4&quot;;IF([.B382]&lt;=39406;&quot;1.1.5&quot;;&quot;1.1.6&quot;))))))" office:value-type="string" office:string-value="1.1.3">
            <text:p>1.1.3</text:p>
          </table:table-cell>
          <table:table-cell table:formula="oooc:=IF([.C382]&lt;=38082;&quot;1.1.1&quot;;IF([.C382]&lt;=38464;&quot;1.1.2&quot;;IF([.C382]&lt;=38796;&quot;1.1.3&quot;;IF([.C382]&lt;=39051;&quot;1.1.4&quot;;IF([.C382]&lt;=39133;&quot;1.1.5&quot;;IF([.C382]&lt;=39406;&quot;1.1.6&quot;;&quot;1.1.7&quot;))))))" office:value-type="string" office:string-value="1.1.4">
            <text:p>1.1.4</text:p>
          </table:table-cell>
          <table:table-cell table:formula="oooc:=IF([.D382]=&quot;enhancement&quot;;&quot;mejora&quot;;&quot;fallo&quot;)" office:value-type="string" office:string-value="fallo">
            <text:p>fallo</text:p>
          </table:table-cell>
          <table:table-cell table:formula="oooc:=IF(OR([.E382]=&quot;NEW&quot;;[.E382]=&quot;ASSIGNED&quot;;[.E382]=&quot;REOPENED&quot;);&quot;pendiente&quot;;IF(OR([.F382]=&quot;LATER&quot;;[.F382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table:style-name="ce38" office:value-type="date" office:date-value="2006-04-11T16:02:25">
            <text:p>11/04/06 16:02</text:p>
          </table:table-cell>
          <table:table-cell table:style-name="ce38" office:value-type="date" office:date-value="2006-12-02T02:27:49.000001">
            <text:p>02/12/06 02:27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accessing Succ(Succ (TS, negative integer, TS),negative integer,TS)</text:p>
          </table:table-cell>
          <table:table-cell table:formula="oooc:=IF([.B383]&lt;=38082;&quot;1.1.0&quot;;IF([.B383]&lt;=38464;&quot;1.1.1&quot;;IF([.B383]&lt;=38796;&quot;1.1.2&quot;;IF([.B383]&lt;=39051;&quot;1.1.3&quot;;IF([.B383]&lt;=39133;&quot;1.1.4&quot;;IF([.B383]&lt;=39406;&quot;1.1.5&quot;;&quot;1.1.6&quot;))))))" office:value-type="string" office:string-value="1.1.3">
            <text:p>1.1.3</text:p>
          </table:table-cell>
          <table:table-cell table:formula="oooc:=IF([.C383]&lt;=38082;&quot;1.1.1&quot;;IF([.C383]&lt;=38464;&quot;1.1.2&quot;;IF([.C383]&lt;=38796;&quot;1.1.3&quot;;IF([.C383]&lt;=39051;&quot;1.1.4&quot;;IF([.C383]&lt;=39133;&quot;1.1.5&quot;;IF([.C383]&lt;=39406;&quot;1.1.6&quot;;&quot;1.1.7&quot;))))))" office:value-type="string" office:string-value="1.1.5">
            <text:p>1.1.5</text:p>
          </table:table-cell>
          <table:table-cell table:formula="oooc:=IF([.D383]=&quot;enhancement&quot;;&quot;mejora&quot;;&quot;fallo&quot;)" office:value-type="string" office:string-value="fallo">
            <text:p>fallo</text:p>
          </table:table-cell>
          <table:table-cell table:formula="oooc:=IF(OR([.E383]=&quot;NEW&quot;;[.E383]=&quot;ASSIGNED&quot;;[.E383]=&quot;REOPENED&quot;);&quot;pendiente&quot;;IF(OR([.F383]=&quot;LATER&quot;;[.F38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table:style-name="ce38" office:value-type="date" office:date-value="2006-04-11T19:54:33">
            <text:p>11/04/06 19:54</text:p>
          </table:table-cell>
          <table:table-cell table:style-name="ce38" office:value-type="date" office:date-value="2006-12-02T02:27:59">
            <text:p>02/12/06 02:27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stimate makes TOL crash when ModelDef has a wrong bad definition</text:p>
          </table:table-cell>
          <table:table-cell table:formula="oooc:=IF([.B384]&lt;=38082;&quot;1.1.0&quot;;IF([.B384]&lt;=38464;&quot;1.1.1&quot;;IF([.B384]&lt;=38796;&quot;1.1.2&quot;;IF([.B384]&lt;=39051;&quot;1.1.3&quot;;IF([.B384]&lt;=39133;&quot;1.1.4&quot;;IF([.B384]&lt;=39406;&quot;1.1.5&quot;;&quot;1.1.6&quot;))))))" office:value-type="string" office:string-value="1.1.3">
            <text:p>1.1.3</text:p>
          </table:table-cell>
          <table:table-cell table:formula="oooc:=IF([.C384]&lt;=38082;&quot;1.1.1&quot;;IF([.C384]&lt;=38464;&quot;1.1.2&quot;;IF([.C384]&lt;=38796;&quot;1.1.3&quot;;IF([.C384]&lt;=39051;&quot;1.1.4&quot;;IF([.C384]&lt;=39133;&quot;1.1.5&quot;;IF([.C384]&lt;=39406;&quot;1.1.6&quot;;&quot;1.1.7&quot;))))))" office:value-type="string" office:string-value="1.1.5">
            <text:p>1.1.5</text:p>
          </table:table-cell>
          <table:table-cell table:formula="oooc:=IF([.D384]=&quot;enhancement&quot;;&quot;mejora&quot;;&quot;fallo&quot;)" office:value-type="string" office:string-value="fallo">
            <text:p>fallo</text:p>
          </table:table-cell>
          <table:table-cell table:formula="oooc:=IF(OR([.E384]=&quot;NEW&quot;;[.E384]=&quot;ASSIGNED&quot;;[.E384]=&quot;REOPENED&quot;);&quot;pendiente&quot;;IF(OR([.F384]=&quot;LATER&quot;;[.F38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table:style-name="ce38" office:value-type="date" office:date-value="2006-04-12T22:45:20">
            <text:p>12/04/06 22:45</text:p>
          </table:table-cell>
          <table:table-cell table:style-name="ce38" office:value-type="date" office:date-value="2006-04-29T21:50:11">
            <text:p>29/04/06 21:50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Problem with TOL variable Language</text:p>
          </table:table-cell>
          <table:table-cell table:formula="oooc:=IF([.B385]&lt;=38082;&quot;1.1.0&quot;;IF([.B385]&lt;=38464;&quot;1.1.1&quot;;IF([.B385]&lt;=38796;&quot;1.1.2&quot;;IF([.B385]&lt;=39051;&quot;1.1.3&quot;;IF([.B385]&lt;=39133;&quot;1.1.4&quot;;IF([.B385]&lt;=39406;&quot;1.1.5&quot;;&quot;1.1.6&quot;))))))" office:value-type="string" office:string-value="1.1.3">
            <text:p>1.1.3</text:p>
          </table:table-cell>
          <table:table-cell table:formula="oooc:=IF([.C385]&lt;=38082;&quot;1.1.1&quot;;IF([.C385]&lt;=38464;&quot;1.1.2&quot;;IF([.C385]&lt;=38796;&quot;1.1.3&quot;;IF([.C385]&lt;=39051;&quot;1.1.4&quot;;IF([.C385]&lt;=39133;&quot;1.1.5&quot;;IF([.C385]&lt;=39406;&quot;1.1.6&quot;;&quot;1.1.7&quot;))))))" office:value-type="string" office:string-value="1.1.4">
            <text:p>1.1.4</text:p>
          </table:table-cell>
          <table:table-cell table:formula="oooc:=IF([.D385]=&quot;enhancement&quot;;&quot;mejora&quot;;&quot;fallo&quot;)" office:value-type="string" office:string-value="fallo">
            <text:p>fallo</text:p>
          </table:table-cell>
          <table:table-cell table:formula="oooc:=IF(OR([.E385]=&quot;NEW&quot;;[.E385]=&quot;ASSIGNED&quot;;[.E385]=&quot;REOPENED&quot;);&quot;pendiente&quot;;IF(OR([.F385]=&quot;LATER&quot;;[.F38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table:style-name="ce38" office:value-type="date" office:date-value="2006-04-25T16:52:41">
            <text:p>25/04/06 16:52</text:p>
          </table:table-cell>
          <table:table-cell table:style-name="ce38" office:value-type="date" office:date-value="2006-04-26T17:32:58">
            <text:p>26/04/06 17:32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Compile till node enhancement</text:p>
          </table:table-cell>
          <table:table-cell table:formula="oooc:=IF([.B386]&lt;=38082;&quot;1.1.0&quot;;IF([.B386]&lt;=38464;&quot;1.1.1&quot;;IF([.B386]&lt;=38796;&quot;1.1.2&quot;;IF([.B386]&lt;=39051;&quot;1.1.3&quot;;IF([.B386]&lt;=39133;&quot;1.1.4&quot;;IF([.B386]&lt;=39406;&quot;1.1.5&quot;;&quot;1.1.6&quot;))))))" office:value-type="string" office:string-value="1.1.3">
            <text:p>1.1.3</text:p>
          </table:table-cell>
          <table:table-cell table:formula="oooc:=IF([.C386]&lt;=38082;&quot;1.1.1&quot;;IF([.C386]&lt;=38464;&quot;1.1.2&quot;;IF([.C386]&lt;=38796;&quot;1.1.3&quot;;IF([.C386]&lt;=39051;&quot;1.1.4&quot;;IF([.C386]&lt;=39133;&quot;1.1.5&quot;;IF([.C386]&lt;=39406;&quot;1.1.6&quot;;&quot;1.1.7&quot;))))))" office:value-type="string" office:string-value="1.1.4">
            <text:p>1.1.4</text:p>
          </table:table-cell>
          <table:table-cell table:formula="oooc:=IF([.D386]=&quot;enhancement&quot;;&quot;mejora&quot;;&quot;fallo&quot;)" office:value-type="string" office:string-value="mejora">
            <text:p>mejora</text:p>
          </table:table-cell>
          <table:table-cell table:formula="oooc:=IF(OR([.E386]=&quot;NEW&quot;;[.E386]=&quot;ASSIGNED&quot;;[.E386]=&quot;REOPENED&quot;);&quot;pendiente&quot;;IF(OR([.F386]=&quot;LATER&quot;;[.F38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table:style-name="ce38" office:value-type="date" office:date-value="2006-04-25T17:17:38">
            <text:p>25/04/06 17:17</text:p>
          </table:table-cell>
          <table:table-cell table:style-name="ce38" office:value-type="date" office:date-value="2006-04-26T17:41:15">
            <text:p>26/04/06 17:4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Cannot compile</text:p>
          </table:table-cell>
          <table:table-cell table:formula="oooc:=IF([.B387]&lt;=38082;&quot;1.1.0&quot;;IF([.B387]&lt;=38464;&quot;1.1.1&quot;;IF([.B387]&lt;=38796;&quot;1.1.2&quot;;IF([.B387]&lt;=39051;&quot;1.1.3&quot;;IF([.B387]&lt;=39133;&quot;1.1.4&quot;;IF([.B387]&lt;=39406;&quot;1.1.5&quot;;&quot;1.1.6&quot;))))))" office:value-type="string" office:string-value="1.1.3">
            <text:p>1.1.3</text:p>
          </table:table-cell>
          <table:table-cell table:formula="oooc:=IF([.C387]&lt;=38082;&quot;1.1.1&quot;;IF([.C387]&lt;=38464;&quot;1.1.2&quot;;IF([.C387]&lt;=38796;&quot;1.1.3&quot;;IF([.C387]&lt;=39051;&quot;1.1.4&quot;;IF([.C387]&lt;=39133;&quot;1.1.5&quot;;IF([.C387]&lt;=39406;&quot;1.1.6&quot;;&quot;1.1.7&quot;))))))" office:value-type="string" office:string-value="1.1.4">
            <text:p>1.1.4</text:p>
          </table:table-cell>
          <table:table-cell table:formula="oooc:=IF([.D387]=&quot;enhancement&quot;;&quot;mejora&quot;;&quot;fallo&quot;)" office:value-type="string" office:string-value="fallo">
            <text:p>fallo</text:p>
          </table:table-cell>
          <table:table-cell table:formula="oooc:=IF(OR([.E387]=&quot;NEW&quot;;[.E387]=&quot;ASSIGNED&quot;;[.E387]=&quot;REOPENED&quot;);&quot;pendiente&quot;;IF(OR([.F387]=&quot;LATER&quot;;[.F38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table:style-name="ce38" office:value-type="date" office:date-value="2006-04-25T19:23:48">
            <text:p>25/04/06 19:23</text:p>
          </table:table-cell>
          <table:table-cell table:style-name="ce38" office:value-type="date" office:date-value="2006-12-07T12:59:05">
            <text:p>07/12/06 12:5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gmentation fault in FormatReal</text:p>
          </table:table-cell>
          <table:table-cell table:formula="oooc:=IF([.B388]&lt;=38082;&quot;1.1.0&quot;;IF([.B388]&lt;=38464;&quot;1.1.1&quot;;IF([.B388]&lt;=38796;&quot;1.1.2&quot;;IF([.B388]&lt;=39051;&quot;1.1.3&quot;;IF([.B388]&lt;=39133;&quot;1.1.4&quot;;IF([.B388]&lt;=39406;&quot;1.1.5&quot;;&quot;1.1.6&quot;))))))" office:value-type="string" office:string-value="1.1.3">
            <text:p>1.1.3</text:p>
          </table:table-cell>
          <table:table-cell table:formula="oooc:=IF([.C388]&lt;=38082;&quot;1.1.1&quot;;IF([.C388]&lt;=38464;&quot;1.1.2&quot;;IF([.C388]&lt;=38796;&quot;1.1.3&quot;;IF([.C388]&lt;=39051;&quot;1.1.4&quot;;IF([.C388]&lt;=39133;&quot;1.1.5&quot;;IF([.C388]&lt;=39406;&quot;1.1.6&quot;;&quot;1.1.7&quot;))))))" office:value-type="string" office:string-value="1.1.5">
            <text:p>1.1.5</text:p>
          </table:table-cell>
          <table:table-cell table:formula="oooc:=IF([.D388]=&quot;enhancement&quot;;&quot;mejora&quot;;&quot;fallo&quot;)" office:value-type="string" office:string-value="fallo">
            <text:p>fallo</text:p>
          </table:table-cell>
          <table:table-cell table:formula="oooc:=IF(OR([.E388]=&quot;NEW&quot;;[.E388]=&quot;ASSIGNED&quot;;[.E388]=&quot;REOPENED&quot;);&quot;pendiente&quot;;IF(OR([.F388]=&quot;LATER&quot;;[.F38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table:style-name="ce38" office:value-type="date" office:date-value="2006-04-25T19:36:04">
            <text:p>25/04/06 19:36</text:p>
          </table:table-cell>
          <table:table-cell table:style-name="ce38" office:value-type="date" office:date-value="2006-12-02T02:28:17">
            <text:p>02/12/06 02:28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with adding matrices</text:p>
          </table:table-cell>
          <table:table-cell table:formula="oooc:=IF([.B389]&lt;=38082;&quot;1.1.0&quot;;IF([.B389]&lt;=38464;&quot;1.1.1&quot;;IF([.B389]&lt;=38796;&quot;1.1.2&quot;;IF([.B389]&lt;=39051;&quot;1.1.3&quot;;IF([.B389]&lt;=39133;&quot;1.1.4&quot;;IF([.B389]&lt;=39406;&quot;1.1.5&quot;;&quot;1.1.6&quot;))))))" office:value-type="string" office:string-value="1.1.3">
            <text:p>1.1.3</text:p>
          </table:table-cell>
          <table:table-cell table:formula="oooc:=IF([.C389]&lt;=38082;&quot;1.1.1&quot;;IF([.C389]&lt;=38464;&quot;1.1.2&quot;;IF([.C389]&lt;=38796;&quot;1.1.3&quot;;IF([.C389]&lt;=39051;&quot;1.1.4&quot;;IF([.C389]&lt;=39133;&quot;1.1.5&quot;;IF([.C389]&lt;=39406;&quot;1.1.6&quot;;&quot;1.1.7&quot;))))))" office:value-type="string" office:string-value="1.1.5">
            <text:p>1.1.5</text:p>
          </table:table-cell>
          <table:table-cell table:formula="oooc:=IF([.D389]=&quot;enhancement&quot;;&quot;mejora&quot;;&quot;fallo&quot;)" office:value-type="string" office:string-value="fallo">
            <text:p>fallo</text:p>
          </table:table-cell>
          <table:table-cell table:formula="oooc:=IF(OR([.E389]=&quot;NEW&quot;;[.E389]=&quot;ASSIGNED&quot;;[.E389]=&quot;REOPENED&quot;);&quot;pendiente&quot;;IF(OR([.F389]=&quot;LATER&quot;;[.F38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table:style-name="ce38" office:value-type="date" office:date-value="2006-04-25T19:51:29">
            <text:p>25/04/06 19:51</text:p>
          </table:table-cell>
          <table:table-cell table:style-name="ce38" office:value-type="date" office:date-value="2007-11-07T21:01:41">
            <text:p>07/11/07 21:01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trange error message in DBCreateSeriesTable</text:p>
          </table:table-cell>
          <table:table-cell table:formula="oooc:=IF([.B390]&lt;=38082;&quot;1.1.0&quot;;IF([.B390]&lt;=38464;&quot;1.1.1&quot;;IF([.B390]&lt;=38796;&quot;1.1.2&quot;;IF([.B390]&lt;=39051;&quot;1.1.3&quot;;IF([.B390]&lt;=39133;&quot;1.1.4&quot;;IF([.B390]&lt;=39406;&quot;1.1.5&quot;;&quot;1.1.6&quot;))))))" office:value-type="string" office:string-value="1.1.3">
            <text:p>1.1.3</text:p>
          </table:table-cell>
          <table:table-cell table:formula="oooc:=IF([.C390]&lt;=38082;&quot;1.1.1&quot;;IF([.C390]&lt;=38464;&quot;1.1.2&quot;;IF([.C390]&lt;=38796;&quot;1.1.3&quot;;IF([.C390]&lt;=39051;&quot;1.1.4&quot;;IF([.C390]&lt;=39133;&quot;1.1.5&quot;;IF([.C390]&lt;=39406;&quot;1.1.6&quot;;&quot;1.1.7&quot;))))))" office:value-type="string" office:string-value="1.1.6">
            <text:p>1.1.6</text:p>
          </table:table-cell>
          <table:table-cell table:formula="oooc:=IF([.D390]=&quot;enhancement&quot;;&quot;mejora&quot;;&quot;fallo&quot;)" office:value-type="string" office:string-value="fallo">
            <text:p>fallo</text:p>
          </table:table-cell>
          <table:table-cell table:formula="oooc:=IF(OR([.E390]=&quot;NEW&quot;;[.E390]=&quot;ASSIGNED&quot;;[.E390]=&quot;REOPENED&quot;);&quot;pendiente&quot;;IF(OR([.F390]=&quot;LATER&quot;;[.F39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table:style-name="ce38" office:value-type="date" office:date-value="2006-04-26T14:57:11">
            <text:p>26/04/06 14:57</text:p>
          </table:table-cell>
          <table:table-cell table:style-name="ce38" office:value-type="date" office:date-value="2006-12-02T02:28:28">
            <text:p>02/12/06 02:28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with DistNormalInv</text:p>
          </table:table-cell>
          <table:table-cell table:formula="oooc:=IF([.B391]&lt;=38082;&quot;1.1.0&quot;;IF([.B391]&lt;=38464;&quot;1.1.1&quot;;IF([.B391]&lt;=38796;&quot;1.1.2&quot;;IF([.B391]&lt;=39051;&quot;1.1.3&quot;;IF([.B391]&lt;=39133;&quot;1.1.4&quot;;IF([.B391]&lt;=39406;&quot;1.1.5&quot;;&quot;1.1.6&quot;))))))" office:value-type="string" office:string-value="1.1.3">
            <text:p>1.1.3</text:p>
          </table:table-cell>
          <table:table-cell table:formula="oooc:=IF([.C391]&lt;=38082;&quot;1.1.1&quot;;IF([.C391]&lt;=38464;&quot;1.1.2&quot;;IF([.C391]&lt;=38796;&quot;1.1.3&quot;;IF([.C391]&lt;=39051;&quot;1.1.4&quot;;IF([.C391]&lt;=39133;&quot;1.1.5&quot;;IF([.C391]&lt;=39406;&quot;1.1.6&quot;;&quot;1.1.7&quot;))))))" office:value-type="string" office:string-value="1.1.5">
            <text:p>1.1.5</text:p>
          </table:table-cell>
          <table:table-cell table:formula="oooc:=IF([.D391]=&quot;enhancement&quot;;&quot;mejora&quot;;&quot;fallo&quot;)" office:value-type="string" office:string-value="fallo">
            <text:p>fallo</text:p>
          </table:table-cell>
          <table:table-cell table:formula="oooc:=IF(OR([.E391]=&quot;NEW&quot;;[.E391]=&quot;ASSIGNED&quot;;[.E391]=&quot;REOPENED&quot;);&quot;pendiente&quot;;IF(OR([.F391]=&quot;LATER&quot;;[.F39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table:style-name="ce38" office:value-type="date" office:date-value="2006-05-03T13:14:16">
            <text:p>03/05/06 13:14</text:p>
          </table:table-cell>
          <table:table-cell table:style-name="ce38" office:value-type="date" office:date-value="2007-11-07T16:08:51">
            <text:p>07/11/07 16:08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n access to a function result (with SQL Server connection) produces a TOL crash</text:p>
          </table:table-cell>
          <table:table-cell table:formula="oooc:=IF([.B392]&lt;=38082;&quot;1.1.0&quot;;IF([.B392]&lt;=38464;&quot;1.1.1&quot;;IF([.B392]&lt;=38796;&quot;1.1.2&quot;;IF([.B392]&lt;=39051;&quot;1.1.3&quot;;IF([.B392]&lt;=39133;&quot;1.1.4&quot;;IF([.B392]&lt;=39406;&quot;1.1.5&quot;;&quot;1.1.6&quot;))))))" office:value-type="string" office:string-value="1.1.3">
            <text:p>1.1.3</text:p>
          </table:table-cell>
          <table:table-cell table:formula="oooc:=IF([.C392]&lt;=38082;&quot;1.1.1&quot;;IF([.C392]&lt;=38464;&quot;1.1.2&quot;;IF([.C392]&lt;=38796;&quot;1.1.3&quot;;IF([.C392]&lt;=39051;&quot;1.1.4&quot;;IF([.C392]&lt;=39133;&quot;1.1.5&quot;;IF([.C392]&lt;=39406;&quot;1.1.6&quot;;&quot;1.1.7&quot;))))))" office:value-type="string" office:string-value="1.1.6">
            <text:p>1.1.6</text:p>
          </table:table-cell>
          <table:table-cell table:formula="oooc:=IF([.D392]=&quot;enhancement&quot;;&quot;mejora&quot;;&quot;fallo&quot;)" office:value-type="string" office:string-value="fallo">
            <text:p>fallo</text:p>
          </table:table-cell>
          <table:table-cell table:formula="oooc:=IF(OR([.E392]=&quot;NEW&quot;;[.E392]=&quot;ASSIGNED&quot;;[.E392]=&quot;REOPENED&quot;);&quot;pendiente&quot;;IF(OR([.F392]=&quot;LATER&quot;;[.F39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table:style-name="ce38" office:value-type="date" office:date-value="2006-05-04T18:47:22">
            <text:p>04/05/06 18:47</text:p>
          </table:table-cell>
          <table:table-cell table:style-name="ce38" office:value-type="date" office:date-value="2007-11-07T16:12:33.999999">
            <text:p>07/11/07 16:12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eal Format in MetropolisHastings</text:p>
          </table:table-cell>
          <table:table-cell table:formula="oooc:=IF([.B393]&lt;=38082;&quot;1.1.0&quot;;IF([.B393]&lt;=38464;&quot;1.1.1&quot;;IF([.B393]&lt;=38796;&quot;1.1.2&quot;;IF([.B393]&lt;=39051;&quot;1.1.3&quot;;IF([.B393]&lt;=39133;&quot;1.1.4&quot;;IF([.B393]&lt;=39406;&quot;1.1.5&quot;;&quot;1.1.6&quot;))))))" office:value-type="string" office:string-value="1.1.3">
            <text:p>1.1.3</text:p>
          </table:table-cell>
          <table:table-cell table:formula="oooc:=IF([.C393]&lt;=38082;&quot;1.1.1&quot;;IF([.C393]&lt;=38464;&quot;1.1.2&quot;;IF([.C393]&lt;=38796;&quot;1.1.3&quot;;IF([.C393]&lt;=39051;&quot;1.1.4&quot;;IF([.C393]&lt;=39133;&quot;1.1.5&quot;;IF([.C393]&lt;=39406;&quot;1.1.6&quot;;&quot;1.1.7&quot;))))))" office:value-type="string" office:string-value="1.1.6">
            <text:p>1.1.6</text:p>
          </table:table-cell>
          <table:table-cell table:formula="oooc:=IF([.D393]=&quot;enhancement&quot;;&quot;mejora&quot;;&quot;fallo&quot;)" office:value-type="string" office:string-value="mejora">
            <text:p>mejora</text:p>
          </table:table-cell>
          <table:table-cell table:formula="oooc:=IF(OR([.E393]=&quot;NEW&quot;;[.E393]=&quot;ASSIGNED&quot;;[.E393]=&quot;REOPENED&quot;);&quot;pendiente&quot;;IF(OR([.F393]=&quot;LATER&quot;;[.F39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table:style-name="ce38" office:value-type="date" office:date-value="2006-05-05T16:14:44">
            <text:p>05/05/06 16:14</text:p>
          </table:table-cell>
          <table:table-cell table:style-name="ce38" office:value-type="date" office:date-value="2007-11-07T16:12:48">
            <text:p>07/11/07 16:12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Messages provenient from Database</text:p>
          </table:table-cell>
          <table:table-cell table:formula="oooc:=IF([.B394]&lt;=38082;&quot;1.1.0&quot;;IF([.B394]&lt;=38464;&quot;1.1.1&quot;;IF([.B394]&lt;=38796;&quot;1.1.2&quot;;IF([.B394]&lt;=39051;&quot;1.1.3&quot;;IF([.B394]&lt;=39133;&quot;1.1.4&quot;;IF([.B394]&lt;=39406;&quot;1.1.5&quot;;&quot;1.1.6&quot;))))))" office:value-type="string" office:string-value="1.1.3">
            <text:p>1.1.3</text:p>
          </table:table-cell>
          <table:table-cell table:formula="oooc:=IF([.C394]&lt;=38082;&quot;1.1.1&quot;;IF([.C394]&lt;=38464;&quot;1.1.2&quot;;IF([.C394]&lt;=38796;&quot;1.1.3&quot;;IF([.C394]&lt;=39051;&quot;1.1.4&quot;;IF([.C394]&lt;=39133;&quot;1.1.5&quot;;IF([.C394]&lt;=39406;&quot;1.1.6&quot;;&quot;1.1.7&quot;))))))" office:value-type="string" office:string-value="1.1.6">
            <text:p>1.1.6</text:p>
          </table:table-cell>
          <table:table-cell table:formula="oooc:=IF([.D394]=&quot;enhancement&quot;;&quot;mejora&quot;;&quot;fallo&quot;)" office:value-type="string" office:string-value="mejora">
            <text:p>mejora</text:p>
          </table:table-cell>
          <table:table-cell table:formula="oooc:=IF(OR([.E394]=&quot;NEW&quot;;[.E394]=&quot;ASSIGNED&quot;;[.E394]=&quot;REOPENED&quot;);&quot;pendiente&quot;;IF(OR([.F394]=&quot;LATER&quot;;[.F39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table:style-name="ce38" office:value-type="date" office:date-value="2006-05-08T08:53:36.000001">
            <text:p>08/05/06 08:53</text:p>
          </table:table-cell>
          <table:table-cell table:style-name="ce38" office:value-type="date" office:date-value="2007-01-30T18:42:34">
            <text:p>30/01/07 18:4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ecompile a TimeSet expression is not working</text:p>
          </table:table-cell>
          <table:table-cell table:formula="oooc:=IF([.B395]&lt;=38082;&quot;1.1.0&quot;;IF([.B395]&lt;=38464;&quot;1.1.1&quot;;IF([.B395]&lt;=38796;&quot;1.1.2&quot;;IF([.B395]&lt;=39051;&quot;1.1.3&quot;;IF([.B395]&lt;=39133;&quot;1.1.4&quot;;IF([.B395]&lt;=39406;&quot;1.1.5&quot;;&quot;1.1.6&quot;))))))" office:value-type="string" office:string-value="1.1.3">
            <text:p>1.1.3</text:p>
          </table:table-cell>
          <table:table-cell table:formula="oooc:=IF([.C395]&lt;=38082;&quot;1.1.1&quot;;IF([.C395]&lt;=38464;&quot;1.1.2&quot;;IF([.C395]&lt;=38796;&quot;1.1.3&quot;;IF([.C395]&lt;=39051;&quot;1.1.4&quot;;IF([.C395]&lt;=39133;&quot;1.1.5&quot;;IF([.C395]&lt;=39406;&quot;1.1.6&quot;;&quot;1.1.7&quot;))))))" office:value-type="string" office:string-value="1.1.5">
            <text:p>1.1.5</text:p>
          </table:table-cell>
          <table:table-cell table:formula="oooc:=IF([.D395]=&quot;enhancement&quot;;&quot;mejora&quot;;&quot;fallo&quot;)" office:value-type="string" office:string-value="fallo">
            <text:p>fallo</text:p>
          </table:table-cell>
          <table:table-cell table:formula="oooc:=IF(OR([.E395]=&quot;NEW&quot;;[.E395]=&quot;ASSIGNED&quot;;[.E395]=&quot;REOPENED&quot;);&quot;pendiente&quot;;IF(OR([.F395]=&quot;LATER&quot;;[.F39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table:style-name="ce38" office:value-type="date" office:date-value="2006-05-09T23:03:59">
            <text:p>09/05/06 23:03</text:p>
          </table:table-cell>
          <table:table-cell table:style-name="ce38" office:value-type="date" office:date-value="2006-05-10T09:32:19">
            <text:p>10/05/06 09:32</text:p>
          </table:table-cell>
          <table:table-cell office:value-type="string">
            <text:p>normal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EditMaster Problem</text:p>
          </table:table-cell>
          <table:table-cell table:formula="oooc:=IF([.B396]&lt;=38082;&quot;1.1.0&quot;;IF([.B396]&lt;=38464;&quot;1.1.1&quot;;IF([.B396]&lt;=38796;&quot;1.1.2&quot;;IF([.B396]&lt;=39051;&quot;1.1.3&quot;;IF([.B396]&lt;=39133;&quot;1.1.4&quot;;IF([.B396]&lt;=39406;&quot;1.1.5&quot;;&quot;1.1.6&quot;))))))" office:value-type="string" office:string-value="1.1.3">
            <text:p>1.1.3</text:p>
          </table:table-cell>
          <table:table-cell table:formula="oooc:=IF([.C396]&lt;=38082;&quot;1.1.1&quot;;IF([.C396]&lt;=38464;&quot;1.1.2&quot;;IF([.C396]&lt;=38796;&quot;1.1.3&quot;;IF([.C396]&lt;=39051;&quot;1.1.4&quot;;IF([.C396]&lt;=39133;&quot;1.1.5&quot;;IF([.C396]&lt;=39406;&quot;1.1.6&quot;;&quot;1.1.7&quot;))))))" office:value-type="string" office:string-value="1.1.4">
            <text:p>1.1.4</text:p>
          </table:table-cell>
          <table:table-cell table:formula="oooc:=IF([.D396]=&quot;enhancement&quot;;&quot;mejora&quot;;&quot;fallo&quot;)" office:value-type="string" office:string-value="fallo">
            <text:p>fallo</text:p>
          </table:table-cell>
          <table:table-cell table:formula="oooc:=IF(OR([.E396]=&quot;NEW&quot;;[.E396]=&quot;ASSIGNED&quot;;[.E396]=&quot;REOPENED&quot;);&quot;pendiente&quot;;IF(OR([.F396]=&quot;LATER&quot;;[.F396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table:style-name="ce38" office:value-type="date" office:date-value="2006-05-10T16:54:51">
            <text:p>10/05/06 16:54</text:p>
          </table:table-cell>
          <table:table-cell table:style-name="ce38" office:value-type="date" office:date-value="2007-11-06T10:55:37">
            <text:p>06/11/07 10:55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ormatReal's enhancement: decimal symbol</text:p>
          </table:table-cell>
          <table:table-cell table:formula="oooc:=IF([.B397]&lt;=38082;&quot;1.1.0&quot;;IF([.B397]&lt;=38464;&quot;1.1.1&quot;;IF([.B397]&lt;=38796;&quot;1.1.2&quot;;IF([.B397]&lt;=39051;&quot;1.1.3&quot;;IF([.B397]&lt;=39133;&quot;1.1.4&quot;;IF([.B397]&lt;=39406;&quot;1.1.5&quot;;&quot;1.1.6&quot;))))))" office:value-type="string" office:string-value="1.1.3">
            <text:p>1.1.3</text:p>
          </table:table-cell>
          <table:table-cell table:formula="oooc:=IF([.C397]&lt;=38082;&quot;1.1.1&quot;;IF([.C397]&lt;=38464;&quot;1.1.2&quot;;IF([.C397]&lt;=38796;&quot;1.1.3&quot;;IF([.C397]&lt;=39051;&quot;1.1.4&quot;;IF([.C397]&lt;=39133;&quot;1.1.5&quot;;IF([.C397]&lt;=39406;&quot;1.1.6&quot;;&quot;1.1.7&quot;))))))" office:value-type="string" office:string-value="1.1.6">
            <text:p>1.1.6</text:p>
          </table:table-cell>
          <table:table-cell table:formula="oooc:=IF([.D397]=&quot;enhancement&quot;;&quot;mejora&quot;;&quot;fallo&quot;)" office:value-type="string" office:string-value="fallo">
            <text:p>fallo</text:p>
          </table:table-cell>
          <table:table-cell table:formula="oooc:=IF(OR([.E397]=&quot;NEW&quot;;[.E397]=&quot;ASSIGNED&quot;;[.E397]=&quot;REOPENED&quot;);&quot;pendiente&quot;;IF(OR([.F397]=&quot;LATER&quot;;[.F39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table:style-name="ce38" office:value-type="date" office:date-value="2006-05-10T17:03:13">
            <text:p>10/05/06 17:03</text:p>
          </table:table-cell>
          <table:table-cell table:style-name="ce38" office:value-type="date" office:date-value="2006-12-07T17:35:44">
            <text:p>07/12/06 17:3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.exe crashes when a compound expression is passed by command line using -c</text:p>
          </table:table-cell>
          <table:table-cell table:formula="oooc:=IF([.B398]&lt;=38082;&quot;1.1.0&quot;;IF([.B398]&lt;=38464;&quot;1.1.1&quot;;IF([.B398]&lt;=38796;&quot;1.1.2&quot;;IF([.B398]&lt;=39051;&quot;1.1.3&quot;;IF([.B398]&lt;=39133;&quot;1.1.4&quot;;IF([.B398]&lt;=39406;&quot;1.1.5&quot;;&quot;1.1.6&quot;))))))" office:value-type="string" office:string-value="1.1.3">
            <text:p>1.1.3</text:p>
          </table:table-cell>
          <table:table-cell table:formula="oooc:=IF([.C398]&lt;=38082;&quot;1.1.1&quot;;IF([.C398]&lt;=38464;&quot;1.1.2&quot;;IF([.C398]&lt;=38796;&quot;1.1.3&quot;;IF([.C398]&lt;=39051;&quot;1.1.4&quot;;IF([.C398]&lt;=39133;&quot;1.1.5&quot;;IF([.C398]&lt;=39406;&quot;1.1.6&quot;;&quot;1.1.7&quot;))))))" office:value-type="string" office:string-value="1.1.5">
            <text:p>1.1.5</text:p>
          </table:table-cell>
          <table:table-cell table:formula="oooc:=IF([.D398]=&quot;enhancement&quot;;&quot;mejora&quot;;&quot;fallo&quot;)" office:value-type="string" office:string-value="fallo">
            <text:p>fallo</text:p>
          </table:table-cell>
          <table:table-cell table:formula="oooc:=IF(OR([.E398]=&quot;NEW&quot;;[.E398]=&quot;ASSIGNED&quot;;[.E398]=&quot;REOPENED&quot;);&quot;pendiente&quot;;IF(OR([.F398]=&quot;LATER&quot;;[.F39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table:style-name="ce38" office:value-type="date" office:date-value="2006-05-11T23:07:25.000001">
            <text:p>11/05/06 23:07</text:p>
          </table:table-cell>
          <table:table-cell table:style-name="ce38" office:value-type="date" office:date-value="2006-12-02T02:28:40">
            <text:p>02/12/06 02:28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B operator malfunctioning</text:p>
          </table:table-cell>
          <table:table-cell table:formula="oooc:=IF([.B399]&lt;=38082;&quot;1.1.0&quot;;IF([.B399]&lt;=38464;&quot;1.1.1&quot;;IF([.B399]&lt;=38796;&quot;1.1.2&quot;;IF([.B399]&lt;=39051;&quot;1.1.3&quot;;IF([.B399]&lt;=39133;&quot;1.1.4&quot;;IF([.B399]&lt;=39406;&quot;1.1.5&quot;;&quot;1.1.6&quot;))))))" office:value-type="string" office:string-value="1.1.3">
            <text:p>1.1.3</text:p>
          </table:table-cell>
          <table:table-cell table:formula="oooc:=IF([.C399]&lt;=38082;&quot;1.1.1&quot;;IF([.C399]&lt;=38464;&quot;1.1.2&quot;;IF([.C399]&lt;=38796;&quot;1.1.3&quot;;IF([.C399]&lt;=39051;&quot;1.1.4&quot;;IF([.C399]&lt;=39133;&quot;1.1.5&quot;;IF([.C399]&lt;=39406;&quot;1.1.6&quot;;&quot;1.1.7&quot;))))))" office:value-type="string" office:string-value="1.1.5">
            <text:p>1.1.5</text:p>
          </table:table-cell>
          <table:table-cell table:formula="oooc:=IF([.D399]=&quot;enhancement&quot;;&quot;mejora&quot;;&quot;fallo&quot;)" office:value-type="string" office:string-value="fallo">
            <text:p>fallo</text:p>
          </table:table-cell>
          <table:table-cell table:formula="oooc:=IF(OR([.E399]=&quot;NEW&quot;;[.E399]=&quot;ASSIGNED&quot;;[.E399]=&quot;REOPENED&quot;);&quot;pendiente&quot;;IF(OR([.F399]=&quot;LATER&quot;;[.F39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table:style-name="ce38" office:value-type="date" office:date-value="2006-05-24T18:44:38">
            <text:p>24/05/06 18:44</text:p>
          </table:table-cell>
          <table:table-cell table:style-name="ce38" office:value-type="date" office:date-value="2007-11-07T13:01:31">
            <text:p>07/11/07 13:01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WONTFIX</text:p>
          </table:table-cell>
          <table:table-cell office:value-type="string">
            <text:p>TOL</text:p>
          </table:table-cell>
          <table:table-cell office:value-type="string">
            <text:p>Optional auto-scaling of variables as estimate enhancement</text:p>
          </table:table-cell>
          <table:table-cell table:formula="oooc:=IF([.B400]&lt;=38082;&quot;1.1.0&quot;;IF([.B400]&lt;=38464;&quot;1.1.1&quot;;IF([.B400]&lt;=38796;&quot;1.1.2&quot;;IF([.B400]&lt;=39051;&quot;1.1.3&quot;;IF([.B400]&lt;=39133;&quot;1.1.4&quot;;IF([.B400]&lt;=39406;&quot;1.1.5&quot;;&quot;1.1.6&quot;))))))" office:value-type="string" office:string-value="1.1.3">
            <text:p>1.1.3</text:p>
          </table:table-cell>
          <table:table-cell table:formula="oooc:=IF([.C400]&lt;=38082;&quot;1.1.1&quot;;IF([.C400]&lt;=38464;&quot;1.1.2&quot;;IF([.C400]&lt;=38796;&quot;1.1.3&quot;;IF([.C400]&lt;=39051;&quot;1.1.4&quot;;IF([.C400]&lt;=39133;&quot;1.1.5&quot;;IF([.C400]&lt;=39406;&quot;1.1.6&quot;;&quot;1.1.7&quot;))))))" office:value-type="string" office:string-value="1.1.6">
            <text:p>1.1.6</text:p>
          </table:table-cell>
          <table:table-cell table:formula="oooc:=IF([.D400]=&quot;enhancement&quot;;&quot;mejora&quot;;&quot;fallo&quot;)" office:value-type="string" office:string-value="mejora">
            <text:p>mejora</text:p>
          </table:table-cell>
          <table:table-cell table:formula="oooc:=IF(OR([.E400]=&quot;NEW&quot;;[.E400]=&quot;ASSIGNED&quot;;[.E400]=&quot;REOPENED&quot;);&quot;pendiente&quot;;IF(OR([.F400]=&quot;LATER&quot;;[.F40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table:style-name="ce38" office:value-type="date" office:date-value="2006-05-26T10:46:46">
            <text:p>26/05/06 10:46</text:p>
          </table:table-cell>
          <table:table-cell table:style-name="ce38" office:value-type="date" office:date-value="2006-12-07T13:04:12">
            <text:p>07/12/06 13:04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Void cells in bdt's causes bad series reading</text:p>
          </table:table-cell>
          <table:table-cell table:formula="oooc:=IF([.B401]&lt;=38082;&quot;1.1.0&quot;;IF([.B401]&lt;=38464;&quot;1.1.1&quot;;IF([.B401]&lt;=38796;&quot;1.1.2&quot;;IF([.B401]&lt;=39051;&quot;1.1.3&quot;;IF([.B401]&lt;=39133;&quot;1.1.4&quot;;IF([.B401]&lt;=39406;&quot;1.1.5&quot;;&quot;1.1.6&quot;))))))" office:value-type="string" office:string-value="1.1.3">
            <text:p>1.1.3</text:p>
          </table:table-cell>
          <table:table-cell table:formula="oooc:=IF([.C401]&lt;=38082;&quot;1.1.1&quot;;IF([.C401]&lt;=38464;&quot;1.1.2&quot;;IF([.C401]&lt;=38796;&quot;1.1.3&quot;;IF([.C401]&lt;=39051;&quot;1.1.4&quot;;IF([.C401]&lt;=39133;&quot;1.1.5&quot;;IF([.C401]&lt;=39406;&quot;1.1.6&quot;;&quot;1.1.7&quot;))))))" office:value-type="string" office:string-value="1.1.5">
            <text:p>1.1.5</text:p>
          </table:table-cell>
          <table:table-cell table:formula="oooc:=IF([.D401]=&quot;enhancement&quot;;&quot;mejora&quot;;&quot;fallo&quot;)" office:value-type="string" office:string-value="fallo">
            <text:p>fallo</text:p>
          </table:table-cell>
          <table:table-cell table:formula="oooc:=IF(OR([.E401]=&quot;NEW&quot;;[.E401]=&quot;ASSIGNED&quot;;[.E401]=&quot;REOPENED&quot;);&quot;pendiente&quot;;IF(OR([.F401]=&quot;LATER&quot;;[.F40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01">
            <text:p>401</text:p>
          </table:table-cell>
          <table:table-cell table:style-name="ce38" office:value-type="date" office:date-value="2006-05-26T22:41:04">
            <text:p>26/05/06 22:41</text:p>
          </table:table-cell>
          <table:table-cell table:style-name="ce38" office:value-type="date" office:date-value="2006-12-07T13:07:54">
            <text:p>07/12/06 13:0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ail in IncludeBST with 10 fields or more</text:p>
          </table:table-cell>
          <table:table-cell table:formula="oooc:=IF([.B402]&lt;=38082;&quot;1.1.0&quot;;IF([.B402]&lt;=38464;&quot;1.1.1&quot;;IF([.B402]&lt;=38796;&quot;1.1.2&quot;;IF([.B402]&lt;=39051;&quot;1.1.3&quot;;IF([.B402]&lt;=39133;&quot;1.1.4&quot;;IF([.B402]&lt;=39406;&quot;1.1.5&quot;;&quot;1.1.6&quot;))))))" office:value-type="string" office:string-value="1.1.3">
            <text:p>1.1.3</text:p>
          </table:table-cell>
          <table:table-cell table:formula="oooc:=IF([.C402]&lt;=38082;&quot;1.1.1&quot;;IF([.C402]&lt;=38464;&quot;1.1.2&quot;;IF([.C402]&lt;=38796;&quot;1.1.3&quot;;IF([.C402]&lt;=39051;&quot;1.1.4&quot;;IF([.C402]&lt;=39133;&quot;1.1.5&quot;;IF([.C402]&lt;=39406;&quot;1.1.6&quot;;&quot;1.1.7&quot;))))))" office:value-type="string" office:string-value="1.1.5">
            <text:p>1.1.5</text:p>
          </table:table-cell>
          <table:table-cell table:formula="oooc:=IF([.D402]=&quot;enhancement&quot;;&quot;mejora&quot;;&quot;fallo&quot;)" office:value-type="string" office:string-value="fallo">
            <text:p>fallo</text:p>
          </table:table-cell>
          <table:table-cell table:formula="oooc:=IF(OR([.E402]=&quot;NEW&quot;;[.E402]=&quot;ASSIGNED&quot;;[.E402]=&quot;REOPENED&quot;);&quot;pendiente&quot;;IF(OR([.F402]=&quot;LATER&quot;;[.F40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02">
            <text:p>402</text:p>
          </table:table-cell>
          <table:table-cell table:style-name="ce38" office:value-type="date" office:date-value="2006-05-29T17:09:59">
            <text:p>29/05/06 17:09</text:p>
          </table:table-cell>
          <table:table-cell table:style-name="ce38" office:value-type="date" office:date-value="2007-02-27T11:58:25">
            <text:p>27/02/07 11:5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Strange Variable Names in TolBase after executing a BinGroup</text:p>
          </table:table-cell>
          <table:table-cell table:formula="oooc:=IF([.B403]&lt;=38082;&quot;1.1.0&quot;;IF([.B403]&lt;=38464;&quot;1.1.1&quot;;IF([.B403]&lt;=38796;&quot;1.1.2&quot;;IF([.B403]&lt;=39051;&quot;1.1.3&quot;;IF([.B403]&lt;=39133;&quot;1.1.4&quot;;IF([.B403]&lt;=39406;&quot;1.1.5&quot;;&quot;1.1.6&quot;))))))" office:value-type="string" office:string-value="1.1.3">
            <text:p>1.1.3</text:p>
          </table:table-cell>
          <table:table-cell table:formula="oooc:=IF([.C403]&lt;=38082;&quot;1.1.1&quot;;IF([.C403]&lt;=38464;&quot;1.1.2&quot;;IF([.C403]&lt;=38796;&quot;1.1.3&quot;;IF([.C403]&lt;=39051;&quot;1.1.4&quot;;IF([.C403]&lt;=39133;&quot;1.1.5&quot;;IF([.C403]&lt;=39406;&quot;1.1.6&quot;;&quot;1.1.7&quot;))))))" office:value-type="string" office:string-value="1.1.6">
            <text:p>1.1.6</text:p>
          </table:table-cell>
          <table:table-cell table:formula="oooc:=IF([.D403]=&quot;enhancement&quot;;&quot;mejora&quot;;&quot;fallo&quot;)" office:value-type="string" office:string-value="fallo">
            <text:p>fallo</text:p>
          </table:table-cell>
          <table:table-cell table:formula="oooc:=IF(OR([.E403]=&quot;NEW&quot;;[.E403]=&quot;ASSIGNED&quot;;[.E403]=&quot;REOPENED&quot;);&quot;pendiente&quot;;IF(OR([.F403]=&quot;LATER&quot;;[.F40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03">
            <text:p>403</text:p>
          </table:table-cell>
          <table:table-cell table:style-name="ce38" office:value-type="date" office:date-value="2006-06-06T19:30:54">
            <text:p>06/06/06 19:30</text:p>
          </table:table-cell>
          <table:table-cell table:style-name="ce38" office:value-type="date" office:date-value="2006-06-28T17:05:00">
            <text:p>28/06/06 17:05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Several problems with F7, F8 and F9</text:p>
          </table:table-cell>
          <table:table-cell table:formula="oooc:=IF([.B404]&lt;=38082;&quot;1.1.0&quot;;IF([.B404]&lt;=38464;&quot;1.1.1&quot;;IF([.B404]&lt;=38796;&quot;1.1.2&quot;;IF([.B404]&lt;=39051;&quot;1.1.3&quot;;IF([.B404]&lt;=39133;&quot;1.1.4&quot;;IF([.B404]&lt;=39406;&quot;1.1.5&quot;;&quot;1.1.6&quot;))))))" office:value-type="string" office:string-value="1.1.3">
            <text:p>1.1.3</text:p>
          </table:table-cell>
          <table:table-cell table:formula="oooc:=IF([.C404]&lt;=38082;&quot;1.1.1&quot;;IF([.C404]&lt;=38464;&quot;1.1.2&quot;;IF([.C404]&lt;=38796;&quot;1.1.3&quot;;IF([.C404]&lt;=39051;&quot;1.1.4&quot;;IF([.C404]&lt;=39133;&quot;1.1.5&quot;;IF([.C404]&lt;=39406;&quot;1.1.6&quot;;&quot;1.1.7&quot;))))))" office:value-type="string" office:string-value="1.1.4">
            <text:p>1.1.4</text:p>
          </table:table-cell>
          <table:table-cell table:formula="oooc:=IF([.D404]=&quot;enhancement&quot;;&quot;mejora&quot;;&quot;fallo&quot;)" office:value-type="string" office:string-value="fallo">
            <text:p>fallo</text:p>
          </table:table-cell>
          <table:table-cell table:formula="oooc:=IF(OR([.E404]=&quot;NEW&quot;;[.E404]=&quot;ASSIGNED&quot;;[.E404]=&quot;REOPENED&quot;);&quot;pendiente&quot;;IF(OR([.F404]=&quot;LATER&quot;;[.F40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04">
            <text:p>404</text:p>
          </table:table-cell>
          <table:table-cell table:style-name="ce38" office:value-type="date" office:date-value="2006-06-07T11:15:21">
            <text:p>07/06/06 11:15</text:p>
          </table:table-cell>
          <table:table-cell table:style-name="ce38" office:value-type="date" office:date-value="2006-12-07T13:12:52.999999">
            <text:p>07/12/06 13:1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onfusion with the quotes when a Set contains comments</text:p>
          </table:table-cell>
          <table:table-cell table:formula="oooc:=IF([.B405]&lt;=38082;&quot;1.1.0&quot;;IF([.B405]&lt;=38464;&quot;1.1.1&quot;;IF([.B405]&lt;=38796;&quot;1.1.2&quot;;IF([.B405]&lt;=39051;&quot;1.1.3&quot;;IF([.B405]&lt;=39133;&quot;1.1.4&quot;;IF([.B405]&lt;=39406;&quot;1.1.5&quot;;&quot;1.1.6&quot;))))))" office:value-type="string" office:string-value="1.1.3">
            <text:p>1.1.3</text:p>
          </table:table-cell>
          <table:table-cell table:formula="oooc:=IF([.C405]&lt;=38082;&quot;1.1.1&quot;;IF([.C405]&lt;=38464;&quot;1.1.2&quot;;IF([.C405]&lt;=38796;&quot;1.1.3&quot;;IF([.C405]&lt;=39051;&quot;1.1.4&quot;;IF([.C405]&lt;=39133;&quot;1.1.5&quot;;IF([.C405]&lt;=39406;&quot;1.1.6&quot;;&quot;1.1.7&quot;))))))" office:value-type="string" office:string-value="1.1.5">
            <text:p>1.1.5</text:p>
          </table:table-cell>
          <table:table-cell table:formula="oooc:=IF([.D405]=&quot;enhancement&quot;;&quot;mejora&quot;;&quot;fallo&quot;)" office:value-type="string" office:string-value="fallo">
            <text:p>fallo</text:p>
          </table:table-cell>
          <table:table-cell table:formula="oooc:=IF(OR([.E405]=&quot;NEW&quot;;[.E405]=&quot;ASSIGNED&quot;;[.E405]=&quot;REOPENED&quot;);&quot;pendiente&quot;;IF(OR([.F405]=&quot;LATER&quot;;[.F40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05">
            <text:p>405</text:p>
          </table:table-cell>
          <table:table-cell table:style-name="ce38" office:value-type="date" office:date-value="2006-06-08T20:18:09">
            <text:p>08/06/06 20:18</text:p>
          </table:table-cell>
          <table:table-cell table:style-name="ce38" office:value-type="date" office:date-value="2006-12-07T13:15:44">
            <text:p>07/12/06 13:15</text:p>
          </table:table-cell>
          <table:table-cell office:value-type="string">
            <text:p>trivi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wrong message of error in enclosing columns</text:p>
          </table:table-cell>
          <table:table-cell table:formula="oooc:=IF([.B406]&lt;=38082;&quot;1.1.0&quot;;IF([.B406]&lt;=38464;&quot;1.1.1&quot;;IF([.B406]&lt;=38796;&quot;1.1.2&quot;;IF([.B406]&lt;=39051;&quot;1.1.3&quot;;IF([.B406]&lt;=39133;&quot;1.1.4&quot;;IF([.B406]&lt;=39406;&quot;1.1.5&quot;;&quot;1.1.6&quot;))))))" office:value-type="string" office:string-value="1.1.3">
            <text:p>1.1.3</text:p>
          </table:table-cell>
          <table:table-cell table:formula="oooc:=IF([.C406]&lt;=38082;&quot;1.1.1&quot;;IF([.C406]&lt;=38464;&quot;1.1.2&quot;;IF([.C406]&lt;=38796;&quot;1.1.3&quot;;IF([.C406]&lt;=39051;&quot;1.1.4&quot;;IF([.C406]&lt;=39133;&quot;1.1.5&quot;;IF([.C406]&lt;=39406;&quot;1.1.6&quot;;&quot;1.1.7&quot;))))))" office:value-type="string" office:string-value="1.1.5">
            <text:p>1.1.5</text:p>
          </table:table-cell>
          <table:table-cell table:formula="oooc:=IF([.D406]=&quot;enhancement&quot;;&quot;mejora&quot;;&quot;fallo&quot;)" office:value-type="string" office:string-value="fallo">
            <text:p>fallo</text:p>
          </table:table-cell>
          <table:table-cell table:formula="oooc:=IF(OR([.E406]=&quot;NEW&quot;;[.E406]=&quot;ASSIGNED&quot;;[.E406]=&quot;REOPENED&quot;);&quot;pendiente&quot;;IF(OR([.F406]=&quot;LATER&quot;;[.F40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06">
            <text:p>406</text:p>
          </table:table-cell>
          <table:table-cell table:style-name="ce38" office:value-type="date" office:date-value="2006-06-14T17:21:05">
            <text:p>14/06/06 17:21</text:p>
          </table:table-cell>
          <table:table-cell table:style-name="ce38" office:value-type="date" office:date-value="2006-12-07T13:16:02">
            <text:p>07/12/06 13:1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_DEFAULT_HEADER in BSTFile</text:p>
          </table:table-cell>
          <table:table-cell table:formula="oooc:=IF([.B407]&lt;=38082;&quot;1.1.0&quot;;IF([.B407]&lt;=38464;&quot;1.1.1&quot;;IF([.B407]&lt;=38796;&quot;1.1.2&quot;;IF([.B407]&lt;=39051;&quot;1.1.3&quot;;IF([.B407]&lt;=39133;&quot;1.1.4&quot;;IF([.B407]&lt;=39406;&quot;1.1.5&quot;;&quot;1.1.6&quot;))))))" office:value-type="string" office:string-value="1.1.3">
            <text:p>1.1.3</text:p>
          </table:table-cell>
          <table:table-cell table:formula="oooc:=IF([.C407]&lt;=38082;&quot;1.1.1&quot;;IF([.C407]&lt;=38464;&quot;1.1.2&quot;;IF([.C407]&lt;=38796;&quot;1.1.3&quot;;IF([.C407]&lt;=39051;&quot;1.1.4&quot;;IF([.C407]&lt;=39133;&quot;1.1.5&quot;;IF([.C407]&lt;=39406;&quot;1.1.6&quot;;&quot;1.1.7&quot;))))))" office:value-type="string" office:string-value="1.1.5">
            <text:p>1.1.5</text:p>
          </table:table-cell>
          <table:table-cell table:formula="oooc:=IF([.D407]=&quot;enhancement&quot;;&quot;mejora&quot;;&quot;fallo&quot;)" office:value-type="string" office:string-value="fallo">
            <text:p>fallo</text:p>
          </table:table-cell>
          <table:table-cell table:formula="oooc:=IF(OR([.E407]=&quot;NEW&quot;;[.E407]=&quot;ASSIGNED&quot;;[.E407]=&quot;REOPENED&quot;);&quot;pendiente&quot;;IF(OR([.F407]=&quot;LATER&quot;;[.F40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table:style-name="ce38" office:value-type="date" office:date-value="2006-06-22T08:55:08">
            <text:p>22/06/06 08:55</text:p>
          </table:table-cell>
          <table:table-cell table:style-name="ce38" office:value-type="date" office:date-value="2007-01-30T18:39:43">
            <text:p>30/01/07 18:3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decompile is not working</text:p>
          </table:table-cell>
          <table:table-cell table:formula="oooc:=IF([.B408]&lt;=38082;&quot;1.1.0&quot;;IF([.B408]&lt;=38464;&quot;1.1.1&quot;;IF([.B408]&lt;=38796;&quot;1.1.2&quot;;IF([.B408]&lt;=39051;&quot;1.1.3&quot;;IF([.B408]&lt;=39133;&quot;1.1.4&quot;;IF([.B408]&lt;=39406;&quot;1.1.5&quot;;&quot;1.1.6&quot;))))))" office:value-type="string" office:string-value="1.1.3">
            <text:p>1.1.3</text:p>
          </table:table-cell>
          <table:table-cell table:formula="oooc:=IF([.C408]&lt;=38082;&quot;1.1.1&quot;;IF([.C408]&lt;=38464;&quot;1.1.2&quot;;IF([.C408]&lt;=38796;&quot;1.1.3&quot;;IF([.C408]&lt;=39051;&quot;1.1.4&quot;;IF([.C408]&lt;=39133;&quot;1.1.5&quot;;IF([.C408]&lt;=39406;&quot;1.1.6&quot;;&quot;1.1.7&quot;))))))" office:value-type="string" office:string-value="1.1.5">
            <text:p>1.1.5</text:p>
          </table:table-cell>
          <table:table-cell table:formula="oooc:=IF([.D408]=&quot;enhancement&quot;;&quot;mejora&quot;;&quot;fallo&quot;)" office:value-type="string" office:string-value="fallo">
            <text:p>fallo</text:p>
          </table:table-cell>
          <table:table-cell table:formula="oooc:=IF(OR([.E408]=&quot;NEW&quot;;[.E408]=&quot;ASSIGNED&quot;;[.E408]=&quot;REOPENED&quot;);&quot;pendiente&quot;;IF(OR([.F408]=&quot;LATER&quot;;[.F40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08">
            <text:p>408</text:p>
          </table:table-cell>
          <table:table-cell table:style-name="ce38" office:value-type="date" office:date-value="2006-06-26T11:41:53">
            <text:p>26/06/06 11:41</text:p>
          </table:table-cell>
          <table:table-cell table:style-name="ce38" office:value-type="date" office:date-value="2006-12-02T02:29:27">
            <text:p>02/12/06 02:29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 DatCh with W TimeSet makes TOL remain in suspense</text:p>
          </table:table-cell>
          <table:table-cell table:formula="oooc:=IF([.B409]&lt;=38082;&quot;1.1.0&quot;;IF([.B409]&lt;=38464;&quot;1.1.1&quot;;IF([.B409]&lt;=38796;&quot;1.1.2&quot;;IF([.B409]&lt;=39051;&quot;1.1.3&quot;;IF([.B409]&lt;=39133;&quot;1.1.4&quot;;IF([.B409]&lt;=39406;&quot;1.1.5&quot;;&quot;1.1.6&quot;))))))" office:value-type="string" office:string-value="1.1.3">
            <text:p>1.1.3</text:p>
          </table:table-cell>
          <table:table-cell table:formula="oooc:=IF([.C409]&lt;=38082;&quot;1.1.1&quot;;IF([.C409]&lt;=38464;&quot;1.1.2&quot;;IF([.C409]&lt;=38796;&quot;1.1.3&quot;;IF([.C409]&lt;=39051;&quot;1.1.4&quot;;IF([.C409]&lt;=39133;&quot;1.1.5&quot;;IF([.C409]&lt;=39406;&quot;1.1.6&quot;;&quot;1.1.7&quot;))))))" office:value-type="string" office:string-value="1.1.5">
            <text:p>1.1.5</text:p>
          </table:table-cell>
          <table:table-cell table:formula="oooc:=IF([.D409]=&quot;enhancement&quot;;&quot;mejora&quot;;&quot;fallo&quot;)" office:value-type="string" office:string-value="fallo">
            <text:p>fallo</text:p>
          </table:table-cell>
          <table:table-cell table:formula="oooc:=IF(OR([.E409]=&quot;NEW&quot;;[.E409]=&quot;ASSIGNED&quot;;[.E409]=&quot;REOPENED&quot;);&quot;pendiente&quot;;IF(OR([.F409]=&quot;LATER&quot;;[.F40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09">
            <text:p>409</text:p>
          </table:table-cell>
          <table:table-cell table:style-name="ce38" office:value-type="date" office:date-value="2006-06-26T20:11:56">
            <text:p>26/06/06 20:11</text:p>
          </table:table-cell>
          <table:table-cell table:style-name="ce38" office:value-type="date" office:date-value="2006-12-02T02:29:37">
            <text:p>02/12/06 02:29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Annoying: PutMatDat does not work inside For...</text:p>
          </table:table-cell>
          <table:table-cell table:formula="oooc:=IF([.B410]&lt;=38082;&quot;1.1.0&quot;;IF([.B410]&lt;=38464;&quot;1.1.1&quot;;IF([.B410]&lt;=38796;&quot;1.1.2&quot;;IF([.B410]&lt;=39051;&quot;1.1.3&quot;;IF([.B410]&lt;=39133;&quot;1.1.4&quot;;IF([.B410]&lt;=39406;&quot;1.1.5&quot;;&quot;1.1.6&quot;))))))" office:value-type="string" office:string-value="1.1.3">
            <text:p>1.1.3</text:p>
          </table:table-cell>
          <table:table-cell table:formula="oooc:=IF([.C410]&lt;=38082;&quot;1.1.1&quot;;IF([.C410]&lt;=38464;&quot;1.1.2&quot;;IF([.C410]&lt;=38796;&quot;1.1.3&quot;;IF([.C410]&lt;=39051;&quot;1.1.4&quot;;IF([.C410]&lt;=39133;&quot;1.1.5&quot;;IF([.C410]&lt;=39406;&quot;1.1.6&quot;;&quot;1.1.7&quot;))))))" office:value-type="string" office:string-value="1.1.5">
            <text:p>1.1.5</text:p>
          </table:table-cell>
          <table:table-cell table:formula="oooc:=IF([.D410]=&quot;enhancement&quot;;&quot;mejora&quot;;&quot;fallo&quot;)" office:value-type="string" office:string-value="fallo">
            <text:p>fallo</text:p>
          </table:table-cell>
          <table:table-cell table:formula="oooc:=IF(OR([.E410]=&quot;NEW&quot;;[.E410]=&quot;ASSIGNED&quot;;[.E410]=&quot;REOPENED&quot;);&quot;pendiente&quot;;IF(OR([.F410]=&quot;LATER&quot;;[.F41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10">
            <text:p>410</text:p>
          </table:table-cell>
          <table:table-cell table:style-name="ce38" office:value-type="date" office:date-value="2006-06-27T17:12:32">
            <text:p>27/06/06 17:12</text:p>
          </table:table-cell>
          <table:table-cell table:style-name="ce38" office:value-type="date" office:date-value="2006-07-11T14:52:15">
            <text:p>11/07/06 14:52</text:p>
          </table:table-cell>
          <table:table-cell office:value-type="string">
            <text:p>normal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Find option doesn't work rigth</text:p>
          </table:table-cell>
          <table:table-cell table:formula="oooc:=IF([.B411]&lt;=38082;&quot;1.1.0&quot;;IF([.B411]&lt;=38464;&quot;1.1.1&quot;;IF([.B411]&lt;=38796;&quot;1.1.2&quot;;IF([.B411]&lt;=39051;&quot;1.1.3&quot;;IF([.B411]&lt;=39133;&quot;1.1.4&quot;;IF([.B411]&lt;=39406;&quot;1.1.5&quot;;&quot;1.1.6&quot;))))))" office:value-type="string" office:string-value="1.1.3">
            <text:p>1.1.3</text:p>
          </table:table-cell>
          <table:table-cell table:formula="oooc:=IF([.C411]&lt;=38082;&quot;1.1.1&quot;;IF([.C411]&lt;=38464;&quot;1.1.2&quot;;IF([.C411]&lt;=38796;&quot;1.1.3&quot;;IF([.C411]&lt;=39051;&quot;1.1.4&quot;;IF([.C411]&lt;=39133;&quot;1.1.5&quot;;IF([.C411]&lt;=39406;&quot;1.1.6&quot;;&quot;1.1.7&quot;))))))" office:value-type="string" office:string-value="1.1.4">
            <text:p>1.1.4</text:p>
          </table:table-cell>
          <table:table-cell table:formula="oooc:=IF([.D411]=&quot;enhancement&quot;;&quot;mejora&quot;;&quot;fallo&quot;)" office:value-type="string" office:string-value="fallo">
            <text:p>fallo</text:p>
          </table:table-cell>
          <table:table-cell table:formula="oooc:=IF(OR([.E411]=&quot;NEW&quot;;[.E411]=&quot;ASSIGNED&quot;;[.E411]=&quot;REOPENED&quot;);&quot;pendiente&quot;;IF(OR([.F411]=&quot;LATER&quot;;[.F411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411">
            <text:p>411</text:p>
          </table:table-cell>
          <table:table-cell table:style-name="ce38" office:value-type="date" office:date-value="2006-06-29T11:58:48">
            <text:p>29/06/06 11:58</text:p>
          </table:table-cell>
          <table:table-cell table:style-name="ce38" office:value-type="date" office:date-value="2006-06-29T12:49:16">
            <text:p>29/06/06 12:49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Replce doesn't work in the Eval tab</text:p>
          </table:table-cell>
          <table:table-cell table:formula="oooc:=IF([.B412]&lt;=38082;&quot;1.1.0&quot;;IF([.B412]&lt;=38464;&quot;1.1.1&quot;;IF([.B412]&lt;=38796;&quot;1.1.2&quot;;IF([.B412]&lt;=39051;&quot;1.1.3&quot;;IF([.B412]&lt;=39133;&quot;1.1.4&quot;;IF([.B412]&lt;=39406;&quot;1.1.5&quot;;&quot;1.1.6&quot;))))))" office:value-type="string" office:string-value="1.1.3">
            <text:p>1.1.3</text:p>
          </table:table-cell>
          <table:table-cell table:formula="oooc:=IF([.C412]&lt;=38082;&quot;1.1.1&quot;;IF([.C412]&lt;=38464;&quot;1.1.2&quot;;IF([.C412]&lt;=38796;&quot;1.1.3&quot;;IF([.C412]&lt;=39051;&quot;1.1.4&quot;;IF([.C412]&lt;=39133;&quot;1.1.5&quot;;IF([.C412]&lt;=39406;&quot;1.1.6&quot;;&quot;1.1.7&quot;))))))" office:value-type="string" office:string-value="1.1.4">
            <text:p>1.1.4</text:p>
          </table:table-cell>
          <table:table-cell table:formula="oooc:=IF([.D412]=&quot;enhancement&quot;;&quot;mejora&quot;;&quot;fallo&quot;)" office:value-type="string" office:string-value="fallo">
            <text:p>fallo</text:p>
          </table:table-cell>
          <table:table-cell table:formula="oooc:=IF(OR([.E412]=&quot;NEW&quot;;[.E412]=&quot;ASSIGNED&quot;;[.E412]=&quot;REOPENED&quot;);&quot;pendiente&quot;;IF(OR([.F412]=&quot;LATER&quot;;[.F41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12">
            <text:p>412</text:p>
          </table:table-cell>
          <table:table-cell table:number-columns-repeated="2" table:style-name="ce38" office:value-type="date" office:date-value="2006-06-29T18:41:40">
            <text:p>29/06/06 18:41</text:p>
          </table:table-cell>
          <table:table-cell office:value-type="string">
            <text:p>major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Crash if hit options twice in a graphic</text:p>
          </table:table-cell>
          <table:table-cell table:formula="oooc:=IF([.B413]&lt;=38082;&quot;1.1.0&quot;;IF([.B413]&lt;=38464;&quot;1.1.1&quot;;IF([.B413]&lt;=38796;&quot;1.1.2&quot;;IF([.B413]&lt;=39051;&quot;1.1.3&quot;;IF([.B413]&lt;=39133;&quot;1.1.4&quot;;IF([.B413]&lt;=39406;&quot;1.1.5&quot;;&quot;1.1.6&quot;))))))" office:value-type="string" office:string-value="1.1.3">
            <text:p>1.1.3</text:p>
          </table:table-cell>
          <table:table-cell table:formula="oooc:=IF([.C413]&lt;=38082;&quot;1.1.1&quot;;IF([.C413]&lt;=38464;&quot;1.1.2&quot;;IF([.C413]&lt;=38796;&quot;1.1.3&quot;;IF([.C413]&lt;=39051;&quot;1.1.4&quot;;IF([.C413]&lt;=39133;&quot;1.1.5&quot;;IF([.C413]&lt;=39406;&quot;1.1.6&quot;;&quot;1.1.7&quot;))))))" office:value-type="string" office:string-value="1.1.4">
            <text:p>1.1.4</text:p>
          </table:table-cell>
          <table:table-cell table:formula="oooc:=IF([.D413]=&quot;enhancement&quot;;&quot;mejora&quot;;&quot;fallo&quot;)" office:value-type="string" office:string-value="fallo">
            <text:p>fallo</text:p>
          </table:table-cell>
          <table:table-cell table:formula="oooc:=IF(OR([.E413]=&quot;NEW&quot;;[.E413]=&quot;ASSIGNED&quot;;[.E413]=&quot;REOPENED&quot;);&quot;pendiente&quot;;IF(OR([.F413]=&quot;LATER&quot;;[.F413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413">
            <text:p>413</text:p>
          </table:table-cell>
          <table:table-cell table:style-name="ce38" office:value-type="date" office:date-value="2006-07-01T11:47:19">
            <text:p>01/07/06 11:47</text:p>
          </table:table-cell>
          <table:table-cell table:style-name="ce38" office:value-type="date" office:date-value="2007-01-30T19:08:00">
            <text:p>30/01/07 19:08</text:p>
          </table:table-cell>
          <table:table-cell office:value-type="string">
            <text:p>critical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"unimplemented" message</text:p>
          </table:table-cell>
          <table:table-cell table:formula="oooc:=IF([.B414]&lt;=38082;&quot;1.1.0&quot;;IF([.B414]&lt;=38464;&quot;1.1.1&quot;;IF([.B414]&lt;=38796;&quot;1.1.2&quot;;IF([.B414]&lt;=39051;&quot;1.1.3&quot;;IF([.B414]&lt;=39133;&quot;1.1.4&quot;;IF([.B414]&lt;=39406;&quot;1.1.5&quot;;&quot;1.1.6&quot;))))))" office:value-type="string" office:string-value="1.1.3">
            <text:p>1.1.3</text:p>
          </table:table-cell>
          <table:table-cell table:formula="oooc:=IF([.C414]&lt;=38082;&quot;1.1.1&quot;;IF([.C414]&lt;=38464;&quot;1.1.2&quot;;IF([.C414]&lt;=38796;&quot;1.1.3&quot;;IF([.C414]&lt;=39051;&quot;1.1.4&quot;;IF([.C414]&lt;=39133;&quot;1.1.5&quot;;IF([.C414]&lt;=39406;&quot;1.1.6&quot;;&quot;1.1.7&quot;))))))" office:value-type="string" office:string-value="1.1.5">
            <text:p>1.1.5</text:p>
          </table:table-cell>
          <table:table-cell table:formula="oooc:=IF([.D414]=&quot;enhancement&quot;;&quot;mejora&quot;;&quot;fallo&quot;)" office:value-type="string" office:string-value="fallo">
            <text:p>fallo</text:p>
          </table:table-cell>
          <table:table-cell table:formula="oooc:=IF(OR([.E414]=&quot;NEW&quot;;[.E414]=&quot;ASSIGNED&quot;;[.E414]=&quot;REOPENED&quot;);&quot;pendiente&quot;;IF(OR([.F414]=&quot;LATER&quot;;[.F414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414">
            <text:p>414</text:p>
          </table:table-cell>
          <table:table-cell table:style-name="ce38" office:value-type="date" office:date-value="2006-07-03T23:27:47.000001">
            <text:p>03/07/06 23:27</text:p>
          </table:table-cell>
          <table:table-cell table:style-name="ce38" office:value-type="date" office:date-value="2006-07-04T09:02:16">
            <text:p>04/07/06 09:02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Verifying Syntax</text:p>
          </table:table-cell>
          <table:table-cell table:formula="oooc:=IF([.B415]&lt;=38082;&quot;1.1.0&quot;;IF([.B415]&lt;=38464;&quot;1.1.1&quot;;IF([.B415]&lt;=38796;&quot;1.1.2&quot;;IF([.B415]&lt;=39051;&quot;1.1.3&quot;;IF([.B415]&lt;=39133;&quot;1.1.4&quot;;IF([.B415]&lt;=39406;&quot;1.1.5&quot;;&quot;1.1.6&quot;))))))" office:value-type="string" office:string-value="1.1.3">
            <text:p>1.1.3</text:p>
          </table:table-cell>
          <table:table-cell table:formula="oooc:=IF([.C415]&lt;=38082;&quot;1.1.1&quot;;IF([.C415]&lt;=38464;&quot;1.1.2&quot;;IF([.C415]&lt;=38796;&quot;1.1.3&quot;;IF([.C415]&lt;=39051;&quot;1.1.4&quot;;IF([.C415]&lt;=39133;&quot;1.1.5&quot;;IF([.C415]&lt;=39406;&quot;1.1.6&quot;;&quot;1.1.7&quot;))))))" office:value-type="string" office:string-value="1.1.4">
            <text:p>1.1.4</text:p>
          </table:table-cell>
          <table:table-cell table:formula="oooc:=IF([.D415]=&quot;enhancement&quot;;&quot;mejora&quot;;&quot;fallo&quot;)" office:value-type="string" office:string-value="fallo">
            <text:p>fallo</text:p>
          </table:table-cell>
          <table:table-cell table:formula="oooc:=IF(OR([.E415]=&quot;NEW&quot;;[.E415]=&quot;ASSIGNED&quot;;[.E415]=&quot;REOPENED&quot;);&quot;pendiente&quot;;IF(OR([.F415]=&quot;LATER&quot;;[.F41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15">
            <text:p>415</text:p>
          </table:table-cell>
          <table:table-cell table:style-name="ce38" office:value-type="date" office:date-value="2006-07-05T16:37:44.999999">
            <text:p>05/07/06 16:37</text:p>
          </table:table-cell>
          <table:table-cell table:style-name="ce38" office:value-type="date" office:date-value="2006-12-02T02:29:53">
            <text:p>02/12/06 02:29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ub-hourly timeset's doesn't work</text:p>
          </table:table-cell>
          <table:table-cell table:formula="oooc:=IF([.B416]&lt;=38082;&quot;1.1.0&quot;;IF([.B416]&lt;=38464;&quot;1.1.1&quot;;IF([.B416]&lt;=38796;&quot;1.1.2&quot;;IF([.B416]&lt;=39051;&quot;1.1.3&quot;;IF([.B416]&lt;=39133;&quot;1.1.4&quot;;IF([.B416]&lt;=39406;&quot;1.1.5&quot;;&quot;1.1.6&quot;))))))" office:value-type="string" office:string-value="1.1.3">
            <text:p>1.1.3</text:p>
          </table:table-cell>
          <table:table-cell table:formula="oooc:=IF([.C416]&lt;=38082;&quot;1.1.1&quot;;IF([.C416]&lt;=38464;&quot;1.1.2&quot;;IF([.C416]&lt;=38796;&quot;1.1.3&quot;;IF([.C416]&lt;=39051;&quot;1.1.4&quot;;IF([.C416]&lt;=39133;&quot;1.1.5&quot;;IF([.C416]&lt;=39406;&quot;1.1.6&quot;;&quot;1.1.7&quot;))))))" office:value-type="string" office:string-value="1.1.5">
            <text:p>1.1.5</text:p>
          </table:table-cell>
          <table:table-cell table:formula="oooc:=IF([.D416]=&quot;enhancement&quot;;&quot;mejora&quot;;&quot;fallo&quot;)" office:value-type="string" office:string-value="fallo">
            <text:p>fallo</text:p>
          </table:table-cell>
          <table:table-cell table:formula="oooc:=IF(OR([.E416]=&quot;NEW&quot;;[.E416]=&quot;ASSIGNED&quot;;[.E416]=&quot;REOPENED&quot;);&quot;pendiente&quot;;IF(OR([.F416]=&quot;LATER&quot;;[.F41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16">
            <text:p>416</text:p>
          </table:table-cell>
          <table:table-cell table:style-name="ce38" office:value-type="date" office:date-value="2006-07-05T18:18:54">
            <text:p>05/07/06 18:18</text:p>
          </table:table-cell>
          <table:table-cell table:style-name="ce38" office:value-type="date" office:date-value="2006-10-23T20:26:28.000001">
            <text:p>23/10/06 20:26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Error with IncludeBST</text:p>
          </table:table-cell>
          <table:table-cell table:formula="oooc:=IF([.B417]&lt;=38082;&quot;1.1.0&quot;;IF([.B417]&lt;=38464;&quot;1.1.1&quot;;IF([.B417]&lt;=38796;&quot;1.1.2&quot;;IF([.B417]&lt;=39051;&quot;1.1.3&quot;;IF([.B417]&lt;=39133;&quot;1.1.4&quot;;IF([.B417]&lt;=39406;&quot;1.1.5&quot;;&quot;1.1.6&quot;))))))" office:value-type="string" office:string-value="1.1.3">
            <text:p>1.1.3</text:p>
          </table:table-cell>
          <table:table-cell table:formula="oooc:=IF([.C417]&lt;=38082;&quot;1.1.1&quot;;IF([.C417]&lt;=38464;&quot;1.1.2&quot;;IF([.C417]&lt;=38796;&quot;1.1.3&quot;;IF([.C417]&lt;=39051;&quot;1.1.4&quot;;IF([.C417]&lt;=39133;&quot;1.1.5&quot;;IF([.C417]&lt;=39406;&quot;1.1.6&quot;;&quot;1.1.7&quot;))))))" office:value-type="string" office:string-value="1.1.4">
            <text:p>1.1.4</text:p>
          </table:table-cell>
          <table:table-cell table:formula="oooc:=IF([.D417]=&quot;enhancement&quot;;&quot;mejora&quot;;&quot;fallo&quot;)" office:value-type="string" office:string-value="fallo">
            <text:p>fallo</text:p>
          </table:table-cell>
          <table:table-cell table:formula="oooc:=IF(OR([.E417]=&quot;NEW&quot;;[.E417]=&quot;ASSIGNED&quot;;[.E417]=&quot;REOPENED&quot;);&quot;pendiente&quot;;IF(OR([.F417]=&quot;LATER&quot;;[.F41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17">
            <text:p>417</text:p>
          </table:table-cell>
          <table:table-cell table:style-name="ce38" office:value-type="date" office:date-value="2006-07-12T15:21:32">
            <text:p>12/07/06 15:21</text:p>
          </table:table-cell>
          <table:table-cell table:style-name="ce38" office:value-type="date" office:date-value="2006-12-07T17:35:23">
            <text:p>07/12/06 17:3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gmentation fault</text:p>
          </table:table-cell>
          <table:table-cell table:formula="oooc:=IF([.B418]&lt;=38082;&quot;1.1.0&quot;;IF([.B418]&lt;=38464;&quot;1.1.1&quot;;IF([.B418]&lt;=38796;&quot;1.1.2&quot;;IF([.B418]&lt;=39051;&quot;1.1.3&quot;;IF([.B418]&lt;=39133;&quot;1.1.4&quot;;IF([.B418]&lt;=39406;&quot;1.1.5&quot;;&quot;1.1.6&quot;))))))" office:value-type="string" office:string-value="1.1.3">
            <text:p>1.1.3</text:p>
          </table:table-cell>
          <table:table-cell table:formula="oooc:=IF([.C418]&lt;=38082;&quot;1.1.1&quot;;IF([.C418]&lt;=38464;&quot;1.1.2&quot;;IF([.C418]&lt;=38796;&quot;1.1.3&quot;;IF([.C418]&lt;=39051;&quot;1.1.4&quot;;IF([.C418]&lt;=39133;&quot;1.1.5&quot;;IF([.C418]&lt;=39406;&quot;1.1.6&quot;;&quot;1.1.7&quot;))))))" office:value-type="string" office:string-value="1.1.5">
            <text:p>1.1.5</text:p>
          </table:table-cell>
          <table:table-cell table:formula="oooc:=IF([.D418]=&quot;enhancement&quot;;&quot;mejora&quot;;&quot;fallo&quot;)" office:value-type="string" office:string-value="fallo">
            <text:p>fallo</text:p>
          </table:table-cell>
          <table:table-cell table:formula="oooc:=IF(OR([.E418]=&quot;NEW&quot;;[.E418]=&quot;ASSIGNED&quot;;[.E418]=&quot;REOPENED&quot;);&quot;pendiente&quot;;IF(OR([.F418]=&quot;LATER&quot;;[.F41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18">
            <text:p>418</text:p>
          </table:table-cell>
          <table:table-cell table:style-name="ce38" office:value-type="date" office:date-value="2006-07-17T10:37:17.999999">
            <text:p>17/07/06 10:37</text:p>
          </table:table-cell>
          <table:table-cell table:style-name="ce38" office:value-type="date" office:date-value="2006-12-02T02:30:26">
            <text:p>02/12/06 02:30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s loading initial TOL file ./initlibrary/_inittol.tol</text:p>
          </table:table-cell>
          <table:table-cell table:formula="oooc:=IF([.B419]&lt;=38082;&quot;1.1.0&quot;;IF([.B419]&lt;=38464;&quot;1.1.1&quot;;IF([.B419]&lt;=38796;&quot;1.1.2&quot;;IF([.B419]&lt;=39051;&quot;1.1.3&quot;;IF([.B419]&lt;=39133;&quot;1.1.4&quot;;IF([.B419]&lt;=39406;&quot;1.1.5&quot;;&quot;1.1.6&quot;))))))" office:value-type="string" office:string-value="1.1.3">
            <text:p>1.1.3</text:p>
          </table:table-cell>
          <table:table-cell table:formula="oooc:=IF([.C419]&lt;=38082;&quot;1.1.1&quot;;IF([.C419]&lt;=38464;&quot;1.1.2&quot;;IF([.C419]&lt;=38796;&quot;1.1.3&quot;;IF([.C419]&lt;=39051;&quot;1.1.4&quot;;IF([.C419]&lt;=39133;&quot;1.1.5&quot;;IF([.C419]&lt;=39406;&quot;1.1.6&quot;;&quot;1.1.7&quot;))))))" office:value-type="string" office:string-value="1.1.5">
            <text:p>1.1.5</text:p>
          </table:table-cell>
          <table:table-cell table:formula="oooc:=IF([.D419]=&quot;enhancement&quot;;&quot;mejora&quot;;&quot;fallo&quot;)" office:value-type="string" office:string-value="fallo">
            <text:p>fallo</text:p>
          </table:table-cell>
          <table:table-cell table:formula="oooc:=IF(OR([.E419]=&quot;NEW&quot;;[.E419]=&quot;ASSIGNED&quot;;[.E419]=&quot;REOPENED&quot;);&quot;pendiente&quot;;IF(OR([.F419]=&quot;LATER&quot;;[.F41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19">
            <text:p>419</text:p>
          </table:table-cell>
          <table:table-cell table:style-name="ce38" office:value-type="date" office:date-value="2006-07-19T15:17:23">
            <text:p>19/07/06 15:17</text:p>
          </table:table-cell>
          <table:table-cell table:style-name="ce38" office:value-type="date" office:date-value="2006-12-02T02:30:40">
            <text:p>02/12/06 02:30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 with BinGroup</text:p>
          </table:table-cell>
          <table:table-cell table:formula="oooc:=IF([.B420]&lt;=38082;&quot;1.1.0&quot;;IF([.B420]&lt;=38464;&quot;1.1.1&quot;;IF([.B420]&lt;=38796;&quot;1.1.2&quot;;IF([.B420]&lt;=39051;&quot;1.1.3&quot;;IF([.B420]&lt;=39133;&quot;1.1.4&quot;;IF([.B420]&lt;=39406;&quot;1.1.5&quot;;&quot;1.1.6&quot;))))))" office:value-type="string" office:string-value="1.1.3">
            <text:p>1.1.3</text:p>
          </table:table-cell>
          <table:table-cell table:formula="oooc:=IF([.C420]&lt;=38082;&quot;1.1.1&quot;;IF([.C420]&lt;=38464;&quot;1.1.2&quot;;IF([.C420]&lt;=38796;&quot;1.1.3&quot;;IF([.C420]&lt;=39051;&quot;1.1.4&quot;;IF([.C420]&lt;=39133;&quot;1.1.5&quot;;IF([.C420]&lt;=39406;&quot;1.1.6&quot;;&quot;1.1.7&quot;))))))" office:value-type="string" office:string-value="1.1.5">
            <text:p>1.1.5</text:p>
          </table:table-cell>
          <table:table-cell table:formula="oooc:=IF([.D420]=&quot;enhancement&quot;;&quot;mejora&quot;;&quot;fallo&quot;)" office:value-type="string" office:string-value="fallo">
            <text:p>fallo</text:p>
          </table:table-cell>
          <table:table-cell table:formula="oooc:=IF(OR([.E420]=&quot;NEW&quot;;[.E420]=&quot;ASSIGNED&quot;;[.E420]=&quot;REOPENED&quot;);&quot;pendiente&quot;;IF(OR([.F420]=&quot;LATER&quot;;[.F42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table:number-columns-repeated="2" table:style-name="ce38" office:value-type="date" office:date-value="2006-07-21T14:35:03">
            <text:p>21/07/06 14:35</text:p>
          </table:table-cell>
          <table:table-cell office:value-type="string">
            <text:p>enhancement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To be able to hide the Tol-Inspector with the Magnifying Glass button.</text:p>
          </table:table-cell>
          <table:table-cell table:formula="oooc:=IF([.B421]&lt;=38082;&quot;1.1.0&quot;;IF([.B421]&lt;=38464;&quot;1.1.1&quot;;IF([.B421]&lt;=38796;&quot;1.1.2&quot;;IF([.B421]&lt;=39051;&quot;1.1.3&quot;;IF([.B421]&lt;=39133;&quot;1.1.4&quot;;IF([.B421]&lt;=39406;&quot;1.1.5&quot;;&quot;1.1.6&quot;))))))" office:value-type="string" office:string-value="1.1.3">
            <text:p>1.1.3</text:p>
          </table:table-cell>
          <table:table-cell table:formula="oooc:=IF([.C421]&lt;=38082;&quot;1.1.1&quot;;IF([.C421]&lt;=38464;&quot;1.1.2&quot;;IF([.C421]&lt;=38796;&quot;1.1.3&quot;;IF([.C421]&lt;=39051;&quot;1.1.4&quot;;IF([.C421]&lt;=39133;&quot;1.1.5&quot;;IF([.C421]&lt;=39406;&quot;1.1.6&quot;;&quot;1.1.7&quot;))))))" office:value-type="string" office:string-value="1.1.4">
            <text:p>1.1.4</text:p>
          </table:table-cell>
          <table:table-cell table:formula="oooc:=IF([.D421]=&quot;enhancement&quot;;&quot;mejora&quot;;&quot;fallo&quot;)" office:value-type="string" office:string-value="mejora">
            <text:p>mejora</text:p>
          </table:table-cell>
          <table:table-cell table:formula="oooc:=IF(OR([.E421]=&quot;NEW&quot;;[.E421]=&quot;ASSIGNED&quot;;[.E421]=&quot;REOPENED&quot;);&quot;pendiente&quot;;IF(OR([.F421]=&quot;LATER&quot;;[.F421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421">
            <text:p>421</text:p>
          </table:table-cell>
          <table:table-cell table:style-name="ce38" office:value-type="date" office:date-value="2006-07-24T09:06:30">
            <text:p>24/07/06 09:06</text:p>
          </table:table-cell>
          <table:table-cell table:style-name="ce38" office:value-type="date" office:date-value="2006-07-24T09:21:29">
            <text:p>24/07/06 09:21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Problems in _constant.tol</text:p>
          </table:table-cell>
          <table:table-cell table:formula="oooc:=IF([.B422]&lt;=38082;&quot;1.1.0&quot;;IF([.B422]&lt;=38464;&quot;1.1.1&quot;;IF([.B422]&lt;=38796;&quot;1.1.2&quot;;IF([.B422]&lt;=39051;&quot;1.1.3&quot;;IF([.B422]&lt;=39133;&quot;1.1.4&quot;;IF([.B422]&lt;=39406;&quot;1.1.5&quot;;&quot;1.1.6&quot;))))))" office:value-type="string" office:string-value="1.1.3">
            <text:p>1.1.3</text:p>
          </table:table-cell>
          <table:table-cell table:formula="oooc:=IF([.C422]&lt;=38082;&quot;1.1.1&quot;;IF([.C422]&lt;=38464;&quot;1.1.2&quot;;IF([.C422]&lt;=38796;&quot;1.1.3&quot;;IF([.C422]&lt;=39051;&quot;1.1.4&quot;;IF([.C422]&lt;=39133;&quot;1.1.5&quot;;IF([.C422]&lt;=39406;&quot;1.1.6&quot;;&quot;1.1.7&quot;))))))" office:value-type="string" office:string-value="1.1.4">
            <text:p>1.1.4</text:p>
          </table:table-cell>
          <table:table-cell table:formula="oooc:=IF([.D422]=&quot;enhancement&quot;;&quot;mejora&quot;;&quot;fallo&quot;)" office:value-type="string" office:string-value="fallo">
            <text:p>fallo</text:p>
          </table:table-cell>
          <table:table-cell table:formula="oooc:=IF(OR([.E422]=&quot;NEW&quot;;[.E422]=&quot;ASSIGNED&quot;;[.E422]=&quot;REOPENED&quot;);&quot;pendiente&quot;;IF(OR([.F422]=&quot;LATER&quot;;[.F42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22">
            <text:p>422</text:p>
          </table:table-cell>
          <table:table-cell table:number-columns-repeated="2" table:style-name="ce38" office:value-type="date" office:date-value="2006-07-25T15:25:05">
            <text:p>25/07/06 15:25</text:p>
          </table:table-cell>
          <table:table-cell office:value-type="string">
            <text:p>normal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Right button on an named included file doesn`t work</text:p>
          </table:table-cell>
          <table:table-cell table:formula="oooc:=IF([.B423]&lt;=38082;&quot;1.1.0&quot;;IF([.B423]&lt;=38464;&quot;1.1.1&quot;;IF([.B423]&lt;=38796;&quot;1.1.2&quot;;IF([.B423]&lt;=39051;&quot;1.1.3&quot;;IF([.B423]&lt;=39133;&quot;1.1.4&quot;;IF([.B423]&lt;=39406;&quot;1.1.5&quot;;&quot;1.1.6&quot;))))))" office:value-type="string" office:string-value="1.1.3">
            <text:p>1.1.3</text:p>
          </table:table-cell>
          <table:table-cell table:formula="oooc:=IF([.C423]&lt;=38082;&quot;1.1.1&quot;;IF([.C423]&lt;=38464;&quot;1.1.2&quot;;IF([.C423]&lt;=38796;&quot;1.1.3&quot;;IF([.C423]&lt;=39051;&quot;1.1.4&quot;;IF([.C423]&lt;=39133;&quot;1.1.5&quot;;IF([.C423]&lt;=39406;&quot;1.1.6&quot;;&quot;1.1.7&quot;))))))" office:value-type="string" office:string-value="1.1.4">
            <text:p>1.1.4</text:p>
          </table:table-cell>
          <table:table-cell table:formula="oooc:=IF([.D423]=&quot;enhancement&quot;;&quot;mejora&quot;;&quot;fallo&quot;)" office:value-type="string" office:string-value="fallo">
            <text:p>fallo</text:p>
          </table:table-cell>
          <table:table-cell table:formula="oooc:=IF(OR([.E423]=&quot;NEW&quot;;[.E423]=&quot;ASSIGNED&quot;;[.E423]=&quot;REOPENED&quot;);&quot;pendiente&quot;;IF(OR([.F423]=&quot;LATER&quot;;[.F423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table:style-name="ce38" office:value-type="date" office:date-value="2006-08-08T11:33:12.000001">
            <text:p>08/08/06 11:33</text:p>
          </table:table-cell>
          <table:table-cell table:style-name="ce38" office:value-type="date" office:date-value="2006-12-07T13:22:45">
            <text:p>07/12/06 13:2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gmentation fault when you using a BDB with a incorrent number fields in Structure argument</text:p>
          </table:table-cell>
          <table:table-cell table:formula="oooc:=IF([.B424]&lt;=38082;&quot;1.1.0&quot;;IF([.B424]&lt;=38464;&quot;1.1.1&quot;;IF([.B424]&lt;=38796;&quot;1.1.2&quot;;IF([.B424]&lt;=39051;&quot;1.1.3&quot;;IF([.B424]&lt;=39133;&quot;1.1.4&quot;;IF([.B424]&lt;=39406;&quot;1.1.5&quot;;&quot;1.1.6&quot;))))))" office:value-type="string" office:string-value="1.1.3">
            <text:p>1.1.3</text:p>
          </table:table-cell>
          <table:table-cell table:formula="oooc:=IF([.C424]&lt;=38082;&quot;1.1.1&quot;;IF([.C424]&lt;=38464;&quot;1.1.2&quot;;IF([.C424]&lt;=38796;&quot;1.1.3&quot;;IF([.C424]&lt;=39051;&quot;1.1.4&quot;;IF([.C424]&lt;=39133;&quot;1.1.5&quot;;IF([.C424]&lt;=39406;&quot;1.1.6&quot;;&quot;1.1.7&quot;))))))" office:value-type="string" office:string-value="1.1.5">
            <text:p>1.1.5</text:p>
          </table:table-cell>
          <table:table-cell table:formula="oooc:=IF([.D424]=&quot;enhancement&quot;;&quot;mejora&quot;;&quot;fallo&quot;)" office:value-type="string" office:string-value="fallo">
            <text:p>fallo</text:p>
          </table:table-cell>
          <table:table-cell table:formula="oooc:=IF(OR([.E424]=&quot;NEW&quot;;[.E424]=&quot;ASSIGNED&quot;;[.E424]=&quot;REOPENED&quot;);&quot;pendiente&quot;;IF(OR([.F424]=&quot;LATER&quot;;[.F42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24">
            <text:p>424</text:p>
          </table:table-cell>
          <table:table-cell table:style-name="ce38" office:value-type="date" office:date-value="2006-08-08T17:57:30">
            <text:p>08/08/06 17:57</text:p>
          </table:table-cell>
          <table:table-cell table:style-name="ce38" office:value-type="date" office:date-value="2006-12-02T02:30:53">
            <text:p>02/12/06 02:3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ifference between noise in Estimate function and noise calculated with DifEq</text:p>
          </table:table-cell>
          <table:table-cell table:formula="oooc:=IF([.B425]&lt;=38082;&quot;1.1.0&quot;;IF([.B425]&lt;=38464;&quot;1.1.1&quot;;IF([.B425]&lt;=38796;&quot;1.1.2&quot;;IF([.B425]&lt;=39051;&quot;1.1.3&quot;;IF([.B425]&lt;=39133;&quot;1.1.4&quot;;IF([.B425]&lt;=39406;&quot;1.1.5&quot;;&quot;1.1.6&quot;))))))" office:value-type="string" office:string-value="1.1.3">
            <text:p>1.1.3</text:p>
          </table:table-cell>
          <table:table-cell table:formula="oooc:=IF([.C425]&lt;=38082;&quot;1.1.1&quot;;IF([.C425]&lt;=38464;&quot;1.1.2&quot;;IF([.C425]&lt;=38796;&quot;1.1.3&quot;;IF([.C425]&lt;=39051;&quot;1.1.4&quot;;IF([.C425]&lt;=39133;&quot;1.1.5&quot;;IF([.C425]&lt;=39406;&quot;1.1.6&quot;;&quot;1.1.7&quot;))))))" office:value-type="string" office:string-value="1.1.5">
            <text:p>1.1.5</text:p>
          </table:table-cell>
          <table:table-cell table:formula="oooc:=IF([.D425]=&quot;enhancement&quot;;&quot;mejora&quot;;&quot;fallo&quot;)" office:value-type="string" office:string-value="fallo">
            <text:p>fallo</text:p>
          </table:table-cell>
          <table:table-cell table:formula="oooc:=IF(OR([.E425]=&quot;NEW&quot;;[.E425]=&quot;ASSIGNED&quot;;[.E425]=&quot;REOPENED&quot;);&quot;pendiente&quot;;IF(OR([.F425]=&quot;LATER&quot;;[.F42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25">
            <text:p>425</text:p>
          </table:table-cell>
          <table:table-cell table:style-name="ce38" office:value-type="date" office:date-value="2006-08-16T17:47:46">
            <text:p>16/08/06 17:47</text:p>
          </table:table-cell>
          <table:table-cell table:style-name="ce38" office:value-type="date" office:date-value="2006-12-02T02:31:21">
            <text:p>02/12/06 02:31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omplex vs. Real</text:p>
          </table:table-cell>
          <table:table-cell table:formula="oooc:=IF([.B426]&lt;=38082;&quot;1.1.0&quot;;IF([.B426]&lt;=38464;&quot;1.1.1&quot;;IF([.B426]&lt;=38796;&quot;1.1.2&quot;;IF([.B426]&lt;=39051;&quot;1.1.3&quot;;IF([.B426]&lt;=39133;&quot;1.1.4&quot;;IF([.B426]&lt;=39406;&quot;1.1.5&quot;;&quot;1.1.6&quot;))))))" office:value-type="string" office:string-value="1.1.3">
            <text:p>1.1.3</text:p>
          </table:table-cell>
          <table:table-cell table:formula="oooc:=IF([.C426]&lt;=38082;&quot;1.1.1&quot;;IF([.C426]&lt;=38464;&quot;1.1.2&quot;;IF([.C426]&lt;=38796;&quot;1.1.3&quot;;IF([.C426]&lt;=39051;&quot;1.1.4&quot;;IF([.C426]&lt;=39133;&quot;1.1.5&quot;;IF([.C426]&lt;=39406;&quot;1.1.6&quot;;&quot;1.1.7&quot;))))))" office:value-type="string" office:string-value="1.1.5">
            <text:p>1.1.5</text:p>
          </table:table-cell>
          <table:table-cell table:formula="oooc:=IF([.D426]=&quot;enhancement&quot;;&quot;mejora&quot;;&quot;fallo&quot;)" office:value-type="string" office:string-value="fallo">
            <text:p>fallo</text:p>
          </table:table-cell>
          <table:table-cell table:formula="oooc:=IF(OR([.E426]=&quot;NEW&quot;;[.E426]=&quot;ASSIGNED&quot;;[.E426]=&quot;REOPENED&quot;);&quot;pendiente&quot;;IF(OR([.F426]=&quot;LATER&quot;;[.F42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26">
            <text:p>426</text:p>
          </table:table-cell>
          <table:table-cell table:style-name="ce38" office:value-type="date" office:date-value="2006-08-29T12:47:10">
            <text:p>29/08/06 12:47</text:p>
          </table:table-cell>
          <table:table-cell table:style-name="ce38" office:value-type="date" office:date-value="2006-12-02T02:31:32">
            <text:p>02/12/06 02:31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in CountS</text:p>
          </table:table-cell>
          <table:table-cell table:formula="oooc:=IF([.B427]&lt;=38082;&quot;1.1.0&quot;;IF([.B427]&lt;=38464;&quot;1.1.1&quot;;IF([.B427]&lt;=38796;&quot;1.1.2&quot;;IF([.B427]&lt;=39051;&quot;1.1.3&quot;;IF([.B427]&lt;=39133;&quot;1.1.4&quot;;IF([.B427]&lt;=39406;&quot;1.1.5&quot;;&quot;1.1.6&quot;))))))" office:value-type="string" office:string-value="1.1.3">
            <text:p>1.1.3</text:p>
          </table:table-cell>
          <table:table-cell table:formula="oooc:=IF([.C427]&lt;=38082;&quot;1.1.1&quot;;IF([.C427]&lt;=38464;&quot;1.1.2&quot;;IF([.C427]&lt;=38796;&quot;1.1.3&quot;;IF([.C427]&lt;=39051;&quot;1.1.4&quot;;IF([.C427]&lt;=39133;&quot;1.1.5&quot;;IF([.C427]&lt;=39406;&quot;1.1.6&quot;;&quot;1.1.7&quot;))))))" office:value-type="string" office:string-value="1.1.5">
            <text:p>1.1.5</text:p>
          </table:table-cell>
          <table:table-cell table:formula="oooc:=IF([.D427]=&quot;enhancement&quot;;&quot;mejora&quot;;&quot;fallo&quot;)" office:value-type="string" office:string-value="fallo">
            <text:p>fallo</text:p>
          </table:table-cell>
          <table:table-cell table:formula="oooc:=IF(OR([.E427]=&quot;NEW&quot;;[.E427]=&quot;ASSIGNED&quot;;[.E427]=&quot;REOPENED&quot;);&quot;pendiente&quot;;IF(OR([.F427]=&quot;LATER&quot;;[.F42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27">
            <text:p>427</text:p>
          </table:table-cell>
          <table:table-cell table:style-name="ce38" office:value-type="date" office:date-value="2006-08-29T13:02:49">
            <text:p>29/08/06 13:02</text:p>
          </table:table-cell>
          <table:table-cell table:style-name="ce38" office:value-type="date" office:date-value="2007-11-06T10:58:24">
            <text:p>06/11/07 10:58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Operations with unknown values don`t return unknown values</text:p>
          </table:table-cell>
          <table:table-cell table:formula="oooc:=IF([.B428]&lt;=38082;&quot;1.1.0&quot;;IF([.B428]&lt;=38464;&quot;1.1.1&quot;;IF([.B428]&lt;=38796;&quot;1.1.2&quot;;IF([.B428]&lt;=39051;&quot;1.1.3&quot;;IF([.B428]&lt;=39133;&quot;1.1.4&quot;;IF([.B428]&lt;=39406;&quot;1.1.5&quot;;&quot;1.1.6&quot;))))))" office:value-type="string" office:string-value="1.1.3">
            <text:p>1.1.3</text:p>
          </table:table-cell>
          <table:table-cell table:formula="oooc:=IF([.C428]&lt;=38082;&quot;1.1.1&quot;;IF([.C428]&lt;=38464;&quot;1.1.2&quot;;IF([.C428]&lt;=38796;&quot;1.1.3&quot;;IF([.C428]&lt;=39051;&quot;1.1.4&quot;;IF([.C428]&lt;=39133;&quot;1.1.5&quot;;IF([.C428]&lt;=39406;&quot;1.1.6&quot;;&quot;1.1.7&quot;))))))" office:value-type="string" office:string-value="1.1.6">
            <text:p>1.1.6</text:p>
          </table:table-cell>
          <table:table-cell table:formula="oooc:=IF([.D428]=&quot;enhancement&quot;;&quot;mejora&quot;;&quot;fallo&quot;)" office:value-type="string" office:string-value="fallo">
            <text:p>fallo</text:p>
          </table:table-cell>
          <table:table-cell table:formula="oooc:=IF(OR([.E428]=&quot;NEW&quot;;[.E428]=&quot;ASSIGNED&quot;;[.E428]=&quot;REOPENED&quot;);&quot;pendiente&quot;;IF(OR([.F428]=&quot;LATER&quot;;[.F42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28">
            <text:p>428</text:p>
          </table:table-cell>
          <table:table-cell table:style-name="ce38" office:value-type="date" office:date-value="2006-09-04T17:24:34">
            <text:p>04/09/06 17:24</text:p>
          </table:table-cell>
          <table:table-cell table:style-name="ce38" office:value-type="date" office:date-value="2006-12-02T02:31:42">
            <text:p>02/12/06 02:31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rious problems with MA models</text:p>
          </table:table-cell>
          <table:table-cell table:formula="oooc:=IF([.B429]&lt;=38082;&quot;1.1.0&quot;;IF([.B429]&lt;=38464;&quot;1.1.1&quot;;IF([.B429]&lt;=38796;&quot;1.1.2&quot;;IF([.B429]&lt;=39051;&quot;1.1.3&quot;;IF([.B429]&lt;=39133;&quot;1.1.4&quot;;IF([.B429]&lt;=39406;&quot;1.1.5&quot;;&quot;1.1.6&quot;))))))" office:value-type="string" office:string-value="1.1.3">
            <text:p>1.1.3</text:p>
          </table:table-cell>
          <table:table-cell table:formula="oooc:=IF([.C429]&lt;=38082;&quot;1.1.1&quot;;IF([.C429]&lt;=38464;&quot;1.1.2&quot;;IF([.C429]&lt;=38796;&quot;1.1.3&quot;;IF([.C429]&lt;=39051;&quot;1.1.4&quot;;IF([.C429]&lt;=39133;&quot;1.1.5&quot;;IF([.C429]&lt;=39406;&quot;1.1.6&quot;;&quot;1.1.7&quot;))))))" office:value-type="string" office:string-value="1.1.5">
            <text:p>1.1.5</text:p>
          </table:table-cell>
          <table:table-cell table:formula="oooc:=IF([.D429]=&quot;enhancement&quot;;&quot;mejora&quot;;&quot;fallo&quot;)" office:value-type="string" office:string-value="fallo">
            <text:p>fallo</text:p>
          </table:table-cell>
          <table:table-cell table:formula="oooc:=IF(OR([.E429]=&quot;NEW&quot;;[.E429]=&quot;ASSIGNED&quot;;[.E429]=&quot;REOPENED&quot;);&quot;pendiente&quot;;IF(OR([.F429]=&quot;LATER&quot;;[.F42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29">
            <text:p>429</text:p>
          </table:table-cell>
          <table:table-cell table:number-columns-repeated="2" table:style-name="ce38" office:value-type="date" office:date-value="2006-09-12T16:03:30.999999">
            <text:p>12/09/06 16:03</text:p>
          </table:table-cell>
          <table:table-cell office:value-type="string">
            <text:p>enhancement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Browsing tools for object inspector</text:p>
          </table:table-cell>
          <table:table-cell table:formula="oooc:=IF([.B430]&lt;=38082;&quot;1.1.0&quot;;IF([.B430]&lt;=38464;&quot;1.1.1&quot;;IF([.B430]&lt;=38796;&quot;1.1.2&quot;;IF([.B430]&lt;=39051;&quot;1.1.3&quot;;IF([.B430]&lt;=39133;&quot;1.1.4&quot;;IF([.B430]&lt;=39406;&quot;1.1.5&quot;;&quot;1.1.6&quot;))))))" office:value-type="string" office:string-value="1.1.3">
            <text:p>1.1.3</text:p>
          </table:table-cell>
          <table:table-cell table:formula="oooc:=IF([.C430]&lt;=38082;&quot;1.1.1&quot;;IF([.C430]&lt;=38464;&quot;1.1.2&quot;;IF([.C430]&lt;=38796;&quot;1.1.3&quot;;IF([.C430]&lt;=39051;&quot;1.1.4&quot;;IF([.C430]&lt;=39133;&quot;1.1.5&quot;;IF([.C430]&lt;=39406;&quot;1.1.6&quot;;&quot;1.1.7&quot;))))))" office:value-type="string" office:string-value="1.1.4">
            <text:p>1.1.4</text:p>
          </table:table-cell>
          <table:table-cell table:formula="oooc:=IF([.D430]=&quot;enhancement&quot;;&quot;mejora&quot;;&quot;fallo&quot;)" office:value-type="string" office:string-value="mejora">
            <text:p>mejora</text:p>
          </table:table-cell>
          <table:table-cell table:formula="oooc:=IF(OR([.E430]=&quot;NEW&quot;;[.E430]=&quot;ASSIGNED&quot;;[.E430]=&quot;REOPENED&quot;);&quot;pendiente&quot;;IF(OR([.F430]=&quot;LATER&quot;;[.F430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430">
            <text:p>430</text:p>
          </table:table-cell>
          <table:table-cell table:style-name="ce38" office:value-type="date" office:date-value="2006-09-27T11:39:59">
            <text:p>27/09/06 11:39</text:p>
          </table:table-cell>
          <table:table-cell table:style-name="ce38" office:value-type="date" office:date-value="2006-12-02T02:31:59">
            <text:p>02/12/06 02:31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stimate does not handle unknowns as it used to do</text:p>
          </table:table-cell>
          <table:table-cell table:formula="oooc:=IF([.B431]&lt;=38082;&quot;1.1.0&quot;;IF([.B431]&lt;=38464;&quot;1.1.1&quot;;IF([.B431]&lt;=38796;&quot;1.1.2&quot;;IF([.B431]&lt;=39051;&quot;1.1.3&quot;;IF([.B431]&lt;=39133;&quot;1.1.4&quot;;IF([.B431]&lt;=39406;&quot;1.1.5&quot;;&quot;1.1.6&quot;))))))" office:value-type="string" office:string-value="1.1.3">
            <text:p>1.1.3</text:p>
          </table:table-cell>
          <table:table-cell table:formula="oooc:=IF([.C431]&lt;=38082;&quot;1.1.1&quot;;IF([.C431]&lt;=38464;&quot;1.1.2&quot;;IF([.C431]&lt;=38796;&quot;1.1.3&quot;;IF([.C431]&lt;=39051;&quot;1.1.4&quot;;IF([.C431]&lt;=39133;&quot;1.1.5&quot;;IF([.C431]&lt;=39406;&quot;1.1.6&quot;;&quot;1.1.7&quot;))))))" office:value-type="string" office:string-value="1.1.5">
            <text:p>1.1.5</text:p>
          </table:table-cell>
          <table:table-cell table:formula="oooc:=IF([.D431]=&quot;enhancement&quot;;&quot;mejora&quot;;&quot;fallo&quot;)" office:value-type="string" office:string-value="fallo">
            <text:p>fallo</text:p>
          </table:table-cell>
          <table:table-cell table:formula="oooc:=IF(OR([.E431]=&quot;NEW&quot;;[.E431]=&quot;ASSIGNED&quot;;[.E431]=&quot;REOPENED&quot;);&quot;pendiente&quot;;IF(OR([.F431]=&quot;LATER&quot;;[.F43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31">
            <text:p>431</text:p>
          </table:table-cell>
          <table:table-cell table:style-name="ce38" office:value-type="date" office:date-value="2006-09-29T16:17:01">
            <text:p>29/09/06 16:17</text:p>
          </table:table-cell>
          <table:table-cell table:style-name="ce38" office:value-type="date" office:date-value="2006-12-02T02:32:09">
            <text:p>02/12/06 02:32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s with logical functions and unknown values</text:p>
          </table:table-cell>
          <table:table-cell table:formula="oooc:=IF([.B432]&lt;=38082;&quot;1.1.0&quot;;IF([.B432]&lt;=38464;&quot;1.1.1&quot;;IF([.B432]&lt;=38796;&quot;1.1.2&quot;;IF([.B432]&lt;=39051;&quot;1.1.3&quot;;IF([.B432]&lt;=39133;&quot;1.1.4&quot;;IF([.B432]&lt;=39406;&quot;1.1.5&quot;;&quot;1.1.6&quot;))))))" office:value-type="string" office:string-value="1.1.3">
            <text:p>1.1.3</text:p>
          </table:table-cell>
          <table:table-cell table:formula="oooc:=IF([.C432]&lt;=38082;&quot;1.1.1&quot;;IF([.C432]&lt;=38464;&quot;1.1.2&quot;;IF([.C432]&lt;=38796;&quot;1.1.3&quot;;IF([.C432]&lt;=39051;&quot;1.1.4&quot;;IF([.C432]&lt;=39133;&quot;1.1.5&quot;;IF([.C432]&lt;=39406;&quot;1.1.6&quot;;&quot;1.1.7&quot;))))))" office:value-type="string" office:string-value="1.1.5">
            <text:p>1.1.5</text:p>
          </table:table-cell>
          <table:table-cell table:formula="oooc:=IF([.D432]=&quot;enhancement&quot;;&quot;mejora&quot;;&quot;fallo&quot;)" office:value-type="string" office:string-value="fallo">
            <text:p>fallo</text:p>
          </table:table-cell>
          <table:table-cell table:formula="oooc:=IF(OR([.E432]=&quot;NEW&quot;;[.E432]=&quot;ASSIGNED&quot;;[.E432]=&quot;REOPENED&quot;);&quot;pendiente&quot;;IF(OR([.F432]=&quot;LATER&quot;;[.F43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32">
            <text:p>432</text:p>
          </table:table-cell>
          <table:table-cell table:style-name="ce38" office:value-type="date" office:date-value="2006-10-05T14:52:03">
            <text:p>05/10/06 14:52</text:p>
          </table:table-cell>
          <table:table-cell table:style-name="ce38" office:value-type="date" office:date-value="2007-01-30T18:43:31">
            <text:p>30/01/07 18:4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crash after compiling a just decompiled file</text:p>
          </table:table-cell>
          <table:table-cell table:formula="oooc:=IF([.B433]&lt;=38082;&quot;1.1.0&quot;;IF([.B433]&lt;=38464;&quot;1.1.1&quot;;IF([.B433]&lt;=38796;&quot;1.1.2&quot;;IF([.B433]&lt;=39051;&quot;1.1.3&quot;;IF([.B433]&lt;=39133;&quot;1.1.4&quot;;IF([.B433]&lt;=39406;&quot;1.1.5&quot;;&quot;1.1.6&quot;))))))" office:value-type="string" office:string-value="1.1.3">
            <text:p>1.1.3</text:p>
          </table:table-cell>
          <table:table-cell table:formula="oooc:=IF([.C433]&lt;=38082;&quot;1.1.1&quot;;IF([.C433]&lt;=38464;&quot;1.1.2&quot;;IF([.C433]&lt;=38796;&quot;1.1.3&quot;;IF([.C433]&lt;=39051;&quot;1.1.4&quot;;IF([.C433]&lt;=39133;&quot;1.1.5&quot;;IF([.C433]&lt;=39406;&quot;1.1.6&quot;;&quot;1.1.7&quot;))))))" office:value-type="string" office:string-value="1.1.5">
            <text:p>1.1.5</text:p>
          </table:table-cell>
          <table:table-cell table:formula="oooc:=IF([.D433]=&quot;enhancement&quot;;&quot;mejora&quot;;&quot;fallo&quot;)" office:value-type="string" office:string-value="fallo">
            <text:p>fallo</text:p>
          </table:table-cell>
          <table:table-cell table:formula="oooc:=IF(OR([.E433]=&quot;NEW&quot;;[.E433]=&quot;ASSIGNED&quot;;[.E433]=&quot;REOPENED&quot;);&quot;pendiente&quot;;IF(OR([.F433]=&quot;LATER&quot;;[.F43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33">
            <text:p>433</text:p>
          </table:table-cell>
          <table:table-cell table:style-name="ce38" office:value-type="date" office:date-value="2006-10-06T18:16:06">
            <text:p>06/10/06 18:16</text:p>
          </table:table-cell>
          <table:table-cell table:style-name="ce38" office:value-type="date" office:date-value="2007-02-02T13:46:09">
            <text:p>02/02/07 13:46</text:p>
          </table:table-cell>
          <table:table-cell office:value-type="string">
            <text:p>blocker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compile &amp; decompile</text:p>
          </table:table-cell>
          <table:table-cell table:formula="oooc:=IF([.B434]&lt;=38082;&quot;1.1.0&quot;;IF([.B434]&lt;=38464;&quot;1.1.1&quot;;IF([.B434]&lt;=38796;&quot;1.1.2&quot;;IF([.B434]&lt;=39051;&quot;1.1.3&quot;;IF([.B434]&lt;=39133;&quot;1.1.4&quot;;IF([.B434]&lt;=39406;&quot;1.1.5&quot;;&quot;1.1.6&quot;))))))" office:value-type="string" office:string-value="1.1.3">
            <text:p>1.1.3</text:p>
          </table:table-cell>
          <table:table-cell table:formula="oooc:=IF([.C434]&lt;=38082;&quot;1.1.1&quot;;IF([.C434]&lt;=38464;&quot;1.1.2&quot;;IF([.C434]&lt;=38796;&quot;1.1.3&quot;;IF([.C434]&lt;=39051;&quot;1.1.4&quot;;IF([.C434]&lt;=39133;&quot;1.1.5&quot;;IF([.C434]&lt;=39406;&quot;1.1.6&quot;;&quot;1.1.7&quot;))))))" office:value-type="string" office:string-value="1.1.5">
            <text:p>1.1.5</text:p>
          </table:table-cell>
          <table:table-cell table:formula="oooc:=IF([.D434]=&quot;enhancement&quot;;&quot;mejora&quot;;&quot;fallo&quot;)" office:value-type="string" office:string-value="fallo">
            <text:p>fallo</text:p>
          </table:table-cell>
          <table:table-cell table:formula="oooc:=IF(OR([.E434]=&quot;NEW&quot;;[.E434]=&quot;ASSIGNED&quot;;[.E434]=&quot;REOPENED&quot;);&quot;pendiente&quot;;IF(OR([.F434]=&quot;LATER&quot;;[.F434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434">
            <text:p>434</text:p>
          </table:table-cell>
          <table:table-cell table:style-name="ce38" office:value-type="date" office:date-value="2006-10-16T11:54:17">
            <text:p>16/10/06 11:54</text:p>
          </table:table-cell>
          <table:table-cell table:style-name="ce38" office:value-type="date" office:date-value="2006-12-02T02:32:22">
            <text:p>02/12/06 02:32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gmentation fault when indexing inline the result from IncludeBDT</text:p>
          </table:table-cell>
          <table:table-cell table:formula="oooc:=IF([.B435]&lt;=38082;&quot;1.1.0&quot;;IF([.B435]&lt;=38464;&quot;1.1.1&quot;;IF([.B435]&lt;=38796;&quot;1.1.2&quot;;IF([.B435]&lt;=39051;&quot;1.1.3&quot;;IF([.B435]&lt;=39133;&quot;1.1.4&quot;;IF([.B435]&lt;=39406;&quot;1.1.5&quot;;&quot;1.1.6&quot;))))))" office:value-type="string" office:string-value="1.1.3">
            <text:p>1.1.3</text:p>
          </table:table-cell>
          <table:table-cell table:formula="oooc:=IF([.C435]&lt;=38082;&quot;1.1.1&quot;;IF([.C435]&lt;=38464;&quot;1.1.2&quot;;IF([.C435]&lt;=38796;&quot;1.1.3&quot;;IF([.C435]&lt;=39051;&quot;1.1.4&quot;;IF([.C435]&lt;=39133;&quot;1.1.5&quot;;IF([.C435]&lt;=39406;&quot;1.1.6&quot;;&quot;1.1.7&quot;))))))" office:value-type="string" office:string-value="1.1.5">
            <text:p>1.1.5</text:p>
          </table:table-cell>
          <table:table-cell table:formula="oooc:=IF([.D435]=&quot;enhancement&quot;;&quot;mejora&quot;;&quot;fallo&quot;)" office:value-type="string" office:string-value="fallo">
            <text:p>fallo</text:p>
          </table:table-cell>
          <table:table-cell table:formula="oooc:=IF(OR([.E435]=&quot;NEW&quot;;[.E435]=&quot;ASSIGNED&quot;;[.E435]=&quot;REOPENED&quot;);&quot;pendiente&quot;;IF(OR([.F435]=&quot;LATER&quot;;[.F43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35">
            <text:p>435</text:p>
          </table:table-cell>
          <table:table-cell table:style-name="ce38" office:value-type="date" office:date-value="2006-10-16T16:51:30">
            <text:p>16/10/06 16:51</text:p>
          </table:table-cell>
          <table:table-cell table:style-name="ce38" office:value-type="date" office:date-value="2006-12-07T17:37:20">
            <text:p>07/12/06 17:37</text:p>
          </table:table-cell>
          <table:table-cell office:value-type="string">
            <text:p>blocker</text:p>
          </table:table-cell>
          <table:table-cell office:value-type="string">
            <text:p>CLOSED</text:p>
          </table:table-cell>
          <table:table-cell office:value-type="string">
            <text:p>REMIND</text:p>
          </table:table-cell>
          <table:table-cell office:value-type="string">
            <text:p>TOL</text:p>
          </table:table-cell>
          <table:table-cell office:value-type="string">
            <text:p>Struct doing weird things...</text:p>
          </table:table-cell>
          <table:table-cell table:formula="oooc:=IF([.B436]&lt;=38082;&quot;1.1.0&quot;;IF([.B436]&lt;=38464;&quot;1.1.1&quot;;IF([.B436]&lt;=38796;&quot;1.1.2&quot;;IF([.B436]&lt;=39051;&quot;1.1.3&quot;;IF([.B436]&lt;=39133;&quot;1.1.4&quot;;IF([.B436]&lt;=39406;&quot;1.1.5&quot;;&quot;1.1.6&quot;))))))" office:value-type="string" office:string-value="1.1.3">
            <text:p>1.1.3</text:p>
          </table:table-cell>
          <table:table-cell table:formula="oooc:=IF([.C436]&lt;=38082;&quot;1.1.1&quot;;IF([.C436]&lt;=38464;&quot;1.1.2&quot;;IF([.C436]&lt;=38796;&quot;1.1.3&quot;;IF([.C436]&lt;=39051;&quot;1.1.4&quot;;IF([.C436]&lt;=39133;&quot;1.1.5&quot;;IF([.C436]&lt;=39406;&quot;1.1.6&quot;;&quot;1.1.7&quot;))))))" office:value-type="string" office:string-value="1.1.5">
            <text:p>1.1.5</text:p>
          </table:table-cell>
          <table:table-cell table:formula="oooc:=IF([.D436]=&quot;enhancement&quot;;&quot;mejora&quot;;&quot;fallo&quot;)" office:value-type="string" office:string-value="fallo">
            <text:p>fallo</text:p>
          </table:table-cell>
          <table:table-cell table:formula="oooc:=IF(OR([.E436]=&quot;NEW&quot;;[.E436]=&quot;ASSIGNED&quot;;[.E436]=&quot;REOPENED&quot;);&quot;pendiente&quot;;IF(OR([.F436]=&quot;LATER&quot;;[.F436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436">
            <text:p>436</text:p>
          </table:table-cell>
          <table:table-cell table:style-name="ce38" office:value-type="date" office:date-value="2006-10-18T13:32:14.999999">
            <text:p>18/10/06 13:32</text:p>
          </table:table-cell>
          <table:table-cell table:style-name="ce38" office:value-type="date" office:date-value="2007-11-07T13:02:14.999999">
            <text:p>07/11/07 13:02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REMIND</text:p>
          </table:table-cell>
          <table:table-cell office:value-type="string">
            <text:p>TOL</text:p>
          </table:table-cell>
          <table:table-cell office:value-type="string">
            <text:p>control de escritura en el log</text:p>
          </table:table-cell>
          <table:table-cell table:formula="oooc:=IF([.B437]&lt;=38082;&quot;1.1.0&quot;;IF([.B437]&lt;=38464;&quot;1.1.1&quot;;IF([.B437]&lt;=38796;&quot;1.1.2&quot;;IF([.B437]&lt;=39051;&quot;1.1.3&quot;;IF([.B437]&lt;=39133;&quot;1.1.4&quot;;IF([.B437]&lt;=39406;&quot;1.1.5&quot;;&quot;1.1.6&quot;))))))" office:value-type="string" office:string-value="1.1.3">
            <text:p>1.1.3</text:p>
          </table:table-cell>
          <table:table-cell table:formula="oooc:=IF([.C437]&lt;=38082;&quot;1.1.1&quot;;IF([.C437]&lt;=38464;&quot;1.1.2&quot;;IF([.C437]&lt;=38796;&quot;1.1.3&quot;;IF([.C437]&lt;=39051;&quot;1.1.4&quot;;IF([.C437]&lt;=39133;&quot;1.1.5&quot;;IF([.C437]&lt;=39406;&quot;1.1.6&quot;;&quot;1.1.7&quot;))))))" office:value-type="string" office:string-value="1.1.6">
            <text:p>1.1.6</text:p>
          </table:table-cell>
          <table:table-cell table:formula="oooc:=IF([.D437]=&quot;enhancement&quot;;&quot;mejora&quot;;&quot;fallo&quot;)" office:value-type="string" office:string-value="mejora">
            <text:p>mejora</text:p>
          </table:table-cell>
          <table:table-cell table:formula="oooc:=IF(OR([.E437]=&quot;NEW&quot;;[.E437]=&quot;ASSIGNED&quot;;[.E437]=&quot;REOPENED&quot;);&quot;pendiente&quot;;IF(OR([.F437]=&quot;LATER&quot;;[.F437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437">
            <text:p>437</text:p>
          </table:table-cell>
          <table:table-cell table:style-name="ce38" office:value-type="date" office:date-value="2006-10-19T12:04:52">
            <text:p>19/10/06 12:04</text:p>
          </table:table-cell>
          <table:table-cell table:style-name="ce38" office:value-type="date" office:date-value="2006-12-02T02:32:37">
            <text:p>02/12/06 02:32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ome objects are not created when evaluating</text:p>
          </table:table-cell>
          <table:table-cell table:formula="oooc:=IF([.B438]&lt;=38082;&quot;1.1.0&quot;;IF([.B438]&lt;=38464;&quot;1.1.1&quot;;IF([.B438]&lt;=38796;&quot;1.1.2&quot;;IF([.B438]&lt;=39051;&quot;1.1.3&quot;;IF([.B438]&lt;=39133;&quot;1.1.4&quot;;IF([.B438]&lt;=39406;&quot;1.1.5&quot;;&quot;1.1.6&quot;))))))" office:value-type="string" office:string-value="1.1.3">
            <text:p>1.1.3</text:p>
          </table:table-cell>
          <table:table-cell table:formula="oooc:=IF([.C438]&lt;=38082;&quot;1.1.1&quot;;IF([.C438]&lt;=38464;&quot;1.1.2&quot;;IF([.C438]&lt;=38796;&quot;1.1.3&quot;;IF([.C438]&lt;=39051;&quot;1.1.4&quot;;IF([.C438]&lt;=39133;&quot;1.1.5&quot;;IF([.C438]&lt;=39406;&quot;1.1.6&quot;;&quot;1.1.7&quot;))))))" office:value-type="string" office:string-value="1.1.5">
            <text:p>1.1.5</text:p>
          </table:table-cell>
          <table:table-cell table:formula="oooc:=IF([.D438]=&quot;enhancement&quot;;&quot;mejora&quot;;&quot;fallo&quot;)" office:value-type="string" office:string-value="fallo">
            <text:p>fallo</text:p>
          </table:table-cell>
          <table:table-cell table:formula="oooc:=IF(OR([.E438]=&quot;NEW&quot;;[.E438]=&quot;ASSIGNED&quot;;[.E438]=&quot;REOPENED&quot;);&quot;pendiente&quot;;IF(OR([.F438]=&quot;LATER&quot;;[.F43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38">
            <text:p>438</text:p>
          </table:table-cell>
          <table:table-cell table:style-name="ce38" office:value-type="date" office:date-value="2006-10-19T12:50:20">
            <text:p>19/10/06 12:50</text:p>
          </table:table-cell>
          <table:table-cell table:style-name="ce38" office:value-type="date" office:date-value="2006-10-19T12:54:21">
            <text:p>19/10/06 12:54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REMIND</text:p>
          </table:table-cell>
          <table:table-cell office:value-type="string">
            <text:p>TOL</text:p>
          </table:table-cell>
          <table:table-cell office:value-type="string">
            <text:p>TOL crash reading corrupted BSI files</text:p>
          </table:table-cell>
          <table:table-cell table:formula="oooc:=IF([.B439]&lt;=38082;&quot;1.1.0&quot;;IF([.B439]&lt;=38464;&quot;1.1.1&quot;;IF([.B439]&lt;=38796;&quot;1.1.2&quot;;IF([.B439]&lt;=39051;&quot;1.1.3&quot;;IF([.B439]&lt;=39133;&quot;1.1.4&quot;;IF([.B439]&lt;=39406;&quot;1.1.5&quot;;&quot;1.1.6&quot;))))))" office:value-type="string" office:string-value="1.1.3">
            <text:p>1.1.3</text:p>
          </table:table-cell>
          <table:table-cell table:formula="oooc:=IF([.C439]&lt;=38082;&quot;1.1.1&quot;;IF([.C439]&lt;=38464;&quot;1.1.2&quot;;IF([.C439]&lt;=38796;&quot;1.1.3&quot;;IF([.C439]&lt;=39051;&quot;1.1.4&quot;;IF([.C439]&lt;=39133;&quot;1.1.5&quot;;IF([.C439]&lt;=39406;&quot;1.1.6&quot;;&quot;1.1.7&quot;))))))" office:value-type="string" office:string-value="1.1.4">
            <text:p>1.1.4</text:p>
          </table:table-cell>
          <table:table-cell table:formula="oooc:=IF([.D439]=&quot;enhancement&quot;;&quot;mejora&quot;;&quot;fallo&quot;)" office:value-type="string" office:string-value="fallo">
            <text:p>fallo</text:p>
          </table:table-cell>
          <table:table-cell table:formula="oooc:=IF(OR([.E439]=&quot;NEW&quot;;[.E439]=&quot;ASSIGNED&quot;;[.E439]=&quot;REOPENED&quot;);&quot;pendiente&quot;;IF(OR([.F439]=&quot;LATER&quot;;[.F439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439">
            <text:p>439</text:p>
          </table:table-cell>
          <table:table-cell table:style-name="ce38" office:value-type="date" office:date-value="2006-10-19T16:24:33">
            <text:p>19/10/06 16:24</text:p>
          </table:table-cell>
          <table:table-cell table:style-name="ce38" office:value-type="date" office:date-value="2006-12-02T02:32:47">
            <text:p>02/12/06 02:32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gmentation fault with local structs</text:p>
          </table:table-cell>
          <table:table-cell table:formula="oooc:=IF([.B440]&lt;=38082;&quot;1.1.0&quot;;IF([.B440]&lt;=38464;&quot;1.1.1&quot;;IF([.B440]&lt;=38796;&quot;1.1.2&quot;;IF([.B440]&lt;=39051;&quot;1.1.3&quot;;IF([.B440]&lt;=39133;&quot;1.1.4&quot;;IF([.B440]&lt;=39406;&quot;1.1.5&quot;;&quot;1.1.6&quot;))))))" office:value-type="string" office:string-value="1.1.3">
            <text:p>1.1.3</text:p>
          </table:table-cell>
          <table:table-cell table:formula="oooc:=IF([.C440]&lt;=38082;&quot;1.1.1&quot;;IF([.C440]&lt;=38464;&quot;1.1.2&quot;;IF([.C440]&lt;=38796;&quot;1.1.3&quot;;IF([.C440]&lt;=39051;&quot;1.1.4&quot;;IF([.C440]&lt;=39133;&quot;1.1.5&quot;;IF([.C440]&lt;=39406;&quot;1.1.6&quot;;&quot;1.1.7&quot;))))))" office:value-type="string" office:string-value="1.1.5">
            <text:p>1.1.5</text:p>
          </table:table-cell>
          <table:table-cell table:formula="oooc:=IF([.D440]=&quot;enhancement&quot;;&quot;mejora&quot;;&quot;fallo&quot;)" office:value-type="string" office:string-value="fallo">
            <text:p>fallo</text:p>
          </table:table-cell>
          <table:table-cell table:formula="oooc:=IF(OR([.E440]=&quot;NEW&quot;;[.E440]=&quot;ASSIGNED&quot;;[.E440]=&quot;REOPENED&quot;);&quot;pendiente&quot;;IF(OR([.F440]=&quot;LATER&quot;;[.F44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table:style-name="ce38" office:value-type="date" office:date-value="2006-10-20T16:15:06.999999">
            <text:p>20/10/06 16:15</text:p>
          </table:table-cell>
          <table:table-cell table:style-name="ce38" office:value-type="date" office:date-value="2007-11-06T10:59:26">
            <text:p>06/11/07 10:59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-Base</text:p>
          </table:table-cell>
          <table:table-cell office:value-type="string">
            <text:p>MatSerSet does not work in year is less than 1583</text:p>
          </table:table-cell>
          <table:table-cell table:formula="oooc:=IF([.B441]&lt;=38082;&quot;1.1.0&quot;;IF([.B441]&lt;=38464;&quot;1.1.1&quot;;IF([.B441]&lt;=38796;&quot;1.1.2&quot;;IF([.B441]&lt;=39051;&quot;1.1.3&quot;;IF([.B441]&lt;=39133;&quot;1.1.4&quot;;IF([.B441]&lt;=39406;&quot;1.1.5&quot;;&quot;1.1.6&quot;))))))" office:value-type="string" office:string-value="1.1.3">
            <text:p>1.1.3</text:p>
          </table:table-cell>
          <table:table-cell table:formula="oooc:=IF([.C441]&lt;=38082;&quot;1.1.1&quot;;IF([.C441]&lt;=38464;&quot;1.1.2&quot;;IF([.C441]&lt;=38796;&quot;1.1.3&quot;;IF([.C441]&lt;=39051;&quot;1.1.4&quot;;IF([.C441]&lt;=39133;&quot;1.1.5&quot;;IF([.C441]&lt;=39406;&quot;1.1.6&quot;;&quot;1.1.7&quot;))))))" office:value-type="string" office:string-value="1.1.6">
            <text:p>1.1.6</text:p>
          </table:table-cell>
          <table:table-cell table:formula="oooc:=IF([.D441]=&quot;enhancement&quot;;&quot;mejora&quot;;&quot;fallo&quot;)" office:value-type="string" office:string-value="fallo">
            <text:p>fallo</text:p>
          </table:table-cell>
          <table:table-cell table:formula="oooc:=IF(OR([.E441]=&quot;NEW&quot;;[.E441]=&quot;ASSIGNED&quot;;[.E441]=&quot;REOPENED&quot;);&quot;pendiente&quot;;IF(OR([.F441]=&quot;LATER&quot;;[.F44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41">
            <text:p>441</text:p>
          </table:table-cell>
          <table:table-cell table:style-name="ce38" office:value-type="date" office:date-value="2006-10-24T16:55:31">
            <text:p>24/10/06 16:55</text:p>
          </table:table-cell>
          <table:table-cell table:style-name="ce38" office:value-type="date" office:date-value="2006-12-02T02:33:00">
            <text:p>02/12/06 02:3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Group function doesn't work upper 2^15=32768 elements</text:p>
          </table:table-cell>
          <table:table-cell table:formula="oooc:=IF([.B442]&lt;=38082;&quot;1.1.0&quot;;IF([.B442]&lt;=38464;&quot;1.1.1&quot;;IF([.B442]&lt;=38796;&quot;1.1.2&quot;;IF([.B442]&lt;=39051;&quot;1.1.3&quot;;IF([.B442]&lt;=39133;&quot;1.1.4&quot;;IF([.B442]&lt;=39406;&quot;1.1.5&quot;;&quot;1.1.6&quot;))))))" office:value-type="string" office:string-value="1.1.3">
            <text:p>1.1.3</text:p>
          </table:table-cell>
          <table:table-cell table:formula="oooc:=IF([.C442]&lt;=38082;&quot;1.1.1&quot;;IF([.C442]&lt;=38464;&quot;1.1.2&quot;;IF([.C442]&lt;=38796;&quot;1.1.3&quot;;IF([.C442]&lt;=39051;&quot;1.1.4&quot;;IF([.C442]&lt;=39133;&quot;1.1.5&quot;;IF([.C442]&lt;=39406;&quot;1.1.6&quot;;&quot;1.1.7&quot;))))))" office:value-type="string" office:string-value="1.1.5">
            <text:p>1.1.5</text:p>
          </table:table-cell>
          <table:table-cell table:formula="oooc:=IF([.D442]=&quot;enhancement&quot;;&quot;mejora&quot;;&quot;fallo&quot;)" office:value-type="string" office:string-value="fallo">
            <text:p>fallo</text:p>
          </table:table-cell>
          <table:table-cell table:formula="oooc:=IF(OR([.E442]=&quot;NEW&quot;;[.E442]=&quot;ASSIGNED&quot;;[.E442]=&quot;REOPENED&quot;);&quot;pendiente&quot;;IF(OR([.F442]=&quot;LATER&quot;;[.F44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42">
            <text:p>442</text:p>
          </table:table-cell>
          <table:table-cell table:style-name="ce38" office:value-type="date" office:date-value="2006-10-24T18:36:00">
            <text:p>24/10/06 18:36</text:p>
          </table:table-cell>
          <table:table-cell table:style-name="ce38" office:value-type="date" office:date-value="2006-12-02T02:33:19">
            <text:p>02/12/06 02:3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BinGroup yields a crash with high number of elements</text:p>
          </table:table-cell>
          <table:table-cell table:formula="oooc:=IF([.B443]&lt;=38082;&quot;1.1.0&quot;;IF([.B443]&lt;=38464;&quot;1.1.1&quot;;IF([.B443]&lt;=38796;&quot;1.1.2&quot;;IF([.B443]&lt;=39051;&quot;1.1.3&quot;;IF([.B443]&lt;=39133;&quot;1.1.4&quot;;IF([.B443]&lt;=39406;&quot;1.1.5&quot;;&quot;1.1.6&quot;))))))" office:value-type="string" office:string-value="1.1.3">
            <text:p>1.1.3</text:p>
          </table:table-cell>
          <table:table-cell table:formula="oooc:=IF([.C443]&lt;=38082;&quot;1.1.1&quot;;IF([.C443]&lt;=38464;&quot;1.1.2&quot;;IF([.C443]&lt;=38796;&quot;1.1.3&quot;;IF([.C443]&lt;=39051;&quot;1.1.4&quot;;IF([.C443]&lt;=39133;&quot;1.1.5&quot;;IF([.C443]&lt;=39406;&quot;1.1.6&quot;;&quot;1.1.7&quot;))))))" office:value-type="string" office:string-value="1.1.5">
            <text:p>1.1.5</text:p>
          </table:table-cell>
          <table:table-cell table:formula="oooc:=IF([.D443]=&quot;enhancement&quot;;&quot;mejora&quot;;&quot;fallo&quot;)" office:value-type="string" office:string-value="fallo">
            <text:p>fallo</text:p>
          </table:table-cell>
          <table:table-cell table:formula="oooc:=IF(OR([.E443]=&quot;NEW&quot;;[.E443]=&quot;ASSIGNED&quot;;[.E443]=&quot;REOPENED&quot;);&quot;pendiente&quot;;IF(OR([.F443]=&quot;LATER&quot;;[.F44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43">
            <text:p>443</text:p>
          </table:table-cell>
          <table:table-cell table:style-name="ce38" office:value-type="date" office:date-value="2006-10-25T10:46:59">
            <text:p>25/10/06 10:46</text:p>
          </table:table-cell>
          <table:table-cell table:style-name="ce38" office:value-type="date" office:date-value="2007-04-12T21:14:22">
            <text:p>12/04/07 21:14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/Tolbase binary package</text:p>
          </table:table-cell>
          <table:table-cell table:formula="oooc:=IF([.B444]&lt;=38082;&quot;1.1.0&quot;;IF([.B444]&lt;=38464;&quot;1.1.1&quot;;IF([.B444]&lt;=38796;&quot;1.1.2&quot;;IF([.B444]&lt;=39051;&quot;1.1.3&quot;;IF([.B444]&lt;=39133;&quot;1.1.4&quot;;IF([.B444]&lt;=39406;&quot;1.1.5&quot;;&quot;1.1.6&quot;))))))" office:value-type="string" office:string-value="1.1.3">
            <text:p>1.1.3</text:p>
          </table:table-cell>
          <table:table-cell table:formula="oooc:=IF([.C444]&lt;=38082;&quot;1.1.1&quot;;IF([.C444]&lt;=38464;&quot;1.1.2&quot;;IF([.C444]&lt;=38796;&quot;1.1.3&quot;;IF([.C444]&lt;=39051;&quot;1.1.4&quot;;IF([.C444]&lt;=39133;&quot;1.1.5&quot;;IF([.C444]&lt;=39406;&quot;1.1.6&quot;;&quot;1.1.7&quot;))))))" office:value-type="string" office:string-value="1.1.6">
            <text:p>1.1.6</text:p>
          </table:table-cell>
          <table:table-cell table:formula="oooc:=IF([.D444]=&quot;enhancement&quot;;&quot;mejora&quot;;&quot;fallo&quot;)" office:value-type="string" office:string-value="mejora">
            <text:p>mejora</text:p>
          </table:table-cell>
          <table:table-cell table:formula="oooc:=IF(OR([.E444]=&quot;NEW&quot;;[.E444]=&quot;ASSIGNED&quot;;[.E444]=&quot;REOPENED&quot;);&quot;pendiente&quot;;IF(OR([.F444]=&quot;LATER&quot;;[.F44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44">
            <text:p>444</text:p>
          </table:table-cell>
          <table:table-cell table:style-name="ce38" office:value-type="date" office:date-value="2006-11-06T16:40:22">
            <text:p>06/11/06 16:40</text:p>
          </table:table-cell>
          <table:table-cell table:style-name="ce38" office:value-type="date" office:date-value="2006-12-02T02:33:30">
            <text:p>02/12/06 02:3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s with MatSerSet</text:p>
          </table:table-cell>
          <table:table-cell table:formula="oooc:=IF([.B445]&lt;=38082;&quot;1.1.0&quot;;IF([.B445]&lt;=38464;&quot;1.1.1&quot;;IF([.B445]&lt;=38796;&quot;1.1.2&quot;;IF([.B445]&lt;=39051;&quot;1.1.3&quot;;IF([.B445]&lt;=39133;&quot;1.1.4&quot;;IF([.B445]&lt;=39406;&quot;1.1.5&quot;;&quot;1.1.6&quot;))))))" office:value-type="string" office:string-value="1.1.3">
            <text:p>1.1.3</text:p>
          </table:table-cell>
          <table:table-cell table:formula="oooc:=IF([.C445]&lt;=38082;&quot;1.1.1&quot;;IF([.C445]&lt;=38464;&quot;1.1.2&quot;;IF([.C445]&lt;=38796;&quot;1.1.3&quot;;IF([.C445]&lt;=39051;&quot;1.1.4&quot;;IF([.C445]&lt;=39133;&quot;1.1.5&quot;;IF([.C445]&lt;=39406;&quot;1.1.6&quot;;&quot;1.1.7&quot;))))))" office:value-type="string" office:string-value="1.1.5">
            <text:p>1.1.5</text:p>
          </table:table-cell>
          <table:table-cell table:formula="oooc:=IF([.D445]=&quot;enhancement&quot;;&quot;mejora&quot;;&quot;fallo&quot;)" office:value-type="string" office:string-value="fallo">
            <text:p>fallo</text:p>
          </table:table-cell>
          <table:table-cell table:formula="oooc:=IF(OR([.E445]=&quot;NEW&quot;;[.E445]=&quot;ASSIGNED&quot;;[.E445]=&quot;REOPENED&quot;);&quot;pendiente&quot;;IF(OR([.F445]=&quot;LATER&quot;;[.F44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45">
            <text:p>445</text:p>
          </table:table-cell>
          <table:table-cell table:style-name="ce38" office:value-type="date" office:date-value="2006-11-06T17:15:11">
            <text:p>06/11/06 17:15</text:p>
          </table:table-cell>
          <table:table-cell table:style-name="ce38" office:value-type="date" office:date-value="2006-12-02T02:33:41.000001">
            <text:p>02/12/06 02:33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s in addition in matrix</text:p>
          </table:table-cell>
          <table:table-cell table:formula="oooc:=IF([.B446]&lt;=38082;&quot;1.1.0&quot;;IF([.B446]&lt;=38464;&quot;1.1.1&quot;;IF([.B446]&lt;=38796;&quot;1.1.2&quot;;IF([.B446]&lt;=39051;&quot;1.1.3&quot;;IF([.B446]&lt;=39133;&quot;1.1.4&quot;;IF([.B446]&lt;=39406;&quot;1.1.5&quot;;&quot;1.1.6&quot;))))))" office:value-type="string" office:string-value="1.1.3">
            <text:p>1.1.3</text:p>
          </table:table-cell>
          <table:table-cell table:formula="oooc:=IF([.C446]&lt;=38082;&quot;1.1.1&quot;;IF([.C446]&lt;=38464;&quot;1.1.2&quot;;IF([.C446]&lt;=38796;&quot;1.1.3&quot;;IF([.C446]&lt;=39051;&quot;1.1.4&quot;;IF([.C446]&lt;=39133;&quot;1.1.5&quot;;IF([.C446]&lt;=39406;&quot;1.1.6&quot;;&quot;1.1.7&quot;))))))" office:value-type="string" office:string-value="1.1.5">
            <text:p>1.1.5</text:p>
          </table:table-cell>
          <table:table-cell table:formula="oooc:=IF([.D446]=&quot;enhancement&quot;;&quot;mejora&quot;;&quot;fallo&quot;)" office:value-type="string" office:string-value="fallo">
            <text:p>fallo</text:p>
          </table:table-cell>
          <table:table-cell table:formula="oooc:=IF(OR([.E446]=&quot;NEW&quot;;[.E446]=&quot;ASSIGNED&quot;;[.E446]=&quot;REOPENED&quot;);&quot;pendiente&quot;;IF(OR([.F446]=&quot;LATER&quot;;[.F44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46">
            <text:p>446</text:p>
          </table:table-cell>
          <table:table-cell table:style-name="ce38" office:value-type="date" office:date-value="2006-11-06T17:34:06">
            <text:p>06/11/06 17:34</text:p>
          </table:table-cell>
          <table:table-cell table:style-name="ce38" office:value-type="date" office:date-value="2006-11-06T18:14:10">
            <text:p>06/11/06 18:14</text:p>
          </table:table-cell>
          <table:table-cell office:value-type="string">
            <text:p>trivial</text:p>
          </table:table-cell>
          <table:table-cell office:value-type="string">
            <text:p>ASSIGNED</text:p>
          </table:table-cell>
          <table:table-cell/>
          <table:table-cell office:value-type="string">
            <text:p>TOL</text:p>
          </table:table-cell>
          <table:table-cell office:value-type="string">
            <text:p>Duplicated functions</text:p>
          </table:table-cell>
          <table:table-cell table:formula="oooc:=IF([.B447]&lt;=38082;&quot;1.1.0&quot;;IF([.B447]&lt;=38464;&quot;1.1.1&quot;;IF([.B447]&lt;=38796;&quot;1.1.2&quot;;IF([.B447]&lt;=39051;&quot;1.1.3&quot;;IF([.B447]&lt;=39133;&quot;1.1.4&quot;;IF([.B447]&lt;=39406;&quot;1.1.5&quot;;&quot;1.1.6&quot;))))))" office:value-type="string" office:string-value="1.1.3">
            <text:p>1.1.3</text:p>
          </table:table-cell>
          <table:table-cell table:formula="oooc:=IF([.C447]&lt;=38082;&quot;1.1.1&quot;;IF([.C447]&lt;=38464;&quot;1.1.2&quot;;IF([.C447]&lt;=38796;&quot;1.1.3&quot;;IF([.C447]&lt;=39051;&quot;1.1.4&quot;;IF([.C447]&lt;=39133;&quot;1.1.5&quot;;IF([.C447]&lt;=39406;&quot;1.1.6&quot;;&quot;1.1.7&quot;))))))" office:value-type="string" office:string-value="1.1.4">
            <text:p>1.1.4</text:p>
          </table:table-cell>
          <table:table-cell table:formula="oooc:=IF([.D447]=&quot;enhancement&quot;;&quot;mejora&quot;;&quot;fallo&quot;)" office:value-type="string" office:string-value="fallo">
            <text:p>fallo</text:p>
          </table:table-cell>
          <table:table-cell table:formula="oooc:=IF(OR([.E447]=&quot;NEW&quot;;[.E447]=&quot;ASSIGNED&quot;;[.E447]=&quot;REOPENED&quot;);&quot;pendiente&quot;;IF(OR([.F447]=&quot;LATER&quot;;[.F447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447">
            <text:p>447</text:p>
          </table:table-cell>
          <table:table-cell table:style-name="ce38" office:value-type="date" office:date-value="2006-11-10T09:14:41">
            <text:p>10/11/06 09:14</text:p>
          </table:table-cell>
          <table:table-cell table:style-name="ce38" office:value-type="date" office:date-value="2006-11-16T00:15:09">
            <text:p>16/11/06 00:15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Eliminar funcionalidad Ctrl-K sobre el editor</text:p>
          </table:table-cell>
          <table:table-cell table:formula="oooc:=IF([.B448]&lt;=38082;&quot;1.1.0&quot;;IF([.B448]&lt;=38464;&quot;1.1.1&quot;;IF([.B448]&lt;=38796;&quot;1.1.2&quot;;IF([.B448]&lt;=39051;&quot;1.1.3&quot;;IF([.B448]&lt;=39133;&quot;1.1.4&quot;;IF([.B448]&lt;=39406;&quot;1.1.5&quot;;&quot;1.1.6&quot;))))))" office:value-type="string" office:string-value="1.1.3">
            <text:p>1.1.3</text:p>
          </table:table-cell>
          <table:table-cell table:formula="oooc:=IF([.C448]&lt;=38082;&quot;1.1.1&quot;;IF([.C448]&lt;=38464;&quot;1.1.2&quot;;IF([.C448]&lt;=38796;&quot;1.1.3&quot;;IF([.C448]&lt;=39051;&quot;1.1.4&quot;;IF([.C448]&lt;=39133;&quot;1.1.5&quot;;IF([.C448]&lt;=39406;&quot;1.1.6&quot;;&quot;1.1.7&quot;))))))" office:value-type="string" office:string-value="1.1.4">
            <text:p>1.1.4</text:p>
          </table:table-cell>
          <table:table-cell table:formula="oooc:=IF([.D448]=&quot;enhancement&quot;;&quot;mejora&quot;;&quot;fallo&quot;)" office:value-type="string" office:string-value="mejora">
            <text:p>mejora</text:p>
          </table:table-cell>
          <table:table-cell table:formula="oooc:=IF(OR([.E448]=&quot;NEW&quot;;[.E448]=&quot;ASSIGNED&quot;;[.E448]=&quot;REOPENED&quot;);&quot;pendiente&quot;;IF(OR([.F448]=&quot;LATER&quot;;[.F44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48">
            <text:p>448</text:p>
          </table:table-cell>
          <table:table-cell table:style-name="ce38" office:value-type="date" office:date-value="2006-11-14T18:51:04">
            <text:p>14/11/06 18:51</text:p>
          </table:table-cell>
          <table:table-cell table:style-name="ce38" office:value-type="date" office:date-value="2006-11-16T00:18:40">
            <text:p>16/11/06 00:18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Autocorrelación Errónea con "Tabular Autocorrelación"</text:p>
          </table:table-cell>
          <table:table-cell table:formula="oooc:=IF([.B449]&lt;=38082;&quot;1.1.0&quot;;IF([.B449]&lt;=38464;&quot;1.1.1&quot;;IF([.B449]&lt;=38796;&quot;1.1.2&quot;;IF([.B449]&lt;=39051;&quot;1.1.3&quot;;IF([.B449]&lt;=39133;&quot;1.1.4&quot;;IF([.B449]&lt;=39406;&quot;1.1.5&quot;;&quot;1.1.6&quot;))))))" office:value-type="string" office:string-value="1.1.3">
            <text:p>1.1.3</text:p>
          </table:table-cell>
          <table:table-cell table:formula="oooc:=IF([.C449]&lt;=38082;&quot;1.1.1&quot;;IF([.C449]&lt;=38464;&quot;1.1.2&quot;;IF([.C449]&lt;=38796;&quot;1.1.3&quot;;IF([.C449]&lt;=39051;&quot;1.1.4&quot;;IF([.C449]&lt;=39133;&quot;1.1.5&quot;;IF([.C449]&lt;=39406;&quot;1.1.6&quot;;&quot;1.1.7&quot;))))))" office:value-type="string" office:string-value="1.1.4">
            <text:p>1.1.4</text:p>
          </table:table-cell>
          <table:table-cell table:formula="oooc:=IF([.D449]=&quot;enhancement&quot;;&quot;mejora&quot;;&quot;fallo&quot;)" office:value-type="string" office:string-value="fallo">
            <text:p>fallo</text:p>
          </table:table-cell>
          <table:table-cell table:formula="oooc:=IF(OR([.E449]=&quot;NEW&quot;;[.E449]=&quot;ASSIGNED&quot;;[.E449]=&quot;REOPENED&quot;);&quot;pendiente&quot;;IF(OR([.F449]=&quot;LATER&quot;;[.F44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49">
            <text:p>449</text:p>
          </table:table-cell>
          <table:table-cell table:style-name="ce38" office:value-type="date" office:date-value="2006-11-17T19:11:50">
            <text:p>17/11/06 19:11</text:p>
          </table:table-cell>
          <table:table-cell table:style-name="ce38" office:value-type="date" office:date-value="2006-11-20T14:48:47">
            <text:p>20/11/06 14:48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Unreadeable .gif figures</text:p>
          </table:table-cell>
          <table:table-cell table:formula="oooc:=IF([.B450]&lt;=38082;&quot;1.1.0&quot;;IF([.B450]&lt;=38464;&quot;1.1.1&quot;;IF([.B450]&lt;=38796;&quot;1.1.2&quot;;IF([.B450]&lt;=39051;&quot;1.1.3&quot;;IF([.B450]&lt;=39133;&quot;1.1.4&quot;;IF([.B450]&lt;=39406;&quot;1.1.5&quot;;&quot;1.1.6&quot;))))))" office:value-type="string" office:string-value="1.1.3">
            <text:p>1.1.3</text:p>
          </table:table-cell>
          <table:table-cell table:formula="oooc:=IF([.C450]&lt;=38082;&quot;1.1.1&quot;;IF([.C450]&lt;=38464;&quot;1.1.2&quot;;IF([.C450]&lt;=38796;&quot;1.1.3&quot;;IF([.C450]&lt;=39051;&quot;1.1.4&quot;;IF([.C450]&lt;=39133;&quot;1.1.5&quot;;IF([.C450]&lt;=39406;&quot;1.1.6&quot;;&quot;1.1.7&quot;))))))" office:value-type="string" office:string-value="1.1.4">
            <text:p>1.1.4</text:p>
          </table:table-cell>
          <table:table-cell table:formula="oooc:=IF([.D450]=&quot;enhancement&quot;;&quot;mejora&quot;;&quot;fallo&quot;)" office:value-type="string" office:string-value="fallo">
            <text:p>fallo</text:p>
          </table:table-cell>
          <table:table-cell table:formula="oooc:=IF(OR([.E450]=&quot;NEW&quot;;[.E450]=&quot;ASSIGNED&quot;;[.E450]=&quot;REOPENED&quot;);&quot;pendiente&quot;;IF(OR([.F450]=&quot;LATER&quot;;[.F45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50">
            <text:p>450</text:p>
          </table:table-cell>
          <table:table-cell table:style-name="ce38" office:value-type="date" office:date-value="2006-11-21T09:36:32">
            <text:p>21/11/06 09:36</text:p>
          </table:table-cell>
          <table:table-cell table:style-name="ce38" office:value-type="date" office:date-value="2006-12-07T13:04:12">
            <text:p>07/12/06 13:0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nclude a bdt file make me to do a mistake</text:p>
          </table:table-cell>
          <table:table-cell table:formula="oooc:=IF([.B451]&lt;=38082;&quot;1.1.0&quot;;IF([.B451]&lt;=38464;&quot;1.1.1&quot;;IF([.B451]&lt;=38796;&quot;1.1.2&quot;;IF([.B451]&lt;=39051;&quot;1.1.3&quot;;IF([.B451]&lt;=39133;&quot;1.1.4&quot;;IF([.B451]&lt;=39406;&quot;1.1.5&quot;;&quot;1.1.6&quot;))))))" office:value-type="string" office:string-value="1.1.3">
            <text:p>1.1.3</text:p>
          </table:table-cell>
          <table:table-cell table:formula="oooc:=IF([.C451]&lt;=38082;&quot;1.1.1&quot;;IF([.C451]&lt;=38464;&quot;1.1.2&quot;;IF([.C451]&lt;=38796;&quot;1.1.3&quot;;IF([.C451]&lt;=39051;&quot;1.1.4&quot;;IF([.C451]&lt;=39133;&quot;1.1.5&quot;;IF([.C451]&lt;=39406;&quot;1.1.6&quot;;&quot;1.1.7&quot;))))))" office:value-type="string" office:string-value="1.1.5">
            <text:p>1.1.5</text:p>
          </table:table-cell>
          <table:table-cell table:formula="oooc:=IF([.D451]=&quot;enhancement&quot;;&quot;mejora&quot;;&quot;fallo&quot;)" office:value-type="string" office:string-value="fallo">
            <text:p>fallo</text:p>
          </table:table-cell>
          <table:table-cell table:formula="oooc:=IF(OR([.E451]=&quot;NEW&quot;;[.E451]=&quot;ASSIGNED&quot;;[.E451]=&quot;REOPENED&quot;);&quot;pendiente&quot;;IF(OR([.F451]=&quot;LATER&quot;;[.F45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51">
            <text:p>451</text:p>
          </table:table-cell>
          <table:table-cell table:style-name="ce38" office:value-type="date" office:date-value="2006-11-22T13:12:19">
            <text:p>22/11/06 13:12</text:p>
          </table:table-cell>
          <table:table-cell table:style-name="ce38" office:value-type="date" office:date-value="2006-12-02T02:34:18">
            <text:p>02/12/06 02:34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all of the program executing the AIA function</text:p>
          </table:table-cell>
          <table:table-cell table:formula="oooc:=IF([.B452]&lt;=38082;&quot;1.1.0&quot;;IF([.B452]&lt;=38464;&quot;1.1.1&quot;;IF([.B452]&lt;=38796;&quot;1.1.2&quot;;IF([.B452]&lt;=39051;&quot;1.1.3&quot;;IF([.B452]&lt;=39133;&quot;1.1.4&quot;;IF([.B452]&lt;=39406;&quot;1.1.5&quot;;&quot;1.1.6&quot;))))))" office:value-type="string" office:string-value="1.1.3">
            <text:p>1.1.3</text:p>
          </table:table-cell>
          <table:table-cell table:formula="oooc:=IF([.C452]&lt;=38082;&quot;1.1.1&quot;;IF([.C452]&lt;=38464;&quot;1.1.2&quot;;IF([.C452]&lt;=38796;&quot;1.1.3&quot;;IF([.C452]&lt;=39051;&quot;1.1.4&quot;;IF([.C452]&lt;=39133;&quot;1.1.5&quot;;IF([.C452]&lt;=39406;&quot;1.1.6&quot;;&quot;1.1.7&quot;))))))" office:value-type="string" office:string-value="1.1.5">
            <text:p>1.1.5</text:p>
          </table:table-cell>
          <table:table-cell table:formula="oooc:=IF([.D452]=&quot;enhancement&quot;;&quot;mejora&quot;;&quot;fallo&quot;)" office:value-type="string" office:string-value="fallo">
            <text:p>fallo</text:p>
          </table:table-cell>
          <table:table-cell table:formula="oooc:=IF(OR([.E452]=&quot;NEW&quot;;[.E452]=&quot;ASSIGNED&quot;;[.E452]=&quot;REOPENED&quot;);&quot;pendiente&quot;;IF(OR([.F452]=&quot;LATER&quot;;[.F45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52">
            <text:p>452</text:p>
          </table:table-cell>
          <table:table-cell table:number-columns-repeated="2" table:style-name="ce38" office:value-type="date" office:date-value="2006-11-23T11:07:06">
            <text:p>23/11/06 11:07</text:p>
          </table:table-cell>
          <table:table-cell office:value-type="string">
            <text:p>enhancement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Save just when needed</text:p>
          </table:table-cell>
          <table:table-cell table:formula="oooc:=IF([.B453]&lt;=38082;&quot;1.1.0&quot;;IF([.B453]&lt;=38464;&quot;1.1.1&quot;;IF([.B453]&lt;=38796;&quot;1.1.2&quot;;IF([.B453]&lt;=39051;&quot;1.1.3&quot;;IF([.B453]&lt;=39133;&quot;1.1.4&quot;;IF([.B453]&lt;=39406;&quot;1.1.5&quot;;&quot;1.1.6&quot;))))))" office:value-type="string" office:string-value="1.1.3">
            <text:p>1.1.3</text:p>
          </table:table-cell>
          <table:table-cell table:formula="oooc:=IF([.C453]&lt;=38082;&quot;1.1.1&quot;;IF([.C453]&lt;=38464;&quot;1.1.2&quot;;IF([.C453]&lt;=38796;&quot;1.1.3&quot;;IF([.C453]&lt;=39051;&quot;1.1.4&quot;;IF([.C453]&lt;=39133;&quot;1.1.5&quot;;IF([.C453]&lt;=39406;&quot;1.1.6&quot;;&quot;1.1.7&quot;))))))" office:value-type="string" office:string-value="1.1.4">
            <text:p>1.1.4</text:p>
          </table:table-cell>
          <table:table-cell table:formula="oooc:=IF([.D453]=&quot;enhancement&quot;;&quot;mejora&quot;;&quot;fallo&quot;)" office:value-type="string" office:string-value="mejora">
            <text:p>mejora</text:p>
          </table:table-cell>
          <table:table-cell table:formula="oooc:=IF(OR([.E453]=&quot;NEW&quot;;[.E453]=&quot;ASSIGNED&quot;;[.E453]=&quot;REOPENED&quot;);&quot;pendiente&quot;;IF(OR([.F453]=&quot;LATER&quot;;[.F453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453">
            <text:p>453</text:p>
          </table:table-cell>
          <table:table-cell table:style-name="ce38" office:value-type="date" office:date-value="2006-11-29T18:47:41">
            <text:p>29/11/06 18:47</text:p>
          </table:table-cell>
          <table:table-cell table:style-name="ce38" office:value-type="date" office:date-value="2006-12-07T17:38:16">
            <text:p>07/12/06 17:38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ommand line -c</text:p>
          </table:table-cell>
          <table:table-cell table:formula="oooc:=IF([.B454]&lt;=38082;&quot;1.1.0&quot;;IF([.B454]&lt;=38464;&quot;1.1.1&quot;;IF([.B454]&lt;=38796;&quot;1.1.2&quot;;IF([.B454]&lt;=39051;&quot;1.1.3&quot;;IF([.B454]&lt;=39133;&quot;1.1.4&quot;;IF([.B454]&lt;=39406;&quot;1.1.5&quot;;&quot;1.1.6&quot;))))))" office:value-type="string" office:string-value="1.1.3">
            <text:p>1.1.3</text:p>
          </table:table-cell>
          <table:table-cell table:formula="oooc:=IF([.C454]&lt;=38082;&quot;1.1.1&quot;;IF([.C454]&lt;=38464;&quot;1.1.2&quot;;IF([.C454]&lt;=38796;&quot;1.1.3&quot;;IF([.C454]&lt;=39051;&quot;1.1.4&quot;;IF([.C454]&lt;=39133;&quot;1.1.5&quot;;IF([.C454]&lt;=39406;&quot;1.1.6&quot;;&quot;1.1.7&quot;))))))" office:value-type="string" office:string-value="1.1.5">
            <text:p>1.1.5</text:p>
          </table:table-cell>
          <table:table-cell table:formula="oooc:=IF([.D454]=&quot;enhancement&quot;;&quot;mejora&quot;;&quot;fallo&quot;)" office:value-type="string" office:string-value="fallo">
            <text:p>fallo</text:p>
          </table:table-cell>
          <table:table-cell table:formula="oooc:=IF(OR([.E454]=&quot;NEW&quot;;[.E454]=&quot;ASSIGNED&quot;;[.E454]=&quot;REOPENED&quot;);&quot;pendiente&quot;;IF(OR([.F454]=&quot;LATER&quot;;[.F45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table:style-name="ce38" office:value-type="date" office:date-value="2006-12-01T12:22:36">
            <text:p>01/12/06 12:22</text:p>
          </table:table-cell>
          <table:table-cell table:style-name="ce38" office:value-type="date" office:date-value="2006-12-02T02:34:28">
            <text:p>02/12/06 02:34</text:p>
          </table:table-cell>
          <table:table-cell office:value-type="string">
            <text:p>min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Mysterious error message</text:p>
          </table:table-cell>
          <table:table-cell table:formula="oooc:=IF([.B455]&lt;=38082;&quot;1.1.0&quot;;IF([.B455]&lt;=38464;&quot;1.1.1&quot;;IF([.B455]&lt;=38796;&quot;1.1.2&quot;;IF([.B455]&lt;=39051;&quot;1.1.3&quot;;IF([.B455]&lt;=39133;&quot;1.1.4&quot;;IF([.B455]&lt;=39406;&quot;1.1.5&quot;;&quot;1.1.6&quot;))))))" office:value-type="string" office:string-value="1.1.4">
            <text:p>1.1.4</text:p>
          </table:table-cell>
          <table:table-cell table:formula="oooc:=IF([.C455]&lt;=38082;&quot;1.1.1&quot;;IF([.C455]&lt;=38464;&quot;1.1.2&quot;;IF([.C455]&lt;=38796;&quot;1.1.3&quot;;IF([.C455]&lt;=39051;&quot;1.1.4&quot;;IF([.C455]&lt;=39133;&quot;1.1.5&quot;;IF([.C455]&lt;=39406;&quot;1.1.6&quot;;&quot;1.1.7&quot;))))))" office:value-type="string" office:string-value="1.1.5">
            <text:p>1.1.5</text:p>
          </table:table-cell>
          <table:table-cell table:formula="oooc:=IF([.D455]=&quot;enhancement&quot;;&quot;mejora&quot;;&quot;fallo&quot;)" office:value-type="string" office:string-value="fallo">
            <text:p>fallo</text:p>
          </table:table-cell>
          <table:table-cell table:formula="oooc:=IF(OR([.E455]=&quot;NEW&quot;;[.E455]=&quot;ASSIGNED&quot;;[.E455]=&quot;REOPENED&quot;);&quot;pendiente&quot;;IF(OR([.F455]=&quot;LATER&quot;;[.F45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55">
            <text:p>455</text:p>
          </table:table-cell>
          <table:table-cell table:style-name="ce38" office:value-type="date" office:date-value="2006-12-04T10:55:24">
            <text:p>04/12/06 10:55</text:p>
          </table:table-cell>
          <table:table-cell table:style-name="ce38" office:value-type="date" office:date-value="2006-12-04T18:37:17.999999">
            <text:p>04/12/06 18:37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BTable <text:s/>falls</text:p>
          </table:table-cell>
          <table:table-cell table:formula="oooc:=IF([.B456]&lt;=38082;&quot;1.1.0&quot;;IF([.B456]&lt;=38464;&quot;1.1.1&quot;;IF([.B456]&lt;=38796;&quot;1.1.2&quot;;IF([.B456]&lt;=39051;&quot;1.1.3&quot;;IF([.B456]&lt;=39133;&quot;1.1.4&quot;;IF([.B456]&lt;=39406;&quot;1.1.5&quot;;&quot;1.1.6&quot;))))))" office:value-type="string" office:string-value="1.1.4">
            <text:p>1.1.4</text:p>
          </table:table-cell>
          <table:table-cell table:formula="oooc:=IF([.C456]&lt;=38082;&quot;1.1.1&quot;;IF([.C456]&lt;=38464;&quot;1.1.2&quot;;IF([.C456]&lt;=38796;&quot;1.1.3&quot;;IF([.C456]&lt;=39051;&quot;1.1.4&quot;;IF([.C456]&lt;=39133;&quot;1.1.5&quot;;IF([.C456]&lt;=39406;&quot;1.1.6&quot;;&quot;1.1.7&quot;))))))" office:value-type="string" office:string-value="1.1.5">
            <text:p>1.1.5</text:p>
          </table:table-cell>
          <table:table-cell table:formula="oooc:=IF([.D456]=&quot;enhancement&quot;;&quot;mejora&quot;;&quot;fallo&quot;)" office:value-type="string" office:string-value="fallo">
            <text:p>fallo</text:p>
          </table:table-cell>
          <table:table-cell table:formula="oooc:=IF(OR([.E456]=&quot;NEW&quot;;[.E456]=&quot;ASSIGNED&quot;;[.E456]=&quot;REOPENED&quot;);&quot;pendiente&quot;;IF(OR([.F456]=&quot;LATER&quot;;[.F45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56">
            <text:p>456</text:p>
          </table:table-cell>
          <table:table-cell table:style-name="ce38" office:value-type="date" office:date-value="2006-12-04T10:58:25">
            <text:p>04/12/06 10:58</text:p>
          </table:table-cell>
          <table:table-cell table:style-name="ce38" office:value-type="date" office:date-value="2006-12-04T11:37:56">
            <text:p>04/12/06 11:37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eries return of Estimate</text:p>
          </table:table-cell>
          <table:table-cell table:formula="oooc:=IF([.B457]&lt;=38082;&quot;1.1.0&quot;;IF([.B457]&lt;=38464;&quot;1.1.1&quot;;IF([.B457]&lt;=38796;&quot;1.1.2&quot;;IF([.B457]&lt;=39051;&quot;1.1.3&quot;;IF([.B457]&lt;=39133;&quot;1.1.4&quot;;IF([.B457]&lt;=39406;&quot;1.1.5&quot;;&quot;1.1.6&quot;))))))" office:value-type="string" office:string-value="1.1.4">
            <text:p>1.1.4</text:p>
          </table:table-cell>
          <table:table-cell table:formula="oooc:=IF([.C457]&lt;=38082;&quot;1.1.1&quot;;IF([.C457]&lt;=38464;&quot;1.1.2&quot;;IF([.C457]&lt;=38796;&quot;1.1.3&quot;;IF([.C457]&lt;=39051;&quot;1.1.4&quot;;IF([.C457]&lt;=39133;&quot;1.1.5&quot;;IF([.C457]&lt;=39406;&quot;1.1.6&quot;;&quot;1.1.7&quot;))))))" office:value-type="string" office:string-value="1.1.5">
            <text:p>1.1.5</text:p>
          </table:table-cell>
          <table:table-cell table:formula="oooc:=IF([.D457]=&quot;enhancement&quot;;&quot;mejora&quot;;&quot;fallo&quot;)" office:value-type="string" office:string-value="fallo">
            <text:p>fallo</text:p>
          </table:table-cell>
          <table:table-cell table:formula="oooc:=IF(OR([.E457]=&quot;NEW&quot;;[.E457]=&quot;ASSIGNED&quot;;[.E457]=&quot;REOPENED&quot;);&quot;pendiente&quot;;IF(OR([.F457]=&quot;LATER&quot;;[.F45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57">
            <text:p>457</text:p>
          </table:table-cell>
          <table:table-cell table:style-name="ce38" office:value-type="date" office:date-value="2006-12-05T12:27:23">
            <text:p>05/12/06 12:27</text:p>
          </table:table-cell>
          <table:table-cell table:style-name="ce38" office:value-type="date" office:date-value="2006-12-05T17:46:58">
            <text:p>05/12/06 17:46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a 'DatCh' to 'SerTms' timeset makes TOL crash</text:p>
          </table:table-cell>
          <table:table-cell table:formula="oooc:=IF([.B458]&lt;=38082;&quot;1.1.0&quot;;IF([.B458]&lt;=38464;&quot;1.1.1&quot;;IF([.B458]&lt;=38796;&quot;1.1.2&quot;;IF([.B458]&lt;=39051;&quot;1.1.3&quot;;IF([.B458]&lt;=39133;&quot;1.1.4&quot;;IF([.B458]&lt;=39406;&quot;1.1.5&quot;;&quot;1.1.6&quot;))))))" office:value-type="string" office:string-value="1.1.4">
            <text:p>1.1.4</text:p>
          </table:table-cell>
          <table:table-cell table:formula="oooc:=IF([.C458]&lt;=38082;&quot;1.1.1&quot;;IF([.C458]&lt;=38464;&quot;1.1.2&quot;;IF([.C458]&lt;=38796;&quot;1.1.3&quot;;IF([.C458]&lt;=39051;&quot;1.1.4&quot;;IF([.C458]&lt;=39133;&quot;1.1.5&quot;;IF([.C458]&lt;=39406;&quot;1.1.6&quot;;&quot;1.1.7&quot;))))))" office:value-type="string" office:string-value="1.1.5">
            <text:p>1.1.5</text:p>
          </table:table-cell>
          <table:table-cell table:formula="oooc:=IF([.D458]=&quot;enhancement&quot;;&quot;mejora&quot;;&quot;fallo&quot;)" office:value-type="string" office:string-value="fallo">
            <text:p>fallo</text:p>
          </table:table-cell>
          <table:table-cell table:formula="oooc:=IF(OR([.E458]=&quot;NEW&quot;;[.E458]=&quot;ASSIGNED&quot;;[.E458]=&quot;REOPENED&quot;);&quot;pendiente&quot;;IF(OR([.F458]=&quot;LATER&quot;;[.F45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58">
            <text:p>458</text:p>
          </table:table-cell>
          <table:table-cell table:style-name="ce38" office:value-type="date" office:date-value="2006-12-10T19:41:46">
            <text:p>10/12/06 19:41</text:p>
          </table:table-cell>
          <table:table-cell table:style-name="ce38" office:value-type="date" office:date-value="2007-02-20T10:44:44.999999">
            <text:p>20/02/07 10:44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fail to resolve overloaded built-in operator</text:p>
          </table:table-cell>
          <table:table-cell table:formula="oooc:=IF([.B459]&lt;=38082;&quot;1.1.0&quot;;IF([.B459]&lt;=38464;&quot;1.1.1&quot;;IF([.B459]&lt;=38796;&quot;1.1.2&quot;;IF([.B459]&lt;=39051;&quot;1.1.3&quot;;IF([.B459]&lt;=39133;&quot;1.1.4&quot;;IF([.B459]&lt;=39406;&quot;1.1.5&quot;;&quot;1.1.6&quot;))))))" office:value-type="string" office:string-value="1.1.4">
            <text:p>1.1.4</text:p>
          </table:table-cell>
          <table:table-cell table:formula="oooc:=IF([.C459]&lt;=38082;&quot;1.1.1&quot;;IF([.C459]&lt;=38464;&quot;1.1.2&quot;;IF([.C459]&lt;=38796;&quot;1.1.3&quot;;IF([.C459]&lt;=39051;&quot;1.1.4&quot;;IF([.C459]&lt;=39133;&quot;1.1.5&quot;;IF([.C459]&lt;=39406;&quot;1.1.6&quot;;&quot;1.1.7&quot;))))))" office:value-type="string" office:string-value="1.1.6">
            <text:p>1.1.6</text:p>
          </table:table-cell>
          <table:table-cell table:formula="oooc:=IF([.D459]=&quot;enhancement&quot;;&quot;mejora&quot;;&quot;fallo&quot;)" office:value-type="string" office:string-value="fallo">
            <text:p>fallo</text:p>
          </table:table-cell>
          <table:table-cell table:formula="oooc:=IF(OR([.E459]=&quot;NEW&quot;;[.E459]=&quot;ASSIGNED&quot;;[.E459]=&quot;REOPENED&quot;);&quot;pendiente&quot;;IF(OR([.F459]=&quot;LATER&quot;;[.F45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59">
            <text:p>459</text:p>
          </table:table-cell>
          <table:table-cell table:style-name="ce38" office:value-type="date" office:date-value="2006-12-17T11:51:15">
            <text:p>17/12/06 11:51</text:p>
          </table:table-cell>
          <table:table-cell table:style-name="ce38" office:value-type="date" office:date-value="2006-12-18T18:43:19">
            <text:p>18/12/06 18:43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erasure of rows in btable.tcl</text:p>
          </table:table-cell>
          <table:table-cell table:formula="oooc:=IF([.B460]&lt;=38082;&quot;1.1.0&quot;;IF([.B460]&lt;=38464;&quot;1.1.1&quot;;IF([.B460]&lt;=38796;&quot;1.1.2&quot;;IF([.B460]&lt;=39051;&quot;1.1.3&quot;;IF([.B460]&lt;=39133;&quot;1.1.4&quot;;IF([.B460]&lt;=39406;&quot;1.1.5&quot;;&quot;1.1.6&quot;))))))" office:value-type="string" office:string-value="1.1.4">
            <text:p>1.1.4</text:p>
          </table:table-cell>
          <table:table-cell table:formula="oooc:=IF([.C460]&lt;=38082;&quot;1.1.1&quot;;IF([.C460]&lt;=38464;&quot;1.1.2&quot;;IF([.C460]&lt;=38796;&quot;1.1.3&quot;;IF([.C460]&lt;=39051;&quot;1.1.4&quot;;IF([.C460]&lt;=39133;&quot;1.1.5&quot;;IF([.C460]&lt;=39406;&quot;1.1.6&quot;;&quot;1.1.7&quot;))))))" office:value-type="string" office:string-value="1.1.5">
            <text:p>1.1.5</text:p>
          </table:table-cell>
          <table:table-cell table:formula="oooc:=IF([.D460]=&quot;enhancement&quot;;&quot;mejora&quot;;&quot;fallo&quot;)" office:value-type="string" office:string-value="fallo">
            <text:p>fallo</text:p>
          </table:table-cell>
          <table:table-cell table:formula="oooc:=IF(OR([.E460]=&quot;NEW&quot;;[.E460]=&quot;ASSIGNED&quot;;[.E460]=&quot;REOPENED&quot;);&quot;pendiente&quot;;IF(OR([.F460]=&quot;LATER&quot;;[.F46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60">
            <text:p>460</text:p>
          </table:table-cell>
          <table:table-cell table:style-name="ce38" office:value-type="date" office:date-value="2006-12-17T11:51:33">
            <text:p>17/12/06 11:51</text:p>
          </table:table-cell>
          <table:table-cell table:style-name="ce38" office:value-type="date" office:date-value="2007-02-27T13:06:19">
            <text:p>27/02/07 13:06</text:p>
          </table:table-cell>
          <table:table-cell office:value-type="string">
            <text:p>major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problem after occulting a series line</text:p>
          </table:table-cell>
          <table:table-cell table:formula="oooc:=IF([.B461]&lt;=38082;&quot;1.1.0&quot;;IF([.B461]&lt;=38464;&quot;1.1.1&quot;;IF([.B461]&lt;=38796;&quot;1.1.2&quot;;IF([.B461]&lt;=39051;&quot;1.1.3&quot;;IF([.B461]&lt;=39133;&quot;1.1.4&quot;;IF([.B461]&lt;=39406;&quot;1.1.5&quot;;&quot;1.1.6&quot;))))))" office:value-type="string" office:string-value="1.1.4">
            <text:p>1.1.4</text:p>
          </table:table-cell>
          <table:table-cell table:formula="oooc:=IF([.C461]&lt;=38082;&quot;1.1.1&quot;;IF([.C461]&lt;=38464;&quot;1.1.2&quot;;IF([.C461]&lt;=38796;&quot;1.1.3&quot;;IF([.C461]&lt;=39051;&quot;1.1.4&quot;;IF([.C461]&lt;=39133;&quot;1.1.5&quot;;IF([.C461]&lt;=39406;&quot;1.1.6&quot;;&quot;1.1.7&quot;))))))" office:value-type="string" office:string-value="1.1.6">
            <text:p>1.1.6</text:p>
          </table:table-cell>
          <table:table-cell table:formula="oooc:=IF([.D461]=&quot;enhancement&quot;;&quot;mejora&quot;;&quot;fallo&quot;)" office:value-type="string" office:string-value="fallo">
            <text:p>fallo</text:p>
          </table:table-cell>
          <table:table-cell table:formula="oooc:=IF(OR([.E461]=&quot;NEW&quot;;[.E461]=&quot;ASSIGNED&quot;;[.E461]=&quot;REOPENED&quot;);&quot;pendiente&quot;;IF(OR([.F461]=&quot;LATER&quot;;[.F461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461">
            <text:p>461</text:p>
          </table:table-cell>
          <table:table-cell table:style-name="ce38" office:value-type="date" office:date-value="2007-01-17T11:25:29">
            <text:p>17/01/07 11:25</text:p>
          </table:table-cell>
          <table:table-cell table:style-name="ce38" office:value-type="date" office:date-value="2007-01-30T16:28:14">
            <text:p>30/01/07 16:28</text:p>
          </table:table-cell>
          <table:table-cell office:value-type="string">
            <text:p>major</text:p>
          </table:table-cell>
          <table:table-cell office:value-type="string">
            <text:p>NEW</text:p>
          </table:table-cell>
          <table:table-cell/>
          <table:table-cell office:value-type="string">
            <text:p>TOL</text:p>
          </table:table-cell>
          <table:table-cell office:value-type="string">
            <text:p>WinRmtProcessAlive fails</text:p>
          </table:table-cell>
          <table:table-cell table:formula="oooc:=IF([.B462]&lt;=38082;&quot;1.1.0&quot;;IF([.B462]&lt;=38464;&quot;1.1.1&quot;;IF([.B462]&lt;=38796;&quot;1.1.2&quot;;IF([.B462]&lt;=39051;&quot;1.1.3&quot;;IF([.B462]&lt;=39133;&quot;1.1.4&quot;;IF([.B462]&lt;=39406;&quot;1.1.5&quot;;&quot;1.1.6&quot;))))))" office:value-type="string" office:string-value="1.1.4">
            <text:p>1.1.4</text:p>
          </table:table-cell>
          <table:table-cell table:formula="oooc:=IF([.C462]&lt;=38082;&quot;1.1.1&quot;;IF([.C462]&lt;=38464;&quot;1.1.2&quot;;IF([.C462]&lt;=38796;&quot;1.1.3&quot;;IF([.C462]&lt;=39051;&quot;1.1.4&quot;;IF([.C462]&lt;=39133;&quot;1.1.5&quot;;IF([.C462]&lt;=39406;&quot;1.1.6&quot;;&quot;1.1.7&quot;))))))" office:value-type="string" office:string-value="1.1.5">
            <text:p>1.1.5</text:p>
          </table:table-cell>
          <table:table-cell table:formula="oooc:=IF([.D462]=&quot;enhancement&quot;;&quot;mejora&quot;;&quot;fallo&quot;)" office:value-type="string" office:string-value="fallo">
            <text:p>fallo</text:p>
          </table:table-cell>
          <table:table-cell table:formula="oooc:=IF(OR([.E462]=&quot;NEW&quot;;[.E462]=&quot;ASSIGNED&quot;;[.E462]=&quot;REOPENED&quot;);&quot;pendiente&quot;;IF(OR([.F462]=&quot;LATER&quot;;[.F462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462">
            <text:p>462</text:p>
          </table:table-cell>
          <table:table-cell table:style-name="ce38" office:value-type="date" office:date-value="2007-01-24T11:37:48">
            <text:p>24/01/07 11:37</text:p>
          </table:table-cell>
          <table:table-cell table:style-name="ce38" office:value-type="date" office:date-value="2007-02-19T17:37:28">
            <text:p>19/02/07 17:37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s with Show</text:p>
          </table:table-cell>
          <table:table-cell table:formula="oooc:=IF([.B463]&lt;=38082;&quot;1.1.0&quot;;IF([.B463]&lt;=38464;&quot;1.1.1&quot;;IF([.B463]&lt;=38796;&quot;1.1.2&quot;;IF([.B463]&lt;=39051;&quot;1.1.3&quot;;IF([.B463]&lt;=39133;&quot;1.1.4&quot;;IF([.B463]&lt;=39406;&quot;1.1.5&quot;;&quot;1.1.6&quot;))))))" office:value-type="string" office:string-value="1.1.4">
            <text:p>1.1.4</text:p>
          </table:table-cell>
          <table:table-cell table:formula="oooc:=IF([.C463]&lt;=38082;&quot;1.1.1&quot;;IF([.C463]&lt;=38464;&quot;1.1.2&quot;;IF([.C463]&lt;=38796;&quot;1.1.3&quot;;IF([.C463]&lt;=39051;&quot;1.1.4&quot;;IF([.C463]&lt;=39133;&quot;1.1.5&quot;;IF([.C463]&lt;=39406;&quot;1.1.6&quot;;&quot;1.1.7&quot;))))))" office:value-type="string" office:string-value="1.1.5">
            <text:p>1.1.5</text:p>
          </table:table-cell>
          <table:table-cell table:formula="oooc:=IF([.D463]=&quot;enhancement&quot;;&quot;mejora&quot;;&quot;fallo&quot;)" office:value-type="string" office:string-value="fallo">
            <text:p>fallo</text:p>
          </table:table-cell>
          <table:table-cell table:formula="oooc:=IF(OR([.E463]=&quot;NEW&quot;;[.E463]=&quot;ASSIGNED&quot;;[.E463]=&quot;REOPENED&quot;);&quot;pendiente&quot;;IF(OR([.F463]=&quot;LATER&quot;;[.F46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63">
            <text:p>463</text:p>
          </table:table-cell>
          <table:table-cell table:style-name="ce38" office:value-type="date" office:date-value="2007-01-29T13:19:46">
            <text:p>29/01/07 13:19</text:p>
          </table:table-cell>
          <table:table-cell table:style-name="ce38" office:value-type="date" office:date-value="2007-02-03T00:34:55">
            <text:p>03/02/07 00:34</text:p>
          </table:table-cell>
          <table:table-cell office:value-type="string">
            <text:p>blocker</text:p>
          </table:table-cell>
          <table:table-cell office:value-type="string">
            <text:p>ASSIGNED</text:p>
          </table:table-cell>
          <table:table-cell/>
          <table:table-cell office:value-type="string">
            <text:p>TOL</text:p>
          </table:table-cell>
          <table:table-cell office:value-type="string">
            <text:p>Problemas DBOpen</text:p>
          </table:table-cell>
          <table:table-cell table:formula="oooc:=IF([.B464]&lt;=38082;&quot;1.1.0&quot;;IF([.B464]&lt;=38464;&quot;1.1.1&quot;;IF([.B464]&lt;=38796;&quot;1.1.2&quot;;IF([.B464]&lt;=39051;&quot;1.1.3&quot;;IF([.B464]&lt;=39133;&quot;1.1.4&quot;;IF([.B464]&lt;=39406;&quot;1.1.5&quot;;&quot;1.1.6&quot;))))))" office:value-type="string" office:string-value="1.1.4">
            <text:p>1.1.4</text:p>
          </table:table-cell>
          <table:table-cell table:formula="oooc:=IF([.C464]&lt;=38082;&quot;1.1.1&quot;;IF([.C464]&lt;=38464;&quot;1.1.2&quot;;IF([.C464]&lt;=38796;&quot;1.1.3&quot;;IF([.C464]&lt;=39051;&quot;1.1.4&quot;;IF([.C464]&lt;=39133;&quot;1.1.5&quot;;IF([.C464]&lt;=39406;&quot;1.1.6&quot;;&quot;1.1.7&quot;))))))" office:value-type="string" office:string-value="1.1.5">
            <text:p>1.1.5</text:p>
          </table:table-cell>
          <table:table-cell table:formula="oooc:=IF([.D464]=&quot;enhancement&quot;;&quot;mejora&quot;;&quot;fallo&quot;)" office:value-type="string" office:string-value="fallo">
            <text:p>fallo</text:p>
          </table:table-cell>
          <table:table-cell table:formula="oooc:=IF(OR([.E464]=&quot;NEW&quot;;[.E464]=&quot;ASSIGNED&quot;;[.E464]=&quot;REOPENED&quot;);&quot;pendiente&quot;;IF(OR([.F464]=&quot;LATER&quot;;[.F464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464">
            <text:p>464</text:p>
          </table:table-cell>
          <table:table-cell table:style-name="ce38" office:value-type="date" office:date-value="2007-01-30T18:10:36">
            <text:p>30/01/07 18:10</text:p>
          </table:table-cell>
          <table:table-cell table:style-name="ce38" office:value-type="date" office:date-value="2007-01-31T11:34:20">
            <text:p>31/01/07 11:34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valArgs fails</text:p>
          </table:table-cell>
          <table:table-cell table:formula="oooc:=IF([.B465]&lt;=38082;&quot;1.1.0&quot;;IF([.B465]&lt;=38464;&quot;1.1.1&quot;;IF([.B465]&lt;=38796;&quot;1.1.2&quot;;IF([.B465]&lt;=39051;&quot;1.1.3&quot;;IF([.B465]&lt;=39133;&quot;1.1.4&quot;;IF([.B465]&lt;=39406;&quot;1.1.5&quot;;&quot;1.1.6&quot;))))))" office:value-type="string" office:string-value="1.1.4">
            <text:p>1.1.4</text:p>
          </table:table-cell>
          <table:table-cell table:formula="oooc:=IF([.C465]&lt;=38082;&quot;1.1.1&quot;;IF([.C465]&lt;=38464;&quot;1.1.2&quot;;IF([.C465]&lt;=38796;&quot;1.1.3&quot;;IF([.C465]&lt;=39051;&quot;1.1.4&quot;;IF([.C465]&lt;=39133;&quot;1.1.5&quot;;IF([.C465]&lt;=39406;&quot;1.1.6&quot;;&quot;1.1.7&quot;))))))" office:value-type="string" office:string-value="1.1.5">
            <text:p>1.1.5</text:p>
          </table:table-cell>
          <table:table-cell table:formula="oooc:=IF([.D465]=&quot;enhancement&quot;;&quot;mejora&quot;;&quot;fallo&quot;)" office:value-type="string" office:string-value="fallo">
            <text:p>fallo</text:p>
          </table:table-cell>
          <table:table-cell table:formula="oooc:=IF(OR([.E465]=&quot;NEW&quot;;[.E465]=&quot;ASSIGNED&quot;;[.E465]=&quot;REOPENED&quot;);&quot;pendiente&quot;;IF(OR([.F465]=&quot;LATER&quot;;[.F46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65">
            <text:p>465</text:p>
          </table:table-cell>
          <table:table-cell table:number-columns-repeated="2" table:style-name="ce38" office:value-type="date" office:date-value="2007-02-02T18:32:20">
            <text:p>02/02/07 18:32</text:p>
          </table:table-cell>
          <table:table-cell office:value-type="string">
            <text:p>enhancement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some proposals of improvements for tables</text:p>
          </table:table-cell>
          <table:table-cell table:formula="oooc:=IF([.B466]&lt;=38082;&quot;1.1.0&quot;;IF([.B466]&lt;=38464;&quot;1.1.1&quot;;IF([.B466]&lt;=38796;&quot;1.1.2&quot;;IF([.B466]&lt;=39051;&quot;1.1.3&quot;;IF([.B466]&lt;=39133;&quot;1.1.4&quot;;IF([.B466]&lt;=39406;&quot;1.1.5&quot;;&quot;1.1.6&quot;))))))" office:value-type="string" office:string-value="1.1.4">
            <text:p>1.1.4</text:p>
          </table:table-cell>
          <table:table-cell table:formula="oooc:=IF([.C466]&lt;=38082;&quot;1.1.1&quot;;IF([.C466]&lt;=38464;&quot;1.1.2&quot;;IF([.C466]&lt;=38796;&quot;1.1.3&quot;;IF([.C466]&lt;=39051;&quot;1.1.4&quot;;IF([.C466]&lt;=39133;&quot;1.1.5&quot;;IF([.C466]&lt;=39406;&quot;1.1.6&quot;;&quot;1.1.7&quot;))))))" office:value-type="string" office:string-value="1.1.5">
            <text:p>1.1.5</text:p>
          </table:table-cell>
          <table:table-cell table:formula="oooc:=IF([.D466]=&quot;enhancement&quot;;&quot;mejora&quot;;&quot;fallo&quot;)" office:value-type="string" office:string-value="mejora">
            <text:p>mejora</text:p>
          </table:table-cell>
          <table:table-cell table:formula="oooc:=IF(OR([.E466]=&quot;NEW&quot;;[.E466]=&quot;ASSIGNED&quot;;[.E466]=&quot;REOPENED&quot;);&quot;pendiente&quot;;IF(OR([.F466]=&quot;LATER&quot;;[.F466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466">
            <text:p>466</text:p>
          </table:table-cell>
          <table:table-cell table:number-columns-repeated="2" table:style-name="ce38" office:value-type="date" office:date-value="2007-02-02T19:03:30">
            <text:p>02/02/07 19:03</text:p>
          </table:table-cell>
          <table:table-cell office:value-type="string">
            <text:p>enhancement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some proposals of improvements for graphics</text:p>
          </table:table-cell>
          <table:table-cell table:formula="oooc:=IF([.B467]&lt;=38082;&quot;1.1.0&quot;;IF([.B467]&lt;=38464;&quot;1.1.1&quot;;IF([.B467]&lt;=38796;&quot;1.1.2&quot;;IF([.B467]&lt;=39051;&quot;1.1.3&quot;;IF([.B467]&lt;=39133;&quot;1.1.4&quot;;IF([.B467]&lt;=39406;&quot;1.1.5&quot;;&quot;1.1.6&quot;))))))" office:value-type="string" office:string-value="1.1.4">
            <text:p>1.1.4</text:p>
          </table:table-cell>
          <table:table-cell table:formula="oooc:=IF([.C467]&lt;=38082;&quot;1.1.1&quot;;IF([.C467]&lt;=38464;&quot;1.1.2&quot;;IF([.C467]&lt;=38796;&quot;1.1.3&quot;;IF([.C467]&lt;=39051;&quot;1.1.4&quot;;IF([.C467]&lt;=39133;&quot;1.1.5&quot;;IF([.C467]&lt;=39406;&quot;1.1.6&quot;;&quot;1.1.7&quot;))))))" office:value-type="string" office:string-value="1.1.5">
            <text:p>1.1.5</text:p>
          </table:table-cell>
          <table:table-cell table:formula="oooc:=IF([.D467]=&quot;enhancement&quot;;&quot;mejora&quot;;&quot;fallo&quot;)" office:value-type="string" office:string-value="mejora">
            <text:p>mejora</text:p>
          </table:table-cell>
          <table:table-cell table:formula="oooc:=IF(OR([.E467]=&quot;NEW&quot;;[.E467]=&quot;ASSIGNED&quot;;[.E467]=&quot;REOPENED&quot;);&quot;pendiente&quot;;IF(OR([.F467]=&quot;LATER&quot;;[.F467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467">
            <text:p>467</text:p>
          </table:table-cell>
          <table:table-cell table:style-name="ce38" office:value-type="date" office:date-value="2007-02-07T11:31:33">
            <text:p>07/02/07 11:31</text:p>
          </table:table-cell>
          <table:table-cell table:style-name="ce38" office:value-type="date" office:date-value="2007-02-08T13:01:59">
            <text:p>08/02/07 13:01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Ois.Store data loss</text:p>
          </table:table-cell>
          <table:table-cell table:formula="oooc:=IF([.B468]&lt;=38082;&quot;1.1.0&quot;;IF([.B468]&lt;=38464;&quot;1.1.1&quot;;IF([.B468]&lt;=38796;&quot;1.1.2&quot;;IF([.B468]&lt;=39051;&quot;1.1.3&quot;;IF([.B468]&lt;=39133;&quot;1.1.4&quot;;IF([.B468]&lt;=39406;&quot;1.1.5&quot;;&quot;1.1.6&quot;))))))" office:value-type="string" office:string-value="1.1.4">
            <text:p>1.1.4</text:p>
          </table:table-cell>
          <table:table-cell table:formula="oooc:=IF([.C468]&lt;=38082;&quot;1.1.1&quot;;IF([.C468]&lt;=38464;&quot;1.1.2&quot;;IF([.C468]&lt;=38796;&quot;1.1.3&quot;;IF([.C468]&lt;=39051;&quot;1.1.4&quot;;IF([.C468]&lt;=39133;&quot;1.1.5&quot;;IF([.C468]&lt;=39406;&quot;1.1.6&quot;;&quot;1.1.7&quot;))))))" office:value-type="string" office:string-value="1.1.5">
            <text:p>1.1.5</text:p>
          </table:table-cell>
          <table:table-cell table:formula="oooc:=IF([.D468]=&quot;enhancement&quot;;&quot;mejora&quot;;&quot;fallo&quot;)" office:value-type="string" office:string-value="fallo">
            <text:p>fallo</text:p>
          </table:table-cell>
          <table:table-cell table:formula="oooc:=IF(OR([.E468]=&quot;NEW&quot;;[.E468]=&quot;ASSIGNED&quot;;[.E468]=&quot;REOPENED&quot;);&quot;pendiente&quot;;IF(OR([.F468]=&quot;LATER&quot;;[.F46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68">
            <text:p>468</text:p>
          </table:table-cell>
          <table:table-cell table:style-name="ce38" office:value-type="date" office:date-value="2007-02-09T10:31:49.999999">
            <text:p>09/02/07 10:31</text:p>
          </table:table-cell>
          <table:table-cell table:style-name="ce38" office:value-type="date" office:date-value="2007-02-19T19:50:01">
            <text:p>19/02/07 19:5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WriteLn</text:p>
          </table:table-cell>
          <table:table-cell table:formula="oooc:=IF([.B469]&lt;=38082;&quot;1.1.0&quot;;IF([.B469]&lt;=38464;&quot;1.1.1&quot;;IF([.B469]&lt;=38796;&quot;1.1.2&quot;;IF([.B469]&lt;=39051;&quot;1.1.3&quot;;IF([.B469]&lt;=39133;&quot;1.1.4&quot;;IF([.B469]&lt;=39406;&quot;1.1.5&quot;;&quot;1.1.6&quot;))))))" office:value-type="string" office:string-value="1.1.4">
            <text:p>1.1.4</text:p>
          </table:table-cell>
          <table:table-cell table:formula="oooc:=IF([.C469]&lt;=38082;&quot;1.1.1&quot;;IF([.C469]&lt;=38464;&quot;1.1.2&quot;;IF([.C469]&lt;=38796;&quot;1.1.3&quot;;IF([.C469]&lt;=39051;&quot;1.1.4&quot;;IF([.C469]&lt;=39133;&quot;1.1.5&quot;;IF([.C469]&lt;=39406;&quot;1.1.6&quot;;&quot;1.1.7&quot;))))))" office:value-type="string" office:string-value="1.1.5">
            <text:p>1.1.5</text:p>
          </table:table-cell>
          <table:table-cell table:formula="oooc:=IF([.D469]=&quot;enhancement&quot;;&quot;mejora&quot;;&quot;fallo&quot;)" office:value-type="string" office:string-value="fallo">
            <text:p>fallo</text:p>
          </table:table-cell>
          <table:table-cell table:formula="oooc:=IF(OR([.E469]=&quot;NEW&quot;;[.E469]=&quot;ASSIGNED&quot;;[.E469]=&quot;REOPENED&quot;);&quot;pendiente&quot;;IF(OR([.F469]=&quot;LATER&quot;;[.F46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69">
            <text:p>469</text:p>
          </table:table-cell>
          <table:table-cell table:style-name="ce38" office:value-type="date" office:date-value="2007-02-14T12:48:04">
            <text:p>14/02/07 12:48</text:p>
          </table:table-cell>
          <table:table-cell table:style-name="ce38" office:value-type="date" office:date-value="2007-02-15T20:33:08">
            <text:p>15/02/07 20:33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GSL solving on matrices with empty dimensions</text:p>
          </table:table-cell>
          <table:table-cell table:formula="oooc:=IF([.B470]&lt;=38082;&quot;1.1.0&quot;;IF([.B470]&lt;=38464;&quot;1.1.1&quot;;IF([.B470]&lt;=38796;&quot;1.1.2&quot;;IF([.B470]&lt;=39051;&quot;1.1.3&quot;;IF([.B470]&lt;=39133;&quot;1.1.4&quot;;IF([.B470]&lt;=39406;&quot;1.1.5&quot;;&quot;1.1.6&quot;))))))" office:value-type="string" office:string-value="1.1.4">
            <text:p>1.1.4</text:p>
          </table:table-cell>
          <table:table-cell table:formula="oooc:=IF([.C470]&lt;=38082;&quot;1.1.1&quot;;IF([.C470]&lt;=38464;&quot;1.1.2&quot;;IF([.C470]&lt;=38796;&quot;1.1.3&quot;;IF([.C470]&lt;=39051;&quot;1.1.4&quot;;IF([.C470]&lt;=39133;&quot;1.1.5&quot;;IF([.C470]&lt;=39406;&quot;1.1.6&quot;;&quot;1.1.7&quot;))))))" office:value-type="string" office:string-value="1.1.5">
            <text:p>1.1.5</text:p>
          </table:table-cell>
          <table:table-cell table:formula="oooc:=IF([.D470]=&quot;enhancement&quot;;&quot;mejora&quot;;&quot;fallo&quot;)" office:value-type="string" office:string-value="fallo">
            <text:p>fallo</text:p>
          </table:table-cell>
          <table:table-cell table:formula="oooc:=IF(OR([.E470]=&quot;NEW&quot;;[.E470]=&quot;ASSIGNED&quot;;[.E470]=&quot;REOPENED&quot;);&quot;pendiente&quot;;IF(OR([.F470]=&quot;LATER&quot;;[.F47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70">
            <text:p>470</text:p>
          </table:table-cell>
          <table:table-cell table:style-name="ce38" office:value-type="date" office:date-value="2007-02-16T11:24:33.000001">
            <text:p>16/02/07 11:24</text:p>
          </table:table-cell>
          <table:table-cell table:style-name="ce38" office:value-type="date" office:date-value="2007-03-16T11:01:18">
            <text:p>16/03/07 11:01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order of decompile matters</text:p>
          </table:table-cell>
          <table:table-cell table:formula="oooc:=IF([.B471]&lt;=38082;&quot;1.1.0&quot;;IF([.B471]&lt;=38464;&quot;1.1.1&quot;;IF([.B471]&lt;=38796;&quot;1.1.2&quot;;IF([.B471]&lt;=39051;&quot;1.1.3&quot;;IF([.B471]&lt;=39133;&quot;1.1.4&quot;;IF([.B471]&lt;=39406;&quot;1.1.5&quot;;&quot;1.1.6&quot;))))))" office:value-type="string" office:string-value="1.1.4">
            <text:p>1.1.4</text:p>
          </table:table-cell>
          <table:table-cell table:formula="oooc:=IF([.C471]&lt;=38082;&quot;1.1.1&quot;;IF([.C471]&lt;=38464;&quot;1.1.2&quot;;IF([.C471]&lt;=38796;&quot;1.1.3&quot;;IF([.C471]&lt;=39051;&quot;1.1.4&quot;;IF([.C471]&lt;=39133;&quot;1.1.5&quot;;IF([.C471]&lt;=39406;&quot;1.1.6&quot;;&quot;1.1.7&quot;))))))" office:value-type="string" office:string-value="1.1.6">
            <text:p>1.1.6</text:p>
          </table:table-cell>
          <table:table-cell table:formula="oooc:=IF([.D471]=&quot;enhancement&quot;;&quot;mejora&quot;;&quot;fallo&quot;)" office:value-type="string" office:string-value="fallo">
            <text:p>fallo</text:p>
          </table:table-cell>
          <table:table-cell table:formula="oooc:=IF(OR([.E471]=&quot;NEW&quot;;[.E471]=&quot;ASSIGNED&quot;;[.E471]=&quot;REOPENED&quot;);&quot;pendiente&quot;;IF(OR([.F471]=&quot;LATER&quot;;[.F47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71">
            <text:p>471</text:p>
          </table:table-cell>
          <table:table-cell table:style-name="ce38" office:value-type="date" office:date-value="2007-02-19T13:34:41.999999">
            <text:p>19/02/07 13:34</text:p>
          </table:table-cell>
          <table:table-cell table:style-name="ce38" office:value-type="date" office:date-value="2007-02-19T17:16:48">
            <text:p>19/02/07 17:16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uma de TimeSet sin nombre</text:p>
          </table:table-cell>
          <table:table-cell table:formula="oooc:=IF([.B472]&lt;=38082;&quot;1.1.0&quot;;IF([.B472]&lt;=38464;&quot;1.1.1&quot;;IF([.B472]&lt;=38796;&quot;1.1.2&quot;;IF([.B472]&lt;=39051;&quot;1.1.3&quot;;IF([.B472]&lt;=39133;&quot;1.1.4&quot;;IF([.B472]&lt;=39406;&quot;1.1.5&quot;;&quot;1.1.6&quot;))))))" office:value-type="string" office:string-value="1.1.4">
            <text:p>1.1.4</text:p>
          </table:table-cell>
          <table:table-cell table:formula="oooc:=IF([.C472]&lt;=38082;&quot;1.1.1&quot;;IF([.C472]&lt;=38464;&quot;1.1.2&quot;;IF([.C472]&lt;=38796;&quot;1.1.3&quot;;IF([.C472]&lt;=39051;&quot;1.1.4&quot;;IF([.C472]&lt;=39133;&quot;1.1.5&quot;;IF([.C472]&lt;=39406;&quot;1.1.6&quot;;&quot;1.1.7&quot;))))))" office:value-type="string" office:string-value="1.1.5">
            <text:p>1.1.5</text:p>
          </table:table-cell>
          <table:table-cell table:formula="oooc:=IF([.D472]=&quot;enhancement&quot;;&quot;mejora&quot;;&quot;fallo&quot;)" office:value-type="string" office:string-value="fallo">
            <text:p>fallo</text:p>
          </table:table-cell>
          <table:table-cell table:formula="oooc:=IF(OR([.E472]=&quot;NEW&quot;;[.E472]=&quot;ASSIGNED&quot;;[.E472]=&quot;REOPENED&quot;);&quot;pendiente&quot;;IF(OR([.F472]=&quot;LATER&quot;;[.F47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72">
            <text:p>472</text:p>
          </table:table-cell>
          <table:table-cell table:style-name="ce38" office:value-type="date" office:date-value="2007-02-19T16:15:27">
            <text:p>19/02/07 16:15</text:p>
          </table:table-cell>
          <table:table-cell table:style-name="ce38" office:value-type="date" office:date-value="2007-02-19T17:23:04.000001">
            <text:p>19/02/07 17:23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DatCh doesn´t work right</text:p>
          </table:table-cell>
          <table:table-cell table:formula="oooc:=IF([.B473]&lt;=38082;&quot;1.1.0&quot;;IF([.B473]&lt;=38464;&quot;1.1.1&quot;;IF([.B473]&lt;=38796;&quot;1.1.2&quot;;IF([.B473]&lt;=39051;&quot;1.1.3&quot;;IF([.B473]&lt;=39133;&quot;1.1.4&quot;;IF([.B473]&lt;=39406;&quot;1.1.5&quot;;&quot;1.1.6&quot;))))))" office:value-type="string" office:string-value="1.1.4">
            <text:p>1.1.4</text:p>
          </table:table-cell>
          <table:table-cell table:formula="oooc:=IF([.C473]&lt;=38082;&quot;1.1.1&quot;;IF([.C473]&lt;=38464;&quot;1.1.2&quot;;IF([.C473]&lt;=38796;&quot;1.1.3&quot;;IF([.C473]&lt;=39051;&quot;1.1.4&quot;;IF([.C473]&lt;=39133;&quot;1.1.5&quot;;IF([.C473]&lt;=39406;&quot;1.1.6&quot;;&quot;1.1.7&quot;))))))" office:value-type="string" office:string-value="1.1.5">
            <text:p>1.1.5</text:p>
          </table:table-cell>
          <table:table-cell table:formula="oooc:=IF([.D473]=&quot;enhancement&quot;;&quot;mejora&quot;;&quot;fallo&quot;)" office:value-type="string" office:string-value="fallo">
            <text:p>fallo</text:p>
          </table:table-cell>
          <table:table-cell table:formula="oooc:=IF(OR([.E473]=&quot;NEW&quot;;[.E473]=&quot;ASSIGNED&quot;;[.E473]=&quot;REOPENED&quot;);&quot;pendiente&quot;;IF(OR([.F473]=&quot;LATER&quot;;[.F47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73">
            <text:p>473</text:p>
          </table:table-cell>
          <table:table-cell table:style-name="ce38" office:value-type="date" office:date-value="2007-02-26T14:14:56">
            <text:p>26/02/07 14:14</text:p>
          </table:table-cell>
          <table:table-cell table:style-name="ce38" office:value-type="date" office:date-value="2007-02-26T18:54:54">
            <text:p>26/02/07 18:54</text:p>
          </table:table-cell>
          <table:table-cell office:value-type="string">
            <text:p>blocker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error in edTableGeneric component</text:p>
          </table:table-cell>
          <table:table-cell table:formula="oooc:=IF([.B474]&lt;=38082;&quot;1.1.0&quot;;IF([.B474]&lt;=38464;&quot;1.1.1&quot;;IF([.B474]&lt;=38796;&quot;1.1.2&quot;;IF([.B474]&lt;=39051;&quot;1.1.3&quot;;IF([.B474]&lt;=39133;&quot;1.1.4&quot;;IF([.B474]&lt;=39406;&quot;1.1.5&quot;;&quot;1.1.6&quot;))))))" office:value-type="string" office:string-value="1.1.5">
            <text:p>1.1.5</text:p>
          </table:table-cell>
          <table:table-cell table:formula="oooc:=IF([.C474]&lt;=38082;&quot;1.1.1&quot;;IF([.C474]&lt;=38464;&quot;1.1.2&quot;;IF([.C474]&lt;=38796;&quot;1.1.3&quot;;IF([.C474]&lt;=39051;&quot;1.1.4&quot;;IF([.C474]&lt;=39133;&quot;1.1.5&quot;;IF([.C474]&lt;=39406;&quot;1.1.6&quot;;&quot;1.1.7&quot;))))))" office:value-type="string" office:string-value="1.1.6">
            <text:p>1.1.6</text:p>
          </table:table-cell>
          <table:table-cell table:formula="oooc:=IF([.D474]=&quot;enhancement&quot;;&quot;mejora&quot;;&quot;fallo&quot;)" office:value-type="string" office:string-value="fallo">
            <text:p>fallo</text:p>
          </table:table-cell>
          <table:table-cell table:formula="oooc:=IF(OR([.E474]=&quot;NEW&quot;;[.E474]=&quot;ASSIGNED&quot;;[.E474]=&quot;REOPENED&quot;);&quot;pendiente&quot;;IF(OR([.F474]=&quot;LATER&quot;;[.F474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474">
            <text:p>474</text:p>
          </table:table-cell>
          <table:table-cell table:style-name="ce38" office:value-type="date" office:date-value="2007-02-27T11:44:23">
            <text:p>27/02/07 11:44</text:p>
          </table:table-cell>
          <table:table-cell table:style-name="ce38" office:value-type="date" office:date-value="2007-02-27T12:51:57">
            <text:p>27/02/07 12:51</text:p>
          </table:table-cell>
          <table:table-cell office:value-type="string">
            <text:p>trivial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Splash decides not to die</text:p>
          </table:table-cell>
          <table:table-cell table:formula="oooc:=IF([.B475]&lt;=38082;&quot;1.1.0&quot;;IF([.B475]&lt;=38464;&quot;1.1.1&quot;;IF([.B475]&lt;=38796;&quot;1.1.2&quot;;IF([.B475]&lt;=39051;&quot;1.1.3&quot;;IF([.B475]&lt;=39133;&quot;1.1.4&quot;;IF([.B475]&lt;=39406;&quot;1.1.5&quot;;&quot;1.1.6&quot;))))))" office:value-type="string" office:string-value="1.1.5">
            <text:p>1.1.5</text:p>
          </table:table-cell>
          <table:table-cell table:formula="oooc:=IF([.C475]&lt;=38082;&quot;1.1.1&quot;;IF([.C475]&lt;=38464;&quot;1.1.2&quot;;IF([.C475]&lt;=38796;&quot;1.1.3&quot;;IF([.C475]&lt;=39051;&quot;1.1.4&quot;;IF([.C475]&lt;=39133;&quot;1.1.5&quot;;IF([.C475]&lt;=39406;&quot;1.1.6&quot;;&quot;1.1.7&quot;))))))" office:value-type="string" office:string-value="1.1.6">
            <text:p>1.1.6</text:p>
          </table:table-cell>
          <table:table-cell table:formula="oooc:=IF([.D475]=&quot;enhancement&quot;;&quot;mejora&quot;;&quot;fallo&quot;)" office:value-type="string" office:string-value="fallo">
            <text:p>fallo</text:p>
          </table:table-cell>
          <table:table-cell table:formula="oooc:=IF(OR([.E475]=&quot;NEW&quot;;[.E475]=&quot;ASSIGNED&quot;;[.E475]=&quot;REOPENED&quot;);&quot;pendiente&quot;;IF(OR([.F475]=&quot;LATER&quot;;[.F475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475">
            <text:p>475</text:p>
          </table:table-cell>
          <table:table-cell table:style-name="ce38" office:value-type="date" office:date-value="2007-02-28T17:31:52">
            <text:p>28/02/07 17:31</text:p>
          </table:table-cell>
          <table:table-cell table:style-name="ce38" office:value-type="date" office:date-value="2007-03-01T00:20:28">
            <text:p>01/03/07 00:2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problema en ACF</text:p>
          </table:table-cell>
          <table:table-cell table:formula="oooc:=IF([.B476]&lt;=38082;&quot;1.1.0&quot;;IF([.B476]&lt;=38464;&quot;1.1.1&quot;;IF([.B476]&lt;=38796;&quot;1.1.2&quot;;IF([.B476]&lt;=39051;&quot;1.1.3&quot;;IF([.B476]&lt;=39133;&quot;1.1.4&quot;;IF([.B476]&lt;=39406;&quot;1.1.5&quot;;&quot;1.1.6&quot;))))))" office:value-type="string" office:string-value="1.1.5">
            <text:p>1.1.5</text:p>
          </table:table-cell>
          <table:table-cell table:formula="oooc:=IF([.C476]&lt;=38082;&quot;1.1.1&quot;;IF([.C476]&lt;=38464;&quot;1.1.2&quot;;IF([.C476]&lt;=38796;&quot;1.1.3&quot;;IF([.C476]&lt;=39051;&quot;1.1.4&quot;;IF([.C476]&lt;=39133;&quot;1.1.5&quot;;IF([.C476]&lt;=39406;&quot;1.1.6&quot;;&quot;1.1.7&quot;))))))" office:value-type="string" office:string-value="1.1.6">
            <text:p>1.1.6</text:p>
          </table:table-cell>
          <table:table-cell table:formula="oooc:=IF([.D476]=&quot;enhancement&quot;;&quot;mejora&quot;;&quot;fallo&quot;)" office:value-type="string" office:string-value="fallo">
            <text:p>fallo</text:p>
          </table:table-cell>
          <table:table-cell table:formula="oooc:=IF(OR([.E476]=&quot;NEW&quot;;[.E476]=&quot;ASSIGNED&quot;;[.E476]=&quot;REOPENED&quot;);&quot;pendiente&quot;;IF(OR([.F476]=&quot;LATER&quot;;[.F47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76">
            <text:p>476</text:p>
          </table:table-cell>
          <table:table-cell table:style-name="ce38" office:value-type="date" office:date-value="2007-03-02T15:48:56">
            <text:p>02/03/07 15:48</text:p>
          </table:table-cell>
          <table:table-cell table:style-name="ce38" office:value-type="date" office:date-value="2007-03-02T16:35:40">
            <text:p>02/03/07 16:35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Command involving Serie and TimeSet crashes TOL</text:p>
          </table:table-cell>
          <table:table-cell table:formula="oooc:=IF([.B477]&lt;=38082;&quot;1.1.0&quot;;IF([.B477]&lt;=38464;&quot;1.1.1&quot;;IF([.B477]&lt;=38796;&quot;1.1.2&quot;;IF([.B477]&lt;=39051;&quot;1.1.3&quot;;IF([.B477]&lt;=39133;&quot;1.1.4&quot;;IF([.B477]&lt;=39406;&quot;1.1.5&quot;;&quot;1.1.6&quot;))))))" office:value-type="string" office:string-value="1.1.5">
            <text:p>1.1.5</text:p>
          </table:table-cell>
          <table:table-cell table:formula="oooc:=IF([.C477]&lt;=38082;&quot;1.1.1&quot;;IF([.C477]&lt;=38464;&quot;1.1.2&quot;;IF([.C477]&lt;=38796;&quot;1.1.3&quot;;IF([.C477]&lt;=39051;&quot;1.1.4&quot;;IF([.C477]&lt;=39133;&quot;1.1.5&quot;;IF([.C477]&lt;=39406;&quot;1.1.6&quot;;&quot;1.1.7&quot;))))))" office:value-type="string" office:string-value="1.1.6">
            <text:p>1.1.6</text:p>
          </table:table-cell>
          <table:table-cell table:formula="oooc:=IF([.D477]=&quot;enhancement&quot;;&quot;mejora&quot;;&quot;fallo&quot;)" office:value-type="string" office:string-value="fallo">
            <text:p>fallo</text:p>
          </table:table-cell>
          <table:table-cell table:formula="oooc:=IF(OR([.E477]=&quot;NEW&quot;;[.E477]=&quot;ASSIGNED&quot;;[.E477]=&quot;REOPENED&quot;);&quot;pendiente&quot;;IF(OR([.F477]=&quot;LATER&quot;;[.F47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77">
            <text:p>477</text:p>
          </table:table-cell>
          <table:table-cell table:number-columns-repeated="2" table:style-name="ce38" office:value-type="date" office:date-value="2007-03-09T12:44:33">
            <text:p>09/03/07 12:44</text:p>
          </table:table-cell>
          <table:table-cell office:value-type="string">
            <text:p>minor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Graphics</text:p>
          </table:table-cell>
          <table:table-cell table:formula="oooc:=IF([.B478]&lt;=38082;&quot;1.1.0&quot;;IF([.B478]&lt;=38464;&quot;1.1.1&quot;;IF([.B478]&lt;=38796;&quot;1.1.2&quot;;IF([.B478]&lt;=39051;&quot;1.1.3&quot;;IF([.B478]&lt;=39133;&quot;1.1.4&quot;;IF([.B478]&lt;=39406;&quot;1.1.5&quot;;&quot;1.1.6&quot;))))))" office:value-type="string" office:string-value="1.1.5">
            <text:p>1.1.5</text:p>
          </table:table-cell>
          <table:table-cell table:formula="oooc:=IF([.C478]&lt;=38082;&quot;1.1.1&quot;;IF([.C478]&lt;=38464;&quot;1.1.2&quot;;IF([.C478]&lt;=38796;&quot;1.1.3&quot;;IF([.C478]&lt;=39051;&quot;1.1.4&quot;;IF([.C478]&lt;=39133;&quot;1.1.5&quot;;IF([.C478]&lt;=39406;&quot;1.1.6&quot;;&quot;1.1.7&quot;))))))" office:value-type="string" office:string-value="1.1.6">
            <text:p>1.1.6</text:p>
          </table:table-cell>
          <table:table-cell table:formula="oooc:=IF([.D478]=&quot;enhancement&quot;;&quot;mejora&quot;;&quot;fallo&quot;)" office:value-type="string" office:string-value="fallo">
            <text:p>fallo</text:p>
          </table:table-cell>
          <table:table-cell table:formula="oooc:=IF(OR([.E478]=&quot;NEW&quot;;[.E478]=&quot;ASSIGNED&quot;;[.E478]=&quot;REOPENED&quot;);&quot;pendiente&quot;;IF(OR([.F478]=&quot;LATER&quot;;[.F478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478">
            <text:p>478</text:p>
          </table:table-cell>
          <table:table-cell table:style-name="ce38" office:value-type="date" office:date-value="2007-03-12T16:00:12">
            <text:p>12/03/07 16:00</text:p>
          </table:table-cell>
          <table:table-cell table:style-name="ce38" office:value-type="date" office:date-value="2007-11-06T11:01:09.000001">
            <text:p>06/11/07 11:01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eal 1/0 = 1/0 returns ?</text:p>
          </table:table-cell>
          <table:table-cell table:formula="oooc:=IF([.B479]&lt;=38082;&quot;1.1.0&quot;;IF([.B479]&lt;=38464;&quot;1.1.1&quot;;IF([.B479]&lt;=38796;&quot;1.1.2&quot;;IF([.B479]&lt;=39051;&quot;1.1.3&quot;;IF([.B479]&lt;=39133;&quot;1.1.4&quot;;IF([.B479]&lt;=39406;&quot;1.1.5&quot;;&quot;1.1.6&quot;))))))" office:value-type="string" office:string-value="1.1.5">
            <text:p>1.1.5</text:p>
          </table:table-cell>
          <table:table-cell table:formula="oooc:=IF([.C479]&lt;=38082;&quot;1.1.1&quot;;IF([.C479]&lt;=38464;&quot;1.1.2&quot;;IF([.C479]&lt;=38796;&quot;1.1.3&quot;;IF([.C479]&lt;=39051;&quot;1.1.4&quot;;IF([.C479]&lt;=39133;&quot;1.1.5&quot;;IF([.C479]&lt;=39406;&quot;1.1.6&quot;;&quot;1.1.7&quot;))))))" office:value-type="string" office:string-value="1.1.6">
            <text:p>1.1.6</text:p>
          </table:table-cell>
          <table:table-cell table:formula="oooc:=IF([.D479]=&quot;enhancement&quot;;&quot;mejora&quot;;&quot;fallo&quot;)" office:value-type="string" office:string-value="fallo">
            <text:p>fallo</text:p>
          </table:table-cell>
          <table:table-cell table:formula="oooc:=IF(OR([.E479]=&quot;NEW&quot;;[.E479]=&quot;ASSIGNED&quot;;[.E479]=&quot;REOPENED&quot;);&quot;pendiente&quot;;IF(OR([.F479]=&quot;LATER&quot;;[.F47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79">
            <text:p>479</text:p>
          </table:table-cell>
          <table:table-cell table:style-name="ce38" office:value-type="date" office:date-value="2007-03-13T11:13:44">
            <text:p>13/03/07 11:13</text:p>
          </table:table-cell>
          <table:table-cell table:style-name="ce38" office:value-type="date" office:date-value="2007-03-14T20:49:38">
            <text:p>14/03/07 20:49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ext expression fail when used as Set index</text:p>
          </table:table-cell>
          <table:table-cell table:formula="oooc:=IF([.B480]&lt;=38082;&quot;1.1.0&quot;;IF([.B480]&lt;=38464;&quot;1.1.1&quot;;IF([.B480]&lt;=38796;&quot;1.1.2&quot;;IF([.B480]&lt;=39051;&quot;1.1.3&quot;;IF([.B480]&lt;=39133;&quot;1.1.4&quot;;IF([.B480]&lt;=39406;&quot;1.1.5&quot;;&quot;1.1.6&quot;))))))" office:value-type="string" office:string-value="1.1.5">
            <text:p>1.1.5</text:p>
          </table:table-cell>
          <table:table-cell table:formula="oooc:=IF([.C480]&lt;=38082;&quot;1.1.1&quot;;IF([.C480]&lt;=38464;&quot;1.1.2&quot;;IF([.C480]&lt;=38796;&quot;1.1.3&quot;;IF([.C480]&lt;=39051;&quot;1.1.4&quot;;IF([.C480]&lt;=39133;&quot;1.1.5&quot;;IF([.C480]&lt;=39406;&quot;1.1.6&quot;;&quot;1.1.7&quot;))))))" office:value-type="string" office:string-value="1.1.6">
            <text:p>1.1.6</text:p>
          </table:table-cell>
          <table:table-cell table:formula="oooc:=IF([.D480]=&quot;enhancement&quot;;&quot;mejora&quot;;&quot;fallo&quot;)" office:value-type="string" office:string-value="fallo">
            <text:p>fallo</text:p>
          </table:table-cell>
          <table:table-cell table:formula="oooc:=IF(OR([.E480]=&quot;NEW&quot;;[.E480]=&quot;ASSIGNED&quot;;[.E480]=&quot;REOPENED&quot;);&quot;pendiente&quot;;IF(OR([.F480]=&quot;LATER&quot;;[.F48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80">
            <text:p>480</text:p>
          </table:table-cell>
          <table:table-cell table:style-name="ce38" office:value-type="date" office:date-value="2007-03-14T12:26:49">
            <text:p>14/03/07 12:26</text:p>
          </table:table-cell>
          <table:table-cell table:style-name="ce38" office:value-type="date" office:date-value="2007-03-15T10:50:15.999999">
            <text:p>15/03/07 10:50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Wrong behaviour of some logic functions involving unknown values</text:p>
          </table:table-cell>
          <table:table-cell table:formula="oooc:=IF([.B481]&lt;=38082;&quot;1.1.0&quot;;IF([.B481]&lt;=38464;&quot;1.1.1&quot;;IF([.B481]&lt;=38796;&quot;1.1.2&quot;;IF([.B481]&lt;=39051;&quot;1.1.3&quot;;IF([.B481]&lt;=39133;&quot;1.1.4&quot;;IF([.B481]&lt;=39406;&quot;1.1.5&quot;;&quot;1.1.6&quot;))))))" office:value-type="string" office:string-value="1.1.5">
            <text:p>1.1.5</text:p>
          </table:table-cell>
          <table:table-cell table:formula="oooc:=IF([.C481]&lt;=38082;&quot;1.1.1&quot;;IF([.C481]&lt;=38464;&quot;1.1.2&quot;;IF([.C481]&lt;=38796;&quot;1.1.3&quot;;IF([.C481]&lt;=39051;&quot;1.1.4&quot;;IF([.C481]&lt;=39133;&quot;1.1.5&quot;;IF([.C481]&lt;=39406;&quot;1.1.6&quot;;&quot;1.1.7&quot;))))))" office:value-type="string" office:string-value="1.1.6">
            <text:p>1.1.6</text:p>
          </table:table-cell>
          <table:table-cell table:formula="oooc:=IF([.D481]=&quot;enhancement&quot;;&quot;mejora&quot;;&quot;fallo&quot;)" office:value-type="string" office:string-value="fallo">
            <text:p>fallo</text:p>
          </table:table-cell>
          <table:table-cell table:formula="oooc:=IF(OR([.E481]=&quot;NEW&quot;;[.E481]=&quot;ASSIGNED&quot;;[.E481]=&quot;REOPENED&quot;);&quot;pendiente&quot;;IF(OR([.F481]=&quot;LATER&quot;;[.F48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81">
            <text:p>481</text:p>
          </table:table-cell>
          <table:table-cell table:style-name="ce38" office:value-type="date" office:date-value="2007-03-15T10:53:48">
            <text:p>15/03/07 10:53</text:p>
          </table:table-cell>
          <table:table-cell table:style-name="ce38" office:value-type="date" office:date-value="2007-03-16T11:05:22">
            <text:p>16/03/07 11:0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eassignation (:=) of a set element fails</text:p>
          </table:table-cell>
          <table:table-cell table:formula="oooc:=IF([.B482]&lt;=38082;&quot;1.1.0&quot;;IF([.B482]&lt;=38464;&quot;1.1.1&quot;;IF([.B482]&lt;=38796;&quot;1.1.2&quot;;IF([.B482]&lt;=39051;&quot;1.1.3&quot;;IF([.B482]&lt;=39133;&quot;1.1.4&quot;;IF([.B482]&lt;=39406;&quot;1.1.5&quot;;&quot;1.1.6&quot;))))))" office:value-type="string" office:string-value="1.1.5">
            <text:p>1.1.5</text:p>
          </table:table-cell>
          <table:table-cell table:formula="oooc:=IF([.C482]&lt;=38082;&quot;1.1.1&quot;;IF([.C482]&lt;=38464;&quot;1.1.2&quot;;IF([.C482]&lt;=38796;&quot;1.1.3&quot;;IF([.C482]&lt;=39051;&quot;1.1.4&quot;;IF([.C482]&lt;=39133;&quot;1.1.5&quot;;IF([.C482]&lt;=39406;&quot;1.1.6&quot;;&quot;1.1.7&quot;))))))" office:value-type="string" office:string-value="1.1.6">
            <text:p>1.1.6</text:p>
          </table:table-cell>
          <table:table-cell table:formula="oooc:=IF([.D482]=&quot;enhancement&quot;;&quot;mejora&quot;;&quot;fallo&quot;)" office:value-type="string" office:string-value="fallo">
            <text:p>fallo</text:p>
          </table:table-cell>
          <table:table-cell table:formula="oooc:=IF(OR([.E482]=&quot;NEW&quot;;[.E482]=&quot;ASSIGNED&quot;;[.E482]=&quot;REOPENED&quot;);&quot;pendiente&quot;;IF(OR([.F482]=&quot;LATER&quot;;[.F48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82">
            <text:p>482</text:p>
          </table:table-cell>
          <table:table-cell table:style-name="ce38" office:value-type="date" office:date-value="2007-03-15T11:01:04.000001">
            <text:p>15/03/07 11:01</text:p>
          </table:table-cell>
          <table:table-cell table:style-name="ce38" office:value-type="date" office:date-value="2007-03-16T11:01:18">
            <text:p>16/03/07 11:01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Decompilation weirdness</text:p>
          </table:table-cell>
          <table:table-cell table:formula="oooc:=IF([.B483]&lt;=38082;&quot;1.1.0&quot;;IF([.B483]&lt;=38464;&quot;1.1.1&quot;;IF([.B483]&lt;=38796;&quot;1.1.2&quot;;IF([.B483]&lt;=39051;&quot;1.1.3&quot;;IF([.B483]&lt;=39133;&quot;1.1.4&quot;;IF([.B483]&lt;=39406;&quot;1.1.5&quot;;&quot;1.1.6&quot;))))))" office:value-type="string" office:string-value="1.1.5">
            <text:p>1.1.5</text:p>
          </table:table-cell>
          <table:table-cell table:formula="oooc:=IF([.C483]&lt;=38082;&quot;1.1.1&quot;;IF([.C483]&lt;=38464;&quot;1.1.2&quot;;IF([.C483]&lt;=38796;&quot;1.1.3&quot;;IF([.C483]&lt;=39051;&quot;1.1.4&quot;;IF([.C483]&lt;=39133;&quot;1.1.5&quot;;IF([.C483]&lt;=39406;&quot;1.1.6&quot;;&quot;1.1.7&quot;))))))" office:value-type="string" office:string-value="1.1.6">
            <text:p>1.1.6</text:p>
          </table:table-cell>
          <table:table-cell table:formula="oooc:=IF([.D483]=&quot;enhancement&quot;;&quot;mejora&quot;;&quot;fallo&quot;)" office:value-type="string" office:string-value="fallo">
            <text:p>fallo</text:p>
          </table:table-cell>
          <table:table-cell table:formula="oooc:=IF(OR([.E483]=&quot;NEW&quot;;[.E483]=&quot;ASSIGNED&quot;;[.E483]=&quot;REOPENED&quot;);&quot;pendiente&quot;;IF(OR([.F483]=&quot;LATER&quot;;[.F48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83">
            <text:p>483</text:p>
          </table:table-cell>
          <table:table-cell table:style-name="ce38" office:value-type="date" office:date-value="2007-03-20T22:37:22.999999">
            <text:p>20/03/07 22:37</text:p>
          </table:table-cell>
          <table:table-cell table:style-name="ce38" office:value-type="date" office:date-value="2007-03-21T16:40:20">
            <text:p>21/03/07 16:4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decompiling self references created with :=</text:p>
          </table:table-cell>
          <table:table-cell table:formula="oooc:=IF([.B484]&lt;=38082;&quot;1.1.0&quot;;IF([.B484]&lt;=38464;&quot;1.1.1&quot;;IF([.B484]&lt;=38796;&quot;1.1.2&quot;;IF([.B484]&lt;=39051;&quot;1.1.3&quot;;IF([.B484]&lt;=39133;&quot;1.1.4&quot;;IF([.B484]&lt;=39406;&quot;1.1.5&quot;;&quot;1.1.6&quot;))))))" office:value-type="string" office:string-value="1.1.5">
            <text:p>1.1.5</text:p>
          </table:table-cell>
          <table:table-cell table:formula="oooc:=IF([.C484]&lt;=38082;&quot;1.1.1&quot;;IF([.C484]&lt;=38464;&quot;1.1.2&quot;;IF([.C484]&lt;=38796;&quot;1.1.3&quot;;IF([.C484]&lt;=39051;&quot;1.1.4&quot;;IF([.C484]&lt;=39133;&quot;1.1.5&quot;;IF([.C484]&lt;=39406;&quot;1.1.6&quot;;&quot;1.1.7&quot;))))))" office:value-type="string" office:string-value="1.1.6">
            <text:p>1.1.6</text:p>
          </table:table-cell>
          <table:table-cell table:formula="oooc:=IF([.D484]=&quot;enhancement&quot;;&quot;mejora&quot;;&quot;fallo&quot;)" office:value-type="string" office:string-value="fallo">
            <text:p>fallo</text:p>
          </table:table-cell>
          <table:table-cell table:formula="oooc:=IF(OR([.E484]=&quot;NEW&quot;;[.E484]=&quot;ASSIGNED&quot;;[.E484]=&quot;REOPENED&quot;);&quot;pendiente&quot;;IF(OR([.F484]=&quot;LATER&quot;;[.F48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table:style-name="ce38" office:value-type="date" office:date-value="2007-04-10T15:39:29">
            <text:p>10/04/07 15:39</text:p>
          </table:table-cell>
          <table:table-cell table:style-name="ce38" office:value-type="date" office:date-value="2007-11-07T13:17:39">
            <text:p>07/11/07 13:1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BDT File needs to finish with an empty line</text:p>
          </table:table-cell>
          <table:table-cell table:formula="oooc:=IF([.B485]&lt;=38082;&quot;1.1.0&quot;;IF([.B485]&lt;=38464;&quot;1.1.1&quot;;IF([.B485]&lt;=38796;&quot;1.1.2&quot;;IF([.B485]&lt;=39051;&quot;1.1.3&quot;;IF([.B485]&lt;=39133;&quot;1.1.4&quot;;IF([.B485]&lt;=39406;&quot;1.1.5&quot;;&quot;1.1.6&quot;))))))" office:value-type="string" office:string-value="1.1.5">
            <text:p>1.1.5</text:p>
          </table:table-cell>
          <table:table-cell table:formula="oooc:=IF([.C485]&lt;=38082;&quot;1.1.1&quot;;IF([.C485]&lt;=38464;&quot;1.1.2&quot;;IF([.C485]&lt;=38796;&quot;1.1.3&quot;;IF([.C485]&lt;=39051;&quot;1.1.4&quot;;IF([.C485]&lt;=39133;&quot;1.1.5&quot;;IF([.C485]&lt;=39406;&quot;1.1.6&quot;;&quot;1.1.7&quot;))))))" office:value-type="string" office:string-value="1.1.6">
            <text:p>1.1.6</text:p>
          </table:table-cell>
          <table:table-cell table:formula="oooc:=IF([.D485]=&quot;enhancement&quot;;&quot;mejora&quot;;&quot;fallo&quot;)" office:value-type="string" office:string-value="fallo">
            <text:p>fallo</text:p>
          </table:table-cell>
          <table:table-cell table:formula="oooc:=IF(OR([.E485]=&quot;NEW&quot;;[.E485]=&quot;ASSIGNED&quot;;[.E485]=&quot;REOPENED&quot;);&quot;pendiente&quot;;IF(OR([.F485]=&quot;LATER&quot;;[.F48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85">
            <text:p>485</text:p>
          </table:table-cell>
          <table:table-cell table:style-name="ce38" office:value-type="date" office:date-value="2007-05-04T18:35:47">
            <text:p>04/05/07 18:35</text:p>
          </table:table-cell>
          <table:table-cell table:style-name="ce38" office:value-type="date" office:date-value="2007-11-07T21:01:05">
            <text:p>07/11/07 21:01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BSeries makes the series global</text:p>
          </table:table-cell>
          <table:table-cell table:formula="oooc:=IF([.B486]&lt;=38082;&quot;1.1.0&quot;;IF([.B486]&lt;=38464;&quot;1.1.1&quot;;IF([.B486]&lt;=38796;&quot;1.1.2&quot;;IF([.B486]&lt;=39051;&quot;1.1.3&quot;;IF([.B486]&lt;=39133;&quot;1.1.4&quot;;IF([.B486]&lt;=39406;&quot;1.1.5&quot;;&quot;1.1.6&quot;))))))" office:value-type="string" office:string-value="1.1.5">
            <text:p>1.1.5</text:p>
          </table:table-cell>
          <table:table-cell table:formula="oooc:=IF([.C486]&lt;=38082;&quot;1.1.1&quot;;IF([.C486]&lt;=38464;&quot;1.1.2&quot;;IF([.C486]&lt;=38796;&quot;1.1.3&quot;;IF([.C486]&lt;=39051;&quot;1.1.4&quot;;IF([.C486]&lt;=39133;&quot;1.1.5&quot;;IF([.C486]&lt;=39406;&quot;1.1.6&quot;;&quot;1.1.7&quot;))))))" office:value-type="string" office:string-value="1.1.6">
            <text:p>1.1.6</text:p>
          </table:table-cell>
          <table:table-cell table:formula="oooc:=IF([.D486]=&quot;enhancement&quot;;&quot;mejora&quot;;&quot;fallo&quot;)" office:value-type="string" office:string-value="fallo">
            <text:p>fallo</text:p>
          </table:table-cell>
          <table:table-cell table:formula="oooc:=IF(OR([.E486]=&quot;NEW&quot;;[.E486]=&quot;ASSIGNED&quot;;[.E486]=&quot;REOPENED&quot;);&quot;pendiente&quot;;IF(OR([.F486]=&quot;LATER&quot;;[.F48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86">
            <text:p>486</text:p>
          </table:table-cell>
          <table:table-cell table:style-name="ce38" office:value-type="date" office:date-value="2007-05-17T09:15:14">
            <text:p>17/05/07 09:15</text:p>
          </table:table-cell>
          <table:table-cell table:style-name="ce38" office:value-type="date" office:date-value="2007-05-17T09:20:18">
            <text:p>17/05/07 09:20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INVALID</text:p>
          </table:table-cell>
          <table:table-cell office:value-type="string">
            <text:p>TOL</text:p>
          </table:table-cell>
          <table:table-cell office:value-type="string">
            <text:p>DifEq does not work well</text:p>
          </table:table-cell>
          <table:table-cell table:formula="oooc:=IF([.B487]&lt;=38082;&quot;1.1.0&quot;;IF([.B487]&lt;=38464;&quot;1.1.1&quot;;IF([.B487]&lt;=38796;&quot;1.1.2&quot;;IF([.B487]&lt;=39051;&quot;1.1.3&quot;;IF([.B487]&lt;=39133;&quot;1.1.4&quot;;IF([.B487]&lt;=39406;&quot;1.1.5&quot;;&quot;1.1.6&quot;))))))" office:value-type="string" office:string-value="1.1.5">
            <text:p>1.1.5</text:p>
          </table:table-cell>
          <table:table-cell table:formula="oooc:=IF([.C487]&lt;=38082;&quot;1.1.1&quot;;IF([.C487]&lt;=38464;&quot;1.1.2&quot;;IF([.C487]&lt;=38796;&quot;1.1.3&quot;;IF([.C487]&lt;=39051;&quot;1.1.4&quot;;IF([.C487]&lt;=39133;&quot;1.1.5&quot;;IF([.C487]&lt;=39406;&quot;1.1.6&quot;;&quot;1.1.7&quot;))))))" office:value-type="string" office:string-value="1.1.6">
            <text:p>1.1.6</text:p>
          </table:table-cell>
          <table:table-cell table:formula="oooc:=IF([.D487]=&quot;enhancement&quot;;&quot;mejora&quot;;&quot;fallo&quot;)" office:value-type="string" office:string-value="fallo">
            <text:p>fallo</text:p>
          </table:table-cell>
          <table:table-cell table:formula="oooc:=IF(OR([.E487]=&quot;NEW&quot;;[.E487]=&quot;ASSIGNED&quot;;[.E487]=&quot;REOPENED&quot;);&quot;pendiente&quot;;IF(OR([.F487]=&quot;LATER&quot;;[.F48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87">
            <text:p>487</text:p>
          </table:table-cell>
          <table:table-cell table:style-name="ce38" office:value-type="date" office:date-value="2007-05-17T18:23:46">
            <text:p>17/05/07 18:23</text:p>
          </table:table-cell>
          <table:table-cell table:style-name="ce38" office:value-type="date" office:date-value="2007-05-21T12:01:47">
            <text:p>21/05/07 12:01</text:p>
          </table:table-cell>
          <table:table-cell office:value-type="string">
            <text:p>blocker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Graph special set</text:p>
          </table:table-cell>
          <table:table-cell table:formula="oooc:=IF([.B488]&lt;=38082;&quot;1.1.0&quot;;IF([.B488]&lt;=38464;&quot;1.1.1&quot;;IF([.B488]&lt;=38796;&quot;1.1.2&quot;;IF([.B488]&lt;=39051;&quot;1.1.3&quot;;IF([.B488]&lt;=39133;&quot;1.1.4&quot;;IF([.B488]&lt;=39406;&quot;1.1.5&quot;;&quot;1.1.6&quot;))))))" office:value-type="string" office:string-value="1.1.5">
            <text:p>1.1.5</text:p>
          </table:table-cell>
          <table:table-cell table:formula="oooc:=IF([.C488]&lt;=38082;&quot;1.1.1&quot;;IF([.C488]&lt;=38464;&quot;1.1.2&quot;;IF([.C488]&lt;=38796;&quot;1.1.3&quot;;IF([.C488]&lt;=39051;&quot;1.1.4&quot;;IF([.C488]&lt;=39133;&quot;1.1.5&quot;;IF([.C488]&lt;=39406;&quot;1.1.6&quot;;&quot;1.1.7&quot;))))))" office:value-type="string" office:string-value="1.1.6">
            <text:p>1.1.6</text:p>
          </table:table-cell>
          <table:table-cell table:formula="oooc:=IF([.D488]=&quot;enhancement&quot;;&quot;mejora&quot;;&quot;fallo&quot;)" office:value-type="string" office:string-value="fallo">
            <text:p>fallo</text:p>
          </table:table-cell>
          <table:table-cell table:formula="oooc:=IF(OR([.E488]=&quot;NEW&quot;;[.E488]=&quot;ASSIGNED&quot;;[.E488]=&quot;REOPENED&quot;);&quot;pendiente&quot;;IF(OR([.F488]=&quot;LATER&quot;;[.F488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488">
            <text:p>488</text:p>
          </table:table-cell>
          <table:table-cell table:style-name="ce38" office:value-type="date" office:date-value="2007-05-18T12:25:18">
            <text:p>18/05/07 12:25</text:p>
          </table:table-cell>
          <table:table-cell table:style-name="ce38" office:value-type="date" office:date-value="2007-05-18T18:13:38">
            <text:p>18/05/07 18:13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error message in estimation function</text:p>
          </table:table-cell>
          <table:table-cell table:formula="oooc:=IF([.B489]&lt;=38082;&quot;1.1.0&quot;;IF([.B489]&lt;=38464;&quot;1.1.1&quot;;IF([.B489]&lt;=38796;&quot;1.1.2&quot;;IF([.B489]&lt;=39051;&quot;1.1.3&quot;;IF([.B489]&lt;=39133;&quot;1.1.4&quot;;IF([.B489]&lt;=39406;&quot;1.1.5&quot;;&quot;1.1.6&quot;))))))" office:value-type="string" office:string-value="1.1.5">
            <text:p>1.1.5</text:p>
          </table:table-cell>
          <table:table-cell table:formula="oooc:=IF([.C489]&lt;=38082;&quot;1.1.1&quot;;IF([.C489]&lt;=38464;&quot;1.1.2&quot;;IF([.C489]&lt;=38796;&quot;1.1.3&quot;;IF([.C489]&lt;=39051;&quot;1.1.4&quot;;IF([.C489]&lt;=39133;&quot;1.1.5&quot;;IF([.C489]&lt;=39406;&quot;1.1.6&quot;;&quot;1.1.7&quot;))))))" office:value-type="string" office:string-value="1.1.6">
            <text:p>1.1.6</text:p>
          </table:table-cell>
          <table:table-cell table:formula="oooc:=IF([.D489]=&quot;enhancement&quot;;&quot;mejora&quot;;&quot;fallo&quot;)" office:value-type="string" office:string-value="fallo">
            <text:p>fallo</text:p>
          </table:table-cell>
          <table:table-cell table:formula="oooc:=IF(OR([.E489]=&quot;NEW&quot;;[.E489]=&quot;ASSIGNED&quot;;[.E489]=&quot;REOPENED&quot;);&quot;pendiente&quot;;IF(OR([.F489]=&quot;LATER&quot;;[.F48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89">
            <text:p>489</text:p>
          </table:table-cell>
          <table:table-cell table:number-columns-repeated="2" table:style-name="ce38" office:value-type="date" office:date-value="2007-05-28T11:18:20">
            <text:p>28/05/07 11:18</text:p>
          </table:table-cell>
          <table:table-cell office:value-type="string">
            <text:p>enhancement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auto-save-recover</text:p>
          </table:table-cell>
          <table:table-cell table:formula="oooc:=IF([.B490]&lt;=38082;&quot;1.1.0&quot;;IF([.B490]&lt;=38464;&quot;1.1.1&quot;;IF([.B490]&lt;=38796;&quot;1.1.2&quot;;IF([.B490]&lt;=39051;&quot;1.1.3&quot;;IF([.B490]&lt;=39133;&quot;1.1.4&quot;;IF([.B490]&lt;=39406;&quot;1.1.5&quot;;&quot;1.1.6&quot;))))))" office:value-type="string" office:string-value="1.1.5">
            <text:p>1.1.5</text:p>
          </table:table-cell>
          <table:table-cell table:formula="oooc:=IF([.C490]&lt;=38082;&quot;1.1.1&quot;;IF([.C490]&lt;=38464;&quot;1.1.2&quot;;IF([.C490]&lt;=38796;&quot;1.1.3&quot;;IF([.C490]&lt;=39051;&quot;1.1.4&quot;;IF([.C490]&lt;=39133;&quot;1.1.5&quot;;IF([.C490]&lt;=39406;&quot;1.1.6&quot;;&quot;1.1.7&quot;))))))" office:value-type="string" office:string-value="1.1.6">
            <text:p>1.1.6</text:p>
          </table:table-cell>
          <table:table-cell table:formula="oooc:=IF([.D490]=&quot;enhancement&quot;;&quot;mejora&quot;;&quot;fallo&quot;)" office:value-type="string" office:string-value="mejora">
            <text:p>mejora</text:p>
          </table:table-cell>
          <table:table-cell table:formula="oooc:=IF(OR([.E490]=&quot;NEW&quot;;[.E490]=&quot;ASSIGNED&quot;;[.E490]=&quot;REOPENED&quot;);&quot;pendiente&quot;;IF(OR([.F490]=&quot;LATER&quot;;[.F490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490">
            <text:p>490</text:p>
          </table:table-cell>
          <table:table-cell table:style-name="ce38" office:value-type="date" office:date-value="2007-05-28T11:47:46">
            <text:p>28/05/07 11:47</text:p>
          </table:table-cell>
          <table:table-cell table:style-name="ce38" office:value-type="date" office:date-value="2007-11-07T13:11:48">
            <text:p>07/11/07 13:11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REMIND</text:p>
          </table:table-cell>
          <table:table-cell office:value-type="string">
            <text:p>TOL</text:p>
          </table:table-cell>
          <table:table-cell office:value-type="string">
            <text:p>Solving fields indentification in parsing time</text:p>
          </table:table-cell>
          <table:table-cell table:formula="oooc:=IF([.B491]&lt;=38082;&quot;1.1.0&quot;;IF([.B491]&lt;=38464;&quot;1.1.1&quot;;IF([.B491]&lt;=38796;&quot;1.1.2&quot;;IF([.B491]&lt;=39051;&quot;1.1.3&quot;;IF([.B491]&lt;=39133;&quot;1.1.4&quot;;IF([.B491]&lt;=39406;&quot;1.1.5&quot;;&quot;1.1.6&quot;))))))" office:value-type="string" office:string-value="1.1.5">
            <text:p>1.1.5</text:p>
          </table:table-cell>
          <table:table-cell table:formula="oooc:=IF([.C491]&lt;=38082;&quot;1.1.1&quot;;IF([.C491]&lt;=38464;&quot;1.1.2&quot;;IF([.C491]&lt;=38796;&quot;1.1.3&quot;;IF([.C491]&lt;=39051;&quot;1.1.4&quot;;IF([.C491]&lt;=39133;&quot;1.1.5&quot;;IF([.C491]&lt;=39406;&quot;1.1.6&quot;;&quot;1.1.7&quot;))))))" office:value-type="string" office:string-value="1.1.6">
            <text:p>1.1.6</text:p>
          </table:table-cell>
          <table:table-cell table:formula="oooc:=IF([.D491]=&quot;enhancement&quot;;&quot;mejora&quot;;&quot;fallo&quot;)" office:value-type="string" office:string-value="mejora">
            <text:p>mejora</text:p>
          </table:table-cell>
          <table:table-cell table:formula="oooc:=IF(OR([.E491]=&quot;NEW&quot;;[.E491]=&quot;ASSIGNED&quot;;[.E491]=&quot;REOPENED&quot;);&quot;pendiente&quot;;IF(OR([.F491]=&quot;LATER&quot;;[.F491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491">
            <text:p>491</text:p>
          </table:table-cell>
          <table:table-cell table:style-name="ce38" office:value-type="date" office:date-value="2007-05-31T15:43:24">
            <text:p>31/05/07 15:43</text:p>
          </table:table-cell>
          <table:table-cell table:style-name="ce38" office:value-type="date" office:date-value="2007-05-31T15:50:05">
            <text:p>31/05/07 15:50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REMIND</text:p>
          </table:table-cell>
          <table:table-cell office:value-type="string">
            <text:p>TOL</text:p>
          </table:table-cell>
          <table:table-cell office:value-type="string">
            <text:p>Simply definition of a column matrix returns a row matrix</text:p>
          </table:table-cell>
          <table:table-cell table:formula="oooc:=IF([.B492]&lt;=38082;&quot;1.1.0&quot;;IF([.B492]&lt;=38464;&quot;1.1.1&quot;;IF([.B492]&lt;=38796;&quot;1.1.2&quot;;IF([.B492]&lt;=39051;&quot;1.1.3&quot;;IF([.B492]&lt;=39133;&quot;1.1.4&quot;;IF([.B492]&lt;=39406;&quot;1.1.5&quot;;&quot;1.1.6&quot;))))))" office:value-type="string" office:string-value="1.1.5">
            <text:p>1.1.5</text:p>
          </table:table-cell>
          <table:table-cell table:formula="oooc:=IF([.C492]&lt;=38082;&quot;1.1.1&quot;;IF([.C492]&lt;=38464;&quot;1.1.2&quot;;IF([.C492]&lt;=38796;&quot;1.1.3&quot;;IF([.C492]&lt;=39051;&quot;1.1.4&quot;;IF([.C492]&lt;=39133;&quot;1.1.5&quot;;IF([.C492]&lt;=39406;&quot;1.1.6&quot;;&quot;1.1.7&quot;))))))" office:value-type="string" office:string-value="1.1.6">
            <text:p>1.1.6</text:p>
          </table:table-cell>
          <table:table-cell table:formula="oooc:=IF([.D492]=&quot;enhancement&quot;;&quot;mejora&quot;;&quot;fallo&quot;)" office:value-type="string" office:string-value="fallo">
            <text:p>fallo</text:p>
          </table:table-cell>
          <table:table-cell table:formula="oooc:=IF(OR([.E492]=&quot;NEW&quot;;[.E492]=&quot;ASSIGNED&quot;;[.E492]=&quot;REOPENED&quot;);&quot;pendiente&quot;;IF(OR([.F492]=&quot;LATER&quot;;[.F492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table:style-name="ce38" office:value-type="date" office:date-value="2007-06-05T09:50:59">
            <text:p>05/06/07 09:50</text:p>
          </table:table-cell>
          <table:table-cell table:style-name="ce38" office:value-type="date" office:date-value="2007-06-05T10:15:52.999999">
            <text:p>05/06/07 10:15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WORKSFORME</text:p>
          </table:table-cell>
          <table:table-cell office:value-type="string">
            <text:p>Tol-DBD</text:p>
          </table:table-cell>
          <table:table-cell office:value-type="string">
            <text:p>Vars DBA,DBExec and DBWriteTime doesn't exists</text:p>
          </table:table-cell>
          <table:table-cell table:formula="oooc:=IF([.B493]&lt;=38082;&quot;1.1.0&quot;;IF([.B493]&lt;=38464;&quot;1.1.1&quot;;IF([.B493]&lt;=38796;&quot;1.1.2&quot;;IF([.B493]&lt;=39051;&quot;1.1.3&quot;;IF([.B493]&lt;=39133;&quot;1.1.4&quot;;IF([.B493]&lt;=39406;&quot;1.1.5&quot;;&quot;1.1.6&quot;))))))" office:value-type="string" office:string-value="1.1.5">
            <text:p>1.1.5</text:p>
          </table:table-cell>
          <table:table-cell table:formula="oooc:=IF([.C493]&lt;=38082;&quot;1.1.1&quot;;IF([.C493]&lt;=38464;&quot;1.1.2&quot;;IF([.C493]&lt;=38796;&quot;1.1.3&quot;;IF([.C493]&lt;=39051;&quot;1.1.4&quot;;IF([.C493]&lt;=39133;&quot;1.1.5&quot;;IF([.C493]&lt;=39406;&quot;1.1.6&quot;;&quot;1.1.7&quot;))))))" office:value-type="string" office:string-value="1.1.6">
            <text:p>1.1.6</text:p>
          </table:table-cell>
          <table:table-cell table:formula="oooc:=IF([.D493]=&quot;enhancement&quot;;&quot;mejora&quot;;&quot;fallo&quot;)" office:value-type="string" office:string-value="fallo">
            <text:p>fallo</text:p>
          </table:table-cell>
          <table:table-cell table:formula="oooc:=IF(OR([.E493]=&quot;NEW&quot;;[.E493]=&quot;ASSIGNED&quot;;[.E493]=&quot;REOPENED&quot;);&quot;pendiente&quot;;IF(OR([.F493]=&quot;LATER&quot;;[.F49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93">
            <text:p>493</text:p>
          </table:table-cell>
          <table:table-cell table:style-name="ce38" office:value-type="date" office:date-value="2007-06-06T13:00:26">
            <text:p>06/06/07 13:00</text:p>
          </table:table-cell>
          <table:table-cell table:style-name="ce38" office:value-type="date" office:date-value="2007-06-07T11:04:25.000001">
            <text:p>07/06/07 11:04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Bimonthly and Bimensual TimeSet definition</text:p>
          </table:table-cell>
          <table:table-cell table:formula="oooc:=IF([.B494]&lt;=38082;&quot;1.1.0&quot;;IF([.B494]&lt;=38464;&quot;1.1.1&quot;;IF([.B494]&lt;=38796;&quot;1.1.2&quot;;IF([.B494]&lt;=39051;&quot;1.1.3&quot;;IF([.B494]&lt;=39133;&quot;1.1.4&quot;;IF([.B494]&lt;=39406;&quot;1.1.5&quot;;&quot;1.1.6&quot;))))))" office:value-type="string" office:string-value="1.1.5">
            <text:p>1.1.5</text:p>
          </table:table-cell>
          <table:table-cell table:formula="oooc:=IF([.C494]&lt;=38082;&quot;1.1.1&quot;;IF([.C494]&lt;=38464;&quot;1.1.2&quot;;IF([.C494]&lt;=38796;&quot;1.1.3&quot;;IF([.C494]&lt;=39051;&quot;1.1.4&quot;;IF([.C494]&lt;=39133;&quot;1.1.5&quot;;IF([.C494]&lt;=39406;&quot;1.1.6&quot;;&quot;1.1.7&quot;))))))" office:value-type="string" office:string-value="1.1.6">
            <text:p>1.1.6</text:p>
          </table:table-cell>
          <table:table-cell table:formula="oooc:=IF([.D494]=&quot;enhancement&quot;;&quot;mejora&quot;;&quot;fallo&quot;)" office:value-type="string" office:string-value="fallo">
            <text:p>fallo</text:p>
          </table:table-cell>
          <table:table-cell table:formula="oooc:=IF(OR([.E494]=&quot;NEW&quot;;[.E494]=&quot;ASSIGNED&quot;;[.E494]=&quot;REOPENED&quot;);&quot;pendiente&quot;;IF(OR([.F494]=&quot;LATER&quot;;[.F49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94">
            <text:p>494</text:p>
          </table:table-cell>
          <table:table-cell table:style-name="ce38" office:value-type="date" office:date-value="2007-06-06T13:00:56">
            <text:p>06/06/07 13:00</text:p>
          </table:table-cell>
          <table:table-cell table:style-name="ce38" office:value-type="date" office:date-value="2007-06-06T14:13:37">
            <text:p>06/06/07 14:1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Bimonthly and Bimensual TimeSet definition</text:p>
          </table:table-cell>
          <table:table-cell table:formula="oooc:=IF([.B495]&lt;=38082;&quot;1.1.0&quot;;IF([.B495]&lt;=38464;&quot;1.1.1&quot;;IF([.B495]&lt;=38796;&quot;1.1.2&quot;;IF([.B495]&lt;=39051;&quot;1.1.3&quot;;IF([.B495]&lt;=39133;&quot;1.1.4&quot;;IF([.B495]&lt;=39406;&quot;1.1.5&quot;;&quot;1.1.6&quot;))))))" office:value-type="string" office:string-value="1.1.5">
            <text:p>1.1.5</text:p>
          </table:table-cell>
          <table:table-cell table:formula="oooc:=IF([.C495]&lt;=38082;&quot;1.1.1&quot;;IF([.C495]&lt;=38464;&quot;1.1.2&quot;;IF([.C495]&lt;=38796;&quot;1.1.3&quot;;IF([.C495]&lt;=39051;&quot;1.1.4&quot;;IF([.C495]&lt;=39133;&quot;1.1.5&quot;;IF([.C495]&lt;=39406;&quot;1.1.6&quot;;&quot;1.1.7&quot;))))))" office:value-type="string" office:string-value="1.1.6">
            <text:p>1.1.6</text:p>
          </table:table-cell>
          <table:table-cell table:formula="oooc:=IF([.D495]=&quot;enhancement&quot;;&quot;mejora&quot;;&quot;fallo&quot;)" office:value-type="string" office:string-value="fallo">
            <text:p>fallo</text:p>
          </table:table-cell>
          <table:table-cell table:formula="oooc:=IF(OR([.E495]=&quot;NEW&quot;;[.E495]=&quot;ASSIGNED&quot;;[.E495]=&quot;REOPENED&quot;);&quot;pendiente&quot;;IF(OR([.F495]=&quot;LATER&quot;;[.F49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95">
            <text:p>495</text:p>
          </table:table-cell>
          <table:table-cell table:style-name="ce38" office:value-type="date" office:date-value="2007-06-06T13:01:50">
            <text:p>06/06/07 13:01</text:p>
          </table:table-cell>
          <table:table-cell table:style-name="ce38" office:value-type="date" office:date-value="2007-06-06T14:13:19">
            <text:p>06/06/07 14:13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DUPLICATE</text:p>
          </table:table-cell>
          <table:table-cell office:value-type="string">
            <text:p>TOL</text:p>
          </table:table-cell>
          <table:table-cell office:value-type="string">
            <text:p>Bimonthly and Bimensual TimeSet definition</text:p>
          </table:table-cell>
          <table:table-cell table:formula="oooc:=IF([.B496]&lt;=38082;&quot;1.1.0&quot;;IF([.B496]&lt;=38464;&quot;1.1.1&quot;;IF([.B496]&lt;=38796;&quot;1.1.2&quot;;IF([.B496]&lt;=39051;&quot;1.1.3&quot;;IF([.B496]&lt;=39133;&quot;1.1.4&quot;;IF([.B496]&lt;=39406;&quot;1.1.5&quot;;&quot;1.1.6&quot;))))))" office:value-type="string" office:string-value="1.1.5">
            <text:p>1.1.5</text:p>
          </table:table-cell>
          <table:table-cell table:formula="oooc:=IF([.C496]&lt;=38082;&quot;1.1.1&quot;;IF([.C496]&lt;=38464;&quot;1.1.2&quot;;IF([.C496]&lt;=38796;&quot;1.1.3&quot;;IF([.C496]&lt;=39051;&quot;1.1.4&quot;;IF([.C496]&lt;=39133;&quot;1.1.5&quot;;IF([.C496]&lt;=39406;&quot;1.1.6&quot;;&quot;1.1.7&quot;))))))" office:value-type="string" office:string-value="1.1.6">
            <text:p>1.1.6</text:p>
          </table:table-cell>
          <table:table-cell table:formula="oooc:=IF([.D496]=&quot;enhancement&quot;;&quot;mejora&quot;;&quot;fallo&quot;)" office:value-type="string" office:string-value="fallo">
            <text:p>fallo</text:p>
          </table:table-cell>
          <table:table-cell table:formula="oooc:=IF(OR([.E496]=&quot;NEW&quot;;[.E496]=&quot;ASSIGNED&quot;;[.E496]=&quot;REOPENED&quot;);&quot;pendiente&quot;;IF(OR([.F496]=&quot;LATER&quot;;[.F49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96">
            <text:p>496</text:p>
          </table:table-cell>
          <table:table-cell table:style-name="ce38" office:value-type="date" office:date-value="2007-06-20T15:09:11">
            <text:p>20/06/07 15:09</text:p>
          </table:table-cell>
          <table:table-cell table:style-name="ce38" office:value-type="date" office:date-value="2007-11-07T15:08:35">
            <text:p>07/11/07 15:08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shutdown when editing inputs from inputs tree</text:p>
          </table:table-cell>
          <table:table-cell table:formula="oooc:=IF([.B497]&lt;=38082;&quot;1.1.0&quot;;IF([.B497]&lt;=38464;&quot;1.1.1&quot;;IF([.B497]&lt;=38796;&quot;1.1.2&quot;;IF([.B497]&lt;=39051;&quot;1.1.3&quot;;IF([.B497]&lt;=39133;&quot;1.1.4&quot;;IF([.B497]&lt;=39406;&quot;1.1.5&quot;;&quot;1.1.6&quot;))))))" office:value-type="string" office:string-value="1.1.5">
            <text:p>1.1.5</text:p>
          </table:table-cell>
          <table:table-cell table:formula="oooc:=IF([.C497]&lt;=38082;&quot;1.1.1&quot;;IF([.C497]&lt;=38464;&quot;1.1.2&quot;;IF([.C497]&lt;=38796;&quot;1.1.3&quot;;IF([.C497]&lt;=39051;&quot;1.1.4&quot;;IF([.C497]&lt;=39133;&quot;1.1.5&quot;;IF([.C497]&lt;=39406;&quot;1.1.6&quot;;&quot;1.1.7&quot;))))))" office:value-type="string" office:string-value="1.1.6">
            <text:p>1.1.6</text:p>
          </table:table-cell>
          <table:table-cell table:formula="oooc:=IF([.D497]=&quot;enhancement&quot;;&quot;mejora&quot;;&quot;fallo&quot;)" office:value-type="string" office:string-value="fallo">
            <text:p>fallo</text:p>
          </table:table-cell>
          <table:table-cell table:formula="oooc:=IF(OR([.E497]=&quot;NEW&quot;;[.E497]=&quot;ASSIGNED&quot;;[.E497]=&quot;REOPENED&quot;);&quot;pendiente&quot;;IF(OR([.F497]=&quot;LATER&quot;;[.F49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97">
            <text:p>497</text:p>
          </table:table-cell>
          <table:table-cell table:style-name="ce38" office:value-type="date" office:date-value="2007-07-01T01:30:13">
            <text:p>01/07/07 01:30</text:p>
          </table:table-cell>
          <table:table-cell table:style-name="ce38" office:value-type="date" office:date-value="2007-07-01T13:42:46">
            <text:p>01/07/07 13:42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SubRow breaks down TOLBase</text:p>
          </table:table-cell>
          <table:table-cell table:formula="oooc:=IF([.B498]&lt;=38082;&quot;1.1.0&quot;;IF([.B498]&lt;=38464;&quot;1.1.1&quot;;IF([.B498]&lt;=38796;&quot;1.1.2&quot;;IF([.B498]&lt;=39051;&quot;1.1.3&quot;;IF([.B498]&lt;=39133;&quot;1.1.4&quot;;IF([.B498]&lt;=39406;&quot;1.1.5&quot;;&quot;1.1.6&quot;))))))" office:value-type="string" office:string-value="1.1.5">
            <text:p>1.1.5</text:p>
          </table:table-cell>
          <table:table-cell table:formula="oooc:=IF([.C498]&lt;=38082;&quot;1.1.1&quot;;IF([.C498]&lt;=38464;&quot;1.1.2&quot;;IF([.C498]&lt;=38796;&quot;1.1.3&quot;;IF([.C498]&lt;=39051;&quot;1.1.4&quot;;IF([.C498]&lt;=39133;&quot;1.1.5&quot;;IF([.C498]&lt;=39406;&quot;1.1.6&quot;;&quot;1.1.7&quot;))))))" office:value-type="string" office:string-value="1.1.6">
            <text:p>1.1.6</text:p>
          </table:table-cell>
          <table:table-cell table:formula="oooc:=IF([.D498]=&quot;enhancement&quot;;&quot;mejora&quot;;&quot;fallo&quot;)" office:value-type="string" office:string-value="fallo">
            <text:p>fallo</text:p>
          </table:table-cell>
          <table:table-cell table:formula="oooc:=IF(OR([.E498]=&quot;NEW&quot;;[.E498]=&quot;ASSIGNED&quot;;[.E498]=&quot;REOPENED&quot;);&quot;pendiente&quot;;IF(OR([.F498]=&quot;LATER&quot;;[.F49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98">
            <text:p>498</text:p>
          </table:table-cell>
          <table:table-cell table:style-name="ce38" office:value-type="date" office:date-value="2007-07-01T23:00:07">
            <text:p>01/07/07 23:00</text:p>
          </table:table-cell>
          <table:table-cell table:style-name="ce38" office:value-type="date" office:date-value="2007-07-02T18:59:52">
            <text:p>02/07/07 18:59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roblems with variables asociates to e</text:p>
          </table:table-cell>
          <table:table-cell table:formula="oooc:=IF([.B499]&lt;=38082;&quot;1.1.0&quot;;IF([.B499]&lt;=38464;&quot;1.1.1&quot;;IF([.B499]&lt;=38796;&quot;1.1.2&quot;;IF([.B499]&lt;=39051;&quot;1.1.3&quot;;IF([.B499]&lt;=39133;&quot;1.1.4&quot;;IF([.B499]&lt;=39406;&quot;1.1.5&quot;;&quot;1.1.6&quot;))))))" office:value-type="string" office:string-value="1.1.5">
            <text:p>1.1.5</text:p>
          </table:table-cell>
          <table:table-cell table:formula="oooc:=IF([.C499]&lt;=38082;&quot;1.1.1&quot;;IF([.C499]&lt;=38464;&quot;1.1.2&quot;;IF([.C499]&lt;=38796;&quot;1.1.3&quot;;IF([.C499]&lt;=39051;&quot;1.1.4&quot;;IF([.C499]&lt;=39133;&quot;1.1.5&quot;;IF([.C499]&lt;=39406;&quot;1.1.6&quot;;&quot;1.1.7&quot;))))))" office:value-type="string" office:string-value="1.1.6">
            <text:p>1.1.6</text:p>
          </table:table-cell>
          <table:table-cell table:formula="oooc:=IF([.D499]=&quot;enhancement&quot;;&quot;mejora&quot;;&quot;fallo&quot;)" office:value-type="string" office:string-value="fallo">
            <text:p>fallo</text:p>
          </table:table-cell>
          <table:table-cell table:formula="oooc:=IF(OR([.E499]=&quot;NEW&quot;;[.E499]=&quot;ASSIGNED&quot;;[.E499]=&quot;REOPENED&quot;);&quot;pendiente&quot;;IF(OR([.F499]=&quot;LATER&quot;;[.F499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499">
            <text:p>499</text:p>
          </table:table-cell>
          <table:table-cell table:style-name="ce38" office:value-type="date" office:date-value="2007-07-10T11:51:19">
            <text:p>10/07/07 11:51</text:p>
          </table:table-cell>
          <table:table-cell table:style-name="ce38" office:value-type="date" office:date-value="2007-11-06T11:04:30">
            <text:p>06/11/07 11:04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Mistake in OIS</text:p>
          </table:table-cell>
          <table:table-cell table:formula="oooc:=IF([.B500]&lt;=38082;&quot;1.1.0&quot;;IF([.B500]&lt;=38464;&quot;1.1.1&quot;;IF([.B500]&lt;=38796;&quot;1.1.2&quot;;IF([.B500]&lt;=39051;&quot;1.1.3&quot;;IF([.B500]&lt;=39133;&quot;1.1.4&quot;;IF([.B500]&lt;=39406;&quot;1.1.5&quot;;&quot;1.1.6&quot;))))))" office:value-type="string" office:string-value="1.1.5">
            <text:p>1.1.5</text:p>
          </table:table-cell>
          <table:table-cell table:formula="oooc:=IF([.C500]&lt;=38082;&quot;1.1.1&quot;;IF([.C500]&lt;=38464;&quot;1.1.2&quot;;IF([.C500]&lt;=38796;&quot;1.1.3&quot;;IF([.C500]&lt;=39051;&quot;1.1.4&quot;;IF([.C500]&lt;=39133;&quot;1.1.5&quot;;IF([.C500]&lt;=39406;&quot;1.1.6&quot;;&quot;1.1.7&quot;))))))" office:value-type="string" office:string-value="1.1.6">
            <text:p>1.1.6</text:p>
          </table:table-cell>
          <table:table-cell table:formula="oooc:=IF([.D500]=&quot;enhancement&quot;;&quot;mejora&quot;;&quot;fallo&quot;)" office:value-type="string" office:string-value="fallo">
            <text:p>fallo</text:p>
          </table:table-cell>
          <table:table-cell table:formula="oooc:=IF(OR([.E500]=&quot;NEW&quot;;[.E500]=&quot;ASSIGNED&quot;;[.E500]=&quot;REOPENED&quot;);&quot;pendiente&quot;;IF(OR([.F500]=&quot;LATER&quot;;[.F500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00">
            <text:p>500</text:p>
          </table:table-cell>
          <table:table-cell table:style-name="ce38" office:value-type="date" office:date-value="2007-07-13T14:18:58">
            <text:p>13/07/07 14:18</text:p>
          </table:table-cell>
          <table:table-cell table:style-name="ce38" office:value-type="date" office:date-value="2007-07-16T16:30:14">
            <text:p>16/07/07 16:30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Base</text:p>
          </table:table-cell>
          <table:table-cell office:value-type="string">
            <text:p>unable to change graph options after including ois set</text:p>
          </table:table-cell>
          <table:table-cell table:formula="oooc:=IF([.B501]&lt;=38082;&quot;1.1.0&quot;;IF([.B501]&lt;=38464;&quot;1.1.1&quot;;IF([.B501]&lt;=38796;&quot;1.1.2&quot;;IF([.B501]&lt;=39051;&quot;1.1.3&quot;;IF([.B501]&lt;=39133;&quot;1.1.4&quot;;IF([.B501]&lt;=39406;&quot;1.1.5&quot;;&quot;1.1.6&quot;))))))" office:value-type="string" office:string-value="1.1.5">
            <text:p>1.1.5</text:p>
          </table:table-cell>
          <table:table-cell table:formula="oooc:=IF([.C501]&lt;=38082;&quot;1.1.1&quot;;IF([.C501]&lt;=38464;&quot;1.1.2&quot;;IF([.C501]&lt;=38796;&quot;1.1.3&quot;;IF([.C501]&lt;=39051;&quot;1.1.4&quot;;IF([.C501]&lt;=39133;&quot;1.1.5&quot;;IF([.C501]&lt;=39406;&quot;1.1.6&quot;;&quot;1.1.7&quot;))))))" office:value-type="string" office:string-value="1.1.6">
            <text:p>1.1.6</text:p>
          </table:table-cell>
          <table:table-cell table:formula="oooc:=IF([.D501]=&quot;enhancement&quot;;&quot;mejora&quot;;&quot;fallo&quot;)" office:value-type="string" office:string-value="fallo">
            <text:p>fallo</text:p>
          </table:table-cell>
          <table:table-cell table:formula="oooc:=IF(OR([.E501]=&quot;NEW&quot;;[.E501]=&quot;ASSIGNED&quot;;[.E501]=&quot;REOPENED&quot;);&quot;pendiente&quot;;IF(OR([.F501]=&quot;LATER&quot;;[.F501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01">
            <text:p>501</text:p>
          </table:table-cell>
          <table:table-cell table:style-name="ce38" office:value-type="date" office:date-value="2007-07-31T11:29:55.000001">
            <text:p>31/07/07 11:29</text:p>
          </table:table-cell>
          <table:table-cell table:style-name="ce38" office:value-type="date" office:date-value="2007-07-31T12:42:48">
            <text:p>31/07/07 12:42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crashes when L is a 0x0 matrix in RandTruncatedMultNormal</text:p>
          </table:table-cell>
          <table:table-cell table:formula="oooc:=IF([.B502]&lt;=38082;&quot;1.1.0&quot;;IF([.B502]&lt;=38464;&quot;1.1.1&quot;;IF([.B502]&lt;=38796;&quot;1.1.2&quot;;IF([.B502]&lt;=39051;&quot;1.1.3&quot;;IF([.B502]&lt;=39133;&quot;1.1.4&quot;;IF([.B502]&lt;=39406;&quot;1.1.5&quot;;&quot;1.1.6&quot;))))))" office:value-type="string" office:string-value="1.1.5">
            <text:p>1.1.5</text:p>
          </table:table-cell>
          <table:table-cell table:formula="oooc:=IF([.C502]&lt;=38082;&quot;1.1.1&quot;;IF([.C502]&lt;=38464;&quot;1.1.2&quot;;IF([.C502]&lt;=38796;&quot;1.1.3&quot;;IF([.C502]&lt;=39051;&quot;1.1.4&quot;;IF([.C502]&lt;=39133;&quot;1.1.5&quot;;IF([.C502]&lt;=39406;&quot;1.1.6&quot;;&quot;1.1.7&quot;))))))" office:value-type="string" office:string-value="1.1.6">
            <text:p>1.1.6</text:p>
          </table:table-cell>
          <table:table-cell table:formula="oooc:=IF([.D502]=&quot;enhancement&quot;;&quot;mejora&quot;;&quot;fallo&quot;)" office:value-type="string" office:string-value="fallo">
            <text:p>fallo</text:p>
          </table:table-cell>
          <table:table-cell table:formula="oooc:=IF(OR([.E502]=&quot;NEW&quot;;[.E502]=&quot;ASSIGNED&quot;;[.E502]=&quot;REOPENED&quot;);&quot;pendiente&quot;;IF(OR([.F502]=&quot;LATER&quot;;[.F50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02">
            <text:p>502</text:p>
          </table:table-cell>
          <table:table-cell table:style-name="ce38" office:value-type="date" office:date-value="2007-08-03T09:12:27">
            <text:p>03/08/07 09:12</text:p>
          </table:table-cell>
          <table:table-cell table:style-name="ce38" office:value-type="date" office:date-value="2007-08-27T23:25:34">
            <text:p>27/08/07 23:25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PutDateFormat functions doesn't works</text:p>
          </table:table-cell>
          <table:table-cell table:formula="oooc:=IF([.B503]&lt;=38082;&quot;1.1.0&quot;;IF([.B503]&lt;=38464;&quot;1.1.1&quot;;IF([.B503]&lt;=38796;&quot;1.1.2&quot;;IF([.B503]&lt;=39051;&quot;1.1.3&quot;;IF([.B503]&lt;=39133;&quot;1.1.4&quot;;IF([.B503]&lt;=39406;&quot;1.1.5&quot;;&quot;1.1.6&quot;))))))" office:value-type="string" office:string-value="1.1.5">
            <text:p>1.1.5</text:p>
          </table:table-cell>
          <table:table-cell table:formula="oooc:=IF([.C503]&lt;=38082;&quot;1.1.1&quot;;IF([.C503]&lt;=38464;&quot;1.1.2&quot;;IF([.C503]&lt;=38796;&quot;1.1.3&quot;;IF([.C503]&lt;=39051;&quot;1.1.4&quot;;IF([.C503]&lt;=39133;&quot;1.1.5&quot;;IF([.C503]&lt;=39406;&quot;1.1.6&quot;;&quot;1.1.7&quot;))))))" office:value-type="string" office:string-value="1.1.6">
            <text:p>1.1.6</text:p>
          </table:table-cell>
          <table:table-cell table:formula="oooc:=IF([.D503]=&quot;enhancement&quot;;&quot;mejora&quot;;&quot;fallo&quot;)" office:value-type="string" office:string-value="mejora">
            <text:p>mejora</text:p>
          </table:table-cell>
          <table:table-cell table:formula="oooc:=IF(OR([.E503]=&quot;NEW&quot;;[.E503]=&quot;ASSIGNED&quot;;[.E503]=&quot;REOPENED&quot;);&quot;pendiente&quot;;IF(OR([.F503]=&quot;LATER&quot;;[.F50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03">
            <text:p>503</text:p>
          </table:table-cell>
          <table:table-cell table:style-name="ce38" office:value-type="date" office:date-value="2007-08-27T00:14:41">
            <text:p>27/08/07 00:14</text:p>
          </table:table-cell>
          <table:table-cell table:style-name="ce38" office:value-type="date" office:date-value="2007-08-28T02:03:32">
            <text:p>28/08/07 02:03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Kernel function makes TOL to crash</text:p>
          </table:table-cell>
          <table:table-cell table:formula="oooc:=IF([.B504]&lt;=38082;&quot;1.1.0&quot;;IF([.B504]&lt;=38464;&quot;1.1.1&quot;;IF([.B504]&lt;=38796;&quot;1.1.2&quot;;IF([.B504]&lt;=39051;&quot;1.1.3&quot;;IF([.B504]&lt;=39133;&quot;1.1.4&quot;;IF([.B504]&lt;=39406;&quot;1.1.5&quot;;&quot;1.1.6&quot;))))))" office:value-type="string" office:string-value="1.1.5">
            <text:p>1.1.5</text:p>
          </table:table-cell>
          <table:table-cell table:formula="oooc:=IF([.C504]&lt;=38082;&quot;1.1.1&quot;;IF([.C504]&lt;=38464;&quot;1.1.2&quot;;IF([.C504]&lt;=38796;&quot;1.1.3&quot;;IF([.C504]&lt;=39051;&quot;1.1.4&quot;;IF([.C504]&lt;=39133;&quot;1.1.5&quot;;IF([.C504]&lt;=39406;&quot;1.1.6&quot;;&quot;1.1.7&quot;))))))" office:value-type="string" office:string-value="1.1.6">
            <text:p>1.1.6</text:p>
          </table:table-cell>
          <table:table-cell table:formula="oooc:=IF([.D504]=&quot;enhancement&quot;;&quot;mejora&quot;;&quot;fallo&quot;)" office:value-type="string" office:string-value="fallo">
            <text:p>fallo</text:p>
          </table:table-cell>
          <table:table-cell table:formula="oooc:=IF(OR([.E504]=&quot;NEW&quot;;[.E504]=&quot;ASSIGNED&quot;;[.E504]=&quot;REOPENED&quot;);&quot;pendiente&quot;;IF(OR([.F504]=&quot;LATER&quot;;[.F504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04">
            <text:p>504</text:p>
          </table:table-cell>
          <table:table-cell table:style-name="ce38" office:value-type="date" office:date-value="2007-08-28T13:30:40">
            <text:p>28/08/07 13:30</text:p>
          </table:table-cell>
          <table:table-cell table:style-name="ce38" office:value-type="date" office:date-value="2007-08-28T18:17:50">
            <text:p>28/08/07 18:1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Methods() function</text:p>
          </table:table-cell>
          <table:table-cell table:formula="oooc:=IF([.B505]&lt;=38082;&quot;1.1.0&quot;;IF([.B505]&lt;=38464;&quot;1.1.1&quot;;IF([.B505]&lt;=38796;&quot;1.1.2&quot;;IF([.B505]&lt;=39051;&quot;1.1.3&quot;;IF([.B505]&lt;=39133;&quot;1.1.4&quot;;IF([.B505]&lt;=39406;&quot;1.1.5&quot;;&quot;1.1.6&quot;))))))" office:value-type="string" office:string-value="1.1.5">
            <text:p>1.1.5</text:p>
          </table:table-cell>
          <table:table-cell table:formula="oooc:=IF([.C505]&lt;=38082;&quot;1.1.1&quot;;IF([.C505]&lt;=38464;&quot;1.1.2&quot;;IF([.C505]&lt;=38796;&quot;1.1.3&quot;;IF([.C505]&lt;=39051;&quot;1.1.4&quot;;IF([.C505]&lt;=39133;&quot;1.1.5&quot;;IF([.C505]&lt;=39406;&quot;1.1.6&quot;;&quot;1.1.7&quot;))))))" office:value-type="string" office:string-value="1.1.6">
            <text:p>1.1.6</text:p>
          </table:table-cell>
          <table:table-cell table:formula="oooc:=IF([.D505]=&quot;enhancement&quot;;&quot;mejora&quot;;&quot;fallo&quot;)" office:value-type="string" office:string-value="fallo">
            <text:p>fallo</text:p>
          </table:table-cell>
          <table:table-cell table:formula="oooc:=IF(OR([.E505]=&quot;NEW&quot;;[.E505]=&quot;ASSIGNED&quot;;[.E505]=&quot;REOPENED&quot;);&quot;pendiente&quot;;IF(OR([.F505]=&quot;LATER&quot;;[.F50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05">
            <text:p>505</text:p>
          </table:table-cell>
          <table:table-cell table:style-name="ce38" office:value-type="date" office:date-value="2007-08-28T13:45:11">
            <text:p>28/08/07 13:45</text:p>
          </table:table-cell>
          <table:table-cell table:style-name="ce38" office:value-type="date" office:date-value="2007-08-28T18:18:25">
            <text:p>28/08/07 18:18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Median() function and the unknown real number</text:p>
          </table:table-cell>
          <table:table-cell table:formula="oooc:=IF([.B506]&lt;=38082;&quot;1.1.0&quot;;IF([.B506]&lt;=38464;&quot;1.1.1&quot;;IF([.B506]&lt;=38796;&quot;1.1.2&quot;;IF([.B506]&lt;=39051;&quot;1.1.3&quot;;IF([.B506]&lt;=39133;&quot;1.1.4&quot;;IF([.B506]&lt;=39406;&quot;1.1.5&quot;;&quot;1.1.6&quot;))))))" office:value-type="string" office:string-value="1.1.5">
            <text:p>1.1.5</text:p>
          </table:table-cell>
          <table:table-cell table:formula="oooc:=IF([.C506]&lt;=38082;&quot;1.1.1&quot;;IF([.C506]&lt;=38464;&quot;1.1.2&quot;;IF([.C506]&lt;=38796;&quot;1.1.3&quot;;IF([.C506]&lt;=39051;&quot;1.1.4&quot;;IF([.C506]&lt;=39133;&quot;1.1.5&quot;;IF([.C506]&lt;=39406;&quot;1.1.6&quot;;&quot;1.1.7&quot;))))))" office:value-type="string" office:string-value="1.1.6">
            <text:p>1.1.6</text:p>
          </table:table-cell>
          <table:table-cell table:formula="oooc:=IF([.D506]=&quot;enhancement&quot;;&quot;mejora&quot;;&quot;fallo&quot;)" office:value-type="string" office:string-value="fallo">
            <text:p>fallo</text:p>
          </table:table-cell>
          <table:table-cell table:formula="oooc:=IF(OR([.E506]=&quot;NEW&quot;;[.E506]=&quot;ASSIGNED&quot;;[.E506]=&quot;REOPENED&quot;);&quot;pendiente&quot;;IF(OR([.F506]=&quot;LATER&quot;;[.F50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06">
            <text:p>506</text:p>
          </table:table-cell>
          <table:table-cell table:style-name="ce38" office:value-type="date" office:date-value="2007-09-02T20:31:36">
            <text:p>02/09/07 20:31</text:p>
          </table:table-cell>
          <table:table-cell table:style-name="ce38" office:value-type="date" office:date-value="2007-09-05T13:05:22.999999">
            <text:p>05/09/07 13:05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tol crash in constrained multinormal generation with an ill-conditioned covariance matrix</text:p>
          </table:table-cell>
          <table:table-cell table:formula="oooc:=IF([.B507]&lt;=38082;&quot;1.1.0&quot;;IF([.B507]&lt;=38464;&quot;1.1.1&quot;;IF([.B507]&lt;=38796;&quot;1.1.2&quot;;IF([.B507]&lt;=39051;&quot;1.1.3&quot;;IF([.B507]&lt;=39133;&quot;1.1.4&quot;;IF([.B507]&lt;=39406;&quot;1.1.5&quot;;&quot;1.1.6&quot;))))))" office:value-type="string" office:string-value="1.1.5">
            <text:p>1.1.5</text:p>
          </table:table-cell>
          <table:table-cell table:formula="oooc:=IF([.C507]&lt;=38082;&quot;1.1.1&quot;;IF([.C507]&lt;=38464;&quot;1.1.2&quot;;IF([.C507]&lt;=38796;&quot;1.1.3&quot;;IF([.C507]&lt;=39051;&quot;1.1.4&quot;;IF([.C507]&lt;=39133;&quot;1.1.5&quot;;IF([.C507]&lt;=39406;&quot;1.1.6&quot;;&quot;1.1.7&quot;))))))" office:value-type="string" office:string-value="1.1.6">
            <text:p>1.1.6</text:p>
          </table:table-cell>
          <table:table-cell table:formula="oooc:=IF([.D507]=&quot;enhancement&quot;;&quot;mejora&quot;;&quot;fallo&quot;)" office:value-type="string" office:string-value="fallo">
            <text:p>fallo</text:p>
          </table:table-cell>
          <table:table-cell table:formula="oooc:=IF(OR([.E507]=&quot;NEW&quot;;[.E507]=&quot;ASSIGNED&quot;;[.E507]=&quot;REOPENED&quot;);&quot;pendiente&quot;;IF(OR([.F507]=&quot;LATER&quot;;[.F507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07">
            <text:p>507</text:p>
          </table:table-cell>
          <table:table-cell table:style-name="ce38" office:value-type="date" office:date-value="2007-09-04T14:00:32">
            <text:p>04/09/07 14:00</text:p>
          </table:table-cell>
          <table:table-cell table:style-name="ce38" office:value-type="date" office:date-value="2007-09-05T13:05:35">
            <text:p>05/09/07 13:05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GibbsConstrainedMNormal fails when using SVD</text:p>
          </table:table-cell>
          <table:table-cell table:formula="oooc:=IF([.B508]&lt;=38082;&quot;1.1.0&quot;;IF([.B508]&lt;=38464;&quot;1.1.1&quot;;IF([.B508]&lt;=38796;&quot;1.1.2&quot;;IF([.B508]&lt;=39051;&quot;1.1.3&quot;;IF([.B508]&lt;=39133;&quot;1.1.4&quot;;IF([.B508]&lt;=39406;&quot;1.1.5&quot;;&quot;1.1.6&quot;))))))" office:value-type="string" office:string-value="1.1.5">
            <text:p>1.1.5</text:p>
          </table:table-cell>
          <table:table-cell table:formula="oooc:=IF([.C508]&lt;=38082;&quot;1.1.1&quot;;IF([.C508]&lt;=38464;&quot;1.1.2&quot;;IF([.C508]&lt;=38796;&quot;1.1.3&quot;;IF([.C508]&lt;=39051;&quot;1.1.4&quot;;IF([.C508]&lt;=39133;&quot;1.1.5&quot;;IF([.C508]&lt;=39406;&quot;1.1.6&quot;;&quot;1.1.7&quot;))))))" office:value-type="string" office:string-value="1.1.6">
            <text:p>1.1.6</text:p>
          </table:table-cell>
          <table:table-cell table:formula="oooc:=IF([.D508]=&quot;enhancement&quot;;&quot;mejora&quot;;&quot;fallo&quot;)" office:value-type="string" office:string-value="fallo">
            <text:p>fallo</text:p>
          </table:table-cell>
          <table:table-cell table:formula="oooc:=IF(OR([.E508]=&quot;NEW&quot;;[.E508]=&quot;ASSIGNED&quot;;[.E508]=&quot;REOPENED&quot;);&quot;pendiente&quot;;IF(OR([.F508]=&quot;LATER&quot;;[.F50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08">
            <text:p>508</text:p>
          </table:table-cell>
          <table:table-cell table:style-name="ce38" office:value-type="date" office:date-value="2007-09-14T12:49:02">
            <text:p>14/09/07 12:49</text:p>
          </table:table-cell>
          <table:table-cell table:style-name="ce38" office:value-type="date" office:date-value="2007-09-14T13:36:27">
            <text:p>14/09/07 13:36</text:p>
          </table:table-cell>
          <table:table-cell office:value-type="string">
            <text:p>normal</text:p>
          </table:table-cell>
          <table:table-cell office:value-type="string">
            <text:p>ASSIGNED</text:p>
          </table:table-cell>
          <table:table-cell/>
          <table:table-cell office:value-type="string">
            <text:p>TOL</text:p>
          </table:table-cell>
          <table:table-cell office:value-type="string">
            <text:p>Iterations number report</text:p>
          </table:table-cell>
          <table:table-cell table:formula="oooc:=IF([.B509]&lt;=38082;&quot;1.1.0&quot;;IF([.B509]&lt;=38464;&quot;1.1.1&quot;;IF([.B509]&lt;=38796;&quot;1.1.2&quot;;IF([.B509]&lt;=39051;&quot;1.1.3&quot;;IF([.B509]&lt;=39133;&quot;1.1.4&quot;;IF([.B509]&lt;=39406;&quot;1.1.5&quot;;&quot;1.1.6&quot;))))))" office:value-type="string" office:string-value="1.1.5">
            <text:p>1.1.5</text:p>
          </table:table-cell>
          <table:table-cell table:formula="oooc:=IF([.C509]&lt;=38082;&quot;1.1.1&quot;;IF([.C509]&lt;=38464;&quot;1.1.2&quot;;IF([.C509]&lt;=38796;&quot;1.1.3&quot;;IF([.C509]&lt;=39051;&quot;1.1.4&quot;;IF([.C509]&lt;=39133;&quot;1.1.5&quot;;IF([.C509]&lt;=39406;&quot;1.1.6&quot;;&quot;1.1.7&quot;))))))" office:value-type="string" office:string-value="1.1.6">
            <text:p>1.1.6</text:p>
          </table:table-cell>
          <table:table-cell table:formula="oooc:=IF([.D509]=&quot;enhancement&quot;;&quot;mejora&quot;;&quot;fallo&quot;)" office:value-type="string" office:string-value="fallo">
            <text:p>fallo</text:p>
          </table:table-cell>
          <table:table-cell table:formula="oooc:=IF(OR([.E509]=&quot;NEW&quot;;[.E509]=&quot;ASSIGNED&quot;;[.E509]=&quot;REOPENED&quot;);&quot;pendiente&quot;;IF(OR([.F509]=&quot;LATER&quot;;[.F509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509">
            <text:p>509</text:p>
          </table:table-cell>
          <table:table-cell table:number-columns-repeated="2" table:style-name="ce38" office:value-type="date" office:date-value="2007-09-27T10:01:14">
            <text:p>27/09/07 10:01</text:p>
          </table:table-cell>
          <table:table-cell office:value-type="string">
            <text:p>major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Log reload on Object Inspector -&gt; Output</text:p>
          </table:table-cell>
          <table:table-cell table:formula="oooc:=IF([.B510]&lt;=38082;&quot;1.1.0&quot;;IF([.B510]&lt;=38464;&quot;1.1.1&quot;;IF([.B510]&lt;=38796;&quot;1.1.2&quot;;IF([.B510]&lt;=39051;&quot;1.1.3&quot;;IF([.B510]&lt;=39133;&quot;1.1.4&quot;;IF([.B510]&lt;=39406;&quot;1.1.5&quot;;&quot;1.1.6&quot;))))))" office:value-type="string" office:string-value="1.1.5">
            <text:p>1.1.5</text:p>
          </table:table-cell>
          <table:table-cell table:formula="oooc:=IF([.C510]&lt;=38082;&quot;1.1.1&quot;;IF([.C510]&lt;=38464;&quot;1.1.2&quot;;IF([.C510]&lt;=38796;&quot;1.1.3&quot;;IF([.C510]&lt;=39051;&quot;1.1.4&quot;;IF([.C510]&lt;=39133;&quot;1.1.5&quot;;IF([.C510]&lt;=39406;&quot;1.1.6&quot;;&quot;1.1.7&quot;))))))" office:value-type="string" office:string-value="1.1.6">
            <text:p>1.1.6</text:p>
          </table:table-cell>
          <table:table-cell table:formula="oooc:=IF([.D510]=&quot;enhancement&quot;;&quot;mejora&quot;;&quot;fallo&quot;)" office:value-type="string" office:string-value="fallo">
            <text:p>fallo</text:p>
          </table:table-cell>
          <table:table-cell table:formula="oooc:=IF(OR([.E510]=&quot;NEW&quot;;[.E510]=&quot;ASSIGNED&quot;;[.E510]=&quot;REOPENED&quot;);&quot;pendiente&quot;;IF(OR([.F510]=&quot;LATER&quot;;[.F510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510">
            <text:p>510</text:p>
          </table:table-cell>
          <table:table-cell table:number-columns-repeated="2" table:style-name="ce38" office:value-type="date" office:date-value="2007-09-27T10:21:04">
            <text:p>27/09/07 10:21</text:p>
          </table:table-cell>
          <table:table-cell office:value-type="string">
            <text:p>major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See "Object" Definition</text:p>
          </table:table-cell>
          <table:table-cell table:formula="oooc:=IF([.B511]&lt;=38082;&quot;1.1.0&quot;;IF([.B511]&lt;=38464;&quot;1.1.1&quot;;IF([.B511]&lt;=38796;&quot;1.1.2&quot;;IF([.B511]&lt;=39051;&quot;1.1.3&quot;;IF([.B511]&lt;=39133;&quot;1.1.4&quot;;IF([.B511]&lt;=39406;&quot;1.1.5&quot;;&quot;1.1.6&quot;))))))" office:value-type="string" office:string-value="1.1.5">
            <text:p>1.1.5</text:p>
          </table:table-cell>
          <table:table-cell table:formula="oooc:=IF([.C511]&lt;=38082;&quot;1.1.1&quot;;IF([.C511]&lt;=38464;&quot;1.1.2&quot;;IF([.C511]&lt;=38796;&quot;1.1.3&quot;;IF([.C511]&lt;=39051;&quot;1.1.4&quot;;IF([.C511]&lt;=39133;&quot;1.1.5&quot;;IF([.C511]&lt;=39406;&quot;1.1.6&quot;;&quot;1.1.7&quot;))))))" office:value-type="string" office:string-value="1.1.6">
            <text:p>1.1.6</text:p>
          </table:table-cell>
          <table:table-cell table:formula="oooc:=IF([.D511]=&quot;enhancement&quot;;&quot;mejora&quot;;&quot;fallo&quot;)" office:value-type="string" office:string-value="fallo">
            <text:p>fallo</text:p>
          </table:table-cell>
          <table:table-cell table:formula="oooc:=IF(OR([.E511]=&quot;NEW&quot;;[.E511]=&quot;ASSIGNED&quot;;[.E511]=&quot;REOPENED&quot;);&quot;pendiente&quot;;IF(OR([.F511]=&quot;LATER&quot;;[.F511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511">
            <text:p>511</text:p>
          </table:table-cell>
          <table:table-cell table:style-name="ce38" office:value-type="date" office:date-value="2007-09-28T11:34:14">
            <text:p>28/09/07 11:34</text:p>
          </table:table-cell>
          <table:table-cell table:style-name="ce38" office:value-type="date" office:date-value="2007-09-28T20:46:28.000001">
            <text:p>28/09/07 20:46</text:p>
          </table:table-cell>
          <table:table-cell office:value-type="string">
            <text:p>critic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Include makes TOL to break down</text:p>
          </table:table-cell>
          <table:table-cell table:formula="oooc:=IF([.B512]&lt;=38082;&quot;1.1.0&quot;;IF([.B512]&lt;=38464;&quot;1.1.1&quot;;IF([.B512]&lt;=38796;&quot;1.1.2&quot;;IF([.B512]&lt;=39051;&quot;1.1.3&quot;;IF([.B512]&lt;=39133;&quot;1.1.4&quot;;IF([.B512]&lt;=39406;&quot;1.1.5&quot;;&quot;1.1.6&quot;))))))" office:value-type="string" office:string-value="1.1.5">
            <text:p>1.1.5</text:p>
          </table:table-cell>
          <table:table-cell table:formula="oooc:=IF([.C512]&lt;=38082;&quot;1.1.1&quot;;IF([.C512]&lt;=38464;&quot;1.1.2&quot;;IF([.C512]&lt;=38796;&quot;1.1.3&quot;;IF([.C512]&lt;=39051;&quot;1.1.4&quot;;IF([.C512]&lt;=39133;&quot;1.1.5&quot;;IF([.C512]&lt;=39406;&quot;1.1.6&quot;;&quot;1.1.7&quot;))))))" office:value-type="string" office:string-value="1.1.6">
            <text:p>1.1.6</text:p>
          </table:table-cell>
          <table:table-cell table:formula="oooc:=IF([.D512]=&quot;enhancement&quot;;&quot;mejora&quot;;&quot;fallo&quot;)" office:value-type="string" office:string-value="fallo">
            <text:p>fallo</text:p>
          </table:table-cell>
          <table:table-cell table:formula="oooc:=IF(OR([.E512]=&quot;NEW&quot;;[.E512]=&quot;ASSIGNED&quot;;[.E512]=&quot;REOPENED&quot;);&quot;pendiente&quot;;IF(OR([.F512]=&quot;LATER&quot;;[.F512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table:style-name="ce38" office:value-type="date" office:date-value="2007-10-01T13:15:47">
            <text:p>01/10/07 13:15</text:p>
          </table:table-cell>
          <table:table-cell table:style-name="ce38" office:value-type="date" office:date-value="2007-11-06T10:40:02">
            <text:p>06/11/07 10:40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Description of GibbsConstrainedMNormal</text:p>
          </table:table-cell>
          <table:table-cell table:formula="oooc:=IF([.B513]&lt;=38082;&quot;1.1.0&quot;;IF([.B513]&lt;=38464;&quot;1.1.1&quot;;IF([.B513]&lt;=38796;&quot;1.1.2&quot;;IF([.B513]&lt;=39051;&quot;1.1.3&quot;;IF([.B513]&lt;=39133;&quot;1.1.4&quot;;IF([.B513]&lt;=39406;&quot;1.1.5&quot;;&quot;1.1.6&quot;))))))" office:value-type="string" office:string-value="1.1.5">
            <text:p>1.1.5</text:p>
          </table:table-cell>
          <table:table-cell table:formula="oooc:=IF([.C513]&lt;=38082;&quot;1.1.1&quot;;IF([.C513]&lt;=38464;&quot;1.1.2&quot;;IF([.C513]&lt;=38796;&quot;1.1.3&quot;;IF([.C513]&lt;=39051;&quot;1.1.4&quot;;IF([.C513]&lt;=39133;&quot;1.1.5&quot;;IF([.C513]&lt;=39406;&quot;1.1.6&quot;;&quot;1.1.7&quot;))))))" office:value-type="string" office:string-value="1.1.6">
            <text:p>1.1.6</text:p>
          </table:table-cell>
          <table:table-cell table:formula="oooc:=IF([.D513]=&quot;enhancement&quot;;&quot;mejora&quot;;&quot;fallo&quot;)" office:value-type="string" office:string-value="mejora">
            <text:p>mejora</text:p>
          </table:table-cell>
          <table:table-cell table:formula="oooc:=IF(OR([.E513]=&quot;NEW&quot;;[.E513]=&quot;ASSIGNED&quot;;[.E513]=&quot;REOPENED&quot;);&quot;pendiente&quot;;IF(OR([.F513]=&quot;LATER&quot;;[.F513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13">
            <text:p>513</text:p>
          </table:table-cell>
          <table:table-cell table:style-name="ce38" office:value-type="date" office:date-value="2007-10-01T14:41:56">
            <text:p>01/10/07 14:41</text:p>
          </table:table-cell>
          <table:table-cell table:style-name="ce38" office:value-type="date" office:date-value="2007-10-01T14:55:19">
            <text:p>01/10/07 14:55</text:p>
          </table:table-cell>
          <table:table-cell office:value-type="string">
            <text:p>enhancement</text:p>
          </table:table-cell>
          <table:table-cell office:value-type="string">
            <text:p>ASSIGNED</text:p>
          </table:table-cell>
          <table:table-cell/>
          <table:table-cell office:value-type="string">
            <text:p>TOL</text:p>
          </table:table-cell>
          <table:table-cell office:value-type="string">
            <text:p>New function about LDLt transformation</text:p>
          </table:table-cell>
          <table:table-cell table:formula="oooc:=IF([.B514]&lt;=38082;&quot;1.1.0&quot;;IF([.B514]&lt;=38464;&quot;1.1.1&quot;;IF([.B514]&lt;=38796;&quot;1.1.2&quot;;IF([.B514]&lt;=39051;&quot;1.1.3&quot;;IF([.B514]&lt;=39133;&quot;1.1.4&quot;;IF([.B514]&lt;=39406;&quot;1.1.5&quot;;&quot;1.1.6&quot;))))))" office:value-type="string" office:string-value="1.1.5">
            <text:p>1.1.5</text:p>
          </table:table-cell>
          <table:table-cell table:formula="oooc:=IF([.C514]&lt;=38082;&quot;1.1.1&quot;;IF([.C514]&lt;=38464;&quot;1.1.2&quot;;IF([.C514]&lt;=38796;&quot;1.1.3&quot;;IF([.C514]&lt;=39051;&quot;1.1.4&quot;;IF([.C514]&lt;=39133;&quot;1.1.5&quot;;IF([.C514]&lt;=39406;&quot;1.1.6&quot;;&quot;1.1.7&quot;))))))" office:value-type="string" office:string-value="1.1.6">
            <text:p>1.1.6</text:p>
          </table:table-cell>
          <table:table-cell table:formula="oooc:=IF([.D514]=&quot;enhancement&quot;;&quot;mejora&quot;;&quot;fallo&quot;)" office:value-type="string" office:string-value="mejora">
            <text:p>mejora</text:p>
          </table:table-cell>
          <table:table-cell table:formula="oooc:=IF(OR([.E514]=&quot;NEW&quot;;[.E514]=&quot;ASSIGNED&quot;;[.E514]=&quot;REOPENED&quot;);&quot;pendiente&quot;;IF(OR([.F514]=&quot;LATER&quot;;[.F514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514">
            <text:p>514</text:p>
          </table:table-cell>
          <table:table-cell table:style-name="ce38" office:value-type="date" office:date-value="2007-10-02T19:21:38.999999">
            <text:p>02/10/07 19:21</text:p>
          </table:table-cell>
          <table:table-cell table:style-name="ce38" office:value-type="date" office:date-value="2007-10-25T15:17:33">
            <text:p>25/10/07 15:17</text:p>
          </table:table-cell>
          <table:table-cell office:value-type="string">
            <text:p>major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RandConstrainedMNormal crashes Tol Base</text:p>
          </table:table-cell>
          <table:table-cell table:formula="oooc:=IF([.B515]&lt;=38082;&quot;1.1.0&quot;;IF([.B515]&lt;=38464;&quot;1.1.1&quot;;IF([.B515]&lt;=38796;&quot;1.1.2&quot;;IF([.B515]&lt;=39051;&quot;1.1.3&quot;;IF([.B515]&lt;=39133;&quot;1.1.4&quot;;IF([.B515]&lt;=39406;&quot;1.1.5&quot;;&quot;1.1.6&quot;))))))" office:value-type="string" office:string-value="1.1.5">
            <text:p>1.1.5</text:p>
          </table:table-cell>
          <table:table-cell table:formula="oooc:=IF([.C515]&lt;=38082;&quot;1.1.1&quot;;IF([.C515]&lt;=38464;&quot;1.1.2&quot;;IF([.C515]&lt;=38796;&quot;1.1.3&quot;;IF([.C515]&lt;=39051;&quot;1.1.4&quot;;IF([.C515]&lt;=39133;&quot;1.1.5&quot;;IF([.C515]&lt;=39406;&quot;1.1.6&quot;;&quot;1.1.7&quot;))))))" office:value-type="string" office:string-value="1.1.6">
            <text:p>1.1.6</text:p>
          </table:table-cell>
          <table:table-cell table:formula="oooc:=IF([.D515]=&quot;enhancement&quot;;&quot;mejora&quot;;&quot;fallo&quot;)" office:value-type="string" office:string-value="fallo">
            <text:p>fallo</text:p>
          </table:table-cell>
          <table:table-cell table:formula="oooc:=IF(OR([.E515]=&quot;NEW&quot;;[.E515]=&quot;ASSIGNED&quot;;[.E515]=&quot;REOPENED&quot;);&quot;pendiente&quot;;IF(OR([.F515]=&quot;LATER&quot;;[.F515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15">
            <text:p>515</text:p>
          </table:table-cell>
          <table:table-cell table:style-name="ce38" office:value-type="date" office:date-value="2007-10-08T15:01:48">
            <text:p>08/10/07 15:01</text:p>
          </table:table-cell>
          <table:table-cell table:style-name="ce38" office:value-type="date" office:date-value="2007-10-09T19:32:50">
            <text:p>09/10/07 19:32</text:p>
          </table:table-cell>
          <table:table-cell office:value-type="string">
            <text:p>enhancement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</text:p>
          </table:table-cell>
          <table:table-cell office:value-type="string">
            <text:p>New funcion Append in Set</text:p>
          </table:table-cell>
          <table:table-cell table:formula="oooc:=IF([.B516]&lt;=38082;&quot;1.1.0&quot;;IF([.B516]&lt;=38464;&quot;1.1.1&quot;;IF([.B516]&lt;=38796;&quot;1.1.2&quot;;IF([.B516]&lt;=39051;&quot;1.1.3&quot;;IF([.B516]&lt;=39133;&quot;1.1.4&quot;;IF([.B516]&lt;=39406;&quot;1.1.5&quot;;&quot;1.1.6&quot;))))))" office:value-type="string" office:string-value="1.1.5">
            <text:p>1.1.5</text:p>
          </table:table-cell>
          <table:table-cell table:formula="oooc:=IF([.C516]&lt;=38082;&quot;1.1.1&quot;;IF([.C516]&lt;=38464;&quot;1.1.2&quot;;IF([.C516]&lt;=38796;&quot;1.1.3&quot;;IF([.C516]&lt;=39051;&quot;1.1.4&quot;;IF([.C516]&lt;=39133;&quot;1.1.5&quot;;IF([.C516]&lt;=39406;&quot;1.1.6&quot;;&quot;1.1.7&quot;))))))" office:value-type="string" office:string-value="1.1.6">
            <text:p>1.1.6</text:p>
          </table:table-cell>
          <table:table-cell table:formula="oooc:=IF([.D516]=&quot;enhancement&quot;;&quot;mejora&quot;;&quot;fallo&quot;)" office:value-type="string" office:string-value="mejora">
            <text:p>mejora</text:p>
          </table:table-cell>
          <table:table-cell table:formula="oooc:=IF(OR([.E516]=&quot;NEW&quot;;[.E516]=&quot;ASSIGNED&quot;;[.E516]=&quot;REOPENED&quot;);&quot;pendiente&quot;;IF(OR([.F516]=&quot;LATER&quot;;[.F516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16">
            <text:p>516</text:p>
          </table:table-cell>
          <table:table-cell table:style-name="ce38" office:value-type="date" office:date-value="2007-10-09T11:42:30">
            <text:p>09/10/07 11:42</text:p>
          </table:table-cell>
          <table:table-cell table:style-name="ce38" office:value-type="date" office:date-value="2007-10-09T20:22:24">
            <text:p>09/10/07 20:22</text:p>
          </table:table-cell>
          <table:table-cell office:value-type="string">
            <text:p>blocker</text:p>
          </table:table-cell>
          <table:table-cell office:value-type="string">
            <text:p>RESOLVED</text:p>
          </table:table-cell>
          <table:table-cell office:value-type="string">
            <text:p>LATER</text:p>
          </table:table-cell>
          <table:table-cell office:value-type="string">
            <text:p>Tol-Base</text:p>
          </table:table-cell>
          <table:table-cell office:value-type="string">
            <text:p>TolBase 1.1.5 Installation</text:p>
          </table:table-cell>
          <table:table-cell table:formula="oooc:=IF([.B517]&lt;=38082;&quot;1.1.0&quot;;IF([.B517]&lt;=38464;&quot;1.1.1&quot;;IF([.B517]&lt;=38796;&quot;1.1.2&quot;;IF([.B517]&lt;=39051;&quot;1.1.3&quot;;IF([.B517]&lt;=39133;&quot;1.1.4&quot;;IF([.B517]&lt;=39406;&quot;1.1.5&quot;;&quot;1.1.6&quot;))))))" office:value-type="string" office:string-value="1.1.5">
            <text:p>1.1.5</text:p>
          </table:table-cell>
          <table:table-cell table:formula="oooc:=IF([.C517]&lt;=38082;&quot;1.1.1&quot;;IF([.C517]&lt;=38464;&quot;1.1.2&quot;;IF([.C517]&lt;=38796;&quot;1.1.3&quot;;IF([.C517]&lt;=39051;&quot;1.1.4&quot;;IF([.C517]&lt;=39133;&quot;1.1.5&quot;;IF([.C517]&lt;=39406;&quot;1.1.6&quot;;&quot;1.1.7&quot;))))))" office:value-type="string" office:string-value="1.1.6">
            <text:p>1.1.6</text:p>
          </table:table-cell>
          <table:table-cell table:formula="oooc:=IF([.D517]=&quot;enhancement&quot;;&quot;mejora&quot;;&quot;fallo&quot;)" office:value-type="string" office:string-value="fallo">
            <text:p>fallo</text:p>
          </table:table-cell>
          <table:table-cell table:formula="oooc:=IF(OR([.E517]=&quot;NEW&quot;;[.E517]=&quot;ASSIGNED&quot;;[.E517]=&quot;REOPENED&quot;);&quot;pendiente&quot;;IF(OR([.F517]=&quot;LATER&quot;;[.F517]=&quot;REMIND&quot;);&quot;postergado&quot;;&quot;resuelto&quot;))" office:value-type="string" office:string-value="postergado">
            <text:p>postergado</text:p>
          </table:table-cell>
        </table:table-row>
        <table:table-row table:style-name="ro1">
          <table:table-cell office:value-type="float" office:value="517">
            <text:p>517</text:p>
          </table:table-cell>
          <table:table-cell table:style-name="ce38" office:value-type="date" office:date-value="2007-10-29T11:31:21">
            <text:p>29/10/07 11:31</text:p>
          </table:table-cell>
          <table:table-cell table:style-name="ce38" office:value-type="date" office:date-value="2007-11-06T16:27:21">
            <text:p>06/11/07 16:27</text:p>
          </table:table-cell>
          <table:table-cell office:value-type="string">
            <text:p>normal</text:p>
          </table:table-cell>
          <table:table-cell office:value-type="string">
            <text:p>RESOLVED</text:p>
          </table:table-cell>
          <table:table-cell office:value-type="string">
            <text:p>FIXED</text:p>
          </table:table-cell>
          <table:table-cell office:value-type="string">
            <text:p>Tol-Doc</text:p>
          </table:table-cell>
          <table:table-cell office:value-type="string">
            <text:p>missing function descrption</text:p>
          </table:table-cell>
          <table:table-cell table:formula="oooc:=IF([.B518]&lt;=38082;&quot;1.1.0&quot;;IF([.B518]&lt;=38464;&quot;1.1.1&quot;;IF([.B518]&lt;=38796;&quot;1.1.2&quot;;IF([.B518]&lt;=39051;&quot;1.1.3&quot;;IF([.B518]&lt;=39133;&quot;1.1.4&quot;;IF([.B518]&lt;=39406;&quot;1.1.5&quot;;&quot;1.1.6&quot;))))))" office:value-type="string" office:string-value="1.1.5">
            <text:p>1.1.5</text:p>
          </table:table-cell>
          <table:table-cell table:formula="oooc:=IF([.C518]&lt;=38082;&quot;1.1.1&quot;;IF([.C518]&lt;=38464;&quot;1.1.2&quot;;IF([.C518]&lt;=38796;&quot;1.1.3&quot;;IF([.C518]&lt;=39051;&quot;1.1.4&quot;;IF([.C518]&lt;=39133;&quot;1.1.5&quot;;IF([.C518]&lt;=39406;&quot;1.1.6&quot;;&quot;1.1.7&quot;))))))" office:value-type="string" office:string-value="1.1.6">
            <text:p>1.1.6</text:p>
          </table:table-cell>
          <table:table-cell table:formula="oooc:=IF([.D518]=&quot;enhancement&quot;;&quot;mejora&quot;;&quot;fallo&quot;)" office:value-type="string" office:string-value="fallo">
            <text:p>fallo</text:p>
          </table:table-cell>
          <table:table-cell table:formula="oooc:=IF(OR([.E518]=&quot;NEW&quot;;[.E518]=&quot;ASSIGNED&quot;;[.E518]=&quot;REOPENED&quot;);&quot;pendiente&quot;;IF(OR([.F518]=&quot;LATER&quot;;[.F518]=&quot;REMIND&quot;);&quot;postergado&quot;;&quot;resuelto&quot;))" office:value-type="string" office:string-value="resuelto">
            <text:p>resuelto</text:p>
          </table:table-cell>
        </table:table-row>
        <table:table-row table:style-name="ro1">
          <table:table-cell office:value-type="float" office:value="518">
            <text:p>518</text:p>
          </table:table-cell>
          <table:table-cell table:style-name="ce38" office:value-type="date" office:date-value="2007-10-30T09:45:38">
            <text:p>30/10/07 09:45</text:p>
          </table:table-cell>
          <table:table-cell table:style-name="ce38" office:value-type="date" office:date-value="2007-10-30T10:46:23">
            <text:p>30/10/07 10:46</text:p>
          </table:table-cell>
          <table:table-cell office:value-type="string">
            <text:p>enhancement</text:p>
          </table:table-cell>
          <table:table-cell office:value-type="string">
            <text:p>ASSIGNED</text:p>
          </table:table-cell>
          <table:table-cell/>
          <table:table-cell office:value-type="string">
            <text:p>Tol-Base</text:p>
          </table:table-cell>
          <table:table-cell office:value-type="string">
            <text:p>hold on functionality for graphics</text:p>
          </table:table-cell>
          <table:table-cell table:formula="oooc:=IF([.B519]&lt;=38082;&quot;1.1.0&quot;;IF([.B519]&lt;=38464;&quot;1.1.1&quot;;IF([.B519]&lt;=38796;&quot;1.1.2&quot;;IF([.B519]&lt;=39051;&quot;1.1.3&quot;;IF([.B519]&lt;=39133;&quot;1.1.4&quot;;IF([.B519]&lt;=39406;&quot;1.1.5&quot;;&quot;1.1.6&quot;))))))" office:value-type="string" office:string-value="1.1.5">
            <text:p>1.1.5</text:p>
          </table:table-cell>
          <table:table-cell table:formula="oooc:=IF([.C519]&lt;=38082;&quot;1.1.1&quot;;IF([.C519]&lt;=38464;&quot;1.1.2&quot;;IF([.C519]&lt;=38796;&quot;1.1.3&quot;;IF([.C519]&lt;=39051;&quot;1.1.4&quot;;IF([.C519]&lt;=39133;&quot;1.1.5&quot;;IF([.C519]&lt;=39406;&quot;1.1.6&quot;;&quot;1.1.7&quot;))))))" office:value-type="string" office:string-value="1.1.6">
            <text:p>1.1.6</text:p>
          </table:table-cell>
          <table:table-cell table:formula="oooc:=IF([.D519]=&quot;enhancement&quot;;&quot;mejora&quot;;&quot;fallo&quot;)" office:value-type="string" office:string-value="mejora">
            <text:p>mejora</text:p>
          </table:table-cell>
          <table:table-cell table:formula="oooc:=IF(OR([.E519]=&quot;NEW&quot;;[.E519]=&quot;ASSIGNED&quot;;[.E519]=&quot;REOPENED&quot;);&quot;pendiente&quot;;IF(OR([.F519]=&quot;LATER&quot;;[.F519]=&quot;REMIND&quot;);&quot;postergado&quot;;&quot;resuelto&quot;))" office:value-type="string" office:string-value="pendiente">
            <text:p>pendiente</text:p>
          </table:table-cell>
        </table:table-row>
        <table:table-row table:style-name="ro1">
          <table:table-cell office:value-type="float" office:value="519">
            <text:p>519</text:p>
          </table:table-cell>
          <table:table-cell table:style-name="ce38" office:value-type="date" office:date-value="2007-11-02T11:32:05">
            <text:p>02/11/07 11:32</text:p>
          </table:table-cell>
          <table:table-cell table:style-name="ce38" office:value-type="date" office:date-value="2007-11-02T14:59:38.000001">
            <text:p>02/11/07 14:59</text:p>
          </table:table-cell>
          <table:table-cell office:value-type="string">
            <text:p>normal</text:p>
          </table:table-cell>
          <table:table-cell office:value-type="string">
            <text:p>NEW</text:p>
          </table:table-cell>
          <table:table-cell/>
          <table:table-cell office:value-type="string">
            <text:p>Tol-Base</text:p>
          </table:table-cell>
          <table:table-cell office:value-type="string">
            <text:p>error when pussing the statistics button in a series chart</text:p>
          </table:table-cell>
          <table:table-cell table:formula="oooc:=IF([.B520]&lt;=38082;&quot;1.1.0&quot;;IF([.B520]&lt;=38464;&quot;1.1.1&quot;;IF([.B520]&lt;=38796;&quot;1.1.2&quot;;IF([.B520]&lt;=39051;&quot;1.1.3&quot;;IF([.B520]&lt;=39133;&quot;1.1.4&quot;;IF([.B520]&lt;=39406;&quot;1.1.5&quot;;&quot;1.1.6&quot;))))))" office:value-type="string" office:string-value="1.1.5">
            <text:p>1.1.5</text:p>
          </table:table-cell>
          <table:table-cell table:formula="oooc:=IF([.C520]&lt;=38082;&quot;1.1.1&quot;;IF([.C520]&lt;=38464;&quot;1.1.2&quot;;IF([.C520]&lt;=38796;&quot;1.1.3&quot;;IF([.C520]&lt;=39051;&quot;1.1.4&quot;;IF([.C520]&lt;=39133;&quot;1.1.5&quot;;IF([.C520]&lt;=39406;&quot;1.1.6&quot;;&quot;1.1.7&quot;))))))" office:value-type="string" office:string-value="1.1.6">
            <text:p>1.1.6</text:p>
          </table:table-cell>
          <table:table-cell table:formula="oooc:=IF([.D520]=&quot;enhancement&quot;;&quot;mejora&quot;;&quot;fallo&quot;)" office:value-type="string" office:string-value="fallo">
            <text:p>fallo</text:p>
          </table:table-cell>
          <table:table-cell table:formula="oooc:=IF(OR([.E520]=&quot;NEW&quot;;[.E520]=&quot;ASSIGNED&quot;;[.E520]=&quot;REOPENED&quot;);&quot;pendiente&quot;;IF(OR([.F520]=&quot;LATER&quot;;[.F520]=&quot;REMIND&quot;);&quot;postergado&quot;;&quot;resuelto&quot;))" office:value-type="string" office:string-value="pendiente">
            <text:p>pendiente</text:p>
          </table:table-cell>
        </table:table-row>
        <table:table-row table:style-name="ro1" table:number-rows-repeated="65015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Versiones" table:style-name="ta1" table:print="false">
        <table:table-column table:style-name="co5" table:default-cell-style-name="ce40"/>
        <table:table-column table:style-name="co5" table:default-cell-style-name="ce39"/>
        <table:table-column table:style-name="co24" table:default-cell-style-name="ce41"/>
        <table:table-column table:style-name="co25" table:visibility="collapse" table:default-cell-style-name="ce41"/>
        <table:table-column table:style-name="co26" table:visibility="collapse" table:default-cell-style-name="Default"/>
        <table:table-column table:style-name="co5" table:visibility="collapse" table:number-columns-repeated="3" table:default-cell-style-name="Default"/>
        <table:table-row table:style-name="ro1">
          <table:table-cell table:style-name="Default" office:value-type="string">
            <text:p>Version</text:p>
          </table:table-cell>
          <table:table-cell table:style-name="Default" office:value-type="string">
            <text:p>Release date</text:p>
          </table:table-cell>
          <table:table-cell table:style-name="Default" office:value-type="string">
            <text:p>Development days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>
            <text:p>1.1.0</text:p>
          </table:table-cell>
          <table:table-cell office:value-type="date" office:date-value="2003-01-01">
            <text:p>2003-01-01</text:p>
          </table:table-cell>
          <table:table-cell table:style-name="Default"/>
          <table:table-cell table:formula="oooc:=[.B2]+0" office:value-type="float" office:value="37622">
            <text:p>37622</text:p>
          </table:table-cell>
          <table:table-cell table:number-columns-repeated="4"/>
        </table:table-row>
        <table:table-row table:style-name="ro1">
          <table:table-cell table:style-name="Default" office:value-type="string">
            <text:p>1.1.1</text:p>
          </table:table-cell>
          <table:table-cell office:value-type="date" office:date-value="2004-04-05">
            <text:p>2004-04-05</text:p>
          </table:table-cell>
          <table:table-cell table:formula="oooc:=([.D3]-[.D2])*5/7" office:value-type="float" office:value="328.571428571429">
            <text:p>329</text:p>
          </table:table-cell>
          <table:table-cell table:formula="oooc:=[.B3]+0" office:value-type="float" office:value="38082">
            <text:p>38082</text:p>
          </table:table-cell>
          <table:table-cell table:formula="oooc:=&quot;SI(B2&lt;=&quot;&amp;[.D3]&amp;&quot;;&quot;&quot;&quot;&amp;[.A2]&amp;&quot;&quot;&quot;;&quot;" office:value-type="string" office:string-value="SI(B2&lt;=38082;&quot;1.1.0&quot;;">
            <text:p>SI(B2&lt;=38082;"1.1.0";</text:p>
          </table:table-cell>
          <table:table-cell table:formula="oooc:=&quot;SI(B2&lt;=&quot;&amp;[.D3]&amp;&quot;;&quot;&quot;&quot;&amp;[.A2]&amp;&quot;&quot;&quot;;&quot;" office:value-type="string" office:string-value="SI(B2&lt;=38082;&quot;1.1.0&quot;;">
            <text:p>SI(B2&lt;=38082;"1.1.0";</text:p>
          </table:table-cell>
          <table:table-cell table:number-columns-repeated="2"/>
        </table:table-row>
        <table:table-row table:style-name="ro1">
          <table:table-cell office:value-type="string">
            <text:p>1.1.2</text:p>
          </table:table-cell>
          <table:table-cell office:value-type="date" office:date-value="2005-04-22">
            <text:p>2005-04-22</text:p>
          </table:table-cell>
          <table:table-cell table:formula="oooc:=([.D4]-[.D3])*5/7" office:value-type="float" office:value="272.857142857143">
            <text:p>273</text:p>
          </table:table-cell>
          <table:table-cell table:formula="oooc:=[.B4]+0" office:value-type="float" office:value="38464">
            <text:p>38464</text:p>
          </table:table-cell>
          <table:table-cell table:formula="oooc:=&quot;SI(B2&lt;=&quot;&amp;[.D4]&amp;&quot;;&quot;&quot;&quot;&amp;[.A3]&amp;&quot;&quot;&quot;;&quot;" office:value-type="string" office:string-value="SI(B2&lt;=38464;&quot;1.1.1&quot;;">
            <text:p>SI(B2&lt;=38464;"1.1.1";</text:p>
          </table:table-cell>
          <table:table-cell table:number-columns-repeated="3"/>
        </table:table-row>
        <table:table-row table:style-name="ro1">
          <table:table-cell office:value-type="string">
            <text:p>1.1.3</text:p>
          </table:table-cell>
          <table:table-cell office:value-type="date" office:date-value="2006-03-20">
            <text:p>2006-03-20</text:p>
          </table:table-cell>
          <table:table-cell table:formula="oooc:=([.D5]-[.D4])*5/7" office:value-type="float" office:value="237.142857142857">
            <text:p>237</text:p>
          </table:table-cell>
          <table:table-cell table:formula="oooc:=[.B5]+0" office:value-type="float" office:value="38796">
            <text:p>38796</text:p>
          </table:table-cell>
          <table:table-cell table:formula="oooc:=&quot;SI(B2&lt;=&quot;&amp;[.D5]&amp;&quot;;&quot;&quot;&quot;&amp;[.A4]&amp;&quot;&quot;&quot;;&quot;" office:value-type="string" office:string-value="SI(B2&lt;=38796;&quot;1.1.2&quot;;">
            <text:p>SI(B2&lt;=38796;"1.1.2";</text:p>
          </table:table-cell>
          <table:table-cell table:number-columns-repeated="3"/>
        </table:table-row>
        <table:table-row table:style-name="ro1">
          <table:table-cell office:value-type="string">
            <text:p>1.1.4</text:p>
          </table:table-cell>
          <table:table-cell office:value-type="date" office:date-value="2006-11-30">
            <text:p>2006-11-30</text:p>
          </table:table-cell>
          <table:table-cell table:formula="oooc:=([.D6]-[.D5])*5/7" office:value-type="float" office:value="182.142857142857">
            <text:p>182</text:p>
          </table:table-cell>
          <table:table-cell table:formula="oooc:=[.B6]+0" office:value-type="float" office:value="39051">
            <text:p>39051</text:p>
          </table:table-cell>
          <table:table-cell table:formula="oooc:=&quot;SI(B2&lt;=&quot;&amp;[.D6]&amp;&quot;;&quot;&quot;&quot;&amp;[.A5]&amp;&quot;&quot;&quot;;&quot;" office:value-type="string" office:string-value="SI(B2&lt;=39051;&quot;1.1.3&quot;;">
            <text:p>SI(B2&lt;=39051;"1.1.3";</text:p>
          </table:table-cell>
          <table:table-cell table:number-columns-repeated="3"/>
        </table:table-row>
        <table:table-row table:style-name="ro1">
          <table:table-cell office:value-type="string">
            <text:p>1.1.5</text:p>
          </table:table-cell>
          <table:table-cell office:value-type="date" office:date-value="2007-02-20">
            <text:p>2007-02-20</text:p>
          </table:table-cell>
          <table:table-cell table:formula="oooc:=([.D7]-[.D6])*5/7" office:value-type="float" office:value="58.5714285714286">
            <text:p>59</text:p>
          </table:table-cell>
          <table:table-cell table:formula="oooc:=[.B7]+0" office:value-type="float" office:value="39133">
            <text:p>39133</text:p>
          </table:table-cell>
          <table:table-cell table:formula="oooc:=&quot;SI(B2&lt;=&quot;&amp;[.D7]&amp;&quot;;&quot;&quot;&quot;&amp;[.A6]&amp;&quot;&quot;&quot;;&quot;" office:value-type="string" office:string-value="SI(B2&lt;=39133;&quot;1.1.4&quot;;">
            <text:p>SI(B2&lt;=39133;"1.1.4";</text:p>
          </table:table-cell>
          <table:table-cell table:number-columns-repeated="3"/>
        </table:table-row>
        <table:table-row table:style-name="ro1">
          <table:table-cell office:value-type="string">
            <text:p>1.1.6</text:p>
          </table:table-cell>
          <table:table-cell office:value-type="date" office:date-value="2007-11-20">
            <text:p>2007-11-20</text:p>
          </table:table-cell>
          <table:table-cell table:formula="oooc:=([.D8]-[.D7])*5/7" office:value-type="float" office:value="195">
            <text:p>195</text:p>
          </table:table-cell>
          <table:table-cell table:formula="oooc:=[.B8]+0" office:value-type="float" office:value="39406">
            <text:p>39406</text:p>
          </table:table-cell>
          <table:table-cell table:formula="oooc:=&quot;SI(B2&lt;=&quot;&amp;[.D8]&amp;&quot;;&quot;&quot;&quot;&amp;[.A7]&amp;&quot;&quot;&quot;;&quot;" office:value-type="string" office:string-value="SI(B2&lt;=39406;&quot;1.1.5&quot;;">
            <text:p>SI(B2&lt;=39406;"1.1.5";</text:p>
          </table:table-cell>
          <table:table-cell table:number-columns-repeated="3"/>
        </table:table-row>
      </table:table>
      <table:data-pilot-tables>
        <table:data-pilot-table table:name="DataPilot1" table:application-data="" table:target-range-address="'Informe 1'.A1:'Informe 1'.F33" table:buttons="'Informe 1'.A1 'Informe 1'.A2 'Informe 1'.A3 'Informe 1'.A6 'Informe 1'.B6 'Informe 1'.C5">
          <table:source-cell-range table:cell-range-address="Bugs.A1:Bugs.L520"/>
          <table:data-pilot-field table:source-field-name="product" table:orientation="page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everidad" table:orientation="page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estado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Versión de último cambio" table:orientation="row" table:used-hierarchy="0" table:function="auto">
            <table:data-pilot-level table:show-empty="false">
              <table:data-pilot-display-info table:enabled="false" table:display-member-mode="from-top" table:member-count="10" table:data-field="bug_id"/>
              <table:data-pilot-sort-info table:order="ascending" table:sort-mode="name"/>
              <table:data-pilot-layout-info table:add-empty-lines="false" table:layout-mode="outline-subtotals-bottom"/>
            </table:data-pilot-level>
          </table:data-pilot-field>
          <table:data-pilot-field table:source-field-name="Versión de aparición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bug_id" table:orientation="data" table:used-hierarchy="0" table:function="count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Informe 2'.A2:'Informe 2'.D14" table:buttons="'Informe 2'.A2 'Informe 2'.A3 'Informe 2'.A4 'Informe 2'.A7 'Informe 2'.B6">
          <table:source-cell-range table:cell-range-address="Bugs.A1:Bugs.L520"/>
          <table:data-pilot-field table:source-field-name="severidad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product" table:orientation="page" table:selected-page="TOL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estado" table:orientation="page" table:selected-page="resuelto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Versión de último cambi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bug_id" table:orientation="data" table:used-hierarchy="0" table:function="count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Informe 3'.A2:'Informe 3'.D14" table:buttons="'Informe 3'.A2 'Informe 3'.A3 'Informe 3'.A4 'Informe 3'.A7 'Informe 3'.B6">
          <table:source-cell-range table:cell-range-address="Bugs.A1:Bugs.L520"/>
          <table:data-pilot-field table:source-field-name="severidad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product" table:orientation="page" table:selected-page="TOL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estado" table:orientation="page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Versión de aparición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bug_id" table:orientation="data" table:used-hierarchy="0" table:function="count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Informe 4'.A1:'Informe 4'.D9" table:buttons="'Informe 4'.A1 'Informe 4'.A2 'Informe 4'.A5 'Informe 4'.B4">
          <table:source-cell-range table:cell-range-address="Bugs.A1:Bugs.L520"/>
          <table:data-pilot-field table:source-field-name="product" table:orientation="page" table:selected-page="TOL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severidad" table:orientation="column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estado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bug_id" table:orientation="data" table:used-hierarchy="0" table:function="count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Informe 5'.A1:'Informe 5'.B12" table:buttons="'Informe 5'.A1 'Informe 5'.A2 'Informe 5'.A4">
          <table:source-cell-range table:cell-range-address="Bugs.A1:Bugs.L520"/>
          <table:data-pilot-field table:source-field-name="bug_severity" table:orientation="row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product" table:orientation="page" table:used-hierarchy="0" table:function="auto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bug_id" table:orientation="data" table:used-hierarchy="0" table:function="count">
            <table:data-pilot-level table:show-empty="false">
              <table:data-pilot-display-info table:enabled="false" table:display-member-mode="from-top" table:member-count="0" table:data-field=""/>
              <table:data-pilot-sort-info table:order="descending" table:sort-mode="non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8">
      <number:number number:decimal-places="6" number:min-integer-digits="1"/>
    </number:number-style>
    <number:number-style style:name="N109">
      <number:number number:decimal-places="5" number:min-integer-digits="1"/>
    </number:number-style>
    <number:number-style style:name="N110">
      <number:number number:decimal-places="4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loto_20_de_20_Datos_20_Ángulo" style:display-name="Piloto de Datos Ángulo" style:family="table-cell" style:parent-style-name="Default"/>
    <style:style style:name="Piloto_20_de_20_Datos_20_Valor" style:display-name="Piloto de Datos Valor" style:family="table-cell" style:parent-style-name="Default"/>
    <style:style style:name="Piloto_20_de_20_Datos_20_Campo" style:display-name="Piloto de Datos Campo" style:family="table-cell" style:parent-style-name="Default"/>
    <style:style style:name="Categoría_20_del_20_Piloto_20_de_20_Datos" style:display-name="Categoría del Piloto de Datos" style:family="table-cell" style:parent-style-name="Default">
      <style:table-cell-properties style:text-align-source="fix" style:repeat-content="false"/>
      <style:paragraph-properties fo:text-align="start"/>
    </style:style>
    <style:style style:name="Piloto_20_de_20_Datos_20_Título" style:display-name="Piloto de Datos Título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loto_20_de_20_Datos_20_Resultado" style:display-name="Piloto de Datos Resultado" style:family="table-cell" style:parent-style-name="Default">
      <style:text-properties fo:font-weight="bold"/>
    </style:style>
  </office:styles>
  <office:automatic-styles>
    <style:page-layout style:name="pm1">
      <style:page-layout-properties fo:page-width="29.699cm" fo:page-height="20.999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9">09/11/2007</text:date>, <text:time>10:39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creation-date>2007-11-07T10:59:41</meta:creation-date>
    <dc:creator>Víctor de Buen Remiro</dc:creator>
    <dc:date>2007-11-09T10:39:09</dc:date>
    <dc:language>es-ES</dc:language>
    <meta:editing-cycles>13</meta:editing-cycles>
    <meta:editing-duration>PT9H26M35S</meta:editing-duration>
    <meta:user-defined meta:name="Info 1"/>
    <meta:user-defined meta:name="Info 2"/>
    <meta:user-defined meta:name="Info 3"/>
    <meta:user-defined meta:name="Info 4"/>
    <meta:document-statistic meta:table-count="10" meta:cell-count="662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2999992370605pt" style:font-family-asian="'Lucida Sans Unicode'" style:font-family-generic-asian="system" style:font-pitch-asian="variable" style:font-size-asian="19.2999992370605pt" style:font-family-complex="Tahoma" style:font-family-generic-complex="system" style:font-pitch-complex="variable" style:font-size-complex="19.2999992370605pt"/>
    </style:style>
    <style:style style:name="ch3" style:family="chart">
      <style:graphic-properties draw:fill="none"/>
      <style:text-properties fo:font-family="Arial" style:font-family-generic="swiss" style:font-pitch="variable" fo:font-size="8.89999961853027pt" style:font-family-asian="'Lucida Sans Unicode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999996185303pt" style:font-family-asian="'Lucida Sans Unicode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999996185303pt" style:font-family-asian="'Lucida Sans Unicode'" style:font-family-generic-asian="system" style:font-pitch-asian="variable" style:font-size-asian="10.3999996185303pt" style:font-family-complex="Tahoma" style:font-family-generic-complex="system" style:font-pitch-complex="variable" style:font-size-complex="10.3999996185303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8.89999961853027pt" style:font-family-asian="'Lucida Sans Unicode'" style:font-family-generic-asian="system" style:font-pitch-asian="variable" style:font-size-asian="8.89999961853027pt" style:font-family-complex="Tahoma" style:font-family-generic-complex="system" style:font-pitch-complex="variable" style:font-size-complex="8.89999961853027pt"/>
    </style:style>
    <style:style style:name="ch8" style:family="chart">
      <style:graphic-properties draw:fill-color="#ff6633" draw:fill-image-width="0cm" draw:fill-image-height="0cm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18.425cm" svg:height="10.41cm" chart:class="chart:bar" chart:style-name="ch1">
        <chart:title svg:x="0.108cm" svg:y="0.208cm" chart:style-name="ch2">
          <text:p>Evolución de bugs de TOL resueltos al día por cada versión</text:p>
        </chart:title>
        <chart:legend chart:legend-position="end" svg:x="16.143cm" svg:y="4.928cm" chart:style-name="ch3"/>
        <chart:plot-area chart:style-name="ch4" table:cell-range-address="'Agregado por resolución'.$A$2:.$A$9 'Agregado por resolución'.$F$2:.$F$9" chart:data-source-has-labels="both" chart:table-number-list="2 2" svg:x="0.368cm" svg:y="1.382cm" svg:width="15.04cm" svg:height="8.82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6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gs/Día</text:p>
              </table:table-cell>
            </table:table-row>
          </table:table-header-rows>
          <table:table-rows>
            <table:table-row>
              <table:table-cell office:value-type="string">
                <text:p>1.1.1</text:p>
              </table:table-cell>
              <table:table-cell office:value-type="float" office:value="0.00304347826086956">
                <text:p>0.00304347826086956</text:p>
              </table:table-cell>
            </table:table-row>
            <table:table-row>
              <table:table-cell office:value-type="string">
                <text:p>1.1.2</text:p>
              </table:table-cell>
              <table:table-cell office:value-type="float" office:value="0.113612565445026">
                <text:p>0.113612565445026</text:p>
              </table:table-cell>
            </table:table-row>
            <table:table-row>
              <table:table-cell office:value-type="string">
                <text:p>1.1.3</text:p>
              </table:table-cell>
              <table:table-cell office:value-type="float" office:value="0.0674698795180723">
                <text:p>0.0674698795180723</text:p>
              </table:table-cell>
            </table:table-row>
            <table:table-row>
              <table:table-cell office:value-type="string">
                <text:p>1.1.4</text:p>
              </table:table-cell>
              <table:table-cell office:value-type="float" office:value="0.0933333333333334">
                <text:p>0.0933333333333334</text:p>
              </table:table-cell>
            </table:table-row>
            <table:table-row>
              <table:table-cell office:value-type="string">
                <text:p>1.1.5</text:p>
              </table:table-cell>
              <table:table-cell office:value-type="float" office:value="3.9780487804878">
                <text:p>3.9780487804878</text:p>
              </table:table-cell>
            </table:table-row>
            <table:table-row>
              <table:table-cell office:value-type="string">
                <text:p>1.1.6</text:p>
              </table:table-cell>
              <table:table-cell office:value-type="float" office:value="0.230769230769231">
                <text:p>0.230769230769231</text:p>
              </table:table-cell>
            </table:table-row>
            <table:table-row>
              <table:table-cell office:value-type="string">
                <text:p>Total Resultado</text:p>
              </table:table-cell>
              <table:table-cell office:value-type="float" office:value="0.269170403587444">
                <text:p>0.269170403587444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30.1000003814697pt" style:font-family-asian="'Lucida Sans Unicode'" style:font-family-generic-asian="system" style:font-pitch-asian="variable" style:font-size-asian="30.1000003814697pt" style:font-family-complex="Tahoma" style:font-family-generic-complex="system" style:font-pitch-complex="variable" style:font-size-complex="30.1000003814697pt"/>
    </style:style>
    <style:style style:name="ch3" style:family="chart">
      <style:chart-properties chart:japanese-candle-stick="false" chart:stock-with-volume="false" chart:three-dimensional="tru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/>
    </style:style>
    <style:style style:name="ch4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22.2999992370605pt" style:font-family-asian="'Lucida Sans Unicode'" style:font-family-generic-asian="system" style:font-pitch-asian="variable" style:font-size-asian="22.2999992370605pt" style:font-family-complex="Tahoma" style:font-family-generic-complex="system" style:font-pitch-complex="variable" style:font-size-complex="22.2999992370605pt"/>
    </style:style>
    <style:style style:name="ch5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9999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19.1000003814697pt" style:font-family-asian="'Lucida Sans Unicode'" style:font-family-generic-asian="system" style:font-pitch-asian="variable" style:font-size-asian="19.1000003814697pt" style:font-family-complex="Tahoma" style:font-family-generic-complex="system" style:font-pitch-complex="variable" style:font-size-complex="19.1000003814697pt"/>
    </style:style>
    <style:style style:name="ch6" style:family="chart">
      <style:chart-properties chart:symbol-type="none" chart:data-label-number="percentage" chart:data-label-text="true" chart:data-label-symbol="tru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ff3333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7" style:family="chart">
      <style:chart-properties chart:symbol-type="none" chart:data-label-number="percentage" chart:data-label-text="true" chart:data-label-symbol="tru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0000ff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8" style:family="chart">
      <style:chart-properties chart:symbol-type="none" chart:data-label-number="percentage" chart:data-label-text="true" chart:data-label-symbol="true"/>
      <style:graphic-properties draw:stroke="none" svg:stroke-width="0cm" svg:stroke-color="#000000" draw:marker-start="" draw:marker-start-width="0.2cm" draw:marker-start-center="false" draw:marker-end="" draw:marker-end-width="0.2cm" draw:marker-end-center="false" svg:stroke-opacity="100%" draw:stroke-linejoin="round" draw:fill="solid" draw:fill-color="#3deb3d" draw:secondary-fill-color="#99ccff" draw:gradient-step-count="0" draw:fill-hatch-solid="false" draw:opacity="100%" draw:opacity-name="" draw:fill-image-width="0cm" draw:fill-image-height="0cm" draw:fill-image-ref-point-x="0%" draw:fill-image-ref-point-y="0%" draw:fill-image-ref-point="center" draw:tile-repeat-offset="0% vertical" dr3d:edge-rounding="0%" dr3d:backface-culling="disabled"/>
      <style:text-properties fo:font-family="Arial" style:font-family-generic="swiss" style:font-pitch="variable" fo:font-size="13pt" style:font-family-asian="'Lucida Sans Unicode'" style:font-family-generic-asian="system" style:font-pitch-asian="variable" style:font-size-asian="13pt" style:font-family-complex="Tahoma" style:font-family-generic-complex="system" style:font-pitch-complex="variable" style:font-size-complex="13pt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24.248cm" svg:height="16.286cm" chart:class="chart:circle" chart:style-name="ch1">
        <chart:title svg:x="1.372cm" svg:y="0.324cm" chart:style-name="ch2">
          <text:p>Porcentaje de bugs de TOL por estado actual</text:p>
        </chart:title>
        <chart:plot-area chart:style-name="ch3" table:cell-range-address="Resumen.$A$5:.$A$8 Resumen.$D$5:.$D$8" chart:data-source-has-labels="both" chart:table-number-list="0 0" svg:x="0.474cm" svg:y="2.393cm" svg:width="23.302cm" svg:height="12.485cm" dr3d:transform="matrix (0.999985629128975 0.00229558746028098 -0.00484477179447607 -0.00466011328257137 0.818966831128967 -0.573821934797522 0.0026504489661097 0.573836265661896 0.818965759559877 0.000399078890483703cm -0.156297275957543cm 0.704033494943562cm)" dr3d:vrp="(0 0 27857.1428571429)" dr3d:vpn="(0 0 22857.1428571429)" dr3d:projection="perspective" dr3d:distance="5cm" dr3d:focal-length="8cm" dr3d:shadow-slant="0" dr3d:shade-mode="gouraud" dr3d:ambient-color="#666666" dr3d:lighting-mode="false">
          <dr3d:light dr3d:diffuse-color="#cccccc" dr3d:direction="(0.57735026918963 0.57735026918963 0.57735026918963)" dr3d:enabled="false" dr3d:specular="true"/>
          <dr3d:light dr3d:diffuse-color="#cccccc" dr3d:direction="(0.57735026918963 0.57735026918963 0.57735026918963)" dr3d:enabled="tru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chart:axis chart:dimension="y" chart:name="primary-y" chart:style-name="ch4">
            <chart:grid chart:class="major"/>
          </chart:axis>
          <chart:series chart:style-name="ch5">
            <chart:data-point chart:style-name="ch6"/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 Resultado</text:p>
              </table:table-cell>
            </table:table-row>
          </table:table-header-rows>
          <table:table-rows>
            <table:table-row>
              <table:table-cell office:value-type="string">
                <text:p>pendiente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postergado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resuelto</text:p>
              </table:table-cell>
              <table:table-cell office:value-type="float" office:value="343">
                <text:p>343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9.1000003814697pt" style:font-family-asian="'Lucida Sans Unicode'" style:font-family-generic-asian="system" style:font-pitch-asian="variable" style:font-size-asian="19.1000003814697pt" style:font-family-complex="Tahoma" style:font-family-generic-complex="system" style:font-pitch-complex="variable" style:font-size-complex="19.1000003814697pt"/>
    </style:style>
    <style:style style:name="ch3" style:family="chart">
      <style:graphic-properties draw:fill="none"/>
      <style:text-properties fo:font-family="Arial" style:font-family-generic="swiss" style:font-pitch="variable" fo:font-size="8.80000019073486pt" style:font-family-asian="'Lucida Sans Unicode'" style:font-family-generic-asian="system" style:font-pitch-asian="variable" style:font-size-asian="8.80000019073486pt" style:font-family-complex="Tahoma" style:font-family-generic-complex="system" style:font-pitch-complex="variable" style:font-size-complex="8.80000019073486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000001907349pt" style:font-family-asian="'Lucida Sans Unicode'" style:font-family-generic-asian="system" style:font-pitch-asian="variable" style:font-size-asian="10.3000001907349pt" style:font-family-complex="Tahoma" style:font-family-generic-complex="system" style:font-pitch-complex="variable" style:font-size-complex="10.3000001907349pt"/>
    </style:style>
    <style:style style:name="ch6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0.3000001907349pt" style:font-family-asian="'Lucida Sans Unicode'" style:font-family-generic-asian="system" style:font-pitch-asian="variable" style:font-size-asian="10.3000001907349pt" style:font-family-complex="Tahoma" style:font-family-generic-complex="system" style:font-pitch-complex="variable" style:font-size-complex="10.3000001907349pt"/>
    </style:style>
    <style:style style:name="ch7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8.80000019073486pt" style:font-family-asian="'Lucida Sans Unicode'" style:font-family-generic-asian="system" style:font-pitch-asian="variable" style:font-size-asian="8.80000019073486pt" style:font-family-complex="Tahoma" style:font-family-generic-complex="system" style:font-pitch-complex="variable" style:font-size-complex="8.80000019073486pt"/>
    </style:style>
    <style:style style:name="ch8" style:family="chart">
      <style:graphic-properties draw:fill-color="#ff6633" draw:fill-image-width="0cm" draw:fill-image-height="0cm"/>
    </style:style>
    <style:style style:name="ch9" style:family="chart">
      <style:graphic-properties draw:stroke="none" draw:fill="none"/>
    </style:style>
    <style:style style:name="ch10" style:family="chart">
      <style:graphic-properties draw:stroke="none" draw:fill-color="#999999"/>
    </style:style>
  </office:automatic-styles>
  <office:body>
    <office:chart>
      <chart:chart svg:width="20.093cm" svg:height="10.282cm" chart:class="chart:bar" chart:style-name="ch1">
        <chart:title svg:x="3.779cm" svg:y="0.204cm" chart:style-name="ch2">
          <text:p>Evolución de bugs de TOL nuevos por día</text:p>
        </chart:title>
        <chart:legend chart:legend-position="end" svg:x="17.543cm" svg:y="4.865cm" chart:style-name="ch3"/>
        <chart:plot-area chart:style-name="ch4" table:cell-range-address="'Agregado por aparición'.$A$2:.$A$9 'Agregado por aparición'.$F$2:.$F$9" chart:data-source-has-labels="both" chart:table-number-list="1 1" svg:x="0.399cm" svg:y="1.36cm" svg:width="16.345cm" svg:height="8.718cm">
          <chart:axis chart:dimension="x" chart:name="primary-x" chart:style-name="ch5">
            <chart:categories table:cell-range-address="local-table.A2:.A8"/>
          </chart:axis>
          <chart:axis chart:dimension="y" chart:name="primary-y" chart:style-name="ch6">
            <chart:grid chart:class="major"/>
          </chart:axis>
          <chart:series chart:style-name="ch7">
            <chart:data-point chart:repeated="6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Bugs/Día</text:p>
              </table:table-cell>
            </table:table-row>
          </table:table-header-rows>
          <table:table-rows>
            <table:table-row>
              <table:table-cell office:value-type="string">
                <text:p>1.1.0</text:p>
              </table:table-cell>
              <table:table-cell office:value-type="float" office:value="0.0365217391304347">
                <text:p>0.0365217391304347</text:p>
              </table:table-cell>
            </table:table-row>
            <table:table-row>
              <table:table-cell office:value-type="string">
                <text:p>1.1.1</text:p>
              </table:table-cell>
              <table:table-cell office:value-type="float" office:value="0.619371727748691">
                <text:p>0.619371727748691</text:p>
              </table:table-cell>
            </table:table-row>
            <table:table-row>
              <table:table-cell office:value-type="string">
                <text:p>1.1.2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1.1.3</text:p>
              </table:table-cell>
              <table:table-cell office:value-type="float" office:value="0.345882352941177">
                <text:p>0.345882352941177</text:p>
              </table:table-cell>
            </table:table-row>
            <table:table-row>
              <table:table-cell office:value-type="string">
                <text:p>1.1.4</text:p>
              </table:table-cell>
              <table:table-cell office:value-type="float" office:value="0.239024390243902">
                <text:p>0.239024390243902</text:p>
              </table:table-cell>
            </table:table-row>
            <table:table-row>
              <table:table-cell office:value-type="string">
                <text:p>1.1.5</text:p>
              </table:table-cell>
              <table:table-cell office:value-type="float" office:value="0.158974358974359">
                <text:p>0.158974358974359</text:p>
              </table:table-cell>
            </table:table-row>
            <table:table-row>
              <table:table-cell office:value-type="string">
                <text:p>Total Resultado</text:p>
              </table:table-cell>
              <table:table-cell office:value-type="float" office:value="0.291928251121076">
                <text:p>0.291928251121076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none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23.6000003814697pt" style:font-family-asian="'Lucida Sans Unicode'" style:font-family-generic-asian="system" style:font-pitch-asian="variable" style:font-size-asian="23.6000003814697pt" style:font-family-complex="Tahoma" style:font-family-generic-complex="system" style:font-pitch-complex="variable" style:font-size-complex="23.6000003814697pt"/>
    </style:style>
    <style:style style:name="ch3" style:family="chart">
      <style:graphic-properties draw:fill="none"/>
      <style:text-properties fo:font-family="Arial" style:font-family-generic="swiss" style:font-pitch="variable" fo:font-size="10.8999996185303pt" style:font-family-asian="'Lucida Sans Unicode'" style:font-family-generic-asian="system" style:font-pitch-asian="variable" style:font-size-asian="10.8999996185303pt" style:font-family-complex="Tahoma" style:font-family-generic-complex="system" style:font-pitch-complex="variable" style:font-size-complex="10.8999996185303pt"/>
    </style:style>
    <style:style style:name="ch4" style:family="chart">
      <style:chart-properties chart:japanese-candle-stick="false" chart:stock-with-volume="false" chart:three-dimensional="false" chart:deep="false" chart:lines="false" chart:interpolation="none" chart:symbol-type="none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12.6999998092651pt" style:font-family-asian="'Lucida Sans Unicode'" style:font-family-generic-asian="system" style:font-pitch-asian="variable" style:font-size-asian="12.6999998092651pt" style:font-family-complex="Tahoma" style:font-family-generic-complex="system" style:font-pitch-complex="variable" style:font-size-complex="12.6999998092651pt"/>
    </style:style>
    <style:style style:name="ch6" style:family="chart">
      <style:chart-properties chart:symbol-type="none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0.8999996185303pt" style:font-family-asian="'Lucida Sans Unicode'" style:font-family-generic-asian="system" style:font-pitch-asian="variable" style:font-size-asian="10.8999996185303pt" style:font-family-complex="Tahoma" style:font-family-generic-complex="system" style:font-pitch-complex="variable" style:font-size-complex="10.8999996185303pt"/>
    </style:style>
    <style:style style:name="ch7" style:family="chart">
      <style:chart-properties chart:symbol-type="none" chart:data-label-number="none" chart:data-label-text="false" chart:data-label-symbol="false"/>
      <style:graphic-properties draw:fill-color="#9999ff"/>
      <style:text-properties fo:font-family="Arial" style:font-family-generic="swiss" style:font-pitch="variable" fo:font-size="10.8999996185303pt" style:font-family-asian="'Lucida Sans Unicode'" style:font-family-generic-asian="system" style:font-pitch-asian="variable" style:font-size-asian="10.8999996185303pt" style:font-family-complex="Tahoma" style:font-family-generic-complex="system" style:font-pitch-complex="variable" style:font-size-complex="10.8999996185303pt"/>
    </style:style>
    <style:style style:name="ch8" style:family="chart">
      <style:chart-properties chart:symbol-type="none" chart:data-label-number="none" chart:data-label-text="false" chart:data-label-symbol="false"/>
      <style:graphic-properties draw:fill-color="#993366"/>
      <style:text-properties fo:font-family="Arial" style:font-family-generic="swiss" style:font-pitch="variable" fo:font-size="10.8999996185303pt" style:font-family-asian="'Lucida Sans Unicode'" style:font-family-generic-asian="system" style:font-pitch-asian="variable" style:font-size-asian="10.8999996185303pt" style:font-family-complex="Tahoma" style:font-family-generic-complex="system" style:font-pitch-complex="variable" style:font-size-complex="10.8999996185303pt"/>
    </style:style>
    <style:style style:name="ch9" style:family="chart">
      <style:chart-properties chart:symbol-type="none" chart:data-label-number="none" chart:data-label-text="false" chart:data-label-symbol="false"/>
      <style:graphic-properties draw:fill-color="#ffffcc"/>
      <style:text-properties fo:font-family="Arial" style:font-family-generic="swiss" style:font-pitch="variable" fo:font-size="10.8999996185303pt" style:font-family-asian="'Lucida Sans Unicode'" style:font-family-generic-asian="system" style:font-pitch-asian="variable" style:font-size-asian="10.8999996185303pt" style:font-family-complex="Tahoma" style:font-family-generic-complex="system" style:font-pitch-complex="variable" style:font-size-complex="10.8999996185303pt"/>
    </style:style>
    <style:style style:name="ch10" style:family="chart">
      <style:chart-properties chart:symbol-type="none" chart:data-label-number="none" chart:data-label-text="false" chart:data-label-symbol="false"/>
      <style:graphic-properties draw:fill-color="#ccffff"/>
      <style:text-properties fo:font-family="Arial" style:font-family-generic="swiss" style:font-pitch="variable" fo:font-size="10.8999996185303pt" style:font-family-asian="'Lucida Sans Unicode'" style:font-family-generic-asian="system" style:font-pitch-asian="variable" style:font-size-asian="10.8999996185303pt" style:font-family-complex="Tahoma" style:font-family-generic-complex="system" style:font-pitch-complex="variable" style:font-size-complex="10.8999996185303pt"/>
    </style:style>
    <style:style style:name="ch11" style:family="chart">
      <style:chart-properties chart:symbol-type="none" chart:data-label-number="none" chart:data-label-text="false" chart:data-label-symbol="false"/>
      <style:graphic-properties draw:fill-color="#660066"/>
      <style:text-properties fo:font-family="Arial" style:font-family-generic="swiss" style:font-pitch="variable" fo:font-size="10.8999996185303pt" style:font-family-asian="'Lucida Sans Unicode'" style:font-family-generic-asian="system" style:font-pitch-asian="variable" style:font-size-asian="10.8999996185303pt" style:font-family-complex="Tahoma" style:font-family-generic-complex="system" style:font-pitch-complex="variable" style:font-size-complex="10.8999996185303pt"/>
    </style:style>
    <style:style style:name="ch12" style:family="chart">
      <style:chart-properties chart:symbol-type="none" chart:data-label-number="none" chart:data-label-text="false" chart:data-label-symbol="false"/>
      <style:graphic-properties draw:fill-color="#ff8080"/>
      <style:text-properties fo:font-family="Arial" style:font-family-generic="swiss" style:font-pitch="variable" fo:font-size="10.8999996185303pt" style:font-family-asian="'Lucida Sans Unicode'" style:font-family-generic-asian="system" style:font-pitch-asian="variable" style:font-size-asian="10.8999996185303pt" style:font-family-complex="Tahoma" style:font-family-generic-complex="system" style:font-pitch-complex="variable" style:font-size-complex="10.8999996185303pt"/>
    </style:style>
    <style:style style:name="ch13" style:family="chart">
      <style:chart-properties chart:symbol-type="none" chart:data-label-number="none" chart:data-label-text="false" chart:data-label-symbol="false"/>
      <style:graphic-properties draw:fill-color="#0066cc"/>
      <style:text-properties fo:font-family="Arial" style:font-family-generic="swiss" style:font-pitch="variable" fo:font-size="10.8999996185303pt" style:font-family-asian="'Lucida Sans Unicode'" style:font-family-generic-asian="system" style:font-pitch-asian="variable" style:font-size-asian="10.8999996185303pt" style:font-family-complex="Tahoma" style:font-family-generic-complex="system" style:font-pitch-complex="variable" style:font-size-complex="10.8999996185303pt"/>
    </style:style>
    <style:style style:name="ch14" style:family="chart">
      <style:graphic-properties draw:stroke="none" draw:fill="none"/>
    </style:style>
    <style:style style:name="ch15" style:family="chart">
      <style:graphic-properties draw:stroke="none" draw:fill-color="#999999"/>
    </style:style>
  </office:automatic-styles>
  <office:body>
    <office:chart>
      <chart:chart svg:width="16.115cm" svg:height="12.7cm" chart:class="chart:circle" chart:style-name="ch1">
        <chart:title svg:x="0.658cm" svg:y="0.254cm" chart:style-name="ch2">
          <text:p>Distribución de la severidad de los bugs</text:p>
        </chart:title>
        <chart:legend chart:legend-position="end" svg:x="12.673cm" svg:y="4.34cm" chart:style-name="ch3"/>
        <chart:plot-area chart:style-name="ch4" table:cell-range-address="'Informe 5'.$A$4:.$B$11" chart:data-source-has-labels="both" chart:table-number-list="7" svg:x="0.322cm" svg:y="1.693cm" svg:width="11.708cm" svg:height="10.753cm">
          <chart:axis chart:dimension="y" chart:name="primary-y" chart:style-name="ch5">
            <chart:grid chart:class="major"/>
          </chart:axis>
          <chart:series chart:style-name="ch6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blocker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critical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enhancement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major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minor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normal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trivial</text:p>
              </table:table-cell>
              <table:table-cell office:value-type="float" office:value="15">
                <text:p>15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